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8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2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48">
      <style:table-cell-properties fo:background-color="#FFFFFF"/>
    </style:style>
    <style:style style:name="ce92" style:family="table-cell" style:parent-style-name="Default" style:data-style-name="N0">
      <style:table-cell-properties fo:background-color="#FFFFFF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3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4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Default" style:data-style-name="N48">
      <style:table-cell-properties style:vertical-align="middle" fo:background-color="#FFFFFF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48">
      <style:table-cell-properties style:vertical-align="middle" fo:background-color="#FFFFFF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9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co30" style:family="table-column">
      <style:table-column-properties fo:break-before="auto" style:column-width="2.328333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default-cell-style-name="ce2"/>
        <table:table-column table:style-name="co11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3">
            <text:p>民 國 110 年 4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">
            <text:p>民 國 110 年 4 月 戶 口 統 計 速 報 表(續)</text:p>
          </table:table-cell>
          <table:covered-table-cell table:number-columns-repeated="14"/>
          <table:table-cell table:number-columns-repeated="16353" table:style-name="ce4"/>
        </table:table-row>
        <table:table-row table:style-name="ro3">
          <table:table-cell table:number-columns-repeated="15" table:style-name="ce5"/>
          <table:table-cell table:style-name="ce6"/>
          <table:table-cell table:number-columns-repeated="14" table:style-name="ce5"/>
          <table:table-cell office:value-type="string" table:style-name="ce6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">
            <text:p><text:span text:style-name="T7">年月別</text:span></text:p>
          </table:table-cell>
          <table:covered-table-cell/>
          <table:table-cell table:style-name="ce9"/>
          <table:table-cell office:value-type="string" table:style-name="ce10">
            <text:p><text:span text:style-name="T7">人</text:span></text:p>
          </table:table-cell>
          <table:table-cell office:value-type="string" table:style-name="ce10">
            <text:p><text:span text:style-name="T7">口</text:span></text:p>
          </table:table-cell>
          <table:table-cell office:value-type="string" table:style-name="ce10">
            <text:p><text:span text:style-name="T7">數</text:span></text:p>
          </table:table-cell>
          <table:table-cell office:value-type="string" table:number-columns-spanned="4" table:number-rows-spanned="1" table:style-name="ce2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4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3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2">
            <text:p><text:span text:style-name="T7">戶　數</text:span></text:p>
          </table:table-cell>
          <table:table-cell table:number-columns-repeated="3" table:style-name="ce21"/>
          <table:table-cell office:value-type="string" table:number-columns-spanned="1" table:number-rows-spanned="3" table:style-name="ce220">
            <text:p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男</text:span></text:p>
          </table:table-cell>
          <table:table-cell office:value-type="string" table:number-columns-spanned="1" table:number-rows-spanned="3" table:style-name="ce220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0">
            <text:p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男</text:span></text:p>
          </table:table-cell>
          <table:table-cell office:value-type="string" table:number-columns-spanned="1" table:number-rows-spanned="3" table:style-name="ce220">
            <text:p><text:span text:style-name="T7">女</text:span></text:p>
          </table:table-cell>
          <table:table-cell office:value-type="string" table:style-name="ce25">
            <text:p><text:span text:style-name="T7">折合年</text:span></text:p>
          </table:table-cell>
          <table:table-cell office:value-type="string" table:style-name="ce21">
            <text:p><text:s/></text:p>
          </table:table-cell>
          <table:table-cell office:value-type="string" table:style-name="ce26">
            <text:p><text:span text:style-name="T7">折合年自</text:span></text:p>
          </table:table-cell>
          <table:table-cell office:value-type="string" table:number-columns-spanned="1" table:number-rows-spanned="3" table:style-name="ce2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1">
            <text:p><text:span text:style-name="T7">不同性別</text:span></text:p>
          </table:table-cell>
          <table:table-cell office:value-type="string" table:number-columns-spanned="3" table:number-rows-spanned="1" table:style-name="ce220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table-cell office:value-type="string" table:number-columns-spanned="1" table:number-rows-spanned="3" table:style-name="ce2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1">
            <text:p><text:span text:style-name="T7">不同性別</text:span></text:p>
          </table:table-cell>
          <table:table-cell office:value-type="string" table:number-columns-spanned="3" table:number-rows-spanned="1" table:style-name="ce220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1">
            <text:p><text:span text:style-name="T7">計</text:span></text:p>
          </table:table-cell>
          <table:table-cell office:value-type="string" table:style-name="ce31">
            <text:p><text:span text:style-name="T7">男</text:span></text:p>
          </table:table-cell>
          <table:table-cell office:value-type="string" table:style-name="ce3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死亡率</text:span></text:p>
          </table:table-cell>
          <table:table-cell office:value-type="string" table:style-name="ce31">
            <text:p><text:span text:style-name="T7">人數</text:span></text:p>
          </table:table-cell>
          <table:table-cell office:value-type="string" table:style-name="ce2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0">
            <text:p><text:span text:style-name="T7">計</text:span></text:p>
          </table:table-cell>
          <table:table-cell office:value-type="string" table:number-columns-spanned="1" table:number-rows-spanned="2" table:style-name="ce220">
            <text:p><text:span text:style-name="T7">男</text:span></text:p>
          </table:table-cell>
          <table:table-cell office:value-type="string" table:number-columns-spanned="1" table:number-rows-spanned="2" table:style-name="ce222">
            <text:p><text:span text:style-name="T7">女</text:span></text:p>
          </table:table-cell>
          <table:table-cell office:value-type="string" table:style-name="ce3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0">
            <text:p><text:span text:style-name="T7">計</text:span></text:p>
          </table:table-cell>
          <table:table-cell office:value-type="string" table:number-columns-spanned="1" table:number-rows-spanned="2" table:style-name="ce220">
            <text:p><text:span text:style-name="T7">男</text:span></text:p>
          </table:table-cell>
          <table:table-cell office:value-type="string" table:number-columns-spanned="1" table:number-rows-spanned="2" table:style-name="ce222">
            <text:p><text:span text:style-name="T7">女</text:span></text:p>
          </table:table-cell>
          <table:table-cell office:value-type="string" table:style-name="ce3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8"/>
          <table:table-cell table:style-name="ce39"/>
          <table:table-cell table:number-columns-repeated="2" table:style-name="ce40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3">
            <text:p>‰</text:p>
          </table:table-cell>
          <table:table-cell table:style-name="ce40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"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office:value-type="float" office:value="0" table:style-name="ce51">
            <text:p>—</text:p>
          </table:table-cell>
          <table:table-cell table:number-columns-repeated="2" table:style-name="ce24"/>
          <table:table-cell table:style-name="ce50"/>
          <table:table-cell table:number-columns-repeated="3" table:style-name="ce24"/>
          <table:table-cell table:style-name="ce50"/>
          <table:table-cell office:value-type="float" office:value="0" table:style-name="ce52">
            <text:p>—</text:p>
          </table:table-cell>
          <table:table-cell table:style-name="ce26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number-columns-repeated="2" table:style-name="ce24"/>
          <table:table-cell table:style-name="ce5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6">
            <text:p>40<text:s/><text:span text:style-name="T9">年</text:span></text:p>
          </table:table-cell>
          <table:covered-table-cell/>
          <table:table-cell office:value-type="float" office:value="1440787" table:style-name="ce57">
            <text:p>1,440,787</text:p>
          </table:table-cell>
          <table:table-cell office:value-type="float" office:value="7869247" table:style-name="ce57">
            <text:p>7,869,247</text:p>
          </table:table-cell>
          <table:table-cell office:value-type="float" office:value="4016708" table:style-name="ce57">
            <text:p>4,016,708</text:p>
          </table:table-cell>
          <table:table-cell office:value-type="float" office:value="3852539" table:style-name="ce57">
            <text:p>3,852,539</text:p>
          </table:table-cell>
          <table:table-cell office:value-type="float" office:value="385383" table:style-name="ce57">
            <text:p>385,383</text:p>
          </table:table-cell>
          <table:table-cell office:value-type="float" office:value="197297" table:style-name="ce57">
            <text:p>197,297</text:p>
          </table:table-cell>
          <table:table-cell office:value-type="float" office:value="188086" table:style-name="ce57">
            <text:p>188,086</text:p>
          </table:table-cell>
          <table:table-cell office:value-type="float" office:value="49.97" table:style-name="ce58">
            <text:p>49.97</text:p>
          </table:table-cell>
          <table:table-cell office:value-type="float" office:value="89259" table:style-name="ce57">
            <text:p>89,259</text:p>
          </table:table-cell>
          <table:table-cell office:value-type="float" office:value="46225" table:style-name="ce57">
            <text:p>46,225</text:p>
          </table:table-cell>
          <table:table-cell office:value-type="float" office:value="43034" table:style-name="ce57">
            <text:p>43,034</text:p>
          </table:table-cell>
          <table:table-cell office:value-type="float" office:value="11.57" table:style-name="ce58">
            <text:p>11.57</text:p>
          </table:table-cell>
          <table:table-cell office:value-type="float" office:value="296124" table:style-name="ce57">
            <text:p>296,124</text:p>
          </table:table-cell>
          <table:table-cell office:value-type="float" office:value="38.4" table:style-name="ce59">
            <text:p>38.40</text:p>
          </table:table-cell>
          <table:table-cell table:style-name="ce57"/>
          <table:table-cell office:value-type="float" office:value="73676" table:style-name="ce57">
            <text:p>73,676</text:p>
          </table:table-cell>
          <table:table-cell table:number-columns-repeated="3" table:style-name="ce57"/>
          <table:table-cell office:value-type="float" office:value="9.5500000000000007" table:style-name="ce58">
            <text:p>9.55</text:p>
          </table:table-cell>
          <table:table-cell table:style-name="ce57"/>
          <table:table-cell office:value-type="float" office:value="3858" table:style-name="ce57">
            <text:p>3,858</text:p>
          </table:table-cell>
          <table:table-cell table:number-columns-repeated="3" table:style-name="ce57"/>
          <table:table-cell office:value-type="float" office:value="0.5" table:style-name="ce58">
            <text:p>0.5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50<text:s/><text:span text:style-name="T9">年</text:span></text:p>
          </table:table-cell>
          <table:covered-table-cell/>
          <table:table-cell office:value-type="float" office:value="2002493" table:style-name="ce57">
            <text:p>2,002,493</text:p>
          </table:table-cell>
          <table:table-cell office:value-type="float" office:value="11149139" table:style-name="ce57">
            <text:p>11,149,139</text:p>
          </table:table-cell>
          <table:table-cell office:value-type="float" office:value="5715463" table:style-name="ce57">
            <text:p>5,715,463</text:p>
          </table:table-cell>
          <table:table-cell office:value-type="float" office:value="5433676" table:style-name="ce57">
            <text:p>5,433,676</text:p>
          </table:table-cell>
          <table:table-cell office:value-type="float" office:value="420254" table:style-name="ce57">
            <text:p>420,254</text:p>
          </table:table-cell>
          <table:table-cell office:value-type="float" office:value="216728" table:style-name="ce57">
            <text:p>216,728</text:p>
          </table:table-cell>
          <table:table-cell office:value-type="float" office:value="203526" table:style-name="ce57">
            <text:p>203,526</text:p>
          </table:table-cell>
          <table:table-cell office:value-type="float" office:value="38.31" table:style-name="ce58">
            <text:p>38.31</text:p>
          </table:table-cell>
          <table:table-cell office:value-type="float" office:value="73823" table:style-name="ce57">
            <text:p>73,823</text:p>
          </table:table-cell>
          <table:table-cell office:value-type="float" office:value="40570" table:style-name="ce57">
            <text:p>40,570</text:p>
          </table:table-cell>
          <table:table-cell office:value-type="float" office:value="33253" table:style-name="ce57">
            <text:p>33,253</text:p>
          </table:table-cell>
          <table:table-cell office:value-type="float" office:value="6.73" table:style-name="ce58">
            <text:p>6.73</text:p>
          </table:table-cell>
          <table:table-cell office:value-type="float" office:value="346431" table:style-name="ce57">
            <text:p>346,431</text:p>
          </table:table-cell>
          <table:table-cell office:value-type="float" office:value="31.58" table:style-name="ce59">
            <text:p>31.58</text:p>
          </table:table-cell>
          <table:table-cell table:style-name="ce57"/>
          <table:table-cell office:value-type="float" office:value="83797" table:style-name="ce57">
            <text:p>83,797</text:p>
          </table:table-cell>
          <table:table-cell table:number-columns-repeated="3" table:style-name="ce57"/>
          <table:table-cell office:value-type="float" office:value="7.51" table:style-name="ce58">
            <text:p>7.51</text:p>
          </table:table-cell>
          <table:table-cell table:style-name="ce57"/>
          <table:table-cell office:value-type="float" office:value="4487" table:style-name="ce57">
            <text:p>4,487</text:p>
          </table:table-cell>
          <table:table-cell table:number-columns-repeated="3" table:style-name="ce57"/>
          <table:table-cell office:value-type="float" office:value="0.4" table:style-name="ce58">
            <text:p>0.4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60<text:s/><text:span text:style-name="T9">年</text:span></text:p>
          </table:table-cell>
          <table:covered-table-cell/>
          <table:table-cell office:value-type="float" office:value="2702792" table:style-name="ce57">
            <text:p>2,702,792</text:p>
          </table:table-cell>
          <table:table-cell office:value-type="float" office:value="14994823" table:style-name="ce57">
            <text:p>14,994,823</text:p>
          </table:table-cell>
          <table:table-cell office:value-type="float" office:value="7895140" table:style-name="ce57">
            <text:p>7,895,140</text:p>
          </table:table-cell>
          <table:table-cell office:value-type="float" office:value="7099683" table:style-name="ce57">
            <text:p>7,099,683</text:p>
          </table:table-cell>
          <table:table-cell office:value-type="float" office:value="380424" table:style-name="ce57">
            <text:p>380,424</text:p>
          </table:table-cell>
          <table:table-cell office:value-type="float" office:value="195938" table:style-name="ce57">
            <text:p>195,938</text:p>
          </table:table-cell>
          <table:table-cell office:value-type="float" office:value="184486" table:style-name="ce57">
            <text:p>184,486</text:p>
          </table:table-cell>
          <table:table-cell office:value-type="float" office:value="25.64" table:style-name="ce58">
            <text:p>25.64</text:p>
          </table:table-cell>
          <table:table-cell office:value-type="float" office:value="70954" table:style-name="ce57">
            <text:p>70,954</text:p>
          </table:table-cell>
          <table:table-cell office:value-type="float" office:value="41596" table:style-name="ce57">
            <text:p>41,596</text:p>
          </table:table-cell>
          <table:table-cell office:value-type="float" office:value="29358" table:style-name="ce57">
            <text:p>29,358</text:p>
          </table:table-cell>
          <table:table-cell office:value-type="float" office:value="4.78" table:style-name="ce58">
            <text:p>4.78</text:p>
          </table:table-cell>
          <table:table-cell office:value-type="float" office:value="309470" table:style-name="ce57">
            <text:p>309,470</text:p>
          </table:table-cell>
          <table:table-cell office:value-type="float" office:value="20.86" table:style-name="ce59">
            <text:p>20.86</text:p>
          </table:table-cell>
          <table:table-cell table:style-name="ce57"/>
          <table:table-cell office:value-type="float" office:value="106812" table:style-name="ce57">
            <text:p>106,812</text:p>
          </table:table-cell>
          <table:table-cell table:number-columns-repeated="3" table:style-name="ce57"/>
          <table:table-cell office:value-type="float" office:value="7.2" table:style-name="ce58">
            <text:p>7.20</text:p>
          </table:table-cell>
          <table:table-cell table:style-name="ce57"/>
          <table:table-cell office:value-type="float" office:value="5310" table:style-name="ce57">
            <text:p>5,310</text:p>
          </table:table-cell>
          <table:table-cell table:number-columns-repeated="3" table:style-name="ce57"/>
          <table:table-cell office:value-type="float" office:value="0.36" table:style-name="ce58">
            <text:p>0.36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70905" table:style-name="ce57">
            <text:p>270,90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70<text:s/><text:span text:style-name="T9">年</text:span></text:p>
          </table:table-cell>
          <table:covered-table-cell/>
          <table:table-cell office:value-type="float" office:value="3906015" table:style-name="ce57">
            <text:p>3,906,015</text:p>
          </table:table-cell>
          <table:table-cell office:value-type="float" office:value="18193955" table:style-name="ce57">
            <text:p>18,193,955</text:p>
          </table:table-cell>
          <table:table-cell office:value-type="float" office:value="9479508" table:style-name="ce57">
            <text:p>9,479,508</text:p>
          </table:table-cell>
          <table:table-cell office:value-type="float" office:value="8714447" table:style-name="ce57">
            <text:p>8,714,447</text:p>
          </table:table-cell>
          <table:table-cell office:value-type="float" office:value="412779" table:style-name="ce57">
            <text:p>412,779</text:p>
          </table:table-cell>
          <table:table-cell office:value-type="float" office:value="213273" table:style-name="ce57">
            <text:p>213,273</text:p>
          </table:table-cell>
          <table:table-cell office:value-type="float" office:value="199506" table:style-name="ce57">
            <text:p>199,506</text:p>
          </table:table-cell>
          <table:table-cell office:value-type="float" office:value="22.97" table:style-name="ce58">
            <text:p>22.97</text:p>
          </table:table-cell>
          <table:table-cell office:value-type="float" office:value="86848" table:style-name="ce57">
            <text:p>86,848</text:p>
          </table:table-cell>
          <table:table-cell office:value-type="float" office:value="52627" table:style-name="ce57">
            <text:p>52,627</text:p>
          </table:table-cell>
          <table:table-cell office:value-type="float" office:value="34221" table:style-name="ce57">
            <text:p>34,221</text:p>
          </table:table-cell>
          <table:table-cell office:value-type="float" office:value="4.83" table:style-name="ce58">
            <text:p>4.83</text:p>
          </table:table-cell>
          <table:table-cell office:value-type="float" office:value="325931" table:style-name="ce57">
            <text:p>325,931</text:p>
          </table:table-cell>
          <table:table-cell office:value-type="float" office:value="18.14" table:style-name="ce59">
            <text:p>18.14</text:p>
          </table:table-cell>
          <table:table-cell table:style-name="ce57"/>
          <table:table-cell office:value-type="float" office:value="167496" table:style-name="ce57">
            <text:p>167,496</text:p>
          </table:table-cell>
          <table:table-cell table:number-columns-repeated="3" table:style-name="ce57"/>
          <table:table-cell office:value-type="float" office:value="9.2899999999999991" table:style-name="ce58">
            <text:p>9.29</text:p>
          </table:table-cell>
          <table:table-cell table:style-name="ce57"/>
          <table:table-cell office:value-type="float" office:value="14875" table:style-name="ce57">
            <text:p>14,875</text:p>
          </table:table-cell>
          <table:table-cell table:number-columns-repeated="3" table:style-name="ce57"/>
          <table:table-cell office:value-type="float" office:value="0.83" table:style-name="ce58">
            <text:p>0.83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310116" table:style-name="ce57">
            <text:p>310,1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80<text:s/><text:span text:style-name="T9">年</text:span></text:p>
          </table:table-cell>
          <table:covered-table-cell/>
          <table:table-cell office:value-type="float" office:value="5227185" table:style-name="ce57">
            <text:p>5,227,185</text:p>
          </table:table-cell>
          <table:table-cell office:value-type="float" office:value="20605831" table:style-name="ce57">
            <text:p>20,605,831</text:p>
          </table:table-cell>
          <table:table-cell office:value-type="float" office:value="10640276" table:style-name="ce57">
            <text:p>10,640,276</text:p>
          </table:table-cell>
          <table:table-cell office:value-type="float" office:value="9965555" table:style-name="ce57">
            <text:p>9,965,555</text:p>
          </table:table-cell>
          <table:table-cell office:value-type="float" office:value="321932" table:style-name="ce57">
            <text:p>321,932</text:p>
          </table:table-cell>
          <table:table-cell office:value-type="float" office:value="168865" table:style-name="ce57">
            <text:p>168,865</text:p>
          </table:table-cell>
          <table:table-cell office:value-type="float" office:value="153067" table:style-name="ce57">
            <text:p>153,067</text:p>
          </table:table-cell>
          <table:table-cell office:value-type="float" office:value="15.7" table:style-name="ce58">
            <text:p>15.70</text:p>
          </table:table-cell>
          <table:table-cell office:value-type="float" office:value="106284" table:style-name="ce57">
            <text:p>106,284</text:p>
          </table:table-cell>
          <table:table-cell office:value-type="float" office:value="65386" table:style-name="ce57">
            <text:p>65,386</text:p>
          </table:table-cell>
          <table:table-cell office:value-type="float" office:value="40898" table:style-name="ce57">
            <text:p>40,898</text:p>
          </table:table-cell>
          <table:table-cell office:value-type="float" office:value="5.18" table:style-name="ce58">
            <text:p>5.18</text:p>
          </table:table-cell>
          <table:table-cell office:value-type="float" office:value="215648" table:style-name="ce57">
            <text:p>215,648</text:p>
          </table:table-cell>
          <table:table-cell office:value-type="float" office:value="10.52" table:style-name="ce59">
            <text:p>10.52</text:p>
          </table:table-cell>
          <table:table-cell table:style-name="ce57"/>
          <table:table-cell office:value-type="float" office:value="162972" table:style-name="ce57">
            <text:p>162,972</text:p>
          </table:table-cell>
          <table:table-cell table:number-columns-repeated="3" table:style-name="ce57"/>
          <table:table-cell office:value-type="float" office:value="7.95" table:style-name="ce58">
            <text:p>7.95</text:p>
          </table:table-cell>
          <table:table-cell table:style-name="ce57"/>
          <table:table-cell office:value-type="float" office:value="28298" table:style-name="ce57">
            <text:p>28,298</text:p>
          </table:table-cell>
          <table:table-cell table:number-columns-repeated="3" table:style-name="ce57"/>
          <table:table-cell office:value-type="float" office:value="1.38" table:style-name="ce58">
            <text:p>1.38</text:p>
          </table:table-cell>
          <table:table-cell office:value-type="float" office:value="1477764" table:style-name="ce57">
            <text:p>1,477,764</text:p>
          </table:table-cell>
          <table:table-cell office:value-type="float" office:value="1489892" table:style-name="ce57">
            <text:p>1,489,892</text:p>
          </table:table-cell>
          <table:table-cell office:value-type="float" office:value="345523" table:style-name="ce57">
            <text:p>345,5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0<text:s/><text:span text:style-name="T9">年</text:span></text:p>
          </table:table-cell>
          <table:covered-table-cell/>
          <table:table-cell office:value-type="float" office:value="6802281" table:style-name="ce57">
            <text:p>6,802,281</text:p>
          </table:table-cell>
          <table:table-cell office:value-type="float" office:value="22405568" table:style-name="ce57">
            <text:p>22,405,568</text:p>
          </table:table-cell>
          <table:table-cell office:value-type="float" office:value="11441651" table:style-name="ce57">
            <text:p>11,441,651</text:p>
          </table:table-cell>
          <table:table-cell office:value-type="float" office:value="10963917" table:style-name="ce57">
            <text:p>10,963,917</text:p>
          </table:table-cell>
          <table:table-cell office:value-type="float" office:value="260354" table:style-name="ce57">
            <text:p>260,354</text:p>
          </table:table-cell>
          <table:table-cell office:value-type="float" office:value="135596" table:style-name="ce57">
            <text:p>135,596</text:p>
          </table:table-cell>
          <table:table-cell office:value-type="float" office:value="124758" table:style-name="ce57">
            <text:p>124,758</text:p>
          </table:table-cell>
          <table:table-cell office:value-type="float" office:value="11.65" table:style-name="ce58">
            <text:p>11.65</text:p>
          </table:table-cell>
          <table:table-cell office:value-type="float" office:value="127647" table:style-name="ce57">
            <text:p>127,647</text:p>
          </table:table-cell>
          <table:table-cell office:value-type="float" office:value="79319" table:style-name="ce57">
            <text:p>79,319</text:p>
          </table:table-cell>
          <table:table-cell office:value-type="float" office:value="48328" table:style-name="ce57">
            <text:p>48,328</text:p>
          </table:table-cell>
          <table:table-cell office:value-type="float" office:value="5.71" table:style-name="ce58">
            <text:p>5.71</text:p>
          </table:table-cell>
          <table:table-cell office:value-type="float" office:value="132707" table:style-name="ce57">
            <text:p>132,707</text:p>
          </table:table-cell>
          <table:table-cell office:value-type="float" office:value="5.94" table:style-name="ce59">
            <text:p>5.94</text:p>
          </table:table-cell>
          <table:table-cell table:style-name="ce57"/>
          <table:table-cell office:value-type="float" office:value="170515" table:style-name="ce57">
            <text:p>170,515</text:p>
          </table:table-cell>
          <table:table-cell table:number-columns-repeated="3" table:style-name="ce57"/>
          <table:table-cell office:value-type="float" office:value="7.63" table:style-name="ce58">
            <text:p>7.63</text:p>
          </table:table-cell>
          <table:table-cell table:style-name="ce57"/>
          <table:table-cell office:value-type="float" office:value="56538" table:style-name="ce57">
            <text:p>56,538</text:p>
          </table:table-cell>
          <table:table-cell table:number-columns-repeated="3" table:style-name="ce57"/>
          <table:table-cell office:value-type="float" office:value="2.5299999999999998" table:style-name="ce58">
            <text:p>2.53</text:p>
          </table:table-cell>
          <table:table-cell office:value-type="float" office:value="1373363" table:style-name="ce57">
            <text:p>1,373,363</text:p>
          </table:table-cell>
          <table:table-cell office:value-type="float" office:value="1377174" table:style-name="ce57">
            <text:p>1,377,174</text:p>
          </table:table-cell>
          <table:table-cell office:value-type="float" office:value="420892" table:style-name="ce57">
            <text:p>420,8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5<text:s/><text:span text:style-name="T9">年</text:span></text:p>
          </table:table-cell>
          <table:covered-table-cell/>
          <table:table-cell office:value-type="float" office:value="7394758" table:style-name="ce57">
            <text:p>7,394,758</text:p>
          </table:table-cell>
          <table:table-cell office:value-type="float" office:value="22876527" table:style-name="ce57">
            <text:p>22,876,527</text:p>
          </table:table-cell>
          <table:table-cell office:value-type="float" office:value="11591707" table:style-name="ce57">
            <text:p>11,591,707</text:p>
          </table:table-cell>
          <table:table-cell office:value-type="float" office:value="11284820" table:style-name="ce57">
            <text:p>11,284,820</text:p>
          </table:table-cell>
          <table:table-cell office:value-type="float" office:value="204459" table:style-name="ce57">
            <text:p>204,459</text:p>
          </table:table-cell>
          <table:table-cell office:value-type="float" office:value="106936" table:style-name="ce57">
            <text:p>106,936</text:p>
          </table:table-cell>
          <table:table-cell office:value-type="float" office:value="97523" table:style-name="ce57">
            <text:p>97,523</text:p>
          </table:table-cell>
          <table:table-cell office:value-type="float" office:value="8.9600000000000009" table:style-name="ce58">
            <text:p>8.96</text:p>
          </table:table-cell>
          <table:table-cell office:value-type="float" office:value="135839" table:style-name="ce57">
            <text:p>135,839</text:p>
          </table:table-cell>
          <table:table-cell office:value-type="float" office:value="84800" table:style-name="ce57">
            <text:p>84,800</text:p>
          </table:table-cell>
          <table:table-cell office:value-type="float" office:value="51039" table:style-name="ce57">
            <text:p>51,039</text:p>
          </table:table-cell>
          <table:table-cell office:value-type="float" office:value="5.95" table:style-name="ce58">
            <text:p>5.95</text:p>
          </table:table-cell>
          <table:table-cell office:value-type="float" office:value="68620" table:style-name="ce57">
            <text:p>68,620</text:p>
          </table:table-cell>
          <table:table-cell office:value-type="float" office:value="3.01" table:style-name="ce59">
            <text:p>3.01</text:p>
          </table:table-cell>
          <table:table-cell table:style-name="ce57"/>
          <table:table-cell office:value-type="float" office:value="142669" table:style-name="ce57">
            <text:p>142,669</text:p>
          </table:table-cell>
          <table:table-cell table:number-columns-repeated="3" table:style-name="ce57"/>
          <table:table-cell office:value-type="float" office:value="6.25" table:style-name="ce58">
            <text:p>6.25</text:p>
          </table:table-cell>
          <table:table-cell table:style-name="ce57"/>
          <table:table-cell office:value-type="float" office:value="64540" table:style-name="ce57">
            <text:p>64,540</text:p>
          </table:table-cell>
          <table:table-cell table:number-columns-repeated="3" table:style-name="ce57"/>
          <table:table-cell office:value-type="float" office:value="2.83" table:style-name="ce58">
            <text:p>2.83</text:p>
          </table:table-cell>
          <table:table-cell office:value-type="float" office:value="1414340" table:style-name="ce57">
            <text:p>1,414,340</text:p>
          </table:table-cell>
          <table:table-cell office:value-type="float" office:value="1376816" table:style-name="ce57">
            <text:p>1,376,816</text:p>
          </table:table-cell>
          <table:table-cell office:value-type="float" office:value="474919" table:style-name="ce57">
            <text:p>474,91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6<text:s/><text:span text:style-name="T9">年</text:span></text:p>
          </table:table-cell>
          <table:covered-table-cell/>
          <table:table-cell office:value-type="float" office:value="7512449" table:style-name="ce57">
            <text:p>7,512,449</text:p>
          </table:table-cell>
          <table:table-cell office:value-type="float" office:value="22958360" table:style-name="ce57">
            <text:p>22,958,360</text:p>
          </table:table-cell>
          <table:table-cell office:value-type="float" office:value="11608767" table:style-name="ce57">
            <text:p>11,608,767</text:p>
          </table:table-cell>
          <table:table-cell office:value-type="float" office:value="11349593" table:style-name="ce57">
            <text:p>11,349,593</text:p>
          </table:table-cell>
          <table:table-cell office:value-type="float" office:value="204414" table:style-name="ce57">
            <text:p>204,414</text:p>
          </table:table-cell>
          <table:table-cell office:value-type="float" office:value="106898" table:style-name="ce57">
            <text:p>106,898</text:p>
          </table:table-cell>
          <table:table-cell office:value-type="float" office:value="97516" table:style-name="ce57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7">
            <text:p>141,111</text:p>
          </table:table-cell>
          <table:table-cell office:value-type="float" office:value="87029" table:style-name="ce57">
            <text:p>87,029</text:p>
          </table:table-cell>
          <table:table-cell office:value-type="float" office:value="54082" table:style-name="ce57">
            <text:p>54,082</text:p>
          </table:table-cell>
          <table:table-cell office:value-type="float" office:value="6.16" table:style-name="ce58">
            <text:p>6.16</text:p>
          </table:table-cell>
          <table:table-cell office:value-type="float" office:value="63303" table:style-name="ce57">
            <text:p>63,303</text:p>
          </table:table-cell>
          <table:table-cell office:value-type="float" office:value="2.76" table:style-name="ce59">
            <text:p>2.76</text:p>
          </table:table-cell>
          <table:table-cell table:style-name="ce57"/>
          <table:table-cell office:value-type="float" office:value="135041" table:style-name="ce57">
            <text:p>135,041</text:p>
          </table:table-cell>
          <table:table-cell table:number-columns-repeated="3" table:style-name="ce57"/>
          <table:table-cell office:value-type="float" office:value="5.89" table:style-name="ce58">
            <text:p>5.89</text:p>
          </table:table-cell>
          <table:table-cell table:style-name="ce57"/>
          <table:table-cell office:value-type="float" office:value="58518" table:style-name="ce57">
            <text:p>58,518</text:p>
          </table:table-cell>
          <table:table-cell table:number-columns-repeated="3" table:style-name="ce57"/>
          <table:table-cell office:value-type="float" office:value="2.5499999999999998" table:style-name="ce58">
            <text:p>2.55</text:p>
          </table:table-cell>
          <table:table-cell office:value-type="float" office:value="1173040" table:style-name="ce57">
            <text:p>1,173,040</text:p>
          </table:table-cell>
          <table:table-cell office:value-type="float" office:value="1154510" table:style-name="ce57">
            <text:p>1,154,510</text:p>
          </table:table-cell>
          <table:table-cell office:value-type="float" office:value="484174" table:style-name="ce57">
            <text:p>484,1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7<text:s/><text:span text:style-name="T9">年</text:span></text:p>
          </table:table-cell>
          <table:covered-table-cell/>
          <table:table-cell office:value-type="float" office:value="7655772" table:style-name="ce57">
            <text:p>7,655,772</text:p>
          </table:table-cell>
          <table:table-cell office:value-type="float" office:value="23037031" table:style-name="ce57">
            <text:p>23,037,031</text:p>
          </table:table-cell>
          <table:table-cell office:value-type="float" office:value="11626351" table:style-name="ce57">
            <text:p>11,626,351</text:p>
          </table:table-cell>
          <table:table-cell office:value-type="float" office:value="11410680" table:style-name="ce57">
            <text:p>11,410,680</text:p>
          </table:table-cell>
          <table:table-cell office:value-type="float" office:value="198733" table:style-name="ce57">
            <text:p>198,733</text:p>
          </table:table-cell>
          <table:table-cell office:value-type="float" office:value="103937" table:style-name="ce57">
            <text:p>103,937</text:p>
          </table:table-cell>
          <table:table-cell office:value-type="float" office:value="94796" table:style-name="ce57">
            <text:p>94,796</text:p>
          </table:table-cell>
          <table:table-cell office:value-type="float" office:value="8.64" table:style-name="ce58">
            <text:p>8.64</text:p>
          </table:table-cell>
          <table:table-cell office:value-type="float" office:value="143624" table:style-name="ce57">
            <text:p>143,624</text:p>
          </table:table-cell>
          <table:table-cell office:value-type="float" office:value="88541" table:style-name="ce57">
            <text:p>88,541</text:p>
          </table:table-cell>
          <table:table-cell office:value-type="float" office:value="55083" table:style-name="ce57">
            <text:p>55,083</text:p>
          </table:table-cell>
          <table:table-cell office:value-type="float" office:value="6.25" table:style-name="ce58">
            <text:p>6.25</text:p>
          </table:table-cell>
          <table:table-cell office:value-type="float" office:value="55109" table:style-name="ce57">
            <text:p>55,109</text:p>
          </table:table-cell>
          <table:table-cell office:value-type="float" office:value="2.4" table:style-name="ce59">
            <text:p>2.40</text:p>
          </table:table-cell>
          <table:table-cell table:style-name="ce57"/>
          <table:table-cell office:value-type="float" office:value="154866" table:style-name="ce57">
            <text:p>154,866</text:p>
          </table:table-cell>
          <table:table-cell table:number-columns-repeated="3" table:style-name="ce57"/>
          <table:table-cell office:value-type="float" office:value="6.73" table:style-name="ce58">
            <text:p>6.73</text:p>
          </table:table-cell>
          <table:table-cell table:style-name="ce57"/>
          <table:table-cell office:value-type="float" office:value="55995" table:style-name="ce57">
            <text:p>55,995</text:p>
          </table:table-cell>
          <table:table-cell table:number-columns-repeated="3" table:style-name="ce57"/>
          <table:table-cell office:value-type="float" office:value="2.4300000000000002" table:style-name="ce58">
            <text:p>2.43</text:p>
          </table:table-cell>
          <table:table-cell office:value-type="float" office:value="1196407" table:style-name="ce57">
            <text:p>1,196,407</text:p>
          </table:table-cell>
          <table:table-cell office:value-type="float" office:value="1172845" table:style-name="ce57">
            <text:p>1,172,845</text:p>
          </table:table-cell>
          <table:table-cell office:value-type="float" office:value="494107" table:style-name="ce57">
            <text:p>494,10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8<text:s/><text:span text:style-name="T9">年</text:span></text:p>
          </table:table-cell>
          <table:covered-table-cell/>
          <table:table-cell office:value-type="float" office:value="7805834" table:style-name="ce57">
            <text:p>7,805,834</text:p>
          </table:table-cell>
          <table:table-cell office:value-type="float" office:value="23119772" table:style-name="ce57">
            <text:p>23,119,772</text:p>
          </table:table-cell>
          <table:table-cell office:value-type="float" office:value="11636734" table:style-name="ce57">
            <text:p>11,636,734</text:p>
          </table:table-cell>
          <table:table-cell office:value-type="float" office:value="11483038" table:style-name="ce57">
            <text:p>11,483,038</text:p>
          </table:table-cell>
          <table:table-cell office:value-type="float" office:value="191310" table:style-name="ce57">
            <text:p>191,310</text:p>
          </table:table-cell>
          <table:table-cell office:value-type="float" office:value="99492" table:style-name="ce57">
            <text:p>99,492</text:p>
          </table:table-cell>
          <table:table-cell office:value-type="float" office:value="91818" table:style-name="ce57">
            <text:p>91,818</text:p>
          </table:table-cell>
          <table:table-cell office:value-type="float" office:value="8.2899999999999991" table:style-name="ce58">
            <text:p>8.29</text:p>
          </table:table-cell>
          <table:table-cell office:value-type="float" office:value="143582" table:style-name="ce57">
            <text:p>143,582</text:p>
          </table:table-cell>
          <table:table-cell office:value-type="float" office:value="88088" table:style-name="ce57">
            <text:p>88,088</text:p>
          </table:table-cell>
          <table:table-cell office:value-type="float" office:value="55494" table:style-name="ce57">
            <text:p>55,494</text:p>
          </table:table-cell>
          <table:table-cell office:value-type="float" office:value="6.22" table:style-name="ce58">
            <text:p>6.22</text:p>
          </table:table-cell>
          <table:table-cell office:value-type="float" office:value="47728" table:style-name="ce57">
            <text:p>47,728</text:p>
          </table:table-cell>
          <table:table-cell office:value-type="float" office:value="2.0699999999999998" table:style-name="ce59">
            <text:p>2.07</text:p>
          </table:table-cell>
          <table:table-cell table:style-name="ce57"/>
          <table:table-cell office:value-type="float" office:value="117099" table:style-name="ce57">
            <text:p>117,099</text:p>
          </table:table-cell>
          <table:table-cell table:number-columns-repeated="3" table:style-name="ce57"/>
          <table:table-cell office:value-type="float" office:value="5.07" table:style-name="ce58">
            <text:p>5.07</text:p>
          </table:table-cell>
          <table:table-cell table:style-name="ce57"/>
          <table:table-cell office:value-type="float" office:value="57223" table:style-name="ce57">
            <text:p>57,223</text:p>
          </table:table-cell>
          <table:table-cell table:number-columns-repeated="3" table:style-name="ce57"/>
          <table:table-cell office:value-type="float" office:value="2.48" table:style-name="ce58">
            <text:p>2.48</text:p>
          </table:table-cell>
          <table:table-cell office:value-type="float" office:value="1198561" table:style-name="ce57">
            <text:p>1,198,561</text:p>
          </table:table-cell>
          <table:table-cell office:value-type="float" office:value="1163548" table:style-name="ce57">
            <text:p>1,163,548</text:p>
          </table:table-cell>
          <table:table-cell office:value-type="float" office:value="504531" table:style-name="ce57">
            <text:p>504,53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9<text:s/><text:span text:style-name="T9">年</text:span></text:p>
          </table:table-cell>
          <table:covered-table-cell/>
          <table:table-cell office:value-type="float" office:value="7937024" table:style-name="ce57">
            <text:p>7,937,024</text:p>
          </table:table-cell>
          <table:table-cell office:value-type="float" office:value="23162123" table:style-name="ce57">
            <text:p>23,162,123</text:p>
          </table:table-cell>
          <table:table-cell office:value-type="float" office:value="11635225" table:style-name="ce57">
            <text:p>11,635,225</text:p>
          </table:table-cell>
          <table:table-cell office:value-type="float" office:value="11526898" table:style-name="ce57">
            <text:p>11,526,898</text:p>
          </table:table-cell>
          <table:table-cell office:value-type="float" office:value="166886" table:style-name="ce57">
            <text:p>166,886</text:p>
          </table:table-cell>
          <table:table-cell office:value-type="float" office:value="87213" table:style-name="ce57">
            <text:p>87,213</text:p>
          </table:table-cell>
          <table:table-cell office:value-type="float" office:value="79673" table:style-name="ce57">
            <text:p>79,673</text:p>
          </table:table-cell>
          <table:table-cell office:value-type="float" office:value="7.21" table:style-name="ce58">
            <text:p>7.21</text:p>
          </table:table-cell>
          <table:table-cell office:value-type="float" office:value="145772" table:style-name="ce57">
            <text:p>145,772</text:p>
          </table:table-cell>
          <table:table-cell office:value-type="float" office:value="89152" table:style-name="ce57">
            <text:p>89,152</text:p>
          </table:table-cell>
          <table:table-cell office:value-type="float" office:value="56620" table:style-name="ce57">
            <text:p>56,620</text:p>
          </table:table-cell>
          <table:table-cell office:value-type="float" office:value="6.3" table:style-name="ce58">
            <text:p>6.30</text:p>
          </table:table-cell>
          <table:table-cell office:value-type="float" office:value="21114" table:style-name="ce57">
            <text:p>21,114</text:p>
          </table:table-cell>
          <table:table-cell office:value-type="float" office:value="0.91" table:style-name="ce59">
            <text:p>0.91</text:p>
          </table:table-cell>
          <table:table-cell table:style-name="ce57"/>
          <table:table-cell office:value-type="float" office:value="138819" table:style-name="ce57">
            <text:p>138,819</text:p>
          </table:table-cell>
          <table:table-cell table:number-columns-repeated="3" table:style-name="ce57"/>
          <table:table-cell office:value-type="float" office:value="6" table:style-name="ce58">
            <text:p>6.00</text:p>
          </table:table-cell>
          <table:table-cell table:style-name="ce57"/>
          <table:table-cell office:value-type="float" office:value="58115" table:style-name="ce57">
            <text:p>58,115</text:p>
          </table:table-cell>
          <table:table-cell table:number-columns-repeated="3" table:style-name="ce57"/>
          <table:table-cell office:value-type="float" office:value="2.5099999999999998" table:style-name="ce58">
            <text:p>2.51</text:p>
          </table:table-cell>
          <table:table-cell office:value-type="float" office:value="1213899" table:style-name="ce57">
            <text:p>1,213,899</text:p>
          </table:table-cell>
          <table:table-cell office:value-type="float" office:value="1192662" table:style-name="ce57">
            <text:p>1,192,662</text:p>
          </table:table-cell>
          <table:table-cell office:value-type="float" office:value="512701" table:style-name="ce57">
            <text:p>512,7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0<text:span text:style-name="T9">年</text:span></text:p>
          </table:table-cell>
          <table:covered-table-cell/>
          <table:table-cell office:value-type="float" office:value="8057761" table:style-name="ce57">
            <text:p>8,057,761</text:p>
          </table:table-cell>
          <table:table-cell office:value-type="float" office:value="23224912" table:style-name="ce57">
            <text:p>23,224,912</text:p>
          </table:table-cell>
          <table:table-cell office:value-type="float" office:value="11645674" table:style-name="ce57">
            <text:p>11,645,674</text:p>
          </table:table-cell>
          <table:table-cell office:value-type="float" office:value="11579238" table:style-name="ce57">
            <text:p>11,579,238</text:p>
          </table:table-cell>
          <table:table-cell office:value-type="float" office:value="196627" table:style-name="ce57">
            <text:p>196,627</text:p>
          </table:table-cell>
          <table:table-cell office:value-type="float" office:value="101943" table:style-name="ce57">
            <text:p>101,943</text:p>
          </table:table-cell>
          <table:table-cell office:value-type="float" office:value="94684" table:style-name="ce57">
            <text:p>94,684</text:p>
          </table:table-cell>
          <table:table-cell office:value-type="float" office:value="8.48" table:style-name="ce58">
            <text:p>8.48</text:p>
          </table:table-cell>
          <table:table-cell office:value-type="float" office:value="152915" table:style-name="ce57">
            <text:p>152,915</text:p>
          </table:table-cell>
          <table:table-cell office:value-type="float" office:value="93810" table:style-name="ce57">
            <text:p>93,810</text:p>
          </table:table-cell>
          <table:table-cell office:value-type="float" office:value="59105" table:style-name="ce57">
            <text:p>59,105</text:p>
          </table:table-cell>
          <table:table-cell office:value-type="float" office:value="6.59" table:style-name="ce58">
            <text:p>6.59</text:p>
          </table:table-cell>
          <table:table-cell office:value-type="float" office:value="43712" table:style-name="ce57">
            <text:p>43,712</text:p>
          </table:table-cell>
          <table:table-cell office:value-type="float" office:value="1.88" table:style-name="ce59">
            <text:p>1.88</text:p>
          </table:table-cell>
          <table:table-cell table:style-name="ce57"/>
          <table:table-cell office:value-type="float" office:value="165327" table:style-name="ce57">
            <text:p>165,327</text:p>
          </table:table-cell>
          <table:table-cell table:number-columns-repeated="3" table:style-name="ce57"/>
          <table:table-cell office:value-type="float" office:value="7.13" table:style-name="ce58">
            <text:p>7.13</text:p>
          </table:table-cell>
          <table:table-cell table:style-name="ce57"/>
          <table:table-cell office:value-type="float" office:value="57008" table:style-name="ce57">
            <text:p>57,008</text:p>
          </table:table-cell>
          <table:table-cell table:number-columns-repeated="3" table:style-name="ce57"/>
          <table:table-cell office:value-type="float" office:value="2.46" table:style-name="ce58">
            <text:p>2.46</text:p>
          </table:table-cell>
          <table:table-cell office:value-type="float" office:value="1128449" table:style-name="ce57">
            <text:p>1,128,449</text:p>
          </table:table-cell>
          <table:table-cell office:value-type="float" office:value="1109372" table:style-name="ce57">
            <text:p>1,109,372</text:p>
          </table:table-cell>
          <table:table-cell office:value-type="float" office:value="519984" table:style-name="ce57">
            <text:p>519,98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1<text:span text:style-name="T9">年</text:span></text:p>
          </table:table-cell>
          <table:covered-table-cell/>
          <table:table-cell office:value-type="float" office:value="8186432" table:style-name="ce57">
            <text:p>8,186,432</text:p>
          </table:table-cell>
          <table:table-cell office:value-type="float" office:value="23315822" table:style-name="ce57">
            <text:p>23,315,822</text:p>
          </table:table-cell>
          <table:table-cell office:value-type="float" office:value="11673319" table:style-name="ce57">
            <text:p>11,673,319</text:p>
          </table:table-cell>
          <table:table-cell office:value-type="float" office:value="11642503" table:style-name="ce57">
            <text:p>11,642,503</text:p>
          </table:table-cell>
          <table:table-cell office:value-type="float" office:value="229481" table:style-name="ce57">
            <text:p>229,481</text:p>
          </table:table-cell>
          <table:table-cell office:value-type="float" office:value="118848" table:style-name="ce57">
            <text:p>118,848</text:p>
          </table:table-cell>
          <table:table-cell office:value-type="float" office:value="110633" table:style-name="ce57">
            <text:p>110,633</text:p>
          </table:table-cell>
          <table:table-cell office:value-type="float" office:value="9.86" table:style-name="ce58">
            <text:p>9.86</text:p>
          </table:table-cell>
          <table:table-cell office:value-type="float" office:value="154251" table:style-name="ce57">
            <text:p>154,251</text:p>
          </table:table-cell>
          <table:table-cell office:value-type="float" office:value="93618" table:style-name="ce57">
            <text:p>93,618</text:p>
          </table:table-cell>
          <table:table-cell office:value-type="float" office:value="60633" table:style-name="ce57">
            <text:p>60,633</text:p>
          </table:table-cell>
          <table:table-cell office:value-type="float" office:value="6.63" table:style-name="ce58">
            <text:p>6.63</text:p>
          </table:table-cell>
          <table:table-cell office:value-type="float" office:value="75230" table:style-name="ce57">
            <text:p>75,230</text:p>
          </table:table-cell>
          <table:table-cell office:value-type="float" office:value="3.23" table:style-name="ce59">
            <text:p>3.23</text:p>
          </table:table-cell>
          <table:table-cell table:style-name="ce57"/>
          <table:table-cell office:value-type="float" office:value="143384" table:style-name="ce57">
            <text:p>143,384</text:p>
          </table:table-cell>
          <table:table-cell table:number-columns-repeated="3" table:style-name="ce57"/>
          <table:table-cell office:value-type="float" office:value="6.16" table:style-name="ce58">
            <text:p>6.16</text:p>
          </table:table-cell>
          <table:table-cell table:style-name="ce57"/>
          <table:table-cell office:value-type="float" office:value="55980" table:style-name="ce57">
            <text:p>55,980</text:p>
          </table:table-cell>
          <table:table-cell table:number-columns-repeated="3" table:style-name="ce57"/>
          <table:table-cell office:value-type="float" office:value="2.41" table:style-name="ce58">
            <text:p>2.41</text:p>
          </table:table-cell>
          <table:table-cell office:value-type="float" office:value="1118006" table:style-name="ce57">
            <text:p>1,118,006</text:p>
          </table:table-cell>
          <table:table-cell office:value-type="float" office:value="1102326" table:style-name="ce57">
            <text:p>1,102,326</text:p>
          </table:table-cell>
          <table:table-cell office:value-type="float" office:value="527250" table:style-name="ce57">
            <text:p>527,25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2<text:span text:style-name="T9">年</text:span></text:p>
          </table:table-cell>
          <table:covered-table-cell/>
          <table:table-cell office:value-type="float" office:value="8286260" table:style-name="ce57">
            <text:p>8,286,260</text:p>
          </table:table-cell>
          <table:table-cell office:value-type="float" office:value="23373517" table:style-name="ce57">
            <text:p>23,373,517</text:p>
          </table:table-cell>
          <table:table-cell office:value-type="float" office:value="11684674" table:style-name="ce57">
            <text:p>11,684,674</text:p>
          </table:table-cell>
          <table:table-cell office:value-type="float" office:value="11688843" table:style-name="ce57">
            <text:p>11,688,843</text:p>
          </table:table-cell>
          <table:table-cell office:value-type="float" office:value="199113" table:style-name="ce57">
            <text:p>199,113</text:p>
          </table:table-cell>
          <table:table-cell office:value-type="float" office:value="103120" table:style-name="ce57">
            <text:p>103,120</text:p>
          </table:table-cell>
          <table:table-cell office:value-type="float" office:value="95993" table:style-name="ce57">
            <text:p>95,993</text:p>
          </table:table-cell>
          <table:table-cell office:value-type="float" office:value="8.5299999999999994" table:style-name="ce58">
            <text:p>8.53</text:p>
          </table:table-cell>
          <table:table-cell office:value-type="float" office:value="155908" table:style-name="ce57">
            <text:p>155,908</text:p>
          </table:table-cell>
          <table:table-cell office:value-type="float" office:value="94505" table:style-name="ce57">
            <text:p>94,505</text:p>
          </table:table-cell>
          <table:table-cell office:value-type="float" office:value="61403" table:style-name="ce57">
            <text:p>61,403</text:p>
          </table:table-cell>
          <table:table-cell office:value-type="float" office:value="6.68" table:style-name="ce58">
            <text:p>6.68</text:p>
          </table:table-cell>
          <table:table-cell office:value-type="float" office:value="43205" table:style-name="ce57">
            <text:p>43,205</text:p>
          </table:table-cell>
          <table:table-cell office:value-type="float" office:value="1.85" table:style-name="ce59">
            <text:p>1.85</text:p>
          </table:table-cell>
          <table:table-cell table:style-name="ce57"/>
          <table:table-cell office:value-type="float" office:value="147636" table:style-name="ce57">
            <text:p>147,636</text:p>
          </table:table-cell>
          <table:table-cell table:number-columns-repeated="3" table:style-name="ce57"/>
          <table:table-cell office:value-type="float" office:value="6.32" table:style-name="ce58">
            <text:p>6.32</text:p>
          </table:table-cell>
          <table:table-cell table:style-name="ce57"/>
          <table:table-cell office:value-type="float" office:value="53604" table:style-name="ce57">
            <text:p>53,604</text:p>
          </table:table-cell>
          <table:table-cell table:number-columns-repeated="3" table:style-name="ce57"/>
          <table:table-cell office:value-type="float" office:value="2.2999999999999998" table:style-name="ce58">
            <text:p>2.30</text:p>
          </table:table-cell>
          <table:table-cell office:value-type="float" office:value="1079702" table:style-name="ce57">
            <text:p>1,079,702</text:p>
          </table:table-cell>
          <table:table-cell office:value-type="float" office:value="1065212" table:style-name="ce57">
            <text:p>1,065,212</text:p>
          </table:table-cell>
          <table:table-cell office:value-type="float" office:value="533601" table:style-name="ce57">
            <text:p>533,6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3<text:span text:style-name="T9">年</text:span></text:p>
          </table:table-cell>
          <table:covered-table-cell/>
          <table:table-cell office:value-type="float" office:value="8382699" table:style-name="ce57">
            <text:p>8,382,699</text:p>
          </table:table-cell>
          <table:table-cell office:value-type="float" office:value="23433753" table:style-name="ce57">
            <text:p>23,433,753</text:p>
          </table:table-cell>
          <table:table-cell office:value-type="float" office:value="11697971" table:style-name="ce57">
            <text:p>11,697,971</text:p>
          </table:table-cell>
          <table:table-cell office:value-type="float" office:value="11735782" table:style-name="ce57">
            <text:p>11,735,782</text:p>
          </table:table-cell>
          <table:table-cell office:value-type="float" office:value="210383" table:style-name="ce57">
            <text:p>210,383</text:p>
          </table:table-cell>
          <table:table-cell office:value-type="float" office:value="108817" table:style-name="ce57">
            <text:p>108,817</text:p>
          </table:table-cell>
          <table:table-cell office:value-type="float" office:value="101566" table:style-name="ce57">
            <text:p>101,566</text:p>
          </table:table-cell>
          <table:table-cell office:value-type="float" office:value="8.99" table:style-name="ce58">
            <text:p>8.99</text:p>
          </table:table-cell>
          <table:table-cell office:value-type="float" office:value="163929" table:style-name="ce57">
            <text:p>163,929</text:p>
          </table:table-cell>
          <table:table-cell office:value-type="float" office:value="98733" table:style-name="ce57">
            <text:p>98,733</text:p>
          </table:table-cell>
          <table:table-cell office:value-type="float" office:value="65196" table:style-name="ce57">
            <text:p>65,196</text:p>
          </table:table-cell>
          <table:table-cell office:value-type="float" office:value="7" table:style-name="ce58">
            <text:p>7.00</text:p>
          </table:table-cell>
          <table:table-cell office:value-type="float" office:value="46454" table:style-name="ce57">
            <text:p>46,454</text:p>
          </table:table-cell>
          <table:table-cell office:value-type="float" office:value="1.98" table:style-name="ce59">
            <text:p>1.98</text:p>
          </table:table-cell>
          <table:table-cell table:style-name="ce57"/>
          <table:table-cell office:value-type="float" office:value="149287" table:style-name="ce57">
            <text:p>149,287</text:p>
          </table:table-cell>
          <table:table-cell table:number-columns-repeated="3" table:style-name="ce57"/>
          <table:table-cell office:value-type="float" office:value="6.38" table:style-name="ce58">
            <text:p>6.38</text:p>
          </table:table-cell>
          <table:table-cell table:style-name="ce57"/>
          <table:table-cell office:value-type="float" office:value="53190" table:style-name="ce57">
            <text:p>53,190</text:p>
          </table:table-cell>
          <table:table-cell table:number-columns-repeated="3" table:style-name="ce57"/>
          <table:table-cell office:value-type="float" office:value="2.27" table:style-name="ce58">
            <text:p>2.27</text:p>
          </table:table-cell>
          <table:table-cell office:value-type="float" office:value="1073783" table:style-name="ce57">
            <text:p>1,073,783</text:p>
          </table:table-cell>
          <table:table-cell office:value-type="float" office:value="1060001" table:style-name="ce57">
            <text:p>1,060,001</text:p>
          </table:table-cell>
          <table:table-cell office:value-type="float" office:value="540023" table:style-name="ce57">
            <text:p>540,0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4<text:span text:style-name="T9">年</text:span></text:p>
          </table:table-cell>
          <table:covered-table-cell/>
          <table:table-cell office:value-type="float" office:value="8468978" table:style-name="ce57">
            <text:p>8,468,978</text:p>
          </table:table-cell>
          <table:table-cell office:value-type="float" office:value="23492074" table:style-name="ce57">
            <text:p>23,492,074</text:p>
          </table:table-cell>
          <table:table-cell office:value-type="float" office:value="11712047" table:style-name="ce57">
            <text:p>11,712,047</text:p>
          </table:table-cell>
          <table:table-cell office:value-type="float" office:value="11780027" table:style-name="ce57">
            <text:p>11,780,027</text:p>
          </table:table-cell>
          <table:table-cell office:value-type="float" office:value="213598" table:style-name="ce57">
            <text:p>213,598</text:p>
          </table:table-cell>
          <table:table-cell office:value-type="float" office:value="111041" table:style-name="ce57">
            <text:p>111,041</text:p>
          </table:table-cell>
          <table:table-cell office:value-type="float" office:value="102557" table:style-name="ce57">
            <text:p>102,557</text:p>
          </table:table-cell>
          <table:table-cell office:value-type="float" office:value="9.1" table:style-name="ce58">
            <text:p>9.10</text:p>
          </table:table-cell>
          <table:table-cell office:value-type="float" office:value="163858" table:style-name="ce57">
            <text:p>163,858</text:p>
          </table:table-cell>
          <table:table-cell office:value-type="float" office:value="98580" table:style-name="ce57">
            <text:p>98,580</text:p>
          </table:table-cell>
          <table:table-cell office:value-type="float" office:value="65278" table:style-name="ce57">
            <text:p>65,278</text:p>
          </table:table-cell>
          <table:table-cell office:value-type="float" office:value="6.98" table:style-name="ce58">
            <text:p>6.98</text:p>
          </table:table-cell>
          <table:table-cell office:value-type="float" office:value="49740" table:style-name="ce57">
            <text:p>49,740</text:p>
          </table:table-cell>
          <table:table-cell office:value-type="float" office:value="2.12" table:style-name="ce59">
            <text:p>2.12</text:p>
          </table:table-cell>
          <table:table-cell table:style-name="ce57"/>
          <table:table-cell office:value-type="float" office:value="154346" table:style-name="ce57">
            <text:p>154,346</text:p>
          </table:table-cell>
          <table:table-cell table:number-columns-repeated="3" table:style-name="ce57"/>
          <table:table-cell office:value-type="float" office:value="6.58" table:style-name="ce58">
            <text:p>6.58</text:p>
          </table:table-cell>
          <table:table-cell table:style-name="ce57"/>
          <table:table-cell office:value-type="float" office:value="53459" table:style-name="ce57">
            <text:p>53,459</text:p>
          </table:table-cell>
          <table:table-cell table:number-columns-repeated="3" table:style-name="ce57"/>
          <table:table-cell office:value-type="float" office:value="2.2799999999999998" table:style-name="ce58">
            <text:p>2.28</text:p>
          </table:table-cell>
          <table:table-cell office:value-type="float" office:value="1004108" table:style-name="ce57">
            <text:p>1,004,108</text:p>
          </table:table-cell>
          <table:table-cell office:value-type="float" office:value="995527" table:style-name="ce57">
            <text:p>995,527</text:p>
          </table:table-cell>
          <table:table-cell office:value-type="float" office:value="546698" table:style-name="ce57">
            <text:p>546,69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5<text:span text:style-name="T9">年</text:span></text:p>
          </table:table-cell>
          <table:covered-table-cell/>
          <table:table-cell office:value-type="float" office:value="8561383" table:style-name="ce57">
            <text:p>8,561,383</text:p>
          </table:table-cell>
          <table:table-cell office:value-type="float" office:value="23539816" table:style-name="ce57">
            <text:p>23,539,816</text:p>
          </table:table-cell>
          <table:table-cell office:value-type="float" office:value="11719270" table:style-name="ce57">
            <text:p>11,719,270</text:p>
          </table:table-cell>
          <table:table-cell office:value-type="float" office:value="11820546" table:style-name="ce57">
            <text:p>11,820,546</text:p>
          </table:table-cell>
          <table:table-cell office:value-type="float" office:value="208440" table:style-name="ce57">
            <text:p>208,440</text:p>
          </table:table-cell>
          <table:table-cell office:value-type="float" office:value="108133" table:style-name="ce57">
            <text:p>108,133</text:p>
          </table:table-cell>
          <table:table-cell office:value-type="float" office:value="100307" table:style-name="ce57">
            <text:p>100,307</text:p>
          </table:table-cell>
          <table:table-cell office:value-type="float" office:value="8.86" table:style-name="ce58">
            <text:p>8.86</text:p>
          </table:table-cell>
          <table:table-cell office:value-type="float" office:value="172405" table:style-name="ce57">
            <text:p>172,405</text:p>
          </table:table-cell>
          <table:table-cell office:value-type="float" office:value="103144" table:style-name="ce57">
            <text:p>103,144</text:p>
          </table:table-cell>
          <table:table-cell office:value-type="float" office:value="69261" table:style-name="ce57">
            <text:p>69,261</text:p>
          </table:table-cell>
          <table:table-cell office:value-type="float" office:value="7.33" table:style-name="ce58">
            <text:p>7.33</text:p>
          </table:table-cell>
          <table:table-cell office:value-type="float" office:value="36035" table:style-name="ce57">
            <text:p>36,035</text:p>
          </table:table-cell>
          <table:table-cell office:value-type="float" office:value="1.53" table:style-name="ce59">
            <text:p>1.53</text:p>
          </table:table-cell>
          <table:table-cell table:style-name="ce57"/>
          <table:table-cell office:value-type="float" office:value="147861" table:style-name="ce57">
            <text:p>147,861</text:p>
          </table:table-cell>
          <table:table-cell table:number-columns-repeated="3" table:style-name="ce57"/>
          <table:table-cell office:value-type="float" office:value="6.29" table:style-name="ce58">
            <text:p>6.29</text:p>
          </table:table-cell>
          <table:table-cell table:style-name="ce57"/>
          <table:table-cell office:value-type="float" office:value="53837" table:style-name="ce57">
            <text:p>53,837</text:p>
          </table:table-cell>
          <table:table-cell table:number-columns-repeated="3" table:style-name="ce57"/>
          <table:table-cell office:value-type="float" office:value="2.29" table:style-name="ce58">
            <text:p>2.29</text:p>
          </table:table-cell>
          <table:table-cell office:value-type="float" office:value="964536" table:style-name="ce57">
            <text:p>964,536</text:p>
          </table:table-cell>
          <table:table-cell office:value-type="float" office:value="952829" table:style-name="ce57">
            <text:p>952,829</text:p>
          </table:table-cell>
          <table:table-cell office:value-type="float" office:value="553228" table:style-name="ce57">
            <text:p>553,22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6<text:span text:style-name="T9">年</text:span></text:p>
          </table:table-cell>
          <table:covered-table-cell/>
          <table:table-cell office:value-type="float" office:value="8649000" table:style-name="ce57">
            <text:p>8,649,000</text:p>
          </table:table-cell>
          <table:table-cell office:value-type="float" office:value="23571227" table:style-name="ce57">
            <text:p>23,571,227</text:p>
          </table:table-cell>
          <table:table-cell office:value-type="float" office:value="11719580" table:style-name="ce57">
            <text:p>11,719,580</text:p>
          </table:table-cell>
          <table:table-cell office:value-type="float" office:value="11851647" table:style-name="ce57">
            <text:p>11,851,647</text:p>
          </table:table-cell>
          <table:table-cell office:value-type="float" office:value="193844" table:style-name="ce57">
            <text:p>193,844</text:p>
          </table:table-cell>
          <table:table-cell office:value-type="float" office:value="100477" table:style-name="ce57">
            <text:p>100,477</text:p>
          </table:table-cell>
          <table:table-cell office:value-type="float" office:value="93367" table:style-name="ce57">
            <text:p>93,367</text:p>
          </table:table-cell>
          <table:table-cell office:value-type="float" office:value="8.23" table:style-name="ce58">
            <text:p>8.23</text:p>
          </table:table-cell>
          <table:table-cell office:value-type="float" office:value="171242" table:style-name="ce57">
            <text:p>171,242</text:p>
          </table:table-cell>
          <table:table-cell office:value-type="float" office:value="101555" table:style-name="ce57">
            <text:p>101,555</text:p>
          </table:table-cell>
          <table:table-cell office:value-type="float" office:value="69687" table:style-name="ce57">
            <text:p>69,687</text:p>
          </table:table-cell>
          <table:table-cell office:value-type="float" office:value="7.27" table:style-name="ce58">
            <text:p>7.27</text:p>
          </table:table-cell>
          <table:table-cell office:value-type="float" office:value="22602" table:style-name="ce57">
            <text:p>22,602</text:p>
          </table:table-cell>
          <table:table-cell office:value-type="float" office:value="0.96" table:style-name="ce59">
            <text:p>0.96</text:p>
          </table:table-cell>
          <table:table-cell table:style-name="ce57"/>
          <table:table-cell office:value-type="float" office:value="138034" table:style-name="ce57">
            <text:p>138,034</text:p>
          </table:table-cell>
          <table:table-cell table:number-columns-repeated="3" table:style-name="ce57"/>
          <table:table-cell office:value-type="float" office:value="5.86" table:style-name="ce58">
            <text:p>5.86</text:p>
          </table:table-cell>
          <table:table-cell table:style-name="ce57"/>
          <table:table-cell office:value-type="float" office:value="54412" table:style-name="ce57">
            <text:p>54,412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48049" table:style-name="ce57">
            <text:p>948,049</text:p>
          </table:table-cell>
          <table:table-cell office:value-type="float" office:value="939240" table:style-name="ce57">
            <text:p>939,240</text:p>
          </table:table-cell>
          <table:table-cell office:value-type="float" office:value="559426" table:style-name="ce57">
            <text:p>559,42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7<text:span text:style-name="T9">年</text:span></text:p>
          </table:table-cell>
          <table:covered-table-cell/>
          <table:table-cell office:value-type="float" office:value="8734477" table:style-name="ce57">
            <text:p>8,734,477</text:p>
          </table:table-cell>
          <table:table-cell office:value-type="float" office:value="23588932" table:style-name="ce57">
            <text:p>23,588,932</text:p>
          </table:table-cell>
          <table:table-cell office:value-type="float" office:value="11712913" table:style-name="ce57">
            <text:p>11,712,913</text:p>
          </table:table-cell>
          <table:table-cell office:value-type="float" office:value="11876019" table:style-name="ce57">
            <text:p>11,876,019</text:p>
          </table:table-cell>
          <table:table-cell office:value-type="float" office:value="181601" table:style-name="ce57">
            <text:p>181,601</text:p>
          </table:table-cell>
          <table:table-cell office:value-type="float" office:value="93876" table:style-name="ce57">
            <text:p>93,876</text:p>
          </table:table-cell>
          <table:table-cell office:value-type="float" office:value="87725" table:style-name="ce57">
            <text:p>87,725</text:p>
          </table:table-cell>
          <table:table-cell office:value-type="float" office:value="7.7" table:style-name="ce58">
            <text:p>7.70</text:p>
          </table:table-cell>
          <table:table-cell office:value-type="float" office:value="172784" table:style-name="ce57">
            <text:p>172,784</text:p>
          </table:table-cell>
          <table:table-cell office:value-type="float" office:value="101931" table:style-name="ce57">
            <text:p>101,931</text:p>
          </table:table-cell>
          <table:table-cell office:value-type="float" office:value="70853" table:style-name="ce57">
            <text:p>70,853</text:p>
          </table:table-cell>
          <table:table-cell office:value-type="float" office:value="7.33" table:style-name="ce58">
            <text:p>7.33</text:p>
          </table:table-cell>
          <table:table-cell office:value-type="float" office:value="8817" table:style-name="ce57">
            <text:p>8,817</text:p>
          </table:table-cell>
          <table:table-cell office:value-type="float" office:value="0.37" table:style-name="ce59">
            <text:p>0.37</text:p>
          </table:table-cell>
          <table:table-cell office:value-type="float" office:value="135403" table:style-name="ce57">
            <text:p>135,403</text:p>
          </table:table-cell>
          <table:table-cell office:value-type="float" office:value="135403" table:style-name="ce57">
            <text:p>135,403</text:p>
          </table:table-cell>
          <table:table-cell table:number-columns-repeated="3" table:style-name="ce57"/>
          <table:table-cell office:value-type="float" office:value="5.74" table:style-name="ce58">
            <text:p>5.74</text:p>
          </table:table-cell>
          <table:table-cell table:style-name="ce57"/>
          <table:table-cell office:value-type="float" office:value="54443" table:style-name="ce57">
            <text:p>54,443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84815" table:style-name="ce57">
            <text:p>984,815</text:p>
          </table:table-cell>
          <table:table-cell office:value-type="float" office:value="975927" table:style-name="ce57">
            <text:p>975,927</text:p>
          </table:table-cell>
          <table:table-cell office:value-type="float" office:value="565561" table:style-name="ce57">
            <text:p>565,56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8<text:span text:style-name="T9">年</text:span></text:p>
          </table:table-cell>
          <table:covered-table-cell/>
          <table:table-cell office:value-type="float" office:value="8832745" table:style-name="ce57">
            <text:p>8,832,745</text:p>
          </table:table-cell>
          <table:table-cell office:value-type="float" office:value="23603121" table:style-name="ce57">
            <text:p>23,603,121</text:p>
          </table:table-cell>
          <table:table-cell office:value-type="float" office:value="11705186" table:style-name="ce57">
            <text:p>11,705,186</text:p>
          </table:table-cell>
          <table:table-cell office:value-type="float" office:value="11897935" table:style-name="ce57">
            <text:p>11,897,935</text:p>
          </table:table-cell>
          <table:table-cell office:value-type="float" office:value="177767" table:style-name="ce57">
            <text:p>177,767</text:p>
          </table:table-cell>
          <table:table-cell office:value-type="float" office:value="92237" table:style-name="ce57">
            <text:p>92,237</text:p>
          </table:table-cell>
          <table:table-cell office:value-type="float" office:value="85530" table:style-name="ce57">
            <text:p>85,530</text:p>
          </table:table-cell>
          <table:table-cell office:value-type="float" office:value="7.53" table:style-name="ce58">
            <text:p>7.53</text:p>
          </table:table-cell>
          <table:table-cell office:value-type="float" office:value="176296" table:style-name="ce57">
            <text:p>176,296</text:p>
          </table:table-cell>
          <table:table-cell office:value-type="float" office:value="103720" table:style-name="ce57">
            <text:p>103,720</text:p>
          </table:table-cell>
          <table:table-cell office:value-type="float" office:value="72576" table:style-name="ce57">
            <text:p>72,576</text:p>
          </table:table-cell>
          <table:table-cell office:value-type="float" office:value="7.47" table:style-name="ce58">
            <text:p>7.47</text:p>
          </table:table-cell>
          <table:table-cell office:value-type="float" office:value="1471" table:style-name="ce57">
            <text:p>1,471</text:p>
          </table:table-cell>
          <table:table-cell office:value-type="float" office:value="6.2E-2" table:style-name="ce59">
            <text:p>0.06</text:p>
          </table:table-cell>
          <table:table-cell office:value-type="float" office:value="134524" table:style-name="ce57">
            <text:p>134,524</text:p>
          </table:table-cell>
          <table:table-cell office:value-type="float" office:value="131585" table:style-name="ce57">
            <text:p>131,585</text:p>
          </table:table-cell>
          <table:table-cell office:value-type="float" office:value="2939" table:style-name="ce57">
            <text:p>2,939</text:p>
          </table:table-cell>
          <table:table-cell office:value-type="float" office:value="928" table:style-name="ce57">
            <text:p>928</text:p>
          </table:table-cell>
          <table:table-cell office:value-type="float" office:value="2011" table:style-name="ce57">
            <text:p>2,011</text:p>
          </table:table-cell>
          <table:table-cell office:value-type="float" office:value="5.7" table:style-name="ce58">
            <text:p>5.70</text:p>
          </table:table-cell>
          <table:table-cell office:value-type="float" office:value="54473" table:style-name="ce57">
            <text:p>54,473</text:p>
          </table:table-cell>
          <table:table-cell office:value-type="float" office:value="54363" table:style-name="ce57">
            <text:p>54,363</text:p>
          </table:table-cell>
          <table:table-cell office:value-type="float" office:value="110" table:style-name="ce57">
            <text:p>110</text:p>
          </table:table-cell>
          <table:table-cell office:value-type="float" office:value="50" table:style-name="ce57">
            <text:p>50</text:p>
          </table:table-cell>
          <table:table-cell office:value-type="float" office:value="60" table:style-name="ce57">
            <text:p>60</text:p>
          </table:table-cell>
          <table:table-cell office:value-type="float" office:value="2.31" table:style-name="ce58">
            <text:p>2.31</text:p>
          </table:table-cell>
          <table:table-cell office:value-type="float" office:value="972043" table:style-name="ce57">
            <text:p>972,043</text:p>
          </table:table-cell>
          <table:table-cell office:value-type="float" office:value="959325" table:style-name="ce57">
            <text:p>959,325</text:p>
          </table:table-cell>
          <table:table-cell office:value-type="float" office:value="571427" table:style-name="ce57">
            <text:p>571,42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65">
            <text:p>517</text:p>
          </table:table-cell>
          <table:table-cell office:value-type="float" office:value="0.26" table:style-name="ce67">
            <text:p>0.26</text:p>
          </table:table-cell>
          <table:table-cell office:value-type="float" office:value="13902" table:style-name="ce65">
            <text:p>13,902</text:p>
          </table:table-cell>
          <table:table-cell office:value-type="float" office:value="13902" table:style-name="ce65">
            <text:p>13,902</text:p>
          </table:table-cell>
          <table:table-cell table:number-columns-repeated="3" table:style-name="ce65"/>
          <table:table-cell office:value-type="float" office:value="6.94" table:style-name="ce66">
            <text:p>6.94</text:p>
          </table:table-cell>
          <table:table-cell office:value-type="float" office:value="4775" table:style-name="ce65">
            <text:p>4,775</text:p>
          </table:table-cell>
          <table:table-cell office:value-type="float" office:value="4775" table:style-name="ce65">
            <text:p>4,775</text:p>
          </table:table-cell>
          <table:table-cell table:number-columns-repeated="3" table:style-name="ce65"/>
          <table:table-cell office:value-type="float" office:value="2.38" table:style-name="ce66">
            <text:p>2.38</text:p>
          </table:table-cell>
          <table:table-cell office:value-type="float" office:value="88882" table:style-name="ce65">
            <text:p>88,882</text:p>
          </table:table-cell>
          <table:table-cell office:value-type="float" office:value="87587" table:style-name="ce65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65">
            <text:p>–855</text:p>
          </table:table-cell>
          <table:table-cell office:value-type="float" office:value="-0.47" table:style-name="ce67">
            <text:p>–0.47</text:p>
          </table:table-cell>
          <table:table-cell office:value-type="float" office:value="9986" table:style-name="ce65">
            <text:p>9,986</text:p>
          </table:table-cell>
          <table:table-cell office:value-type="float" office:value="9986" table:style-name="ce65">
            <text:p>9,986</text:p>
          </table:table-cell>
          <table:table-cell table:number-columns-repeated="3" table:style-name="ce65"/>
          <table:table-cell office:value-type="float" office:value="5.52" table:style-name="ce66">
            <text:p>5.52</text:p>
          </table:table-cell>
          <table:table-cell office:value-type="float" office:value="3505" table:style-name="ce65">
            <text:p>3,505</text:p>
          </table:table-cell>
          <table:table-cell office:value-type="float" office:value="3505" table:style-name="ce65">
            <text:p>3,505</text:p>
          </table:table-cell>
          <table:table-cell table:number-columns-repeated="3" table:style-name="ce65"/>
          <table:table-cell office:value-type="float" office:value="1.94" table:style-name="ce66">
            <text:p>1.94</text:p>
          </table:table-cell>
          <table:table-cell office:value-type="float" office:value="68557" table:style-name="ce65">
            <text:p>68,557</text:p>
          </table:table-cell>
          <table:table-cell office:value-type="float" office:value="68442" table:style-name="ce65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65">
            <text:p>–604</text:p>
          </table:table-cell>
          <table:table-cell office:value-type="float" office:value="-0.3" table:style-name="ce67">
            <text:p>–0.30</text:p>
          </table:table-cell>
          <table:table-cell office:value-type="float" office:value="11180" table:style-name="ce65">
            <text:p>11,180</text:p>
          </table:table-cell>
          <table:table-cell office:value-type="float" office:value="11180" table:style-name="ce65">
            <text:p>11,180</text:p>
          </table:table-cell>
          <table:table-cell table:number-columns-repeated="3" table:style-name="ce65"/>
          <table:table-cell office:value-type="float" office:value="5.58" table:style-name="ce66">
            <text:p>5.58</text:p>
          </table:table-cell>
          <table:table-cell office:value-type="float" office:value="4456" table:style-name="ce65">
            <text:p>4,456</text:p>
          </table:table-cell>
          <table:table-cell office:value-type="float" office:value="4456" table:style-name="ce65">
            <text:p>4,456</text:p>
          </table:table-cell>
          <table:table-cell table:number-columns-repeated="3" table:style-name="ce65"/>
          <table:table-cell office:value-type="float" office:value="2.2200000000000002" table:style-name="ce66">
            <text:p>2.22</text:p>
          </table:table-cell>
          <table:table-cell office:value-type="float" office:value="84368" table:style-name="ce65">
            <text:p>84,368</text:p>
          </table:table-cell>
          <table:table-cell office:value-type="float" office:value="84576" table:style-name="ce65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65">
            <text:p>–711</text:p>
          </table:table-cell>
          <table:table-cell office:value-type="float" office:value="-0.37" table:style-name="ce67">
            <text:p>–0.37</text:p>
          </table:table-cell>
          <table:table-cell office:value-type="float" office:value="9387" table:style-name="ce65">
            <text:p>9,387</text:p>
          </table:table-cell>
          <table:table-cell office:value-type="float" office:value="9387" table:style-name="ce65">
            <text:p>9,387</text:p>
          </table:table-cell>
          <table:table-cell table:number-columns-repeated="3" table:style-name="ce65"/>
          <table:table-cell office:value-type="float" office:value="4.84" table:style-name="ce66">
            <text:p>4.84</text:p>
          </table:table-cell>
          <table:table-cell office:value-type="float" office:value="4627" table:style-name="ce65">
            <text:p>4,627</text:p>
          </table:table-cell>
          <table:table-cell office:value-type="float" office:value="4627" table:style-name="ce65">
            <text:p>4,627</text:p>
          </table:table-cell>
          <table:table-cell table:number-columns-repeated="3" table:style-name="ce65"/>
          <table:table-cell office:value-type="float" office:value="2.39" table:style-name="ce66">
            <text:p>2.39</text:p>
          </table:table-cell>
          <table:table-cell office:value-type="float" office:value="84757" table:style-name="ce65">
            <text:p>84,757</text:p>
          </table:table-cell>
          <table:table-cell office:value-type="float" office:value="83926" table:style-name="ce65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65">
            <text:p>–68</text:p>
          </table:table-cell>
          <table:table-cell office:value-type="float" office:value="-0.03" table:style-name="ce67">
            <text:p>–0.03</text:p>
          </table:table-cell>
          <table:table-cell office:value-type="float" office:value="13106" table:style-name="ce65">
            <text:p>13,106</text:p>
          </table:table-cell>
          <table:table-cell office:value-type="float" office:value="12332" table:style-name="ce65">
            <text:p>12,332</text:p>
          </table:table-cell>
          <table:table-cell office:value-type="float" office:value="774" table:style-name="ce65">
            <text:p>774</text:p>
          </table:table-cell>
          <table:table-cell office:value-type="float" office:value="265" table:style-name="ce65">
            <text:p>265</text:p>
          </table:table-cell>
          <table:table-cell office:value-type="float" office:value="509" table:style-name="ce65">
            <text:p>509</text:p>
          </table:table-cell>
          <table:table-cell office:value-type="float" office:value="6.54" table:style-name="ce66">
            <text:p>6.54</text:p>
          </table:table-cell>
          <table:table-cell office:value-type="float" office:value="4916" table:style-name="ce65">
            <text:p>4,916</text:p>
          </table:table-cell>
          <table:table-cell office:value-type="float" office:value="4916" table:style-name="ce65">
            <text:p>4,91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2.4500000000000002" table:style-name="ce66">
            <text:p>2.45</text:p>
          </table:table-cell>
          <table:table-cell office:value-type="float" office:value="92651" table:style-name="ce65">
            <text:p>92,651</text:p>
          </table:table-cell>
          <table:table-cell office:value-type="float" office:value="92025" table:style-name="ce65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65">
            <text:p>–416</text:p>
          </table:table-cell>
          <table:table-cell office:value-type="float" office:value="-0.21" table:style-name="ce67">
            <text:p>–0.21</text:p>
          </table:table-cell>
          <table:table-cell office:value-type="float" office:value="11326" table:style-name="ce65">
            <text:p>11,326</text:p>
          </table:table-cell>
          <table:table-cell office:value-type="float" office:value="10810" table:style-name="ce65">
            <text:p>10,810</text:p>
          </table:table-cell>
          <table:table-cell office:value-type="float" office:value="516" table:style-name="ce65">
            <text:p>516</text:p>
          </table:table-cell>
          <table:table-cell office:value-type="float" office:value="150" table:style-name="ce65">
            <text:p>150</text:p>
          </table:table-cell>
          <table:table-cell office:value-type="float" office:value="366" table:style-name="ce65">
            <text:p>366</text:p>
          </table:table-cell>
          <table:table-cell office:value-type="float" office:value="5.84" table:style-name="ce66">
            <text:p>5.84</text:p>
          </table:table-cell>
          <table:table-cell office:value-type="float" office:value="4400" table:style-name="ce65">
            <text:p>4,400</text:p>
          </table:table-cell>
          <table:table-cell office:value-type="float" office:value="4398" table:style-name="ce65">
            <text:p>4,398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2.27" table:style-name="ce66">
            <text:p>2.27</text:p>
          </table:table-cell>
          <table:table-cell office:value-type="float" office:value="76443" table:style-name="ce65">
            <text:p>76,443</text:p>
          </table:table-cell>
          <table:table-cell office:value-type="float" office:value="74866" table:style-name="ce65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65">
            <text:p>–750</text:p>
          </table:table-cell>
          <table:table-cell office:value-type="float" office:value="-0.37" table:style-name="ce67">
            <text:p>–0.37</text:p>
          </table:table-cell>
          <table:table-cell office:value-type="float" office:value="10432" table:style-name="ce65">
            <text:p>10,432</text:p>
          </table:table-cell>
          <table:table-cell office:value-type="float" office:value="10098" table:style-name="ce65">
            <text:p>10,098</text:p>
          </table:table-cell>
          <table:table-cell office:value-type="float" office:value="334" table:style-name="ce65">
            <text:p>334</text:p>
          </table:table-cell>
          <table:table-cell office:value-type="float" office:value="126" table:style-name="ce65">
            <text:p>126</text:p>
          </table:table-cell>
          <table:table-cell office:value-type="float" office:value="208" table:style-name="ce65">
            <text:p>208</text:p>
          </table:table-cell>
          <table:table-cell office:value-type="float" office:value="5.21" table:style-name="ce66">
            <text:p>5.21</text:p>
          </table:table-cell>
          <table:table-cell office:value-type="float" office:value="5035" table:style-name="ce65">
            <text:p>5,035</text:p>
          </table:table-cell>
          <table:table-cell office:value-type="float" office:value="5022" table:style-name="ce65">
            <text:p>5,022</text:p>
          </table:table-cell>
          <table:table-cell office:value-type="float" office:value="13" table:style-name="ce65">
            <text:p>13</text:p>
          </table:table-cell>
          <table:table-cell office:value-type="float" office:value="10" table:style-name="ce65">
            <text:p>10</text:p>
          </table:table-cell>
          <table:table-cell office:value-type="float" office:value="3" table:style-name="ce65">
            <text:p>3</text:p>
          </table:table-cell>
          <table:table-cell office:value-type="float" office:value="2.5099999999999998" table:style-name="ce66">
            <text:p>2.51</text:p>
          </table:table-cell>
          <table:table-cell office:value-type="float" office:value="98131" table:style-name="ce65">
            <text:p>98,131</text:p>
          </table:table-cell>
          <table:table-cell office:value-type="float" office:value="95814" table:style-name="ce65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802401" table:style-name="ce65">
            <text:p>8,802,401</text:p>
          </table:table-cell>
          <table:table-cell office:value-type="float" office:value="23593794" table:style-name="ce65">
            <text:p>23,593,794</text:p>
          </table:table-cell>
          <table:table-cell office:value-type="float" office:value="11705234" table:style-name="ce65">
            <text:p>11,705,234</text:p>
          </table:table-cell>
          <table:table-cell office:value-type="float" office:value="11888560" table:style-name="ce65">
            <text:p>11,888,560</text:p>
          </table:table-cell>
          <table:table-cell office:value-type="float" office:value="14330" table:style-name="ce65">
            <text:p>14,330</text:p>
          </table:table-cell>
          <table:table-cell office:value-type="float" office:value="7427" table:style-name="ce65">
            <text:p>7,427</text:p>
          </table:table-cell>
          <table:table-cell office:value-type="float" office:value="6903" table:style-name="ce65">
            <text:p>6,903</text:p>
          </table:table-cell>
          <table:table-cell office:value-type="float" office:value="7.15" table:style-name="ce66">
            <text:p>7.15</text:p>
          </table:table-cell>
          <table:table-cell office:value-type="float" office:value="13983" table:style-name="ce65">
            <text:p>13,983</text:p>
          </table:table-cell>
          <table:table-cell office:value-type="float" office:value="8190" table:style-name="ce65">
            <text:p>8,190</text:p>
          </table:table-cell>
          <table:table-cell office:value-type="float" office:value="5793" table:style-name="ce65">
            <text:p>5,793</text:p>
          </table:table-cell>
          <table:table-cell office:value-type="float" office:value="6.98" table:style-name="ce66">
            <text:p>6.98</text:p>
          </table:table-cell>
          <table:table-cell office:value-type="float" office:value="347" table:style-name="ce65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65">
            <text:p>5,121</text:p>
          </table:table-cell>
          <table:table-cell office:value-type="float" office:value="4918" table:style-name="ce65">
            <text:p>4,918</text:p>
          </table:table-cell>
          <table:table-cell office:value-type="float" office:value="203" table:style-name="ce65">
            <text:p>203</text:p>
          </table:table-cell>
          <table:table-cell office:value-type="float" office:value="64" table:style-name="ce65">
            <text:p>64</text:p>
          </table:table-cell>
          <table:table-cell office:value-type="float" office:value="139" table:style-name="ce65">
            <text:p>139</text:p>
          </table:table-cell>
          <table:table-cell office:value-type="float" office:value="2.56" table:style-name="ce66">
            <text:p>2.56</text:p>
          </table:table-cell>
          <table:table-cell office:value-type="float" office:value="4665" table:style-name="ce65">
            <text:p>4,665</text:p>
          </table:table-cell>
          <table:table-cell office:value-type="float" office:value="4646" table:style-name="ce65">
            <text:p>4,646</text:p>
          </table:table-cell>
          <table:table-cell office:value-type="float" office:value="19" table:style-name="ce65">
            <text:p>19</text:p>
          </table:table-cell>
          <table:table-cell office:value-type="float" office:value="7" table:style-name="ce65">
            <text:p>7</text:p>
          </table:table-cell>
          <table:table-cell office:value-type="float" office:value="12" table:style-name="ce65">
            <text:p>12</text:p>
          </table:table-cell>
          <table:table-cell office:value-type="float" office:value="2.33" table:style-name="ce66">
            <text:p>2.33</text:p>
          </table:table-cell>
          <table:table-cell office:value-type="float" office:value="92486" table:style-name="ce65">
            <text:p>92,486</text:p>
          </table:table-cell>
          <table:table-cell office:value-type="float" office:value="91637" table:style-name="ce65">
            <text:p>91,637</text:p>
          </table:table-cell>
          <table:table-cell office:value-type="float" office:value="569677" table:style-name="ce65">
            <text:p>569,67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824319" table:style-name="ce65">
            <text:p>8,824,319</text:p>
          </table:table-cell>
          <table:table-cell office:value-type="float" office:value="23593783" table:style-name="ce65">
            <text:p>23,593,783</text:p>
          </table:table-cell>
          <table:table-cell office:value-type="float" office:value="11704227" table:style-name="ce65">
            <text:p>11,704,227</text:p>
          </table:table-cell>
          <table:table-cell office:value-type="float" office:value="11889556" table:style-name="ce65">
            <text:p>11,889,556</text:p>
          </table:table-cell>
          <table:table-cell office:value-type="float" office:value="14533" table:style-name="ce65">
            <text:p>14,533</text:p>
          </table:table-cell>
          <table:table-cell office:value-type="float" office:value="7515" table:style-name="ce65">
            <text:p>7,515</text:p>
          </table:table-cell>
          <table:table-cell office:value-type="float" office:value="7018" table:style-name="ce65">
            <text:p>7,018</text:p>
          </table:table-cell>
          <table:table-cell office:value-type="float" office:value="7.49" table:style-name="ce66">
            <text:p>7.49</text:p>
          </table:table-cell>
          <table:table-cell office:value-type="float" office:value="13866" table:style-name="ce65">
            <text:p>13,866</text:p>
          </table:table-cell>
          <table:table-cell office:value-type="float" office:value="8148" table:style-name="ce65">
            <text:p>8,148</text:p>
          </table:table-cell>
          <table:table-cell office:value-type="float" office:value="5718" table:style-name="ce65">
            <text:p>5,718</text:p>
          </table:table-cell>
          <table:table-cell office:value-type="float" office:value="7.15" table:style-name="ce66">
            <text:p>7.15</text:p>
          </table:table-cell>
          <table:table-cell office:value-type="float" office:value="667" table:style-name="ce65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65">
            <text:p>11,656</text:p>
          </table:table-cell>
          <table:table-cell office:value-type="float" office:value="11328" table:style-name="ce65">
            <text:p>11,328</text:p>
          </table:table-cell>
          <table:table-cell office:value-type="float" office:value="328" table:style-name="ce65">
            <text:p>328</text:p>
          </table:table-cell>
          <table:table-cell office:value-type="float" office:value="89" table:style-name="ce65">
            <text:p>89</text:p>
          </table:table-cell>
          <table:table-cell office:value-type="float" office:value="239" table:style-name="ce65">
            <text:p>239</text:p>
          </table:table-cell>
          <table:table-cell office:value-type="float" office:value="6.01" table:style-name="ce66">
            <text:p>6.01</text:p>
          </table:table-cell>
          <table:table-cell office:value-type="float" office:value="4402" table:style-name="ce65">
            <text:p>4,402</text:p>
          </table:table-cell>
          <table:table-cell office:value-type="float" office:value="4386" table:style-name="ce65">
            <text:p>4,386</text:p>
          </table:table-cell>
          <table:table-cell office:value-type="float" office:value="16" table:style-name="ce65">
            <text:p>16</text:p>
          </table:table-cell>
          <table:table-cell office:value-type="float" office:value="10" table:style-name="ce65">
            <text:p>10</text:p>
          </table:table-cell>
          <table:table-cell office:value-type="float" office:value="6" table:style-name="ce65">
            <text:p>6</text:p>
          </table:table-cell>
          <table:table-cell office:value-type="float" office:value="2.27" table:style-name="ce66">
            <text:p>2.27</text:p>
          </table:table-cell>
          <table:table-cell office:value-type="float" office:value="90276" table:style-name="ce65">
            <text:p>90,276</text:p>
          </table:table-cell>
          <table:table-cell office:value-type="float" office:value="90954" table:style-name="ce65">
            <text:p>90,954</text:p>
          </table:table-cell>
          <table:table-cell office:value-type="float" office:value="570074" table:style-name="ce65">
            <text:p>570,0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826808" table:style-name="ce65">
            <text:p>8,826,808</text:p>
          </table:table-cell>
          <table:table-cell office:value-type="float" office:value="23596266" table:style-name="ce65">
            <text:p>23,596,266</text:p>
          </table:table-cell>
          <table:table-cell office:value-type="float" office:value="11704142" table:style-name="ce65">
            <text:p>11,704,142</text:p>
          </table:table-cell>
          <table:table-cell office:value-type="float" office:value="11892124" table:style-name="ce65">
            <text:p>11,892,124</text:p>
          </table:table-cell>
          <table:table-cell office:value-type="float" office:value="16236" table:style-name="ce65">
            <text:p>16,236</text:p>
          </table:table-cell>
          <table:table-cell office:value-type="float" office:value="8413" table:style-name="ce65">
            <text:p>8,413</text:p>
          </table:table-cell>
          <table:table-cell office:value-type="float" office:value="7823" table:style-name="ce65">
            <text:p>7,823</text:p>
          </table:table-cell>
          <table:table-cell office:value-type="float" office:value="8.1" table:style-name="ce66">
            <text:p>8.10</text:p>
          </table:table-cell>
          <table:table-cell office:value-type="float" office:value="15350" table:style-name="ce65">
            <text:p>15,350</text:p>
          </table:table-cell>
          <table:table-cell office:value-type="float" office:value="9024" table:style-name="ce65">
            <text:p>9,024</text:p>
          </table:table-cell>
          <table:table-cell office:value-type="float" office:value="6326" table:style-name="ce65">
            <text:p>6,326</text:p>
          </table:table-cell>
          <table:table-cell office:value-type="float" office:value="7.66" table:style-name="ce66">
            <text:p>7.66</text:p>
          </table:table-cell>
          <table:table-cell office:value-type="float" office:value="886" table:style-name="ce65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65">
            <text:p>12,000</text:p>
          </table:table-cell>
          <table:table-cell office:value-type="float" office:value="11765" table:style-name="ce65">
            <text:p>11,765</text:p>
          </table:table-cell>
          <table:table-cell office:value-type="float" office:value="235" table:style-name="ce65">
            <text:p>235</text:p>
          </table:table-cell>
          <table:table-cell office:value-type="float" office:value="77" table:style-name="ce65">
            <text:p>77</text:p>
          </table:table-cell>
          <table:table-cell office:value-type="float" office:value="158" table:style-name="ce65">
            <text:p>158</text:p>
          </table:table-cell>
          <table:table-cell office:value-type="float" office:value="5.99" table:style-name="ce66">
            <text:p>5.99</text:p>
          </table:table-cell>
          <table:table-cell office:value-type="float" office:value="4779" table:style-name="ce65">
            <text:p>4,779</text:p>
          </table:table-cell>
          <table:table-cell office:value-type="float" office:value="4758" table:style-name="ce65">
            <text:p>4,758</text:p>
          </table:table-cell>
          <table:table-cell office:value-type="float" office:value="21" table:style-name="ce65">
            <text:p>21</text:p>
          </table:table-cell>
          <table:table-cell office:value-type="float" office:value="11" table:style-name="ce65">
            <text:p>11</text:p>
          </table:table-cell>
          <table:table-cell office:value-type="float" office:value="10" table:style-name="ce65">
            <text:p>10</text:p>
          </table:table-cell>
          <table:table-cell office:value-type="float" office:value="2.38" table:style-name="ce66">
            <text:p>2.38</text:p>
          </table:table-cell>
          <table:table-cell office:value-type="float" office:value="69619" table:style-name="ce65">
            <text:p>69,619</text:p>
          </table:table-cell>
          <table:table-cell office:value-type="float" office:value="68022" table:style-name="ce65">
            <text:p>68,022</text:p>
          </table:table-cell>
          <table:table-cell office:value-type="float" office:value="570608" table:style-name="ce65">
            <text:p>570,6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830422" table:style-name="ce65">
            <text:p>8,830,422</text:p>
          </table:table-cell>
          <table:table-cell office:value-type="float" office:value="23598776" table:style-name="ce65">
            <text:p>23,598,776</text:p>
          </table:table-cell>
          <table:table-cell office:value-type="float" office:value="11704260" table:style-name="ce65">
            <text:p>11,704,260</text:p>
          </table:table-cell>
          <table:table-cell office:value-type="float" office:value="11894516" table:style-name="ce65">
            <text:p>11,894,516</text:p>
          </table:table-cell>
          <table:table-cell office:value-type="float" office:value="14687" table:style-name="ce65">
            <text:p>14,687</text:p>
          </table:table-cell>
          <table:table-cell office:value-type="float" office:value="7770" table:style-name="ce65">
            <text:p>7,770</text:p>
          </table:table-cell>
          <table:table-cell office:value-type="float" office:value="6917" table:style-name="ce65">
            <text:p>6,917</text:p>
          </table:table-cell>
          <table:table-cell office:value-type="float" office:value="7.57" table:style-name="ce66">
            <text:p>7.57</text:p>
          </table:table-cell>
          <table:table-cell office:value-type="float" office:value="13739" table:style-name="ce65">
            <text:p>13,739</text:p>
          </table:table-cell>
          <table:table-cell office:value-type="float" office:value="8113" table:style-name="ce65">
            <text:p>8,113</text:p>
          </table:table-cell>
          <table:table-cell office:value-type="float" office:value="5626" table:style-name="ce65">
            <text:p>5,626</text:p>
          </table:table-cell>
          <table:table-cell office:value-type="float" office:value="7.08" table:style-name="ce66">
            <text:p>7.08</text:p>
          </table:table-cell>
          <table:table-cell office:value-type="float" office:value="948" table:style-name="ce65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65">
            <text:p>12,497</text:p>
          </table:table-cell>
          <table:table-cell office:value-type="float" office:value="12264" table:style-name="ce65">
            <text:p>12,264</text:p>
          </table:table-cell>
          <table:table-cell office:value-type="float" office:value="233" table:style-name="ce65">
            <text:p>233</text:p>
          </table:table-cell>
          <table:table-cell office:value-type="float" office:value="66" table:style-name="ce65">
            <text:p>66</text:p>
          </table:table-cell>
          <table:table-cell office:value-type="float" office:value="167" table:style-name="ce65">
            <text:p>167</text:p>
          </table:table-cell>
          <table:table-cell office:value-type="float" office:value="6.44" table:style-name="ce66">
            <text:p>6.44</text:p>
          </table:table-cell>
          <table:table-cell office:value-type="float" office:value="4476" table:style-name="ce65">
            <text:p>4,476</text:p>
          </table:table-cell>
          <table:table-cell office:value-type="float" office:value="4452" table:style-name="ce65">
            <text:p>4,452</text:p>
          </table:table-cell>
          <table:table-cell office:value-type="float" office:value="24" table:style-name="ce65">
            <text:p>24</text:p>
          </table:table-cell>
          <table:table-cell office:value-type="float" office:value="9" table:style-name="ce65">
            <text:p>9</text:p>
          </table:table-cell>
          <table:table-cell office:value-type="float" office:value="15" table:style-name="ce65">
            <text:p>15</text:p>
          </table:table-cell>
          <table:table-cell office:value-type="float" office:value="2.31" table:style-name="ce66">
            <text:p>2.31</text:p>
          </table:table-cell>
          <table:table-cell office:value-type="float" office:value="62816" table:style-name="ce65">
            <text:p>62,816</text:p>
          </table:table-cell>
          <table:table-cell office:value-type="float" office:value="61254" table:style-name="ce65">
            <text:p>61,254</text:p>
          </table:table-cell>
          <table:table-cell office:value-type="float" office:value="570952" table:style-name="ce65">
            <text:p>570,95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832745" table:style-name="ce65">
            <text:p>8,832,745</text:p>
          </table:table-cell>
          <table:table-cell office:value-type="float" office:value="23603121" table:style-name="ce65">
            <text:p>23,603,121</text:p>
          </table:table-cell>
          <table:table-cell office:value-type="float" office:value="11705186" table:style-name="ce65">
            <text:p>11,705,186</text:p>
          </table:table-cell>
          <table:table-cell office:value-type="float" office:value="11897935" table:style-name="ce65">
            <text:p>11,897,935</text:p>
          </table:table-cell>
          <table:table-cell office:value-type="float" office:value="16916" table:style-name="ce65">
            <text:p>16,916</text:p>
          </table:table-cell>
          <table:table-cell office:value-type="float" office:value="8764" table:style-name="ce65">
            <text:p>8,764</text:p>
          </table:table-cell>
          <table:table-cell office:value-type="float" office:value="8152" table:style-name="ce65">
            <text:p>8,152</text:p>
          </table:table-cell>
          <table:table-cell office:value-type="float" office:value="8.44" table:style-name="ce66">
            <text:p>8.44</text:p>
          </table:table-cell>
          <table:table-cell office:value-type="float" office:value="15406" table:style-name="ce65">
            <text:p>15,406</text:p>
          </table:table-cell>
          <table:table-cell office:value-type="float" office:value="9025" table:style-name="ce65">
            <text:p>9,025</text:p>
          </table:table-cell>
          <table:table-cell office:value-type="float" office:value="6381" table:style-name="ce65">
            <text:p>6,381</text:p>
          </table:table-cell>
          <table:table-cell office:value-type="float" office:value="7.69" table:style-name="ce66">
            <text:p>7.69</text:p>
          </table:table-cell>
          <table:table-cell office:value-type="float" office:value="1510" table:style-name="ce65">
            <text:p>1,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65">
            <text:p>13,931</text:p>
          </table:table-cell>
          <table:table-cell office:value-type="float" office:value="13615" table:style-name="ce65">
            <text:p>13,615</text:p>
          </table:table-cell>
          <table:table-cell office:value-type="float" office:value="316" table:style-name="ce65">
            <text:p>316</text:p>
          </table:table-cell>
          <table:table-cell office:value-type="float" office:value="91" table:style-name="ce65">
            <text:p>91</text:p>
          </table:table-cell>
          <table:table-cell office:value-type="float" office:value="225" table:style-name="ce65">
            <text:p>225</text:p>
          </table:table-cell>
          <table:table-cell office:value-type="float" office:value="6.95" table:style-name="ce66">
            <text:p>6.95</text:p>
          </table:table-cell>
          <table:table-cell office:value-type="float" office:value="4437" table:style-name="ce65">
            <text:p>4,437</text:p>
          </table:table-cell>
          <table:table-cell office:value-type="float" office:value="4422" table:style-name="ce65">
            <text:p>4,422</text:p>
          </table:table-cell>
          <table:table-cell office:value-type="float" office:value="15" table:style-name="ce65">
            <text:p>15</text:p>
          </table:table-cell>
          <table:table-cell office:value-type="float" office:value="2" table:style-name="ce65">
            <text:p>2</text:p>
          </table:table-cell>
          <table:table-cell office:value-type="float" office:value="13" table:style-name="ce65">
            <text:p>13</text:p>
          </table:table-cell>
          <table:table-cell office:value-type="float" office:value="2.21" table:style-name="ce66">
            <text:p>2.21</text:p>
          </table:table-cell>
          <table:table-cell office:value-type="float" office:value="63057" table:style-name="ce65">
            <text:p>63,057</text:p>
          </table:table-cell>
          <table:table-cell office:value-type="float" office:value="60222" table:style-name="ce65">
            <text:p>60,222</text:p>
          </table:table-cell>
          <table:table-cell office:value-type="float" office:value="571427" table:style-name="ce65">
            <text:p>571,42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9<text:span text:style-name="T9">年</text:span></text:p>
          </table:table-cell>
          <table:covered-table-cell/>
          <table:table-cell office:value-type="float" office:value="8933814" table:style-name="ce57">
            <text:p>8,933,814</text:p>
          </table:table-cell>
          <table:table-cell office:value-type="float" office:value="23561236" table:style-name="ce57">
            <text:p>23,561,236</text:p>
          </table:table-cell>
          <table:table-cell office:value-type="float" office:value="11673765" table:style-name="ce57">
            <text:p>11,673,765</text:p>
          </table:table-cell>
          <table:table-cell office:value-type="float" office:value="11887471" table:style-name="ce57">
            <text:p>11,887,471</text:p>
          </table:table-cell>
          <table:table-cell office:value-type="float" office:value="165249" table:style-name="ce57">
            <text:p>165,249</text:p>
          </table:table-cell>
          <table:table-cell office:value-type="float" office:value="85704" table:style-name="ce57">
            <text:p>85,704</text:p>
          </table:table-cell>
          <table:table-cell office:value-type="float" office:value="79545" table:style-name="ce57">
            <text:p>79,545</text:p>
          </table:table-cell>
          <table:table-cell office:value-type="float" office:value="7.0073678731589624" table:style-name="ce68">
            <text:p>7.01</text:p>
          </table:table-cell>
          <table:table-cell office:value-type="float" office:value="173156" table:style-name="ce57">
            <text:p>173,156</text:p>
          </table:table-cell>
          <table:table-cell office:value-type="float" office:value="101468" table:style-name="ce57">
            <text:p>101,468</text:p>
          </table:table-cell>
          <table:table-cell office:value-type="float" office:value="71688" table:style-name="ce57">
            <text:p>71,688</text:p>
          </table:table-cell>
          <table:table-cell office:value-type="float" office:value="7.342663443922282" table:style-name="ce68">
            <text:p>7.34</text:p>
          </table:table-cell>
          <table:table-cell office:value-type="float" office:value="-7907" table:style-name="ce57">
            <text:p>–7,907</text:p>
          </table:table-cell>
          <table:table-cell office:value-type="float" office:value="-0.33529557076332028" table:style-name="ce69">
            <text:p>–0.34</text:p>
          </table:table-cell>
          <table:table-cell office:value-type="float" office:value="121702" table:style-name="ce57">
            <text:p>121,702</text:p>
          </table:table-cell>
          <table:table-cell office:value-type="float" office:value="119315" table:style-name="ce57">
            <text:p>119,315</text:p>
          </table:table-cell>
          <table:table-cell office:value-type="float" office:value="2387" table:style-name="ce57">
            <text:p>2,387</text:p>
          </table:table-cell>
          <table:table-cell office:value-type="float" office:value="674" table:style-name="ce57">
            <text:p>674</text:p>
          </table:table-cell>
          <table:table-cell office:value-type="float" office:value="1713" table:style-name="ce57">
            <text:p>1,713</text:p>
          </table:table-cell>
          <table:table-cell office:value-type="float" office:value="5.1607615471149115" table:style-name="ce68">
            <text:p>5.16</text:p>
          </table:table-cell>
          <table:table-cell office:value-type="float" office:value="51680" table:style-name="ce57">
            <text:p>51,680</text:p>
          </table:table-cell>
          <table:table-cell office:value-type="float" office:value="51309" table:style-name="ce57">
            <text:p>51,309</text:p>
          </table:table-cell>
          <table:table-cell office:value-type="float" office:value="371" table:style-name="ce57">
            <text:p>371</text:p>
          </table:table-cell>
          <table:table-cell office:value-type="float" office:value="100" table:style-name="ce57">
            <text:p>100</text:p>
          </table:table-cell>
          <table:table-cell office:value-type="float" office:value="271" table:style-name="ce57">
            <text:p>271</text:p>
          </table:table-cell>
          <table:table-cell office:value-type="float" office:value="2.1914854049637524" table:style-name="ce68">
            <text:p>2.19</text:p>
          </table:table-cell>
          <table:table-cell office:value-type="float" office:value="946251" table:style-name="ce57">
            <text:p>946,251</text:p>
          </table:table-cell>
          <table:table-cell office:value-type="float" office:value="980229" table:style-name="ce57">
            <text:p>980,229</text:p>
          </table:table-cell>
          <table:table-cell office:value-type="float" office:value="576792" table:style-name="ce57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835281" table:style-name="ce65">
            <text:p>8,835,281</text:p>
          </table:table-cell>
          <table:table-cell office:value-type="float" office:value="23604265" table:style-name="ce65">
            <text:p>23,604,265</text:p>
          </table:table-cell>
          <table:table-cell office:value-type="float" office:value="11704308" table:style-name="ce65">
            <text:p>11,704,308</text:p>
          </table:table-cell>
          <table:table-cell office:value-type="float" office:value="11899957" table:style-name="ce65">
            <text:p>11,899,957</text:p>
          </table:table-cell>
          <table:table-cell office:value-type="float" office:value="12510" table:style-name="ce65">
            <text:p>12,510</text:p>
          </table:table-cell>
          <table:table-cell office:value-type="float" office:value="6445" table:style-name="ce65">
            <text:p>6,445</text:p>
          </table:table-cell>
          <table:table-cell office:value-type="float" office:value="6065" table:style-name="ce65">
            <text:p>6,065</text:p>
          </table:table-cell>
          <table:table-cell office:value-type="float" office:value="6.26" table:style-name="ce66">
            <text:p>6.26</text:p>
          </table:table-cell>
          <table:table-cell office:value-type="float" office:value="14673" table:style-name="ce65">
            <text:p>14,673</text:p>
          </table:table-cell>
          <table:table-cell office:value-type="float" office:value="8649" table:style-name="ce65">
            <text:p>8,649</text:p>
          </table:table-cell>
          <table:table-cell office:value-type="float" office:value="6024" table:style-name="ce65">
            <text:p>6,024</text:p>
          </table:table-cell>
          <table:table-cell office:value-type="float" office:value="7.34" table:style-name="ce66">
            <text:p>7.34</text:p>
          </table:table-cell>
          <table:table-cell office:value-type="float" office:value="-2163" table:style-name="ce65">
            <text:p>–2,163</text:p>
          </table:table-cell>
          <table:table-cell office:value-type="float" office:value="-1.08" table:style-name="ce67">
            <text:p>–1.08</text:p>
          </table:table-cell>
          <table:table-cell office:value-type="float" office:value="12677" table:style-name="ce65">
            <text:p>12,677</text:p>
          </table:table-cell>
          <table:table-cell office:value-type="float" office:value="12473" table:style-name="ce65">
            <text:p>12,473</text:p>
          </table:table-cell>
          <table:table-cell office:value-type="float" office:value="204" table:style-name="ce65">
            <text:p>204</text:p>
          </table:table-cell>
          <table:table-cell office:value-type="float" office:value="69" table:style-name="ce65">
            <text:p>69</text:p>
          </table:table-cell>
          <table:table-cell office:value-type="float" office:value="135" table:style-name="ce65">
            <text:p>135</text:p>
          </table:table-cell>
          <table:table-cell office:value-type="float" office:value="6.34" table:style-name="ce66">
            <text:p>6.34</text:p>
          </table:table-cell>
          <table:table-cell office:value-type="float" office:value="3672" table:style-name="ce65">
            <text:p>3,672</text:p>
          </table:table-cell>
          <table:table-cell office:value-type="float" office:value="3648" table:style-name="ce65">
            <text:p>3,648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1.84" table:style-name="ce66">
            <text:p>1.84</text:p>
          </table:table-cell>
          <table:table-cell office:value-type="float" office:value="73313" table:style-name="ce65">
            <text:p>73,313</text:p>
          </table:table-cell>
          <table:table-cell office:value-type="float" office:value="70006" table:style-name="ce65">
            <text:p>70,006</text:p>
          </table:table-cell>
          <table:table-cell office:value-type="float" office:value="571816" table:style-name="ce65">
            <text:p>571,8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841182" table:style-name="ce65">
            <text:p>8,841,182</text:p>
          </table:table-cell>
          <table:table-cell office:value-type="float" office:value="23600903" table:style-name="ce65">
            <text:p>23,600,903</text:p>
          </table:table-cell>
          <table:table-cell office:value-type="float" office:value="11701322" table:style-name="ce65">
            <text:p>11,701,322</text:p>
          </table:table-cell>
          <table:table-cell office:value-type="float" office:value="11899581" table:style-name="ce65">
            <text:p>11,899,581</text:p>
          </table:table-cell>
          <table:table-cell office:value-type="float" office:value="13536" table:style-name="ce65">
            <text:p>13,536</text:p>
          </table:table-cell>
          <table:table-cell office:value-type="float" office:value="6926" table:style-name="ce65">
            <text:p>6,926</text:p>
          </table:table-cell>
          <table:table-cell office:value-type="float" office:value="6610" table:style-name="ce65">
            <text:p>6,610</text:p>
          </table:table-cell>
          <table:table-cell office:value-type="float" office:value="7.24" table:style-name="ce66">
            <text:p>7.24</text:p>
          </table:table-cell>
          <table:table-cell office:value-type="float" office:value="16211" table:style-name="ce65">
            <text:p>16,211</text:p>
          </table:table-cell>
          <table:table-cell office:value-type="float" office:value="9525" table:style-name="ce65">
            <text:p>9,525</text:p>
          </table:table-cell>
          <table:table-cell office:value-type="float" office:value="6686" table:style-name="ce65">
            <text:p>6,686</text:p>
          </table:table-cell>
          <table:table-cell office:value-type="float" office:value="8.67" table:style-name="ce66">
            <text:p>8.67</text:p>
          </table:table-cell>
          <table:table-cell office:value-type="float" office:value="-2675" table:style-name="ce65">
            <text:p>–2,675</text:p>
          </table:table-cell>
          <table:table-cell office:value-type="float" office:value="-1.43" table:style-name="ce67">
            <text:p>–1.43</text:p>
          </table:table-cell>
          <table:table-cell office:value-type="float" office:value="11092" table:style-name="ce65">
            <text:p>11,092</text:p>
          </table:table-cell>
          <table:table-cell office:value-type="float" office:value="10833" table:style-name="ce65">
            <text:p>10,833</text:p>
          </table:table-cell>
          <table:table-cell office:value-type="float" office:value="259" table:style-name="ce65">
            <text:p>259</text:p>
          </table:table-cell>
          <table:table-cell office:value-type="float" office:value="75" table:style-name="ce65">
            <text:p>75</text:p>
          </table:table-cell>
          <table:table-cell office:value-type="float" office:value="184" table:style-name="ce65">
            <text:p>184</text:p>
          </table:table-cell>
          <table:table-cell office:value-type="float" office:value="5.93" table:style-name="ce66">
            <text:p>5.93</text:p>
          </table:table-cell>
          <table:table-cell office:value-type="float" office:value="4234" table:style-name="ce65">
            <text:p>4,234</text:p>
          </table:table-cell>
          <table:table-cell office:value-type="float" office:value="4210" table:style-name="ce65">
            <text:p>4,210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2.2599999999999998" table:style-name="ce66">
            <text:p>2.26</text:p>
          </table:table-cell>
          <table:table-cell office:value-type="float" office:value="82908" table:style-name="ce65">
            <text:p>82,908</text:p>
          </table:table-cell>
          <table:table-cell office:value-type="float" office:value="83595" table:style-name="ce65">
            <text:p>83,595</text:p>
          </table:table-cell>
          <table:table-cell office:value-type="float" office:value="572224" table:style-name="ce65">
            <text:p>572,22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848368" table:style-name="ce65">
            <text:p>8,848,368</text:p>
          </table:table-cell>
          <table:table-cell office:value-type="float" office:value="23596493" table:style-name="ce65">
            <text:p>23,596,493</text:p>
          </table:table-cell>
          <table:table-cell office:value-type="float" office:value="11697977" table:style-name="ce65">
            <text:p>11,697,977</text:p>
          </table:table-cell>
          <table:table-cell office:value-type="float" office:value="11898516" table:style-name="ce65">
            <text:p>11,898,516</text:p>
          </table:table-cell>
          <table:table-cell office:value-type="float" office:value="14368" table:style-name="ce65">
            <text:p>14,368</text:p>
          </table:table-cell>
          <table:table-cell office:value-type="float" office:value="7439" table:style-name="ce65">
            <text:p>7,439</text:p>
          </table:table-cell>
          <table:table-cell office:value-type="float" office:value="6929" table:style-name="ce65">
            <text:p>6,929</text:p>
          </table:table-cell>
          <table:table-cell office:value-type="float" office:value="7.19" table:style-name="ce66">
            <text:p>7.19</text:p>
          </table:table-cell>
          <table:table-cell office:value-type="float" office:value="16083" table:style-name="ce65">
            <text:p>16,083</text:p>
          </table:table-cell>
          <table:table-cell office:value-type="float" office:value="9449" table:style-name="ce65">
            <text:p>9,449</text:p>
          </table:table-cell>
          <table:table-cell office:value-type="float" office:value="6634" table:style-name="ce65">
            <text:p>6,634</text:p>
          </table:table-cell>
          <table:table-cell office:value-type="float" office:value="8.0500000000000007" table:style-name="ce66">
            <text:p>8.05</text:p>
          </table:table-cell>
          <table:table-cell office:value-type="float" office:value="-1715" table:style-name="ce65">
            <text:p>–1,715</text:p>
          </table:table-cell>
          <table:table-cell office:value-type="float" office:value="-0.86" table:style-name="ce67">
            <text:p>–0.86</text:p>
          </table:table-cell>
          <table:table-cell office:value-type="float" office:value="9378" table:style-name="ce65">
            <text:p>9,378</text:p>
          </table:table-cell>
          <table:table-cell office:value-type="float" office:value="9227" table:style-name="ce65">
            <text:p>9,227</text:p>
          </table:table-cell>
          <table:table-cell office:value-type="float" office:value="151" table:style-name="ce65">
            <text:p>151</text:p>
          </table:table-cell>
          <table:table-cell office:value-type="float" office:value="50" table:style-name="ce65">
            <text:p>50</text:p>
          </table:table-cell>
          <table:table-cell office:value-type="float" office:value="101" table:style-name="ce65">
            <text:p>101</text:p>
          </table:table-cell>
          <table:table-cell office:value-type="float" office:value="4.6900000000000004" table:style-name="ce66">
            <text:p>4.69</text:p>
          </table:table-cell>
          <table:table-cell office:value-type="float" office:value="4654" table:style-name="ce65">
            <text:p>4,654</text:p>
          </table:table-cell>
          <table:table-cell office:value-type="float" office:value="4624" table:style-name="ce65">
            <text:p>4,624</text:p>
          </table:table-cell>
          <table:table-cell office:value-type="float" office:value="30" table:style-name="ce65">
            <text:p>30</text:p>
          </table:table-cell>
          <table:table-cell office:value-type="float" office:value="10" table:style-name="ce65">
            <text:p>10</text:p>
          </table:table-cell>
          <table:table-cell office:value-type="float" office:value="20" table:style-name="ce65">
            <text:p>20</text:p>
          </table:table-cell>
          <table:table-cell office:value-type="float" office:value="2.33" table:style-name="ce66">
            <text:p>2.33</text:p>
          </table:table-cell>
          <table:table-cell office:value-type="float" office:value="87117" table:style-name="ce65">
            <text:p>87,117</text:p>
          </table:table-cell>
          <table:table-cell office:value-type="float" office:value="89812" table:style-name="ce65">
            <text:p>89,812</text:p>
          </table:table-cell>
          <table:table-cell office:value-type="float" office:value="572675" table:style-name="ce65">
            <text:p>572,67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854938" table:style-name="ce65">
            <text:p>8,854,938</text:p>
          </table:table-cell>
          <table:table-cell office:value-type="float" office:value="23591920" table:style-name="ce65">
            <text:p>23,591,920</text:p>
          </table:table-cell>
          <table:table-cell office:value-type="float" office:value="11694751" table:style-name="ce65">
            <text:p>11,694,751</text:p>
          </table:table-cell>
          <table:table-cell office:value-type="float" office:value="11897169" table:style-name="ce65">
            <text:p>11,897,169</text:p>
          </table:table-cell>
          <table:table-cell office:value-type="float" office:value="12864" table:style-name="ce65">
            <text:p>12,864</text:p>
          </table:table-cell>
          <table:table-cell office:value-type="float" office:value="6642" table:style-name="ce65">
            <text:p>6,642</text:p>
          </table:table-cell>
          <table:table-cell office:value-type="float" office:value="6222" table:style-name="ce65">
            <text:p>6,222</text:p>
          </table:table-cell>
          <table:table-cell office:value-type="float" office:value="6.65" table:style-name="ce66">
            <text:p>6.65</text:p>
          </table:table-cell>
          <table:table-cell office:value-type="float" office:value="14423" table:style-name="ce65">
            <text:p>14,423</text:p>
          </table:table-cell>
          <table:table-cell office:value-type="float" office:value="8417" table:style-name="ce65">
            <text:p>8,417</text:p>
          </table:table-cell>
          <table:table-cell office:value-type="float" office:value="6006" table:style-name="ce65">
            <text:p>6,006</text:p>
          </table:table-cell>
          <table:table-cell office:value-type="float" office:value="7.46" table:style-name="ce66">
            <text:p>7.46</text:p>
          </table:table-cell>
          <table:table-cell office:value-type="float" office:value="-1559" table:style-name="ce65">
            <text:p>–1,559</text:p>
          </table:table-cell>
          <table:table-cell office:value-type="float" office:value="-0.81" table:style-name="ce67">
            <text:p>–0.81</text:p>
          </table:table-cell>
          <table:table-cell office:value-type="float" office:value="6939" table:style-name="ce65">
            <text:p>6,939</text:p>
          </table:table-cell>
          <table:table-cell office:value-type="float" office:value="6807" table:style-name="ce65">
            <text:p>6,807</text:p>
          </table:table-cell>
          <table:table-cell office:value-type="float" office:value="132" table:style-name="ce65">
            <text:p>132</text:p>
          </table:table-cell>
          <table:table-cell office:value-type="float" office:value="39" table:style-name="ce65">
            <text:p>39</text:p>
          </table:table-cell>
          <table:table-cell office:value-type="float" office:value="93" table:style-name="ce65">
            <text:p>93</text:p>
          </table:table-cell>
          <table:table-cell office:value-type="float" office:value="3.59" table:style-name="ce66">
            <text:p>3.59</text:p>
          </table:table-cell>
          <table:table-cell office:value-type="float" office:value="4024" table:style-name="ce65">
            <text:p>4,024</text:p>
          </table:table-cell>
          <table:table-cell office:value-type="float" office:value="3989" table:style-name="ce65">
            <text:p>3,989</text:p>
          </table:table-cell>
          <table:table-cell office:value-type="float" office:value="35" table:style-name="ce65">
            <text:p>35</text:p>
          </table:table-cell>
          <table:table-cell office:value-type="float" office:value="11" table:style-name="ce65">
            <text:p>11</text:p>
          </table:table-cell>
          <table:table-cell office:value-type="float" office:value="24" table:style-name="ce65">
            <text:p>24</text:p>
          </table:table-cell>
          <table:table-cell office:value-type="float" office:value="2.08" table:style-name="ce66">
            <text:p>2.08</text:p>
          </table:table-cell>
          <table:table-cell office:value-type="float" office:value="74075" table:style-name="ce65">
            <text:p>74,075</text:p>
          </table:table-cell>
          <table:table-cell office:value-type="float" office:value="77089" table:style-name="ce65">
            <text:p>77,089</text:p>
          </table:table-cell>
          <table:table-cell office:value-type="float" office:value="573086" table:style-name="ce65">
            <text:p>573,08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865759" table:style-name="ce65">
            <text:p>8,865,759</text:p>
          </table:table-cell>
          <table:table-cell office:value-type="float" office:value="23586562" table:style-name="ce65">
            <text:p>23,586,562</text:p>
          </table:table-cell>
          <table:table-cell office:value-type="float" office:value="11691334" table:style-name="ce65">
            <text:p>11,691,334</text:p>
          </table:table-cell>
          <table:table-cell office:value-type="float" office:value="11895228" table:style-name="ce65">
            <text:p>11,895,228</text:p>
          </table:table-cell>
          <table:table-cell office:value-type="float" office:value="12235" table:style-name="ce65">
            <text:p>12,235</text:p>
          </table:table-cell>
          <table:table-cell office:value-type="float" office:value="6403" table:style-name="ce65">
            <text:p>6,403</text:p>
          </table:table-cell>
          <table:table-cell office:value-type="float" office:value="5832" table:style-name="ce65">
            <text:p>5,832</text:p>
          </table:table-cell>
          <table:table-cell office:value-type="float" office:value="6.12" table:style-name="ce66">
            <text:p>6.12</text:p>
          </table:table-cell>
          <table:table-cell office:value-type="float" office:value="13272" table:style-name="ce65">
            <text:p>13,272</text:p>
          </table:table-cell>
          <table:table-cell office:value-type="float" office:value="7871" table:style-name="ce65">
            <text:p>7,871</text:p>
          </table:table-cell>
          <table:table-cell office:value-type="float" office:value="5401" table:style-name="ce65">
            <text:p>5,401</text:p>
          </table:table-cell>
          <table:table-cell office:value-type="float" office:value="6.64" table:style-name="ce66">
            <text:p>6.64</text:p>
          </table:table-cell>
          <table:table-cell office:value-type="float" office:value="-1037" table:style-name="ce65">
            <text:p>–1,037</text:p>
          </table:table-cell>
          <table:table-cell office:value-type="float" office:value="-0.52" table:style-name="ce67">
            <text:p>–0.52</text:p>
          </table:table-cell>
          <table:table-cell office:value-type="float" office:value="15370" table:style-name="ce65">
            <text:p>15,370</text:p>
          </table:table-cell>
          <table:table-cell office:value-type="float" office:value="14968" table:style-name="ce65">
            <text:p>14,968</text:p>
          </table:table-cell>
          <table:table-cell office:value-type="float" office:value="402" table:style-name="ce65">
            <text:p>402</text:p>
          </table:table-cell>
          <table:table-cell office:value-type="float" office:value="96" table:style-name="ce65">
            <text:p>96</text:p>
          </table:table-cell>
          <table:table-cell office:value-type="float" office:value="306" table:style-name="ce65">
            <text:p>306</text:p>
          </table:table-cell>
          <table:table-cell office:value-type="float" office:value="7.69" table:style-name="ce66">
            <text:p>7.69</text:p>
          </table:table-cell>
          <table:table-cell office:value-type="float" office:value="4447" table:style-name="ce65">
            <text:p>4,447</text:p>
          </table:table-cell>
          <table:table-cell office:value-type="float" office:value="4419" table:style-name="ce65">
            <text:p>4,419</text:p>
          </table:table-cell>
          <table:table-cell office:value-type="float" office:value="28" table:style-name="ce65">
            <text:p>28</text:p>
          </table:table-cell>
          <table:table-cell office:value-type="float" office:value="5" table:style-name="ce65">
            <text:p>5</text:p>
          </table:table-cell>
          <table:table-cell office:value-type="float" office:value="23" table:style-name="ce65">
            <text:p>23</text:p>
          </table:table-cell>
          <table:table-cell office:value-type="float" office:value="2.23" table:style-name="ce66">
            <text:p>2.23</text:p>
          </table:table-cell>
          <table:table-cell office:value-type="float" office:value="76367" table:style-name="ce65">
            <text:p>76,367</text:p>
          </table:table-cell>
          <table:table-cell office:value-type="float" office:value="80688" table:style-name="ce65">
            <text:p>80,688</text:p>
          </table:table-cell>
          <table:table-cell office:value-type="float" office:value="573469" table:style-name="ce65">
            <text:p>573,46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874204" table:style-name="ce65">
            <text:p>8,874,204</text:p>
          </table:table-cell>
          <table:table-cell office:value-type="float" office:value="23583823" table:style-name="ce65">
            <text:p>23,583,823</text:p>
          </table:table-cell>
          <table:table-cell office:value-type="float" office:value="11689221" table:style-name="ce65">
            <text:p>11,689,221</text:p>
          </table:table-cell>
          <table:table-cell office:value-type="float" office:value="11894602" table:style-name="ce65">
            <text:p>11,894,602</text:p>
          </table:table-cell>
          <table:table-cell office:value-type="float" office:value="14247" table:style-name="ce65">
            <text:p>14,247</text:p>
          </table:table-cell>
          <table:table-cell office:value-type="float" office:value="7408" table:style-name="ce65">
            <text:p>7,408</text:p>
          </table:table-cell>
          <table:table-cell office:value-type="float" office:value="6839" table:style-name="ce65">
            <text:p>6,839</text:p>
          </table:table-cell>
          <table:table-cell office:value-type="float" office:value="7.37" table:style-name="ce66">
            <text:p>7.37</text:p>
          </table:table-cell>
          <table:table-cell office:value-type="float" office:value="13893" table:style-name="ce65">
            <text:p>13,893</text:p>
          </table:table-cell>
          <table:table-cell office:value-type="float" office:value="8120" table:style-name="ce65">
            <text:p>8,120</text:p>
          </table:table-cell>
          <table:table-cell office:value-type="float" office:value="5773" table:style-name="ce65">
            <text:p>5,773</text:p>
          </table:table-cell>
          <table:table-cell office:value-type="float" office:value="7.19" table:style-name="ce66">
            <text:p>7.19</text:p>
          </table:table-cell>
          <table:table-cell office:value-type="float" office:value="354" table:style-name="ce65">
            <text:p>354</text:p>
          </table:table-cell>
          <table:table-cell office:value-type="float" office:value="0.18" table:style-name="ce67">
            <text:p>0.18</text:p>
          </table:table-cell>
          <table:table-cell office:value-type="float" office:value="6889" table:style-name="ce65">
            <text:p>6,889</text:p>
          </table:table-cell>
          <table:table-cell office:value-type="float" office:value="6745" table:style-name="ce65">
            <text:p>6,745</text:p>
          </table:table-cell>
          <table:table-cell office:value-type="float" office:value="144" table:style-name="ce65">
            <text:p>144</text:p>
          </table:table-cell>
          <table:table-cell office:value-type="float" office:value="51" table:style-name="ce65">
            <text:p>51</text:p>
          </table:table-cell>
          <table:table-cell office:value-type="float" office:value="93" table:style-name="ce65">
            <text:p>93</text:p>
          </table:table-cell>
          <table:table-cell office:value-type="float" office:value="3.56" table:style-name="ce66">
            <text:p>3.56</text:p>
          </table:table-cell>
          <table:table-cell office:value-type="float" office:value="4259" table:style-name="ce65">
            <text:p>4,259</text:p>
          </table:table-cell>
          <table:table-cell office:value-type="float" office:value="4235" table:style-name="ce65">
            <text:p>4,235</text:p>
          </table:table-cell>
          <table:table-cell office:value-type="float" office:value="24" table:style-name="ce65">
            <text:p>24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2.2000000000000002" table:style-name="ce66">
            <text:p>2.20</text:p>
          </table:table-cell>
          <table:table-cell office:value-type="float" office:value="72568" table:style-name="ce65">
            <text:p>72,568</text:p>
          </table:table-cell>
          <table:table-cell office:value-type="float" office:value="75661" table:style-name="ce65">
            <text:p>75,661</text:p>
          </table:table-cell>
          <table:table-cell office:value-type="float" office:value="573980" table:style-name="ce65">
            <text:p>573,98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884763" table:style-name="ce65">
            <text:p>8,884,763</text:p>
          </table:table-cell>
          <table:table-cell office:value-type="float" office:value="23578705" table:style-name="ce65">
            <text:p>23,578,705</text:p>
          </table:table-cell>
          <table:table-cell office:value-type="float" office:value="11685947" table:style-name="ce65">
            <text:p>11,685,947</text:p>
          </table:table-cell>
          <table:table-cell office:value-type="float" office:value="11892758" table:style-name="ce65">
            <text:p>11,892,758</text:p>
          </table:table-cell>
          <table:table-cell office:value-type="float" office:value="12614" table:style-name="ce65">
            <text:p>12,614</text:p>
          </table:table-cell>
          <table:table-cell office:value-type="float" office:value="6582" table:style-name="ce65">
            <text:p>6,582</text:p>
          </table:table-cell>
          <table:table-cell office:value-type="float" office:value="6032" table:style-name="ce65">
            <text:p>6,032</text:p>
          </table:table-cell>
          <table:table-cell office:value-type="float" office:value="6.32" table:style-name="ce66">
            <text:p>6.32</text:p>
          </table:table-cell>
          <table:table-cell office:value-type="float" office:value="14533" table:style-name="ce65">
            <text:p>14,533</text:p>
          </table:table-cell>
          <table:table-cell office:value-type="float" office:value="8381" table:style-name="ce65">
            <text:p>8,381</text:p>
          </table:table-cell>
          <table:table-cell office:value-type="float" office:value="6152" table:style-name="ce65">
            <text:p>6,152</text:p>
          </table:table-cell>
          <table:table-cell office:value-type="float" office:value="7.28" table:style-name="ce66">
            <text:p>7.28</text:p>
          </table:table-cell>
          <table:table-cell office:value-type="float" office:value="-1919" table:style-name="ce65">
            <text:p>–1,919</text:p>
          </table:table-cell>
          <table:table-cell office:value-type="float" office:value="-0.96" table:style-name="ce67">
            <text:p>–0.96</text:p>
          </table:table-cell>
          <table:table-cell office:value-type="float" office:value="8324" table:style-name="ce65">
            <text:p>8,324</text:p>
          </table:table-cell>
          <table:table-cell office:value-type="float" office:value="8170" table:style-name="ce65">
            <text:p>8,170</text:p>
          </table:table-cell>
          <table:table-cell office:value-type="float" office:value="154" table:style-name="ce65">
            <text:p>154</text:p>
          </table:table-cell>
          <table:table-cell office:value-type="float" office:value="44" table:style-name="ce65">
            <text:p>44</text:p>
          </table:table-cell>
          <table:table-cell office:value-type="float" office:value="110" table:style-name="ce65">
            <text:p>110</text:p>
          </table:table-cell>
          <table:table-cell office:value-type="float" office:value="4.17" table:style-name="ce66">
            <text:p>4.17</text:p>
          </table:table-cell>
          <table:table-cell office:value-type="float" office:value="4905" table:style-name="ce65">
            <text:p>4,905</text:p>
          </table:table-cell>
          <table:table-cell office:value-type="float" office:value="4867" table:style-name="ce65">
            <text:p>4,867</text:p>
          </table:table-cell>
          <table:table-cell office:value-type="float" office:value="38" table:style-name="ce65">
            <text:p>38</text:p>
          </table:table-cell>
          <table:table-cell office:value-type="float" office:value="7" table:style-name="ce65">
            <text:p>7</text:p>
          </table:table-cell>
          <table:table-cell office:value-type="float" office:value="31" table:style-name="ce65">
            <text:p>31</text:p>
          </table:table-cell>
          <table:table-cell office:value-type="float" office:value="2.46" table:style-name="ce66">
            <text:p>2.46</text:p>
          </table:table-cell>
          <table:table-cell office:value-type="float" office:value="88137" table:style-name="ce65">
            <text:p>88,137</text:p>
          </table:table-cell>
          <table:table-cell office:value-type="float" office:value="91336" table:style-name="ce65">
            <text:p>91,336</text:p>
          </table:table-cell>
          <table:table-cell office:value-type="float" office:value="574508" table:style-name="ce65">
            <text:p>574,50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03119" table:style-name="ce65">
            <text:p>8,903,119</text:p>
          </table:table-cell>
          <table:table-cell office:value-type="float" office:value="23574334" table:style-name="ce65">
            <text:p>23,574,334</text:p>
          </table:table-cell>
          <table:table-cell office:value-type="float" office:value="11683160" table:style-name="ce65">
            <text:p>11,683,160</text:p>
          </table:table-cell>
          <table:table-cell office:value-type="float" office:value="11891174" table:style-name="ce65">
            <text:p>11,891,174</text:p>
          </table:table-cell>
          <table:table-cell office:value-type="float" office:value="12787" table:style-name="ce65">
            <text:p>12,787</text:p>
          </table:table-cell>
          <table:table-cell office:value-type="float" office:value="6638" table:style-name="ce65">
            <text:p>6,638</text:p>
          </table:table-cell>
          <table:table-cell office:value-type="float" office:value="6149" table:style-name="ce65">
            <text:p>6,149</text:p>
          </table:table-cell>
          <table:table-cell office:value-type="float" office:value="6.4" table:style-name="ce66">
            <text:p>6.40</text:p>
          </table:table-cell>
          <table:table-cell office:value-type="float" office:value="13301" table:style-name="ce65">
            <text:p>13,301</text:p>
          </table:table-cell>
          <table:table-cell office:value-type="float" office:value="7767" table:style-name="ce65">
            <text:p>7,767</text:p>
          </table:table-cell>
          <table:table-cell office:value-type="float" office:value="5534" table:style-name="ce65">
            <text:p>5,534</text:p>
          </table:table-cell>
          <table:table-cell office:value-type="float" office:value="6.66" table:style-name="ce66">
            <text:p>6.66</text:p>
          </table:table-cell>
          <table:table-cell office:value-type="float" office:value="-514" table:style-name="ce65">
            <text:p>–514</text:p>
          </table:table-cell>
          <table:table-cell office:value-type="float" office:value="-0.26" table:style-name="ce67">
            <text:p>–0.26</text:p>
          </table:table-cell>
          <table:table-cell office:value-type="float" office:value="6583" table:style-name="ce65">
            <text:p>6,583</text:p>
          </table:table-cell>
          <table:table-cell office:value-type="float" office:value="6422" table:style-name="ce65">
            <text:p>6,422</text:p>
          </table:table-cell>
          <table:table-cell office:value-type="float" office:value="161" table:style-name="ce65">
            <text:p>161</text:p>
          </table:table-cell>
          <table:table-cell office:value-type="float" office:value="64" table:style-name="ce65">
            <text:p>64</text:p>
          </table:table-cell>
          <table:table-cell office:value-type="float" office:value="97" table:style-name="ce65">
            <text:p>97</text:p>
          </table:table-cell>
          <table:table-cell office:value-type="float" office:value="3.3" table:style-name="ce66">
            <text:p>3.30</text:p>
          </table:table-cell>
          <table:table-cell office:value-type="float" office:value="4379" table:style-name="ce65">
            <text:p>4,379</text:p>
          </table:table-cell>
          <table:table-cell office:value-type="float" office:value="4350" table:style-name="ce65">
            <text:p>4,350</text:p>
          </table:table-cell>
          <table:table-cell office:value-type="float" office:value="29" table:style-name="ce65">
            <text:p>29</text:p>
          </table:table-cell>
          <table:table-cell office:value-type="float" office:value="9" table:style-name="ce65">
            <text:p>9</text:p>
          </table:table-cell>
          <table:table-cell office:value-type="float" office:value="20" table:style-name="ce65">
            <text:p>20</text:p>
          </table:table-cell>
          <table:table-cell office:value-type="float" office:value="2.19" table:style-name="ce66">
            <text:p>2.19</text:p>
          </table:table-cell>
          <table:table-cell office:value-type="float" office:value="89396" table:style-name="ce65">
            <text:p>89,396</text:p>
          </table:table-cell>
          <table:table-cell office:value-type="float" office:value="93253" table:style-name="ce65">
            <text:p>93,253</text:p>
          </table:table-cell>
          <table:table-cell office:value-type="float" office:value="575067" table:style-name="ce65">
            <text:p>575,0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921682" table:style-name="ce65">
            <text:p>8,921,682</text:p>
          </table:table-cell>
          <table:table-cell office:value-type="float" office:value="23568378" table:style-name="ce65">
            <text:p>23,568,378</text:p>
          </table:table-cell>
          <table:table-cell office:value-type="float" office:value="11679669" table:style-name="ce65">
            <text:p>11,679,669</text:p>
          </table:table-cell>
          <table:table-cell office:value-type="float" office:value="11888709" table:style-name="ce65">
            <text:p>11,888,709</text:p>
          </table:table-cell>
          <table:table-cell office:value-type="float" office:value="13854" table:style-name="ce65">
            <text:p>13,854</text:p>
          </table:table-cell>
          <table:table-cell office:value-type="float" office:value="7318" table:style-name="ce65">
            <text:p>7,318</text:p>
          </table:table-cell>
          <table:table-cell office:value-type="float" office:value="6536" table:style-name="ce65">
            <text:p>6,536</text:p>
          </table:table-cell>
          <table:table-cell office:value-type="float" office:value="7.17" table:style-name="ce66">
            <text:p>7.17</text:p>
          </table:table-cell>
          <table:table-cell office:value-type="float" office:value="13876" table:style-name="ce65">
            <text:p>13,876</text:p>
          </table:table-cell>
          <table:table-cell office:value-type="float" office:value="8136" table:style-name="ce65">
            <text:p>8,136</text:p>
          </table:table-cell>
          <table:table-cell office:value-type="float" office:value="5740" table:style-name="ce65">
            <text:p>5,740</text:p>
          </table:table-cell>
          <table:table-cell office:value-type="float" office:value="7.18" table:style-name="ce66">
            <text:p>7.18</text:p>
          </table:table-cell>
          <table:table-cell office:value-type="float" office:value="-22" table:style-name="ce65">
            <text:p>–22</text:p>
          </table:table-cell>
          <table:table-cell office:value-type="float" office:value="-0.01" table:style-name="ce67">
            <text:p>–0.01</text:p>
          </table:table-cell>
          <table:table-cell office:value-type="float" office:value="7242" table:style-name="ce65">
            <text:p>7,242</text:p>
          </table:table-cell>
          <table:table-cell office:value-type="float" office:value="7063" table:style-name="ce65">
            <text:p>7,063</text:p>
          </table:table-cell>
          <table:table-cell office:value-type="float" office:value="179" table:style-name="ce65">
            <text:p>179</text:p>
          </table:table-cell>
          <table:table-cell office:value-type="float" office:value="46" table:style-name="ce65">
            <text:p>46</text:p>
          </table:table-cell>
          <table:table-cell office:value-type="float" office:value="133" table:style-name="ce65">
            <text:p>133</text:p>
          </table:table-cell>
          <table:table-cell office:value-type="float" office:value="3.75" table:style-name="ce66">
            <text:p>3.75</text:p>
          </table:table-cell>
          <table:table-cell office:value-type="float" office:value="4516" table:style-name="ce65">
            <text:p>4,516</text:p>
          </table:table-cell>
          <table:table-cell office:value-type="float" office:value="4492" table:style-name="ce65">
            <text:p>4,492</text:p>
          </table:table-cell>
          <table:table-cell office:value-type="float" office:value="24" table:style-name="ce65">
            <text:p>24</text:p>
          </table:table-cell>
          <table:table-cell office:value-type="float" office:value="5" table:style-name="ce65">
            <text:p>5</text:p>
          </table:table-cell>
          <table:table-cell office:value-type="float" office:value="19" table:style-name="ce65">
            <text:p>19</text:p>
          </table:table-cell>
          <table:table-cell office:value-type="float" office:value="2.34" table:style-name="ce66">
            <text:p>2.34</text:p>
          </table:table-cell>
          <table:table-cell office:value-type="float" office:value="92416" table:style-name="ce65">
            <text:p>92,416</text:p>
          </table:table-cell>
          <table:table-cell office:value-type="float" office:value="98350" table:style-name="ce65">
            <text:p>98,350</text:p>
          </table:table-cell>
          <table:table-cell office:value-type="float" office:value="575555" table:style-name="ce65">
            <text:p>575,55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923738" table:style-name="ce65">
            <text:p>8,923,738</text:p>
          </table:table-cell>
          <table:table-cell office:value-type="float" office:value="23566471" table:style-name="ce65">
            <text:p>23,566,471</text:p>
          </table:table-cell>
          <table:table-cell office:value-type="float" office:value="11677788" table:style-name="ce65">
            <text:p>11,677,788</text:p>
          </table:table-cell>
          <table:table-cell office:value-type="float" office:value="11888683" table:style-name="ce65">
            <text:p>11,888,683</text:p>
          </table:table-cell>
          <table:table-cell office:value-type="float" office:value="14031" table:style-name="ce65">
            <text:p>14,031</text:p>
          </table:table-cell>
          <table:table-cell office:value-type="float" office:value="7205" table:style-name="ce65">
            <text:p>7,205</text:p>
          </table:table-cell>
          <table:table-cell office:value-type="float" office:value="6826" table:style-name="ce65">
            <text:p>6,826</text:p>
          </table:table-cell>
          <table:table-cell office:value-type="float" office:value="7.03" table:style-name="ce66">
            <text:p>7.03</text:p>
          </table:table-cell>
          <table:table-cell office:value-type="float" office:value="13542" table:style-name="ce65">
            <text:p>13,542</text:p>
          </table:table-cell>
          <table:table-cell office:value-type="float" office:value="7938" table:style-name="ce65">
            <text:p>7,938</text:p>
          </table:table-cell>
          <table:table-cell office:value-type="float" office:value="5604" table:style-name="ce65">
            <text:p>5,604</text:p>
          </table:table-cell>
          <table:table-cell office:value-type="float" office:value="6.78" table:style-name="ce66">
            <text:p>6.78</text:p>
          </table:table-cell>
          <table:table-cell office:value-type="float" office:value="489" table:style-name="ce65">
            <text:p>489</text:p>
          </table:table-cell>
          <table:table-cell office:value-type="float" office:value="0.24" table:style-name="ce67">
            <text:p>0.24</text:p>
          </table:table-cell>
          <table:table-cell office:value-type="float" office:value="12384" table:style-name="ce65">
            <text:p>12,384</text:p>
          </table:table-cell>
          <table:table-cell office:value-type="float" office:value="12204" table:style-name="ce65">
            <text:p>12,204</text:p>
          </table:table-cell>
          <table:table-cell office:value-type="float" office:value="180" table:style-name="ce65">
            <text:p>180</text:p>
          </table:table-cell>
          <table:table-cell office:value-type="float" office:value="50" table:style-name="ce65">
            <text:p>50</text:p>
          </table:table-cell>
          <table:table-cell office:value-type="float" office:value="130" table:style-name="ce65">
            <text:p>130</text:p>
          </table:table-cell>
          <table:table-cell office:value-type="float" office:value="6.2" table:style-name="ce66">
            <text:p>6.20</text:p>
          </table:table-cell>
          <table:table-cell office:value-type="float" office:value="4043" table:style-name="ce65">
            <text:p>4,043</text:p>
          </table:table-cell>
          <table:table-cell office:value-type="float" office:value="4017" table:style-name="ce65">
            <text:p>4,017</text:p>
          </table:table-cell>
          <table:table-cell office:value-type="float" office:value="26" table:style-name="ce65">
            <text:p>26</text:p>
          </table:table-cell>
          <table:table-cell office:value-type="float" office:value="9" table:style-name="ce65">
            <text:p>9</text:p>
          </table:table-cell>
          <table:table-cell office:value-type="float" office:value="17" table:style-name="ce65">
            <text:p>17</text:p>
          </table:table-cell>
          <table:table-cell office:value-type="float" office:value="2.0299999999999998" table:style-name="ce66">
            <text:p>2.03</text:p>
          </table:table-cell>
          <table:table-cell office:value-type="float" office:value="63402" table:style-name="ce65">
            <text:p>63,402</text:p>
          </table:table-cell>
          <table:table-cell office:value-type="float" office:value="65798" table:style-name="ce65">
            <text:p>65,798</text:p>
          </table:table-cell>
          <table:table-cell office:value-type="float" office:value="575967" table:style-name="ce65">
            <text:p>575,9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928167" table:style-name="ce65">
            <text:p>8,928,167</text:p>
          </table:table-cell>
          <table:table-cell office:value-type="float" office:value="23563356" table:style-name="ce65">
            <text:p>23,563,356</text:p>
          </table:table-cell>
          <table:table-cell office:value-type="float" office:value="11675605" table:style-name="ce65">
            <text:p>11,675,605</text:p>
          </table:table-cell>
          <table:table-cell office:value-type="float" office:value="11887751" table:style-name="ce65">
            <text:p>11,887,751</text:p>
          </table:table-cell>
          <table:table-cell office:value-type="float" office:value="14656" table:style-name="ce65">
            <text:p>14,656</text:p>
          </table:table-cell>
          <table:table-cell office:value-type="float" office:value="7659" table:style-name="ce65">
            <text:p>7,659</text:p>
          </table:table-cell>
          <table:table-cell office:value-type="float" office:value="6997" table:style-name="ce65">
            <text:p>6,997</text:p>
          </table:table-cell>
          <table:table-cell office:value-type="float" office:value="7.587380510973774" table:style-name="ce66">
            <text:p>7.59</text:p>
          </table:table-cell>
          <table:table-cell office:value-type="float" office:value="14141" table:style-name="ce65">
            <text:p>14,141</text:p>
          </table:table-cell>
          <table:table-cell office:value-type="float" office:value="8271" table:style-name="ce65">
            <text:p>8,271</text:p>
          </table:table-cell>
          <table:table-cell office:value-type="float" office:value="5870" table:style-name="ce65">
            <text:p>5,870</text:p>
          </table:table-cell>
          <table:table-cell office:value-type="float" office:value="7.3207660893613626" table:style-name="ce66">
            <text:p>7.32</text:p>
          </table:table-cell>
          <table:table-cell office:value-type="float" office:value="515" table:style-name="ce65">
            <text:p>515</text:p>
          </table:table-cell>
          <table:table-cell office:value-type="float" office:value="0.26661442161241089" table:style-name="ce67">
            <text:p>0.27</text:p>
          </table:table-cell>
          <table:table-cell office:value-type="float" office:value="9186" table:style-name="ce65">
            <text:p>9,186</text:p>
          </table:table-cell>
          <table:table-cell office:value-type="float" office:value="9023" table:style-name="ce65">
            <text:p>9,023</text:p>
          </table:table-cell>
          <table:table-cell office:value-type="float" office:value="163" table:style-name="ce65">
            <text:p>163</text:p>
          </table:table-cell>
          <table:table-cell office:value-type="float" office:value="35" table:style-name="ce65">
            <text:p>35</text:p>
          </table:table-cell>
          <table:table-cell office:value-type="float" office:value="128" table:style-name="ce65">
            <text:p>128</text:p>
          </table:table-cell>
          <table:table-cell office:value-type="float" office:value="4.755572964915741" table:style-name="ce66">
            <text:p>4.76</text:p>
          </table:table-cell>
          <table:table-cell office:value-type="float" office:value="4209" table:style-name="ce65">
            <text:p>4,209</text:p>
          </table:table-cell>
          <table:table-cell office:value-type="float" office:value="4171" table:style-name="ce65">
            <text:p>4,171</text:p>
          </table:table-cell>
          <table:table-cell office:value-type="float" office:value="38" table:style-name="ce65">
            <text:p>38</text:p>
          </table:table-cell>
          <table:table-cell office:value-type="float" office:value="13" table:style-name="ce65">
            <text:p>13</text:p>
          </table:table-cell>
          <table:table-cell office:value-type="float" office:value="25" table:style-name="ce65">
            <text:p>25</text:p>
          </table:table-cell>
          <table:table-cell office:value-type="float" office:value="2.1789904865371597" table:style-name="ce66">
            <text:p>2.18</text:p>
          </table:table-cell>
          <table:table-cell office:value-type="float" office:value="68722" table:style-name="ce65">
            <text:p>68,722</text:p>
          </table:table-cell>
          <table:table-cell office:value-type="float" office:value="72352" table:style-name="ce65">
            <text:p>72,352</text:p>
          </table:table-cell>
          <table:table-cell office:value-type="float" office:value="576374" table:style-name="ce65">
            <text:p>576,37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933814" table:style-name="ce65">
            <text:p>8,933,814</text:p>
          </table:table-cell>
          <table:table-cell office:value-type="float" office:value="23561236" table:style-name="ce65">
            <text:p>23,561,236</text:p>
          </table:table-cell>
          <table:table-cell office:value-type="float" office:value="11673765" table:style-name="ce65">
            <text:p>11,673,765</text:p>
          </table:table-cell>
          <table:table-cell office:value-type="float" office:value="11887471" table:style-name="ce65">
            <text:p>11,887,471</text:p>
          </table:table-cell>
          <table:table-cell office:value-type="float" office:value="17547" table:style-name="ce65">
            <text:p>17,547</text:p>
          </table:table-cell>
          <table:table-cell office:value-type="float" office:value="9039" table:style-name="ce65">
            <text:p>9,039</text:p>
          </table:table-cell>
          <table:table-cell office:value-type="float" office:value="8508" table:style-name="ce65">
            <text:p>8,508</text:p>
          </table:table-cell>
          <table:table-cell office:value-type="float" office:value="8.7923437703869318" table:style-name="ce66">
            <text:p>8.79</text:p>
          </table:table-cell>
          <table:table-cell office:value-type="float" office:value="15208" table:style-name="ce65">
            <text:p>15,208</text:p>
          </table:table-cell>
          <table:table-cell office:value-type="float" office:value="8944" table:style-name="ce65">
            <text:p>8,944</text:p>
          </table:table-cell>
          <table:table-cell office:value-type="float" office:value="6264" table:style-name="ce65">
            <text:p>6,264</text:p>
          </table:table-cell>
          <table:table-cell office:value-type="float" office:value="7.6203319120102826" table:style-name="ce66">
            <text:p>7.62</text:p>
          </table:table-cell>
          <table:table-cell office:value-type="float" office:value="2339" table:style-name="ce65">
            <text:p>2,339</text:p>
          </table:table-cell>
          <table:table-cell office:value-type="float" office:value="1.1720118583766475" table:style-name="ce67">
            <text:p>1.17</text:p>
          </table:table-cell>
          <table:table-cell office:value-type="float" office:value="15638" table:style-name="ce65">
            <text:p>15,638</text:p>
          </table:table-cell>
          <table:table-cell office:value-type="float" office:value="15380" table:style-name="ce65">
            <text:p>15,380</text:p>
          </table:table-cell>
          <table:table-cell office:value-type="float" office:value="258" table:style-name="ce65">
            <text:p>258</text:p>
          </table:table-cell>
          <table:table-cell office:value-type="float" office:value="55" table:style-name="ce65">
            <text:p>55</text:p>
          </table:table-cell>
          <table:table-cell office:value-type="float" office:value="203" table:style-name="ce65">
            <text:p>203</text:p>
          </table:table-cell>
          <table:table-cell office:value-type="float" office:value="7.8357936901641763" table:style-name="ce66">
            <text:p>7.84</text:p>
          </table:table-cell>
          <table:table-cell office:value-type="float" office:value="4338" table:style-name="ce65">
            <text:p>4,338</text:p>
          </table:table-cell>
          <table:table-cell office:value-type="float" office:value="4287" table:style-name="ce65">
            <text:p>4,287</text:p>
          </table:table-cell>
          <table:table-cell office:value-type="float" office:value="51" table:style-name="ce65">
            <text:p>51</text:p>
          </table:table-cell>
          <table:table-cell office:value-type="float" office:value="11" table:style-name="ce65">
            <text:p>11</text:p>
          </table:table-cell>
          <table:table-cell office:value-type="float" office:value="40" table:style-name="ce65">
            <text:p>40</text:p>
          </table:table-cell>
          <table:table-cell office:value-type="float" office:value="2.1736585898409131" table:style-name="ce66">
            <text:p>2.17</text:p>
          </table:table-cell>
          <table:table-cell office:value-type="float" office:value="77830" table:style-name="ce65">
            <text:p>77,830</text:p>
          </table:table-cell>
          <table:table-cell office:value-type="float" office:value="82289" table:style-name="ce65">
            <text:p>82,289</text:p>
          </table:table-cell>
          <table:table-cell office:value-type="float" office:value="576792" table:style-name="ce65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10<text:span text:style-name="T9">年</text:span>1~4<text:span text:style-name="T11">月</text:span></text:p>
          </table:table-cell>
          <table:covered-table-cell/>
          <table:table-cell office:value-type="float" office:value="8957953" table:style-name="ce57">
            <text:p>8,957,953</text:p>
          </table:table-cell>
          <table:table-cell office:value-type="float" office:value="23514196" table:style-name="ce57">
            <text:p>23,514,196</text:p>
          </table:table-cell>
          <table:table-cell office:value-type="float" office:value="11647873" table:style-name="ce57">
            <text:p>11,647,873</text:p>
          </table:table-cell>
          <table:table-cell office:value-type="float" office:value="11866323" table:style-name="ce57">
            <text:p>11,866,323</text:p>
          </table:table-cell>
          <table:table-cell office:value-type="float" office:value="47181" table:style-name="ce57">
            <text:p>47,181</text:p>
          </table:table-cell>
          <table:table-cell office:value-type="float" office:value="24383" table:style-name="ce57">
            <text:p>24,383</text:p>
          </table:table-cell>
          <table:table-cell office:value-type="float" office:value="22798" table:style-name="ce57">
            <text:p>22,798</text:p>
          </table:table-cell>
          <table:table-cell office:value-type="float" office:value="6.0954957730351049" table:style-name="ce68">
            <text:p>6.10</text:p>
          </table:table-cell>
          <table:table-cell office:value-type="float" office:value="61902" table:style-name="ce57">
            <text:p>61,902</text:p>
          </table:table-cell>
          <table:table-cell office:value-type="float" office:value="36041" table:style-name="ce57">
            <text:p>36,041</text:p>
          </table:table-cell>
          <table:table-cell office:value-type="float" office:value="25861" table:style-name="ce57">
            <text:p>25,861</text:p>
          </table:table-cell>
          <table:table-cell office:value-type="float" office:value="7.9973586685830966" table:style-name="ce68">
            <text:p>8.00</text:p>
          </table:table-cell>
          <table:table-cell office:value-type="float" office:value="-14721" table:style-name="ce57">
            <text:p>–14,721</text:p>
          </table:table-cell>
          <table:table-cell office:value-type="float" office:value="-1.9018628955479913" table:style-name="ce69">
            <text:p>–1.90</text:p>
          </table:table-cell>
          <table:table-cell office:value-type="float" office:value="36302" table:style-name="ce57">
            <text:p>36,302</text:p>
          </table:table-cell>
          <table:table-cell office:value-type="float" office:value="35757" table:style-name="ce57">
            <text:p>35,757</text:p>
          </table:table-cell>
          <table:table-cell office:value-type="float" office:value="545" table:style-name="ce57">
            <text:p>545</text:p>
          </table:table-cell>
          <table:table-cell office:value-type="float" office:value="181" table:style-name="ce57">
            <text:p>181</text:p>
          </table:table-cell>
          <table:table-cell office:value-type="float" office:value="364" table:style-name="ce57">
            <text:p>364</text:p>
          </table:table-cell>
          <table:table-cell office:value-type="float" office:value="4.6899957091354647" table:style-name="ce68">
            <text:p>4.69</text:p>
          </table:table-cell>
          <table:table-cell office:value-type="float" office:value="15921" table:style-name="ce57">
            <text:p>15,921</text:p>
          </table:table-cell>
          <table:table-cell office:value-type="float" office:value="15751" table:style-name="ce57">
            <text:p>15,751</text:p>
          </table:table-cell>
          <table:table-cell office:value-type="float" office:value="170" table:style-name="ce57">
            <text:p>170</text:p>
          </table:table-cell>
          <table:table-cell office:value-type="float" office:value="46" table:style-name="ce57">
            <text:p>46</text:p>
          </table:table-cell>
          <table:table-cell office:value-type="float" office:value="124" table:style-name="ce57">
            <text:p>124</text:p>
          </table:table-cell>
          <table:table-cell office:value-type="float" office:value="2.0568955342720994" table:style-name="ce68">
            <text:p>2.06</text:p>
          </table:table-cell>
          <table:table-cell office:value-type="float" office:value="305696" table:style-name="ce57">
            <text:p>305,696</text:p>
          </table:table-cell>
          <table:table-cell office:value-type="float" office:value="338015" table:style-name="ce57">
            <text:p>338,015</text:p>
          </table:table-cell>
          <table:table-cell office:value-type="float" office:value="578241" table:style-name="ce57">
            <text:p>578,24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938484" table:style-name="ce65">
            <text:p>8,938,484</text:p>
          </table:table-cell>
          <table:table-cell office:value-type="float" office:value="23548633" table:style-name="ce65">
            <text:p>23,548,633</text:p>
          </table:table-cell>
          <table:table-cell office:value-type="float" office:value="11666663" table:style-name="ce65">
            <text:p>11,666,663</text:p>
          </table:table-cell>
          <table:table-cell office:value-type="float" office:value="11881970" table:style-name="ce65">
            <text:p>11,881,970</text:p>
          </table:table-cell>
          <table:table-cell office:value-type="float" office:value="9601" table:style-name="ce65">
            <text:p>9,601</text:p>
          </table:table-cell>
          <table:table-cell office:value-type="float" office:value="4906" table:style-name="ce65">
            <text:p>4,906</text:p>
          </table:table-cell>
          <table:table-cell office:value-type="float" office:value="4695" table:style-name="ce65">
            <text:p>4,695</text:p>
          </table:table-cell>
          <table:table-cell office:value-type="float" office:value="4.7989496795842994" table:style-name="ce66">
            <text:p>4.80</text:p>
          </table:table-cell>
          <table:table-cell office:value-type="float" office:value="16332" table:style-name="ce65">
            <text:p>16,332</text:p>
          </table:table-cell>
          <table:table-cell office:value-type="float" office:value="9566" table:style-name="ce65">
            <text:p>9,566</text:p>
          </table:table-cell>
          <table:table-cell office:value-type="float" office:value="6766" table:style-name="ce65">
            <text:p>6,766</text:p>
          </table:table-cell>
          <table:table-cell office:value-type="float" office:value="8.163362792101946" table:style-name="ce66">
            <text:p>8.16</text:p>
          </table:table-cell>
          <table:table-cell office:value-type="float" office:value="-6731" table:style-name="ce65">
            <text:p>–6,731</text:p>
          </table:table-cell>
          <table:table-cell office:value-type="float" office:value="-3.3644131125176457" table:style-name="ce67">
            <text:p>–3.36</text:p>
          </table:table-cell>
          <table:table-cell office:value-type="float" office:value="10619" table:style-name="ce65">
            <text:p>10,619</text:p>
          </table:table-cell>
          <table:table-cell office:value-type="float" office:value="10486" table:style-name="ce65">
            <text:p>10,486</text:p>
          </table:table-cell>
          <table:table-cell office:value-type="float" office:value="133" table:style-name="ce65">
            <text:p>133</text:p>
          </table:table-cell>
          <table:table-cell office:value-type="float" office:value="42" table:style-name="ce65">
            <text:p>42</text:p>
          </table:table-cell>
          <table:table-cell office:value-type="float" office:value="91" table:style-name="ce65">
            <text:p>91</text:p>
          </table:table-cell>
          <table:table-cell office:value-type="float" office:value="5.3077852981466176" table:style-name="ce66">
            <text:p>5.31</text:p>
          </table:table-cell>
          <table:table-cell office:value-type="float" office:value="3601" table:style-name="ce65">
            <text:p>3,601</text:p>
          </table:table-cell>
          <table:table-cell office:value-type="float" office:value="3566" table:style-name="ce65">
            <text:p>3,566</text:p>
          </table:table-cell>
          <table:table-cell office:value-type="float" office:value="35" table:style-name="ce65">
            <text:p>35</text:p>
          </table:table-cell>
          <table:table-cell office:value-type="float" office:value="9" table:style-name="ce65">
            <text:p>9</text:p>
          </table:table-cell>
          <table:table-cell office:value-type="float" office:value="26" table:style-name="ce65">
            <text:p>26</text:p>
          </table:table-cell>
          <table:table-cell office:value-type="float" office:value="1.7999185289223061" table:style-name="ce66">
            <text:p>1.80</text:p>
          </table:table-cell>
          <table:table-cell office:value-type="float" office:value="69158" table:style-name="ce65">
            <text:p>69,158</text:p>
          </table:table-cell>
          <table:table-cell office:value-type="float" office:value="75030" table:style-name="ce65">
            <text:p>75,030</text:p>
          </table:table-cell>
          <table:table-cell office:value-type="float" office:value="577029" table:style-name="ce65">
            <text:p>577,02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942698" table:style-name="ce65">
            <text:p>8,942,698</text:p>
          </table:table-cell>
          <table:table-cell office:value-type="float" office:value="23539588" table:style-name="ce65">
            <text:p>23,539,588</text:p>
          </table:table-cell>
          <table:table-cell office:value-type="float" office:value="11661640" table:style-name="ce65">
            <text:p>11,661,640</text:p>
          </table:table-cell>
          <table:table-cell office:value-type="float" office:value="11877948" table:style-name="ce65">
            <text:p>11,877,948</text:p>
          </table:table-cell>
          <table:table-cell office:value-type="float" office:value="11497" table:style-name="ce65">
            <text:p>11,497</text:p>
          </table:table-cell>
          <table:table-cell office:value-type="float" office:value="6028" table:style-name="ce65">
            <text:p>6,028</text:p>
          </table:table-cell>
          <table:table-cell office:value-type="float" office:value="5469" table:style-name="ce65">
            <text:p>5,469</text:p>
          </table:table-cell>
          <table:table-cell office:value-type="float" office:value="6.3655667578886508" table:style-name="ce66">
            <text:p>6.37</text:p>
          </table:table-cell>
          <table:table-cell office:value-type="float" office:value="14856" table:style-name="ce65">
            <text:p>14,856</text:p>
          </table:table-cell>
          <table:table-cell office:value-type="float" office:value="8561" table:style-name="ce65">
            <text:p>8,561</text:p>
          </table:table-cell>
          <table:table-cell office:value-type="float" office:value="6295" table:style-name="ce65">
            <text:p>6,295</text:p>
          </table:table-cell>
          <table:table-cell office:value-type="float" office:value="8.2253509398272406" table:style-name="ce66">
            <text:p>8.23</text:p>
          </table:table-cell>
          <table:table-cell office:value-type="float" office:value="-3359" table:style-name="ce65">
            <text:p>–3,359</text:p>
          </table:table-cell>
          <table:table-cell office:value-type="float" office:value="-1.8597841819385907" table:style-name="ce67">
            <text:p>–1.86</text:p>
          </table:table-cell>
          <table:table-cell office:value-type="float" office:value="7710" table:style-name="ce65">
            <text:p>7,710</text:p>
          </table:table-cell>
          <table:table-cell office:value-type="float" office:value="7581" table:style-name="ce65">
            <text:p>7,581</text:p>
          </table:table-cell>
          <table:table-cell office:value-type="float" office:value="129" table:style-name="ce65">
            <text:p>129</text:p>
          </table:table-cell>
          <table:table-cell office:value-type="float" office:value="41" table:style-name="ce65">
            <text:p>41</text:p>
          </table:table-cell>
          <table:table-cell office:value-type="float" office:value="88" table:style-name="ce65">
            <text:p>88</text:p>
          </table:table-cell>
          <table:table-cell office:value-type="float" office:value="4.2688109683675304" table:style-name="ce66">
            <text:p>4.27</text:p>
          </table:table-cell>
          <table:table-cell office:value-type="float" office:value="3371" table:style-name="ce65">
            <text:p>3,371</text:p>
          </table:table-cell>
          <table:table-cell office:value-type="float" office:value="3326" table:style-name="ce65">
            <text:p>3,326</text:p>
          </table:table-cell>
          <table:table-cell office:value-type="float" office:value="45" table:style-name="ce65">
            <text:p>45</text:p>
          </table:table-cell>
          <table:table-cell office:value-type="float" office:value="12" table:style-name="ce65">
            <text:p>12</text:p>
          </table:table-cell>
          <table:table-cell office:value-type="float" office:value="33" table:style-name="ce65">
            <text:p>33</text:p>
          </table:table-cell>
          <table:table-cell office:value-type="float" office:value="1.8664282457025869" table:style-name="ce66">
            <text:p>1.87</text:p>
          </table:table-cell>
          <table:table-cell office:value-type="float" office:value="64406" table:style-name="ce65">
            <text:p>64,406</text:p>
          </table:table-cell>
          <table:table-cell office:value-type="float" office:value="70092" table:style-name="ce65">
            <text:p>70,092</text:p>
          </table:table-cell>
          <table:table-cell office:value-type="float" office:value="577401" table:style-name="ce65">
            <text:p>577,4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950538" table:style-name="ce65">
            <text:p>8,950,538</text:p>
          </table:table-cell>
          <table:table-cell office:value-type="float" office:value="23525623" table:style-name="ce65">
            <text:p>23,525,623</text:p>
          </table:table-cell>
          <table:table-cell office:value-type="float" office:value="11654138" table:style-name="ce65">
            <text:p>11,654,138</text:p>
          </table:table-cell>
          <table:table-cell office:value-type="float" office:value="11871485" table:style-name="ce65">
            <text:p>11,871,485</text:p>
          </table:table-cell>
          <table:table-cell office:value-type="float" office:value="13819" table:style-name="ce65">
            <text:p>13,819</text:p>
          </table:table-cell>
          <table:table-cell office:value-type="float" office:value="7097" table:style-name="ce65">
            <text:p>7,097</text:p>
          </table:table-cell>
          <table:table-cell office:value-type="float" office:value="6722" table:style-name="ce65">
            <text:p>6,722</text:p>
          </table:table-cell>
          <table:table-cell office:value-type="float" office:value="6.9141336961247797" table:style-name="ce66">
            <text:p>6.91</text:p>
          </table:table-cell>
          <table:table-cell office:value-type="float" office:value="16438" table:style-name="ce65">
            <text:p>16,438</text:p>
          </table:table-cell>
          <table:table-cell office:value-type="float" office:value="9535" table:style-name="ce65">
            <text:p>9,535</text:p>
          </table:table-cell>
          <table:table-cell office:value-type="float" office:value="6903" table:style-name="ce65">
            <text:p>6,903</text:p>
          </table:table-cell>
          <table:table-cell office:value-type="float" office:value="8.2245118819667908" table:style-name="ce66">
            <text:p>8.22</text:p>
          </table:table-cell>
          <table:table-cell office:value-type="float" office:value="-2619" table:style-name="ce65">
            <text:p>–2,619</text:p>
          </table:table-cell>
          <table:table-cell office:value-type="float" office:value="-1.3103781858420143" table:style-name="ce67">
            <text:p>–1.31</text:p>
          </table:table-cell>
          <table:table-cell office:value-type="float" office:value="10426" table:style-name="ce65">
            <text:p>10,426</text:p>
          </table:table-cell>
          <table:table-cell office:value-type="float" office:value="10274" table:style-name="ce65">
            <text:p>10,274</text:p>
          </table:table-cell>
          <table:table-cell office:value-type="float" office:value="152" table:style-name="ce65">
            <text:p>152</text:p>
          </table:table-cell>
          <table:table-cell office:value-type="float" office:value="51" table:style-name="ce65">
            <text:p>51</text:p>
          </table:table-cell>
          <table:table-cell office:value-type="float" office:value="101" table:style-name="ce65">
            <text:p>101</text:p>
          </table:table-cell>
          <table:table-cell office:value-type="float" office:value="5.2164959776971518" table:style-name="ce66">
            <text:p>5.22</text:p>
          </table:table-cell>
          <table:table-cell office:value-type="float" office:value="4719" table:style-name="ce65">
            <text:p>4,719</text:p>
          </table:table-cell>
          <table:table-cell office:value-type="float" office:value="4669" table:style-name="ce65">
            <text:p>4,669</text:p>
          </table:table-cell>
          <table:table-cell office:value-type="float" office:value="50" table:style-name="ce65">
            <text:p>50</text:p>
          </table:table-cell>
          <table:table-cell office:value-type="float" office:value="11" table:style-name="ce65">
            <text:p>11</text:p>
          </table:table-cell>
          <table:table-cell office:value-type="float" office:value="39" table:style-name="ce65">
            <text:p>39</text:p>
          </table:table-cell>
          <table:table-cell office:value-type="float" office:value="2.3610823440200326" table:style-name="ce66">
            <text:p>2.36</text:p>
          </table:table-cell>
          <table:table-cell office:value-type="float" office:value="91907" table:style-name="ce65">
            <text:p>91,907</text:p>
          </table:table-cell>
          <table:table-cell office:value-type="float" office:value="103253" table:style-name="ce65">
            <text:p>103,253</text:p>
          </table:table-cell>
          <table:table-cell office:value-type="float" office:value="577863" table:style-name="ce65">
            <text:p>577,86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215">
            <text:p>4<text:s/><text:span text:style-name="T10">月</text:span></text:p>
          </table:table-cell>
          <table:covered-table-cell/>
          <table:table-cell office:value-type="float" office:value="8957953" table:style-name="ce65">
            <text:p>8,957,953</text:p>
          </table:table-cell>
          <table:table-cell office:value-type="float" office:value="23514196" table:style-name="ce65">
            <text:p>23,514,196</text:p>
          </table:table-cell>
          <table:table-cell office:value-type="float" office:value="11647873" table:style-name="ce65">
            <text:p>11,647,873</text:p>
          </table:table-cell>
          <table:table-cell office:value-type="float" office:value="11866323" table:style-name="ce65">
            <text:p>11,866,323</text:p>
          </table:table-cell>
          <table:table-cell office:value-type="float" office:value="12264" table:style-name="ce65">
            <text:p>12,264</text:p>
          </table:table-cell>
          <table:table-cell office:value-type="float" office:value="6352" table:style-name="ce65">
            <text:p>6,352</text:p>
          </table:table-cell>
          <table:table-cell office:value-type="float" office:value="5912" table:style-name="ce65">
            <text:p>5,912</text:p>
          </table:table-cell>
          <table:table-cell office:value-type="float" office:value="6.3440720296989248" table:style-name="ce66">
            <text:p>6.34</text:p>
          </table:table-cell>
          <table:table-cell office:value-type="float" office:value="14276" table:style-name="ce65">
            <text:p>14,276</text:p>
          </table:table-cell>
          <table:table-cell office:value-type="float" office:value="8379" table:style-name="ce65">
            <text:p>8,379</text:p>
          </table:table-cell>
          <table:table-cell office:value-type="float" office:value="5897" table:style-name="ce65">
            <text:p>5,897</text:p>
          </table:table-cell>
          <table:table-cell office:value-type="float" office:value="7.3848640163064116" table:style-name="ce66">
            <text:p>7.38</text:p>
          </table:table-cell>
          <table:table-cell office:value-type="float" office:value="-2012" table:style-name="ce65">
            <text:p>–2,012</text:p>
          </table:table-cell>
          <table:table-cell office:value-type="float" office:value="-1.0407919866074882" table:style-name="ce67">
            <text:p>–1.04</text:p>
          </table:table-cell>
          <table:table-cell office:value-type="float" office:value="7547" table:style-name="ce65">
            <text:p>7,547</text:p>
          </table:table-cell>
          <table:table-cell office:value-type="float" office:value="7416" table:style-name="ce65">
            <text:p>7,416</text:p>
          </table:table-cell>
          <table:table-cell office:value-type="float" office:value="131" table:style-name="ce65">
            <text:p>131</text:p>
          </table:table-cell>
          <table:table-cell office:value-type="float" office:value="47" table:style-name="ce65">
            <text:p>47</text:p>
          </table:table-cell>
          <table:table-cell office:value-type="float" office:value="84" table:style-name="ce65">
            <text:p>84</text:p>
          </table:table-cell>
          <table:table-cell office:value-type="float" office:value="3.9034872420179454" table:style-name="ce66">
            <text:p>3.90</text:p>
          </table:table-cell>
          <table:table-cell office:value-type="float" office:value="4230" table:style-name="ce65">
            <text:p>4,230</text:p>
          </table:table-cell>
          <table:table-cell office:value-type="float" office:value="4190" table:style-name="ce65">
            <text:p>4,190</text:p>
          </table:table-cell>
          <table:table-cell office:value-type="float" office:value="40" table:style-name="ce65">
            <text:p>40</text:p>
          </table:table-cell>
          <table:table-cell office:value-type="float" office:value="14" table:style-name="ce65">
            <text:p>14</text:p>
          </table:table-cell>
          <table:table-cell office:value-type="float" office:value="26" table:style-name="ce65">
            <text:p>26</text:p>
          </table:table-cell>
          <table:table-cell office:value-type="float" office:value="2.1881461746270747" table:style-name="ce66">
            <text:p>2.19</text:p>
          </table:table-cell>
          <table:table-cell office:value-type="float" office:value="80225" table:style-name="ce65">
            <text:p>80,225</text:p>
          </table:table-cell>
          <table:table-cell office:value-type="float" office:value="89640" table:style-name="ce65">
            <text:p>89,640</text:p>
          </table:table-cell>
          <table:table-cell office:value-type="float" office:value="578241" table:style-name="ce65">
            <text:p>578,241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16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1.1633621827730471" table:style-name="ce72">
            <text:p>1.16</text:p>
          </table:table-cell>
          <table:table-cell office:value-type="float" office:value="-0.329451778405488" table:style-name="ce72">
            <text:p>–0.33</text:p>
          </table:table-cell>
          <table:table-cell office:value-type="float" office:value="-0.40084649942525497" table:style-name="ce72">
            <text:p>–0.40</text:p>
          </table:table-cell>
          <table:table-cell office:value-type="float" office:value="-0.25927176456852885" table:style-name="ce72">
            <text:p>–0.26</text:p>
          </table:table-cell>
          <table:table-cell office:value-type="float" office:value="-4.6641791044776122" table:style-name="ce72">
            <text:p>–4.66</text:p>
          </table:table-cell>
          <table:table-cell office:value-type="float" office:value="-4.3661547726588372" table:style-name="ce72">
            <text:p>–4.37</text:p>
          </table:table-cell>
          <table:table-cell office:value-type="float" office:value="-4.9823207971713277" table:style-name="ce72">
            <text:p>–4.98</text:p>
          </table:table-cell>
          <table:table-cell office:value-type="float" office:value="-0.30592797030107555" table:style-name="ce72">
            <text:p>–0.31</text:p>
          </table:table-cell>
          <table:table-cell office:value-type="float" office:value="-1.0192054357623241" table:style-name="ce72">
            <text:p>–1.02</text:p>
          </table:table-cell>
          <table:table-cell office:value-type="float" office:value="-0.45146726862302478" table:style-name="ce72">
            <text:p>–0.45</text:p>
          </table:table-cell>
          <table:table-cell office:value-type="float" office:value="-1.8148518148518149" table:style-name="ce72">
            <text:p>–1.81</text:p>
          </table:table-cell>
          <table:table-cell office:value-type="float" office:value="-7.5135983693588315E-2" table:style-name="ce72">
            <text:p>–0.08</text:p>
          </table:table-cell>
          <table:table-cell office:value-type="string" table:style-name="ce72">
            <text:p>--</text:p>
          </table:table-cell>
          <table:table-cell office:value-type="float" office:value="-0.23079198660748812" table:style-name="ce72">
            <text:p>–0.23</text:p>
          </table:table-cell>
          <table:table-cell office:value-type="float" office:value="8.7620694624585678" table:style-name="ce72">
            <text:p>8.76</text:p>
          </table:table-cell>
          <table:table-cell office:value-type="float" office:value="8.9466725429704717" table:style-name="ce72">
            <text:p>8.95</text:p>
          </table:table-cell>
          <table:table-cell office:value-type="float" office:value="-0.75757575757575757" table:style-name="ce72">
            <text:p>–0.76</text:p>
          </table:table-cell>
          <table:table-cell office:value-type="float" office:value="20.512820512820511" table:style-name="ce72">
            <text:p>20.51</text:p>
          </table:table-cell>
          <table:table-cell office:value-type="float" office:value="-9.67741935483871" table:style-name="ce72">
            <text:p>–9.68</text:p>
          </table:table-cell>
          <table:table-cell office:value-type="float" office:value="0.31348724201794553" table:style-name="ce72">
            <text:p>0.31</text:p>
          </table:table-cell>
          <table:table-cell office:value-type="float" office:value="5.1192842942345926" table:style-name="ce72">
            <text:p>5.12</text:p>
          </table:table-cell>
          <table:table-cell office:value-type="float" office:value="5.0388568563549763" table:style-name="ce72">
            <text:p>5.04</text:p>
          </table:table-cell>
          <table:table-cell office:value-type="float" office:value="14.285714285714285" table:style-name="ce72">
            <text:p>14.29</text:p>
          </table:table-cell>
          <table:table-cell office:value-type="float" office:value="27.27272727272727" table:style-name="ce72">
            <text:p>27.27</text:p>
          </table:table-cell>
          <table:table-cell office:value-type="float" office:value="8.3333333333333321" table:style-name="ce72">
            <text:p>8.33</text:p>
          </table:table-cell>
          <table:table-cell office:value-type="float" office:value="0.10814617462707465" table:style-name="ce72">
            <text:p>0.11</text:p>
          </table:table-cell>
          <table:table-cell office:value-type="float" office:value="8.3023962200472496" table:style-name="ce72">
            <text:p>8.30</text:p>
          </table:table-cell>
          <table:table-cell office:value-type="float" office:value="16.281181491522787" table:style-name="ce72">
            <text:p>16.28</text:p>
          </table:table-cell>
          <table:table-cell office:value-type="float" office:value="0.89951595397549411" table:style-name="ce72">
            <text:p>0.90</text:p>
          </table:table-cell>
          <table:table-cell table:number-columns-repeated="16353" table:style-name="ce73"/>
        </table:table-row>
        <table:table-row table:style-name="ro8">
          <table:table-cell office:value-type="string" table:number-columns-spanned="2" table:number-rows-spanned="1" table:style-name="ce217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8.2844182103913755E-2" table:style-name="ce76">
            <text:p>0.08</text:p>
          </table:table-cell>
          <table:table-cell office:value-type="float" office:value="-4.8572571276858427E-2" table:style-name="ce76">
            <text:p>–0.05</text:p>
          </table:table-cell>
          <table:table-cell office:value-type="float" office:value="-5.3757729657912062E-2" table:style-name="ce76">
            <text:p>–0.05</text:p>
          </table:table-cell>
          <table:table-cell office:value-type="float" office:value="-4.3482344458170147E-2" table:style-name="ce76">
            <text:p>–0.04</text:p>
          </table:table-cell>
          <table:table-cell office:value-type="float" office:value="-11.252623199942109" table:style-name="ce76">
            <text:p>–11.25</text:p>
          </table:table-cell>
          <table:table-cell office:value-type="float" office:value="-10.497393264759758" table:style-name="ce76">
            <text:p>–10.50</text:p>
          </table:table-cell>
          <table:table-cell office:value-type="float" office:value="-12.049985123475155" table:style-name="ce76">
            <text:p>–12.05</text:p>
          </table:table-cell>
          <table:table-cell office:value-type="float" office:value="-0.57006166642585487" table:style-name="ce76">
            <text:p>–0.57</text:p>
          </table:table-cell>
          <table:table-cell office:value-type="float" office:value="-13.152451636452122" table:style-name="ce76">
            <text:p>–13.15</text:p>
          </table:table-cell>
          <table:table-cell office:value-type="float" office:value="-12.123754588358679" table:style-name="ce76">
            <text:p>–12.12</text:p>
          </table:table-cell>
          <table:table-cell office:value-type="float" office:value="-14.573373895407792" table:style-name="ce76">
            <text:p>–14.57</text:p>
          </table:table-cell>
          <table:table-cell office:value-type="float" office:value="-0.83964786566037919" table:style-name="ce76">
            <text:p>–0.84</text:p>
          </table:table-cell>
          <table:table-cell office:value-type="string" table:style-name="ce76">
            <text:p>--</text:p>
          </table:table-cell>
          <table:table-cell office:value-type="float" office:value="0.26958619923452609" table:style-name="ce76">
            <text:p>0.27</text:p>
          </table:table-cell>
          <table:table-cell office:value-type="float" office:value="-27.61365816228659" table:style-name="ce76">
            <text:p>–27.61</text:p>
          </table:table-cell>
          <table:table-cell office:value-type="float" office:value="-27.817792485886706" table:style-name="ce76">
            <text:p>–27.82</text:p>
          </table:table-cell>
          <table:table-cell office:value-type="float" office:value="-13.815789473684212" table:style-name="ce76">
            <text:p>–13.82</text:p>
          </table:table-cell>
          <table:table-cell office:value-type="float" office:value="-7.8431372549019605" table:style-name="ce76">
            <text:p>–7.84</text:p>
          </table:table-cell>
          <table:table-cell office:value-type="float" office:value="-16.831683168316832" table:style-name="ce76">
            <text:p>–16.83</text:p>
          </table:table-cell>
          <table:table-cell office:value-type="float" office:value="-1.3130087356792064" table:style-name="ce76">
            <text:p>–1.31</text:p>
          </table:table-cell>
          <table:table-cell office:value-type="float" office:value="-10.362364907819453" table:style-name="ce76">
            <text:p>–10.36</text:p>
          </table:table-cell>
          <table:table-cell office:value-type="float" office:value="-10.259156136217605" table:style-name="ce76">
            <text:p>–10.26</text:p>
          </table:table-cell>
          <table:table-cell office:value-type="float" office:value="-20" table:style-name="ce76">
            <text:p>–20.00</text:p>
          </table:table-cell>
          <table:table-cell office:value-type="float" office:value="27.27272727272727" table:style-name="ce76">
            <text:p>27.27</text:p>
          </table:table-cell>
          <table:table-cell office:value-type="float" office:value="-33.333333333333329" table:style-name="ce76">
            <text:p>–33.33</text:p>
          </table:table-cell>
          <table:table-cell office:value-type="float" office:value="-0.17293616939295786" table:style-name="ce76">
            <text:p>–0.17</text:p>
          </table:table-cell>
          <table:table-cell office:value-type="float" office:value="-12.710674921387923" table:style-name="ce76">
            <text:p>–12.71</text:p>
          </table:table-cell>
          <table:table-cell office:value-type="float" office:value="-13.184120558240439" table:style-name="ce76">
            <text:p>–13.18</text:p>
          </table:table-cell>
          <table:table-cell office:value-type="float" office:value="6.5413428442381683E-2" table:style-name="ce76">
            <text:p>0.07</text:p>
          </table:table-cell>
          <table:table-cell table:number-columns-repeated="16353" table:style-name="ce73"/>
        </table:table-row>
        <table:table-row table:style-name="ro9">
          <table:table-cell office:value-type="string" table:number-columns-spanned="1" table:number-rows-spanned="2" table:style-name="ce218">
            <text:p><text:span text:style-name="T13">本年</text:span><text:span text:style-name="T4">1~4</text:span><text:span text:style-name="T10">月</text:span><text:span text:style-name="T4"/></text:p>
            <text:p><text:span text:style-name="T10">較上年</text:span><text:span text:style-name="T4">1~4</text:span></text:p>
            <text:p><text:span text:style-name="T10">月増減</text:span></text:p>
          </table:table-cell>
          <table:table-cell office:value-type="string" table:number-columns-spanned="1" table:number-rows-spanned="2" table:style-name="ce219">
            <text:p><text:span text:style-name="T14">實數</text:span></text:p>
            <text:p>%<text:s/><text:span text:style-name="T15">△</text:span></text:p>
          </table:table-cell>
          <table:table-cell office:value-type="float" office:value="103015" table:style-name="ce79">
            <text:p>103,015</text:p>
          </table:table-cell>
          <table:table-cell office:value-type="float" office:value="-77724" table:style-name="ce79">
            <text:p>–77,724</text:p>
          </table:table-cell>
          <table:table-cell office:value-type="float" office:value="-46878" table:style-name="ce79">
            <text:p>–46,878</text:p>
          </table:table-cell>
          <table:table-cell office:value-type="float" office:value="-30846" table:style-name="ce79">
            <text:p>–30,846</text:p>
          </table:table-cell>
          <table:table-cell office:value-type="float" office:value="-6097" table:style-name="ce79">
            <text:p>–6,097</text:p>
          </table:table-cell>
          <table:table-cell office:value-type="float" office:value="-3069" table:style-name="ce79">
            <text:p>–3,069</text:p>
          </table:table-cell>
          <table:table-cell office:value-type="float" office:value="-3028" table:style-name="ce79">
            <text:p>–3,028</text:p>
          </table:table-cell>
          <table:table-cell office:value-type="string" table:style-name="ce79">
            <text:p>…</text:p>
          </table:table-cell>
          <table:table-cell office:value-type="float" office:value="512" table:style-name="ce79">
            <text:p>512</text:p>
          </table:table-cell>
          <table:table-cell office:value-type="float" office:value="1" table:style-name="ce79">
            <text:p>1</text:p>
          </table:table-cell>
          <table:table-cell office:value-type="float" office:value="511" table:style-name="ce79">
            <text:p>511</text:p>
          </table:table-cell>
          <table:table-cell office:value-type="string" table:style-name="ce79">
            <text:p>…</text:p>
          </table:table-cell>
          <table:table-cell office:value-type="float" office:value="-6609" table:style-name="ce79">
            <text:p>–6,609</text:p>
          </table:table-cell>
          <table:table-cell office:value-type="string" table:style-name="ce79">
            <text:p>…</text:p>
          </table:table-cell>
          <table:table-cell office:value-type="float" office:value="-3784" table:style-name="ce79">
            <text:p>–3,784</text:p>
          </table:table-cell>
          <table:table-cell office:value-type="float" office:value="-3583" table:style-name="ce79">
            <text:p>–3,583</text:p>
          </table:table-cell>
          <table:table-cell office:value-type="float" office:value="-201" table:style-name="ce79">
            <text:p>–201</text:p>
          </table:table-cell>
          <table:table-cell office:value-type="float" office:value="-52" table:style-name="ce79">
            <text:p>–52</text:p>
          </table:table-cell>
          <table:table-cell office:value-type="float" office:value="-149" table:style-name="ce79">
            <text:p>–149</text:p>
          </table:table-cell>
          <table:table-cell office:value-type="string" table:style-name="ce79">
            <text:p>…</text:p>
          </table:table-cell>
          <table:table-cell office:value-type="float" office:value="-663" table:style-name="ce79">
            <text:p>–663</text:p>
          </table:table-cell>
          <table:table-cell office:value-type="float" office:value="-720" table:style-name="ce79">
            <text:p>–720</text:p>
          </table:table-cell>
          <table:table-cell office:value-type="float" office:value="57" table:style-name="ce79">
            <text:p>57</text:p>
          </table:table-cell>
          <table:table-cell office:value-type="float" office:value="11" table:style-name="ce79">
            <text:p>11</text:p>
          </table:table-cell>
          <table:table-cell office:value-type="float" office:value="46" table:style-name="ce79">
            <text:p>46</text:p>
          </table:table-cell>
          <table:table-cell office:value-type="string" table:style-name="ce79">
            <text:p>…</text:p>
          </table:table-cell>
          <table:table-cell office:value-type="float" office:value="-11717" table:style-name="ce79">
            <text:p>–11,717</text:p>
          </table:table-cell>
          <table:table-cell office:value-type="float" office:value="17513" table:style-name="ce79">
            <text:p>17,513</text:p>
          </table:table-cell>
          <table:table-cell office:value-type="float" office:value="5155" table:style-name="ce79">
            <text:p>5,155</text:p>
          </table:table-cell>
          <table:table-cell table:number-columns-repeated="16353" table:style-name="ce73"/>
        </table:table-row>
        <table:table-row table:style-name="ro10">
          <table:covered-table-cell/>
          <table:covered-table-cell/>
          <table:table-cell office:value-type="float" office:value="1.1633621827730471" table:style-name="ce82">
            <text:p>1.16</text:p>
          </table:table-cell>
          <table:table-cell office:value-type="float" office:value="-0.329451778405488" table:style-name="ce82">
            <text:p>–0.33</text:p>
          </table:table-cell>
          <table:table-cell office:value-type="float" office:value="-0.40084649942525497" table:style-name="ce82">
            <text:p>–0.40</text:p>
          </table:table-cell>
          <table:table-cell office:value-type="float" office:value="-0.25927176456852885" table:style-name="ce82">
            <text:p>–0.26</text:p>
          </table:table-cell>
          <table:table-cell office:value-type="float" office:value="-11.443747888434251" table:style-name="ce82">
            <text:p>–11.44</text:p>
          </table:table-cell>
          <table:table-cell office:value-type="float" office:value="-11.179513332361941" table:style-name="ce82">
            <text:p>–11.18</text:p>
          </table:table-cell>
          <table:table-cell office:value-type="float" office:value="-11.724618601409432" table:style-name="ce82">
            <text:p>–11.72</text:p>
          </table:table-cell>
          <table:table-cell office:value-type="float" office:value="-0.73382098288254927" table:style-name="ce82">
            <text:p>–0.73</text:p>
          </table:table-cell>
          <table:table-cell office:value-type="float" office:value="0.83401205408046919" table:style-name="ce82">
            <text:p>0.83</text:p>
          </table:table-cell>
          <table:table-cell office:value-type="float" office:value="2.7746947835738068E-3" table:style-name="ce82">
            <text:p>0.00</text:p>
          </table:table-cell>
          <table:table-cell office:value-type="float" office:value="2.0157790927021697" table:style-name="ce82">
            <text:p>2.02</text:p>
          </table:table-cell>
          <table:table-cell office:value-type="float" office:value="0.12822402302987168" table:style-name="ce82">
            <text:p>0.13</text:p>
          </table:table-cell>
          <table:table-cell office:value-type="string" table:style-name="ce82">
            <text:p>--</text:p>
          </table:table-cell>
          <table:table-cell office:value-type="float" office:value="-0.86204500591241917" table:style-name="ce82">
            <text:p>–0.86</text:p>
          </table:table-cell>
          <table:table-cell office:value-type="float" office:value="-9.4397046350346745" table:style-name="ce82">
            <text:p>–9.44</text:p>
          </table:table-cell>
          <table:table-cell office:value-type="float" office:value="-9.1077783426537877" table:style-name="ce82">
            <text:p>–9.11</text:p>
          </table:table-cell>
          <table:table-cell office:value-type="float" office:value="-26.943699731903486" table:style-name="ce82">
            <text:p>–26.94</text:p>
          </table:table-cell>
          <table:table-cell office:value-type="float" office:value="-22.317596566523605" table:style-name="ce82">
            <text:p>–22.32</text:p>
          </table:table-cell>
          <table:table-cell office:value-type="float" office:value="-29.0448343079922" table:style-name="ce82">
            <text:p>–29.04</text:p>
          </table:table-cell>
          <table:table-cell office:value-type="float" office:value="-0.44833514933735774" table:style-name="ce82">
            <text:p>–0.45</text:p>
          </table:table-cell>
          <table:table-cell office:value-type="float" office:value="-3.9978292329956582" table:style-name="ce82">
            <text:p>–4.00</text:p>
          </table:table-cell>
          <table:table-cell office:value-type="float" office:value="-4.3713192884463608" table:style-name="ce82">
            <text:p>–4.37</text:p>
          </table:table-cell>
          <table:table-cell office:value-type="float" office:value="50.442477876106196" table:style-name="ce82">
            <text:p>50.44</text:p>
          </table:table-cell>
          <table:table-cell office:value-type="float" office:value="31.428571428571427" table:style-name="ce82">
            <text:p>31.43</text:p>
          </table:table-cell>
          <table:table-cell office:value-type="float" office:value="58.974358974358978" table:style-name="ce82">
            <text:p>58.97</text:p>
          </table:table-cell>
          <table:table-cell office:value-type="float" office:value="-6.8886009331984521E-2" table:style-name="ce82">
            <text:p>–0.07</text:p>
          </table:table-cell>
          <table:table-cell office:value-type="float" office:value="-3.6914052039456484" table:style-name="ce82">
            <text:p>–3.69</text:p>
          </table:table-cell>
          <table:table-cell office:value-type="float" office:value="5.4642404727583607" table:style-name="ce82">
            <text:p>5.46</text:p>
          </table:table-cell>
          <table:table-cell office:value-type="float" office:value="0.89951595397549411" table:style-name="ce82">
            <text:p>0.90</text:p>
          </table:table-cell>
          <table:table-cell table:number-columns-repeated="16353" table:style-name="ce73"/>
        </table:table-row>
        <table:table-row table:style-name="ro7">
          <table:table-cell table:style-name="ce61"/>
          <table:table-cell table:style-name="ce83"/>
          <table:table-cell office:value-type="string" table:style-name="ce61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84"/>
          <table:table-cell table:number-columns-repeated="3" table:style-name="ce61"/>
          <table:table-cell table:style-name="ce85"/>
          <table:table-cell table:style-name="ce86"/>
          <table:table-cell table:style-name="ce87"/>
          <table:table-cell table:number-columns-repeated="5" table:style-name="ce61"/>
          <table:table-cell table:style-name="ce85"/>
          <table:table-cell table:style-name="ce86"/>
          <table:table-cell table:number-columns-repeated="7" table:style-name="ce61"/>
          <table:table-cell office:value-type="string" table:style-name="ce87">
            <text:p><text:s text:c="16"/><text:span text:style-name="T10">內政部戶政司</text:span><text:s/>110<text:span text:style-name="T14">年</text:span>5<text:span text:style-name="T14">月10日</text:span><text:span text:style-name="T10">編製</text:span></text:p>
          </table:table-cell>
          <table:table-cell table:number-columns-repeated="16353" table:style-name="ce61"/>
        </table:table-row>
        <table:table-row table:style-name="ro7">
          <table:table-cell table:style-name="ce61"/>
          <table:table-cell table:style-name="ce88"/>
          <table:table-cell office:value-type="string" table:style-name="ce61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1"/>
          <table:table-cell table:style-name="ce89"/>
          <table:table-cell table:number-columns-repeated="16353" table:style-name="ce61"/>
        </table:table-row>
        <table:table-row table:style-name="ro7">
          <table:table-cell table:style-name="ce61"/>
          <table:table-cell table:style-name="ce88"/>
          <table:table-cell office:value-type="string" table:style-name="ce61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1"/>
        </table:table-row>
        <table:table-row table:style-name="ro7">
          <table:table-cell table:style-name="ce61"/>
          <table:table-cell table:style-name="ce88"/>
          <table:table-cell office:value-type="string" table:style-name="ce61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1"/>
        </table:table-row>
        <table:table-row table:style-name="ro11">
          <table:table-cell/>
          <table:table-cell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2">
          <table:table-cell/>
          <table:table-cell table:number-columns-repeated="5" table:style-name="ce2"/>
          <table:table-cell table:style-name="ce90"/>
          <table:table-cell table:number-columns-repeated="16377"/>
        </table:table-row>
        <table:table-row table:number-rows-repeated="1048508" table:style-name="ro12">
          <table:table-cell table:number-columns-repeated="16384"/>
        </table:table-row>
        <table:named-expressions>
          <table:named-range table:name="Print_Area" table:cell-range-address="01-年月別.$A$2:01-年月別.$AF$67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16" table:default-cell-style-name="ce92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" table:default-cell-style-name="ce91"/>
        <table:table-column table:style-name="co15" table:default-cell-style-name="ce91"/>
        <table:table-column table:style-name="co13" table:number-columns-repeated="10" table:default-cell-style-name="ce91"/>
        <table:table-column table:style-name="co24" table:default-cell-style-name="ce91"/>
        <table:table-column table:style-name="co17" table:default-cell-style-name="ce91"/>
        <table:table-column table:style-name="co18" table:number-columns-repeated="2" table:default-cell-style-name="ce91"/>
        <table:table-column table:style-name="co19" table:default-cell-style-name="ce91"/>
        <table:table-column table:style-name="co20" table:number-columns-repeated="2" table:default-cell-style-name="ce91"/>
        <table:table-column table:style-name="co17" table:default-cell-style-name="ce91"/>
        <table:table-column table:style-name="co21" table:default-cell-style-name="ce91"/>
        <table:table-column table:style-name="co22" table:default-cell-style-name="ce91"/>
        <table:table-column table:style-name="co19" table:default-cell-style-name="ce91"/>
        <table:table-column table:style-name="co21" table:default-cell-style-name="ce91"/>
        <table:table-column table:style-name="co23" table:number-columns-repeated="3" table:default-cell-style-name="ce91"/>
        <table:table-column table:style-name="co11" table:number-columns-repeated="226" table:default-cell-style-name="ce91"/>
        <table:table-row table:style-name="ro1">
          <table:table-cell table:number-columns-repeated="15" table:style-name="ce91"/>
          <table:table-cell table:style-name="ce92"/>
          <table:table-cell table:number-columns-repeated="16368" table:style-name="ce91"/>
        </table:table-row>
        <table:table-row table:style-name="ro13">
          <table:table-cell office:value-type="string" table:number-columns-spanned="15" table:number-rows-spanned="1" table:style-name="ce3">
            <text:p>民 國 110 年 4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3">
            <text:p>民 國 110 年 4 月 戶 口 統 計 速 報 表(縣市別)(續)</text:p>
          </table:table-cell>
          <table:covered-table-cell table:number-columns-repeated="14"/>
          <table:table-cell table:number-columns-repeated="16354" table:style-name="ce91"/>
        </table:table-row>
        <table:table-row table:style-name="ro4">
          <table:table-cell table:number-columns-repeated="15" table:style-name="ce94"/>
          <table:table-cell table:style-name="ce95"/>
          <table:table-cell table:number-columns-repeated="13" table:style-name="ce94"/>
          <table:table-cell office:value-type="string" table:style-name="ce96">
            <text:p>單位：人；‰；對</text:p>
          </table:table-cell>
          <table:table-cell table:number-columns-repeated="16354" table:style-name="ce91"/>
        </table:table-row>
        <table:table-row table:style-name="ro14">
          <table:table-cell table:style-name="ce97"/>
          <table:table-cell table:style-name="ce98"/>
          <table:table-cell office:value-type="string" table:style-name="ce99">
            <text:p>人</text:p>
          </table:table-cell>
          <table:table-cell office:value-type="string" table:style-name="ce99">
            <text:p>口</text:p>
          </table:table-cell>
          <table:table-cell office:value-type="string" table:style-name="ce99">
            <text:p>數</text:p>
          </table:table-cell>
          <table:table-cell office:value-type="string" table:style-name="ce100">
            <text:p>出　 <text:s text:c="2"/>　　生</text:p>
          </table:table-cell>
          <table:table-cell table:number-columns-repeated="3" table:style-name="ce101"/>
          <table:table-cell office:value-type="string" table:style-name="ce100">
            <text:p>死 <text:s text:c="4"/>　　亡</text:p>
          </table:table-cell>
          <table:table-cell table:number-columns-repeated="3" table:style-name="ce101"/>
          <table:table-cell office:value-type="string" table:number-columns-spanned="2" table:number-rows-spanned="1" table:style-name="ce225">
            <text:p>自 然 增 加</text:p>
          </table:table-cell>
          <table:covered-table-cell/>
          <table:table-cell office:value-type="string" table:number-columns-spanned="6" table:number-rows-spanned="1" table:style-name="ce225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9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8">
            <text:p>遷入</text:p>
            <text:p>人數</text:p>
          </table:table-cell>
          <table:table-cell office:value-type="string" table:number-columns-spanned="1" table:number-rows-spanned="4" table:style-name="ce228">
            <text:p>遷出</text:p>
            <text:p>人數</text:p>
          </table:table-cell>
          <table:table-cell office:value-type="string" table:number-columns-spanned="1" table:number-rows-spanned="4" table:style-name="ce223">
            <text:p>原住民</text:p>
            <text:p>人口數</text:p>
          </table:table-cell>
          <table:table-cell table:style-name="ce109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0">
            <text:p>區 域 別</text:p>
          </table:table-cell>
          <table:table-cell office:value-type="string" table:number-columns-spanned="1" table:number-rows-spanned="2" table:style-name="ce111">
            <text:p>戶　數</text:p>
          </table:table-cell>
          <table:table-cell table:number-columns-repeated="3" table:style-name="ce112"/>
          <table:table-cell office:value-type="string" table:number-columns-spanned="1" table:number-rows-spanned="3" table:style-name="ce225">
            <text:p>計</text:p>
          </table:table-cell>
          <table:table-cell office:value-type="string" table:number-columns-spanned="1" table:number-rows-spanned="3" table:style-name="ce225">
            <text:p>男</text:p>
          </table:table-cell>
          <table:table-cell office:value-type="string" table:number-columns-spanned="1" table:number-rows-spanned="3" table:style-name="ce225">
            <text:p>女</text:p>
          </table:table-cell>
          <table:table-cell office:value-type="string" table:style-name="ce116">
            <text:p>折合年</text:p>
          </table:table-cell>
          <table:table-cell office:value-type="string" table:number-columns-spanned="1" table:number-rows-spanned="3" table:style-name="ce225">
            <text:p>計</text:p>
          </table:table-cell>
          <table:table-cell office:value-type="string" table:number-columns-spanned="1" table:number-rows-spanned="3" table:style-name="ce225">
            <text:p>男</text:p>
          </table:table-cell>
          <table:table-cell office:value-type="string" table:number-columns-spanned="1" table:number-rows-spanned="3" table:style-name="ce225">
            <text:p>女</text:p>
          </table:table-cell>
          <table:table-cell office:value-type="string" table:style-name="ce117">
            <text:p>折合年</text:p>
          </table:table-cell>
          <table:table-cell table:style-name="ce118"/>
          <table:table-cell office:value-type="string" table:style-name="ce119">
            <text:p>折合年自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8">
            <text:p>不同性別</text:p>
          </table:table-cell>
          <table:table-cell office:value-type="string" table:number-columns-spanned="3" table:number-rows-spanned="1" table:style-name="ce225">
            <text:p>相同性別</text:p>
          </table:table-cell>
          <table:covered-table-cell table:number-columns-repeated="2"/>
          <table:table-cell office:value-type="string" table:style-name="ce122">
            <text:p>折合年</text:p>
          </table:table-cell>
          <table:table-cell office:value-type="string" table:number-columns-spanned="1" table:number-rows-spanned="3" table:style-name="ce225">
            <text:p>合 計</text:p>
          </table:table-cell>
          <table:table-cell office:value-type="string" table:number-columns-spanned="1" table:number-rows-spanned="3" table:style-name="ce228">
            <text:p>不同性別</text:p>
          </table:table-cell>
          <table:table-cell office:value-type="string" table:number-columns-spanned="3" table:number-rows-spanned="1" table:style-name="ce225">
            <text:p>相同性別</text:p>
          </table:table-cell>
          <table:covered-table-cell table:number-columns-repeated="2"/>
          <table:table-cell office:value-type="string" table:style-name="ce122">
            <text:p>折合年</text:p>
          </table:table-cell>
          <table:covered-table-cell/>
          <table:covered-table-cell/>
          <table:covered-table-cell/>
          <table:table-cell table:style-name="ce109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7">
            <text:p>計</text:p>
          </table:table-cell>
          <table:table-cell office:value-type="string" table:style-name="ce127">
            <text:p>男</text:p>
          </table:table-cell>
          <table:table-cell office:value-type="string" table:style-name="ce127">
            <text:p>女</text:p>
          </table:table-cell>
          <table:covered-table-cell/>
          <table:covered-table-cell/>
          <table:covered-table-cell/>
          <table:table-cell office:value-type="string" table:style-name="ce128">
            <text:p>粗出生率</text:p>
          </table:table-cell>
          <table:covered-table-cell/>
          <table:covered-table-cell/>
          <table:covered-table-cell/>
          <table:table-cell office:value-type="string" table:style-name="ce128">
            <text:p>粗死亡率</text:p>
          </table:table-cell>
          <table:table-cell office:value-type="string" table:style-name="ce127">
            <text:p>人數</text:p>
          </table:table-cell>
          <table:table-cell office:value-type="string" table:style-name="ce12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5">
            <text:p>計</text:p>
          </table:table-cell>
          <table:table-cell office:value-type="string" table:number-columns-spanned="1" table:number-rows-spanned="2" table:style-name="ce225">
            <text:p>男</text:p>
          </table:table-cell>
          <table:table-cell office:value-type="string" table:number-columns-spanned="1" table:number-rows-spanned="2" table:style-name="ce226">
            <text:p>女</text:p>
          </table:table-cell>
          <table:table-cell office:value-type="string" table:style-name="ce128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5">
            <text:p>計</text:p>
          </table:table-cell>
          <table:table-cell office:value-type="string" table:number-columns-spanned="1" table:number-rows-spanned="2" table:style-name="ce225">
            <text:p>男</text:p>
          </table:table-cell>
          <table:table-cell office:value-type="string" table:number-columns-spanned="1" table:number-rows-spanned="2" table:style-name="ce226">
            <text:p>女</text:p>
          </table:table-cell>
          <table:table-cell office:value-type="string" table:style-name="ce128">
            <text:p>粗離婚率</text:p>
          </table:table-cell>
          <table:covered-table-cell/>
          <table:covered-table-cell/>
          <table:covered-table-cell/>
          <table:table-cell table:style-name="ce133"/>
          <table:table-cell table:number-columns-repeated="16353"/>
        </table:table-row>
        <table:table-row table:style-name="ro16">
          <table:table-cell table:style-name="ce134"/>
          <table:table-cell table:style-name="ce135"/>
          <table:table-cell table:style-name="ce136"/>
          <table:table-cell table:number-columns-repeated="2" table:style-name="ce137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0">
            <text:p>‰</text:p>
          </table:table-cell>
          <table:table-cell table:style-name="ce137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style-name="ce145"/>
          <table:table-cell table:number-columns-repeated="16353"/>
        </table:table-row>
        <table:table-row table:style-name="ro17">
          <table:table-cell office:value-type="string" table:style-name="ce146">
            <text:p><text:span text:style-name="T17">總</text:span><text:s text:c="8"/><text:span text:style-name="T17">計</text:span></text:p>
          </table:table-cell>
          <table:table-cell office:value-type="float" office:value="8957953" table:style-name="ce147">
            <text:p>8,957,953</text:p>
          </table:table-cell>
          <table:table-cell office:value-type="float" office:value="23514196" table:style-name="ce147">
            <text:p>23,514,196</text:p>
          </table:table-cell>
          <table:table-cell office:value-type="float" office:value="11647873" table:style-name="ce147">
            <text:p>11,647,873</text:p>
          </table:table-cell>
          <table:table-cell office:value-type="float" office:value="11866323" table:style-name="ce147">
            <text:p>11,866,323</text:p>
          </table:table-cell>
          <table:table-cell office:value-type="float" office:value="12264" table:style-name="ce147">
            <text:p>12,264</text:p>
          </table:table-cell>
          <table:table-cell office:value-type="float" office:value="6352" table:style-name="ce147">
            <text:p>6,352</text:p>
          </table:table-cell>
          <table:table-cell office:value-type="float" office:value="5912" table:style-name="ce147">
            <text:p>5,912</text:p>
          </table:table-cell>
          <table:table-cell office:value-type="float" office:value="6.3440720296989248" table:style-name="ce148">
            <text:p>6.34</text:p>
          </table:table-cell>
          <table:table-cell office:value-type="float" office:value="14276" table:style-name="ce147">
            <text:p>14,276</text:p>
          </table:table-cell>
          <table:table-cell office:value-type="float" office:value="8379" table:style-name="ce147">
            <text:p>8,379</text:p>
          </table:table-cell>
          <table:table-cell office:value-type="float" office:value="5897" table:style-name="ce147">
            <text:p>5,897</text:p>
          </table:table-cell>
          <table:table-cell office:value-type="float" office:value="7.3848640163064116" table:style-name="ce148">
            <text:p>7.38</text:p>
          </table:table-cell>
          <table:table-cell office:value-type="float" office:value="-2012" table:style-name="ce149">
            <text:p>–2,012</text:p>
          </table:table-cell>
          <table:table-cell office:value-type="float" office:value="-1.0407919866074882" table:style-name="ce150">
            <text:p>–1.04</text:p>
          </table:table-cell>
          <table:table-cell office:value-type="float" office:value="7547" table:style-name="ce147">
            <text:p>7,547</text:p>
          </table:table-cell>
          <table:table-cell office:value-type="float" office:value="7416" table:style-name="ce147">
            <text:p>7,416</text:p>
          </table:table-cell>
          <table:table-cell office:value-type="float" office:value="131" table:style-name="ce147">
            <text:p>131</text:p>
          </table:table-cell>
          <table:table-cell office:value-type="float" office:value="47" table:style-name="ce147">
            <text:p>47</text:p>
          </table:table-cell>
          <table:table-cell office:value-type="float" office:value="84" table:style-name="ce147">
            <text:p>84</text:p>
          </table:table-cell>
          <table:table-cell office:value-type="float" office:value="3.9040045342578096" table:style-name="ce148">
            <text:p>3.90</text:p>
          </table:table-cell>
          <table:table-cell office:value-type="float" office:value="4230" table:style-name="ce147">
            <text:p>4,230</text:p>
          </table:table-cell>
          <table:table-cell office:value-type="float" office:value="4190" table:style-name="ce147">
            <text:p>4,190</text:p>
          </table:table-cell>
          <table:table-cell office:value-type="float" office:value="40" table:style-name="ce147">
            <text:p>40</text:p>
          </table:table-cell>
          <table:table-cell office:value-type="float" office:value="14" table:style-name="ce147">
            <text:p>14</text:p>
          </table:table-cell>
          <table:table-cell office:value-type="float" office:value="26" table:style-name="ce147">
            <text:p>26</text:p>
          </table:table-cell>
          <table:table-cell office:value-type="float" office:value="2.1881461746270747" table:style-name="ce148">
            <text:p>2.19</text:p>
          </table:table-cell>
          <table:table-cell office:value-type="float" office:value="80225" table:style-name="ce147">
            <text:p>80,225</text:p>
          </table:table-cell>
          <table:table-cell office:value-type="float" office:value="89640" table:style-name="ce147">
            <text:p>89,640</text:p>
          </table:table-cell>
          <table:table-cell office:value-type="float" office:value="578241" table:style-name="ce147">
            <text:p>578,241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46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11858" table:style-name="ce147">
            <text:p>1,611,858</text:p>
          </table:table-cell>
          <table:table-cell office:value-type="float" office:value="4027730" table:style-name="ce149">
            <text:p>4,027,730</text:p>
          </table:table-cell>
          <table:table-cell office:value-type="float" office:value="1966503" table:style-name="ce147">
            <text:p>1,966,503</text:p>
          </table:table-cell>
          <table:table-cell office:value-type="float" office:value="2061227" table:style-name="ce147">
            <text:p>2,061,227</text:p>
          </table:table-cell>
          <table:table-cell office:value-type="float" office:value="1937" table:style-name="ce149">
            <text:p>1,937</text:p>
          </table:table-cell>
          <table:table-cell office:value-type="float" office:value="1003" table:style-name="ce147">
            <text:p>1,003</text:p>
          </table:table-cell>
          <table:table-cell office:value-type="float" office:value="934" table:style-name="ce147">
            <text:p>934</text:p>
          </table:table-cell>
          <table:table-cell office:value-type="float" office:value="5.8506049085483278" table:style-name="ce148">
            <text:p>5.85</text:p>
          </table:table-cell>
          <table:table-cell office:value-type="float" office:value="2083" table:style-name="ce149">
            <text:p>2,083</text:p>
          </table:table-cell>
          <table:table-cell office:value-type="float" office:value="1231" table:style-name="ce147">
            <text:p>1,231</text:p>
          </table:table-cell>
          <table:table-cell office:value-type="float" office:value="852" table:style-name="ce147">
            <text:p>852</text:p>
          </table:table-cell>
          <table:table-cell office:value-type="float" office:value="6.291590100416192" table:style-name="ce148">
            <text:p>6.29</text:p>
          </table:table-cell>
          <table:table-cell office:value-type="float" office:value="-146" table:style-name="ce149">
            <text:p>–146</text:p>
          </table:table-cell>
          <table:table-cell office:value-type="float" office:value="-0.44098519186786567" table:style-name="ce150">
            <text:p>–0.44</text:p>
          </table:table-cell>
          <table:table-cell office:value-type="float" office:value="1297" table:style-name="ce149">
            <text:p>1,297</text:p>
          </table:table-cell>
          <table:table-cell office:value-type="float" office:value="1268" table:style-name="ce149">
            <text:p>1,268</text:p>
          </table:table-cell>
          <table:table-cell office:value-type="float" office:value="29" table:style-name="ce149">
            <text:p>29</text:p>
          </table:table-cell>
          <table:table-cell office:value-type="float" office:value="12" table:style-name="ce147">
            <text:p>12</text:p>
          </table:table-cell>
          <table:table-cell office:value-type="float" office:value="17" table:style-name="ce147">
            <text:p>17</text:p>
          </table:table-cell>
          <table:table-cell office:value-type="float" office:value="3.9175191359768613" table:style-name="ce148">
            <text:p>3.92</text:p>
          </table:table-cell>
          <table:table-cell office:value-type="float" office:value="742" table:style-name="ce149">
            <text:p>742</text:p>
          </table:table-cell>
          <table:table-cell office:value-type="float" office:value="738" table:style-name="ce149">
            <text:p>738</text:p>
          </table:table-cell>
          <table:table-cell office:value-type="float" office:value="4" table:style-name="ce149">
            <text:p>4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7">
            <text:p>4</text:p>
          </table:table-cell>
          <table:table-cell office:value-type="float" office:value="2.2411713175750432" table:style-name="ce148">
            <text:p>2.24</text:p>
          </table:table-cell>
          <table:table-cell office:value-type="float" office:value="14668" table:style-name="ce147">
            <text:p>14,668</text:p>
          </table:table-cell>
          <table:table-cell office:value-type="float" office:value="15266" table:style-name="ce147">
            <text:p>15,266</text:p>
          </table:table-cell>
          <table:table-cell office:value-type="float" office:value="57567" table:style-name="ce147">
            <text:p>57,567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46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9691" table:style-name="ce147">
            <text:p>1,059,691</text:p>
          </table:table-cell>
          <table:table-cell office:value-type="float" office:value="2581006" table:style-name="ce149">
            <text:p>2,581,006</text:p>
          </table:table-cell>
          <table:table-cell office:value-type="float" office:value="1228167" table:style-name="ce147">
            <text:p>1,228,167</text:p>
          </table:table-cell>
          <table:table-cell office:value-type="float" office:value="1352839" table:style-name="ce147">
            <text:p>1,352,839</text:p>
          </table:table-cell>
          <table:table-cell office:value-type="float" office:value="1419" table:style-name="ce149">
            <text:p>1,419</text:p>
          </table:table-cell>
          <table:table-cell office:value-type="float" office:value="751" table:style-name="ce147">
            <text:p>751</text:p>
          </table:table-cell>
          <table:table-cell office:value-type="float" office:value="668" table:style-name="ce147">
            <text:p>668</text:p>
          </table:table-cell>
          <table:table-cell office:value-type="float" office:value="6.6817398802476777" table:style-name="ce148">
            <text:p>6.68</text:p>
          </table:table-cell>
          <table:table-cell office:value-type="float" office:value="1432" table:style-name="ce149">
            <text:p>1,432</text:p>
          </table:table-cell>
          <table:table-cell office:value-type="float" office:value="823" table:style-name="ce147">
            <text:p>823</text:p>
          </table:table-cell>
          <table:table-cell office:value-type="float" office:value="609" table:style-name="ce147">
            <text:p>609</text:p>
          </table:table-cell>
          <table:table-cell office:value-type="float" office:value="6.7429538467333865" table:style-name="ce148">
            <text:p>6.74</text:p>
          </table:table-cell>
          <table:table-cell office:value-type="float" office:value="-13" table:style-name="ce149">
            <text:p>–13</text:p>
          </table:table-cell>
          <table:table-cell office:value-type="float" office:value="-6.1213966485708114E-2" table:style-name="ce150">
            <text:p>–0.06</text:p>
          </table:table-cell>
          <table:table-cell office:value-type="float" office:value="785" table:style-name="ce149">
            <text:p>785</text:p>
          </table:table-cell>
          <table:table-cell office:value-type="float" office:value="769" table:style-name="ce149">
            <text:p>769</text:p>
          </table:table-cell>
          <table:table-cell office:value-type="float" office:value="16" table:style-name="ce149">
            <text:p>16</text:p>
          </table:table-cell>
          <table:table-cell office:value-type="float" office:value="5" table:style-name="ce147">
            <text:p>5</text:p>
          </table:table-cell>
          <table:table-cell office:value-type="float" office:value="11" table:style-name="ce147">
            <text:p>11</text:p>
          </table:table-cell>
          <table:table-cell office:value-type="float" office:value="3.696381822406221" table:style-name="ce148">
            <text:p>3.70</text:p>
          </table:table-cell>
          <table:table-cell office:value-type="float" office:value="374" table:style-name="ce149">
            <text:p>374</text:p>
          </table:table-cell>
          <table:table-cell office:value-type="float" office:value="368" table:style-name="ce149">
            <text:p>368</text:p>
          </table:table-cell>
          <table:table-cell office:value-type="float" office:value="6" table:style-name="ce149">
            <text:p>6</text:p>
          </table:table-cell>
          <table:table-cell office:value-type="float" office:value="2" table:style-name="ce147">
            <text:p>2</text:p>
          </table:table-cell>
          <table:table-cell office:value-type="float" office:value="4" table:style-name="ce147">
            <text:p>4</text:p>
          </table:table-cell>
          <table:table-cell office:value-type="float" office:value="1.761078728127295" table:style-name="ce148">
            <text:p>1.76</text:p>
          </table:table-cell>
          <table:table-cell office:value-type="float" office:value="8908" table:style-name="ce147">
            <text:p>8,908</text:p>
          </table:table-cell>
          <table:table-cell office:value-type="float" office:value="14549" table:style-name="ce147">
            <text:p>14,549</text:p>
          </table:table-cell>
          <table:table-cell office:value-type="float" office:value="17073" table:style-name="ce147">
            <text:p>17,073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46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51778" table:style-name="ce147">
            <text:p>851,778</text:p>
          </table:table-cell>
          <table:table-cell office:value-type="float" office:value="2270971" table:style-name="ce149">
            <text:p>2,270,971</text:p>
          </table:table-cell>
          <table:table-cell office:value-type="float" office:value="1124819" table:style-name="ce147">
            <text:p>1,124,819</text:p>
          </table:table-cell>
          <table:table-cell office:value-type="float" office:value="1146152" table:style-name="ce147">
            <text:p>1,146,152</text:p>
          </table:table-cell>
          <table:table-cell office:value-type="float" office:value="1577" table:style-name="ce149">
            <text:p>1,577</text:p>
          </table:table-cell>
          <table:table-cell office:value-type="float" office:value="789" table:style-name="ce147">
            <text:p>789</text:p>
          </table:table-cell>
          <table:table-cell office:value-type="float" office:value="788" table:style-name="ce147">
            <text:p>788</text:p>
          </table:table-cell>
          <table:table-cell office:value-type="float" office:value="8.4492601090056638" table:style-name="ce148">
            <text:p>8.45</text:p>
          </table:table-cell>
          <table:table-cell office:value-type="float" office:value="1100" table:style-name="ce149">
            <text:p>1,100</text:p>
          </table:table-cell>
          <table:table-cell office:value-type="float" office:value="659" table:style-name="ce147">
            <text:p>659</text:p>
          </table:table-cell>
          <table:table-cell office:value-type="float" office:value="441" table:style-name="ce147">
            <text:p>441</text:p>
          </table:table-cell>
          <table:table-cell office:value-type="float" office:value="5.8935866327877182" table:style-name="ce148">
            <text:p>5.89</text:p>
          </table:table-cell>
          <table:table-cell office:value-type="float" office:value="477" table:style-name="ce149">
            <text:p>477</text:p>
          </table:table-cell>
          <table:table-cell office:value-type="float" office:value="2.5556734762179465" table:style-name="ce150">
            <text:p>2.56</text:p>
          </table:table-cell>
          <table:table-cell office:value-type="float" office:value="776" table:style-name="ce149">
            <text:p>776</text:p>
          </table:table-cell>
          <table:table-cell office:value-type="float" office:value="763" table:style-name="ce149">
            <text:p>763</text:p>
          </table:table-cell>
          <table:table-cell office:value-type="float" office:value="13" table:style-name="ce149">
            <text:p>13</text:p>
          </table:table-cell>
          <table:table-cell office:value-type="float" office:value="6" table:style-name="ce147">
            <text:p>6</text:p>
          </table:table-cell>
          <table:table-cell office:value-type="float" office:value="7" table:style-name="ce147">
            <text:p>7</text:p>
          </table:table-cell>
          <table:table-cell office:value-type="float" office:value="4.1576574791302443" table:style-name="ce148">
            <text:p>4.16</text:p>
          </table:table-cell>
          <table:table-cell office:value-type="float" office:value="469" table:style-name="ce149">
            <text:p>469</text:p>
          </table:table-cell>
          <table:table-cell office:value-type="float" office:value="466" table:style-name="ce149">
            <text:p>466</text:p>
          </table:table-cell>
          <table:table-cell office:value-type="float" office:value="3" table:style-name="ce149">
            <text:p>3</text:p>
          </table:table-cell>
          <table:table-cell office:value-type="float" office:value="1" table:style-name="ce147">
            <text:p>1</text:p>
          </table:table-cell>
          <table:table-cell office:value-type="float" office:value="2" table:style-name="ce147">
            <text:p>2</text:p>
          </table:table-cell>
          <table:table-cell office:value-type="float" office:value="2.5128110279794904" table:style-name="ce148">
            <text:p>2.51</text:p>
          </table:table-cell>
          <table:table-cell office:value-type="float" office:value="9291" table:style-name="ce147">
            <text:p>9,291</text:p>
          </table:table-cell>
          <table:table-cell office:value-type="float" office:value="9486" table:style-name="ce147">
            <text:p>9,486</text:p>
          </table:table-cell>
          <table:table-cell office:value-type="float" office:value="78156" table:style-name="ce147">
            <text:p>78,156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46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07906" table:style-name="ce147">
            <text:p>1,007,906</text:p>
          </table:table-cell>
          <table:table-cell office:value-type="float" office:value="2820979" table:style-name="ce149">
            <text:p>2,820,979</text:p>
          </table:table-cell>
          <table:table-cell office:value-type="float" office:value="1384963" table:style-name="ce147">
            <text:p>1,384,963</text:p>
          </table:table-cell>
          <table:table-cell office:value-type="float" office:value="1436016" table:style-name="ce147">
            <text:p>1,436,016</text:p>
          </table:table-cell>
          <table:table-cell office:value-type="float" office:value="1504" table:style-name="ce149">
            <text:p>1,504</text:p>
          </table:table-cell>
          <table:table-cell office:value-type="float" office:value="775" table:style-name="ce147">
            <text:p>775</text:p>
          </table:table-cell>
          <table:table-cell office:value-type="float" office:value="729" table:style-name="ce147">
            <text:p>729</text:p>
          </table:table-cell>
          <table:table-cell office:value-type="float" office:value="6.4862426398969735" table:style-name="ce148">
            <text:p>6.49</text:p>
          </table:table-cell>
          <table:table-cell office:value-type="float" office:value="1482" table:style-name="ce149">
            <text:p>1,482</text:p>
          </table:table-cell>
          <table:table-cell office:value-type="float" office:value="895" table:style-name="ce147">
            <text:p>895</text:p>
          </table:table-cell>
          <table:table-cell office:value-type="float" office:value="587" table:style-name="ce147">
            <text:p>587</text:p>
          </table:table-cell>
          <table:table-cell office:value-type="float" office:value="6.3913640906431608" table:style-name="ce148">
            <text:p>6.39</text:p>
          </table:table-cell>
          <table:table-cell office:value-type="float" office:value="22" table:style-name="ce149">
            <text:p>22</text:p>
          </table:table-cell>
          <table:table-cell office:value-type="float" office:value="9.4878549253812117E-2" table:style-name="ce150">
            <text:p>0.09</text:p>
          </table:table-cell>
          <table:table-cell office:value-type="float" office:value="1048" table:style-name="ce149">
            <text:p>1,048</text:p>
          </table:table-cell>
          <table:table-cell office:value-type="float" office:value="1032" table:style-name="ce149">
            <text:p>1,032</text:p>
          </table:table-cell>
          <table:table-cell office:value-type="float" office:value="16" table:style-name="ce149">
            <text:p>16</text:p>
          </table:table-cell>
          <table:table-cell office:value-type="float" office:value="5" table:style-name="ce147">
            <text:p>5</text:p>
          </table:table-cell>
          <table:table-cell office:value-type="float" office:value="11" table:style-name="ce147">
            <text:p>11</text:p>
          </table:table-cell>
          <table:table-cell office:value-type="float" office:value="4.5196690735452307" table:style-name="ce148">
            <text:p>4.52</text:p>
          </table:table-cell>
          <table:table-cell office:value-type="float" office:value="554" table:style-name="ce149">
            <text:p>554</text:p>
          </table:table-cell>
          <table:table-cell office:value-type="float" office:value="550" table:style-name="ce149">
            <text:p>550</text:p>
          </table:table-cell>
          <table:table-cell office:value-type="float" office:value="4" table:style-name="ce149">
            <text:p>4</text:p>
          </table:table-cell>
          <table:table-cell office:value-type="float" office:value="1" table:style-name="ce147">
            <text:p>1</text:p>
          </table:table-cell>
          <table:table-cell office:value-type="float" office:value="3" table:style-name="ce147">
            <text:p>3</text:p>
          </table:table-cell>
          <table:table-cell office:value-type="float" office:value="2.389214376664178" table:style-name="ce148">
            <text:p>2.39</text:p>
          </table:table-cell>
          <table:table-cell office:value-type="float" office:value="10002" table:style-name="ce147">
            <text:p>10,002</text:p>
          </table:table-cell>
          <table:table-cell office:value-type="float" office:value="10367" table:style-name="ce147">
            <text:p>10,367</text:p>
          </table:table-cell>
          <table:table-cell office:value-type="float" office:value="36145" table:style-name="ce147">
            <text:p>36,145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46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4931" table:style-name="ce147">
            <text:p>704,931</text:p>
          </table:table-cell>
          <table:table-cell office:value-type="float" office:value="1871224" table:style-name="ce149">
            <text:p>1,871,224</text:p>
          </table:table-cell>
          <table:table-cell office:value-type="float" office:value="931945" table:style-name="ce147">
            <text:p>931,945</text:p>
          </table:table-cell>
          <table:table-cell office:value-type="float" office:value="939279" table:style-name="ce147">
            <text:p>939,279</text:p>
          </table:table-cell>
          <table:table-cell office:value-type="float" office:value="798" table:style-name="ce149">
            <text:p>798</text:p>
          </table:table-cell>
          <table:table-cell office:value-type="float" office:value="427" table:style-name="ce147">
            <text:p>427</text:p>
          </table:table-cell>
          <table:table-cell office:value-type="float" office:value="371" table:style-name="ce147">
            <text:p>371</text:p>
          </table:table-cell>
          <table:table-cell office:value-type="float" office:value="5.1875608606040036" table:style-name="ce148">
            <text:p>5.19</text:p>
          </table:table-cell>
          <table:table-cell office:value-type="float" office:value="1229" table:style-name="ce149">
            <text:p>1,229</text:p>
          </table:table-cell>
          <table:table-cell office:value-type="float" office:value="710" table:style-name="ce147">
            <text:p>710</text:p>
          </table:table-cell>
          <table:table-cell office:value-type="float" office:value="519" table:style-name="ce147">
            <text:p>519</text:p>
          </table:table-cell>
          <table:table-cell office:value-type="float" office:value="7.9893637815567944" table:style-name="ce148">
            <text:p>7.99</text:p>
          </table:table-cell>
          <table:table-cell office:value-type="float" office:value="-431" table:style-name="ce149">
            <text:p>–431</text:p>
          </table:table-cell>
          <table:table-cell office:value-type="float" office:value="-2.8018029209527895" table:style-name="ce150">
            <text:p>–2.80</text:p>
          </table:table-cell>
          <table:table-cell office:value-type="float" office:value="516" table:style-name="ce149">
            <text:p>516</text:p>
          </table:table-cell>
          <table:table-cell office:value-type="float" office:value="506" table:style-name="ce149">
            <text:p>506</text:p>
          </table:table-cell>
          <table:table-cell office:value-type="float" office:value="10" table:style-name="ce149">
            <text:p>10</text:p>
          </table:table-cell>
          <table:table-cell office:value-type="float" office:value="1" table:style-name="ce147">
            <text:p>1</text:p>
          </table:table-cell>
          <table:table-cell office:value-type="float" office:value="9" table:style-name="ce147">
            <text:p>9</text:p>
          </table:table-cell>
          <table:table-cell office:value-type="float" office:value="3.3543626617439428" table:style-name="ce148">
            <text:p>3.35</text:p>
          </table:table-cell>
          <table:table-cell office:value-type="float" office:value="282" table:style-name="ce149">
            <text:p>282</text:p>
          </table:table-cell>
          <table:table-cell office:value-type="float" office:value="281" table:style-name="ce149">
            <text:p>281</text:p>
          </table:table-cell>
          <table:table-cell office:value-type="float" office:value="1" table:style-name="ce149">
            <text:p>1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47">
            <text:p>—</text:p>
          </table:table-cell>
          <table:table-cell office:value-type="float" office:value="1.8331981988600616" table:style-name="ce148">
            <text:p>1.83</text:p>
          </table:table-cell>
          <table:table-cell office:value-type="float" office:value="5892" table:style-name="ce147">
            <text:p>5,892</text:p>
          </table:table-cell>
          <table:table-cell office:value-type="float" office:value="6198" table:style-name="ce147">
            <text:p>6,198</text:p>
          </table:table-cell>
          <table:table-cell office:value-type="float" office:value="8512" table:style-name="ce147">
            <text:p>8,512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46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2045" table:style-name="ce147">
            <text:p>1,122,045</text:p>
          </table:table-cell>
          <table:table-cell office:value-type="float" office:value="2760028" table:style-name="ce149">
            <text:p>2,760,028</text:p>
          </table:table-cell>
          <table:table-cell office:value-type="float" office:value="1360832" table:style-name="ce147">
            <text:p>1,360,832</text:p>
          </table:table-cell>
          <table:table-cell office:value-type="float" office:value="1399196" table:style-name="ce147">
            <text:p>1,399,196</text:p>
          </table:table-cell>
          <table:table-cell office:value-type="float" office:value="1340" table:style-name="ce149">
            <text:p>1,340</text:p>
          </table:table-cell>
          <table:table-cell office:value-type="float" office:value="681" table:style-name="ce147">
            <text:p>681</text:p>
          </table:table-cell>
          <table:table-cell office:value-type="float" office:value="659" table:style-name="ce147">
            <text:p>659</text:p>
          </table:table-cell>
          <table:table-cell office:value-type="float" office:value="5.9054107979307515" table:style-name="ce148">
            <text:p>5.91</text:p>
          </table:table-cell>
          <table:table-cell office:value-type="float" office:value="1739" table:style-name="ce149">
            <text:p>1,739</text:p>
          </table:table-cell>
          <table:table-cell office:value-type="float" office:value="1041" table:style-name="ce147">
            <text:p>1,041</text:p>
          </table:table-cell>
          <table:table-cell office:value-type="float" office:value="698" table:style-name="ce147">
            <text:p>698</text:p>
          </table:table-cell>
          <table:table-cell office:value-type="float" office:value="7.6638129683593856" table:style-name="ce148">
            <text:p>7.66</text:p>
          </table:table-cell>
          <table:table-cell office:value-type="float" office:value="-399" table:style-name="ce149">
            <text:p>–399</text:p>
          </table:table-cell>
          <table:table-cell office:value-type="float" office:value="-1.7584021704286343" table:style-name="ce150">
            <text:p>–1.76</text:p>
          </table:table-cell>
          <table:table-cell office:value-type="float" office:value="907" table:style-name="ce149">
            <text:p>907</text:p>
          </table:table-cell>
          <table:table-cell office:value-type="float" office:value="891" table:style-name="ce149">
            <text:p>891</text:p>
          </table:table-cell>
          <table:table-cell office:value-type="float" office:value="16" table:style-name="ce149">
            <text:p>16</text:p>
          </table:table-cell>
          <table:table-cell office:value-type="float" office:value="8" table:style-name="ce147">
            <text:p>8</text:p>
          </table:table-cell>
          <table:table-cell office:value-type="float" office:value="8" table:style-name="ce147">
            <text:p>8</text:p>
          </table:table-cell>
          <table:table-cell office:value-type="float" office:value="3.9971698460620835" table:style-name="ce148">
            <text:p>4.00</text:p>
          </table:table-cell>
          <table:table-cell office:value-type="float" office:value="486" table:style-name="ce149">
            <text:p>486</text:p>
          </table:table-cell>
          <table:table-cell office:value-type="float" office:value="480" table:style-name="ce149">
            <text:p>480</text:p>
          </table:table-cell>
          <table:table-cell office:value-type="float" office:value="6" table:style-name="ce149">
            <text:p>6</text:p>
          </table:table-cell>
          <table:table-cell office:value-type="float" office:value="2" table:style-name="ce147">
            <text:p>2</text:p>
          </table:table-cell>
          <table:table-cell office:value-type="float" office:value="4" table:style-name="ce147">
            <text:p>4</text:p>
          </table:table-cell>
          <table:table-cell office:value-type="float" office:value="2.1418131699957796" table:style-name="ce148">
            <text:p>2.14</text:p>
          </table:table-cell>
          <table:table-cell office:value-type="float" office:value="9491" table:style-name="ce147">
            <text:p>9,491</text:p>
          </table:table-cell>
          <table:table-cell office:value-type="float" office:value="10526" table:style-name="ce147">
            <text:p>10,526</text:p>
          </table:table-cell>
          <table:table-cell office:value-type="float" office:value="35905" table:style-name="ce147">
            <text:p>35,905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52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54418" table:style-name="ce147">
            <text:p>2,554,418</text:p>
          </table:table-cell>
          <table:table-cell office:value-type="float" office:value="7028530" table:style-name="ce149">
            <text:p>7,028,530</text:p>
          </table:table-cell>
          <table:table-cell office:value-type="float" office:value="3572870" table:style-name="ce147">
            <text:p>3,572,870</text:p>
          </table:table-cell>
          <table:table-cell office:value-type="float" office:value="3455660" table:style-name="ce147">
            <text:p>3,455,660</text:p>
          </table:table-cell>
          <table:table-cell office:value-type="float" office:value="3575" table:style-name="ce149">
            <text:p>3,575</text:p>
          </table:table-cell>
          <table:table-cell office:value-type="float" office:value="1867" table:style-name="ce147">
            <text:p>1,867</text:p>
          </table:table-cell>
          <table:table-cell office:value-type="float" office:value="1708" table:style-name="ce147">
            <text:p>1,708</text:p>
          </table:table-cell>
          <table:table-cell office:value-type="float" office:value="6.1872431055358641" table:style-name="ce148">
            <text:p>6.19</text:p>
          </table:table-cell>
          <table:table-cell office:value-type="float" office:value="5141" table:style-name="ce149">
            <text:p>5,141</text:p>
          </table:table-cell>
          <table:table-cell office:value-type="float" office:value="2977" table:style-name="ce147">
            <text:p>2,977</text:p>
          </table:table-cell>
          <table:table-cell office:value-type="float" office:value="2164" table:style-name="ce147">
            <text:p>2,164</text:p>
          </table:table-cell>
          <table:table-cell office:value-type="float" office:value="8.8975151903664003" table:style-name="ce148">
            <text:p>8.90</text:p>
          </table:table-cell>
          <table:table-cell office:value-type="float" office:value="-1566" table:style-name="ce149">
            <text:p>–1,566</text:p>
          </table:table-cell>
          <table:table-cell office:value-type="float" office:value="-2.7102720848305353" table:style-name="ce150">
            <text:p>–2.71</text:p>
          </table:table-cell>
          <table:table-cell office:value-type="float" office:value="2182" table:style-name="ce149">
            <text:p>2,182</text:p>
          </table:table-cell>
          <table:table-cell office:value-type="float" office:value="2151" table:style-name="ce147">
            <text:p>2,151</text:p>
          </table:table-cell>
          <table:table-cell office:value-type="float" office:value="31" table:style-name="ce149">
            <text:p>31</text:p>
          </table:table-cell>
          <table:table-cell office:value-type="float" office:value="10" table:style-name="ce147">
            <text:p>10</text:p>
          </table:table-cell>
          <table:table-cell office:value-type="float" office:value="21" table:style-name="ce147">
            <text:p>21</text:p>
          </table:table-cell>
          <table:table-cell office:value-type="float" office:value="3.7763816660920986" table:style-name="ce148">
            <text:p>3.78</text:p>
          </table:table-cell>
          <table:table-cell office:value-type="float" office:value="1307" table:style-name="ce149">
            <text:p>1,307</text:p>
          </table:table-cell>
          <table:table-cell office:value-type="float" office:value="1291" table:style-name="ce147">
            <text:p>1,291</text:p>
          </table:table-cell>
          <table:table-cell office:value-type="float" office:value="16" table:style-name="ce149">
            <text:p>16</text:p>
          </table:table-cell>
          <table:table-cell office:value-type="float" office:value="7" table:style-name="ce147">
            <text:p>7</text:p>
          </table:table-cell>
          <table:table-cell office:value-type="float" office:value="9" table:style-name="ce147">
            <text:p>9</text:p>
          </table:table-cell>
          <table:table-cell office:value-type="float" office:value="2.2620214654364679" table:style-name="ce148">
            <text:p>2.26</text:p>
          </table:table-cell>
          <table:table-cell office:value-type="float" office:value="21327" table:style-name="ce147">
            <text:p>21,327</text:p>
          </table:table-cell>
          <table:table-cell office:value-type="float" office:value="22544" table:style-name="ce147">
            <text:p>22,544</text:p>
          </table:table-cell>
          <table:table-cell office:value-type="float" office:value="343468" table:style-name="ce147">
            <text:p>343,468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53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2970" table:style-name="ce154">
            <text:p>172,970</text:p>
          </table:table-cell>
          <table:table-cell office:value-type="float" office:value="452355" table:style-name="ce154">
            <text:p>452,355</text:p>
          </table:table-cell>
          <table:table-cell office:value-type="float" office:value="227895" table:style-name="ce154">
            <text:p>227,895</text:p>
          </table:table-cell>
          <table:table-cell office:value-type="float" office:value="224460" table:style-name="ce154">
            <text:p>224,460</text:p>
          </table:table-cell>
          <table:table-cell office:value-type="float" office:value="222" table:style-name="ce154">
            <text:p>222</text:p>
          </table:table-cell>
          <table:table-cell office:value-type="float" office:value="121" table:style-name="ce155">
            <text:p>121</text:p>
          </table:table-cell>
          <table:table-cell office:value-type="float" office:value="101" table:style-name="ce155">
            <text:p>101</text:p>
          </table:table-cell>
          <table:table-cell office:value-type="float" office:value="5.9700370889383017" table:style-name="ce148">
            <text:p>5.97</text:p>
          </table:table-cell>
          <table:table-cell office:value-type="float" office:value="346" table:style-name="ce154">
            <text:p>346</text:p>
          </table:table-cell>
          <table:table-cell office:value-type="float" office:value="209" table:style-name="ce155">
            <text:p>209</text:p>
          </table:table-cell>
          <table:table-cell office:value-type="float" office:value="137" table:style-name="ce155">
            <text:p>137</text:p>
          </table:table-cell>
          <table:table-cell office:value-type="float" office:value="9.3046523998768116" table:style-name="ce148">
            <text:p>9.30</text:p>
          </table:table-cell>
          <table:table-cell office:value-type="float" office:value="-124" table:style-name="ce154">
            <text:p>–124</text:p>
          </table:table-cell>
          <table:table-cell office:value-type="float" office:value="-3.3346153109385104" table:style-name="ce150">
            <text:p>–3.33</text:p>
          </table:table-cell>
          <table:table-cell office:value-type="float" office:value="147" table:style-name="ce154">
            <text:p>147</text:p>
          </table:table-cell>
          <table:table-cell office:value-type="float" office:value="147" table:style-name="ce154">
            <text:p>147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3.9531326669996862" table:style-name="ce148">
            <text:p>3.95</text:p>
          </table:table-cell>
          <table:table-cell office:value-type="float" office:value="104" table:style-name="ce154">
            <text:p>104</text:p>
          </table:table-cell>
          <table:table-cell office:value-type="float" office:value="102" table:style-name="ce154">
            <text:p>102</text:p>
          </table:table-cell>
          <table:table-cell office:value-type="float" office:value="2" table:style-name="ce154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2" table:style-name="ce155">
            <text:p>2</text:p>
          </table:table-cell>
          <table:table-cell office:value-type="float" office:value="2.7967741317548795" table:style-name="ce148">
            <text:p>2.80</text:p>
          </table:table-cell>
          <table:table-cell office:value-type="float" office:value="1783" table:style-name="ce155">
            <text:p>1,783</text:p>
          </table:table-cell>
          <table:table-cell office:value-type="float" office:value="1801" table:style-name="ce155">
            <text:p>1,801</text:p>
          </table:table-cell>
          <table:table-cell office:value-type="float" office:value="17711" table:style-name="ce155">
            <text:p>17,711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7230" table:style-name="ce154">
            <text:p>207,230</text:p>
          </table:table-cell>
          <table:table-cell office:value-type="float" office:value="572422" table:style-name="ce154">
            <text:p>572,422</text:p>
          </table:table-cell>
          <table:table-cell office:value-type="float" office:value="292161" table:style-name="ce154">
            <text:p>292,161</text:p>
          </table:table-cell>
          <table:table-cell office:value-type="float" office:value="280261" table:style-name="ce154">
            <text:p>280,261</text:p>
          </table:table-cell>
          <table:table-cell office:value-type="float" office:value="327" table:style-name="ce154">
            <text:p>327</text:p>
          </table:table-cell>
          <table:table-cell office:value-type="float" office:value="156" table:style-name="ce155">
            <text:p>156</text:p>
          </table:table-cell>
          <table:table-cell office:value-type="float" office:value="171" table:style-name="ce155">
            <text:p>171</text:p>
          </table:table-cell>
          <table:table-cell office:value-type="float" office:value="6.9542281217553636" table:style-name="ce148">
            <text:p>6.95</text:p>
          </table:table-cell>
          <table:table-cell office:value-type="float" office:value="311" table:style-name="ce154">
            <text:p>311</text:p>
          </table:table-cell>
          <table:table-cell office:value-type="float" office:value="178" table:style-name="ce155">
            <text:p>178</text:p>
          </table:table-cell>
          <table:table-cell office:value-type="float" office:value="133" table:style-name="ce155">
            <text:p>133</text:p>
          </table:table-cell>
          <table:table-cell office:value-type="float" office:value="6.6139600791006661" table:style-name="ce148">
            <text:p>6.61</text:p>
          </table:table-cell>
          <table:table-cell office:value-type="float" office:value="16" table:style-name="ce154">
            <text:p>16</text:p>
          </table:table-cell>
          <table:table-cell office:value-type="float" office:value="0.34026804265469668" table:style-name="ce150">
            <text:p>0.34</text:p>
          </table:table-cell>
          <table:table-cell office:value-type="float" office:value="178" table:style-name="ce154">
            <text:p>178</text:p>
          </table:table-cell>
          <table:table-cell office:value-type="float" office:value="175" table:style-name="ce154">
            <text:p>175</text:p>
          </table:table-cell>
          <table:table-cell office:value-type="float" office:value="3" table:style-name="ce154">
            <text:p>3</text:p>
          </table:table-cell>
          <table:table-cell office:value-type="float" office:value="1" table:style-name="ce155">
            <text:p>1</text:p>
          </table:table-cell>
          <table:table-cell office:value-type="float" office:value="2" table:style-name="ce155">
            <text:p>2</text:p>
          </table:table-cell>
          <table:table-cell office:value-type="float" office:value="3.7854819745335004" table:style-name="ce148">
            <text:p>3.79</text:p>
          </table:table-cell>
          <table:table-cell office:value-type="float" office:value="118" table:style-name="ce154">
            <text:p>118</text:p>
          </table:table-cell>
          <table:table-cell office:value-type="float" office:value="116" table:style-name="ce154">
            <text:p>116</text:p>
          </table:table-cell>
          <table:table-cell office:value-type="float" office:value="2" table:style-name="ce154">
            <text:p>2</text:p>
          </table:table-cell>
          <table:table-cell office:value-type="float" office:value="2" table:style-name="ce155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2.5094768145783881" table:style-name="ce148">
            <text:p>2.51</text:p>
          </table:table-cell>
          <table:table-cell office:value-type="float" office:value="2452" table:style-name="ce155">
            <text:p>2,452</text:p>
          </table:table-cell>
          <table:table-cell office:value-type="float" office:value="1820" table:style-name="ce155">
            <text:p>1,820</text:p>
          </table:table-cell>
          <table:table-cell office:value-type="float" office:value="22025" table:style-name="ce155">
            <text:p>22,025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4055" table:style-name="ce154">
            <text:p>194,055</text:p>
          </table:table-cell>
          <table:table-cell office:value-type="float" office:value="541226" table:style-name="ce154">
            <text:p>541,226</text:p>
          </table:table-cell>
          <table:table-cell office:value-type="float" office:value="278994" table:style-name="ce154">
            <text:p>278,994</text:p>
          </table:table-cell>
          <table:table-cell office:value-type="float" office:value="262232" table:style-name="ce154">
            <text:p>262,232</text:p>
          </table:table-cell>
          <table:table-cell office:value-type="float" office:value="221" table:style-name="ce154">
            <text:p>221</text:p>
          </table:table-cell>
          <table:table-cell office:value-type="float" office:value="124" table:style-name="ce155">
            <text:p>124</text:p>
          </table:table-cell>
          <table:table-cell office:value-type="float" office:value="97" table:style-name="ce155">
            <text:p>97</text:p>
          </table:table-cell>
          <table:table-cell office:value-type="float" office:value="4.9669679543899772" table:style-name="ce148">
            <text:p>4.97</text:p>
          </table:table-cell>
          <table:table-cell office:value-type="float" office:value="410" table:style-name="ce154">
            <text:p>410</text:p>
          </table:table-cell>
          <table:table-cell office:value-type="float" office:value="250" table:style-name="ce155">
            <text:p>250</text:p>
          </table:table-cell>
          <table:table-cell office:value-type="float" office:value="160" table:style-name="ce155">
            <text:p>160</text:p>
          </table:table-cell>
          <table:table-cell office:value-type="float" office:value="9.2147369289587804" table:style-name="ce148">
            <text:p>9.21</text:p>
          </table:table-cell>
          <table:table-cell office:value-type="float" office:value="-189" table:style-name="ce154">
            <text:p>–189</text:p>
          </table:table-cell>
          <table:table-cell office:value-type="float" office:value="-4.2477689745688041" table:style-name="ce150">
            <text:p>–4.25</text:p>
          </table:table-cell>
          <table:table-cell office:value-type="float" office:value="166" table:style-name="ce154">
            <text:p>166</text:p>
          </table:table-cell>
          <table:table-cell office:value-type="float" office:value="164" table:style-name="ce154">
            <text:p>164</text:p>
          </table:table-cell>
          <table:table-cell office:value-type="float" office:value="2" table:style-name="ce154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2" table:style-name="ce155">
            <text:p>2</text:p>
          </table:table-cell>
          <table:table-cell office:value-type="float" office:value="3.7308447078223357" table:style-name="ce148">
            <text:p>3.73</text:p>
          </table:table-cell>
          <table:table-cell office:value-type="float" office:value="101" table:style-name="ce154">
            <text:p>101</text:p>
          </table:table-cell>
          <table:table-cell office:value-type="float" office:value="100" table:style-name="ce154">
            <text:p>100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5">
            <text:p>1</text:p>
          </table:table-cell>
          <table:table-cell office:value-type="float" office:value="2.2699717800605774" table:style-name="ce148">
            <text:p>2.27</text:p>
          </table:table-cell>
          <table:table-cell office:value-type="float" office:value="1439" table:style-name="ce155">
            <text:p>1,439</text:p>
          </table:table-cell>
          <table:table-cell office:value-type="float" office:value="1484" table:style-name="ce155">
            <text:p>1,484</text:p>
          </table:table-cell>
          <table:table-cell office:value-type="float" office:value="11398" table:style-name="ce155">
            <text:p>11,398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7314" table:style-name="ce154">
            <text:p>397,314</text:p>
          </table:table-cell>
          <table:table-cell office:value-type="float" office:value="1262673" table:style-name="ce154">
            <text:p>1,262,673</text:p>
          </table:table-cell>
          <table:table-cell office:value-type="float" office:value="641697" table:style-name="ce154">
            <text:p>641,697</text:p>
          </table:table-cell>
          <table:table-cell office:value-type="float" office:value="620976" table:style-name="ce154">
            <text:p>620,976</text:p>
          </table:table-cell>
          <table:table-cell office:value-type="float" office:value="946" table:style-name="ce154">
            <text:p>946</text:p>
          </table:table-cell>
          <table:table-cell office:value-type="float" office:value="479" table:style-name="ce155">
            <text:p>479</text:p>
          </table:table-cell>
          <table:table-cell office:value-type="float" office:value="467" table:style-name="ce155">
            <text:p>467</text:p>
          </table:table-cell>
          <table:table-cell office:value-type="float" office:value="9.1118475393076892" table:style-name="ce148">
            <text:p>9.11</text:p>
          </table:table-cell>
          <table:table-cell office:value-type="float" office:value="831" table:style-name="ce154">
            <text:p>831</text:p>
          </table:table-cell>
          <table:table-cell office:value-type="float" office:value="471" table:style-name="ce155">
            <text:p>471</text:p>
          </table:table-cell>
          <table:table-cell office:value-type="float" office:value="360" table:style-name="ce155">
            <text:p>360</text:p>
          </table:table-cell>
          <table:table-cell office:value-type="float" office:value="8.0041705128590817" table:style-name="ce148">
            <text:p>8.00</text:p>
          </table:table-cell>
          <table:table-cell office:value-type="float" office:value="115" table:style-name="ce154">
            <text:p>115</text:p>
          </table:table-cell>
          <table:table-cell office:value-type="float" office:value="1.1076770264486091" table:style-name="ce150">
            <text:p>1.11</text:p>
          </table:table-cell>
          <table:table-cell office:value-type="float" office:value="364" table:style-name="ce154">
            <text:p>364</text:p>
          </table:table-cell>
          <table:table-cell office:value-type="float" office:value="360" table:style-name="ce154">
            <text:p>360</text:p>
          </table:table-cell>
          <table:table-cell office:value-type="float" office:value="4" table:style-name="ce154">
            <text:p>4</text:p>
          </table:table-cell>
          <table:table-cell office:value-type="float" office:value="1" table:style-name="ce155">
            <text:p>1</text:p>
          </table:table-cell>
          <table:table-cell office:value-type="float" office:value="3" table:style-name="ce155">
            <text:p>3</text:p>
          </table:table-cell>
          <table:table-cell office:value-type="float" office:value="3.5060385880634248" table:style-name="ce148">
            <text:p>3.51</text:p>
          </table:table-cell>
          <table:table-cell office:value-type="float" office:value="203" table:style-name="ce154">
            <text:p>203</text:p>
          </table:table-cell>
          <table:table-cell office:value-type="float" office:value="201" table:style-name="ce154">
            <text:p>201</text:p>
          </table:table-cell>
          <table:table-cell office:value-type="float" office:value="2" table:style-name="ce154">
            <text:p>2</text:p>
          </table:table-cell>
          <table:table-cell office:value-type="float" office:value="2" table:style-name="ce155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1.9552907510353712" table:style-name="ce148">
            <text:p>1.96</text:p>
          </table:table-cell>
          <table:table-cell office:value-type="float" office:value="2353" table:style-name="ce155">
            <text:p>2,353</text:p>
          </table:table-cell>
          <table:table-cell office:value-type="float" office:value="3430" table:style-name="ce155">
            <text:p>3,430</text:p>
          </table:table-cell>
          <table:table-cell office:value-type="float" office:value="6060" table:style-name="ce155">
            <text:p>6,060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53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611" table:style-name="ce154">
            <text:p>179,611</text:p>
          </table:table-cell>
          <table:table-cell office:value-type="float" office:value="489148" table:style-name="ce154">
            <text:p>489,148</text:p>
          </table:table-cell>
          <table:table-cell office:value-type="float" office:value="249968" table:style-name="ce154">
            <text:p>249,968</text:p>
          </table:table-cell>
          <table:table-cell office:value-type="float" office:value="239180" table:style-name="ce154">
            <text:p>239,180</text:p>
          </table:table-cell>
          <table:table-cell office:value-type="float" office:value="249" table:style-name="ce154">
            <text:p>249</text:p>
          </table:table-cell>
          <table:table-cell office:value-type="float" office:value="137" table:style-name="ce155">
            <text:p>137</text:p>
          </table:table-cell>
          <table:table-cell office:value-type="float" office:value="112" table:style-name="ce155">
            <text:p>112</text:p>
          </table:table-cell>
          <table:table-cell office:value-type="float" office:value="6.1911374465210995" table:style-name="ce148">
            <text:p>6.19</text:p>
          </table:table-cell>
          <table:table-cell office:value-type="float" office:value="412" table:style-name="ce154">
            <text:p>412</text:p>
          </table:table-cell>
          <table:table-cell office:value-type="float" office:value="241" table:style-name="ce155">
            <text:p>241</text:p>
          </table:table-cell>
          <table:table-cell office:value-type="float" office:value="171" table:style-name="ce155">
            <text:p>171</text:p>
          </table:table-cell>
          <table:table-cell office:value-type="float" office:value="10.243970393440536" table:style-name="ce148">
            <text:p>10.24</text:p>
          </table:table-cell>
          <table:table-cell office:value-type="float" office:value="-163" table:style-name="ce154">
            <text:p>–163</text:p>
          </table:table-cell>
          <table:table-cell office:value-type="float" office:value="-4.0528329469194349" table:style-name="ce150">
            <text:p>–4.05</text:p>
          </table:table-cell>
          <table:table-cell office:value-type="float" office:value="140" table:style-name="ce154">
            <text:p>140</text:p>
          </table:table-cell>
          <table:table-cell office:value-type="float" office:value="139" table:style-name="ce154">
            <text:p>139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5">
            <text:p>1</text:p>
          </table:table-cell>
          <table:table-cell office:value-type="float" office:value="3.4809608133050367" table:style-name="ce148">
            <text:p>3.48</text:p>
          </table:table-cell>
          <table:table-cell office:value-type="float" office:value="101" table:style-name="ce154">
            <text:p>101</text:p>
          </table:table-cell>
          <table:table-cell office:value-type="float" office:value="101" table:style-name="ce154">
            <text:p>101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2.5112645867414902" table:style-name="ce148">
            <text:p>2.51</text:p>
          </table:table-cell>
          <table:table-cell office:value-type="float" office:value="1193" table:style-name="ce155">
            <text:p>1,193</text:p>
          </table:table-cell>
          <table:table-cell office:value-type="float" office:value="1391" table:style-name="ce155">
            <text:p>1,391</text:p>
          </table:table-cell>
          <table:table-cell office:value-type="float" office:value="29458" table:style-name="ce155">
            <text:p>29,458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213" table:style-name="ce154">
            <text:p>244,213</text:p>
          </table:table-cell>
          <table:table-cell office:value-type="float" office:value="674622" table:style-name="ce154">
            <text:p>674,622</text:p>
          </table:table-cell>
          <table:table-cell office:value-type="float" office:value="348860" table:style-name="ce154">
            <text:p>348,860</text:p>
          </table:table-cell>
          <table:table-cell office:value-type="float" office:value="325762" table:style-name="ce154">
            <text:p>325,762</text:p>
          </table:table-cell>
          <table:table-cell office:value-type="float" office:value="294" table:style-name="ce154">
            <text:p>294</text:p>
          </table:table-cell>
          <table:table-cell office:value-type="float" office:value="164" table:style-name="ce155">
            <text:p>164</text:p>
          </table:table-cell>
          <table:table-cell office:value-type="float" office:value="130" table:style-name="ce155">
            <text:p>130</text:p>
          </table:table-cell>
          <table:table-cell office:value-type="float" office:value="5.3004528427142112" table:style-name="ce148">
            <text:p>5.30</text:p>
          </table:table-cell>
          <table:table-cell office:value-type="float" office:value="551" table:style-name="ce154">
            <text:p>551</text:p>
          </table:table-cell>
          <table:table-cell office:value-type="float" office:value="329" table:style-name="ce155">
            <text:p>329</text:p>
          </table:table-cell>
          <table:table-cell office:value-type="float" office:value="222" table:style-name="ce155">
            <text:p>222</text:p>
          </table:table-cell>
          <table:table-cell office:value-type="float" office:value="9.9338418922977247" table:style-name="ce148">
            <text:p>9.93</text:p>
          </table:table-cell>
          <table:table-cell office:value-type="float" office:value="-257" table:style-name="ce154">
            <text:p>–257</text:p>
          </table:table-cell>
          <table:table-cell office:value-type="float" office:value="-4.6333890495835108" table:style-name="ce150">
            <text:p>–4.63</text:p>
          </table:table-cell>
          <table:table-cell office:value-type="float" office:value="195" table:style-name="ce154">
            <text:p>195</text:p>
          </table:table-cell>
          <table:table-cell office:value-type="float" office:value="195" table:style-name="ce154">
            <text:p>195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3.5156064773104458" table:style-name="ce148">
            <text:p>3.52</text:p>
          </table:table-cell>
          <table:table-cell office:value-type="float" office:value="89" table:style-name="ce154">
            <text:p>89</text:p>
          </table:table-cell>
          <table:table-cell office:value-type="float" office:value="89" table:style-name="ce154">
            <text:p>89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1.6045588537468189" table:style-name="ce148">
            <text:p>1.60</text:p>
          </table:table-cell>
          <table:table-cell office:value-type="float" office:value="1822" table:style-name="ce155">
            <text:p>1,822</text:p>
          </table:table-cell>
          <table:table-cell office:value-type="float" office:value="2017" table:style-name="ce155">
            <text:p>2,017</text:p>
          </table:table-cell>
          <table:table-cell office:value-type="float" office:value="2672" table:style-name="ce155">
            <text:p>2,672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696" table:style-name="ce154">
            <text:p>184,696</text:p>
          </table:table-cell>
          <table:table-cell office:value-type="float" office:value="497641" table:style-name="ce154">
            <text:p>497,641</text:p>
          </table:table-cell>
          <table:table-cell office:value-type="float" office:value="258099" table:style-name="ce154">
            <text:p>258,099</text:p>
          </table:table-cell>
          <table:table-cell office:value-type="float" office:value="239542" table:style-name="ce154">
            <text:p>239,542</text:p>
          </table:table-cell>
          <table:table-cell office:value-type="float" office:value="205" table:style-name="ce154">
            <text:p>205</text:p>
          </table:table-cell>
          <table:table-cell office:value-type="float" office:value="113" table:style-name="ce155">
            <text:p>113</text:p>
          </table:table-cell>
          <table:table-cell office:value-type="float" office:value="92" table:style-name="ce155">
            <text:p>92</text:p>
          </table:table-cell>
          <table:table-cell office:value-type="float" office:value="5.0100166855483863" table:style-name="ce148">
            <text:p>5.01</text:p>
          </table:table-cell>
          <table:table-cell office:value-type="float" office:value="481" table:style-name="ce154">
            <text:p>481</text:p>
          </table:table-cell>
          <table:table-cell office:value-type="float" office:value="284" table:style-name="ce155">
            <text:p>284</text:p>
          </table:table-cell>
          <table:table-cell office:value-type="float" office:value="197" table:style-name="ce155">
            <text:p>197</text:p>
          </table:table-cell>
          <table:table-cell office:value-type="float" office:value="11.755209881701338" table:style-name="ce148">
            <text:p>11.76</text:p>
          </table:table-cell>
          <table:table-cell office:value-type="float" office:value="-276" table:style-name="ce154">
            <text:p>–276</text:p>
          </table:table-cell>
          <table:table-cell office:value-type="float" office:value="-6.7451931961529503" table:style-name="ce150">
            <text:p>–6.75</text:p>
          </table:table-cell>
          <table:table-cell office:value-type="float" office:value="136" table:style-name="ce154">
            <text:p>136</text:p>
          </table:table-cell>
          <table:table-cell office:value-type="float" office:value="135" table:style-name="ce154">
            <text:p>135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5">
            <text:p>—</text:p>
          </table:table-cell>
          <table:table-cell office:value-type="float" office:value="1" table:style-name="ce155">
            <text:p>1</text:p>
          </table:table-cell>
          <table:table-cell office:value-type="float" office:value="3.3237183865101492" table:style-name="ce148">
            <text:p>3.32</text:p>
          </table:table-cell>
          <table:table-cell office:value-type="float" office:value="75" table:style-name="ce154">
            <text:p>75</text:p>
          </table:table-cell>
          <table:table-cell office:value-type="float" office:value="75" table:style-name="ce154">
            <text:p>75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1.8329329337372147" table:style-name="ce148">
            <text:p>1.83</text:p>
          </table:table-cell>
          <table:table-cell office:value-type="float" office:value="1189" table:style-name="ce155">
            <text:p>1,189</text:p>
          </table:table-cell>
          <table:table-cell office:value-type="float" office:value="1303" table:style-name="ce155">
            <text:p>1,303</text:p>
          </table:table-cell>
          <table:table-cell office:value-type="float" office:value="5928" table:style-name="ce155">
            <text:p>5,928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922" table:style-name="ce154">
            <text:p>291,922</text:p>
          </table:table-cell>
          <table:table-cell office:value-type="float" office:value="809765" table:style-name="ce154">
            <text:p>809,765</text:p>
          </table:table-cell>
          <table:table-cell office:value-type="float" office:value="412454" table:style-name="ce154">
            <text:p>412,454</text:p>
          </table:table-cell>
          <table:table-cell office:value-type="float" office:value="397311" table:style-name="ce154">
            <text:p>397,311</text:p>
          </table:table-cell>
          <table:table-cell office:value-type="float" office:value="310" table:style-name="ce154">
            <text:p>310</text:p>
          </table:table-cell>
          <table:table-cell office:value-type="float" office:value="168" table:style-name="ce155">
            <text:p>168</text:p>
          </table:table-cell>
          <table:table-cell office:value-type="float" office:value="142" table:style-name="ce155">
            <text:p>142</text:p>
          </table:table-cell>
          <table:table-cell office:value-type="float" office:value="4.655763580201957" table:style-name="ce148">
            <text:p>4.66</text:p>
          </table:table-cell>
          <table:table-cell office:value-type="float" office:value="685" table:style-name="ce154">
            <text:p>685</text:p>
          </table:table-cell>
          <table:table-cell office:value-type="float" office:value="405" table:style-name="ce155">
            <text:p>405</text:p>
          </table:table-cell>
          <table:table-cell office:value-type="float" office:value="280" table:style-name="ce155">
            <text:p>280</text:p>
          </table:table-cell>
          <table:table-cell office:value-type="float" office:value="10.287735653026905" table:style-name="ce148">
            <text:p>10.29</text:p>
          </table:table-cell>
          <table:table-cell office:value-type="float" office:value="-375" table:style-name="ce154">
            <text:p>–375</text:p>
          </table:table-cell>
          <table:table-cell office:value-type="float" office:value="-5.6319720728249481" table:style-name="ce150">
            <text:p>–5.63</text:p>
          </table:table-cell>
          <table:table-cell office:value-type="float" office:value="260" table:style-name="ce154">
            <text:p>260</text:p>
          </table:table-cell>
          <table:table-cell office:value-type="float" office:value="252" table:style-name="ce154">
            <text:p>252</text:p>
          </table:table-cell>
          <table:table-cell office:value-type="float" office:value="8" table:style-name="ce154">
            <text:p>8</text:p>
          </table:table-cell>
          <table:table-cell office:value-type="float" office:value="5" table:style-name="ce155">
            <text:p>5</text:p>
          </table:table-cell>
          <table:table-cell office:value-type="float" office:value="3" table:style-name="ce155">
            <text:p>3</text:p>
          </table:table-cell>
          <table:table-cell office:value-type="float" office:value="3.9048339704919632" table:style-name="ce148">
            <text:p>3.90</text:p>
          </table:table-cell>
          <table:table-cell office:value-type="float" office:value="166" table:style-name="ce154">
            <text:p>166</text:p>
          </table:table-cell>
          <table:table-cell office:value-type="float" office:value="162" table:style-name="ce154">
            <text:p>162</text:p>
          </table:table-cell>
          <table:table-cell office:value-type="float" office:value="4" table:style-name="ce154">
            <text:p>4</text:p>
          </table:table-cell>
          <table:table-cell office:value-type="float" office:value="1" table:style-name="ce155">
            <text:p>1</text:p>
          </table:table-cell>
          <table:table-cell office:value-type="float" office:value="3" table:style-name="ce155">
            <text:p>3</text:p>
          </table:table-cell>
          <table:table-cell office:value-type="float" office:value="2.4930863042371767" table:style-name="ce148">
            <text:p>2.49</text:p>
          </table:table-cell>
          <table:table-cell office:value-type="float" office:value="2213" table:style-name="ce155">
            <text:p>2,213</text:p>
          </table:table-cell>
          <table:table-cell office:value-type="float" office:value="2522" table:style-name="ce155">
            <text:p>2,522</text:p>
          </table:table-cell>
          <table:table-cell office:value-type="float" office:value="60596" table:style-name="ce155">
            <text:p>60,596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53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731" table:style-name="ce154">
            <text:p>83,731</text:p>
          </table:table-cell>
          <table:table-cell office:value-type="float" office:value="214599" table:style-name="ce154">
            <text:p>214,599</text:p>
          </table:table-cell>
          <table:table-cell office:value-type="float" office:value="110225" table:style-name="ce154">
            <text:p>110,225</text:p>
          </table:table-cell>
          <table:table-cell office:value-type="float" office:value="104374" table:style-name="ce154">
            <text:p>104,374</text:p>
          </table:table-cell>
          <table:table-cell office:value-type="float" office:value="95" table:style-name="ce154">
            <text:p>95</text:p>
          </table:table-cell>
          <table:table-cell office:value-type="float" office:value="57" table:style-name="ce155">
            <text:p>57</text:p>
          </table:table-cell>
          <table:table-cell office:value-type="float" office:value="38" table:style-name="ce155">
            <text:p>38</text:p>
          </table:table-cell>
          <table:table-cell office:value-type="float" office:value="5.3841830016645558" table:style-name="ce148">
            <text:p>5.38</text:p>
          </table:table-cell>
          <table:table-cell office:value-type="float" office:value="179" table:style-name="ce154">
            <text:p>179</text:p>
          </table:table-cell>
          <table:table-cell office:value-type="float" office:value="96" table:style-name="ce155">
            <text:p>96</text:p>
          </table:table-cell>
          <table:table-cell office:value-type="float" office:value="83" table:style-name="ce155">
            <text:p>83</text:p>
          </table:table-cell>
          <table:table-cell office:value-type="float" office:value="10.144934287346898" table:style-name="ce148">
            <text:p>10.14</text:p>
          </table:table-cell>
          <table:table-cell office:value-type="float" office:value="-84" table:style-name="ce154">
            <text:p>–84</text:p>
          </table:table-cell>
          <table:table-cell office:value-type="float" office:value="-4.7607512856823435" table:style-name="ce150">
            <text:p>–4.76</text:p>
          </table:table-cell>
          <table:table-cell office:value-type="float" office:value="73" table:style-name="ce154">
            <text:p>73</text:p>
          </table:table-cell>
          <table:table-cell office:value-type="float" office:value="70" table:style-name="ce154">
            <text:p>70</text:p>
          </table:table-cell>
          <table:table-cell office:value-type="float" office:value="3" table:style-name="ce154">
            <text:p>3</text:p>
          </table:table-cell>
          <table:table-cell office:value-type="float" office:value="1" table:style-name="ce155">
            <text:p>1</text:p>
          </table:table-cell>
          <table:table-cell office:value-type="float" office:value="2" table:style-name="ce155">
            <text:p>2</text:p>
          </table:table-cell>
          <table:table-cell office:value-type="float" office:value="4.1373195697001313" table:style-name="ce148">
            <text:p>4.14</text:p>
          </table:table-cell>
          <table:table-cell office:value-type="float" office:value="55" table:style-name="ce154">
            <text:p>55</text:p>
          </table:table-cell>
          <table:table-cell office:value-type="float" office:value="53" table:style-name="ce154">
            <text:p>53</text:p>
          </table:table-cell>
          <table:table-cell office:value-type="float" office:value="2" table:style-name="ce154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2" table:style-name="ce155">
            <text:p>2</text:p>
          </table:table-cell>
          <table:table-cell office:value-type="float" office:value="3.1171585799110582" table:style-name="ce148">
            <text:p>3.12</text:p>
          </table:table-cell>
          <table:table-cell office:value-type="float" office:value="647" table:style-name="ce155">
            <text:p>647</text:p>
          </table:table-cell>
          <table:table-cell office:value-type="float" office:value="709" table:style-name="ce155">
            <text:p>709</text:p>
          </table:table-cell>
          <table:table-cell office:value-type="float" office:value="78423" table:style-name="ce155">
            <text:p>78,423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520" table:style-name="ce154">
            <text:p>127,520</text:p>
          </table:table-cell>
          <table:table-cell office:value-type="float" office:value="323441" table:style-name="ce154">
            <text:p>323,441</text:p>
          </table:table-cell>
          <table:table-cell office:value-type="float" office:value="163522" table:style-name="ce154">
            <text:p>163,522</text:p>
          </table:table-cell>
          <table:table-cell office:value-type="float" office:value="159919" table:style-name="ce154">
            <text:p>159,919</text:p>
          </table:table-cell>
          <table:table-cell office:value-type="float" office:value="143" table:style-name="ce154">
            <text:p>143</text:p>
          </table:table-cell>
          <table:table-cell office:value-type="float" office:value="71" table:style-name="ce155">
            <text:p>71</text:p>
          </table:table-cell>
          <table:table-cell office:value-type="float" office:value="72" table:style-name="ce155">
            <text:p>72</text:p>
          </table:table-cell>
          <table:table-cell office:value-type="float" office:value="5.3772663047481597" table:style-name="ce148">
            <text:p>5.38</text:p>
          </table:table-cell>
          <table:table-cell office:value-type="float" office:value="219" table:style-name="ce154">
            <text:p>219</text:p>
          </table:table-cell>
          <table:table-cell office:value-type="float" office:value="127" table:style-name="ce155">
            <text:p>127</text:p>
          </table:table-cell>
          <table:table-cell office:value-type="float" office:value="92" table:style-name="ce155">
            <text:p>92</text:p>
          </table:table-cell>
          <table:table-cell office:value-type="float" office:value="8.2351141310478795" table:style-name="ce148">
            <text:p>8.24</text:p>
          </table:table-cell>
          <table:table-cell office:value-type="float" office:value="-76" table:style-name="ce154">
            <text:p>–76</text:p>
          </table:table-cell>
          <table:table-cell office:value-type="float" office:value="-2.8578478262997207" table:style-name="ce150">
            <text:p>–2.86</text:p>
          </table:table-cell>
          <table:table-cell office:value-type="float" office:value="127" table:style-name="ce154">
            <text:p>127</text:p>
          </table:table-cell>
          <table:table-cell office:value-type="float" office:value="125" table:style-name="ce154">
            <text:p>125</text:p>
          </table:table-cell>
          <table:table-cell office:value-type="float" office:value="2" table:style-name="ce154">
            <text:p>2</text:p>
          </table:table-cell>
          <table:table-cell office:value-type="float" office:value="0" table:style-name="ce155">
            <text:p>—</text:p>
          </table:table-cell>
          <table:table-cell office:value-type="float" office:value="2" table:style-name="ce155">
            <text:p>2</text:p>
          </table:table-cell>
          <table:table-cell office:value-type="float" office:value="4.7756141307903226" table:style-name="ce148">
            <text:p>4.78</text:p>
          </table:table-cell>
          <table:table-cell office:value-type="float" office:value="77" table:style-name="ce154">
            <text:p>77</text:p>
          </table:table-cell>
          <table:table-cell office:value-type="float" office:value="76" table:style-name="ce154">
            <text:p>76</text:p>
          </table:table-cell>
          <table:table-cell office:value-type="float" office:value="1" table:style-name="ce154">
            <text:p>1</text:p>
          </table:table-cell>
          <table:table-cell office:value-type="float" office:value="1" table:style-name="ce155">
            <text:p>1</text:p>
          </table:table-cell>
          <table:table-cell office:value-type="float" office:value="0" table:style-name="ce155">
            <text:p>—</text:p>
          </table:table-cell>
          <table:table-cell office:value-type="float" office:value="2.8954510871720851" table:style-name="ce148">
            <text:p>2.90</text:p>
          </table:table-cell>
          <table:table-cell office:value-type="float" office:value="1115" table:style-name="ce155">
            <text:p>1,115</text:p>
          </table:table-cell>
          <table:table-cell office:value-type="float" office:value="1264" table:style-name="ce155">
            <text:p>1,264</text:p>
          </table:table-cell>
          <table:table-cell office:value-type="float" office:value="93458" table:style-name="ce155">
            <text:p>93,458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2063" table:style-name="ce154">
            <text:p>42,063</text:p>
          </table:table-cell>
          <table:table-cell office:value-type="float" office:value="105905" table:style-name="ce154">
            <text:p>105,905</text:p>
          </table:table-cell>
          <table:table-cell office:value-type="float" office:value="54464" table:style-name="ce154">
            <text:p>54,464</text:p>
          </table:table-cell>
          <table:table-cell office:value-type="float" office:value="51441" table:style-name="ce154">
            <text:p>51,441</text:p>
          </table:table-cell>
          <table:table-cell office:value-type="float" office:value="89" table:style-name="ce154">
            <text:p>89</text:p>
          </table:table-cell>
          <table:table-cell office:value-type="float" office:value="43" table:style-name="ce155">
            <text:p>43</text:p>
          </table:table-cell>
          <table:table-cell office:value-type="float" office:value="46" table:style-name="ce155">
            <text:p>46</text:p>
          </table:table-cell>
          <table:table-cell office:value-type="float" office:value="10.226407016350919" table:style-name="ce148">
            <text:p>10.23</text:p>
          </table:table-cell>
          <table:table-cell office:value-type="float" office:value="79" table:style-name="ce154">
            <text:p>79</text:p>
          </table:table-cell>
          <table:table-cell office:value-type="float" office:value="36" table:style-name="ce155">
            <text:p>36</text:p>
          </table:table-cell>
          <table:table-cell office:value-type="float" office:value="43" table:style-name="ce155">
            <text:p>43</text:p>
          </table:table-cell>
          <table:table-cell office:value-type="float" office:value="9.0773725201317141" table:style-name="ce148">
            <text:p>9.08</text:p>
          </table:table-cell>
          <table:table-cell office:value-type="float" office:value="10" table:style-name="ce154">
            <text:p>10</text:p>
          </table:table-cell>
          <table:table-cell office:value-type="float" office:value="1.1490344962192043" table:style-name="ce150">
            <text:p>1.15</text:p>
          </table:table-cell>
          <table:table-cell office:value-type="float" office:value="31" table:style-name="ce154">
            <text:p>31</text:p>
          </table:table-cell>
          <table:table-cell office:value-type="float" office:value="31" table:style-name="ce154">
            <text:p>31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3.562006938279533" table:style-name="ce148">
            <text:p>3.56</text:p>
          </table:table-cell>
          <table:table-cell office:value-type="float" office:value="24" table:style-name="ce154">
            <text:p>24</text:p>
          </table:table-cell>
          <table:table-cell office:value-type="float" office:value="24" table:style-name="ce154">
            <text:p>24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2.7576827909260904" table:style-name="ce148">
            <text:p>2.76</text:p>
          </table:table-cell>
          <table:table-cell office:value-type="float" office:value="453" table:style-name="ce155">
            <text:p>453</text:p>
          </table:table-cell>
          <table:table-cell office:value-type="float" office:value="425" table:style-name="ce155">
            <text:p>425</text:p>
          </table:table-cell>
          <table:table-cell office:value-type="float" office:value="647" table:style-name="ce155">
            <text:p>647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53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765" table:style-name="ce154">
            <text:p>155,765</text:p>
          </table:table-cell>
          <table:table-cell office:value-type="float" office:value="367088" table:style-name="ce154">
            <text:p>367,088</text:p>
          </table:table-cell>
          <table:table-cell office:value-type="float" office:value="183039" table:style-name="ce154">
            <text:p>183,039</text:p>
          </table:table-cell>
          <table:table-cell office:value-type="float" office:value="184049" table:style-name="ce154">
            <text:p>184,049</text:p>
          </table:table-cell>
          <table:table-cell office:value-type="float" office:value="116" table:style-name="ce154">
            <text:p>116</text:p>
          </table:table-cell>
          <table:table-cell office:value-type="float" office:value="56" table:style-name="ce155">
            <text:p>56</text:p>
          </table:table-cell>
          <table:table-cell office:value-type="float" office:value="60" table:style-name="ce155">
            <text:p>60</text:p>
          </table:table-cell>
          <table:table-cell office:value-type="float" office:value="3.8442017833682431" table:style-name="ce148">
            <text:p>3.84</text:p>
          </table:table-cell>
          <table:table-cell office:value-type="float" office:value="264" table:style-name="ce154">
            <text:p>264</text:p>
          </table:table-cell>
          <table:table-cell office:value-type="float" office:value="147" table:style-name="ce155">
            <text:p>147</text:p>
          </table:table-cell>
          <table:table-cell office:value-type="float" office:value="117" table:style-name="ce155">
            <text:p>117</text:p>
          </table:table-cell>
          <table:table-cell office:value-type="float" office:value="8.7488730242173798" table:style-name="ce148">
            <text:p>8.75</text:p>
          </table:table-cell>
          <table:table-cell office:value-type="float" office:value="-148" table:style-name="ce154">
            <text:p>–148</text:p>
          </table:table-cell>
          <table:table-cell office:value-type="float" office:value="-4.9046712408491375" table:style-name="ce150">
            <text:p>–4.90</text:p>
          </table:table-cell>
          <table:table-cell office:value-type="float" office:value="136" table:style-name="ce154">
            <text:p>136</text:p>
          </table:table-cell>
          <table:table-cell office:value-type="float" office:value="131" table:style-name="ce154">
            <text:p>131</text:p>
          </table:table-cell>
          <table:table-cell office:value-type="float" office:value="5" table:style-name="ce154">
            <text:p>5</text:p>
          </table:table-cell>
          <table:table-cell office:value-type="float" office:value="1" table:style-name="ce155">
            <text:p>1</text:p>
          </table:table-cell>
          <table:table-cell office:value-type="float" office:value="4" table:style-name="ce155">
            <text:p>4</text:p>
          </table:table-cell>
          <table:table-cell office:value-type="float" office:value="4.5069951942938022" table:style-name="ce148">
            <text:p>4.51</text:p>
          </table:table-cell>
          <table:table-cell office:value-type="float" office:value="75" table:style-name="ce154">
            <text:p>75</text:p>
          </table:table-cell>
          <table:table-cell office:value-type="float" office:value="73" table:style-name="ce154">
            <text:p>73</text:p>
          </table:table-cell>
          <table:table-cell office:value-type="float" office:value="2" table:style-name="ce154">
            <text:p>2</text:p>
          </table:table-cell>
          <table:table-cell office:value-type="float" office:value="1" table:style-name="ce155">
            <text:p>1</text:p>
          </table:table-cell>
          <table:table-cell office:value-type="float" office:value="1" table:style-name="ce155">
            <text:p>1</text:p>
          </table:table-cell>
          <table:table-cell office:value-type="float" office:value="2.4854752909708471" table:style-name="ce148">
            <text:p>2.49</text:p>
          </table:table-cell>
          <table:table-cell office:value-type="float" office:value="1454" table:style-name="ce155">
            <text:p>1,454</text:p>
          </table:table-cell>
          <table:table-cell office:value-type="float" office:value="1396" table:style-name="ce155">
            <text:p>1,396</text:p>
          </table:table-cell>
          <table:table-cell office:value-type="float" office:value="9531" table:style-name="ce155">
            <text:p>9,531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2034" table:style-name="ce154">
            <text:p>172,034</text:p>
          </table:table-cell>
          <table:table-cell office:value-type="float" office:value="452229" table:style-name="ce154">
            <text:p>452,229</text:p>
          </table:table-cell>
          <table:table-cell office:value-type="float" office:value="223192" table:style-name="ce154">
            <text:p>223,192</text:p>
          </table:table-cell>
          <table:table-cell office:value-type="float" office:value="229037" table:style-name="ce154">
            <text:p>229,037</text:p>
          </table:table-cell>
          <table:table-cell office:value-type="float" office:value="265" table:style-name="ce154">
            <text:p>265</text:p>
          </table:table-cell>
          <table:table-cell office:value-type="float" office:value="134" table:style-name="ce155">
            <text:p>134</text:p>
          </table:table-cell>
          <table:table-cell office:value-type="float" office:value="131" table:style-name="ce155">
            <text:p>131</text:p>
          </table:table-cell>
          <table:table-cell office:value-type="float" office:value="7.1323467872731943" table:style-name="ce148">
            <text:p>7.13</text:p>
          </table:table-cell>
          <table:table-cell office:value-type="float" office:value="191" table:style-name="ce154">
            <text:p>191</text:p>
          </table:table-cell>
          <table:table-cell office:value-type="float" office:value="107" table:style-name="ce155">
            <text:p>107</text:p>
          </table:table-cell>
          <table:table-cell office:value-type="float" office:value="84" table:style-name="ce155">
            <text:p>84</text:p>
          </table:table-cell>
          <table:table-cell office:value-type="float" office:value="5.140672590072378" table:style-name="ce148">
            <text:p>5.14</text:p>
          </table:table-cell>
          <table:table-cell office:value-type="float" office:value="74" table:style-name="ce154">
            <text:p>74</text:p>
          </table:table-cell>
          <table:table-cell office:value-type="float" office:value="1.9916741972008165" table:style-name="ce150">
            <text:p>1.99</text:p>
          </table:table-cell>
          <table:table-cell office:value-type="float" office:value="157" table:style-name="ce154">
            <text:p>157</text:p>
          </table:table-cell>
          <table:table-cell office:value-type="float" office:value="155" table:style-name="ce154">
            <text:p>155</text:p>
          </table:table-cell>
          <table:table-cell office:value-type="float" office:value="2" table:style-name="ce154">
            <text:p>2</text:p>
          </table:table-cell>
          <table:table-cell office:value-type="float" office:value="1" table:style-name="ce155">
            <text:p>1</text:p>
          </table:table-cell>
          <table:table-cell office:value-type="float" office:value="1" table:style-name="ce155">
            <text:p>1</text:p>
          </table:table-cell>
          <table:table-cell office:value-type="float" office:value="4.2255790400071387" table:style-name="ce148">
            <text:p>4.23</text:p>
          </table:table-cell>
          <table:table-cell office:value-type="float" office:value="75" table:style-name="ce154">
            <text:p>75</text:p>
          </table:table-cell>
          <table:table-cell office:value-type="float" office:value="75" table:style-name="ce154">
            <text:p>75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2.0185887133792058" table:style-name="ce148">
            <text:p>2.02</text:p>
          </table:table-cell>
          <table:table-cell office:value-type="float" office:value="2204" table:style-name="ce155">
            <text:p>2,204</text:p>
          </table:table-cell>
          <table:table-cell office:value-type="float" office:value="1917" table:style-name="ce155">
            <text:p>1,917</text:p>
          </table:table-cell>
          <table:table-cell office:value-type="float" office:value="4401" table:style-name="ce155">
            <text:p>4,401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294" table:style-name="ce154">
            <text:p>101,294</text:p>
          </table:table-cell>
          <table:table-cell office:value-type="float" office:value="265416" table:style-name="ce154">
            <text:p>265,416</text:p>
          </table:table-cell>
          <table:table-cell office:value-type="float" office:value="128300" table:style-name="ce154">
            <text:p>128,300</text:p>
          </table:table-cell>
          <table:table-cell office:value-type="float" office:value="137116" table:style-name="ce154">
            <text:p>137,116</text:p>
          </table:table-cell>
          <table:table-cell office:value-type="float" office:value="93" table:style-name="ce154">
            <text:p>93</text:p>
          </table:table-cell>
          <table:table-cell office:value-type="float" office:value="44" table:style-name="ce155">
            <text:p>44</text:p>
          </table:table-cell>
          <table:table-cell office:value-type="float" office:value="49" table:style-name="ce155">
            <text:p>49</text:p>
          </table:table-cell>
          <table:table-cell office:value-type="float" office:value="4.2619628759115296" table:style-name="ce148">
            <text:p>4.26</text:p>
          </table:table-cell>
          <table:table-cell office:value-type="float" office:value="182" table:style-name="ce154">
            <text:p>182</text:p>
          </table:table-cell>
          <table:table-cell office:value-type="float" office:value="97" table:style-name="ce155">
            <text:p>97</text:p>
          </table:table-cell>
          <table:table-cell office:value-type="float" office:value="85" table:style-name="ce155">
            <text:p>85</text:p>
          </table:table-cell>
          <table:table-cell office:value-type="float" office:value="8.3406155206010588" table:style-name="ce148">
            <text:p>8.34</text:p>
          </table:table-cell>
          <table:table-cell office:value-type="float" office:value="-89" table:style-name="ce154">
            <text:p>–89</text:p>
          </table:table-cell>
          <table:table-cell office:value-type="float" office:value="-4.0786526446895275" table:style-name="ce150">
            <text:p>–4.08</text:p>
          </table:table-cell>
          <table:table-cell office:value-type="float" office:value="72" table:style-name="ce154">
            <text:p>72</text:p>
          </table:table-cell>
          <table:table-cell office:value-type="float" office:value="72" table:style-name="ce154">
            <text:p>72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3.2995841619960222" table:style-name="ce148">
            <text:p>3.30</text:p>
          </table:table-cell>
          <table:table-cell office:value-type="float" office:value="44" table:style-name="ce154">
            <text:p>44</text:p>
          </table:table-cell>
          <table:table-cell office:value-type="float" office:value="44" table:style-name="ce154">
            <text:p>44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2.0164125434420139" table:style-name="ce148">
            <text:p>2.02</text:p>
          </table:table-cell>
          <table:table-cell office:value-type="float" office:value="1010" table:style-name="ce155">
            <text:p>1,010</text:p>
          </table:table-cell>
          <table:table-cell office:value-type="float" office:value="1065" table:style-name="ce155">
            <text:p>1,065</text:p>
          </table:table-cell>
          <table:table-cell office:value-type="float" office:value="1160" table:style-name="ce155">
            <text:p>1,160</text:p>
          </table:table-cell>
          <table:table-cell table:style-name="ce151"/>
          <table:table-cell table:number-columns-repeated="16353" table:style-name="ce2"/>
        </table:table-row>
        <table:table-row table:style-name="ro17">
          <table:table-cell office:value-type="string" table:style-name="ce146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326" table:style-name="ce149">
            <text:p>45,326</text:p>
          </table:table-cell>
          <table:table-cell office:value-type="float" office:value="153728" table:style-name="ce149">
            <text:p>153,728</text:p>
          </table:table-cell>
          <table:table-cell office:value-type="float" office:value="77774" table:style-name="ce149">
            <text:p>77,774</text:p>
          </table:table-cell>
          <table:table-cell office:value-type="float" office:value="75954" table:style-name="ce149">
            <text:p>75,954</text:p>
          </table:table-cell>
          <table:table-cell office:value-type="float" office:value="114" table:style-name="ce149">
            <text:p>114</text:p>
          </table:table-cell>
          <table:table-cell office:value-type="float" office:value="59" table:style-name="ce149">
            <text:p>59</text:p>
          </table:table-cell>
          <table:table-cell office:value-type="float" office:value="55" table:style-name="ce149">
            <text:p>55</text:p>
          </table:table-cell>
          <table:table-cell office:value-type="float" office:value="9.0220184082999957" table:style-name="ce148">
            <text:p>9.02</text:p>
          </table:table-cell>
          <table:table-cell office:value-type="float" office:value="70" table:style-name="ce149">
            <text:p>70</text:p>
          </table:table-cell>
          <table:table-cell office:value-type="float" office:value="43" table:style-name="ce149">
            <text:p>43</text:p>
          </table:table-cell>
          <table:table-cell office:value-type="float" office:value="27" table:style-name="ce149">
            <text:p>27</text:p>
          </table:table-cell>
          <table:table-cell office:value-type="float" office:value="5.539835864745613" table:style-name="ce148">
            <text:p>5.54</text:p>
          </table:table-cell>
          <table:table-cell office:value-type="float" office:value="44" table:style-name="ce149">
            <text:p>44</text:p>
          </table:table-cell>
          <table:table-cell office:value-type="float" office:value="3.4821825435543845" table:style-name="ce150">
            <text:p>3.48</text:p>
          </table:table-cell>
          <table:table-cell office:value-type="float" office:value="36" table:style-name="ce149">
            <text:p>36</text:p>
          </table:table-cell>
          <table:table-cell office:value-type="float" office:value="36" table:style-name="ce149">
            <text:p>3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.8490584447263148" table:style-name="ce148">
            <text:p>2.85</text:p>
          </table:table-cell>
          <table:table-cell office:value-type="float" office:value="16" table:style-name="ce149">
            <text:p>16</text:p>
          </table:table-cell>
          <table:table-cell office:value-type="float" office:value="16" table:style-name="ce149">
            <text:p>1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.2662481976561399" table:style-name="ce148">
            <text:p>1.27</text:p>
          </table:table-cell>
          <table:table-cell office:value-type="float" office:value="646" table:style-name="ce149">
            <text:p>646</text:p>
          </table:table-cell>
          <table:table-cell office:value-type="float" office:value="704" table:style-name="ce149">
            <text:p>704</text:p>
          </table:table-cell>
          <table:table-cell office:value-type="float" office:value="1415" table:style-name="ce149">
            <text:p>1,415</text:p>
          </table:table-cell>
          <table:table-cell table:style-name="ce151"/>
          <table:table-cell table:number-columns-repeated="16353" table:style-name="ce90"/>
        </table:table-row>
        <table:table-row table:style-name="ro17">
          <table:table-cell office:value-type="string" table:style-name="ce153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882" table:style-name="ce155">
            <text:p>41,882</text:p>
          </table:table-cell>
          <table:table-cell office:value-type="float" office:value="140325" table:style-name="ce154">
            <text:p>140,325</text:p>
          </table:table-cell>
          <table:table-cell office:value-type="float" office:value="70021" table:style-name="ce154">
            <text:p>70,021</text:p>
          </table:table-cell>
          <table:table-cell office:value-type="float" office:value="70304" table:style-name="ce154">
            <text:p>70,304</text:p>
          </table:table-cell>
          <table:table-cell office:value-type="float" office:value="106" table:style-name="ce154">
            <text:p>106</text:p>
          </table:table-cell>
          <table:table-cell office:value-type="float" office:value="56" table:style-name="ce155">
            <text:p>56</text:p>
          </table:table-cell>
          <table:table-cell office:value-type="float" office:value="50" table:style-name="ce155">
            <text:p>50</text:p>
          </table:table-cell>
          <table:table-cell office:value-type="float" office:value="9.1879177338211075" table:style-name="ce148">
            <text:p>9.19</text:p>
          </table:table-cell>
          <table:table-cell office:value-type="float" office:value="62" table:style-name="ce154">
            <text:p>62</text:p>
          </table:table-cell>
          <table:table-cell office:value-type="float" office:value="37" table:style-name="ce155">
            <text:p>37</text:p>
          </table:table-cell>
          <table:table-cell office:value-type="float" office:value="25" table:style-name="ce155">
            <text:p>25</text:p>
          </table:table-cell>
          <table:table-cell office:value-type="float" office:value="5.3740650895934783" table:style-name="ce148">
            <text:p>5.37</text:p>
          </table:table-cell>
          <table:table-cell office:value-type="float" office:value="44" table:style-name="ce154">
            <text:p>44</text:p>
          </table:table-cell>
          <table:table-cell office:value-type="float" office:value="3.8138526442276297" table:style-name="ce150">
            <text:p>3.81</text:p>
          </table:table-cell>
          <table:table-cell office:value-type="float" office:value="33" table:style-name="ce154">
            <text:p>33</text:p>
          </table:table-cell>
          <table:table-cell office:value-type="float" office:value="33" table:style-name="ce154">
            <text:p>33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2.8603894831707222" table:style-name="ce148">
            <text:p>2.86</text:p>
          </table:table-cell>
          <table:table-cell office:value-type="float" office:value="14" table:style-name="ce154">
            <text:p>14</text:p>
          </table:table-cell>
          <table:table-cell office:value-type="float" office:value="14" table:style-name="ce154">
            <text:p>14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1.2134985686178821" table:style-name="ce148">
            <text:p>1.21</text:p>
          </table:table-cell>
          <table:table-cell office:value-type="float" office:value="488" table:style-name="ce155">
            <text:p>488</text:p>
          </table:table-cell>
          <table:table-cell office:value-type="float" office:value="613" table:style-name="ce155">
            <text:p>613</text:p>
          </table:table-cell>
          <table:table-cell office:value-type="float" office:value="1161" table:style-name="ce155">
            <text:p>1,161</text:p>
          </table:table-cell>
          <table:table-cell table:style-name="ce151"/>
          <table:table-cell table:number-columns-repeated="16353" table:style-name="ce2"/>
        </table:table-row>
        <table:table-row table:style-name="ro18">
          <table:table-cell office:value-type="string" table:style-name="ce153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44" table:style-name="ce154">
            <text:p>3,444</text:p>
          </table:table-cell>
          <table:table-cell office:value-type="float" office:value="13403" table:style-name="ce154">
            <text:p>13,403</text:p>
          </table:table-cell>
          <table:table-cell office:value-type="float" office:value="7753" table:style-name="ce154">
            <text:p>7,753</text:p>
          </table:table-cell>
          <table:table-cell office:value-type="float" office:value="5650" table:style-name="ce154">
            <text:p>5,650</text:p>
          </table:table-cell>
          <table:table-cell office:value-type="float" office:value="8" table:style-name="ce154">
            <text:p>8</text:p>
          </table:table-cell>
          <table:table-cell office:value-type="float" office:value="3" table:style-name="ce155">
            <text:p>3</text:p>
          </table:table-cell>
          <table:table-cell office:value-type="float" office:value="5" table:style-name="ce155">
            <text:p>5</text:p>
          </table:table-cell>
          <table:table-cell office:value-type="float" office:value="7.2802523155939509" table:style-name="ce148">
            <text:p>7.28</text:p>
          </table:table-cell>
          <table:table-cell office:value-type="float" office:value="8" table:style-name="ce154">
            <text:p>8</text:p>
          </table:table-cell>
          <table:table-cell office:value-type="float" office:value="6" table:style-name="ce155">
            <text:p>6</text:p>
          </table:table-cell>
          <table:table-cell office:value-type="float" office:value="2" table:style-name="ce155">
            <text:p>2</text:p>
          </table:table-cell>
          <table:table-cell office:value-type="float" office:value="7.2802523155939509" table:style-name="ce148">
            <text:p>7.28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3" table:style-name="ce154">
            <text:p>3</text:p>
          </table:table-cell>
          <table:table-cell office:value-type="float" office:value="3" table:style-name="ce154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2.7300946183477319" table:style-name="ce148">
            <text:p>2.73</text:p>
          </table:table-cell>
          <table:table-cell office:value-type="float" office:value="2" table:style-name="ce154">
            <text:p>2</text:p>
          </table:table-cell>
          <table:table-cell office:value-type="float" office:value="2" table:style-name="ce154">
            <text:p>2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1.8200630788984877" table:style-name="ce148">
            <text:p>1.82</text:p>
          </table:table-cell>
          <table:table-cell office:value-type="float" office:value="158" table:style-name="ce155">
            <text:p>158</text:p>
          </table:table-cell>
          <table:table-cell office:value-type="float" office:value="91" table:style-name="ce155">
            <text:p>91</text:p>
          </table:table-cell>
          <table:table-cell office:value-type="float" office:value="254" table:style-name="ce155">
            <text:p>254</text:p>
          </table:table-cell>
          <table:table-cell table:style-name="ce151"/>
          <table:table-cell table:number-columns-repeated="16353" table:style-name="ce2"/>
        </table:table-row>
        <table:table-row table:style-name="ro19">
          <table:table-cell table:style-name="ce156"/>
          <table:table-cell table:number-columns-repeated="5" table:style-name="ce157"/>
          <table:table-cell table:number-columns-repeated="2" table:style-name="ce158"/>
          <table:table-cell table:style-name="ce159"/>
          <table:table-cell table:style-name="ce157"/>
          <table:table-cell table:number-columns-repeated="2" table:style-name="ce158"/>
          <table:table-cell table:style-name="ce160"/>
          <table:table-cell table:style-name="ce157"/>
          <table:table-cell table:style-name="ce161"/>
          <table:table-cell table:number-columns-repeated="3" table:style-name="ce157"/>
          <table:table-cell table:number-columns-repeated="2" table:style-name="ce158"/>
          <table:table-cell table:style-name="ce159"/>
          <table:table-cell table:number-columns-repeated="3" table:style-name="ce157"/>
          <table:table-cell table:number-columns-repeated="2" table:style-name="ce158"/>
          <table:table-cell table:style-name="ce159"/>
          <table:table-cell table:number-columns-repeated="3" table:style-name="ce158"/>
          <table:table-cell table:style-name="ce151"/>
          <table:table-cell table:number-columns-repeated="16353" table:style-name="ce2"/>
        </table:table-row>
        <table:table-row table:style-name="ro20">
          <table:table-cell table:style-name="ce91"/>
          <table:table-cell office:value-type="string" table:style-name="ce16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3"/>
          <table:table-cell table:number-columns-repeated="3" table:style-name="ce91"/>
          <table:table-cell table:style-name="ce164"/>
          <table:table-cell table:style-name="ce165"/>
          <table:table-cell table:style-name="ce91"/>
          <table:table-cell table:style-name="ce92"/>
          <table:table-cell table:number-columns-repeated="13" table:style-name="ce91"/>
          <table:table-cell office:value-type="string" table:style-name="ce166">
            <text:p><text:s text:c="16"/>內政部戶政司 110年5月10日編製</text:p>
          </table:table-cell>
          <table:table-cell table:number-columns-repeated="16354" table:style-name="ce91"/>
        </table:table-row>
        <table:table-row table:style-name="ro21">
          <table:table-cell table:style-name="ce91"/>
          <table:table-cell office:value-type="string" table:style-name="ce162">
            <text:p><text:s text:c="14"/>2.本表相同性別2人之結婚及終止結婚資料係自108年5月24日起統計。</text:p>
          </table:table-cell>
          <table:table-cell table:number-columns-repeated="13" table:style-name="ce91"/>
          <table:table-cell table:style-name="ce92"/>
          <table:table-cell table:number-columns-repeated="11" table:style-name="ce91"/>
          <table:table-cell table:number-columns-repeated="2" table:style-name="ce167"/>
          <table:table-cell table:number-columns-repeated="16355" table:style-name="ce91"/>
        </table:table-row>
        <table:table-row table:style-name="ro22">
          <table:table-cell table:style-name="ce168"/>
          <table:table-cell table:number-columns-repeated="14" table:style-name="ce91"/>
          <table:table-cell table:style-name="ce92"/>
          <table:table-cell table:number-columns-repeated="16368" table:style-name="ce91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column table:style-name="co25" table:default-cell-style-name="ce170"/>
        <table:table-column table:style-name="co26" table:number-columns-repeated="3" table:default-cell-style-name="ce170"/>
        <table:table-column table:style-name="co27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6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1" table:number-columns-repeated="3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28" table:default-cell-style-name="ce170"/>
        <table:table-column table:style-name="co11" table:number-columns-repeated="2" table:default-cell-style-name="ce170"/>
        <table:table-column table:style-name="co2" table:default-cell-style-name="ce170"/>
        <table:table-column table:style-name="co18" table:default-cell-style-name="ce170"/>
        <table:table-column table:style-name="co29" table:number-columns-repeated="3" table:default-cell-style-name="ce170"/>
        <table:table-column table:style-name="co30" table:number-columns-repeated="6" table:default-cell-style-name="ce170"/>
        <table:table-column table:style-name="co29" table:number-columns-repeated="221" table:default-cell-style-name="ce170"/>
        <table:table-row table:style-name="ro24">
          <table:table-cell office:value-type="string" table:number-columns-spanned="25" table:number-rows-spanned="1" table:style-name="ce169">
            <text:p>各 縣 市 人 口 年 齡 結 構 統 計 表</text:p>
          </table:table-cell>
          <table:covered-table-cell table:number-columns-repeated="24"/>
          <table:table-cell table:number-columns-repeated="16359" table:style-name="ce170"/>
        </table:table-row>
        <table:table-row table:style-name="ro25">
          <table:table-cell table:style-name="ce171"/>
          <table:table-cell table:number-columns-repeated="8" table:style-name="ce172"/>
          <table:table-cell table:style-name="ce170"/>
          <table:table-cell office:value-type="string" table:style-name="ce173">
            <text:p>中 華 民 國 110 年 4 月 底</text:p>
          </table:table-cell>
          <table:table-cell table:style-name="ce174"/>
          <table:table-cell table:number-columns-repeated="9" table:style-name="ce172"/>
          <table:table-cell table:number-columns-repeated="3" table:style-name="ce170"/>
          <table:table-cell office:value-type="string" table:style-name="ce175">
            <text:p>單位：人；％</text:p>
          </table:table-cell>
          <table:table-cell table:number-columns-repeated="16359" table:style-name="ce170"/>
        </table:table-row>
        <table:table-row table:style-name="ro7">
          <table:table-cell office:value-type="string" table:number-columns-spanned="1" table:number-rows-spanned="3" table:style-name="ce230">
            <text:p>區域別</text:p>
          </table:table-cell>
          <table:table-cell office:value-type="string" table:number-columns-spanned="4" table:number-rows-spanned="2" table:style-name="ce23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3">
            <text:p>20歲以上</text:p>
          </table:table-cell>
          <table:covered-table-cell table:number-columns-repeated="3"/>
          <table:table-cell table:number-columns-repeated="16359" table:style-name="ce183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3"/>
        </table:table-row>
        <table:table-row table:style-name="ro9">
          <table:covered-table-cell/>
          <table:table-cell office:value-type="string" table:style-name="ce193">
            <text:p>計</text:p>
          </table:table-cell>
          <table:table-cell office:value-type="string" table:style-name="ce193">
            <text:p>男</text:p>
          </table:table-cell>
          <table:table-cell office:value-type="string" table:style-name="ce193">
            <text:p>女</text:p>
          </table:table-cell>
          <table:table-cell office:value-type="string" table:style-name="ce193">
            <text:p>％</text:p>
          </table:table-cell>
          <table:table-cell office:value-type="string" table:style-name="ce194">
            <text:p>計</text:p>
          </table:table-cell>
          <table:table-cell office:value-type="string" table:style-name="ce194">
            <text:p>男</text:p>
          </table:table-cell>
          <table:table-cell office:value-type="string" table:style-name="ce194">
            <text:p>女</text:p>
          </table:table-cell>
          <table:table-cell office:value-type="string" table:style-name="ce194">
            <text:p>％</text:p>
          </table:table-cell>
          <table:table-cell office:value-type="string" table:style-name="ce194">
            <text:p>計</text:p>
          </table:table-cell>
          <table:table-cell office:value-type="string" table:style-name="ce194">
            <text:p>男</text:p>
          </table:table-cell>
          <table:table-cell office:value-type="string" table:style-name="ce194">
            <text:p>女</text:p>
          </table:table-cell>
          <table:table-cell office:value-type="string" table:style-name="ce194">
            <text:p>％</text:p>
          </table:table-cell>
          <table:table-cell office:value-type="string" table:style-name="ce194">
            <text:p>計</text:p>
          </table:table-cell>
          <table:table-cell office:value-type="string" table:style-name="ce194">
            <text:p>男</text:p>
          </table:table-cell>
          <table:table-cell office:value-type="string" table:style-name="ce194">
            <text:p>女</text:p>
          </table:table-cell>
          <table:table-cell office:value-type="string" table:style-name="ce194">
            <text:p>％</text:p>
          </table:table-cell>
          <table:table-cell office:value-type="string" table:style-name="ce194">
            <text:p>計</text:p>
          </table:table-cell>
          <table:table-cell office:value-type="string" table:style-name="ce194">
            <text:p>男</text:p>
          </table:table-cell>
          <table:table-cell office:value-type="string" table:style-name="ce194">
            <text:p>女</text:p>
          </table:table-cell>
          <table:table-cell office:value-type="string" table:style-name="ce194">
            <text:p>％</text:p>
          </table:table-cell>
          <table:table-cell office:value-type="string" table:style-name="ce194">
            <text:p>計</text:p>
          </table:table-cell>
          <table:table-cell office:value-type="string" table:style-name="ce194">
            <text:p>男</text:p>
          </table:table-cell>
          <table:table-cell office:value-type="string" table:style-name="ce194">
            <text:p>女</text:p>
          </table:table-cell>
          <table:table-cell office:value-type="string" table:style-name="ce194">
            <text:p>％</text:p>
          </table:table-cell>
          <table:table-cell table:number-columns-repeated="2" table:style-name="ce183"/>
          <table:table-cell office:value-type="string" table:style-name="ce195">
            <text:p>區域別</text:p>
          </table:table-cell>
          <table:table-cell office:value-type="string" table:style-name="ce195">
            <text:p>性別</text:p>
          </table:table-cell>
          <table:table-cell office:value-type="string" table:style-name="ce195">
            <text:p>總計</text:p>
          </table:table-cell>
          <table:table-cell office:value-type="string" table:style-name="ce195">
            <text:p>0-14歲</text:p>
          </table:table-cell>
          <table:table-cell office:value-type="string" table:style-name="ce195">
            <text:p>15-64歲</text:p>
          </table:table-cell>
          <table:table-cell office:value-type="string" table:style-name="ce195">
            <text:p>65歲以上</text:p>
          </table:table-cell>
          <table:table-cell office:value-type="string" table:style-name="ce195">
            <text:p>20-49歲</text:p>
          </table:table-cell>
          <table:table-cell office:value-type="string" table:style-name="ce195">
            <text:p>20歲以上</text:p>
          </table:table-cell>
          <table:table-cell office:value-type="string" table:style-name="ce195">
            <text:p>0歲</text:p>
          </table:table-cell>
          <table:table-cell office:value-type="string" table:style-name="ce195">
            <text:p>1歲</text:p>
          </table:table-cell>
          <table:table-cell office:value-type="string" table:style-name="ce195">
            <text:p>2歲</text:p>
          </table:table-cell>
          <table:table-cell office:value-type="string" table:style-name="ce195">
            <text:p>3歲</text:p>
          </table:table-cell>
          <table:table-cell office:value-type="string" table:style-name="ce195">
            <text:p>4歲</text:p>
          </table:table-cell>
          <table:table-cell office:value-type="string" table:style-name="ce195">
            <text:p>5歲</text:p>
          </table:table-cell>
          <table:table-cell office:value-type="string" table:style-name="ce195">
            <text:p>6歲</text:p>
          </table:table-cell>
          <table:table-cell office:value-type="string" table:style-name="ce195">
            <text:p>7歲</text:p>
          </table:table-cell>
          <table:table-cell office:value-type="string" table:style-name="ce195">
            <text:p>8歲</text:p>
          </table:table-cell>
          <table:table-cell office:value-type="string" table:style-name="ce195">
            <text:p>9歲</text:p>
          </table:table-cell>
          <table:table-cell office:value-type="string" table:style-name="ce195">
            <text:p>10歲</text:p>
          </table:table-cell>
          <table:table-cell office:value-type="string" table:style-name="ce195">
            <text:p>11歲</text:p>
          </table:table-cell>
          <table:table-cell office:value-type="string" table:style-name="ce195">
            <text:p>12歲</text:p>
          </table:table-cell>
          <table:table-cell office:value-type="string" table:style-name="ce195">
            <text:p>13歲</text:p>
          </table:table-cell>
          <table:table-cell office:value-type="string" table:style-name="ce195">
            <text:p>14歲</text:p>
          </table:table-cell>
          <table:table-cell office:value-type="string" table:style-name="ce195">
            <text:p>15歲</text:p>
          </table:table-cell>
          <table:table-cell office:value-type="string" table:style-name="ce195">
            <text:p>16歲</text:p>
          </table:table-cell>
          <table:table-cell office:value-type="string" table:style-name="ce195">
            <text:p>17歲</text:p>
          </table:table-cell>
          <table:table-cell office:value-type="string" table:style-name="ce195">
            <text:p>18歲</text:p>
          </table:table-cell>
          <table:table-cell office:value-type="string" table:style-name="ce195">
            <text:p>19歲</text:p>
          </table:table-cell>
          <table:table-cell office:value-type="string" table:style-name="ce195">
            <text:p>20歲</text:p>
          </table:table-cell>
          <table:table-cell office:value-type="string" table:style-name="ce195">
            <text:p>21歲</text:p>
          </table:table-cell>
          <table:table-cell office:value-type="string" table:style-name="ce195">
            <text:p>22歲</text:p>
          </table:table-cell>
          <table:table-cell office:value-type="string" table:style-name="ce195">
            <text:p>23歲</text:p>
          </table:table-cell>
          <table:table-cell office:value-type="string" table:style-name="ce195">
            <text:p>24歲</text:p>
          </table:table-cell>
          <table:table-cell office:value-type="string" table:style-name="ce195">
            <text:p>25歲</text:p>
          </table:table-cell>
          <table:table-cell office:value-type="string" table:style-name="ce195">
            <text:p>26歲</text:p>
          </table:table-cell>
          <table:table-cell office:value-type="string" table:style-name="ce195">
            <text:p>27歲</text:p>
          </table:table-cell>
          <table:table-cell office:value-type="string" table:style-name="ce195">
            <text:p>28歲</text:p>
          </table:table-cell>
          <table:table-cell office:value-type="string" table:style-name="ce195">
            <text:p>29歲</text:p>
          </table:table-cell>
          <table:table-cell office:value-type="string" table:style-name="ce195">
            <text:p>30歲</text:p>
          </table:table-cell>
          <table:table-cell office:value-type="string" table:style-name="ce195">
            <text:p>31歲</text:p>
          </table:table-cell>
          <table:table-cell office:value-type="string" table:style-name="ce195">
            <text:p>32歲</text:p>
          </table:table-cell>
          <table:table-cell office:value-type="string" table:style-name="ce195">
            <text:p>33歲</text:p>
          </table:table-cell>
          <table:table-cell office:value-type="string" table:style-name="ce195">
            <text:p>34歲</text:p>
          </table:table-cell>
          <table:table-cell office:value-type="string" table:style-name="ce195">
            <text:p>35歲</text:p>
          </table:table-cell>
          <table:table-cell office:value-type="string" table:style-name="ce195">
            <text:p>36歲</text:p>
          </table:table-cell>
          <table:table-cell office:value-type="string" table:style-name="ce195">
            <text:p>37歲</text:p>
          </table:table-cell>
          <table:table-cell office:value-type="string" table:style-name="ce195">
            <text:p>38歲</text:p>
          </table:table-cell>
          <table:table-cell office:value-type="string" table:style-name="ce195">
            <text:p>39歲</text:p>
          </table:table-cell>
          <table:table-cell office:value-type="string" table:style-name="ce195">
            <text:p>40歲</text:p>
          </table:table-cell>
          <table:table-cell office:value-type="string" table:style-name="ce195">
            <text:p>41歲</text:p>
          </table:table-cell>
          <table:table-cell office:value-type="string" table:style-name="ce195">
            <text:p>42歲</text:p>
          </table:table-cell>
          <table:table-cell office:value-type="string" table:style-name="ce195">
            <text:p>43歲</text:p>
          </table:table-cell>
          <table:table-cell office:value-type="string" table:style-name="ce195">
            <text:p>44歲</text:p>
          </table:table-cell>
          <table:table-cell office:value-type="string" table:style-name="ce195">
            <text:p>45歲</text:p>
          </table:table-cell>
          <table:table-cell office:value-type="string" table:style-name="ce195">
            <text:p>46歲</text:p>
          </table:table-cell>
          <table:table-cell office:value-type="string" table:style-name="ce195">
            <text:p>47歲</text:p>
          </table:table-cell>
          <table:table-cell office:value-type="string" table:style-name="ce195">
            <text:p>48歲</text:p>
          </table:table-cell>
          <table:table-cell office:value-type="string" table:style-name="ce195">
            <text:p>49歲</text:p>
          </table:table-cell>
          <table:table-cell office:value-type="string" table:style-name="ce195">
            <text:p>50歲</text:p>
          </table:table-cell>
          <table:table-cell office:value-type="string" table:style-name="ce195">
            <text:p>51歲</text:p>
          </table:table-cell>
          <table:table-cell office:value-type="string" table:style-name="ce195">
            <text:p>52歲</text:p>
          </table:table-cell>
          <table:table-cell office:value-type="string" table:style-name="ce195">
            <text:p>53歲</text:p>
          </table:table-cell>
          <table:table-cell office:value-type="string" table:style-name="ce195">
            <text:p>54歲</text:p>
          </table:table-cell>
          <table:table-cell office:value-type="string" table:style-name="ce195">
            <text:p>55歲</text:p>
          </table:table-cell>
          <table:table-cell office:value-type="string" table:style-name="ce195">
            <text:p>56歲</text:p>
          </table:table-cell>
          <table:table-cell office:value-type="string" table:style-name="ce195">
            <text:p>57歲</text:p>
          </table:table-cell>
          <table:table-cell office:value-type="string" table:style-name="ce195">
            <text:p>58歲</text:p>
          </table:table-cell>
          <table:table-cell office:value-type="string" table:style-name="ce195">
            <text:p>59歲</text:p>
          </table:table-cell>
          <table:table-cell office:value-type="string" table:style-name="ce195">
            <text:p>60歲</text:p>
          </table:table-cell>
          <table:table-cell office:value-type="string" table:style-name="ce195">
            <text:p>61歲</text:p>
          </table:table-cell>
          <table:table-cell office:value-type="string" table:style-name="ce195">
            <text:p>62歲</text:p>
          </table:table-cell>
          <table:table-cell office:value-type="string" table:style-name="ce195">
            <text:p>63歲</text:p>
          </table:table-cell>
          <table:table-cell office:value-type="string" table:style-name="ce195">
            <text:p>64歲</text:p>
          </table:table-cell>
          <table:table-cell office:value-type="string" table:style-name="ce195">
            <text:p>65歲</text:p>
          </table:table-cell>
          <table:table-cell office:value-type="string" table:style-name="ce195">
            <text:p>66歲</text:p>
          </table:table-cell>
          <table:table-cell office:value-type="string" table:style-name="ce195">
            <text:p>67歲</text:p>
          </table:table-cell>
          <table:table-cell office:value-type="string" table:style-name="ce195">
            <text:p>68歲</text:p>
          </table:table-cell>
          <table:table-cell office:value-type="string" table:style-name="ce195">
            <text:p>69歲</text:p>
          </table:table-cell>
          <table:table-cell office:value-type="string" table:style-name="ce195">
            <text:p>70歲</text:p>
          </table:table-cell>
          <table:table-cell office:value-type="string" table:style-name="ce195">
            <text:p>71歲</text:p>
          </table:table-cell>
          <table:table-cell office:value-type="string" table:style-name="ce195">
            <text:p>72歲</text:p>
          </table:table-cell>
          <table:table-cell office:value-type="string" table:style-name="ce195">
            <text:p>73歲</text:p>
          </table:table-cell>
          <table:table-cell office:value-type="string" table:style-name="ce195">
            <text:p>74歲</text:p>
          </table:table-cell>
          <table:table-cell office:value-type="string" table:style-name="ce195">
            <text:p>75歲</text:p>
          </table:table-cell>
          <table:table-cell office:value-type="string" table:style-name="ce195">
            <text:p>76歲</text:p>
          </table:table-cell>
          <table:table-cell office:value-type="string" table:style-name="ce195">
            <text:p>77歲</text:p>
          </table:table-cell>
          <table:table-cell office:value-type="string" table:style-name="ce195">
            <text:p>78歲</text:p>
          </table:table-cell>
          <table:table-cell office:value-type="string" table:style-name="ce195">
            <text:p>79歲</text:p>
          </table:table-cell>
          <table:table-cell office:value-type="string" table:style-name="ce195">
            <text:p>80歲</text:p>
          </table:table-cell>
          <table:table-cell office:value-type="string" table:style-name="ce195">
            <text:p>81歲</text:p>
          </table:table-cell>
          <table:table-cell office:value-type="string" table:style-name="ce195">
            <text:p>82歲</text:p>
          </table:table-cell>
          <table:table-cell office:value-type="string" table:style-name="ce195">
            <text:p>83歲</text:p>
          </table:table-cell>
          <table:table-cell office:value-type="string" table:style-name="ce195">
            <text:p>84歲</text:p>
          </table:table-cell>
          <table:table-cell office:value-type="string" table:style-name="ce195">
            <text:p>85歲</text:p>
          </table:table-cell>
          <table:table-cell office:value-type="string" table:style-name="ce195">
            <text:p>86歲</text:p>
          </table:table-cell>
          <table:table-cell office:value-type="string" table:style-name="ce195">
            <text:p>87歲</text:p>
          </table:table-cell>
          <table:table-cell office:value-type="string" table:style-name="ce195">
            <text:p>88歲</text:p>
          </table:table-cell>
          <table:table-cell office:value-type="string" table:style-name="ce195">
            <text:p>89歲</text:p>
          </table:table-cell>
          <table:table-cell office:value-type="string" table:style-name="ce195">
            <text:p>90歲</text:p>
          </table:table-cell>
          <table:table-cell office:value-type="string" table:style-name="ce195">
            <text:p>91歲</text:p>
          </table:table-cell>
          <table:table-cell office:value-type="string" table:style-name="ce195">
            <text:p>92歲</text:p>
          </table:table-cell>
          <table:table-cell office:value-type="string" table:style-name="ce195">
            <text:p>93歲</text:p>
          </table:table-cell>
          <table:table-cell office:value-type="string" table:style-name="ce195">
            <text:p>94歲</text:p>
          </table:table-cell>
          <table:table-cell office:value-type="string" table:style-name="ce195">
            <text:p>95歲</text:p>
          </table:table-cell>
          <table:table-cell office:value-type="string" table:style-name="ce195">
            <text:p>96歲</text:p>
          </table:table-cell>
          <table:table-cell office:value-type="string" table:style-name="ce195">
            <text:p>97歲</text:p>
          </table:table-cell>
          <table:table-cell office:value-type="string" table:style-name="ce195">
            <text:p>98歲</text:p>
          </table:table-cell>
          <table:table-cell office:value-type="string" table:style-name="ce195">
            <text:p>99歲</text:p>
          </table:table-cell>
          <table:table-cell office:value-type="string" table:style-name="ce195">
            <text:p>100歲以上</text:p>
          </table:table-cell>
          <table:table-cell table:number-columns-repeated="16248" table:style-name="ce183"/>
        </table:table-row>
        <table:table-row table:style-name="ro27">
          <table:table-cell office:value-type="string" table:style-name="ce196">
            <text:p><text:span text:style-name="T9">總</text:span><text:s text:c="6"/><text:span text:style-name="T9">計</text:span></text:p>
          </table:table-cell>
          <table:table-cell office:value-type="float" office:value="23514196" table:style-name="ce197">
            <text:p>23,514,196</text:p>
          </table:table-cell>
          <table:table-cell office:value-type="float" office:value="11647873" table:style-name="ce197">
            <text:p>11,647,873</text:p>
          </table:table-cell>
          <table:table-cell office:value-type="float" office:value="11866323" table:style-name="ce197">
            <text:p>11,866,323</text:p>
          </table:table-cell>
          <table:table-cell office:value-type="float" office:value="100" table:style-name="ce198">
            <text:p>100.00</text:p>
          </table:table-cell>
          <table:table-cell office:value-type="float" office:value="2940265" table:style-name="ce197">
            <text:p>2,940,265</text:p>
          </table:table-cell>
          <table:table-cell office:value-type="float" office:value="1526669" table:style-name="ce197">
            <text:p>1,526,669</text:p>
          </table:table-cell>
          <table:table-cell office:value-type="float" office:value="1413596" table:style-name="ce197">
            <text:p>1,413,596</text:p>
          </table:table-cell>
          <table:table-cell office:value-type="float" office:value="12.504212348999728" table:style-name="ce198">
            <text:p>12.50</text:p>
          </table:table-cell>
          <table:table-cell office:value-type="float" office:value="16728300" table:style-name="ce197">
            <text:p>16,728,300</text:p>
          </table:table-cell>
          <table:table-cell office:value-type="float" office:value="8369138" table:style-name="ce197">
            <text:p>8,369,138</text:p>
          </table:table-cell>
          <table:table-cell office:value-type="float" office:value="8359162" table:style-name="ce197">
            <text:p>8,359,162</text:p>
          </table:table-cell>
          <table:table-cell office:value-type="float" office:value="71.141279931493301" table:style-name="ce198">
            <text:p>71.14</text:p>
          </table:table-cell>
          <table:table-cell office:value-type="float" office:value="3845631" table:style-name="ce197">
            <text:p>3,845,631</text:p>
          </table:table-cell>
          <table:table-cell office:value-type="float" office:value="1752066" table:style-name="ce197">
            <text:p>1,752,066</text:p>
          </table:table-cell>
          <table:table-cell office:value-type="float" office:value="2093565" table:style-name="ce197">
            <text:p>2,093,565</text:p>
          </table:table-cell>
          <table:table-cell office:value-type="float" office:value="16.354507719506977" table:style-name="ce198">
            <text:p>16.35</text:p>
          </table:table-cell>
          <table:table-cell office:value-type="float" office:value="10299170" table:style-name="ce197">
            <text:p>10,299,170</text:p>
          </table:table-cell>
          <table:table-cell office:value-type="float" office:value="5193562" table:style-name="ce197">
            <text:p>5,193,562</text:p>
          </table:table-cell>
          <table:table-cell office:value-type="float" office:value="5105608" table:style-name="ce197">
            <text:p>5,105,608</text:p>
          </table:table-cell>
          <table:table-cell office:value-type="float" office:value="43.799796514411973" table:style-name="ce198">
            <text:p>43.80</text:p>
          </table:table-cell>
          <table:table-cell office:value-type="float" office:value="19441067" table:style-name="ce197">
            <text:p>19,441,067</text:p>
          </table:table-cell>
          <table:table-cell office:value-type="float" office:value="9529444" table:style-name="ce197">
            <text:p>9,529,444</text:p>
          </table:table-cell>
          <table:table-cell office:value-type="float" office:value="9911623" table:style-name="ce197">
            <text:p>9,911,623</text:p>
          </table:table-cell>
          <table:table-cell office:value-type="float" office:value="82.678000132345588" table:style-name="ce198">
            <text:p>82.68</text:p>
          </table:table-cell>
          <table:table-cell table:style-name="ce199"/>
          <table:table-cell table:style-name="ce200"/>
          <table:table-cell office:value-type="string" table:style-name="ce195">
            <text:p>總計</text:p>
          </table:table-cell>
          <table:table-cell office:value-type="string" table:style-name="ce195">
            <text:p>計</text:p>
          </table:table-cell>
          <table:table-cell office:value-type="float" office:value="23514196" table:style-name="ce195">
            <text:p>23514196<text:s/></text:p>
          </table:table-cell>
          <table:table-cell office:value-type="float" office:value="2940265" table:style-name="ce195">
            <text:p>2940265<text:s/></text:p>
          </table:table-cell>
          <table:table-cell office:value-type="float" office:value="16728300" table:style-name="ce195">
            <text:p>16728300<text:s/></text:p>
          </table:table-cell>
          <table:table-cell office:value-type="float" office:value="3845631" table:style-name="ce195">
            <text:p>3845631<text:s/></text:p>
          </table:table-cell>
          <table:table-cell office:value-type="float" office:value="10299170" table:style-name="ce195">
            <text:p>10299170<text:s/></text:p>
          </table:table-cell>
          <table:table-cell office:value-type="float" office:value="19441067" table:style-name="ce195">
            <text:p>19441067<text:s/></text:p>
          </table:table-cell>
          <table:table-cell office:value-type="float" office:value="151342" table:style-name="ce195">
            <text:p>151342<text:s/></text:p>
          </table:table-cell>
          <table:table-cell office:value-type="float" office:value="172791" table:style-name="ce195">
            <text:p>172791<text:s/></text:p>
          </table:table-cell>
          <table:table-cell office:value-type="float" office:value="181076" table:style-name="ce195">
            <text:p>181076<text:s/></text:p>
          </table:table-cell>
          <table:table-cell office:value-type="float" office:value="192318" table:style-name="ce195">
            <text:p>192318<text:s/></text:p>
          </table:table-cell>
          <table:table-cell office:value-type="float" office:value="206411" table:style-name="ce195">
            <text:p>206411<text:s/></text:p>
          </table:table-cell>
          <table:table-cell office:value-type="float" office:value="213984" table:style-name="ce195">
            <text:p>213984<text:s/></text:p>
          </table:table-cell>
          <table:table-cell office:value-type="float" office:value="216329" table:style-name="ce195">
            <text:p>216329<text:s/></text:p>
          </table:table-cell>
          <table:table-cell office:value-type="float" office:value="197088" table:style-name="ce195">
            <text:p>197088<text:s/></text:p>
          </table:table-cell>
          <table:table-cell office:value-type="float" office:value="230710" table:style-name="ce195">
            <text:p>230710<text:s/></text:p>
          </table:table-cell>
          <table:table-cell office:value-type="float" office:value="209942" table:style-name="ce195">
            <text:p>209942<text:s/></text:p>
          </table:table-cell>
          <table:table-cell office:value-type="float" office:value="173781" table:style-name="ce195">
            <text:p>173781<text:s/></text:p>
          </table:table-cell>
          <table:table-cell office:value-type="float" office:value="188471" table:style-name="ce195">
            <text:p>188471<text:s/></text:p>
          </table:table-cell>
          <table:table-cell office:value-type="float" office:value="195919" table:style-name="ce195">
            <text:p>195919<text:s/></text:p>
          </table:table-cell>
          <table:table-cell office:value-type="float" office:value="205631" table:style-name="ce195">
            <text:p>205631<text:s/></text:p>
          </table:table-cell>
          <table:table-cell office:value-type="float" office:value="204472" table:style-name="ce195">
            <text:p>204472<text:s/></text:p>
          </table:table-cell>
          <table:table-cell office:value-type="float" office:value="206034" table:style-name="ce195">
            <text:p>206034<text:s/></text:p>
          </table:table-cell>
          <table:table-cell office:value-type="float" office:value="214962" table:style-name="ce195">
            <text:p>214962<text:s/></text:p>
          </table:table-cell>
          <table:table-cell office:value-type="float" office:value="221999" table:style-name="ce195">
            <text:p>221999<text:s/></text:p>
          </table:table-cell>
          <table:table-cell office:value-type="float" office:value="241025" table:style-name="ce195">
            <text:p>241025<text:s/></text:p>
          </table:table-cell>
          <table:table-cell office:value-type="float" office:value="248844" table:style-name="ce195">
            <text:p>248844<text:s/></text:p>
          </table:table-cell>
          <table:table-cell office:value-type="float" office:value="294647" table:style-name="ce195">
            <text:p>294647<text:s/></text:p>
          </table:table-cell>
          <table:table-cell office:value-type="float" office:value="285286" table:style-name="ce195">
            <text:p>285286<text:s/></text:p>
          </table:table-cell>
          <table:table-cell office:value-type="float" office:value="269640" table:style-name="ce195">
            <text:p>269640<text:s/></text:p>
          </table:table-cell>
          <table:table-cell office:value-type="float" office:value="307936" table:style-name="ce195">
            <text:p>307936<text:s/></text:p>
          </table:table-cell>
          <table:table-cell office:value-type="float" office:value="319924" table:style-name="ce195">
            <text:p>319924<text:s/></text:p>
          </table:table-cell>
          <table:table-cell office:value-type="float" office:value="321920" table:style-name="ce195">
            <text:p>321920<text:s/></text:p>
          </table:table-cell>
          <table:table-cell office:value-type="float" office:value="320888" table:style-name="ce195">
            <text:p>320888<text:s/></text:p>
          </table:table-cell>
          <table:table-cell office:value-type="float" office:value="322102" table:style-name="ce195">
            <text:p>322102<text:s/></text:p>
          </table:table-cell>
          <table:table-cell office:value-type="float" office:value="318455" table:style-name="ce195">
            <text:p>318455<text:s/></text:p>
          </table:table-cell>
          <table:table-cell office:value-type="float" office:value="314631" table:style-name="ce195">
            <text:p>314631<text:s/></text:p>
          </table:table-cell>
          <table:table-cell office:value-type="float" office:value="325768" table:style-name="ce195">
            <text:p>325768<text:s/></text:p>
          </table:table-cell>
          <table:table-cell office:value-type="float" office:value="315709" table:style-name="ce195">
            <text:p>315709<text:s/></text:p>
          </table:table-cell>
          <table:table-cell office:value-type="float" office:value="331332" table:style-name="ce195">
            <text:p>331332<text:s/></text:p>
          </table:table-cell>
          <table:table-cell office:value-type="float" office:value="308843" table:style-name="ce195">
            <text:p>308843<text:s/></text:p>
          </table:table-cell>
          <table:table-cell office:value-type="float" office:value="299509" table:style-name="ce195">
            <text:p>299509<text:s/></text:p>
          </table:table-cell>
          <table:table-cell office:value-type="float" office:value="328343" table:style-name="ce195">
            <text:p>328343<text:s/></text:p>
          </table:table-cell>
          <table:table-cell office:value-type="float" office:value="360034" table:style-name="ce195">
            <text:p>360034<text:s/></text:p>
          </table:table-cell>
          <table:table-cell office:value-type="float" office:value="369990" table:style-name="ce195">
            <text:p>369990<text:s/></text:p>
          </table:table-cell>
          <table:table-cell office:value-type="float" office:value="395007" table:style-name="ce195">
            <text:p>395007<text:s/></text:p>
          </table:table-cell>
          <table:table-cell office:value-type="float" office:value="407308" table:style-name="ce195">
            <text:p>407308<text:s/></text:p>
          </table:table-cell>
          <table:table-cell office:value-type="float" office:value="407702" table:style-name="ce195">
            <text:p>407702<text:s/></text:p>
          </table:table-cell>
          <table:table-cell office:value-type="float" office:value="411704" table:style-name="ce195">
            <text:p>411704<text:s/></text:p>
          </table:table-cell>
          <table:table-cell office:value-type="float" office:value="404793" table:style-name="ce195">
            <text:p>404793<text:s/></text:p>
          </table:table-cell>
          <table:table-cell office:value-type="float" office:value="383117" table:style-name="ce195">
            <text:p>383117<text:s/></text:p>
          </table:table-cell>
          <table:table-cell office:value-type="float" office:value="411902" table:style-name="ce195">
            <text:p>411902<text:s/></text:p>
          </table:table-cell>
          <table:table-cell office:value-type="float" office:value="365390" table:style-name="ce195">
            <text:p>365390<text:s/></text:p>
          </table:table-cell>
          <table:table-cell office:value-type="float" office:value="352845" table:style-name="ce195">
            <text:p>352845<text:s/></text:p>
          </table:table-cell>
          <table:table-cell office:value-type="float" office:value="346492" table:style-name="ce195">
            <text:p>346492<text:s/></text:p>
          </table:table-cell>
          <table:table-cell office:value-type="float" office:value="346770" table:style-name="ce195">
            <text:p>346770<text:s/></text:p>
          </table:table-cell>
          <table:table-cell office:value-type="float" office:value="351183" table:style-name="ce195">
            <text:p>351183<text:s/></text:p>
          </table:table-cell>
          <table:table-cell office:value-type="float" office:value="362336" table:style-name="ce195">
            <text:p>362336<text:s/></text:p>
          </table:table-cell>
          <table:table-cell office:value-type="float" office:value="363599" table:style-name="ce195">
            <text:p>363599<text:s/></text:p>
          </table:table-cell>
          <table:table-cell office:value-type="float" office:value="362165" table:style-name="ce195">
            <text:p>362165<text:s/></text:p>
          </table:table-cell>
          <table:table-cell office:value-type="float" office:value="353166" table:style-name="ce195">
            <text:p>353166<text:s/></text:p>
          </table:table-cell>
          <table:table-cell office:value-type="float" office:value="355499" table:style-name="ce195">
            <text:p>355499<text:s/></text:p>
          </table:table-cell>
          <table:table-cell office:value-type="float" office:value="358644" table:style-name="ce195">
            <text:p>358644<text:s/></text:p>
          </table:table-cell>
          <table:table-cell office:value-type="float" office:value="366973" table:style-name="ce195">
            <text:p>366973<text:s/></text:p>
          </table:table-cell>
          <table:table-cell office:value-type="float" office:value="367180" table:style-name="ce195">
            <text:p>367180<text:s/></text:p>
          </table:table-cell>
          <table:table-cell office:value-type="float" office:value="367879" table:style-name="ce195">
            <text:p>367879<text:s/></text:p>
          </table:table-cell>
          <table:table-cell office:value-type="float" office:value="360337" table:style-name="ce195">
            <text:p>360337<text:s/></text:p>
          </table:table-cell>
          <table:table-cell office:value-type="float" office:value="348188" table:style-name="ce195">
            <text:p>348188<text:s/></text:p>
          </table:table-cell>
          <table:table-cell office:value-type="float" office:value="347482" table:style-name="ce195">
            <text:p>347482<text:s/></text:p>
          </table:table-cell>
          <table:table-cell office:value-type="float" office:value="348270" table:style-name="ce195">
            <text:p>348270<text:s/></text:p>
          </table:table-cell>
          <table:table-cell office:value-type="float" office:value="313794" table:style-name="ce195">
            <text:p>313794<text:s/></text:p>
          </table:table-cell>
          <table:table-cell office:value-type="float" office:value="320754" table:style-name="ce195">
            <text:p>320754<text:s/></text:p>
          </table:table-cell>
          <table:table-cell office:value-type="float" office:value="314943" table:style-name="ce195">
            <text:p>314943<text:s/></text:p>
          </table:table-cell>
          <table:table-cell office:value-type="float" office:value="305347" table:style-name="ce195">
            <text:p>305347<text:s/></text:p>
          </table:table-cell>
          <table:table-cell office:value-type="float" office:value="285663" table:style-name="ce195">
            <text:p>285663<text:s/></text:p>
          </table:table-cell>
          <table:table-cell office:value-type="float" office:value="274123" table:style-name="ce195">
            <text:p>274123<text:s/></text:p>
          </table:table-cell>
          <table:table-cell office:value-type="float" office:value="275174" table:style-name="ce195">
            <text:p>275174<text:s/></text:p>
          </table:table-cell>
          <table:table-cell office:value-type="float" office:value="237886" table:style-name="ce195">
            <text:p>237886<text:s/></text:p>
          </table:table-cell>
          <table:table-cell office:value-type="float" office:value="210421" table:style-name="ce195">
            <text:p>210421<text:s/></text:p>
          </table:table-cell>
          <table:table-cell office:value-type="float" office:value="202119" table:style-name="ce195">
            <text:p>202119<text:s/></text:p>
          </table:table-cell>
          <table:table-cell office:value-type="float" office:value="163104" table:style-name="ce195">
            <text:p>163104<text:s/></text:p>
          </table:table-cell>
          <table:table-cell office:value-type="float" office:value="139802" table:style-name="ce195">
            <text:p>139802<text:s/></text:p>
          </table:table-cell>
          <table:table-cell office:value-type="float" office:value="102947" table:style-name="ce195">
            <text:p>102947<text:s/></text:p>
          </table:table-cell>
          <table:table-cell office:value-type="float" office:value="121140" table:style-name="ce195">
            <text:p>121140<text:s/></text:p>
          </table:table-cell>
          <table:table-cell office:value-type="float" office:value="122749" table:style-name="ce195">
            <text:p>122749<text:s/></text:p>
          </table:table-cell>
          <table:table-cell office:value-type="float" office:value="117689" table:style-name="ce195">
            <text:p>117689<text:s/></text:p>
          </table:table-cell>
          <table:table-cell office:value-type="float" office:value="111596" table:style-name="ce195">
            <text:p>111596<text:s/></text:p>
          </table:table-cell>
          <table:table-cell office:value-type="float" office:value="109306" table:style-name="ce195">
            <text:p>109306<text:s/></text:p>
          </table:table-cell>
          <table:table-cell office:value-type="float" office:value="100797" table:style-name="ce195">
            <text:p>100797<text:s/></text:p>
          </table:table-cell>
          <table:table-cell office:value-type="float" office:value="90213" table:style-name="ce195">
            <text:p>90213<text:s/></text:p>
          </table:table-cell>
          <table:table-cell office:value-type="float" office:value="80908" table:style-name="ce195">
            <text:p>80908<text:s/></text:p>
          </table:table-cell>
          <table:table-cell office:value-type="float" office:value="72075" table:style-name="ce195">
            <text:p>72075<text:s/></text:p>
          </table:table-cell>
          <table:table-cell office:value-type="float" office:value="64568" table:style-name="ce195">
            <text:p>64568<text:s/></text:p>
          </table:table-cell>
          <table:table-cell office:value-type="float" office:value="57755" table:style-name="ce195">
            <text:p>57755<text:s/></text:p>
          </table:table-cell>
          <table:table-cell office:value-type="float" office:value="50055" table:style-name="ce195">
            <text:p>50055<text:s/></text:p>
          </table:table-cell>
          <table:table-cell office:value-type="float" office:value="43863" table:style-name="ce195">
            <text:p>43863<text:s/></text:p>
          </table:table-cell>
          <table:table-cell office:value-type="float" office:value="39992" table:style-name="ce195">
            <text:p>39992<text:s/></text:p>
          </table:table-cell>
          <table:table-cell office:value-type="float" office:value="34077" table:style-name="ce195">
            <text:p>34077<text:s/></text:p>
          </table:table-cell>
          <table:table-cell office:value-type="float" office:value="28331" table:style-name="ce195">
            <text:p>28331<text:s/></text:p>
          </table:table-cell>
          <table:table-cell office:value-type="float" office:value="23076" table:style-name="ce195">
            <text:p>23076<text:s/></text:p>
          </table:table-cell>
          <table:table-cell office:value-type="float" office:value="17976" table:style-name="ce195">
            <text:p>17976<text:s/></text:p>
          </table:table-cell>
          <table:table-cell office:value-type="float" office:value="14503" table:style-name="ce195">
            <text:p>14503<text:s/></text:p>
          </table:table-cell>
          <table:table-cell office:value-type="float" office:value="10371" table:style-name="ce195">
            <text:p>10371<text:s/></text:p>
          </table:table-cell>
          <table:table-cell office:value-type="float" office:value="7097" table:style-name="ce195">
            <text:p>7097<text:s/></text:p>
          </table:table-cell>
          <table:table-cell office:value-type="float" office:value="5238" table:style-name="ce195">
            <text:p>5238<text:s/></text:p>
          </table:table-cell>
          <table:table-cell office:value-type="float" office:value="3724" table:style-name="ce195">
            <text:p>3724<text:s/></text:p>
          </table:table-cell>
          <table:table-cell office:value-type="float" office:value="2579" table:style-name="ce195">
            <text:p>2579<text:s/></text:p>
          </table:table-cell>
          <table:table-cell office:value-type="float" office:value="4424" table:style-name="ce195">
            <text:p>4424<text:s/></text:p>
          </table:table-cell>
          <table:table-cell table:number-columns-repeated="16248" table:style-name="ce200"/>
        </table:table-row>
        <table:table-row table:style-name="ro17">
          <table:table-cell office:value-type="string" table:style-name="ce201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27730" table:style-name="ce197">
            <text:p>4,027,730</text:p>
          </table:table-cell>
          <table:table-cell office:value-type="float" office:value="1966503" table:style-name="ce197">
            <text:p>1,966,503</text:p>
          </table:table-cell>
          <table:table-cell office:value-type="float" office:value="2061227" table:style-name="ce197">
            <text:p>2,061,227</text:p>
          </table:table-cell>
          <table:table-cell office:value-type="float" office:value="100" table:style-name="ce198">
            <text:p>100.00</text:p>
          </table:table-cell>
          <table:table-cell office:value-type="float" office:value="479615" table:style-name="ce197">
            <text:p>479,615</text:p>
          </table:table-cell>
          <table:table-cell office:value-type="float" office:value="248701" table:style-name="ce197">
            <text:p>248,701</text:p>
          </table:table-cell>
          <table:table-cell office:value-type="float" office:value="230914" table:style-name="ce197">
            <text:p>230,914</text:p>
          </table:table-cell>
          <table:table-cell office:value-type="float" office:value="11.907824010050327" table:style-name="ce198">
            <text:p>11.91</text:p>
          </table:table-cell>
          <table:table-cell office:value-type="float" office:value="2916975" table:style-name="ce197">
            <text:p>2,916,975</text:p>
          </table:table-cell>
          <table:table-cell office:value-type="float" office:value="1433620" table:style-name="ce197">
            <text:p>1,433,620</text:p>
          </table:table-cell>
          <table:table-cell office:value-type="float" office:value="1483355" table:style-name="ce197">
            <text:p>1,483,355</text:p>
          </table:table-cell>
          <table:table-cell office:value-type="float" office:value="72.42230735426655" table:style-name="ce198">
            <text:p>72.42</text:p>
          </table:table-cell>
          <table:table-cell office:value-type="float" office:value="631140" table:style-name="ce197">
            <text:p>631,140</text:p>
          </table:table-cell>
          <table:table-cell office:value-type="float" office:value="284182" table:style-name="ce197">
            <text:p>284,182</text:p>
          </table:table-cell>
          <table:table-cell office:value-type="float" office:value="346958" table:style-name="ce197">
            <text:p>346,958</text:p>
          </table:table-cell>
          <table:table-cell office:value-type="float" office:value="15.669868635683127" table:style-name="ce198">
            <text:p>15.67</text:p>
          </table:table-cell>
          <table:table-cell office:value-type="float" office:value="1792391" table:style-name="ce197">
            <text:p>1,792,391</text:p>
          </table:table-cell>
          <table:table-cell office:value-type="float" office:value="898874" table:style-name="ce197">
            <text:p>898,874</text:p>
          </table:table-cell>
          <table:table-cell office:value-type="float" office:value="893517" table:style-name="ce197">
            <text:p>893,517</text:p>
          </table:table-cell>
          <table:table-cell office:value-type="float" office:value="44.501269946098674" table:style-name="ce198">
            <text:p>44.50</text:p>
          </table:table-cell>
          <table:table-cell office:value-type="float" office:value="3362669" table:style-name="ce197">
            <text:p>3,362,669</text:p>
          </table:table-cell>
          <table:table-cell office:value-type="float" office:value="1620831" table:style-name="ce197">
            <text:p>1,620,831</text:p>
          </table:table-cell>
          <table:table-cell office:value-type="float" office:value="1741838" table:style-name="ce197">
            <text:p>1,741,838</text:p>
          </table:table-cell>
          <table:table-cell office:value-type="float" office:value="83.487944822517889" table:style-name="ce198">
            <text:p>83.49</text:p>
          </table:table-cell>
          <table:table-cell table:number-columns-repeated="2" table:style-name="ce183"/>
          <table:table-cell office:value-type="string" table:style-name="ce195">
            <text:p>總計</text:p>
          </table:table-cell>
          <table:table-cell office:value-type="string" table:style-name="ce195">
            <text:p>男</text:p>
          </table:table-cell>
          <table:table-cell office:value-type="float" office:value="11707074" table:style-name="ce195">
            <text:p>11707074<text:s/></text:p>
          </table:table-cell>
          <table:table-cell office:value-type="float" office:value="1526669" table:style-name="ce195">
            <text:p>1526669<text:s/></text:p>
          </table:table-cell>
          <table:table-cell office:value-type="float" office:value="8369138" table:style-name="ce195">
            <text:p>8369138<text:s/></text:p>
          </table:table-cell>
          <table:table-cell office:value-type="float" office:value="1752066" table:style-name="ce195">
            <text:p>1752066<text:s/></text:p>
          </table:table-cell>
          <table:table-cell office:value-type="float" office:value="5193562" table:style-name="ce195">
            <text:p>5193562<text:s/></text:p>
          </table:table-cell>
          <table:table-cell office:value-type="float" office:value="9529444" table:style-name="ce195">
            <text:p>9529444<text:s/></text:p>
          </table:table-cell>
          <table:table-cell office:value-type="float" office:value="78471" table:style-name="ce195">
            <text:p>78471<text:s/></text:p>
          </table:table-cell>
          <table:table-cell office:value-type="float" office:value="89608" table:style-name="ce195">
            <text:p>89608<text:s/></text:p>
          </table:table-cell>
          <table:table-cell office:value-type="float" office:value="93618" table:style-name="ce195">
            <text:p>93618<text:s/></text:p>
          </table:table-cell>
          <table:table-cell office:value-type="float" office:value="99678" table:style-name="ce195">
            <text:p>99678<text:s/></text:p>
          </table:table-cell>
          <table:table-cell office:value-type="float" office:value="106765" table:style-name="ce195">
            <text:p>106765<text:s/></text:p>
          </table:table-cell>
          <table:table-cell office:value-type="float" office:value="111098" table:style-name="ce195">
            <text:p>111098<text:s/></text:p>
          </table:table-cell>
          <table:table-cell office:value-type="float" office:value="112038" table:style-name="ce195">
            <text:p>112038<text:s/></text:p>
          </table:table-cell>
          <table:table-cell office:value-type="float" office:value="101854" table:style-name="ce195">
            <text:p>101854<text:s/></text:p>
          </table:table-cell>
          <table:table-cell office:value-type="float" office:value="119482" table:style-name="ce195">
            <text:p>119482<text:s/></text:p>
          </table:table-cell>
          <table:table-cell office:value-type="float" office:value="108816" table:style-name="ce195">
            <text:p>108816<text:s/></text:p>
          </table:table-cell>
          <table:table-cell office:value-type="float" office:value="90397" table:style-name="ce195">
            <text:p>90397<text:s/></text:p>
          </table:table-cell>
          <table:table-cell office:value-type="float" office:value="98360" table:style-name="ce195">
            <text:p>98360<text:s/></text:p>
          </table:table-cell>
          <table:table-cell office:value-type="float" office:value="102070" table:style-name="ce195">
            <text:p>102070<text:s/></text:p>
          </table:table-cell>
          <table:table-cell office:value-type="float" office:value="107520" table:style-name="ce195">
            <text:p>107520<text:s/></text:p>
          </table:table-cell>
          <table:table-cell office:value-type="float" office:value="106894" table:style-name="ce195">
            <text:p>106894<text:s/></text:p>
          </table:table-cell>
          <table:table-cell office:value-type="float" office:value="107578" table:style-name="ce195">
            <text:p>107578<text:s/></text:p>
          </table:table-cell>
          <table:table-cell office:value-type="float" office:value="112322" table:style-name="ce195">
            <text:p>112322<text:s/></text:p>
          </table:table-cell>
          <table:table-cell office:value-type="float" office:value="116499" table:style-name="ce195">
            <text:p>116499<text:s/></text:p>
          </table:table-cell>
          <table:table-cell office:value-type="float" office:value="125933" table:style-name="ce195">
            <text:p>125933<text:s/></text:p>
          </table:table-cell>
          <table:table-cell office:value-type="float" office:value="129428" table:style-name="ce195">
            <text:p>129428<text:s/></text:p>
          </table:table-cell>
          <table:table-cell office:value-type="float" office:value="153380" table:style-name="ce195">
            <text:p>153380<text:s/></text:p>
          </table:table-cell>
          <table:table-cell office:value-type="float" office:value="148942" table:style-name="ce195">
            <text:p>148942<text:s/></text:p>
          </table:table-cell>
          <table:table-cell office:value-type="float" office:value="140212" table:style-name="ce195">
            <text:p>140212<text:s/></text:p>
          </table:table-cell>
          <table:table-cell office:value-type="float" office:value="160205" table:style-name="ce195">
            <text:p>160205<text:s/></text:p>
          </table:table-cell>
          <table:table-cell office:value-type="float" office:value="165806" table:style-name="ce195">
            <text:p>165806<text:s/></text:p>
          </table:table-cell>
          <table:table-cell office:value-type="float" office:value="166847" table:style-name="ce195">
            <text:p>166847<text:s/></text:p>
          </table:table-cell>
          <table:table-cell office:value-type="float" office:value="166061" table:style-name="ce195">
            <text:p>166061<text:s/></text:p>
          </table:table-cell>
          <table:table-cell office:value-type="float" office:value="166734" table:style-name="ce195">
            <text:p>166734<text:s/></text:p>
          </table:table-cell>
          <table:table-cell office:value-type="float" office:value="165288" table:style-name="ce195">
            <text:p>165288<text:s/></text:p>
          </table:table-cell>
          <table:table-cell office:value-type="float" office:value="163766" table:style-name="ce195">
            <text:p>163766<text:s/></text:p>
          </table:table-cell>
          <table:table-cell office:value-type="float" office:value="169472" table:style-name="ce195">
            <text:p>169472<text:s/></text:p>
          </table:table-cell>
          <table:table-cell office:value-type="float" office:value="163105" table:style-name="ce195">
            <text:p>163105<text:s/></text:p>
          </table:table-cell>
          <table:table-cell office:value-type="float" office:value="170489" table:style-name="ce195">
            <text:p>170489<text:s/></text:p>
          </table:table-cell>
          <table:table-cell office:value-type="float" office:value="158347" table:style-name="ce195">
            <text:p>158347<text:s/></text:p>
          </table:table-cell>
          <table:table-cell office:value-type="float" office:value="151848" table:style-name="ce195">
            <text:p>151848<text:s/></text:p>
          </table:table-cell>
          <table:table-cell office:value-type="float" office:value="164892" table:style-name="ce195">
            <text:p>164892<text:s/></text:p>
          </table:table-cell>
          <table:table-cell office:value-type="float" office:value="179900" table:style-name="ce195">
            <text:p>179900<text:s/></text:p>
          </table:table-cell>
          <table:table-cell office:value-type="float" office:value="184676" table:style-name="ce195">
            <text:p>184676<text:s/></text:p>
          </table:table-cell>
          <table:table-cell office:value-type="float" office:value="195494" table:style-name="ce195">
            <text:p>195494<text:s/></text:p>
          </table:table-cell>
          <table:table-cell office:value-type="float" office:value="200946" table:style-name="ce195">
            <text:p>200946<text:s/></text:p>
          </table:table-cell>
          <table:table-cell office:value-type="float" office:value="200947" table:style-name="ce195">
            <text:p>200947<text:s/></text:p>
          </table:table-cell>
          <table:table-cell office:value-type="float" office:value="203140" table:style-name="ce195">
            <text:p>203140<text:s/></text:p>
          </table:table-cell>
          <table:table-cell office:value-type="float" office:value="199615" table:style-name="ce195">
            <text:p>199615<text:s/></text:p>
          </table:table-cell>
          <table:table-cell office:value-type="float" office:value="188359" table:style-name="ce195">
            <text:p>188359<text:s/></text:p>
          </table:table-cell>
          <table:table-cell office:value-type="float" office:value="202396" table:style-name="ce195">
            <text:p>202396<text:s/></text:p>
          </table:table-cell>
          <table:table-cell office:value-type="float" office:value="179408" table:style-name="ce195">
            <text:p>179408<text:s/></text:p>
          </table:table-cell>
          <table:table-cell office:value-type="float" office:value="172252" table:style-name="ce195">
            <text:p>172252<text:s/></text:p>
          </table:table-cell>
          <table:table-cell office:value-type="float" office:value="169827" table:style-name="ce195">
            <text:p>169827<text:s/></text:p>
          </table:table-cell>
          <table:table-cell office:value-type="float" office:value="169245" table:style-name="ce195">
            <text:p>169245<text:s/></text:p>
          </table:table-cell>
          <table:table-cell office:value-type="float" office:value="171963" table:style-name="ce195">
            <text:p>171963<text:s/></text:p>
          </table:table-cell>
          <table:table-cell office:value-type="float" office:value="177800" table:style-name="ce195">
            <text:p>177800<text:s/></text:p>
          </table:table-cell>
          <table:table-cell office:value-type="float" office:value="178696" table:style-name="ce195">
            <text:p>178696<text:s/></text:p>
          </table:table-cell>
          <table:table-cell office:value-type="float" office:value="178059" table:style-name="ce195">
            <text:p>178059<text:s/></text:p>
          </table:table-cell>
          <table:table-cell office:value-type="float" office:value="173616" table:style-name="ce195">
            <text:p>173616<text:s/></text:p>
          </table:table-cell>
          <table:table-cell office:value-type="float" office:value="174934" table:style-name="ce195">
            <text:p>174934<text:s/></text:p>
          </table:table-cell>
          <table:table-cell office:value-type="float" office:value="175763" table:style-name="ce195">
            <text:p>175763<text:s/></text:p>
          </table:table-cell>
          <table:table-cell office:value-type="float" office:value="179808" table:style-name="ce195">
            <text:p>179808<text:s/></text:p>
          </table:table-cell>
          <table:table-cell office:value-type="float" office:value="179421" table:style-name="ce195">
            <text:p>179421<text:s/></text:p>
          </table:table-cell>
          <table:table-cell office:value-type="float" office:value="179005" table:style-name="ce195">
            <text:p>179005<text:s/></text:p>
          </table:table-cell>
          <table:table-cell office:value-type="float" office:value="175759" table:style-name="ce195">
            <text:p>175759<text:s/></text:p>
          </table:table-cell>
          <table:table-cell office:value-type="float" office:value="169817" table:style-name="ce195">
            <text:p>169817<text:s/></text:p>
          </table:table-cell>
          <table:table-cell office:value-type="float" office:value="167940" table:style-name="ce195">
            <text:p>167940<text:s/></text:p>
          </table:table-cell>
          <table:table-cell office:value-type="float" office:value="168242" table:style-name="ce195">
            <text:p>168242<text:s/></text:p>
          </table:table-cell>
          <table:table-cell office:value-type="float" office:value="151093" table:style-name="ce195">
            <text:p>151093<text:s/></text:p>
          </table:table-cell>
          <table:table-cell office:value-type="float" office:value="153863" table:style-name="ce195">
            <text:p>153863<text:s/></text:p>
          </table:table-cell>
          <table:table-cell office:value-type="float" office:value="151180" table:style-name="ce195">
            <text:p>151180<text:s/></text:p>
          </table:table-cell>
          <table:table-cell office:value-type="float" office:value="145519" table:style-name="ce195">
            <text:p>145519<text:s/></text:p>
          </table:table-cell>
          <table:table-cell office:value-type="float" office:value="136051" table:style-name="ce195">
            <text:p>136051<text:s/></text:p>
          </table:table-cell>
          <table:table-cell office:value-type="float" office:value="129646" table:style-name="ce195">
            <text:p>129646<text:s/></text:p>
          </table:table-cell>
          <table:table-cell office:value-type="float" office:value="129374" table:style-name="ce195">
            <text:p>129374<text:s/></text:p>
          </table:table-cell>
          <table:table-cell office:value-type="float" office:value="112438" table:style-name="ce195">
            <text:p>112438<text:s/></text:p>
          </table:table-cell>
          <table:table-cell office:value-type="float" office:value="98413" table:style-name="ce195">
            <text:p>98413<text:s/></text:p>
          </table:table-cell>
          <table:table-cell office:value-type="float" office:value="93422" table:style-name="ce195">
            <text:p>93422<text:s/></text:p>
          </table:table-cell>
          <table:table-cell office:value-type="float" office:value="76000" table:style-name="ce195">
            <text:p>76000<text:s/></text:p>
          </table:table-cell>
          <table:table-cell office:value-type="float" office:value="64216" table:style-name="ce195">
            <text:p>64216<text:s/></text:p>
          </table:table-cell>
          <table:table-cell office:value-type="float" office:value="46605" table:style-name="ce195">
            <text:p>46605<text:s/></text:p>
          </table:table-cell>
          <table:table-cell office:value-type="float" office:value="54451" table:style-name="ce195">
            <text:p>54451<text:s/></text:p>
          </table:table-cell>
          <table:table-cell office:value-type="float" office:value="54824" table:style-name="ce195">
            <text:p>54824<text:s/></text:p>
          </table:table-cell>
          <table:table-cell office:value-type="float" office:value="51870" table:style-name="ce195">
            <text:p>51870<text:s/></text:p>
          </table:table-cell>
          <table:table-cell office:value-type="float" office:value="48753" table:style-name="ce195">
            <text:p>48753<text:s/></text:p>
          </table:table-cell>
          <table:table-cell office:value-type="float" office:value="47230" table:style-name="ce195">
            <text:p>47230<text:s/></text:p>
          </table:table-cell>
          <table:table-cell office:value-type="float" office:value="42442" table:style-name="ce195">
            <text:p>42442<text:s/></text:p>
          </table:table-cell>
          <table:table-cell office:value-type="float" office:value="37277" table:style-name="ce195">
            <text:p>37277<text:s/></text:p>
          </table:table-cell>
          <table:table-cell office:value-type="float" office:value="33058" table:style-name="ce195">
            <text:p>33058<text:s/></text:p>
          </table:table-cell>
          <table:table-cell office:value-type="float" office:value="29275" table:style-name="ce195">
            <text:p>29275<text:s/></text:p>
          </table:table-cell>
          <table:table-cell office:value-type="float" office:value="25562" table:style-name="ce195">
            <text:p>25562<text:s/></text:p>
          </table:table-cell>
          <table:table-cell office:value-type="float" office:value="22949" table:style-name="ce195">
            <text:p>22949<text:s/></text:p>
          </table:table-cell>
          <table:table-cell office:value-type="float" office:value="20057" table:style-name="ce195">
            <text:p>20057<text:s/></text:p>
          </table:table-cell>
          <table:table-cell office:value-type="float" office:value="18059" table:style-name="ce195">
            <text:p>18059<text:s/></text:p>
          </table:table-cell>
          <table:table-cell office:value-type="float" office:value="16996" table:style-name="ce195">
            <text:p>16996<text:s/></text:p>
          </table:table-cell>
          <table:table-cell office:value-type="float" office:value="14862" table:style-name="ce195">
            <text:p>14862<text:s/></text:p>
          </table:table-cell>
          <table:table-cell office:value-type="float" office:value="12520" table:style-name="ce195">
            <text:p>12520<text:s/></text:p>
          </table:table-cell>
          <table:table-cell office:value-type="float" office:value="10165" table:style-name="ce195">
            <text:p>10165<text:s/></text:p>
          </table:table-cell>
          <table:table-cell office:value-type="float" office:value="8047" table:style-name="ce195">
            <text:p>8047<text:s/></text:p>
          </table:table-cell>
          <table:table-cell office:value-type="float" office:value="6292" table:style-name="ce195">
            <text:p>6292<text:s/></text:p>
          </table:table-cell>
          <table:table-cell office:value-type="float" office:value="4576" table:style-name="ce195">
            <text:p>4576<text:s/></text:p>
          </table:table-cell>
          <table:table-cell office:value-type="float" office:value="3103" table:style-name="ce195">
            <text:p>3103<text:s/></text:p>
          </table:table-cell>
          <table:table-cell office:value-type="float" office:value="2126" table:style-name="ce195">
            <text:p>2126<text:s/></text:p>
          </table:table-cell>
          <table:table-cell office:value-type="float" office:value="1608" table:style-name="ce195">
            <text:p>1608<text:s/></text:p>
          </table:table-cell>
          <table:table-cell office:value-type="float" office:value="1152" table:style-name="ce195">
            <text:p>1152<text:s/></text:p>
          </table:table-cell>
          <table:table-cell office:value-type="float" office:value="1948" table:style-name="ce195">
            <text:p>1948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1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81006" table:style-name="ce197">
            <text:p>2,581,006</text:p>
          </table:table-cell>
          <table:table-cell office:value-type="float" office:value="1228167" table:style-name="ce197">
            <text:p>1,228,167</text:p>
          </table:table-cell>
          <table:table-cell office:value-type="float" office:value="1352839" table:style-name="ce197">
            <text:p>1,352,839</text:p>
          </table:table-cell>
          <table:table-cell office:value-type="float" office:value="100" table:style-name="ce198">
            <text:p>100.00</text:p>
          </table:table-cell>
          <table:table-cell office:value-type="float" office:value="338732" table:style-name="ce197">
            <text:p>338,732</text:p>
          </table:table-cell>
          <table:table-cell office:value-type="float" office:value="175284" table:style-name="ce197">
            <text:p>175,284</text:p>
          </table:table-cell>
          <table:table-cell office:value-type="float" office:value="163448" table:style-name="ce197">
            <text:p>163,448</text:p>
          </table:table-cell>
          <table:table-cell office:value-type="float" office:value="13.124029932514686" table:style-name="ce198">
            <text:p>13.12</text:p>
          </table:table-cell>
          <table:table-cell office:value-type="float" office:value="1742045" table:style-name="ce197">
            <text:p>1,742,045</text:p>
          </table:table-cell>
          <table:table-cell office:value-type="float" office:value="830823" table:style-name="ce197">
            <text:p>830,823</text:p>
          </table:table-cell>
          <table:table-cell office:value-type="float" office:value="911222" table:style-name="ce197">
            <text:p>911,222</text:p>
          </table:table-cell>
          <table:table-cell office:value-type="float" office:value="67.494806288710691" table:style-name="ce198">
            <text:p>67.49</text:p>
          </table:table-cell>
          <table:table-cell office:value-type="float" office:value="500229" table:style-name="ce197">
            <text:p>500,229</text:p>
          </table:table-cell>
          <table:table-cell office:value-type="float" office:value="222060" table:style-name="ce197">
            <text:p>222,060</text:p>
          </table:table-cell>
          <table:table-cell office:value-type="float" office:value="278169" table:style-name="ce197">
            <text:p>278,169</text:p>
          </table:table-cell>
          <table:table-cell office:value-type="float" office:value="19.381163778774631" table:style-name="ce198">
            <text:p>19.38</text:p>
          </table:table-cell>
          <table:table-cell office:value-type="float" office:value="1058496" table:style-name="ce197">
            <text:p>1,058,496</text:p>
          </table:table-cell>
          <table:table-cell office:value-type="float" office:value="509482" table:style-name="ce197">
            <text:p>509,482</text:p>
          </table:table-cell>
          <table:table-cell office:value-type="float" office:value="549014" table:style-name="ce197">
            <text:p>549,014</text:p>
          </table:table-cell>
          <table:table-cell office:value-type="float" office:value="41.010985638933036" table:style-name="ce198">
            <text:p>41.01</text:p>
          </table:table-cell>
          <table:table-cell office:value-type="float" office:value="2136076" table:style-name="ce197">
            <text:p>2,136,076</text:p>
          </table:table-cell>
          <table:table-cell office:value-type="float" office:value="997424" table:style-name="ce197">
            <text:p>997,424</text:p>
          </table:table-cell>
          <table:table-cell office:value-type="float" office:value="1138652" table:style-name="ce197">
            <text:p>1,138,652</text:p>
          </table:table-cell>
          <table:table-cell office:value-type="float" office:value="82.761372891035506" table:style-name="ce198">
            <text:p>82.76</text:p>
          </table:table-cell>
          <table:table-cell table:number-columns-repeated="2" table:style-name="ce183"/>
          <table:table-cell office:value-type="string" table:style-name="ce195">
            <text:p>總計</text:p>
          </table:table-cell>
          <table:table-cell office:value-type="string" table:style-name="ce195">
            <text:p>女</text:p>
          </table:table-cell>
          <table:table-cell office:value-type="float" office:value="11882796" table:style-name="ce195">
            <text:p>11882796<text:s/></text:p>
          </table:table-cell>
          <table:table-cell office:value-type="float" office:value="1413596" table:style-name="ce195">
            <text:p>1413596<text:s/></text:p>
          </table:table-cell>
          <table:table-cell office:value-type="float" office:value="8359162" table:style-name="ce195">
            <text:p>8359162<text:s/></text:p>
          </table:table-cell>
          <table:table-cell office:value-type="float" office:value="2093565" table:style-name="ce195">
            <text:p>2093565<text:s/></text:p>
          </table:table-cell>
          <table:table-cell office:value-type="float" office:value="5105608" table:style-name="ce195">
            <text:p>5105608<text:s/></text:p>
          </table:table-cell>
          <table:table-cell office:value-type="float" office:value="9911623" table:style-name="ce195">
            <text:p>9911623<text:s/></text:p>
          </table:table-cell>
          <table:table-cell office:value-type="float" office:value="72871" table:style-name="ce195">
            <text:p>72871<text:s/></text:p>
          </table:table-cell>
          <table:table-cell office:value-type="float" office:value="83183" table:style-name="ce195">
            <text:p>83183<text:s/></text:p>
          </table:table-cell>
          <table:table-cell office:value-type="float" office:value="87458" table:style-name="ce195">
            <text:p>87458<text:s/></text:p>
          </table:table-cell>
          <table:table-cell office:value-type="float" office:value="92640" table:style-name="ce195">
            <text:p>92640<text:s/></text:p>
          </table:table-cell>
          <table:table-cell office:value-type="float" office:value="99646" table:style-name="ce195">
            <text:p>99646<text:s/></text:p>
          </table:table-cell>
          <table:table-cell office:value-type="float" office:value="102886" table:style-name="ce195">
            <text:p>102886<text:s/></text:p>
          </table:table-cell>
          <table:table-cell office:value-type="float" office:value="104291" table:style-name="ce195">
            <text:p>104291<text:s/></text:p>
          </table:table-cell>
          <table:table-cell office:value-type="float" office:value="95234" table:style-name="ce195">
            <text:p>95234<text:s/></text:p>
          </table:table-cell>
          <table:table-cell office:value-type="float" office:value="111228" table:style-name="ce195">
            <text:p>111228<text:s/></text:p>
          </table:table-cell>
          <table:table-cell office:value-type="float" office:value="101126" table:style-name="ce195">
            <text:p>101126<text:s/></text:p>
          </table:table-cell>
          <table:table-cell office:value-type="float" office:value="83384" table:style-name="ce195">
            <text:p>83384<text:s/></text:p>
          </table:table-cell>
          <table:table-cell office:value-type="float" office:value="90111" table:style-name="ce195">
            <text:p>90111<text:s/></text:p>
          </table:table-cell>
          <table:table-cell office:value-type="float" office:value="93849" table:style-name="ce195">
            <text:p>93849<text:s/></text:p>
          </table:table-cell>
          <table:table-cell office:value-type="float" office:value="98111" table:style-name="ce195">
            <text:p>98111<text:s/></text:p>
          </table:table-cell>
          <table:table-cell office:value-type="float" office:value="97578" table:style-name="ce195">
            <text:p>97578<text:s/></text:p>
          </table:table-cell>
          <table:table-cell office:value-type="float" office:value="98456" table:style-name="ce195">
            <text:p>98456<text:s/></text:p>
          </table:table-cell>
          <table:table-cell office:value-type="float" office:value="102640" table:style-name="ce195">
            <text:p>102640<text:s/></text:p>
          </table:table-cell>
          <table:table-cell office:value-type="float" office:value="105500" table:style-name="ce195">
            <text:p>105500<text:s/></text:p>
          </table:table-cell>
          <table:table-cell office:value-type="float" office:value="115092" table:style-name="ce195">
            <text:p>115092<text:s/></text:p>
          </table:table-cell>
          <table:table-cell office:value-type="float" office:value="119416" table:style-name="ce195">
            <text:p>119416<text:s/></text:p>
          </table:table-cell>
          <table:table-cell office:value-type="float" office:value="141267" table:style-name="ce195">
            <text:p>141267<text:s/></text:p>
          </table:table-cell>
          <table:table-cell office:value-type="float" office:value="136344" table:style-name="ce195">
            <text:p>136344<text:s/></text:p>
          </table:table-cell>
          <table:table-cell office:value-type="float" office:value="129428" table:style-name="ce195">
            <text:p>129428<text:s/></text:p>
          </table:table-cell>
          <table:table-cell office:value-type="float" office:value="147731" table:style-name="ce195">
            <text:p>147731<text:s/></text:p>
          </table:table-cell>
          <table:table-cell office:value-type="float" office:value="154118" table:style-name="ce195">
            <text:p>154118<text:s/></text:p>
          </table:table-cell>
          <table:table-cell office:value-type="float" office:value="155073" table:style-name="ce195">
            <text:p>155073<text:s/></text:p>
          </table:table-cell>
          <table:table-cell office:value-type="float" office:value="154827" table:style-name="ce195">
            <text:p>154827<text:s/></text:p>
          </table:table-cell>
          <table:table-cell office:value-type="float" office:value="155368" table:style-name="ce195">
            <text:p>155368<text:s/></text:p>
          </table:table-cell>
          <table:table-cell office:value-type="float" office:value="153167" table:style-name="ce195">
            <text:p>153167<text:s/></text:p>
          </table:table-cell>
          <table:table-cell office:value-type="float" office:value="150865" table:style-name="ce195">
            <text:p>150865<text:s/></text:p>
          </table:table-cell>
          <table:table-cell office:value-type="float" office:value="156296" table:style-name="ce195">
            <text:p>156296<text:s/></text:p>
          </table:table-cell>
          <table:table-cell office:value-type="float" office:value="152604" table:style-name="ce195">
            <text:p>152604<text:s/></text:p>
          </table:table-cell>
          <table:table-cell office:value-type="float" office:value="160843" table:style-name="ce195">
            <text:p>160843<text:s/></text:p>
          </table:table-cell>
          <table:table-cell office:value-type="float" office:value="150496" table:style-name="ce195">
            <text:p>150496<text:s/></text:p>
          </table:table-cell>
          <table:table-cell office:value-type="float" office:value="147661" table:style-name="ce195">
            <text:p>147661<text:s/></text:p>
          </table:table-cell>
          <table:table-cell office:value-type="float" office:value="163451" table:style-name="ce195">
            <text:p>163451<text:s/></text:p>
          </table:table-cell>
          <table:table-cell office:value-type="float" office:value="180134" table:style-name="ce195">
            <text:p>180134<text:s/></text:p>
          </table:table-cell>
          <table:table-cell office:value-type="float" office:value="185314" table:style-name="ce195">
            <text:p>185314<text:s/></text:p>
          </table:table-cell>
          <table:table-cell office:value-type="float" office:value="199513" table:style-name="ce195">
            <text:p>199513<text:s/></text:p>
          </table:table-cell>
          <table:table-cell office:value-type="float" office:value="206362" table:style-name="ce195">
            <text:p>206362<text:s/></text:p>
          </table:table-cell>
          <table:table-cell office:value-type="float" office:value="206755" table:style-name="ce195">
            <text:p>206755<text:s/></text:p>
          </table:table-cell>
          <table:table-cell office:value-type="float" office:value="208564" table:style-name="ce195">
            <text:p>208564<text:s/></text:p>
          </table:table-cell>
          <table:table-cell office:value-type="float" office:value="205178" table:style-name="ce195">
            <text:p>205178<text:s/></text:p>
          </table:table-cell>
          <table:table-cell office:value-type="float" office:value="194758" table:style-name="ce195">
            <text:p>194758<text:s/></text:p>
          </table:table-cell>
          <table:table-cell office:value-type="float" office:value="209506" table:style-name="ce195">
            <text:p>209506<text:s/></text:p>
          </table:table-cell>
          <table:table-cell office:value-type="float" office:value="185982" table:style-name="ce195">
            <text:p>185982<text:s/></text:p>
          </table:table-cell>
          <table:table-cell office:value-type="float" office:value="180593" table:style-name="ce195">
            <text:p>180593<text:s/></text:p>
          </table:table-cell>
          <table:table-cell office:value-type="float" office:value="176665" table:style-name="ce195">
            <text:p>176665<text:s/></text:p>
          </table:table-cell>
          <table:table-cell office:value-type="float" office:value="177525" table:style-name="ce195">
            <text:p>177525<text:s/></text:p>
          </table:table-cell>
          <table:table-cell office:value-type="float" office:value="179220" table:style-name="ce195">
            <text:p>179220<text:s/></text:p>
          </table:table-cell>
          <table:table-cell office:value-type="float" office:value="184536" table:style-name="ce195">
            <text:p>184536<text:s/></text:p>
          </table:table-cell>
          <table:table-cell office:value-type="float" office:value="184903" table:style-name="ce195">
            <text:p>184903<text:s/></text:p>
          </table:table-cell>
          <table:table-cell office:value-type="float" office:value="184106" table:style-name="ce195">
            <text:p>184106<text:s/></text:p>
          </table:table-cell>
          <table:table-cell office:value-type="float" office:value="179550" table:style-name="ce195">
            <text:p>179550<text:s/></text:p>
          </table:table-cell>
          <table:table-cell office:value-type="float" office:value="180565" table:style-name="ce195">
            <text:p>180565<text:s/></text:p>
          </table:table-cell>
          <table:table-cell office:value-type="float" office:value="182881" table:style-name="ce195">
            <text:p>182881<text:s/></text:p>
          </table:table-cell>
          <table:table-cell office:value-type="float" office:value="187165" table:style-name="ce195">
            <text:p>187165<text:s/></text:p>
          </table:table-cell>
          <table:table-cell office:value-type="float" office:value="187759" table:style-name="ce195">
            <text:p>187759<text:s/></text:p>
          </table:table-cell>
          <table:table-cell office:value-type="float" office:value="188874" table:style-name="ce195">
            <text:p>188874<text:s/></text:p>
          </table:table-cell>
          <table:table-cell office:value-type="float" office:value="184578" table:style-name="ce195">
            <text:p>184578<text:s/></text:p>
          </table:table-cell>
          <table:table-cell office:value-type="float" office:value="178371" table:style-name="ce195">
            <text:p>178371<text:s/></text:p>
          </table:table-cell>
          <table:table-cell office:value-type="float" office:value="179542" table:style-name="ce195">
            <text:p>179542<text:s/></text:p>
          </table:table-cell>
          <table:table-cell office:value-type="float" office:value="180028" table:style-name="ce195">
            <text:p>180028<text:s/></text:p>
          </table:table-cell>
          <table:table-cell office:value-type="float" office:value="162701" table:style-name="ce195">
            <text:p>162701<text:s/></text:p>
          </table:table-cell>
          <table:table-cell office:value-type="float" office:value="166891" table:style-name="ce195">
            <text:p>166891<text:s/></text:p>
          </table:table-cell>
          <table:table-cell office:value-type="float" office:value="163763" table:style-name="ce195">
            <text:p>163763<text:s/></text:p>
          </table:table-cell>
          <table:table-cell office:value-type="float" office:value="159828" table:style-name="ce195">
            <text:p>159828<text:s/></text:p>
          </table:table-cell>
          <table:table-cell office:value-type="float" office:value="149612" table:style-name="ce195">
            <text:p>149612<text:s/></text:p>
          </table:table-cell>
          <table:table-cell office:value-type="float" office:value="144477" table:style-name="ce195">
            <text:p>144477<text:s/></text:p>
          </table:table-cell>
          <table:table-cell office:value-type="float" office:value="145800" table:style-name="ce195">
            <text:p>145800<text:s/></text:p>
          </table:table-cell>
          <table:table-cell office:value-type="float" office:value="125448" table:style-name="ce195">
            <text:p>125448<text:s/></text:p>
          </table:table-cell>
          <table:table-cell office:value-type="float" office:value="112008" table:style-name="ce195">
            <text:p>112008<text:s/></text:p>
          </table:table-cell>
          <table:table-cell office:value-type="float" office:value="108697" table:style-name="ce195">
            <text:p>108697<text:s/></text:p>
          </table:table-cell>
          <table:table-cell office:value-type="float" office:value="87104" table:style-name="ce195">
            <text:p>87104<text:s/></text:p>
          </table:table-cell>
          <table:table-cell office:value-type="float" office:value="75586" table:style-name="ce195">
            <text:p>75586<text:s/></text:p>
          </table:table-cell>
          <table:table-cell office:value-type="float" office:value="56342" table:style-name="ce195">
            <text:p>56342<text:s/></text:p>
          </table:table-cell>
          <table:table-cell office:value-type="float" office:value="66689" table:style-name="ce195">
            <text:p>66689<text:s/></text:p>
          </table:table-cell>
          <table:table-cell office:value-type="float" office:value="67925" table:style-name="ce195">
            <text:p>67925<text:s/></text:p>
          </table:table-cell>
          <table:table-cell office:value-type="float" office:value="65819" table:style-name="ce195">
            <text:p>65819<text:s/></text:p>
          </table:table-cell>
          <table:table-cell office:value-type="float" office:value="62843" table:style-name="ce195">
            <text:p>62843<text:s/></text:p>
          </table:table-cell>
          <table:table-cell office:value-type="float" office:value="62076" table:style-name="ce195">
            <text:p>62076<text:s/></text:p>
          </table:table-cell>
          <table:table-cell office:value-type="float" office:value="58355" table:style-name="ce195">
            <text:p>58355<text:s/></text:p>
          </table:table-cell>
          <table:table-cell office:value-type="float" office:value="52936" table:style-name="ce195">
            <text:p>52936<text:s/></text:p>
          </table:table-cell>
          <table:table-cell office:value-type="float" office:value="47850" table:style-name="ce195">
            <text:p>47850<text:s/></text:p>
          </table:table-cell>
          <table:table-cell office:value-type="float" office:value="42800" table:style-name="ce195">
            <text:p>42800<text:s/></text:p>
          </table:table-cell>
          <table:table-cell office:value-type="float" office:value="39006" table:style-name="ce195">
            <text:p>39006<text:s/></text:p>
          </table:table-cell>
          <table:table-cell office:value-type="float" office:value="34806" table:style-name="ce195">
            <text:p>34806<text:s/></text:p>
          </table:table-cell>
          <table:table-cell office:value-type="float" office:value="29998" table:style-name="ce195">
            <text:p>29998<text:s/></text:p>
          </table:table-cell>
          <table:table-cell office:value-type="float" office:value="25804" table:style-name="ce195">
            <text:p>25804<text:s/></text:p>
          </table:table-cell>
          <table:table-cell office:value-type="float" office:value="22996" table:style-name="ce195">
            <text:p>22996<text:s/></text:p>
          </table:table-cell>
          <table:table-cell office:value-type="float" office:value="19215" table:style-name="ce195">
            <text:p>19215<text:s/></text:p>
          </table:table-cell>
          <table:table-cell office:value-type="float" office:value="15811" table:style-name="ce195">
            <text:p>15811<text:s/></text:p>
          </table:table-cell>
          <table:table-cell office:value-type="float" office:value="12911" table:style-name="ce195">
            <text:p>12911<text:s/></text:p>
          </table:table-cell>
          <table:table-cell office:value-type="float" office:value="9929" table:style-name="ce195">
            <text:p>9929<text:s/></text:p>
          </table:table-cell>
          <table:table-cell office:value-type="float" office:value="8211" table:style-name="ce195">
            <text:p>8211<text:s/></text:p>
          </table:table-cell>
          <table:table-cell office:value-type="float" office:value="5795" table:style-name="ce195">
            <text:p>5795<text:s/></text:p>
          </table:table-cell>
          <table:table-cell office:value-type="float" office:value="3994" table:style-name="ce195">
            <text:p>3994<text:s/></text:p>
          </table:table-cell>
          <table:table-cell office:value-type="float" office:value="3112" table:style-name="ce195">
            <text:p>3112<text:s/></text:p>
          </table:table-cell>
          <table:table-cell office:value-type="float" office:value="2116" table:style-name="ce195">
            <text:p>2116<text:s/></text:p>
          </table:table-cell>
          <table:table-cell office:value-type="float" office:value="1427" table:style-name="ce195">
            <text:p>1427<text:s/></text:p>
          </table:table-cell>
          <table:table-cell office:value-type="float" office:value="2476" table:style-name="ce195">
            <text:p>2476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1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0971" table:style-name="ce197">
            <text:p>2,270,971</text:p>
          </table:table-cell>
          <table:table-cell office:value-type="float" office:value="1124819" table:style-name="ce197">
            <text:p>1,124,819</text:p>
          </table:table-cell>
          <table:table-cell office:value-type="float" office:value="1146152" table:style-name="ce197">
            <text:p>1,146,152</text:p>
          </table:table-cell>
          <table:table-cell office:value-type="float" office:value="100" table:style-name="ce198">
            <text:p>100.00</text:p>
          </table:table-cell>
          <table:table-cell office:value-type="float" office:value="329694" table:style-name="ce197">
            <text:p>329,694</text:p>
          </table:table-cell>
          <table:table-cell office:value-type="float" office:value="171396" table:style-name="ce197">
            <text:p>171,396</text:p>
          </table:table-cell>
          <table:table-cell office:value-type="float" office:value="158298" table:style-name="ce197">
            <text:p>158,298</text:p>
          </table:table-cell>
          <table:table-cell office:value-type="float" office:value="14.517754740152998" table:style-name="ce198">
            <text:p>14.52</text:p>
          </table:table-cell>
          <table:table-cell office:value-type="float" office:value="1642983" table:style-name="ce197">
            <text:p>1,642,983</text:p>
          </table:table-cell>
          <table:table-cell office:value-type="float" office:value="817143" table:style-name="ce197">
            <text:p>817,143</text:p>
          </table:table-cell>
          <table:table-cell office:value-type="float" office:value="825840" table:style-name="ce197">
            <text:p>825,840</text:p>
          </table:table-cell>
          <table:table-cell office:value-type="float" office:value="72.347158990581562" table:style-name="ce198">
            <text:p>72.35</text:p>
          </table:table-cell>
          <table:table-cell office:value-type="float" office:value="298294" table:style-name="ce197">
            <text:p>298,294</text:p>
          </table:table-cell>
          <table:table-cell office:value-type="float" office:value="136280" table:style-name="ce197">
            <text:p>136,280</text:p>
          </table:table-cell>
          <table:table-cell office:value-type="float" office:value="162014" table:style-name="ce197">
            <text:p>162,014</text:p>
          </table:table-cell>
          <table:table-cell office:value-type="float" office:value="13.135086269265436" table:style-name="ce198">
            <text:p>13.14</text:p>
          </table:table-cell>
          <table:table-cell office:value-type="float" office:value="1047876" table:style-name="ce197">
            <text:p>1,047,876</text:p>
          </table:table-cell>
          <table:table-cell office:value-type="float" office:value="524728" table:style-name="ce197">
            <text:p>524,728</text:p>
          </table:table-cell>
          <table:table-cell office:value-type="float" office:value="523148" table:style-name="ce197">
            <text:p>523,148</text:p>
          </table:table-cell>
          <table:table-cell office:value-type="float" office:value="46.142200847126624" table:style-name="ce198">
            <text:p>46.14</text:p>
          </table:table-cell>
          <table:table-cell office:value-type="float" office:value="1821243" table:style-name="ce197">
            <text:p>1,821,243</text:p>
          </table:table-cell>
          <table:table-cell office:value-type="float" office:value="890457" table:style-name="ce197">
            <text:p>890,457</text:p>
          </table:table-cell>
          <table:table-cell office:value-type="float" office:value="930786" table:style-name="ce197">
            <text:p>930,786</text:p>
          </table:table-cell>
          <table:table-cell office:value-type="float" office:value="80.196664774671277" table:style-name="ce198">
            <text:p>80.20</text:p>
          </table:table-cell>
          <table:table-cell table:number-columns-repeated="2" table:style-name="ce183"/>
          <table:table-cell office:value-type="string" table:style-name="ce195">
            <text:p>新北市</text:p>
          </table:table-cell>
          <table:table-cell office:value-type="string" table:style-name="ce195">
            <text:p>計</text:p>
          </table:table-cell>
          <table:table-cell office:value-type="float" office:value="4003297" table:style-name="ce195">
            <text:p>4003297<text:s/></text:p>
          </table:table-cell>
          <table:table-cell office:value-type="float" office:value="479615" table:style-name="ce195">
            <text:p>479615<text:s/></text:p>
          </table:table-cell>
          <table:table-cell office:value-type="float" office:value="2916975" table:style-name="ce195">
            <text:p>2916975<text:s/></text:p>
          </table:table-cell>
          <table:table-cell office:value-type="float" office:value="631140" table:style-name="ce195">
            <text:p>631140<text:s/></text:p>
          </table:table-cell>
          <table:table-cell office:value-type="float" office:value="1792391" table:style-name="ce195">
            <text:p>1792391<text:s/></text:p>
          </table:table-cell>
          <table:table-cell office:value-type="float" office:value="3362669" table:style-name="ce195">
            <text:p>3362669<text:s/></text:p>
          </table:table-cell>
          <table:table-cell office:value-type="float" office:value="24222" table:style-name="ce195">
            <text:p>24222<text:s/></text:p>
          </table:table-cell>
          <table:table-cell office:value-type="float" office:value="28228" table:style-name="ce195">
            <text:p>28228<text:s/></text:p>
          </table:table-cell>
          <table:table-cell office:value-type="float" office:value="29432" table:style-name="ce195">
            <text:p>29432<text:s/></text:p>
          </table:table-cell>
          <table:table-cell office:value-type="float" office:value="30486" table:style-name="ce195">
            <text:p>30486<text:s/></text:p>
          </table:table-cell>
          <table:table-cell office:value-type="float" office:value="32509" table:style-name="ce195">
            <text:p>32509<text:s/></text:p>
          </table:table-cell>
          <table:table-cell office:value-type="float" office:value="34644" table:style-name="ce195">
            <text:p>34644<text:s/></text:p>
          </table:table-cell>
          <table:table-cell office:value-type="float" office:value="36575" table:style-name="ce195">
            <text:p>36575<text:s/></text:p>
          </table:table-cell>
          <table:table-cell office:value-type="float" office:value="33268" table:style-name="ce195">
            <text:p>33268<text:s/></text:p>
          </table:table-cell>
          <table:table-cell office:value-type="float" office:value="38758" table:style-name="ce195">
            <text:p>38758<text:s/></text:p>
          </table:table-cell>
          <table:table-cell office:value-type="float" office:value="34619" table:style-name="ce195">
            <text:p>34619<text:s/></text:p>
          </table:table-cell>
          <table:table-cell office:value-type="float" office:value="28681" table:style-name="ce195">
            <text:p>28681<text:s/></text:p>
          </table:table-cell>
          <table:table-cell office:value-type="float" office:value="30355" table:style-name="ce195">
            <text:p>30355<text:s/></text:p>
          </table:table-cell>
          <table:table-cell office:value-type="float" office:value="31102" table:style-name="ce195">
            <text:p>31102<text:s/></text:p>
          </table:table-cell>
          <table:table-cell office:value-type="float" office:value="33452" table:style-name="ce195">
            <text:p>33452<text:s/></text:p>
          </table:table-cell>
          <table:table-cell office:value-type="float" office:value="33284" table:style-name="ce195">
            <text:p>33284<text:s/></text:p>
          </table:table-cell>
          <table:table-cell office:value-type="float" office:value="33318" table:style-name="ce195">
            <text:p>33318<text:s/></text:p>
          </table:table-cell>
          <table:table-cell office:value-type="float" office:value="35421" table:style-name="ce195">
            <text:p>35421<text:s/></text:p>
          </table:table-cell>
          <table:table-cell office:value-type="float" office:value="36242" table:style-name="ce195">
            <text:p>36242<text:s/></text:p>
          </table:table-cell>
          <table:table-cell office:value-type="float" office:value="39565" table:style-name="ce195">
            <text:p>39565<text:s/></text:p>
          </table:table-cell>
          <table:table-cell office:value-type="float" office:value="40900" table:style-name="ce195">
            <text:p>40900<text:s/></text:p>
          </table:table-cell>
          <table:table-cell office:value-type="float" office:value="48760" table:style-name="ce195">
            <text:p>48760<text:s/></text:p>
          </table:table-cell>
          <table:table-cell office:value-type="float" office:value="47365" table:style-name="ce195">
            <text:p>47365<text:s/></text:p>
          </table:table-cell>
          <table:table-cell office:value-type="float" office:value="44768" table:style-name="ce195">
            <text:p>44768<text:s/></text:p>
          </table:table-cell>
          <table:table-cell office:value-type="float" office:value="51423" table:style-name="ce195">
            <text:p>51423<text:s/></text:p>
          </table:table-cell>
          <table:table-cell office:value-type="float" office:value="53433" table:style-name="ce195">
            <text:p>53433<text:s/></text:p>
          </table:table-cell>
          <table:table-cell office:value-type="float" office:value="54299" table:style-name="ce195">
            <text:p>54299<text:s/></text:p>
          </table:table-cell>
          <table:table-cell office:value-type="float" office:value="54316" table:style-name="ce195">
            <text:p>54316<text:s/></text:p>
          </table:table-cell>
          <table:table-cell office:value-type="float" office:value="55515" table:style-name="ce195">
            <text:p>55515<text:s/></text:p>
          </table:table-cell>
          <table:table-cell office:value-type="float" office:value="55246" table:style-name="ce195">
            <text:p>55246<text:s/></text:p>
          </table:table-cell>
          <table:table-cell office:value-type="float" office:value="54996" table:style-name="ce195">
            <text:p>54996<text:s/></text:p>
          </table:table-cell>
          <table:table-cell office:value-type="float" office:value="56967" table:style-name="ce195">
            <text:p>56967<text:s/></text:p>
          </table:table-cell>
          <table:table-cell office:value-type="float" office:value="55005" table:style-name="ce195">
            <text:p>55005<text:s/></text:p>
          </table:table-cell>
          <table:table-cell office:value-type="float" office:value="57750" table:style-name="ce195">
            <text:p>57750<text:s/></text:p>
          </table:table-cell>
          <table:table-cell office:value-type="float" office:value="53463" table:style-name="ce195">
            <text:p>53463<text:s/></text:p>
          </table:table-cell>
          <table:table-cell office:value-type="float" office:value="51292" table:style-name="ce195">
            <text:p>51292<text:s/></text:p>
          </table:table-cell>
          <table:table-cell office:value-type="float" office:value="57006" table:style-name="ce195">
            <text:p>57006<text:s/></text:p>
          </table:table-cell>
          <table:table-cell office:value-type="float" office:value="62320" table:style-name="ce195">
            <text:p>62320<text:s/></text:p>
          </table:table-cell>
          <table:table-cell office:value-type="float" office:value="64175" table:style-name="ce195">
            <text:p>64175<text:s/></text:p>
          </table:table-cell>
          <table:table-cell office:value-type="float" office:value="68797" table:style-name="ce195">
            <text:p>68797<text:s/></text:p>
          </table:table-cell>
          <table:table-cell office:value-type="float" office:value="71582" table:style-name="ce195">
            <text:p>71582<text:s/></text:p>
          </table:table-cell>
          <table:table-cell office:value-type="float" office:value="71767" table:style-name="ce195">
            <text:p>71767<text:s/></text:p>
          </table:table-cell>
          <table:table-cell office:value-type="float" office:value="73500" table:style-name="ce195">
            <text:p>73500<text:s/></text:p>
          </table:table-cell>
          <table:table-cell office:value-type="float" office:value="72368" table:style-name="ce195">
            <text:p>72368<text:s/></text:p>
          </table:table-cell>
          <table:table-cell office:value-type="float" office:value="68247" table:style-name="ce195">
            <text:p>68247<text:s/></text:p>
          </table:table-cell>
          <table:table-cell office:value-type="float" office:value="73998" table:style-name="ce195">
            <text:p>73998<text:s/></text:p>
          </table:table-cell>
          <table:table-cell office:value-type="float" office:value="64882" table:style-name="ce195">
            <text:p>64882<text:s/></text:p>
          </table:table-cell>
          <table:table-cell office:value-type="float" office:value="63687" table:style-name="ce195">
            <text:p>63687<text:s/></text:p>
          </table:table-cell>
          <table:table-cell office:value-type="float" office:value="61917" table:style-name="ce195">
            <text:p>61917<text:s/></text:p>
          </table:table-cell>
          <table:table-cell office:value-type="float" office:value="61554" table:style-name="ce195">
            <text:p>61554<text:s/></text:p>
          </table:table-cell>
          <table:table-cell office:value-type="float" office:value="61993" table:style-name="ce195">
            <text:p>61993<text:s/></text:p>
          </table:table-cell>
          <table:table-cell office:value-type="float" office:value="63563" table:style-name="ce195">
            <text:p>63563<text:s/></text:p>
          </table:table-cell>
          <table:table-cell office:value-type="float" office:value="63867" table:style-name="ce195">
            <text:p>63867<text:s/></text:p>
          </table:table-cell>
          <table:table-cell office:value-type="float" office:value="63479" table:style-name="ce195">
            <text:p>63479<text:s/></text:p>
          </table:table-cell>
          <table:table-cell office:value-type="float" office:value="61335" table:style-name="ce195">
            <text:p>61335<text:s/></text:p>
          </table:table-cell>
          <table:table-cell office:value-type="float" office:value="62116" table:style-name="ce195">
            <text:p>62116<text:s/></text:p>
          </table:table-cell>
          <table:table-cell office:value-type="float" office:value="63299" table:style-name="ce195">
            <text:p>63299<text:s/></text:p>
          </table:table-cell>
          <table:table-cell office:value-type="float" office:value="64780" table:style-name="ce195">
            <text:p>64780<text:s/></text:p>
          </table:table-cell>
          <table:table-cell office:value-type="float" office:value="65678" table:style-name="ce195">
            <text:p>65678<text:s/></text:p>
          </table:table-cell>
          <table:table-cell office:value-type="float" office:value="65583" table:style-name="ce195">
            <text:p>65583<text:s/></text:p>
          </table:table-cell>
          <table:table-cell office:value-type="float" office:value="63611" table:style-name="ce195">
            <text:p>63611<text:s/></text:p>
          </table:table-cell>
          <table:table-cell office:value-type="float" office:value="62124" table:style-name="ce195">
            <text:p>62124<text:s/></text:p>
          </table:table-cell>
          <table:table-cell office:value-type="float" office:value="62075" table:style-name="ce195">
            <text:p>62075<text:s/></text:p>
          </table:table-cell>
          <table:table-cell office:value-type="float" office:value="63232" table:style-name="ce195">
            <text:p>63232<text:s/></text:p>
          </table:table-cell>
          <table:table-cell office:value-type="float" office:value="56456" table:style-name="ce195">
            <text:p>56456<text:s/></text:p>
          </table:table-cell>
          <table:table-cell office:value-type="float" office:value="57940" table:style-name="ce195">
            <text:p>57940<text:s/></text:p>
          </table:table-cell>
          <table:table-cell office:value-type="float" office:value="57190" table:style-name="ce195">
            <text:p>57190<text:s/></text:p>
          </table:table-cell>
          <table:table-cell office:value-type="float" office:value="55693" table:style-name="ce195">
            <text:p>55693<text:s/></text:p>
          </table:table-cell>
          <table:table-cell office:value-type="float" office:value="51727" table:style-name="ce195">
            <text:p>51727<text:s/></text:p>
          </table:table-cell>
          <table:table-cell office:value-type="float" office:value="49979" table:style-name="ce195">
            <text:p>49979<text:s/></text:p>
          </table:table-cell>
          <table:table-cell office:value-type="float" office:value="49468" table:style-name="ce195">
            <text:p>49468<text:s/></text:p>
          </table:table-cell>
          <table:table-cell office:value-type="float" office:value="41546" table:style-name="ce195">
            <text:p>41546<text:s/></text:p>
          </table:table-cell>
          <table:table-cell office:value-type="float" office:value="37081" table:style-name="ce195">
            <text:p>37081<text:s/></text:p>
          </table:table-cell>
          <table:table-cell office:value-type="float" office:value="34905" table:style-name="ce195">
            <text:p>34905<text:s/></text:p>
          </table:table-cell>
          <table:table-cell office:value-type="float" office:value="27048" table:style-name="ce195">
            <text:p>27048<text:s/></text:p>
          </table:table-cell>
          <table:table-cell office:value-type="float" office:value="23537" table:style-name="ce195">
            <text:p>23537<text:s/></text:p>
          </table:table-cell>
          <table:table-cell office:value-type="float" office:value="16386" table:style-name="ce195">
            <text:p>16386<text:s/></text:p>
          </table:table-cell>
          <table:table-cell office:value-type="float" office:value="19027" table:style-name="ce195">
            <text:p>19027<text:s/></text:p>
          </table:table-cell>
          <table:table-cell office:value-type="float" office:value="19091" table:style-name="ce195">
            <text:p>19091<text:s/></text:p>
          </table:table-cell>
          <table:table-cell office:value-type="float" office:value="17668" table:style-name="ce195">
            <text:p>17668<text:s/></text:p>
          </table:table-cell>
          <table:table-cell office:value-type="float" office:value="16324" table:style-name="ce195">
            <text:p>16324<text:s/></text:p>
          </table:table-cell>
          <table:table-cell office:value-type="float" office:value="15595" table:style-name="ce195">
            <text:p>15595<text:s/></text:p>
          </table:table-cell>
          <table:table-cell office:value-type="float" office:value="13920" table:style-name="ce195">
            <text:p>13920<text:s/></text:p>
          </table:table-cell>
          <table:table-cell office:value-type="float" office:value="11954" table:style-name="ce195">
            <text:p>11954<text:s/></text:p>
          </table:table-cell>
          <table:table-cell office:value-type="float" office:value="10541" table:style-name="ce195">
            <text:p>10541<text:s/></text:p>
          </table:table-cell>
          <table:table-cell office:value-type="float" office:value="9350" table:style-name="ce195">
            <text:p>9350<text:s/></text:p>
          </table:table-cell>
          <table:table-cell office:value-type="float" office:value="8097" table:style-name="ce195">
            <text:p>8097<text:s/></text:p>
          </table:table-cell>
          <table:table-cell office:value-type="float" office:value="7152" table:style-name="ce195">
            <text:p>7152<text:s/></text:p>
          </table:table-cell>
          <table:table-cell office:value-type="float" office:value="6091" table:style-name="ce195">
            <text:p>6091<text:s/></text:p>
          </table:table-cell>
          <table:table-cell office:value-type="float" office:value="5414" table:style-name="ce195">
            <text:p>5414<text:s/></text:p>
          </table:table-cell>
          <table:table-cell office:value-type="float" office:value="5095" table:style-name="ce195">
            <text:p>5095<text:s/></text:p>
          </table:table-cell>
          <table:table-cell office:value-type="float" office:value="4431" table:style-name="ce195">
            <text:p>4431<text:s/></text:p>
          </table:table-cell>
          <table:table-cell office:value-type="float" office:value="3735" table:style-name="ce195">
            <text:p>3735<text:s/></text:p>
          </table:table-cell>
          <table:table-cell office:value-type="float" office:value="3122" table:style-name="ce195">
            <text:p>3122<text:s/></text:p>
          </table:table-cell>
          <table:table-cell office:value-type="float" office:value="2529" table:style-name="ce195">
            <text:p>2529<text:s/></text:p>
          </table:table-cell>
          <table:table-cell office:value-type="float" office:value="2066" table:style-name="ce195">
            <text:p>2066<text:s/></text:p>
          </table:table-cell>
          <table:table-cell office:value-type="float" office:value="1527" table:style-name="ce195">
            <text:p>1527<text:s/></text:p>
          </table:table-cell>
          <table:table-cell office:value-type="float" office:value="1104" table:style-name="ce195">
            <text:p>1104<text:s/></text:p>
          </table:table-cell>
          <table:table-cell office:value-type="float" office:value="842" table:style-name="ce195">
            <text:p>842<text:s/></text:p>
          </table:table-cell>
          <table:table-cell office:value-type="float" office:value="632" table:style-name="ce195">
            <text:p>632<text:s/></text:p>
          </table:table-cell>
          <table:table-cell office:value-type="float" office:value="456" table:style-name="ce195">
            <text:p>456<text:s/></text:p>
          </table:table-cell>
          <table:table-cell office:value-type="float" office:value="817" table:style-name="ce195">
            <text:p>817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1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20979" table:style-name="ce197">
            <text:p>2,820,979</text:p>
          </table:table-cell>
          <table:table-cell office:value-type="float" office:value="1384963" table:style-name="ce197">
            <text:p>1,384,963</text:p>
          </table:table-cell>
          <table:table-cell office:value-type="float" office:value="1436016" table:style-name="ce197">
            <text:p>1,436,016</text:p>
          </table:table-cell>
          <table:table-cell office:value-type="float" office:value="100" table:style-name="ce198">
            <text:p>100.00</text:p>
          </table:table-cell>
          <table:table-cell office:value-type="float" office:value="392377" table:style-name="ce197">
            <text:p>392,377</text:p>
          </table:table-cell>
          <table:table-cell office:value-type="float" office:value="203700" table:style-name="ce197">
            <text:p>203,700</text:p>
          </table:table-cell>
          <table:table-cell office:value-type="float" office:value="188677" table:style-name="ce197">
            <text:p>188,677</text:p>
          </table:table-cell>
          <table:table-cell office:value-type="float" office:value="13.909249235814942" table:style-name="ce198">
            <text:p>13.91</text:p>
          </table:table-cell>
          <table:table-cell office:value-type="float" office:value="2036625" table:style-name="ce197">
            <text:p>2,036,625</text:p>
          </table:table-cell>
          <table:table-cell office:value-type="float" office:value="1002824" table:style-name="ce197">
            <text:p>1,002,824</text:p>
          </table:table-cell>
          <table:table-cell office:value-type="float" office:value="1033801" table:style-name="ce197">
            <text:p>1,033,801</text:p>
          </table:table-cell>
          <table:table-cell office:value-type="float" office:value="72.195681002942592" table:style-name="ce198">
            <text:p>72.20</text:p>
          </table:table-cell>
          <table:table-cell office:value-type="float" office:value="391977" table:style-name="ce197">
            <text:p>391,977</text:p>
          </table:table-cell>
          <table:table-cell office:value-type="float" office:value="178439" table:style-name="ce197">
            <text:p>178,439</text:p>
          </table:table-cell>
          <table:table-cell office:value-type="float" office:value="213538" table:style-name="ce197">
            <text:p>213,538</text:p>
          </table:table-cell>
          <table:table-cell office:value-type="float" office:value="13.895069761242462" table:style-name="ce198">
            <text:p>13.90</text:p>
          </table:table-cell>
          <table:table-cell office:value-type="float" office:value="1283704" table:style-name="ce197">
            <text:p>1,283,704</text:p>
          </table:table-cell>
          <table:table-cell office:value-type="float" office:value="639306" table:style-name="ce197">
            <text:p>639,306</text:p>
          </table:table-cell>
          <table:table-cell office:value-type="float" office:value="644398" table:style-name="ce197">
            <text:p>644,398</text:p>
          </table:table-cell>
          <table:table-cell office:value-type="float" office:value="45.505620566477099" table:style-name="ce198">
            <text:p>45.51</text:p>
          </table:table-cell>
          <table:table-cell office:value-type="float" office:value="2283235" table:style-name="ce197">
            <text:p>2,283,235</text:p>
          </table:table-cell>
          <table:table-cell office:value-type="float" office:value="1105881" table:style-name="ce197">
            <text:p>1,105,881</text:p>
          </table:table-cell>
          <table:table-cell office:value-type="float" office:value="1177354" table:style-name="ce197">
            <text:p>1,177,354</text:p>
          </table:table-cell>
          <table:table-cell office:value-type="float" office:value="80.93768156374081" table:style-name="ce198">
            <text:p>80.94</text:p>
          </table:table-cell>
          <table:table-cell table:number-columns-repeated="2" table:style-name="ce183"/>
          <table:table-cell office:value-type="string" table:style-name="ce195">
            <text:p>新北市</text:p>
          </table:table-cell>
          <table:table-cell office:value-type="string" table:style-name="ce195">
            <text:p>男</text:p>
          </table:table-cell>
          <table:table-cell office:value-type="float" office:value="1957654" table:style-name="ce195">
            <text:p>1957654<text:s/></text:p>
          </table:table-cell>
          <table:table-cell office:value-type="float" office:value="248701" table:style-name="ce195">
            <text:p>248701<text:s/></text:p>
          </table:table-cell>
          <table:table-cell office:value-type="float" office:value="1433620" table:style-name="ce195">
            <text:p>1433620<text:s/></text:p>
          </table:table-cell>
          <table:table-cell office:value-type="float" office:value="284182" table:style-name="ce195">
            <text:p>284182<text:s/></text:p>
          </table:table-cell>
          <table:table-cell office:value-type="float" office:value="898874" table:style-name="ce195">
            <text:p>898874<text:s/></text:p>
          </table:table-cell>
          <table:table-cell office:value-type="float" office:value="1620831" table:style-name="ce195">
            <text:p>1620831<text:s/></text:p>
          </table:table-cell>
          <table:table-cell office:value-type="float" office:value="12497" table:style-name="ce195">
            <text:p>12497<text:s/></text:p>
          </table:table-cell>
          <table:table-cell office:value-type="float" office:value="14698" table:style-name="ce195">
            <text:p>14698<text:s/></text:p>
          </table:table-cell>
          <table:table-cell office:value-type="float" office:value="15162" table:style-name="ce195">
            <text:p>15162<text:s/></text:p>
          </table:table-cell>
          <table:table-cell office:value-type="float" office:value="15685" table:style-name="ce195">
            <text:p>15685<text:s/></text:p>
          </table:table-cell>
          <table:table-cell office:value-type="float" office:value="16840" table:style-name="ce195">
            <text:p>16840<text:s/></text:p>
          </table:table-cell>
          <table:table-cell office:value-type="float" office:value="17872" table:style-name="ce195">
            <text:p>17872<text:s/></text:p>
          </table:table-cell>
          <table:table-cell office:value-type="float" office:value="18978" table:style-name="ce195">
            <text:p>18978<text:s/></text:p>
          </table:table-cell>
          <table:table-cell office:value-type="float" office:value="17108" table:style-name="ce195">
            <text:p>17108<text:s/></text:p>
          </table:table-cell>
          <table:table-cell office:value-type="float" office:value="20149" table:style-name="ce195">
            <text:p>20149<text:s/></text:p>
          </table:table-cell>
          <table:table-cell office:value-type="float" office:value="17736" table:style-name="ce195">
            <text:p>17736<text:s/></text:p>
          </table:table-cell>
          <table:table-cell office:value-type="float" office:value="14900" table:style-name="ce195">
            <text:p>14900<text:s/></text:p>
          </table:table-cell>
          <table:table-cell office:value-type="float" office:value="15892" table:style-name="ce195">
            <text:p>15892<text:s/></text:p>
          </table:table-cell>
          <table:table-cell office:value-type="float" office:value="16291" table:style-name="ce195">
            <text:p>16291<text:s/></text:p>
          </table:table-cell>
          <table:table-cell office:value-type="float" office:value="17444" table:style-name="ce195">
            <text:p>17444<text:s/></text:p>
          </table:table-cell>
          <table:table-cell office:value-type="float" office:value="17449" table:style-name="ce195">
            <text:p>17449<text:s/></text:p>
          </table:table-cell>
          <table:table-cell office:value-type="float" office:value="17253" table:style-name="ce195">
            <text:p>17253<text:s/></text:p>
          </table:table-cell>
          <table:table-cell office:value-type="float" office:value="18542" table:style-name="ce195">
            <text:p>18542<text:s/></text:p>
          </table:table-cell>
          <table:table-cell office:value-type="float" office:value="19098" table:style-name="ce195">
            <text:p>19098<text:s/></text:p>
          </table:table-cell>
          <table:table-cell office:value-type="float" office:value="20631" table:style-name="ce195">
            <text:p>20631<text:s/></text:p>
          </table:table-cell>
          <table:table-cell office:value-type="float" office:value="21447" table:style-name="ce195">
            <text:p>21447<text:s/></text:p>
          </table:table-cell>
          <table:table-cell office:value-type="float" office:value="25231" table:style-name="ce195">
            <text:p>25231<text:s/></text:p>
          </table:table-cell>
          <table:table-cell office:value-type="float" office:value="24725" table:style-name="ce195">
            <text:p>24725<text:s/></text:p>
          </table:table-cell>
          <table:table-cell office:value-type="float" office:value="23253" table:style-name="ce195">
            <text:p>23253<text:s/></text:p>
          </table:table-cell>
          <table:table-cell office:value-type="float" office:value="26712" table:style-name="ce195">
            <text:p>26712<text:s/></text:p>
          </table:table-cell>
          <table:table-cell office:value-type="float" office:value="27638" table:style-name="ce195">
            <text:p>27638<text:s/></text:p>
          </table:table-cell>
          <table:table-cell office:value-type="float" office:value="27979" table:style-name="ce195">
            <text:p>27979<text:s/></text:p>
          </table:table-cell>
          <table:table-cell office:value-type="float" office:value="28127" table:style-name="ce195">
            <text:p>28127<text:s/></text:p>
          </table:table-cell>
          <table:table-cell office:value-type="float" office:value="28768" table:style-name="ce195">
            <text:p>28768<text:s/></text:p>
          </table:table-cell>
          <table:table-cell office:value-type="float" office:value="28820" table:style-name="ce195">
            <text:p>28820<text:s/></text:p>
          </table:table-cell>
          <table:table-cell office:value-type="float" office:value="28641" table:style-name="ce195">
            <text:p>28641<text:s/></text:p>
          </table:table-cell>
          <table:table-cell office:value-type="float" office:value="29712" table:style-name="ce195">
            <text:p>29712<text:s/></text:p>
          </table:table-cell>
          <table:table-cell office:value-type="float" office:value="28361" table:style-name="ce195">
            <text:p>28361<text:s/></text:p>
          </table:table-cell>
          <table:table-cell office:value-type="float" office:value="29546" table:style-name="ce195">
            <text:p>29546<text:s/></text:p>
          </table:table-cell>
          <table:table-cell office:value-type="float" office:value="27040" table:style-name="ce195">
            <text:p>27040<text:s/></text:p>
          </table:table-cell>
          <table:table-cell office:value-type="float" office:value="25761" table:style-name="ce195">
            <text:p>25761<text:s/></text:p>
          </table:table-cell>
          <table:table-cell office:value-type="float" office:value="28567" table:style-name="ce195">
            <text:p>28567<text:s/></text:p>
          </table:table-cell>
          <table:table-cell office:value-type="float" office:value="31109" table:style-name="ce195">
            <text:p>31109<text:s/></text:p>
          </table:table-cell>
          <table:table-cell office:value-type="float" office:value="31795" table:style-name="ce195">
            <text:p>31795<text:s/></text:p>
          </table:table-cell>
          <table:table-cell office:value-type="float" office:value="33876" table:style-name="ce195">
            <text:p>33876<text:s/></text:p>
          </table:table-cell>
          <table:table-cell office:value-type="float" office:value="35089" table:style-name="ce195">
            <text:p>35089<text:s/></text:p>
          </table:table-cell>
          <table:table-cell office:value-type="float" office:value="35208" table:style-name="ce195">
            <text:p>35208<text:s/></text:p>
          </table:table-cell>
          <table:table-cell office:value-type="float" office:value="36128" table:style-name="ce195">
            <text:p>36128<text:s/></text:p>
          </table:table-cell>
          <table:table-cell office:value-type="float" office:value="35387" table:style-name="ce195">
            <text:p>35387<text:s/></text:p>
          </table:table-cell>
          <table:table-cell office:value-type="float" office:value="33220" table:style-name="ce195">
            <text:p>33220<text:s/></text:p>
          </table:table-cell>
          <table:table-cell office:value-type="float" office:value="36249" table:style-name="ce195">
            <text:p>36249<text:s/></text:p>
          </table:table-cell>
          <table:table-cell office:value-type="float" office:value="31545" table:style-name="ce195">
            <text:p>31545<text:s/></text:p>
          </table:table-cell>
          <table:table-cell office:value-type="float" office:value="30755" table:style-name="ce195">
            <text:p>30755<text:s/></text:p>
          </table:table-cell>
          <table:table-cell office:value-type="float" office:value="29922" table:style-name="ce195">
            <text:p>29922<text:s/></text:p>
          </table:table-cell>
          <table:table-cell office:value-type="float" office:value="29877" table:style-name="ce195">
            <text:p>29877<text:s/></text:p>
          </table:table-cell>
          <table:table-cell office:value-type="float" office:value="29833" table:style-name="ce195">
            <text:p>29833<text:s/></text:p>
          </table:table-cell>
          <table:table-cell office:value-type="float" office:value="30653" table:style-name="ce195">
            <text:p>30653<text:s/></text:p>
          </table:table-cell>
          <table:table-cell office:value-type="float" office:value="30589" table:style-name="ce195">
            <text:p>30589<text:s/></text:p>
          </table:table-cell>
          <table:table-cell office:value-type="float" office:value="29891" table:style-name="ce195">
            <text:p>29891<text:s/></text:p>
          </table:table-cell>
          <table:table-cell office:value-type="float" office:value="28967" table:style-name="ce195">
            <text:p>28967<text:s/></text:p>
          </table:table-cell>
          <table:table-cell office:value-type="float" office:value="29020" table:style-name="ce195">
            <text:p>29020<text:s/></text:p>
          </table:table-cell>
          <table:table-cell office:value-type="float" office:value="29462" table:style-name="ce195">
            <text:p>29462<text:s/></text:p>
          </table:table-cell>
          <table:table-cell office:value-type="float" office:value="30044" table:style-name="ce195">
            <text:p>30044<text:s/></text:p>
          </table:table-cell>
          <table:table-cell office:value-type="float" office:value="30564" table:style-name="ce195">
            <text:p>30564<text:s/></text:p>
          </table:table-cell>
          <table:table-cell office:value-type="float" office:value="30238" table:style-name="ce195">
            <text:p>30238<text:s/></text:p>
          </table:table-cell>
          <table:table-cell office:value-type="float" office:value="29648" table:style-name="ce195">
            <text:p>29648<text:s/></text:p>
          </table:table-cell>
          <table:table-cell office:value-type="float" office:value="28793" table:style-name="ce195">
            <text:p>28793<text:s/></text:p>
          </table:table-cell>
          <table:table-cell office:value-type="float" office:value="28412" table:style-name="ce195">
            <text:p>28412<text:s/></text:p>
          </table:table-cell>
          <table:table-cell office:value-type="float" office:value="29038" table:style-name="ce195">
            <text:p>29038<text:s/></text:p>
          </table:table-cell>
          <table:table-cell office:value-type="float" office:value="25918" table:style-name="ce195">
            <text:p>25918<text:s/></text:p>
          </table:table-cell>
          <table:table-cell office:value-type="float" office:value="26538" table:style-name="ce195">
            <text:p>26538<text:s/></text:p>
          </table:table-cell>
          <table:table-cell office:value-type="float" office:value="26446" table:style-name="ce195">
            <text:p>26446<text:s/></text:p>
          </table:table-cell>
          <table:table-cell office:value-type="float" office:value="25464" table:style-name="ce195">
            <text:p>25464<text:s/></text:p>
          </table:table-cell>
          <table:table-cell office:value-type="float" office:value="23819" table:style-name="ce195">
            <text:p>23819<text:s/></text:p>
          </table:table-cell>
          <table:table-cell office:value-type="float" office:value="22741" table:style-name="ce195">
            <text:p>22741<text:s/></text:p>
          </table:table-cell>
          <table:table-cell office:value-type="float" office:value="22795" table:style-name="ce195">
            <text:p>22795<text:s/></text:p>
          </table:table-cell>
          <table:table-cell office:value-type="float" office:value="19279" table:style-name="ce195">
            <text:p>19279<text:s/></text:p>
          </table:table-cell>
          <table:table-cell office:value-type="float" office:value="17042" table:style-name="ce195">
            <text:p>17042<text:s/></text:p>
          </table:table-cell>
          <table:table-cell office:value-type="float" office:value="15921" table:style-name="ce195">
            <text:p>15921<text:s/></text:p>
          </table:table-cell>
          <table:table-cell office:value-type="float" office:value="12409" table:style-name="ce195">
            <text:p>12409<text:s/></text:p>
          </table:table-cell>
          <table:table-cell office:value-type="float" office:value="10787" table:style-name="ce195">
            <text:p>10787<text:s/></text:p>
          </table:table-cell>
          <table:table-cell office:value-type="float" office:value="7404" table:style-name="ce195">
            <text:p>7404<text:s/></text:p>
          </table:table-cell>
          <table:table-cell office:value-type="float" office:value="8636" table:style-name="ce195">
            <text:p>8636<text:s/></text:p>
          </table:table-cell>
          <table:table-cell office:value-type="float" office:value="8527" table:style-name="ce195">
            <text:p>8527<text:s/></text:p>
          </table:table-cell>
          <table:table-cell office:value-type="float" office:value="7779" table:style-name="ce195">
            <text:p>7779<text:s/></text:p>
          </table:table-cell>
          <table:table-cell office:value-type="float" office:value="7046" table:style-name="ce195">
            <text:p>7046<text:s/></text:p>
          </table:table-cell>
          <table:table-cell office:value-type="float" office:value="6677" table:style-name="ce195">
            <text:p>6677<text:s/></text:p>
          </table:table-cell>
          <table:table-cell office:value-type="float" office:value="5722" table:style-name="ce195">
            <text:p>5722<text:s/></text:p>
          </table:table-cell>
          <table:table-cell office:value-type="float" office:value="4734" table:style-name="ce195">
            <text:p>4734<text:s/></text:p>
          </table:table-cell>
          <table:table-cell office:value-type="float" office:value="4170" table:style-name="ce195">
            <text:p>4170<text:s/></text:p>
          </table:table-cell>
          <table:table-cell office:value-type="float" office:value="3710" table:style-name="ce195">
            <text:p>3710<text:s/></text:p>
          </table:table-cell>
          <table:table-cell office:value-type="float" office:value="3181" table:style-name="ce195">
            <text:p>3181<text:s/></text:p>
          </table:table-cell>
          <table:table-cell office:value-type="float" office:value="2800" table:style-name="ce195">
            <text:p>2800<text:s/></text:p>
          </table:table-cell>
          <table:table-cell office:value-type="float" office:value="2459" table:style-name="ce195">
            <text:p>2459<text:s/></text:p>
          </table:table-cell>
          <table:table-cell office:value-type="float" office:value="2267" table:style-name="ce195">
            <text:p>2267<text:s/></text:p>
          </table:table-cell>
          <table:table-cell office:value-type="float" office:value="2299" table:style-name="ce195">
            <text:p>2299<text:s/></text:p>
          </table:table-cell>
          <table:table-cell office:value-type="float" office:value="2050" table:style-name="ce195">
            <text:p>2050<text:s/></text:p>
          </table:table-cell>
          <table:table-cell office:value-type="float" office:value="1805" table:style-name="ce195">
            <text:p>1805<text:s/></text:p>
          </table:table-cell>
          <table:table-cell office:value-type="float" office:value="1488" table:style-name="ce195">
            <text:p>1488<text:s/></text:p>
          </table:table-cell>
          <table:table-cell office:value-type="float" office:value="1179" table:style-name="ce195">
            <text:p>1179<text:s/></text:p>
          </table:table-cell>
          <table:table-cell office:value-type="float" office:value="940" table:style-name="ce195">
            <text:p>940<text:s/></text:p>
          </table:table-cell>
          <table:table-cell office:value-type="float" office:value="736" table:style-name="ce195">
            <text:p>736<text:s/></text:p>
          </table:table-cell>
          <table:table-cell office:value-type="float" office:value="524" table:style-name="ce195">
            <text:p>524<text:s/></text:p>
          </table:table-cell>
          <table:table-cell office:value-type="float" office:value="377" table:style-name="ce195">
            <text:p>377<text:s/></text:p>
          </table:table-cell>
          <table:table-cell office:value-type="float" office:value="321" table:style-name="ce195">
            <text:p>321<text:s/></text:p>
          </table:table-cell>
          <table:table-cell office:value-type="float" office:value="240" table:style-name="ce195">
            <text:p>240<text:s/></text:p>
          </table:table-cell>
          <table:table-cell office:value-type="float" office:value="408" table:style-name="ce195">
            <text:p>408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1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71224" table:style-name="ce197">
            <text:p>1,871,224</text:p>
          </table:table-cell>
          <table:table-cell office:value-type="float" office:value="931945" table:style-name="ce197">
            <text:p>931,945</text:p>
          </table:table-cell>
          <table:table-cell office:value-type="float" office:value="939279" table:style-name="ce197">
            <text:p>939,279</text:p>
          </table:table-cell>
          <table:table-cell office:value-type="float" office:value="100" table:style-name="ce198">
            <text:p>100.00</text:p>
          </table:table-cell>
          <table:table-cell office:value-type="float" office:value="222009" table:style-name="ce197">
            <text:p>222,009</text:p>
          </table:table-cell>
          <table:table-cell office:value-type="float" office:value="115180" table:style-name="ce197">
            <text:p>115,180</text:p>
          </table:table-cell>
          <table:table-cell office:value-type="float" office:value="106829" table:style-name="ce197">
            <text:p>106,829</text:p>
          </table:table-cell>
          <table:table-cell office:value-type="float" office:value="11.864373265840968" table:style-name="ce198">
            <text:p>11.86</text:p>
          </table:table-cell>
          <table:table-cell office:value-type="float" office:value="1335310" table:style-name="ce197">
            <text:p>1,335,310</text:p>
          </table:table-cell>
          <table:table-cell office:value-type="float" office:value="672556" table:style-name="ce197">
            <text:p>672,556</text:p>
          </table:table-cell>
          <table:table-cell office:value-type="float" office:value="662754" table:style-name="ce197">
            <text:p>662,754</text:p>
          </table:table-cell>
          <table:table-cell office:value-type="float" office:value="71.360243348738578" table:style-name="ce198">
            <text:p>71.36</text:p>
          </table:table-cell>
          <table:table-cell office:value-type="float" office:value="313905" table:style-name="ce197">
            <text:p>313,905</text:p>
          </table:table-cell>
          <table:table-cell office:value-type="float" office:value="144209" table:style-name="ce197">
            <text:p>144,209</text:p>
          </table:table-cell>
          <table:table-cell office:value-type="float" office:value="169696" table:style-name="ce197">
            <text:p>169,696</text:p>
          </table:table-cell>
          <table:table-cell office:value-type="float" office:value="16.775383385420454" table:style-name="ce198">
            <text:p>16.78</text:p>
          </table:table-cell>
          <table:table-cell office:value-type="float" office:value="814831" table:style-name="ce197">
            <text:p>814,831</text:p>
          </table:table-cell>
          <table:table-cell office:value-type="float" office:value="413520" table:style-name="ce197">
            <text:p>413,520</text:p>
          </table:table-cell>
          <table:table-cell office:value-type="float" office:value="401311" table:style-name="ce197">
            <text:p>401,311</text:p>
          </table:table-cell>
          <table:table-cell office:value-type="float" office:value="43.545347857872706" table:style-name="ce198">
            <text:p>43.55</text:p>
          </table:table-cell>
          <table:table-cell office:value-type="float" office:value="1564096" table:style-name="ce197">
            <text:p>1,564,096</text:p>
          </table:table-cell>
          <table:table-cell office:value-type="float" office:value="772427" table:style-name="ce197">
            <text:p>772,427</text:p>
          </table:table-cell>
          <table:table-cell office:value-type="float" office:value="791669" table:style-name="ce197">
            <text:p>791,669</text:p>
          </table:table-cell>
          <table:table-cell office:value-type="float" office:value="83.586785975382966" table:style-name="ce198">
            <text:p>83.59</text:p>
          </table:table-cell>
          <table:table-cell table:number-columns-repeated="2" table:style-name="ce183"/>
          <table:table-cell office:value-type="string" table:style-name="ce195">
            <text:p>新北市</text:p>
          </table:table-cell>
          <table:table-cell office:value-type="string" table:style-name="ce195">
            <text:p>女</text:p>
          </table:table-cell>
          <table:table-cell office:value-type="float" office:value="2045643" table:style-name="ce195">
            <text:p>2045643<text:s/></text:p>
          </table:table-cell>
          <table:table-cell office:value-type="float" office:value="230914" table:style-name="ce195">
            <text:p>230914<text:s/></text:p>
          </table:table-cell>
          <table:table-cell office:value-type="float" office:value="1483355" table:style-name="ce195">
            <text:p>1483355<text:s/></text:p>
          </table:table-cell>
          <table:table-cell office:value-type="float" office:value="346958" table:style-name="ce195">
            <text:p>346958<text:s/></text:p>
          </table:table-cell>
          <table:table-cell office:value-type="float" office:value="893517" table:style-name="ce195">
            <text:p>893517<text:s/></text:p>
          </table:table-cell>
          <table:table-cell office:value-type="float" office:value="1741838" table:style-name="ce195">
            <text:p>1741838<text:s/></text:p>
          </table:table-cell>
          <table:table-cell office:value-type="float" office:value="11725" table:style-name="ce195">
            <text:p>11725<text:s/></text:p>
          </table:table-cell>
          <table:table-cell office:value-type="float" office:value="13530" table:style-name="ce195">
            <text:p>13530<text:s/></text:p>
          </table:table-cell>
          <table:table-cell office:value-type="float" office:value="14270" table:style-name="ce195">
            <text:p>14270<text:s/></text:p>
          </table:table-cell>
          <table:table-cell office:value-type="float" office:value="14801" table:style-name="ce195">
            <text:p>14801<text:s/></text:p>
          </table:table-cell>
          <table:table-cell office:value-type="float" office:value="15669" table:style-name="ce195">
            <text:p>15669<text:s/></text:p>
          </table:table-cell>
          <table:table-cell office:value-type="float" office:value="16772" table:style-name="ce195">
            <text:p>16772<text:s/></text:p>
          </table:table-cell>
          <table:table-cell office:value-type="float" office:value="17597" table:style-name="ce195">
            <text:p>17597<text:s/></text:p>
          </table:table-cell>
          <table:table-cell office:value-type="float" office:value="16160" table:style-name="ce195">
            <text:p>16160<text:s/></text:p>
          </table:table-cell>
          <table:table-cell office:value-type="float" office:value="18609" table:style-name="ce195">
            <text:p>18609<text:s/></text:p>
          </table:table-cell>
          <table:table-cell office:value-type="float" office:value="16883" table:style-name="ce195">
            <text:p>16883<text:s/></text:p>
          </table:table-cell>
          <table:table-cell office:value-type="float" office:value="13781" table:style-name="ce195">
            <text:p>13781<text:s/></text:p>
          </table:table-cell>
          <table:table-cell office:value-type="float" office:value="14463" table:style-name="ce195">
            <text:p>14463<text:s/></text:p>
          </table:table-cell>
          <table:table-cell office:value-type="float" office:value="14811" table:style-name="ce195">
            <text:p>14811<text:s/></text:p>
          </table:table-cell>
          <table:table-cell office:value-type="float" office:value="16008" table:style-name="ce195">
            <text:p>16008<text:s/></text:p>
          </table:table-cell>
          <table:table-cell office:value-type="float" office:value="15835" table:style-name="ce195">
            <text:p>15835<text:s/></text:p>
          </table:table-cell>
          <table:table-cell office:value-type="float" office:value="16065" table:style-name="ce195">
            <text:p>16065<text:s/></text:p>
          </table:table-cell>
          <table:table-cell office:value-type="float" office:value="16879" table:style-name="ce195">
            <text:p>16879<text:s/></text:p>
          </table:table-cell>
          <table:table-cell office:value-type="float" office:value="17144" table:style-name="ce195">
            <text:p>17144<text:s/></text:p>
          </table:table-cell>
          <table:table-cell office:value-type="float" office:value="18934" table:style-name="ce195">
            <text:p>18934<text:s/></text:p>
          </table:table-cell>
          <table:table-cell office:value-type="float" office:value="19453" table:style-name="ce195">
            <text:p>19453<text:s/></text:p>
          </table:table-cell>
          <table:table-cell office:value-type="float" office:value="23529" table:style-name="ce195">
            <text:p>23529<text:s/></text:p>
          </table:table-cell>
          <table:table-cell office:value-type="float" office:value="22640" table:style-name="ce195">
            <text:p>22640<text:s/></text:p>
          </table:table-cell>
          <table:table-cell office:value-type="float" office:value="21515" table:style-name="ce195">
            <text:p>21515<text:s/></text:p>
          </table:table-cell>
          <table:table-cell office:value-type="float" office:value="24711" table:style-name="ce195">
            <text:p>24711<text:s/></text:p>
          </table:table-cell>
          <table:table-cell office:value-type="float" office:value="25795" table:style-name="ce195">
            <text:p>25795<text:s/></text:p>
          </table:table-cell>
          <table:table-cell office:value-type="float" office:value="26320" table:style-name="ce195">
            <text:p>26320<text:s/></text:p>
          </table:table-cell>
          <table:table-cell office:value-type="float" office:value="26189" table:style-name="ce195">
            <text:p>26189<text:s/></text:p>
          </table:table-cell>
          <table:table-cell office:value-type="float" office:value="26747" table:style-name="ce195">
            <text:p>26747<text:s/></text:p>
          </table:table-cell>
          <table:table-cell office:value-type="float" office:value="26426" table:style-name="ce195">
            <text:p>26426<text:s/></text:p>
          </table:table-cell>
          <table:table-cell office:value-type="float" office:value="26355" table:style-name="ce195">
            <text:p>26355<text:s/></text:p>
          </table:table-cell>
          <table:table-cell office:value-type="float" office:value="27255" table:style-name="ce195">
            <text:p>27255<text:s/></text:p>
          </table:table-cell>
          <table:table-cell office:value-type="float" office:value="26644" table:style-name="ce195">
            <text:p>26644<text:s/></text:p>
          </table:table-cell>
          <table:table-cell office:value-type="float" office:value="28204" table:style-name="ce195">
            <text:p>28204<text:s/></text:p>
          </table:table-cell>
          <table:table-cell office:value-type="float" office:value="26423" table:style-name="ce195">
            <text:p>26423<text:s/></text:p>
          </table:table-cell>
          <table:table-cell office:value-type="float" office:value="25531" table:style-name="ce195">
            <text:p>25531<text:s/></text:p>
          </table:table-cell>
          <table:table-cell office:value-type="float" office:value="28439" table:style-name="ce195">
            <text:p>28439<text:s/></text:p>
          </table:table-cell>
          <table:table-cell office:value-type="float" office:value="31211" table:style-name="ce195">
            <text:p>31211<text:s/></text:p>
          </table:table-cell>
          <table:table-cell office:value-type="float" office:value="32380" table:style-name="ce195">
            <text:p>32380<text:s/></text:p>
          </table:table-cell>
          <table:table-cell office:value-type="float" office:value="34921" table:style-name="ce195">
            <text:p>34921<text:s/></text:p>
          </table:table-cell>
          <table:table-cell office:value-type="float" office:value="36493" table:style-name="ce195">
            <text:p>36493<text:s/></text:p>
          </table:table-cell>
          <table:table-cell office:value-type="float" office:value="36559" table:style-name="ce195">
            <text:p>36559<text:s/></text:p>
          </table:table-cell>
          <table:table-cell office:value-type="float" office:value="37372" table:style-name="ce195">
            <text:p>37372<text:s/></text:p>
          </table:table-cell>
          <table:table-cell office:value-type="float" office:value="36981" table:style-name="ce195">
            <text:p>36981<text:s/></text:p>
          </table:table-cell>
          <table:table-cell office:value-type="float" office:value="35027" table:style-name="ce195">
            <text:p>35027<text:s/></text:p>
          </table:table-cell>
          <table:table-cell office:value-type="float" office:value="37749" table:style-name="ce195">
            <text:p>37749<text:s/></text:p>
          </table:table-cell>
          <table:table-cell office:value-type="float" office:value="33337" table:style-name="ce195">
            <text:p>33337<text:s/></text:p>
          </table:table-cell>
          <table:table-cell office:value-type="float" office:value="32932" table:style-name="ce195">
            <text:p>32932<text:s/></text:p>
          </table:table-cell>
          <table:table-cell office:value-type="float" office:value="31995" table:style-name="ce195">
            <text:p>31995<text:s/></text:p>
          </table:table-cell>
          <table:table-cell office:value-type="float" office:value="31677" table:style-name="ce195">
            <text:p>31677<text:s/></text:p>
          </table:table-cell>
          <table:table-cell office:value-type="float" office:value="32160" table:style-name="ce195">
            <text:p>32160<text:s/></text:p>
          </table:table-cell>
          <table:table-cell office:value-type="float" office:value="32910" table:style-name="ce195">
            <text:p>32910<text:s/></text:p>
          </table:table-cell>
          <table:table-cell office:value-type="float" office:value="33278" table:style-name="ce195">
            <text:p>33278<text:s/></text:p>
          </table:table-cell>
          <table:table-cell office:value-type="float" office:value="33588" table:style-name="ce195">
            <text:p>33588<text:s/></text:p>
          </table:table-cell>
          <table:table-cell office:value-type="float" office:value="32368" table:style-name="ce195">
            <text:p>32368<text:s/></text:p>
          </table:table-cell>
          <table:table-cell office:value-type="float" office:value="33096" table:style-name="ce195">
            <text:p>33096<text:s/></text:p>
          </table:table-cell>
          <table:table-cell office:value-type="float" office:value="33837" table:style-name="ce195">
            <text:p>33837<text:s/></text:p>
          </table:table-cell>
          <table:table-cell office:value-type="float" office:value="34736" table:style-name="ce195">
            <text:p>34736<text:s/></text:p>
          </table:table-cell>
          <table:table-cell office:value-type="float" office:value="35114" table:style-name="ce195">
            <text:p>35114<text:s/></text:p>
          </table:table-cell>
          <table:table-cell office:value-type="float" office:value="35345" table:style-name="ce195">
            <text:p>35345<text:s/></text:p>
          </table:table-cell>
          <table:table-cell office:value-type="float" office:value="33963" table:style-name="ce195">
            <text:p>33963<text:s/></text:p>
          </table:table-cell>
          <table:table-cell office:value-type="float" office:value="33331" table:style-name="ce195">
            <text:p>33331<text:s/></text:p>
          </table:table-cell>
          <table:table-cell office:value-type="float" office:value="33663" table:style-name="ce195">
            <text:p>33663<text:s/></text:p>
          </table:table-cell>
          <table:table-cell office:value-type="float" office:value="34194" table:style-name="ce195">
            <text:p>34194<text:s/></text:p>
          </table:table-cell>
          <table:table-cell office:value-type="float" office:value="30538" table:style-name="ce195">
            <text:p>30538<text:s/></text:p>
          </table:table-cell>
          <table:table-cell office:value-type="float" office:value="31402" table:style-name="ce195">
            <text:p>31402<text:s/></text:p>
          </table:table-cell>
          <table:table-cell office:value-type="float" office:value="30744" table:style-name="ce195">
            <text:p>30744<text:s/></text:p>
          </table:table-cell>
          <table:table-cell office:value-type="float" office:value="30229" table:style-name="ce195">
            <text:p>30229<text:s/></text:p>
          </table:table-cell>
          <table:table-cell office:value-type="float" office:value="27908" table:style-name="ce195">
            <text:p>27908<text:s/></text:p>
          </table:table-cell>
          <table:table-cell office:value-type="float" office:value="27238" table:style-name="ce195">
            <text:p>27238<text:s/></text:p>
          </table:table-cell>
          <table:table-cell office:value-type="float" office:value="26673" table:style-name="ce195">
            <text:p>26673<text:s/></text:p>
          </table:table-cell>
          <table:table-cell office:value-type="float" office:value="22267" table:style-name="ce195">
            <text:p>22267<text:s/></text:p>
          </table:table-cell>
          <table:table-cell office:value-type="float" office:value="20039" table:style-name="ce195">
            <text:p>20039<text:s/></text:p>
          </table:table-cell>
          <table:table-cell office:value-type="float" office:value="18984" table:style-name="ce195">
            <text:p>18984<text:s/></text:p>
          </table:table-cell>
          <table:table-cell office:value-type="float" office:value="14639" table:style-name="ce195">
            <text:p>14639<text:s/></text:p>
          </table:table-cell>
          <table:table-cell office:value-type="float" office:value="12750" table:style-name="ce195">
            <text:p>12750<text:s/></text:p>
          </table:table-cell>
          <table:table-cell office:value-type="float" office:value="8982" table:style-name="ce195">
            <text:p>8982<text:s/></text:p>
          </table:table-cell>
          <table:table-cell office:value-type="float" office:value="10391" table:style-name="ce195">
            <text:p>10391<text:s/></text:p>
          </table:table-cell>
          <table:table-cell office:value-type="float" office:value="10564" table:style-name="ce195">
            <text:p>10564<text:s/></text:p>
          </table:table-cell>
          <table:table-cell office:value-type="float" office:value="9889" table:style-name="ce195">
            <text:p>9889<text:s/></text:p>
          </table:table-cell>
          <table:table-cell office:value-type="float" office:value="9278" table:style-name="ce195">
            <text:p>9278<text:s/></text:p>
          </table:table-cell>
          <table:table-cell office:value-type="float" office:value="8918" table:style-name="ce195">
            <text:p>8918<text:s/></text:p>
          </table:table-cell>
          <table:table-cell office:value-type="float" office:value="8198" table:style-name="ce195">
            <text:p>8198<text:s/></text:p>
          </table:table-cell>
          <table:table-cell office:value-type="float" office:value="7220" table:style-name="ce195">
            <text:p>7220<text:s/></text:p>
          </table:table-cell>
          <table:table-cell office:value-type="float" office:value="6371" table:style-name="ce195">
            <text:p>6371<text:s/></text:p>
          </table:table-cell>
          <table:table-cell office:value-type="float" office:value="5640" table:style-name="ce195">
            <text:p>5640<text:s/></text:p>
          </table:table-cell>
          <table:table-cell office:value-type="float" office:value="4916" table:style-name="ce195">
            <text:p>4916<text:s/></text:p>
          </table:table-cell>
          <table:table-cell office:value-type="float" office:value="4352" table:style-name="ce195">
            <text:p>4352<text:s/></text:p>
          </table:table-cell>
          <table:table-cell office:value-type="float" office:value="3632" table:style-name="ce195">
            <text:p>3632<text:s/></text:p>
          </table:table-cell>
          <table:table-cell office:value-type="float" office:value="3147" table:style-name="ce195">
            <text:p>3147<text:s/></text:p>
          </table:table-cell>
          <table:table-cell office:value-type="float" office:value="2796" table:style-name="ce195">
            <text:p>2796<text:s/></text:p>
          </table:table-cell>
          <table:table-cell office:value-type="float" office:value="2381" table:style-name="ce195">
            <text:p>2381<text:s/></text:p>
          </table:table-cell>
          <table:table-cell office:value-type="float" office:value="1930" table:style-name="ce195">
            <text:p>1930<text:s/></text:p>
          </table:table-cell>
          <table:table-cell office:value-type="float" office:value="1634" table:style-name="ce195">
            <text:p>1634<text:s/></text:p>
          </table:table-cell>
          <table:table-cell office:value-type="float" office:value="1350" table:style-name="ce195">
            <text:p>1350<text:s/></text:p>
          </table:table-cell>
          <table:table-cell office:value-type="float" office:value="1126" table:style-name="ce195">
            <text:p>1126<text:s/></text:p>
          </table:table-cell>
          <table:table-cell office:value-type="float" office:value="791" table:style-name="ce195">
            <text:p>791<text:s/></text:p>
          </table:table-cell>
          <table:table-cell office:value-type="float" office:value="580" table:style-name="ce195">
            <text:p>580<text:s/></text:p>
          </table:table-cell>
          <table:table-cell office:value-type="float" office:value="465" table:style-name="ce195">
            <text:p>465<text:s/></text:p>
          </table:table-cell>
          <table:table-cell office:value-type="float" office:value="311" table:style-name="ce195">
            <text:p>311<text:s/></text:p>
          </table:table-cell>
          <table:table-cell office:value-type="float" office:value="216" table:style-name="ce195">
            <text:p>216<text:s/></text:p>
          </table:table-cell>
          <table:table-cell office:value-type="float" office:value="409" table:style-name="ce195">
            <text:p>409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1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60028" table:style-name="ce197">
            <text:p>2,760,028</text:p>
          </table:table-cell>
          <table:table-cell office:value-type="float" office:value="1360832" table:style-name="ce197">
            <text:p>1,360,832</text:p>
          </table:table-cell>
          <table:table-cell office:value-type="float" office:value="1399196" table:style-name="ce197">
            <text:p>1,399,196</text:p>
          </table:table-cell>
          <table:table-cell office:value-type="float" office:value="100" table:style-name="ce198">
            <text:p>100.00</text:p>
          </table:table-cell>
          <table:table-cell office:value-type="float" office:value="320976" table:style-name="ce197">
            <text:p>320,976</text:p>
          </table:table-cell>
          <table:table-cell office:value-type="float" office:value="166474" table:style-name="ce197">
            <text:p>166,474</text:p>
          </table:table-cell>
          <table:table-cell office:value-type="float" office:value="154502" table:style-name="ce197">
            <text:p>154,502</text:p>
          </table:table-cell>
          <table:table-cell office:value-type="float" office:value="11.629447237491794" table:style-name="ce198">
            <text:p>11.63</text:p>
          </table:table-cell>
          <table:table-cell office:value-type="float" office:value="1970273" table:style-name="ce197">
            <text:p>1,970,273</text:p>
          </table:table-cell>
          <table:table-cell office:value-type="float" office:value="982077" table:style-name="ce197">
            <text:p>982,077</text:p>
          </table:table-cell>
          <table:table-cell office:value-type="float" office:value="988196" table:style-name="ce197">
            <text:p>988,196</text:p>
          </table:table-cell>
          <table:table-cell office:value-type="float" office:value="71.385978692969772" table:style-name="ce198">
            <text:p>71.39</text:p>
          </table:table-cell>
          <table:table-cell office:value-type="float" office:value="468779" table:style-name="ce197">
            <text:p>468,779</text:p>
          </table:table-cell>
          <table:table-cell office:value-type="float" office:value="212281" table:style-name="ce197">
            <text:p>212,281</text:p>
          </table:table-cell>
          <table:table-cell office:value-type="float" office:value="256498" table:style-name="ce197">
            <text:p>256,498</text:p>
          </table:table-cell>
          <table:table-cell office:value-type="float" office:value="16.984574069538425" table:style-name="ce198">
            <text:p>16.98</text:p>
          </table:table-cell>
          <table:table-cell office:value-type="float" office:value="1208402" table:style-name="ce197">
            <text:p>1,208,402</text:p>
          </table:table-cell>
          <table:table-cell office:value-type="float" office:value="608490" table:style-name="ce197">
            <text:p>608,490</text:p>
          </table:table-cell>
          <table:table-cell office:value-type="float" office:value="599912" table:style-name="ce197">
            <text:p>599,912</text:p>
          </table:table-cell>
          <table:table-cell office:value-type="float" office:value="43.782236991798634" table:style-name="ce198">
            <text:p>43.78</text:p>
          </table:table-cell>
          <table:table-cell office:value-type="float" office:value="2311374" table:style-name="ce197">
            <text:p>2,311,374</text:p>
          </table:table-cell>
          <table:table-cell office:value-type="float" office:value="1127951" table:style-name="ce197">
            <text:p>1,127,951</text:p>
          </table:table-cell>
          <table:table-cell office:value-type="float" office:value="1183423" table:style-name="ce197">
            <text:p>1,183,423</text:p>
          </table:table-cell>
          <table:table-cell office:value-type="float" office:value="83.744585199860282" table:style-name="ce198">
            <text:p>83.74</text:p>
          </table:table-cell>
          <table:table-cell table:number-columns-repeated="2" table:style-name="ce183"/>
          <table:table-cell office:value-type="string" table:style-name="ce195">
            <text:p>臺北市</text:p>
          </table:table-cell>
          <table:table-cell office:value-type="string" table:style-name="ce195">
            <text:p>計</text:p>
          </table:table-cell>
          <table:table-cell office:value-type="float" office:value="2658615" table:style-name="ce195">
            <text:p>2658615<text:s/></text:p>
          </table:table-cell>
          <table:table-cell office:value-type="float" office:value="338732" table:style-name="ce195">
            <text:p>338732<text:s/></text:p>
          </table:table-cell>
          <table:table-cell office:value-type="float" office:value="1742045" table:style-name="ce195">
            <text:p>1742045<text:s/></text:p>
          </table:table-cell>
          <table:table-cell office:value-type="float" office:value="500229" table:style-name="ce195">
            <text:p>500229<text:s/></text:p>
          </table:table-cell>
          <table:table-cell office:value-type="float" office:value="1058496" table:style-name="ce195">
            <text:p>1058496<text:s/></text:p>
          </table:table-cell>
          <table:table-cell office:value-type="float" office:value="2136076" table:style-name="ce195">
            <text:p>2136076<text:s/></text:p>
          </table:table-cell>
          <table:table-cell office:value-type="float" office:value="16661" table:style-name="ce195">
            <text:p>16661<text:s/></text:p>
          </table:table-cell>
          <table:table-cell office:value-type="float" office:value="20157" table:style-name="ce195">
            <text:p>20157<text:s/></text:p>
          </table:table-cell>
          <table:table-cell office:value-type="float" office:value="21333" table:style-name="ce195">
            <text:p>21333<text:s/></text:p>
          </table:table-cell>
          <table:table-cell office:value-type="float" office:value="23370" table:style-name="ce195">
            <text:p>23370<text:s/></text:p>
          </table:table-cell>
          <table:table-cell office:value-type="float" office:value="25987" table:style-name="ce195">
            <text:p>25987<text:s/></text:p>
          </table:table-cell>
          <table:table-cell office:value-type="float" office:value="25836" table:style-name="ce195">
            <text:p>25836<text:s/></text:p>
          </table:table-cell>
          <table:table-cell office:value-type="float" office:value="24799" table:style-name="ce195">
            <text:p>24799<text:s/></text:p>
          </table:table-cell>
          <table:table-cell office:value-type="float" office:value="22448" table:style-name="ce195">
            <text:p>22448<text:s/></text:p>
          </table:table-cell>
          <table:table-cell office:value-type="float" office:value="25959" table:style-name="ce195">
            <text:p>25959<text:s/></text:p>
          </table:table-cell>
          <table:table-cell office:value-type="float" office:value="24061" table:style-name="ce195">
            <text:p>24061<text:s/></text:p>
          </table:table-cell>
          <table:table-cell office:value-type="float" office:value="20373" table:style-name="ce195">
            <text:p>20373<text:s/></text:p>
          </table:table-cell>
          <table:table-cell office:value-type="float" office:value="21892" table:style-name="ce195">
            <text:p>21892<text:s/></text:p>
          </table:table-cell>
          <table:table-cell office:value-type="float" office:value="21976" table:style-name="ce195">
            <text:p>21976<text:s/></text:p>
          </table:table-cell>
          <table:table-cell office:value-type="float" office:value="22519" table:style-name="ce195">
            <text:p>22519<text:s/></text:p>
          </table:table-cell>
          <table:table-cell office:value-type="float" office:value="21361" table:style-name="ce195">
            <text:p>21361<text:s/></text:p>
          </table:table-cell>
          <table:table-cell office:value-type="float" office:value="20482" table:style-name="ce195">
            <text:p>20482<text:s/></text:p>
          </table:table-cell>
          <table:table-cell office:value-type="float" office:value="20646" table:style-name="ce195">
            <text:p>20646<text:s/></text:p>
          </table:table-cell>
          <table:table-cell office:value-type="float" office:value="20681" table:style-name="ce195">
            <text:p>20681<text:s/></text:p>
          </table:table-cell>
          <table:table-cell office:value-type="float" office:value="22281" table:style-name="ce195">
            <text:p>22281<text:s/></text:p>
          </table:table-cell>
          <table:table-cell office:value-type="float" office:value="22108" table:style-name="ce195">
            <text:p>22108<text:s/></text:p>
          </table:table-cell>
          <table:table-cell office:value-type="float" office:value="26517" table:style-name="ce195">
            <text:p>26517<text:s/></text:p>
          </table:table-cell>
          <table:table-cell office:value-type="float" office:value="26013" table:style-name="ce195">
            <text:p>26013<text:s/></text:p>
          </table:table-cell>
          <table:table-cell office:value-type="float" office:value="24348" table:style-name="ce195">
            <text:p>24348<text:s/></text:p>
          </table:table-cell>
          <table:table-cell office:value-type="float" office:value="27823" table:style-name="ce195">
            <text:p>27823<text:s/></text:p>
          </table:table-cell>
          <table:table-cell office:value-type="float" office:value="28588" table:style-name="ce195">
            <text:p>28588<text:s/></text:p>
          </table:table-cell>
          <table:table-cell office:value-type="float" office:value="29671" table:style-name="ce195">
            <text:p>29671<text:s/></text:p>
          </table:table-cell>
          <table:table-cell office:value-type="float" office:value="29338" table:style-name="ce195">
            <text:p>29338<text:s/></text:p>
          </table:table-cell>
          <table:table-cell office:value-type="float" office:value="29354" table:style-name="ce195">
            <text:p>29354<text:s/></text:p>
          </table:table-cell>
          <table:table-cell office:value-type="float" office:value="29465" table:style-name="ce195">
            <text:p>29465<text:s/></text:p>
          </table:table-cell>
          <table:table-cell office:value-type="float" office:value="29441" table:style-name="ce195">
            <text:p>29441<text:s/></text:p>
          </table:table-cell>
          <table:table-cell office:value-type="float" office:value="31386" table:style-name="ce195">
            <text:p>31386<text:s/></text:p>
          </table:table-cell>
          <table:table-cell office:value-type="float" office:value="31459" table:style-name="ce195">
            <text:p>31459<text:s/></text:p>
          </table:table-cell>
          <table:table-cell office:value-type="float" office:value="33848" table:style-name="ce195">
            <text:p>33848<text:s/></text:p>
          </table:table-cell>
          <table:table-cell office:value-type="float" office:value="31887" table:style-name="ce195">
            <text:p>31887<text:s/></text:p>
          </table:table-cell>
          <table:table-cell office:value-type="float" office:value="31839" table:style-name="ce195">
            <text:p>31839<text:s/></text:p>
          </table:table-cell>
          <table:table-cell office:value-type="float" office:value="35624" table:style-name="ce195">
            <text:p>35624<text:s/></text:p>
          </table:table-cell>
          <table:table-cell office:value-type="float" office:value="39497" table:style-name="ce195">
            <text:p>39497<text:s/></text:p>
          </table:table-cell>
          <table:table-cell office:value-type="float" office:value="40744" table:style-name="ce195">
            <text:p>40744<text:s/></text:p>
          </table:table-cell>
          <table:table-cell office:value-type="float" office:value="43883" table:style-name="ce195">
            <text:p>43883<text:s/></text:p>
          </table:table-cell>
          <table:table-cell office:value-type="float" office:value="45535" table:style-name="ce195">
            <text:p>45535<text:s/></text:p>
          </table:table-cell>
          <table:table-cell office:value-type="float" office:value="45011" table:style-name="ce195">
            <text:p>45011<text:s/></text:p>
          </table:table-cell>
          <table:table-cell office:value-type="float" office:value="45383" table:style-name="ce195">
            <text:p>45383<text:s/></text:p>
          </table:table-cell>
          <table:table-cell office:value-type="float" office:value="44303" table:style-name="ce195">
            <text:p>44303<text:s/></text:p>
          </table:table-cell>
          <table:table-cell office:value-type="float" office:value="40646" table:style-name="ce195">
            <text:p>40646<text:s/></text:p>
          </table:table-cell>
          <table:table-cell office:value-type="float" office:value="45946" table:style-name="ce195">
            <text:p>45946<text:s/></text:p>
          </table:table-cell>
          <table:table-cell office:value-type="float" office:value="39532" table:style-name="ce195">
            <text:p>39532<text:s/></text:p>
          </table:table-cell>
          <table:table-cell office:value-type="float" office:value="38478" table:style-name="ce195">
            <text:p>38478<text:s/></text:p>
          </table:table-cell>
          <table:table-cell office:value-type="float" office:value="37538" table:style-name="ce195">
            <text:p>37538<text:s/></text:p>
          </table:table-cell>
          <table:table-cell office:value-type="float" office:value="37291" table:style-name="ce195">
            <text:p>37291<text:s/></text:p>
          </table:table-cell>
          <table:table-cell office:value-type="float" office:value="38108" table:style-name="ce195">
            <text:p>38108<text:s/></text:p>
          </table:table-cell>
          <table:table-cell office:value-type="float" office:value="39256" table:style-name="ce195">
            <text:p>39256<text:s/></text:p>
          </table:table-cell>
          <table:table-cell office:value-type="float" office:value="39208" table:style-name="ce195">
            <text:p>39208<text:s/></text:p>
          </table:table-cell>
          <table:table-cell office:value-type="float" office:value="39066" table:style-name="ce195">
            <text:p>39066<text:s/></text:p>
          </table:table-cell>
          <table:table-cell office:value-type="float" office:value="37544" table:style-name="ce195">
            <text:p>37544<text:s/></text:p>
          </table:table-cell>
          <table:table-cell office:value-type="float" office:value="37423" table:style-name="ce195">
            <text:p>37423<text:s/></text:p>
          </table:table-cell>
          <table:table-cell office:value-type="float" office:value="38254" table:style-name="ce195">
            <text:p>38254<text:s/></text:p>
          </table:table-cell>
          <table:table-cell office:value-type="float" office:value="39292" table:style-name="ce195">
            <text:p>39292<text:s/></text:p>
          </table:table-cell>
          <table:table-cell office:value-type="float" office:value="39252" table:style-name="ce195">
            <text:p>39252<text:s/></text:p>
          </table:table-cell>
          <table:table-cell office:value-type="float" office:value="39201" table:style-name="ce195">
            <text:p>39201<text:s/></text:p>
          </table:table-cell>
          <table:table-cell office:value-type="float" office:value="38291" table:style-name="ce195">
            <text:p>38291<text:s/></text:p>
          </table:table-cell>
          <table:table-cell office:value-type="float" office:value="38186" table:style-name="ce195">
            <text:p>38186<text:s/></text:p>
          </table:table-cell>
          <table:table-cell office:value-type="float" office:value="38360" table:style-name="ce195">
            <text:p>38360<text:s/></text:p>
          </table:table-cell>
          <table:table-cell office:value-type="float" office:value="39530" table:style-name="ce195">
            <text:p>39530<text:s/></text:p>
          </table:table-cell>
          <table:table-cell office:value-type="float" office:value="36732" table:style-name="ce195">
            <text:p>36732<text:s/></text:p>
          </table:table-cell>
          <table:table-cell office:value-type="float" office:value="37756" table:style-name="ce195">
            <text:p>37756<text:s/></text:p>
          </table:table-cell>
          <table:table-cell office:value-type="float" office:value="37938" table:style-name="ce195">
            <text:p>37938<text:s/></text:p>
          </table:table-cell>
          <table:table-cell office:value-type="float" office:value="36972" table:style-name="ce195">
            <text:p>36972<text:s/></text:p>
          </table:table-cell>
          <table:table-cell office:value-type="float" office:value="35421" table:style-name="ce195">
            <text:p>35421<text:s/></text:p>
          </table:table-cell>
          <table:table-cell office:value-type="float" office:value="34837" table:style-name="ce195">
            <text:p>34837<text:s/></text:p>
          </table:table-cell>
          <table:table-cell office:value-type="float" office:value="34732" table:style-name="ce195">
            <text:p>34732<text:s/></text:p>
          </table:table-cell>
          <table:table-cell office:value-type="float" office:value="31243" table:style-name="ce195">
            <text:p>31243<text:s/></text:p>
          </table:table-cell>
          <table:table-cell office:value-type="float" office:value="28834" table:style-name="ce195">
            <text:p>28834<text:s/></text:p>
          </table:table-cell>
          <table:table-cell office:value-type="float" office:value="27265" table:style-name="ce195">
            <text:p>27265<text:s/></text:p>
          </table:table-cell>
          <table:table-cell office:value-type="float" office:value="22677" table:style-name="ce195">
            <text:p>22677<text:s/></text:p>
          </table:table-cell>
          <table:table-cell office:value-type="float" office:value="19640" table:style-name="ce195">
            <text:p>19640<text:s/></text:p>
          </table:table-cell>
          <table:table-cell office:value-type="float" office:value="13713" table:style-name="ce195">
            <text:p>13713<text:s/></text:p>
          </table:table-cell>
          <table:table-cell office:value-type="float" office:value="15663" table:style-name="ce195">
            <text:p>15663<text:s/></text:p>
          </table:table-cell>
          <table:table-cell office:value-type="float" office:value="15997" table:style-name="ce195">
            <text:p>15997<text:s/></text:p>
          </table:table-cell>
          <table:table-cell office:value-type="float" office:value="15173" table:style-name="ce195">
            <text:p>15173<text:s/></text:p>
          </table:table-cell>
          <table:table-cell office:value-type="float" office:value="14242" table:style-name="ce195">
            <text:p>14242<text:s/></text:p>
          </table:table-cell>
          <table:table-cell office:value-type="float" office:value="13885" table:style-name="ce195">
            <text:p>13885<text:s/></text:p>
          </table:table-cell>
          <table:table-cell office:value-type="float" office:value="12603" table:style-name="ce195">
            <text:p>12603<text:s/></text:p>
          </table:table-cell>
          <table:table-cell office:value-type="float" office:value="11545" table:style-name="ce195">
            <text:p>11545<text:s/></text:p>
          </table:table-cell>
          <table:table-cell office:value-type="float" office:value="10100" table:style-name="ce195">
            <text:p>10100<text:s/></text:p>
          </table:table-cell>
          <table:table-cell office:value-type="float" office:value="8954" table:style-name="ce195">
            <text:p>8954<text:s/></text:p>
          </table:table-cell>
          <table:table-cell office:value-type="float" office:value="8271" table:style-name="ce195">
            <text:p>8271<text:s/></text:p>
          </table:table-cell>
          <table:table-cell office:value-type="float" office:value="7433" table:style-name="ce195">
            <text:p>7433<text:s/></text:p>
          </table:table-cell>
          <table:table-cell office:value-type="float" office:value="6644" table:style-name="ce195">
            <text:p>6644<text:s/></text:p>
          </table:table-cell>
          <table:table-cell office:value-type="float" office:value="6021" table:style-name="ce195">
            <text:p>6021<text:s/></text:p>
          </table:table-cell>
          <table:table-cell office:value-type="float" office:value="5781" table:style-name="ce195">
            <text:p>5781<text:s/></text:p>
          </table:table-cell>
          <table:table-cell office:value-type="float" office:value="4928" table:style-name="ce195">
            <text:p>4928<text:s/></text:p>
          </table:table-cell>
          <table:table-cell office:value-type="float" office:value="4208" table:style-name="ce195">
            <text:p>4208<text:s/></text:p>
          </table:table-cell>
          <table:table-cell office:value-type="float" office:value="3681" table:style-name="ce195">
            <text:p>3681<text:s/></text:p>
          </table:table-cell>
          <table:table-cell office:value-type="float" office:value="2934" table:style-name="ce195">
            <text:p>2934<text:s/></text:p>
          </table:table-cell>
          <table:table-cell office:value-type="float" office:value="2463" table:style-name="ce195">
            <text:p>2463<text:s/></text:p>
          </table:table-cell>
          <table:table-cell office:value-type="float" office:value="1748" table:style-name="ce195">
            <text:p>1748<text:s/></text:p>
          </table:table-cell>
          <table:table-cell office:value-type="float" office:value="1349" table:style-name="ce195">
            <text:p>1349<text:s/></text:p>
          </table:table-cell>
          <table:table-cell office:value-type="float" office:value="1001" table:style-name="ce195">
            <text:p>1001<text:s/></text:p>
          </table:table-cell>
          <table:table-cell office:value-type="float" office:value="754" table:style-name="ce195">
            <text:p>754<text:s/></text:p>
          </table:table-cell>
          <table:table-cell office:value-type="float" office:value="549" table:style-name="ce195">
            <text:p>549<text:s/></text:p>
          </table:table-cell>
          <table:table-cell office:value-type="float" office:value="1030" table:style-name="ce195">
            <text:p>1030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1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28530" table:style-name="ce197">
            <text:p>7,028,530</text:p>
          </table:table-cell>
          <table:table-cell office:value-type="float" office:value="3572870" table:style-name="ce197">
            <text:p>3,572,870</text:p>
          </table:table-cell>
          <table:table-cell office:value-type="float" office:value="3455660" table:style-name="ce197">
            <text:p>3,455,660</text:p>
          </table:table-cell>
          <table:table-cell office:value-type="float" office:value="100" table:style-name="ce198">
            <text:p>100.00</text:p>
          </table:table-cell>
          <table:table-cell office:value-type="float" office:value="843001" table:style-name="ce197">
            <text:p>843,001</text:p>
          </table:table-cell>
          <table:table-cell office:value-type="float" office:value="438704" table:style-name="ce197">
            <text:p>438,704</text:p>
          </table:table-cell>
          <table:table-cell office:value-type="float" office:value="404297" table:style-name="ce197">
            <text:p>404,297</text:p>
          </table:table-cell>
          <table:table-cell office:value-type="float" office:value="11.993987362933643" table:style-name="ce198">
            <text:p>11.99</text:p>
          </table:table-cell>
          <table:table-cell office:value-type="float" office:value="4966746" table:style-name="ce197">
            <text:p>4,966,746</text:p>
          </table:table-cell>
          <table:table-cell office:value-type="float" office:value="2570470" table:style-name="ce197">
            <text:p>2,570,470</text:p>
          </table:table-cell>
          <table:table-cell office:value-type="float" office:value="2396276" table:style-name="ce197">
            <text:p>2,396,276</text:p>
          </table:table-cell>
          <table:table-cell office:value-type="float" office:value="70.665501890153422" table:style-name="ce198">
            <text:p>70.67</text:p>
          </table:table-cell>
          <table:table-cell office:value-type="float" office:value="1218783" table:style-name="ce197">
            <text:p>1,218,783</text:p>
          </table:table-cell>
          <table:table-cell office:value-type="float" office:value="563696" table:style-name="ce197">
            <text:p>563,696</text:p>
          </table:table-cell>
          <table:table-cell office:value-type="float" office:value="655087" table:style-name="ce197">
            <text:p>655,087</text:p>
          </table:table-cell>
          <table:table-cell office:value-type="float" office:value="17.34051074691294" table:style-name="ce198">
            <text:p>17.34</text:p>
          </table:table-cell>
          <table:table-cell office:value-type="float" office:value="3023548" table:style-name="ce197">
            <text:p>3,023,548</text:p>
          </table:table-cell>
          <table:table-cell office:value-type="float" office:value="1563808" table:style-name="ce197">
            <text:p>1,563,808</text:p>
          </table:table-cell>
          <table:table-cell office:value-type="float" office:value="1459740" table:style-name="ce197">
            <text:p>1,459,740</text:p>
          </table:table-cell>
          <table:table-cell office:value-type="float" office:value="43.018212912230581" table:style-name="ce198">
            <text:p>43.02</text:p>
          </table:table-cell>
          <table:table-cell office:value-type="float" office:value="5828743" table:style-name="ce197">
            <text:p>5,828,743</text:p>
          </table:table-cell>
          <table:table-cell office:value-type="float" office:value="2947200" table:style-name="ce197">
            <text:p>2,947,200</text:p>
          </table:table-cell>
          <table:table-cell office:value-type="float" office:value="2881543" table:style-name="ce197">
            <text:p>2,881,543</text:p>
          </table:table-cell>
          <table:table-cell office:value-type="float" office:value="82.929759138824181" table:style-name="ce198">
            <text:p>82.93</text:p>
          </table:table-cell>
          <table:table-cell table:number-columns-repeated="2" table:style-name="ce183"/>
          <table:table-cell office:value-type="string" table:style-name="ce195">
            <text:p>臺北市</text:p>
          </table:table-cell>
          <table:table-cell office:value-type="string" table:style-name="ce195">
            <text:p>男</text:p>
          </table:table-cell>
          <table:table-cell office:value-type="float" office:value="1267542" table:style-name="ce195">
            <text:p>1267542<text:s/></text:p>
          </table:table-cell>
          <table:table-cell office:value-type="float" office:value="175284" table:style-name="ce195">
            <text:p>175284<text:s/></text:p>
          </table:table-cell>
          <table:table-cell office:value-type="float" office:value="830823" table:style-name="ce195">
            <text:p>830823<text:s/></text:p>
          </table:table-cell>
          <table:table-cell office:value-type="float" office:value="222060" table:style-name="ce195">
            <text:p>222060<text:s/></text:p>
          </table:table-cell>
          <table:table-cell office:value-type="float" office:value="509482" table:style-name="ce195">
            <text:p>509482<text:s/></text:p>
          </table:table-cell>
          <table:table-cell office:value-type="float" office:value="997424" table:style-name="ce195">
            <text:p>997424<text:s/></text:p>
          </table:table-cell>
          <table:table-cell office:value-type="float" office:value="8667" table:style-name="ce195">
            <text:p>8667<text:s/></text:p>
          </table:table-cell>
          <table:table-cell office:value-type="float" office:value="10469" table:style-name="ce195">
            <text:p>10469<text:s/></text:p>
          </table:table-cell>
          <table:table-cell office:value-type="float" office:value="10949" table:style-name="ce195">
            <text:p>10949<text:s/></text:p>
          </table:table-cell>
          <table:table-cell office:value-type="float" office:value="12043" table:style-name="ce195">
            <text:p>12043<text:s/></text:p>
          </table:table-cell>
          <table:table-cell office:value-type="float" office:value="13403" table:style-name="ce195">
            <text:p>13403<text:s/></text:p>
          </table:table-cell>
          <table:table-cell office:value-type="float" office:value="13375" table:style-name="ce195">
            <text:p>13375<text:s/></text:p>
          </table:table-cell>
          <table:table-cell office:value-type="float" office:value="12798" table:style-name="ce195">
            <text:p>12798<text:s/></text:p>
          </table:table-cell>
          <table:table-cell office:value-type="float" office:value="11604" table:style-name="ce195">
            <text:p>11604<text:s/></text:p>
          </table:table-cell>
          <table:table-cell office:value-type="float" office:value="13357" table:style-name="ce195">
            <text:p>13357<text:s/></text:p>
          </table:table-cell>
          <table:table-cell office:value-type="float" office:value="12526" table:style-name="ce195">
            <text:p>12526<text:s/></text:p>
          </table:table-cell>
          <table:table-cell office:value-type="float" office:value="10605" table:style-name="ce195">
            <text:p>10605<text:s/></text:p>
          </table:table-cell>
          <table:table-cell office:value-type="float" office:value="11378" table:style-name="ce195">
            <text:p>11378<text:s/></text:p>
          </table:table-cell>
          <table:table-cell office:value-type="float" office:value="11413" table:style-name="ce195">
            <text:p>11413<text:s/></text:p>
          </table:table-cell>
          <table:table-cell office:value-type="float" office:value="11666" table:style-name="ce195">
            <text:p>11666<text:s/></text:p>
          </table:table-cell>
          <table:table-cell office:value-type="float" office:value="11031" table:style-name="ce195">
            <text:p>11031<text:s/></text:p>
          </table:table-cell>
          <table:table-cell office:value-type="float" office:value="10785" table:style-name="ce195">
            <text:p>10785<text:s/></text:p>
          </table:table-cell>
          <table:table-cell office:value-type="float" office:value="10868" table:style-name="ce195">
            <text:p>10868<text:s/></text:p>
          </table:table-cell>
          <table:table-cell office:value-type="float" office:value="10794" table:style-name="ce195">
            <text:p>10794<text:s/></text:p>
          </table:table-cell>
          <table:table-cell office:value-type="float" office:value="11589" table:style-name="ce195">
            <text:p>11589<text:s/></text:p>
          </table:table-cell>
          <table:table-cell office:value-type="float" office:value="11423" table:style-name="ce195">
            <text:p>11423<text:s/></text:p>
          </table:table-cell>
          <table:table-cell office:value-type="float" office:value="13709" table:style-name="ce195">
            <text:p>13709<text:s/></text:p>
          </table:table-cell>
          <table:table-cell office:value-type="float" office:value="13567" table:style-name="ce195">
            <text:p>13567<text:s/></text:p>
          </table:table-cell>
          <table:table-cell office:value-type="float" office:value="12620" table:style-name="ce195">
            <text:p>12620<text:s/></text:p>
          </table:table-cell>
          <table:table-cell office:value-type="float" office:value="14372" table:style-name="ce195">
            <text:p>14372<text:s/></text:p>
          </table:table-cell>
          <table:table-cell office:value-type="float" office:value="14633" table:style-name="ce195">
            <text:p>14633<text:s/></text:p>
          </table:table-cell>
          <table:table-cell office:value-type="float" office:value="15232" table:style-name="ce195">
            <text:p>15232<text:s/></text:p>
          </table:table-cell>
          <table:table-cell office:value-type="float" office:value="15044" table:style-name="ce195">
            <text:p>15044<text:s/></text:p>
          </table:table-cell>
          <table:table-cell office:value-type="float" office:value="14925" table:style-name="ce195">
            <text:p>14925<text:s/></text:p>
          </table:table-cell>
          <table:table-cell office:value-type="float" office:value="14789" table:style-name="ce195">
            <text:p>14789<text:s/></text:p>
          </table:table-cell>
          <table:table-cell office:value-type="float" office:value="14784" table:style-name="ce195">
            <text:p>14784<text:s/></text:p>
          </table:table-cell>
          <table:table-cell office:value-type="float" office:value="15718" table:style-name="ce195">
            <text:p>15718<text:s/></text:p>
          </table:table-cell>
          <table:table-cell office:value-type="float" office:value="15581" table:style-name="ce195">
            <text:p>15581<text:s/></text:p>
          </table:table-cell>
          <table:table-cell office:value-type="float" office:value="16192" table:style-name="ce195">
            <text:p>16192<text:s/></text:p>
          </table:table-cell>
          <table:table-cell office:value-type="float" office:value="15262" table:style-name="ce195">
            <text:p>15262<text:s/></text:p>
          </table:table-cell>
          <table:table-cell office:value-type="float" office:value="14920" table:style-name="ce195">
            <text:p>14920<text:s/></text:p>
          </table:table-cell>
          <table:table-cell office:value-type="float" office:value="16605" table:style-name="ce195">
            <text:p>16605<text:s/></text:p>
          </table:table-cell>
          <table:table-cell office:value-type="float" office:value="18514" table:style-name="ce195">
            <text:p>18514<text:s/></text:p>
          </table:table-cell>
          <table:table-cell office:value-type="float" office:value="19240" table:style-name="ce195">
            <text:p>19240<text:s/></text:p>
          </table:table-cell>
          <table:table-cell office:value-type="float" office:value="20761" table:style-name="ce195">
            <text:p>20761<text:s/></text:p>
          </table:table-cell>
          <table:table-cell office:value-type="float" office:value="21310" table:style-name="ce195">
            <text:p>21310<text:s/></text:p>
          </table:table-cell>
          <table:table-cell office:value-type="float" office:value="21059" table:style-name="ce195">
            <text:p>21059<text:s/></text:p>
          </table:table-cell>
          <table:table-cell office:value-type="float" office:value="21144" table:style-name="ce195">
            <text:p>21144<text:s/></text:p>
          </table:table-cell>
          <table:table-cell office:value-type="float" office:value="20679" table:style-name="ce195">
            <text:p>20679<text:s/></text:p>
          </table:table-cell>
          <table:table-cell office:value-type="float" office:value="19019" table:style-name="ce195">
            <text:p>19019<text:s/></text:p>
          </table:table-cell>
          <table:table-cell office:value-type="float" office:value="21349" table:style-name="ce195">
            <text:p>21349<text:s/></text:p>
          </table:table-cell>
          <table:table-cell office:value-type="float" office:value="18164" table:style-name="ce195">
            <text:p>18164<text:s/></text:p>
          </table:table-cell>
          <table:table-cell office:value-type="float" office:value="17730" table:style-name="ce195">
            <text:p>17730<text:s/></text:p>
          </table:table-cell>
          <table:table-cell office:value-type="float" office:value="17623" table:style-name="ce195">
            <text:p>17623<text:s/></text:p>
          </table:table-cell>
          <table:table-cell office:value-type="float" office:value="17261" table:style-name="ce195">
            <text:p>17261<text:s/></text:p>
          </table:table-cell>
          <table:table-cell office:value-type="float" office:value="17676" table:style-name="ce195">
            <text:p>17676<text:s/></text:p>
          </table:table-cell>
          <table:table-cell office:value-type="float" office:value="18103" table:style-name="ce195">
            <text:p>18103<text:s/></text:p>
          </table:table-cell>
          <table:table-cell office:value-type="float" office:value="18068" table:style-name="ce195">
            <text:p>18068<text:s/></text:p>
          </table:table-cell>
          <table:table-cell office:value-type="float" office:value="17969" table:style-name="ce195">
            <text:p>17969<text:s/></text:p>
          </table:table-cell>
          <table:table-cell office:value-type="float" office:value="17237" table:style-name="ce195">
            <text:p>17237<text:s/></text:p>
          </table:table-cell>
          <table:table-cell office:value-type="float" office:value="17359" table:style-name="ce195">
            <text:p>17359<text:s/></text:p>
          </table:table-cell>
          <table:table-cell office:value-type="float" office:value="17705" table:style-name="ce195">
            <text:p>17705<text:s/></text:p>
          </table:table-cell>
          <table:table-cell office:value-type="float" office:value="18231" table:style-name="ce195">
            <text:p>18231<text:s/></text:p>
          </table:table-cell>
          <table:table-cell office:value-type="float" office:value="18176" table:style-name="ce195">
            <text:p>18176<text:s/></text:p>
          </table:table-cell>
          <table:table-cell office:value-type="float" office:value="18015" table:style-name="ce195">
            <text:p>18015<text:s/></text:p>
          </table:table-cell>
          <table:table-cell office:value-type="float" office:value="17592" table:style-name="ce195">
            <text:p>17592<text:s/></text:p>
          </table:table-cell>
          <table:table-cell office:value-type="float" office:value="17717" table:style-name="ce195">
            <text:p>17717<text:s/></text:p>
          </table:table-cell>
          <table:table-cell office:value-type="float" office:value="17496" table:style-name="ce195">
            <text:p>17496<text:s/></text:p>
          </table:table-cell>
          <table:table-cell office:value-type="float" office:value="18204" table:style-name="ce195">
            <text:p>18204<text:s/></text:p>
          </table:table-cell>
          <table:table-cell office:value-type="float" office:value="16865" table:style-name="ce195">
            <text:p>16865<text:s/></text:p>
          </table:table-cell>
          <table:table-cell office:value-type="float" office:value="17145" table:style-name="ce195">
            <text:p>17145<text:s/></text:p>
          </table:table-cell>
          <table:table-cell office:value-type="float" office:value="17592" table:style-name="ce195">
            <text:p>17592<text:s/></text:p>
          </table:table-cell>
          <table:table-cell office:value-type="float" office:value="17175" table:style-name="ce195">
            <text:p>17175<text:s/></text:p>
          </table:table-cell>
          <table:table-cell office:value-type="float" office:value="16362" table:style-name="ce195">
            <text:p>16362<text:s/></text:p>
          </table:table-cell>
          <table:table-cell office:value-type="float" office:value="15965" table:style-name="ce195">
            <text:p>15965<text:s/></text:p>
          </table:table-cell>
          <table:table-cell office:value-type="float" office:value="15894" table:style-name="ce195">
            <text:p>15894<text:s/></text:p>
          </table:table-cell>
          <table:table-cell office:value-type="float" office:value="14143" table:style-name="ce195">
            <text:p>14143<text:s/></text:p>
          </table:table-cell>
          <table:table-cell office:value-type="float" office:value="12876" table:style-name="ce195">
            <text:p>12876<text:s/></text:p>
          </table:table-cell>
          <table:table-cell office:value-type="float" office:value="12318" table:style-name="ce195">
            <text:p>12318<text:s/></text:p>
          </table:table-cell>
          <table:table-cell office:value-type="float" office:value="10325" table:style-name="ce195">
            <text:p>10325<text:s/></text:p>
          </table:table-cell>
          <table:table-cell office:value-type="float" office:value="8878" table:style-name="ce195">
            <text:p>8878<text:s/></text:p>
          </table:table-cell>
          <table:table-cell office:value-type="float" office:value="6140" table:style-name="ce195">
            <text:p>6140<text:s/></text:p>
          </table:table-cell>
          <table:table-cell office:value-type="float" office:value="6863" table:style-name="ce195">
            <text:p>6863<text:s/></text:p>
          </table:table-cell>
          <table:table-cell office:value-type="float" office:value="6915" table:style-name="ce195">
            <text:p>6915<text:s/></text:p>
          </table:table-cell>
          <table:table-cell office:value-type="float" office:value="6599" table:style-name="ce195">
            <text:p>6599<text:s/></text:p>
          </table:table-cell>
          <table:table-cell office:value-type="float" office:value="5990" table:style-name="ce195">
            <text:p>5990<text:s/></text:p>
          </table:table-cell>
          <table:table-cell office:value-type="float" office:value="5830" table:style-name="ce195">
            <text:p>5830<text:s/></text:p>
          </table:table-cell>
          <table:table-cell office:value-type="float" office:value="5075" table:style-name="ce195">
            <text:p>5075<text:s/></text:p>
          </table:table-cell>
          <table:table-cell office:value-type="float" office:value="4649" table:style-name="ce195">
            <text:p>4649<text:s/></text:p>
          </table:table-cell>
          <table:table-cell office:value-type="float" office:value="3940" table:style-name="ce195">
            <text:p>3940<text:s/></text:p>
          </table:table-cell>
          <table:table-cell office:value-type="float" office:value="3400" table:style-name="ce195">
            <text:p>3400<text:s/></text:p>
          </table:table-cell>
          <table:table-cell office:value-type="float" office:value="3187" table:style-name="ce195">
            <text:p>3187<text:s/></text:p>
          </table:table-cell>
          <table:table-cell office:value-type="float" office:value="2887" table:style-name="ce195">
            <text:p>2887<text:s/></text:p>
          </table:table-cell>
          <table:table-cell office:value-type="float" office:value="2701" table:style-name="ce195">
            <text:p>2701<text:s/></text:p>
          </table:table-cell>
          <table:table-cell office:value-type="float" office:value="2509" table:style-name="ce195">
            <text:p>2509<text:s/></text:p>
          </table:table-cell>
          <table:table-cell office:value-type="float" office:value="2514" table:style-name="ce195">
            <text:p>2514<text:s/></text:p>
          </table:table-cell>
          <table:table-cell office:value-type="float" office:value="2247" table:style-name="ce195">
            <text:p>2247<text:s/></text:p>
          </table:table-cell>
          <table:table-cell office:value-type="float" office:value="1949" table:style-name="ce195">
            <text:p>1949<text:s/></text:p>
          </table:table-cell>
          <table:table-cell office:value-type="float" office:value="1683" table:style-name="ce195">
            <text:p>1683<text:s/></text:p>
          </table:table-cell>
          <table:table-cell office:value-type="float" office:value="1325" table:style-name="ce195">
            <text:p>1325<text:s/></text:p>
          </table:table-cell>
          <table:table-cell office:value-type="float" office:value="1126" table:style-name="ce195">
            <text:p>1126<text:s/></text:p>
          </table:table-cell>
          <table:table-cell office:value-type="float" office:value="819" table:style-name="ce195">
            <text:p>819<text:s/></text:p>
          </table:table-cell>
          <table:table-cell office:value-type="float" office:value="616" table:style-name="ce195">
            <text:p>616<text:s/></text:p>
          </table:table-cell>
          <table:table-cell office:value-type="float" office:value="429" table:style-name="ce195">
            <text:p>429<text:s/></text:p>
          </table:table-cell>
          <table:table-cell office:value-type="float" office:value="371" table:style-name="ce195">
            <text:p>371<text:s/></text:p>
          </table:table-cell>
          <table:table-cell office:value-type="float" office:value="272" table:style-name="ce195">
            <text:p>272<text:s/></text:p>
          </table:table-cell>
          <table:table-cell office:value-type="float" office:value="496" table:style-name="ce195">
            <text:p>496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2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2355" table:style-name="ce203">
            <text:p>452,355</text:p>
          </table:table-cell>
          <table:table-cell office:value-type="float" office:value="227895" table:style-name="ce203">
            <text:p>227,895</text:p>
          </table:table-cell>
          <table:table-cell office:value-type="float" office:value="224460" table:style-name="ce203">
            <text:p>224,460</text:p>
          </table:table-cell>
          <table:table-cell office:value-type="float" office:value="100" table:style-name="ce204">
            <text:p>100.00</text:p>
          </table:table-cell>
          <table:table-cell office:value-type="float" office:value="52611" table:style-name="ce203">
            <text:p>52,611</text:p>
          </table:table-cell>
          <table:table-cell office:value-type="float" office:value="27254" table:style-name="ce203">
            <text:p>27,254</text:p>
          </table:table-cell>
          <table:table-cell office:value-type="float" office:value="25357" table:style-name="ce203">
            <text:p>25,357</text:p>
          </table:table-cell>
          <table:table-cell office:value-type="float" office:value="11.630467221540604" table:style-name="ce204">
            <text:p>11.63</text:p>
          </table:table-cell>
          <table:table-cell office:value-type="float" office:value="320560" table:style-name="ce203">
            <text:p>320,560</text:p>
          </table:table-cell>
          <table:table-cell office:value-type="float" office:value="164016" table:style-name="ce203">
            <text:p>164,016</text:p>
          </table:table-cell>
          <table:table-cell office:value-type="float" office:value="156544" table:style-name="ce203">
            <text:p>156,544</text:p>
          </table:table-cell>
          <table:table-cell office:value-type="float" office:value="70.864696974721184" table:style-name="ce204">
            <text:p>70.86</text:p>
          </table:table-cell>
          <table:table-cell office:value-type="float" office:value="79184" table:style-name="ce203">
            <text:p>79,184</text:p>
          </table:table-cell>
          <table:table-cell office:value-type="float" office:value="36625" table:style-name="ce203">
            <text:p>36,625</text:p>
          </table:table-cell>
          <table:table-cell office:value-type="float" office:value="42559" table:style-name="ce203">
            <text:p>42,559</text:p>
          </table:table-cell>
          <table:table-cell office:value-type="float" office:value="17.504835803738214" table:style-name="ce204">
            <text:p>17.50</text:p>
          </table:table-cell>
          <table:table-cell office:value-type="float" office:value="192881" table:style-name="ce203">
            <text:p>192,881</text:p>
          </table:table-cell>
          <table:table-cell office:value-type="float" office:value="99180" table:style-name="ce203">
            <text:p>99,180</text:p>
          </table:table-cell>
          <table:table-cell office:value-type="float" office:value="93701" table:style-name="ce203">
            <text:p>93,701</text:p>
          </table:table-cell>
          <table:table-cell office:value-type="float" office:value="42.639298780824795" table:style-name="ce204">
            <text:p>42.64</text:p>
          </table:table-cell>
          <table:table-cell office:value-type="float" office:value="377559" table:style-name="ce203">
            <text:p>377,559</text:p>
          </table:table-cell>
          <table:table-cell office:value-type="float" office:value="189128" table:style-name="ce203">
            <text:p>189,128</text:p>
          </table:table-cell>
          <table:table-cell office:value-type="float" office:value="188431" table:style-name="ce203">
            <text:p>188,431</text:p>
          </table:table-cell>
          <table:table-cell office:value-type="float" office:value="83.465198792983387" table:style-name="ce204">
            <text:p>83.47</text:p>
          </table:table-cell>
          <table:table-cell table:number-columns-repeated="2" table:style-name="ce183"/>
          <table:table-cell office:value-type="string" table:style-name="ce195">
            <text:p>臺北市</text:p>
          </table:table-cell>
          <table:table-cell office:value-type="string" table:style-name="ce195">
            <text:p>女</text:p>
          </table:table-cell>
          <table:table-cell office:value-type="float" office:value="1391073" table:style-name="ce195">
            <text:p>1391073<text:s/></text:p>
          </table:table-cell>
          <table:table-cell office:value-type="float" office:value="163448" table:style-name="ce195">
            <text:p>163448<text:s/></text:p>
          </table:table-cell>
          <table:table-cell office:value-type="float" office:value="911222" table:style-name="ce195">
            <text:p>911222<text:s/></text:p>
          </table:table-cell>
          <table:table-cell office:value-type="float" office:value="278169" table:style-name="ce195">
            <text:p>278169<text:s/></text:p>
          </table:table-cell>
          <table:table-cell office:value-type="float" office:value="549014" table:style-name="ce195">
            <text:p>549014<text:s/></text:p>
          </table:table-cell>
          <table:table-cell office:value-type="float" office:value="1138652" table:style-name="ce195">
            <text:p>1138652<text:s/></text:p>
          </table:table-cell>
          <table:table-cell office:value-type="float" office:value="7994" table:style-name="ce195">
            <text:p>7994<text:s/></text:p>
          </table:table-cell>
          <table:table-cell office:value-type="float" office:value="9688" table:style-name="ce195">
            <text:p>9688<text:s/></text:p>
          </table:table-cell>
          <table:table-cell office:value-type="float" office:value="10384" table:style-name="ce195">
            <text:p>10384<text:s/></text:p>
          </table:table-cell>
          <table:table-cell office:value-type="float" office:value="11327" table:style-name="ce195">
            <text:p>11327<text:s/></text:p>
          </table:table-cell>
          <table:table-cell office:value-type="float" office:value="12584" table:style-name="ce195">
            <text:p>12584<text:s/></text:p>
          </table:table-cell>
          <table:table-cell office:value-type="float" office:value="12461" table:style-name="ce195">
            <text:p>12461<text:s/></text:p>
          </table:table-cell>
          <table:table-cell office:value-type="float" office:value="12001" table:style-name="ce195">
            <text:p>12001<text:s/></text:p>
          </table:table-cell>
          <table:table-cell office:value-type="float" office:value="10844" table:style-name="ce195">
            <text:p>10844<text:s/></text:p>
          </table:table-cell>
          <table:table-cell office:value-type="float" office:value="12602" table:style-name="ce195">
            <text:p>12602<text:s/></text:p>
          </table:table-cell>
          <table:table-cell office:value-type="float" office:value="11535" table:style-name="ce195">
            <text:p>11535<text:s/></text:p>
          </table:table-cell>
          <table:table-cell office:value-type="float" office:value="9768" table:style-name="ce195">
            <text:p>9768<text:s/></text:p>
          </table:table-cell>
          <table:table-cell office:value-type="float" office:value="10514" table:style-name="ce195">
            <text:p>10514<text:s/></text:p>
          </table:table-cell>
          <table:table-cell office:value-type="float" office:value="10563" table:style-name="ce195">
            <text:p>10563<text:s/></text:p>
          </table:table-cell>
          <table:table-cell office:value-type="float" office:value="10853" table:style-name="ce195">
            <text:p>10853<text:s/></text:p>
          </table:table-cell>
          <table:table-cell office:value-type="float" office:value="10330" table:style-name="ce195">
            <text:p>10330<text:s/></text:p>
          </table:table-cell>
          <table:table-cell office:value-type="float" office:value="9697" table:style-name="ce195">
            <text:p>9697<text:s/></text:p>
          </table:table-cell>
          <table:table-cell office:value-type="float" office:value="9778" table:style-name="ce195">
            <text:p>9778<text:s/></text:p>
          </table:table-cell>
          <table:table-cell office:value-type="float" office:value="9887" table:style-name="ce195">
            <text:p>9887<text:s/></text:p>
          </table:table-cell>
          <table:table-cell office:value-type="float" office:value="10692" table:style-name="ce195">
            <text:p>10692<text:s/></text:p>
          </table:table-cell>
          <table:table-cell office:value-type="float" office:value="10685" table:style-name="ce195">
            <text:p>10685<text:s/></text:p>
          </table:table-cell>
          <table:table-cell office:value-type="float" office:value="12808" table:style-name="ce195">
            <text:p>12808<text:s/></text:p>
          </table:table-cell>
          <table:table-cell office:value-type="float" office:value="12446" table:style-name="ce195">
            <text:p>12446<text:s/></text:p>
          </table:table-cell>
          <table:table-cell office:value-type="float" office:value="11728" table:style-name="ce195">
            <text:p>11728<text:s/></text:p>
          </table:table-cell>
          <table:table-cell office:value-type="float" office:value="13451" table:style-name="ce195">
            <text:p>13451<text:s/></text:p>
          </table:table-cell>
          <table:table-cell office:value-type="float" office:value="13955" table:style-name="ce195">
            <text:p>13955<text:s/></text:p>
          </table:table-cell>
          <table:table-cell office:value-type="float" office:value="14439" table:style-name="ce195">
            <text:p>14439<text:s/></text:p>
          </table:table-cell>
          <table:table-cell office:value-type="float" office:value="14294" table:style-name="ce195">
            <text:p>14294<text:s/></text:p>
          </table:table-cell>
          <table:table-cell office:value-type="float" office:value="14429" table:style-name="ce195">
            <text:p>14429<text:s/></text:p>
          </table:table-cell>
          <table:table-cell office:value-type="float" office:value="14676" table:style-name="ce195">
            <text:p>14676<text:s/></text:p>
          </table:table-cell>
          <table:table-cell office:value-type="float" office:value="14657" table:style-name="ce195">
            <text:p>14657<text:s/></text:p>
          </table:table-cell>
          <table:table-cell office:value-type="float" office:value="15668" table:style-name="ce195">
            <text:p>15668<text:s/></text:p>
          </table:table-cell>
          <table:table-cell office:value-type="float" office:value="15878" table:style-name="ce195">
            <text:p>15878<text:s/></text:p>
          </table:table-cell>
          <table:table-cell office:value-type="float" office:value="17656" table:style-name="ce195">
            <text:p>17656<text:s/></text:p>
          </table:table-cell>
          <table:table-cell office:value-type="float" office:value="16625" table:style-name="ce195">
            <text:p>16625<text:s/></text:p>
          </table:table-cell>
          <table:table-cell office:value-type="float" office:value="16919" table:style-name="ce195">
            <text:p>16919<text:s/></text:p>
          </table:table-cell>
          <table:table-cell office:value-type="float" office:value="19019" table:style-name="ce195">
            <text:p>19019<text:s/></text:p>
          </table:table-cell>
          <table:table-cell office:value-type="float" office:value="20983" table:style-name="ce195">
            <text:p>20983<text:s/></text:p>
          </table:table-cell>
          <table:table-cell office:value-type="float" office:value="21504" table:style-name="ce195">
            <text:p>21504<text:s/></text:p>
          </table:table-cell>
          <table:table-cell office:value-type="float" office:value="23122" table:style-name="ce195">
            <text:p>23122<text:s/></text:p>
          </table:table-cell>
          <table:table-cell office:value-type="float" office:value="24225" table:style-name="ce195">
            <text:p>24225<text:s/></text:p>
          </table:table-cell>
          <table:table-cell office:value-type="float" office:value="23952" table:style-name="ce195">
            <text:p>23952<text:s/></text:p>
          </table:table-cell>
          <table:table-cell office:value-type="float" office:value="24239" table:style-name="ce195">
            <text:p>24239<text:s/></text:p>
          </table:table-cell>
          <table:table-cell office:value-type="float" office:value="23624" table:style-name="ce195">
            <text:p>23624<text:s/></text:p>
          </table:table-cell>
          <table:table-cell office:value-type="float" office:value="21627" table:style-name="ce195">
            <text:p>21627<text:s/></text:p>
          </table:table-cell>
          <table:table-cell office:value-type="float" office:value="24597" table:style-name="ce195">
            <text:p>24597<text:s/></text:p>
          </table:table-cell>
          <table:table-cell office:value-type="float" office:value="21368" table:style-name="ce195">
            <text:p>21368<text:s/></text:p>
          </table:table-cell>
          <table:table-cell office:value-type="float" office:value="20748" table:style-name="ce195">
            <text:p>20748<text:s/></text:p>
          </table:table-cell>
          <table:table-cell office:value-type="float" office:value="19915" table:style-name="ce195">
            <text:p>19915<text:s/></text:p>
          </table:table-cell>
          <table:table-cell office:value-type="float" office:value="20030" table:style-name="ce195">
            <text:p>20030<text:s/></text:p>
          </table:table-cell>
          <table:table-cell office:value-type="float" office:value="20432" table:style-name="ce195">
            <text:p>20432<text:s/></text:p>
          </table:table-cell>
          <table:table-cell office:value-type="float" office:value="21153" table:style-name="ce195">
            <text:p>21153<text:s/></text:p>
          </table:table-cell>
          <table:table-cell office:value-type="float" office:value="21140" table:style-name="ce195">
            <text:p>21140<text:s/></text:p>
          </table:table-cell>
          <table:table-cell office:value-type="float" office:value="21097" table:style-name="ce195">
            <text:p>21097<text:s/></text:p>
          </table:table-cell>
          <table:table-cell office:value-type="float" office:value="20307" table:style-name="ce195">
            <text:p>20307<text:s/></text:p>
          </table:table-cell>
          <table:table-cell office:value-type="float" office:value="20064" table:style-name="ce195">
            <text:p>20064<text:s/></text:p>
          </table:table-cell>
          <table:table-cell office:value-type="float" office:value="20549" table:style-name="ce195">
            <text:p>20549<text:s/></text:p>
          </table:table-cell>
          <table:table-cell office:value-type="float" office:value="21061" table:style-name="ce195">
            <text:p>21061<text:s/></text:p>
          </table:table-cell>
          <table:table-cell office:value-type="float" office:value="21076" table:style-name="ce195">
            <text:p>21076<text:s/></text:p>
          </table:table-cell>
          <table:table-cell office:value-type="float" office:value="21186" table:style-name="ce195">
            <text:p>21186<text:s/></text:p>
          </table:table-cell>
          <table:table-cell office:value-type="float" office:value="20699" table:style-name="ce195">
            <text:p>20699<text:s/></text:p>
          </table:table-cell>
          <table:table-cell office:value-type="float" office:value="20469" table:style-name="ce195">
            <text:p>20469<text:s/></text:p>
          </table:table-cell>
          <table:table-cell office:value-type="float" office:value="20864" table:style-name="ce195">
            <text:p>20864<text:s/></text:p>
          </table:table-cell>
          <table:table-cell office:value-type="float" office:value="21326" table:style-name="ce195">
            <text:p>21326<text:s/></text:p>
          </table:table-cell>
          <table:table-cell office:value-type="float" office:value="19867" table:style-name="ce195">
            <text:p>19867<text:s/></text:p>
          </table:table-cell>
          <table:table-cell office:value-type="float" office:value="20611" table:style-name="ce195">
            <text:p>20611<text:s/></text:p>
          </table:table-cell>
          <table:table-cell office:value-type="float" office:value="20346" table:style-name="ce195">
            <text:p>20346<text:s/></text:p>
          </table:table-cell>
          <table:table-cell office:value-type="float" office:value="19797" table:style-name="ce195">
            <text:p>19797<text:s/></text:p>
          </table:table-cell>
          <table:table-cell office:value-type="float" office:value="19059" table:style-name="ce195">
            <text:p>19059<text:s/></text:p>
          </table:table-cell>
          <table:table-cell office:value-type="float" office:value="18872" table:style-name="ce195">
            <text:p>18872<text:s/></text:p>
          </table:table-cell>
          <table:table-cell office:value-type="float" office:value="18838" table:style-name="ce195">
            <text:p>18838<text:s/></text:p>
          </table:table-cell>
          <table:table-cell office:value-type="float" office:value="17100" table:style-name="ce195">
            <text:p>17100<text:s/></text:p>
          </table:table-cell>
          <table:table-cell office:value-type="float" office:value="15958" table:style-name="ce195">
            <text:p>15958<text:s/></text:p>
          </table:table-cell>
          <table:table-cell office:value-type="float" office:value="14947" table:style-name="ce195">
            <text:p>14947<text:s/></text:p>
          </table:table-cell>
          <table:table-cell office:value-type="float" office:value="12352" table:style-name="ce195">
            <text:p>12352<text:s/></text:p>
          </table:table-cell>
          <table:table-cell office:value-type="float" office:value="10762" table:style-name="ce195">
            <text:p>10762<text:s/></text:p>
          </table:table-cell>
          <table:table-cell office:value-type="float" office:value="7573" table:style-name="ce195">
            <text:p>7573<text:s/></text:p>
          </table:table-cell>
          <table:table-cell office:value-type="float" office:value="8800" table:style-name="ce195">
            <text:p>8800<text:s/></text:p>
          </table:table-cell>
          <table:table-cell office:value-type="float" office:value="9082" table:style-name="ce195">
            <text:p>9082<text:s/></text:p>
          </table:table-cell>
          <table:table-cell office:value-type="float" office:value="8574" table:style-name="ce195">
            <text:p>8574<text:s/></text:p>
          </table:table-cell>
          <table:table-cell office:value-type="float" office:value="8252" table:style-name="ce195">
            <text:p>8252<text:s/></text:p>
          </table:table-cell>
          <table:table-cell office:value-type="float" office:value="8055" table:style-name="ce195">
            <text:p>8055<text:s/></text:p>
          </table:table-cell>
          <table:table-cell office:value-type="float" office:value="7528" table:style-name="ce195">
            <text:p>7528<text:s/></text:p>
          </table:table-cell>
          <table:table-cell office:value-type="float" office:value="6896" table:style-name="ce195">
            <text:p>6896<text:s/></text:p>
          </table:table-cell>
          <table:table-cell office:value-type="float" office:value="6160" table:style-name="ce195">
            <text:p>6160<text:s/></text:p>
          </table:table-cell>
          <table:table-cell office:value-type="float" office:value="5554" table:style-name="ce195">
            <text:p>5554<text:s/></text:p>
          </table:table-cell>
          <table:table-cell office:value-type="float" office:value="5084" table:style-name="ce195">
            <text:p>5084<text:s/></text:p>
          </table:table-cell>
          <table:table-cell office:value-type="float" office:value="4546" table:style-name="ce195">
            <text:p>4546<text:s/></text:p>
          </table:table-cell>
          <table:table-cell office:value-type="float" office:value="3943" table:style-name="ce195">
            <text:p>3943<text:s/></text:p>
          </table:table-cell>
          <table:table-cell office:value-type="float" office:value="3512" table:style-name="ce195">
            <text:p>3512<text:s/></text:p>
          </table:table-cell>
          <table:table-cell office:value-type="float" office:value="3267" table:style-name="ce195">
            <text:p>3267<text:s/></text:p>
          </table:table-cell>
          <table:table-cell office:value-type="float" office:value="2681" table:style-name="ce195">
            <text:p>2681<text:s/></text:p>
          </table:table-cell>
          <table:table-cell office:value-type="float" office:value="2259" table:style-name="ce195">
            <text:p>2259<text:s/></text:p>
          </table:table-cell>
          <table:table-cell office:value-type="float" office:value="1998" table:style-name="ce195">
            <text:p>1998<text:s/></text:p>
          </table:table-cell>
          <table:table-cell office:value-type="float" office:value="1609" table:style-name="ce195">
            <text:p>1609<text:s/></text:p>
          </table:table-cell>
          <table:table-cell office:value-type="float" office:value="1337" table:style-name="ce195">
            <text:p>1337<text:s/></text:p>
          </table:table-cell>
          <table:table-cell office:value-type="float" office:value="929" table:style-name="ce195">
            <text:p>929<text:s/></text:p>
          </table:table-cell>
          <table:table-cell office:value-type="float" office:value="733" table:style-name="ce195">
            <text:p>733<text:s/></text:p>
          </table:table-cell>
          <table:table-cell office:value-type="float" office:value="572" table:style-name="ce195">
            <text:p>572<text:s/></text:p>
          </table:table-cell>
          <table:table-cell office:value-type="float" office:value="383" table:style-name="ce195">
            <text:p>383<text:s/></text:p>
          </table:table-cell>
          <table:table-cell office:value-type="float" office:value="277" table:style-name="ce195">
            <text:p>277<text:s/></text:p>
          </table:table-cell>
          <table:table-cell office:value-type="float" office:value="534" table:style-name="ce195">
            <text:p>534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2422" table:style-name="ce203">
            <text:p>572,422</text:p>
          </table:table-cell>
          <table:table-cell office:value-type="float" office:value="292161" table:style-name="ce203">
            <text:p>292,161</text:p>
          </table:table-cell>
          <table:table-cell office:value-type="float" office:value="280261" table:style-name="ce203">
            <text:p>280,261</text:p>
          </table:table-cell>
          <table:table-cell office:value-type="float" office:value="100" table:style-name="ce204">
            <text:p>100.00</text:p>
          </table:table-cell>
          <table:table-cell office:value-type="float" office:value="91927" table:style-name="ce203">
            <text:p>91,927</text:p>
          </table:table-cell>
          <table:table-cell office:value-type="float" office:value="47717" table:style-name="ce203">
            <text:p>47,717</text:p>
          </table:table-cell>
          <table:table-cell office:value-type="float" office:value="44210" table:style-name="ce203">
            <text:p>44,210</text:p>
          </table:table-cell>
          <table:table-cell office:value-type="float" office:value="16.059305896698589" table:style-name="ce204">
            <text:p>16.06</text:p>
          </table:table-cell>
          <table:table-cell office:value-type="float" office:value="405479" table:style-name="ce203">
            <text:p>405,479</text:p>
          </table:table-cell>
          <table:table-cell office:value-type="float" office:value="208673" table:style-name="ce203">
            <text:p>208,673</text:p>
          </table:table-cell>
          <table:table-cell office:value-type="float" office:value="196806" table:style-name="ce203">
            <text:p>196,806</text:p>
          </table:table-cell>
          <table:table-cell office:value-type="float" office:value="70.835677175230856" table:style-name="ce204">
            <text:p>70.84</text:p>
          </table:table-cell>
          <table:table-cell office:value-type="float" office:value="75016" table:style-name="ce203">
            <text:p>75,016</text:p>
          </table:table-cell>
          <table:table-cell office:value-type="float" office:value="35771" table:style-name="ce203">
            <text:p>35,771</text:p>
          </table:table-cell>
          <table:table-cell office:value-type="float" office:value="39245" table:style-name="ce203">
            <text:p>39,245</text:p>
          </table:table-cell>
          <table:table-cell office:value-type="float" office:value="13.105016928070548" table:style-name="ce204">
            <text:p>13.11</text:p>
          </table:table-cell>
          <table:table-cell office:value-type="float" office:value="259810" table:style-name="ce203">
            <text:p>259,810</text:p>
          </table:table-cell>
          <table:table-cell office:value-type="float" office:value="132923" table:style-name="ce203">
            <text:p>132,923</text:p>
          </table:table-cell>
          <table:table-cell office:value-type="float" office:value="126887" table:style-name="ce203">
            <text:p>126,887</text:p>
          </table:table-cell>
          <table:table-cell office:value-type="float" office:value="45.38784323453676" table:style-name="ce204">
            <text:p>45.39</text:p>
          </table:table-cell>
          <table:table-cell office:value-type="float" office:value="448799" table:style-name="ce203">
            <text:p>448,799</text:p>
          </table:table-cell>
          <table:table-cell office:value-type="float" office:value="227763" table:style-name="ce203">
            <text:p>227,763</text:p>
          </table:table-cell>
          <table:table-cell office:value-type="float" office:value="221036" table:style-name="ce203">
            <text:p>221,036</text:p>
          </table:table-cell>
          <table:table-cell office:value-type="float" office:value="78.403520479646133" table:style-name="ce204">
            <text:p>78.40</text:p>
          </table:table-cell>
          <table:table-cell table:number-columns-repeated="2" table:style-name="ce183"/>
          <table:table-cell office:value-type="string" table:style-name="ce195">
            <text:p>桃園市</text:p>
          </table:table-cell>
          <table:table-cell office:value-type="string" table:style-name="ce195">
            <text:p>計</text:p>
          </table:table-cell>
          <table:table-cell office:value-type="float" office:value="2232623" table:style-name="ce195">
            <text:p>2232623<text:s/></text:p>
          </table:table-cell>
          <table:table-cell office:value-type="float" office:value="329694" table:style-name="ce195">
            <text:p>329694<text:s/></text:p>
          </table:table-cell>
          <table:table-cell office:value-type="float" office:value="1642983" table:style-name="ce195">
            <text:p>1642983<text:s/></text:p>
          </table:table-cell>
          <table:table-cell office:value-type="float" office:value="298294" table:style-name="ce195">
            <text:p>298294<text:s/></text:p>
          </table:table-cell>
          <table:table-cell office:value-type="float" office:value="1047876" table:style-name="ce195">
            <text:p>1047876<text:s/></text:p>
          </table:table-cell>
          <table:table-cell office:value-type="float" office:value="1821243" table:style-name="ce195">
            <text:p>1821243<text:s/></text:p>
          </table:table-cell>
          <table:table-cell office:value-type="float" office:value="19322" table:style-name="ce195">
            <text:p>19322<text:s/></text:p>
          </table:table-cell>
          <table:table-cell office:value-type="float" office:value="21318" table:style-name="ce195">
            <text:p>21318<text:s/></text:p>
          </table:table-cell>
          <table:table-cell office:value-type="float" office:value="21697" table:style-name="ce195">
            <text:p>21697<text:s/></text:p>
          </table:table-cell>
          <table:table-cell office:value-type="float" office:value="22487" table:style-name="ce195">
            <text:p>22487<text:s/></text:p>
          </table:table-cell>
          <table:table-cell office:value-type="float" office:value="23509" table:style-name="ce195">
            <text:p>23509<text:s/></text:p>
          </table:table-cell>
          <table:table-cell office:value-type="float" office:value="23812" table:style-name="ce195">
            <text:p>23812<text:s/></text:p>
          </table:table-cell>
          <table:table-cell office:value-type="float" office:value="23935" table:style-name="ce195">
            <text:p>23935<text:s/></text:p>
          </table:table-cell>
          <table:table-cell office:value-type="float" office:value="21700" table:style-name="ce195">
            <text:p>21700<text:s/></text:p>
          </table:table-cell>
          <table:table-cell office:value-type="float" office:value="25214" table:style-name="ce195">
            <text:p>25214<text:s/></text:p>
          </table:table-cell>
          <table:table-cell office:value-type="float" office:value="23055" table:style-name="ce195">
            <text:p>23055<text:s/></text:p>
          </table:table-cell>
          <table:table-cell office:value-type="float" office:value="18674" table:style-name="ce195">
            <text:p>18674<text:s/></text:p>
          </table:table-cell>
          <table:table-cell office:value-type="float" office:value="20133" table:style-name="ce195">
            <text:p>20133<text:s/></text:p>
          </table:table-cell>
          <table:table-cell office:value-type="float" office:value="21039" table:style-name="ce195">
            <text:p>21039<text:s/></text:p>
          </table:table-cell>
          <table:table-cell office:value-type="float" office:value="22112" table:style-name="ce195">
            <text:p>22112<text:s/></text:p>
          </table:table-cell>
          <table:table-cell office:value-type="float" office:value="21687" table:style-name="ce195">
            <text:p>21687<text:s/></text:p>
          </table:table-cell>
          <table:table-cell office:value-type="float" office:value="22033" table:style-name="ce195">
            <text:p>22033<text:s/></text:p>
          </table:table-cell>
          <table:table-cell office:value-type="float" office:value="22909" table:style-name="ce195">
            <text:p>22909<text:s/></text:p>
          </table:table-cell>
          <table:table-cell office:value-type="float" office:value="23612" table:style-name="ce195">
            <text:p>23612<text:s/></text:p>
          </table:table-cell>
          <table:table-cell office:value-type="float" office:value="25304" table:style-name="ce195">
            <text:p>25304<text:s/></text:p>
          </table:table-cell>
          <table:table-cell office:value-type="float" office:value="26176" table:style-name="ce195">
            <text:p>26176<text:s/></text:p>
          </table:table-cell>
          <table:table-cell office:value-type="float" office:value="30482" table:style-name="ce195">
            <text:p>30482<text:s/></text:p>
          </table:table-cell>
          <table:table-cell office:value-type="float" office:value="29083" table:style-name="ce195">
            <text:p>29083<text:s/></text:p>
          </table:table-cell>
          <table:table-cell office:value-type="float" office:value="27654" table:style-name="ce195">
            <text:p>27654<text:s/></text:p>
          </table:table-cell>
          <table:table-cell office:value-type="float" office:value="31368" table:style-name="ce195">
            <text:p>31368<text:s/></text:p>
          </table:table-cell>
          <table:table-cell office:value-type="float" office:value="32340" table:style-name="ce195">
            <text:p>32340<text:s/></text:p>
          </table:table-cell>
          <table:table-cell office:value-type="float" office:value="32684" table:style-name="ce195">
            <text:p>32684<text:s/></text:p>
          </table:table-cell>
          <table:table-cell office:value-type="float" office:value="32869" table:style-name="ce195">
            <text:p>32869<text:s/></text:p>
          </table:table-cell>
          <table:table-cell office:value-type="float" office:value="32866" table:style-name="ce195">
            <text:p>32866<text:s/></text:p>
          </table:table-cell>
          <table:table-cell office:value-type="float" office:value="32686" table:style-name="ce195">
            <text:p>32686<text:s/></text:p>
          </table:table-cell>
          <table:table-cell office:value-type="float" office:value="32343" table:style-name="ce195">
            <text:p>32343<text:s/></text:p>
          </table:table-cell>
          <table:table-cell office:value-type="float" office:value="34271" table:style-name="ce195">
            <text:p>34271<text:s/></text:p>
          </table:table-cell>
          <table:table-cell office:value-type="float" office:value="33213" table:style-name="ce195">
            <text:p>33213<text:s/></text:p>
          </table:table-cell>
          <table:table-cell office:value-type="float" office:value="34881" table:style-name="ce195">
            <text:p>34881<text:s/></text:p>
          </table:table-cell>
          <table:table-cell office:value-type="float" office:value="32312" table:style-name="ce195">
            <text:p>32312<text:s/></text:p>
          </table:table-cell>
          <table:table-cell office:value-type="float" office:value="30719" table:style-name="ce195">
            <text:p>30719<text:s/></text:p>
          </table:table-cell>
          <table:table-cell office:value-type="float" office:value="34202" table:style-name="ce195">
            <text:p>34202<text:s/></text:p>
          </table:table-cell>
          <table:table-cell office:value-type="float" office:value="37358" table:style-name="ce195">
            <text:p>37358<text:s/></text:p>
          </table:table-cell>
          <table:table-cell office:value-type="float" office:value="38528" table:style-name="ce195">
            <text:p>38528<text:s/></text:p>
          </table:table-cell>
          <table:table-cell office:value-type="float" office:value="41093" table:style-name="ce195">
            <text:p>41093<text:s/></text:p>
          </table:table-cell>
          <table:table-cell office:value-type="float" office:value="42424" table:style-name="ce195">
            <text:p>42424<text:s/></text:p>
          </table:table-cell>
          <table:table-cell office:value-type="float" office:value="42018" table:style-name="ce195">
            <text:p>42018<text:s/></text:p>
          </table:table-cell>
          <table:table-cell office:value-type="float" office:value="41739" table:style-name="ce195">
            <text:p>41739<text:s/></text:p>
          </table:table-cell>
          <table:table-cell office:value-type="float" office:value="40375" table:style-name="ce195">
            <text:p>40375<text:s/></text:p>
          </table:table-cell>
          <table:table-cell office:value-type="float" office:value="38322" table:style-name="ce195">
            <text:p>38322<text:s/></text:p>
          </table:table-cell>
          <table:table-cell office:value-type="float" office:value="40664" table:style-name="ce195">
            <text:p>40664<text:s/></text:p>
          </table:table-cell>
          <table:table-cell office:value-type="float" office:value="35767" table:style-name="ce195">
            <text:p>35767<text:s/></text:p>
          </table:table-cell>
          <table:table-cell office:value-type="float" office:value="34352" table:style-name="ce195">
            <text:p>34352<text:s/></text:p>
          </table:table-cell>
          <table:table-cell office:value-type="float" office:value="33634" table:style-name="ce195">
            <text:p>33634<text:s/></text:p>
          </table:table-cell>
          <table:table-cell office:value-type="float" office:value="33835" table:style-name="ce195">
            <text:p>33835<text:s/></text:p>
          </table:table-cell>
          <table:table-cell office:value-type="float" office:value="33794" table:style-name="ce195">
            <text:p>33794<text:s/></text:p>
          </table:table-cell>
          <table:table-cell office:value-type="float" office:value="34709" table:style-name="ce195">
            <text:p>34709<text:s/></text:p>
          </table:table-cell>
          <table:table-cell office:value-type="float" office:value="34606" table:style-name="ce195">
            <text:p>34606<text:s/></text:p>
          </table:table-cell>
          <table:table-cell office:value-type="float" office:value="33911" table:style-name="ce195">
            <text:p>33911<text:s/></text:p>
          </table:table-cell>
          <table:table-cell office:value-type="float" office:value="32765" table:style-name="ce195">
            <text:p>32765<text:s/></text:p>
          </table:table-cell>
          <table:table-cell office:value-type="float" office:value="32474" table:style-name="ce195">
            <text:p>32474<text:s/></text:p>
          </table:table-cell>
          <table:table-cell office:value-type="float" office:value="32889" table:style-name="ce195">
            <text:p>32889<text:s/></text:p>
          </table:table-cell>
          <table:table-cell office:value-type="float" office:value="33743" table:style-name="ce195">
            <text:p>33743<text:s/></text:p>
          </table:table-cell>
          <table:table-cell office:value-type="float" office:value="33232" table:style-name="ce195">
            <text:p>33232<text:s/></text:p>
          </table:table-cell>
          <table:table-cell office:value-type="float" office:value="32622" table:style-name="ce195">
            <text:p>32622<text:s/></text:p>
          </table:table-cell>
          <table:table-cell office:value-type="float" office:value="31349" table:style-name="ce195">
            <text:p>31349<text:s/></text:p>
          </table:table-cell>
          <table:table-cell office:value-type="float" office:value="29711" table:style-name="ce195">
            <text:p>29711<text:s/></text:p>
          </table:table-cell>
          <table:table-cell office:value-type="float" office:value="29696" table:style-name="ce195">
            <text:p>29696<text:s/></text:p>
          </table:table-cell>
          <table:table-cell office:value-type="float" office:value="29592" table:style-name="ce195">
            <text:p>29592<text:s/></text:p>
          </table:table-cell>
          <table:table-cell office:value-type="float" office:value="26467" table:style-name="ce195">
            <text:p>26467<text:s/></text:p>
          </table:table-cell>
          <table:table-cell office:value-type="float" office:value="27307" table:style-name="ce195">
            <text:p>27307<text:s/></text:p>
          </table:table-cell>
          <table:table-cell office:value-type="float" office:value="26487" table:style-name="ce195">
            <text:p>26487<text:s/></text:p>
          </table:table-cell>
          <table:table-cell office:value-type="float" office:value="25942" table:style-name="ce195">
            <text:p>25942<text:s/></text:p>
          </table:table-cell>
          <table:table-cell office:value-type="float" office:value="23716" table:style-name="ce195">
            <text:p>23716<text:s/></text:p>
          </table:table-cell>
          <table:table-cell office:value-type="float" office:value="23027" table:style-name="ce195">
            <text:p>23027<text:s/></text:p>
          </table:table-cell>
          <table:table-cell office:value-type="float" office:value="22952" table:style-name="ce195">
            <text:p>22952<text:s/></text:p>
          </table:table-cell>
          <table:table-cell office:value-type="float" office:value="18833" table:style-name="ce195">
            <text:p>18833<text:s/></text:p>
          </table:table-cell>
          <table:table-cell office:value-type="float" office:value="16604" table:style-name="ce195">
            <text:p>16604<text:s/></text:p>
          </table:table-cell>
          <table:table-cell office:value-type="float" office:value="15895" table:style-name="ce195">
            <text:p>15895<text:s/></text:p>
          </table:table-cell>
          <table:table-cell office:value-type="float" office:value="12060" table:style-name="ce195">
            <text:p>12060<text:s/></text:p>
          </table:table-cell>
          <table:table-cell office:value-type="float" office:value="11025" table:style-name="ce195">
            <text:p>11025<text:s/></text:p>
          </table:table-cell>
          <table:table-cell office:value-type="float" office:value="7824" table:style-name="ce195">
            <text:p>7824<text:s/></text:p>
          </table:table-cell>
          <table:table-cell office:value-type="float" office:value="8948" table:style-name="ce195">
            <text:p>8948<text:s/></text:p>
          </table:table-cell>
          <table:table-cell office:value-type="float" office:value="8937" table:style-name="ce195">
            <text:p>8937<text:s/></text:p>
          </table:table-cell>
          <table:table-cell office:value-type="float" office:value="8544" table:style-name="ce195">
            <text:p>8544<text:s/></text:p>
          </table:table-cell>
          <table:table-cell office:value-type="float" office:value="7728" table:style-name="ce195">
            <text:p>7728<text:s/></text:p>
          </table:table-cell>
          <table:table-cell office:value-type="float" office:value="7606" table:style-name="ce195">
            <text:p>7606<text:s/></text:p>
          </table:table-cell>
          <table:table-cell office:value-type="float" office:value="6646" table:style-name="ce195">
            <text:p>6646<text:s/></text:p>
          </table:table-cell>
          <table:table-cell office:value-type="float" office:value="5922" table:style-name="ce195">
            <text:p>5922<text:s/></text:p>
          </table:table-cell>
          <table:table-cell office:value-type="float" office:value="5514" table:style-name="ce195">
            <text:p>5514<text:s/></text:p>
          </table:table-cell>
          <table:table-cell office:value-type="float" office:value="4653" table:style-name="ce195">
            <text:p>4653<text:s/></text:p>
          </table:table-cell>
          <table:table-cell office:value-type="float" office:value="4220" table:style-name="ce195">
            <text:p>4220<text:s/></text:p>
          </table:table-cell>
          <table:table-cell office:value-type="float" office:value="3651" table:style-name="ce195">
            <text:p>3651<text:s/></text:p>
          </table:table-cell>
          <table:table-cell office:value-type="float" office:value="3346" table:style-name="ce195">
            <text:p>3346<text:s/></text:p>
          </table:table-cell>
          <table:table-cell office:value-type="float" office:value="3062" table:style-name="ce195">
            <text:p>3062<text:s/></text:p>
          </table:table-cell>
          <table:table-cell office:value-type="float" office:value="2928" table:style-name="ce195">
            <text:p>2928<text:s/></text:p>
          </table:table-cell>
          <table:table-cell office:value-type="float" office:value="2685" table:style-name="ce195">
            <text:p>2685<text:s/></text:p>
          </table:table-cell>
          <table:table-cell office:value-type="float" office:value="2351" table:style-name="ce195">
            <text:p>2351<text:s/></text:p>
          </table:table-cell>
          <table:table-cell office:value-type="float" office:value="1990" table:style-name="ce195">
            <text:p>1990<text:s/></text:p>
          </table:table-cell>
          <table:table-cell office:value-type="float" office:value="1467" table:style-name="ce195">
            <text:p>1467<text:s/></text:p>
          </table:table-cell>
          <table:table-cell office:value-type="float" office:value="1116" table:style-name="ce195">
            <text:p>1116<text:s/></text:p>
          </table:table-cell>
          <table:table-cell office:value-type="float" office:value="867" table:style-name="ce195">
            <text:p>867<text:s/></text:p>
          </table:table-cell>
          <table:table-cell office:value-type="float" office:value="547" table:style-name="ce195">
            <text:p>547<text:s/></text:p>
          </table:table-cell>
          <table:table-cell office:value-type="float" office:value="406" table:style-name="ce195">
            <text:p>406<text:s/></text:p>
          </table:table-cell>
          <table:table-cell office:value-type="float" office:value="271" table:style-name="ce195">
            <text:p>271<text:s/></text:p>
          </table:table-cell>
          <table:table-cell office:value-type="float" office:value="184" table:style-name="ce195">
            <text:p>184<text:s/></text:p>
          </table:table-cell>
          <table:table-cell office:value-type="float" office:value="340" table:style-name="ce195">
            <text:p>340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41226" table:style-name="ce203">
            <text:p>541,226</text:p>
          </table:table-cell>
          <table:table-cell office:value-type="float" office:value="278994" table:style-name="ce203">
            <text:p>278,994</text:p>
          </table:table-cell>
          <table:table-cell office:value-type="float" office:value="262232" table:style-name="ce203">
            <text:p>262,232</text:p>
          </table:table-cell>
          <table:table-cell office:value-type="float" office:value="100" table:style-name="ce204">
            <text:p>100.00</text:p>
          </table:table-cell>
          <table:table-cell office:value-type="float" office:value="65067" table:style-name="ce203">
            <text:p>65,067</text:p>
          </table:table-cell>
          <table:table-cell office:value-type="float" office:value="33685" table:style-name="ce203">
            <text:p>33,685</text:p>
          </table:table-cell>
          <table:table-cell office:value-type="float" office:value="31382" table:style-name="ce203">
            <text:p>31,382</text:p>
          </table:table-cell>
          <table:table-cell office:value-type="float" office:value="12.022149711950277" table:style-name="ce204">
            <text:p>12.02</text:p>
          </table:table-cell>
          <table:table-cell office:value-type="float" office:value="382139" table:style-name="ce203">
            <text:p>382,139</text:p>
          </table:table-cell>
          <table:table-cell office:value-type="float" office:value="200659" table:style-name="ce203">
            <text:p>200,659</text:p>
          </table:table-cell>
          <table:table-cell office:value-type="float" office:value="181480" table:style-name="ce203">
            <text:p>181,480</text:p>
          </table:table-cell>
          <table:table-cell office:value-type="float" office:value="70.606179304024565" table:style-name="ce204">
            <text:p>70.61</text:p>
          </table:table-cell>
          <table:table-cell office:value-type="float" office:value="94020" table:style-name="ce203">
            <text:p>94,020</text:p>
          </table:table-cell>
          <table:table-cell office:value-type="float" office:value="44650" table:style-name="ce203">
            <text:p>44,650</text:p>
          </table:table-cell>
          <table:table-cell office:value-type="float" office:value="49370" table:style-name="ce203">
            <text:p>49,370</text:p>
          </table:table-cell>
          <table:table-cell office:value-type="float" office:value="17.371670984025158" table:style-name="ce204">
            <text:p>17.37</text:p>
          </table:table-cell>
          <table:table-cell office:value-type="float" office:value="233199" table:style-name="ce203">
            <text:p>233,199</text:p>
          </table:table-cell>
          <table:table-cell office:value-type="float" office:value="122330" table:style-name="ce203">
            <text:p>122,330</text:p>
          </table:table-cell>
          <table:table-cell office:value-type="float" office:value="110869" table:style-name="ce203">
            <text:p>110,869</text:p>
          </table:table-cell>
          <table:table-cell office:value-type="float" office:value="43.087176151921746" table:style-name="ce204">
            <text:p>43.09</text:p>
          </table:table-cell>
          <table:table-cell office:value-type="float" office:value="448247" table:style-name="ce203">
            <text:p>448,247</text:p>
          </table:table-cell>
          <table:table-cell office:value-type="float" office:value="230399" table:style-name="ce203">
            <text:p>230,399</text:p>
          </table:table-cell>
          <table:table-cell office:value-type="float" office:value="217848" table:style-name="ce203">
            <text:p>217,848</text:p>
          </table:table-cell>
          <table:table-cell office:value-type="float" office:value="82.820670108235745" table:style-name="ce204">
            <text:p>82.82</text:p>
          </table:table-cell>
          <table:table-cell table:number-columns-repeated="2" table:style-name="ce183"/>
          <table:table-cell office:value-type="string" table:style-name="ce195">
            <text:p>桃園市</text:p>
          </table:table-cell>
          <table:table-cell office:value-type="string" table:style-name="ce195">
            <text:p>男</text:p>
          </table:table-cell>
          <table:table-cell office:value-type="float" office:value="1109050" table:style-name="ce195">
            <text:p>1109050<text:s/></text:p>
          </table:table-cell>
          <table:table-cell office:value-type="float" office:value="171396" table:style-name="ce195">
            <text:p>171396<text:s/></text:p>
          </table:table-cell>
          <table:table-cell office:value-type="float" office:value="817143" table:style-name="ce195">
            <text:p>817143<text:s/></text:p>
          </table:table-cell>
          <table:table-cell office:value-type="float" office:value="136280" table:style-name="ce195">
            <text:p>136280<text:s/></text:p>
          </table:table-cell>
          <table:table-cell office:value-type="float" office:value="524728" table:style-name="ce195">
            <text:p>524728<text:s/></text:p>
          </table:table-cell>
          <table:table-cell office:value-type="float" office:value="890457" table:style-name="ce195">
            <text:p>890457<text:s/></text:p>
          </table:table-cell>
          <table:table-cell office:value-type="float" office:value="10048" table:style-name="ce195">
            <text:p>10048<text:s/></text:p>
          </table:table-cell>
          <table:table-cell office:value-type="float" office:value="11000" table:style-name="ce195">
            <text:p>11000<text:s/></text:p>
          </table:table-cell>
          <table:table-cell office:value-type="float" office:value="11332" table:style-name="ce195">
            <text:p>11332<text:s/></text:p>
          </table:table-cell>
          <table:table-cell office:value-type="float" office:value="11640" table:style-name="ce195">
            <text:p>11640<text:s/></text:p>
          </table:table-cell>
          <table:table-cell office:value-type="float" office:value="12152" table:style-name="ce195">
            <text:p>12152<text:s/></text:p>
          </table:table-cell>
          <table:table-cell office:value-type="float" office:value="12323" table:style-name="ce195">
            <text:p>12323<text:s/></text:p>
          </table:table-cell>
          <table:table-cell office:value-type="float" office:value="12489" table:style-name="ce195">
            <text:p>12489<text:s/></text:p>
          </table:table-cell>
          <table:table-cell office:value-type="float" office:value="11249" table:style-name="ce195">
            <text:p>11249<text:s/></text:p>
          </table:table-cell>
          <table:table-cell office:value-type="float" office:value="13129" table:style-name="ce195">
            <text:p>13129<text:s/></text:p>
          </table:table-cell>
          <table:table-cell office:value-type="float" office:value="11892" table:style-name="ce195">
            <text:p>11892<text:s/></text:p>
          </table:table-cell>
          <table:table-cell office:value-type="float" office:value="9614" table:style-name="ce195">
            <text:p>9614<text:s/></text:p>
          </table:table-cell>
          <table:table-cell office:value-type="float" office:value="10577" table:style-name="ce195">
            <text:p>10577<text:s/></text:p>
          </table:table-cell>
          <table:table-cell office:value-type="float" office:value="10938" table:style-name="ce195">
            <text:p>10938<text:s/></text:p>
          </table:table-cell>
          <table:table-cell office:value-type="float" office:value="11629" table:style-name="ce195">
            <text:p>11629<text:s/></text:p>
          </table:table-cell>
          <table:table-cell office:value-type="float" office:value="11384" table:style-name="ce195">
            <text:p>11384<text:s/></text:p>
          </table:table-cell>
          <table:table-cell office:value-type="float" office:value="11568" table:style-name="ce195">
            <text:p>11568<text:s/></text:p>
          </table:table-cell>
          <table:table-cell office:value-type="float" office:value="12050" table:style-name="ce195">
            <text:p>12050<text:s/></text:p>
          </table:table-cell>
          <table:table-cell office:value-type="float" office:value="12430" table:style-name="ce195">
            <text:p>12430<text:s/></text:p>
          </table:table-cell>
          <table:table-cell office:value-type="float" office:value="13144" table:style-name="ce195">
            <text:p>13144<text:s/></text:p>
          </table:table-cell>
          <table:table-cell office:value-type="float" office:value="13774" table:style-name="ce195">
            <text:p>13774<text:s/></text:p>
          </table:table-cell>
          <table:table-cell office:value-type="float" office:value="15916" table:style-name="ce195">
            <text:p>15916<text:s/></text:p>
          </table:table-cell>
          <table:table-cell office:value-type="float" office:value="15093" table:style-name="ce195">
            <text:p>15093<text:s/></text:p>
          </table:table-cell>
          <table:table-cell office:value-type="float" office:value="14481" table:style-name="ce195">
            <text:p>14481<text:s/></text:p>
          </table:table-cell>
          <table:table-cell office:value-type="float" office:value="16145" table:style-name="ce195">
            <text:p>16145<text:s/></text:p>
          </table:table-cell>
          <table:table-cell office:value-type="float" office:value="16721" table:style-name="ce195">
            <text:p>16721<text:s/></text:p>
          </table:table-cell>
          <table:table-cell office:value-type="float" office:value="16852" table:style-name="ce195">
            <text:p>16852<text:s/></text:p>
          </table:table-cell>
          <table:table-cell office:value-type="float" office:value="16975" table:style-name="ce195">
            <text:p>16975<text:s/></text:p>
          </table:table-cell>
          <table:table-cell office:value-type="float" office:value="16856" table:style-name="ce195">
            <text:p>16856<text:s/></text:p>
          </table:table-cell>
          <table:table-cell office:value-type="float" office:value="16682" table:style-name="ce195">
            <text:p>16682<text:s/></text:p>
          </table:table-cell>
          <table:table-cell office:value-type="float" office:value="16603" table:style-name="ce195">
            <text:p>16603<text:s/></text:p>
          </table:table-cell>
          <table:table-cell office:value-type="float" office:value="17470" table:style-name="ce195">
            <text:p>17470<text:s/></text:p>
          </table:table-cell>
          <table:table-cell office:value-type="float" office:value="16889" table:style-name="ce195">
            <text:p>16889<text:s/></text:p>
          </table:table-cell>
          <table:table-cell office:value-type="float" office:value="17625" table:style-name="ce195">
            <text:p>17625<text:s/></text:p>
          </table:table-cell>
          <table:table-cell office:value-type="float" office:value="16436" table:style-name="ce195">
            <text:p>16436<text:s/></text:p>
          </table:table-cell>
          <table:table-cell office:value-type="float" office:value="15360" table:style-name="ce195">
            <text:p>15360<text:s/></text:p>
          </table:table-cell>
          <table:table-cell office:value-type="float" office:value="16939" table:style-name="ce195">
            <text:p>16939<text:s/></text:p>
          </table:table-cell>
          <table:table-cell office:value-type="float" office:value="18349" table:style-name="ce195">
            <text:p>18349<text:s/></text:p>
          </table:table-cell>
          <table:table-cell office:value-type="float" office:value="19110" table:style-name="ce195">
            <text:p>19110<text:s/></text:p>
          </table:table-cell>
          <table:table-cell office:value-type="float" office:value="20025" table:style-name="ce195">
            <text:p>20025<text:s/></text:p>
          </table:table-cell>
          <table:table-cell office:value-type="float" office:value="20874" table:style-name="ce195">
            <text:p>20874<text:s/></text:p>
          </table:table-cell>
          <table:table-cell office:value-type="float" office:value="20455" table:style-name="ce195">
            <text:p>20455<text:s/></text:p>
          </table:table-cell>
          <table:table-cell office:value-type="float" office:value="20339" table:style-name="ce195">
            <text:p>20339<text:s/></text:p>
          </table:table-cell>
          <table:table-cell office:value-type="float" office:value="19962" table:style-name="ce195">
            <text:p>19962<text:s/></text:p>
          </table:table-cell>
          <table:table-cell office:value-type="float" office:value="18717" table:style-name="ce195">
            <text:p>18717<text:s/></text:p>
          </table:table-cell>
          <table:table-cell office:value-type="float" office:value="20130" table:style-name="ce195">
            <text:p>20130<text:s/></text:p>
          </table:table-cell>
          <table:table-cell office:value-type="float" office:value="17706" table:style-name="ce195">
            <text:p>17706<text:s/></text:p>
          </table:table-cell>
          <table:table-cell office:value-type="float" office:value="16699" table:style-name="ce195">
            <text:p>16699<text:s/></text:p>
          </table:table-cell>
          <table:table-cell office:value-type="float" office:value="16423" table:style-name="ce195">
            <text:p>16423<text:s/></text:p>
          </table:table-cell>
          <table:table-cell office:value-type="float" office:value="16429" table:style-name="ce195">
            <text:p>16429<text:s/></text:p>
          </table:table-cell>
          <table:table-cell office:value-type="float" office:value="16467" table:style-name="ce195">
            <text:p>16467<text:s/></text:p>
          </table:table-cell>
          <table:table-cell office:value-type="float" office:value="16898" table:style-name="ce195">
            <text:p>16898<text:s/></text:p>
          </table:table-cell>
          <table:table-cell office:value-type="float" office:value="16978" table:style-name="ce195">
            <text:p>16978<text:s/></text:p>
          </table:table-cell>
          <table:table-cell office:value-type="float" office:value="16568" table:style-name="ce195">
            <text:p>16568<text:s/></text:p>
          </table:table-cell>
          <table:table-cell office:value-type="float" office:value="15882" table:style-name="ce195">
            <text:p>15882<text:s/></text:p>
          </table:table-cell>
          <table:table-cell office:value-type="float" office:value="15759" table:style-name="ce195">
            <text:p>15759<text:s/></text:p>
          </table:table-cell>
          <table:table-cell office:value-type="float" office:value="15871" table:style-name="ce195">
            <text:p>15871<text:s/></text:p>
          </table:table-cell>
          <table:table-cell office:value-type="float" office:value="16354" table:style-name="ce195">
            <text:p>16354<text:s/></text:p>
          </table:table-cell>
          <table:table-cell office:value-type="float" office:value="16085" table:style-name="ce195">
            <text:p>16085<text:s/></text:p>
          </table:table-cell>
          <table:table-cell office:value-type="float" office:value="15772" table:style-name="ce195">
            <text:p>15772<text:s/></text:p>
          </table:table-cell>
          <table:table-cell office:value-type="float" office:value="14929" table:style-name="ce195">
            <text:p>14929<text:s/></text:p>
          </table:table-cell>
          <table:table-cell office:value-type="float" office:value="14447" table:style-name="ce195">
            <text:p>14447<text:s/></text:p>
          </table:table-cell>
          <table:table-cell office:value-type="float" office:value="14293" table:style-name="ce195">
            <text:p>14293<text:s/></text:p>
          </table:table-cell>
          <table:table-cell office:value-type="float" office:value="14099" table:style-name="ce195">
            <text:p>14099<text:s/></text:p>
          </table:table-cell>
          <table:table-cell office:value-type="float" office:value="12648" table:style-name="ce195">
            <text:p>12648<text:s/></text:p>
          </table:table-cell>
          <table:table-cell office:value-type="float" office:value="12866" table:style-name="ce195">
            <text:p>12866<text:s/></text:p>
          </table:table-cell>
          <table:table-cell office:value-type="float" office:value="12580" table:style-name="ce195">
            <text:p>12580<text:s/></text:p>
          </table:table-cell>
          <table:table-cell office:value-type="float" office:value="12153" table:style-name="ce195">
            <text:p>12153<text:s/></text:p>
          </table:table-cell>
          <table:table-cell office:value-type="float" office:value="10963" table:style-name="ce195">
            <text:p>10963<text:s/></text:p>
          </table:table-cell>
          <table:table-cell office:value-type="float" office:value="10796" table:style-name="ce195">
            <text:p>10796<text:s/></text:p>
          </table:table-cell>
          <table:table-cell office:value-type="float" office:value="10558" table:style-name="ce195">
            <text:p>10558<text:s/></text:p>
          </table:table-cell>
          <table:table-cell office:value-type="float" office:value="8720" table:style-name="ce195">
            <text:p>8720<text:s/></text:p>
          </table:table-cell>
          <table:table-cell office:value-type="float" office:value="7652" table:style-name="ce195">
            <text:p>7652<text:s/></text:p>
          </table:table-cell>
          <table:table-cell office:value-type="float" office:value="7275" table:style-name="ce195">
            <text:p>7275<text:s/></text:p>
          </table:table-cell>
          <table:table-cell office:value-type="float" office:value="5492" table:style-name="ce195">
            <text:p>5492<text:s/></text:p>
          </table:table-cell>
          <table:table-cell office:value-type="float" office:value="5014" table:style-name="ce195">
            <text:p>5014<text:s/></text:p>
          </table:table-cell>
          <table:table-cell office:value-type="float" office:value="3514" table:style-name="ce195">
            <text:p>3514<text:s/></text:p>
          </table:table-cell>
          <table:table-cell office:value-type="float" office:value="3930" table:style-name="ce195">
            <text:p>3930<text:s/></text:p>
          </table:table-cell>
          <table:table-cell office:value-type="float" office:value="3944" table:style-name="ce195">
            <text:p>3944<text:s/></text:p>
          </table:table-cell>
          <table:table-cell office:value-type="float" office:value="3601" table:style-name="ce195">
            <text:p>3601<text:s/></text:p>
          </table:table-cell>
          <table:table-cell office:value-type="float" office:value="3359" table:style-name="ce195">
            <text:p>3359<text:s/></text:p>
          </table:table-cell>
          <table:table-cell office:value-type="float" office:value="3233" table:style-name="ce195">
            <text:p>3233<text:s/></text:p>
          </table:table-cell>
          <table:table-cell office:value-type="float" office:value="2699" table:style-name="ce195">
            <text:p>2699<text:s/></text:p>
          </table:table-cell>
          <table:table-cell office:value-type="float" office:value="2338" table:style-name="ce195">
            <text:p>2338<text:s/></text:p>
          </table:table-cell>
          <table:table-cell office:value-type="float" office:value="2237" table:style-name="ce195">
            <text:p>2237<text:s/></text:p>
          </table:table-cell>
          <table:table-cell office:value-type="float" office:value="1841" table:style-name="ce195">
            <text:p>1841<text:s/></text:p>
          </table:table-cell>
          <table:table-cell office:value-type="float" office:value="1668" table:style-name="ce195">
            <text:p>1668<text:s/></text:p>
          </table:table-cell>
          <table:table-cell office:value-type="float" office:value="1451" table:style-name="ce195">
            <text:p>1451<text:s/></text:p>
          </table:table-cell>
          <table:table-cell office:value-type="float" office:value="1521" table:style-name="ce195">
            <text:p>1521<text:s/></text:p>
          </table:table-cell>
          <table:table-cell office:value-type="float" office:value="1451" table:style-name="ce195">
            <text:p>1451<text:s/></text:p>
          </table:table-cell>
          <table:table-cell office:value-type="float" office:value="1533" table:style-name="ce195">
            <text:p>1533<text:s/></text:p>
          </table:table-cell>
          <table:table-cell office:value-type="float" office:value="1502" table:style-name="ce195">
            <text:p>1502<text:s/></text:p>
          </table:table-cell>
          <table:table-cell office:value-type="float" office:value="1349" table:style-name="ce195">
            <text:p>1349<text:s/></text:p>
          </table:table-cell>
          <table:table-cell office:value-type="float" office:value="1141" table:style-name="ce195">
            <text:p>1141<text:s/></text:p>
          </table:table-cell>
          <table:table-cell office:value-type="float" office:value="837" table:style-name="ce195">
            <text:p>837<text:s/></text:p>
          </table:table-cell>
          <table:table-cell office:value-type="float" office:value="600" table:style-name="ce195">
            <text:p>600<text:s/></text:p>
          </table:table-cell>
          <table:table-cell office:value-type="float" office:value="469" table:style-name="ce195">
            <text:p>469<text:s/></text:p>
          </table:table-cell>
          <table:table-cell office:value-type="float" office:value="270" table:style-name="ce195">
            <text:p>270<text:s/></text:p>
          </table:table-cell>
          <table:table-cell office:value-type="float" office:value="200" table:style-name="ce195">
            <text:p>200<text:s/></text:p>
          </table:table-cell>
          <table:table-cell office:value-type="float" office:value="128" table:style-name="ce195">
            <text:p>128<text:s/></text:p>
          </table:table-cell>
          <table:table-cell office:value-type="float" office:value="94" table:style-name="ce195">
            <text:p>94<text:s/></text:p>
          </table:table-cell>
          <table:table-cell office:value-type="float" office:value="167" table:style-name="ce195">
            <text:p>167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62673" table:style-name="ce203">
            <text:p>1,262,673</text:p>
          </table:table-cell>
          <table:table-cell office:value-type="float" office:value="641697" table:style-name="ce203">
            <text:p>641,697</text:p>
          </table:table-cell>
          <table:table-cell office:value-type="float" office:value="620976" table:style-name="ce203">
            <text:p>620,976</text:p>
          </table:table-cell>
          <table:table-cell office:value-type="float" office:value="100" table:style-name="ce204">
            <text:p>100.00</text:p>
          </table:table-cell>
          <table:table-cell office:value-type="float" office:value="158266" table:style-name="ce203">
            <text:p>158,266</text:p>
          </table:table-cell>
          <table:table-cell office:value-type="float" office:value="82666" table:style-name="ce203">
            <text:p>82,666</text:p>
          </table:table-cell>
          <table:table-cell office:value-type="float" office:value="75600" table:style-name="ce203">
            <text:p>75,600</text:p>
          </table:table-cell>
          <table:table-cell office:value-type="float" office:value="12.534203233933091" table:style-name="ce204">
            <text:p>12.53</text:p>
          </table:table-cell>
          <table:table-cell office:value-type="float" office:value="890721" table:style-name="ce203">
            <text:p>890,721</text:p>
          </table:table-cell>
          <table:table-cell office:value-type="float" office:value="460399" table:style-name="ce203">
            <text:p>460,399</text:p>
          </table:table-cell>
          <table:table-cell office:value-type="float" office:value="430322" table:style-name="ce203">
            <text:p>430,322</text:p>
          </table:table-cell>
          <table:table-cell office:value-type="float" office:value="70.542491999116166" table:style-name="ce204">
            <text:p>70.54</text:p>
          </table:table-cell>
          <table:table-cell office:value-type="float" office:value="213686" table:style-name="ce203">
            <text:p>213,686</text:p>
          </table:table-cell>
          <table:table-cell office:value-type="float" office:value="98632" table:style-name="ce203">
            <text:p>98,632</text:p>
          </table:table-cell>
          <table:table-cell office:value-type="float" office:value="115054" table:style-name="ce203">
            <text:p>115,054</text:p>
          </table:table-cell>
          <table:table-cell office:value-type="float" office:value="16.923304766950746" table:style-name="ce204">
            <text:p>16.92</text:p>
          </table:table-cell>
          <table:table-cell office:value-type="float" office:value="554918" table:style-name="ce203">
            <text:p>554,918</text:p>
          </table:table-cell>
          <table:table-cell office:value-type="float" office:value="286902" table:style-name="ce203">
            <text:p>286,902</text:p>
          </table:table-cell>
          <table:table-cell office:value-type="float" office:value="268016" table:style-name="ce203">
            <text:p>268,016</text:p>
          </table:table-cell>
          <table:table-cell office:value-type="float" office:value="43.947878825317403" table:style-name="ce204">
            <text:p>43.95</text:p>
          </table:table-cell>
          <table:table-cell office:value-type="float" office:value="1038112" table:style-name="ce203">
            <text:p>1,038,112</text:p>
          </table:table-cell>
          <table:table-cell office:value-type="float" office:value="524232" table:style-name="ce203">
            <text:p>524,232</text:p>
          </table:table-cell>
          <table:table-cell office:value-type="float" office:value="513880" table:style-name="ce203">
            <text:p>513,880</text:p>
          </table:table-cell>
          <table:table-cell office:value-type="float" office:value="82.215427113749968" table:style-name="ce204">
            <text:p>82.22</text:p>
          </table:table-cell>
          <table:table-cell table:number-columns-repeated="2" table:style-name="ce183"/>
          <table:table-cell office:value-type="string" table:style-name="ce195">
            <text:p>桃園市</text:p>
          </table:table-cell>
          <table:table-cell office:value-type="string" table:style-name="ce195">
            <text:p>女</text:p>
          </table:table-cell>
          <table:table-cell office:value-type="float" office:value="1123573" table:style-name="ce195">
            <text:p>1123573<text:s/></text:p>
          </table:table-cell>
          <table:table-cell office:value-type="float" office:value="158298" table:style-name="ce195">
            <text:p>158298<text:s/></text:p>
          </table:table-cell>
          <table:table-cell office:value-type="float" office:value="825840" table:style-name="ce195">
            <text:p>825840<text:s/></text:p>
          </table:table-cell>
          <table:table-cell office:value-type="float" office:value="162014" table:style-name="ce195">
            <text:p>162014<text:s/></text:p>
          </table:table-cell>
          <table:table-cell office:value-type="float" office:value="523148" table:style-name="ce195">
            <text:p>523148<text:s/></text:p>
          </table:table-cell>
          <table:table-cell office:value-type="float" office:value="930786" table:style-name="ce195">
            <text:p>930786<text:s/></text:p>
          </table:table-cell>
          <table:table-cell office:value-type="float" office:value="9274" table:style-name="ce195">
            <text:p>9274<text:s/></text:p>
          </table:table-cell>
          <table:table-cell office:value-type="float" office:value="10318" table:style-name="ce195">
            <text:p>10318<text:s/></text:p>
          </table:table-cell>
          <table:table-cell office:value-type="float" office:value="10365" table:style-name="ce195">
            <text:p>10365<text:s/></text:p>
          </table:table-cell>
          <table:table-cell office:value-type="float" office:value="10847" table:style-name="ce195">
            <text:p>10847<text:s/></text:p>
          </table:table-cell>
          <table:table-cell office:value-type="float" office:value="11357" table:style-name="ce195">
            <text:p>11357<text:s/></text:p>
          </table:table-cell>
          <table:table-cell office:value-type="float" office:value="11489" table:style-name="ce195">
            <text:p>11489<text:s/></text:p>
          </table:table-cell>
          <table:table-cell office:value-type="float" office:value="11446" table:style-name="ce195">
            <text:p>11446<text:s/></text:p>
          </table:table-cell>
          <table:table-cell office:value-type="float" office:value="10451" table:style-name="ce195">
            <text:p>10451<text:s/></text:p>
          </table:table-cell>
          <table:table-cell office:value-type="float" office:value="12085" table:style-name="ce195">
            <text:p>12085<text:s/></text:p>
          </table:table-cell>
          <table:table-cell office:value-type="float" office:value="11163" table:style-name="ce195">
            <text:p>11163<text:s/></text:p>
          </table:table-cell>
          <table:table-cell office:value-type="float" office:value="9060" table:style-name="ce195">
            <text:p>9060<text:s/></text:p>
          </table:table-cell>
          <table:table-cell office:value-type="float" office:value="9556" table:style-name="ce195">
            <text:p>9556<text:s/></text:p>
          </table:table-cell>
          <table:table-cell office:value-type="float" office:value="10101" table:style-name="ce195">
            <text:p>10101<text:s/></text:p>
          </table:table-cell>
          <table:table-cell office:value-type="float" office:value="10483" table:style-name="ce195">
            <text:p>10483<text:s/></text:p>
          </table:table-cell>
          <table:table-cell office:value-type="float" office:value="10303" table:style-name="ce195">
            <text:p>10303<text:s/></text:p>
          </table:table-cell>
          <table:table-cell office:value-type="float" office:value="10465" table:style-name="ce195">
            <text:p>10465<text:s/></text:p>
          </table:table-cell>
          <table:table-cell office:value-type="float" office:value="10859" table:style-name="ce195">
            <text:p>10859<text:s/></text:p>
          </table:table-cell>
          <table:table-cell office:value-type="float" office:value="11182" table:style-name="ce195">
            <text:p>11182<text:s/></text:p>
          </table:table-cell>
          <table:table-cell office:value-type="float" office:value="12160" table:style-name="ce195">
            <text:p>12160<text:s/></text:p>
          </table:table-cell>
          <table:table-cell office:value-type="float" office:value="12402" table:style-name="ce195">
            <text:p>12402<text:s/></text:p>
          </table:table-cell>
          <table:table-cell office:value-type="float" office:value="14566" table:style-name="ce195">
            <text:p>14566<text:s/></text:p>
          </table:table-cell>
          <table:table-cell office:value-type="float" office:value="13990" table:style-name="ce195">
            <text:p>13990<text:s/></text:p>
          </table:table-cell>
          <table:table-cell office:value-type="float" office:value="13173" table:style-name="ce195">
            <text:p>13173<text:s/></text:p>
          </table:table-cell>
          <table:table-cell office:value-type="float" office:value="15223" table:style-name="ce195">
            <text:p>15223<text:s/></text:p>
          </table:table-cell>
          <table:table-cell office:value-type="float" office:value="15619" table:style-name="ce195">
            <text:p>15619<text:s/></text:p>
          </table:table-cell>
          <table:table-cell office:value-type="float" office:value="15832" table:style-name="ce195">
            <text:p>15832<text:s/></text:p>
          </table:table-cell>
          <table:table-cell office:value-type="float" office:value="15894" table:style-name="ce195">
            <text:p>15894<text:s/></text:p>
          </table:table-cell>
          <table:table-cell office:value-type="float" office:value="16010" table:style-name="ce195">
            <text:p>16010<text:s/></text:p>
          </table:table-cell>
          <table:table-cell office:value-type="float" office:value="16004" table:style-name="ce195">
            <text:p>16004<text:s/></text:p>
          </table:table-cell>
          <table:table-cell office:value-type="float" office:value="15740" table:style-name="ce195">
            <text:p>15740<text:s/></text:p>
          </table:table-cell>
          <table:table-cell office:value-type="float" office:value="16801" table:style-name="ce195">
            <text:p>16801<text:s/></text:p>
          </table:table-cell>
          <table:table-cell office:value-type="float" office:value="16324" table:style-name="ce195">
            <text:p>16324<text:s/></text:p>
          </table:table-cell>
          <table:table-cell office:value-type="float" office:value="17256" table:style-name="ce195">
            <text:p>17256<text:s/></text:p>
          </table:table-cell>
          <table:table-cell office:value-type="float" office:value="15876" table:style-name="ce195">
            <text:p>15876<text:s/></text:p>
          </table:table-cell>
          <table:table-cell office:value-type="float" office:value="15359" table:style-name="ce195">
            <text:p>15359<text:s/></text:p>
          </table:table-cell>
          <table:table-cell office:value-type="float" office:value="17263" table:style-name="ce195">
            <text:p>17263<text:s/></text:p>
          </table:table-cell>
          <table:table-cell office:value-type="float" office:value="19009" table:style-name="ce195">
            <text:p>19009<text:s/></text:p>
          </table:table-cell>
          <table:table-cell office:value-type="float" office:value="19418" table:style-name="ce195">
            <text:p>19418<text:s/></text:p>
          </table:table-cell>
          <table:table-cell office:value-type="float" office:value="21068" table:style-name="ce195">
            <text:p>21068<text:s/></text:p>
          </table:table-cell>
          <table:table-cell office:value-type="float" office:value="21550" table:style-name="ce195">
            <text:p>21550<text:s/></text:p>
          </table:table-cell>
          <table:table-cell office:value-type="float" office:value="21563" table:style-name="ce195">
            <text:p>21563<text:s/></text:p>
          </table:table-cell>
          <table:table-cell office:value-type="float" office:value="21400" table:style-name="ce195">
            <text:p>21400<text:s/></text:p>
          </table:table-cell>
          <table:table-cell office:value-type="float" office:value="20413" table:style-name="ce195">
            <text:p>20413<text:s/></text:p>
          </table:table-cell>
          <table:table-cell office:value-type="float" office:value="19605" table:style-name="ce195">
            <text:p>19605<text:s/></text:p>
          </table:table-cell>
          <table:table-cell office:value-type="float" office:value="20534" table:style-name="ce195">
            <text:p>20534<text:s/></text:p>
          </table:table-cell>
          <table:table-cell office:value-type="float" office:value="18061" table:style-name="ce195">
            <text:p>18061<text:s/></text:p>
          </table:table-cell>
          <table:table-cell office:value-type="float" office:value="17653" table:style-name="ce195">
            <text:p>17653<text:s/></text:p>
          </table:table-cell>
          <table:table-cell office:value-type="float" office:value="17211" table:style-name="ce195">
            <text:p>17211<text:s/></text:p>
          </table:table-cell>
          <table:table-cell office:value-type="float" office:value="17406" table:style-name="ce195">
            <text:p>17406<text:s/></text:p>
          </table:table-cell>
          <table:table-cell office:value-type="float" office:value="17327" table:style-name="ce195">
            <text:p>17327<text:s/></text:p>
          </table:table-cell>
          <table:table-cell office:value-type="float" office:value="17811" table:style-name="ce195">
            <text:p>17811<text:s/></text:p>
          </table:table-cell>
          <table:table-cell office:value-type="float" office:value="17628" table:style-name="ce195">
            <text:p>17628<text:s/></text:p>
          </table:table-cell>
          <table:table-cell office:value-type="float" office:value="17343" table:style-name="ce195">
            <text:p>17343<text:s/></text:p>
          </table:table-cell>
          <table:table-cell office:value-type="float" office:value="16883" table:style-name="ce195">
            <text:p>16883<text:s/></text:p>
          </table:table-cell>
          <table:table-cell office:value-type="float" office:value="16715" table:style-name="ce195">
            <text:p>16715<text:s/></text:p>
          </table:table-cell>
          <table:table-cell office:value-type="float" office:value="17018" table:style-name="ce195">
            <text:p>17018<text:s/></text:p>
          </table:table-cell>
          <table:table-cell office:value-type="float" office:value="17389" table:style-name="ce195">
            <text:p>17389<text:s/></text:p>
          </table:table-cell>
          <table:table-cell office:value-type="float" office:value="17147" table:style-name="ce195">
            <text:p>17147<text:s/></text:p>
          </table:table-cell>
          <table:table-cell office:value-type="float" office:value="16850" table:style-name="ce195">
            <text:p>16850<text:s/></text:p>
          </table:table-cell>
          <table:table-cell office:value-type="float" office:value="16420" table:style-name="ce195">
            <text:p>16420<text:s/></text:p>
          </table:table-cell>
          <table:table-cell office:value-type="float" office:value="15264" table:style-name="ce195">
            <text:p>15264<text:s/></text:p>
          </table:table-cell>
          <table:table-cell office:value-type="float" office:value="15403" table:style-name="ce195">
            <text:p>15403<text:s/></text:p>
          </table:table-cell>
          <table:table-cell office:value-type="float" office:value="15493" table:style-name="ce195">
            <text:p>15493<text:s/></text:p>
          </table:table-cell>
          <table:table-cell office:value-type="float" office:value="13819" table:style-name="ce195">
            <text:p>13819<text:s/></text:p>
          </table:table-cell>
          <table:table-cell office:value-type="float" office:value="14441" table:style-name="ce195">
            <text:p>14441<text:s/></text:p>
          </table:table-cell>
          <table:table-cell office:value-type="float" office:value="13907" table:style-name="ce195">
            <text:p>13907<text:s/></text:p>
          </table:table-cell>
          <table:table-cell office:value-type="float" office:value="13789" table:style-name="ce195">
            <text:p>13789<text:s/></text:p>
          </table:table-cell>
          <table:table-cell office:value-type="float" office:value="12753" table:style-name="ce195">
            <text:p>12753<text:s/></text:p>
          </table:table-cell>
          <table:table-cell office:value-type="float" office:value="12231" table:style-name="ce195">
            <text:p>12231<text:s/></text:p>
          </table:table-cell>
          <table:table-cell office:value-type="float" office:value="12394" table:style-name="ce195">
            <text:p>12394<text:s/></text:p>
          </table:table-cell>
          <table:table-cell office:value-type="float" office:value="10113" table:style-name="ce195">
            <text:p>10113<text:s/></text:p>
          </table:table-cell>
          <table:table-cell office:value-type="float" office:value="8952" table:style-name="ce195">
            <text:p>8952<text:s/></text:p>
          </table:table-cell>
          <table:table-cell office:value-type="float" office:value="8620" table:style-name="ce195">
            <text:p>8620<text:s/></text:p>
          </table:table-cell>
          <table:table-cell office:value-type="float" office:value="6568" table:style-name="ce195">
            <text:p>6568<text:s/></text:p>
          </table:table-cell>
          <table:table-cell office:value-type="float" office:value="6011" table:style-name="ce195">
            <text:p>6011<text:s/></text:p>
          </table:table-cell>
          <table:table-cell office:value-type="float" office:value="4310" table:style-name="ce195">
            <text:p>4310<text:s/></text:p>
          </table:table-cell>
          <table:table-cell office:value-type="float" office:value="5018" table:style-name="ce195">
            <text:p>5018<text:s/></text:p>
          </table:table-cell>
          <table:table-cell office:value-type="float" office:value="4993" table:style-name="ce195">
            <text:p>4993<text:s/></text:p>
          </table:table-cell>
          <table:table-cell office:value-type="float" office:value="4943" table:style-name="ce195">
            <text:p>4943<text:s/></text:p>
          </table:table-cell>
          <table:table-cell office:value-type="float" office:value="4369" table:style-name="ce195">
            <text:p>4369<text:s/></text:p>
          </table:table-cell>
          <table:table-cell office:value-type="float" office:value="4373" table:style-name="ce195">
            <text:p>4373<text:s/></text:p>
          </table:table-cell>
          <table:table-cell office:value-type="float" office:value="3947" table:style-name="ce195">
            <text:p>3947<text:s/></text:p>
          </table:table-cell>
          <table:table-cell office:value-type="float" office:value="3584" table:style-name="ce195">
            <text:p>3584<text:s/></text:p>
          </table:table-cell>
          <table:table-cell office:value-type="float" office:value="3277" table:style-name="ce195">
            <text:p>3277<text:s/></text:p>
          </table:table-cell>
          <table:table-cell office:value-type="float" office:value="2812" table:style-name="ce195">
            <text:p>2812<text:s/></text:p>
          </table:table-cell>
          <table:table-cell office:value-type="float" office:value="2552" table:style-name="ce195">
            <text:p>2552<text:s/></text:p>
          </table:table-cell>
          <table:table-cell office:value-type="float" office:value="2200" table:style-name="ce195">
            <text:p>2200<text:s/></text:p>
          </table:table-cell>
          <table:table-cell office:value-type="float" office:value="1825" table:style-name="ce195">
            <text:p>1825<text:s/></text:p>
          </table:table-cell>
          <table:table-cell office:value-type="float" office:value="1611" table:style-name="ce195">
            <text:p>1611<text:s/></text:p>
          </table:table-cell>
          <table:table-cell office:value-type="float" office:value="1395" table:style-name="ce195">
            <text:p>1395<text:s/></text:p>
          </table:table-cell>
          <table:table-cell office:value-type="float" office:value="1183" table:style-name="ce195">
            <text:p>1183<text:s/></text:p>
          </table:table-cell>
          <table:table-cell office:value-type="float" office:value="1002" table:style-name="ce195">
            <text:p>1002<text:s/></text:p>
          </table:table-cell>
          <table:table-cell office:value-type="float" office:value="849" table:style-name="ce195">
            <text:p>849<text:s/></text:p>
          </table:table-cell>
          <table:table-cell office:value-type="float" office:value="630" table:style-name="ce195">
            <text:p>630<text:s/></text:p>
          </table:table-cell>
          <table:table-cell office:value-type="float" office:value="516" table:style-name="ce195">
            <text:p>516<text:s/></text:p>
          </table:table-cell>
          <table:table-cell office:value-type="float" office:value="398" table:style-name="ce195">
            <text:p>398<text:s/></text:p>
          </table:table-cell>
          <table:table-cell office:value-type="float" office:value="277" table:style-name="ce195">
            <text:p>277<text:s/></text:p>
          </table:table-cell>
          <table:table-cell office:value-type="float" office:value="206" table:style-name="ce195">
            <text:p>206<text:s/></text:p>
          </table:table-cell>
          <table:table-cell office:value-type="float" office:value="143" table:style-name="ce195">
            <text:p>143<text:s/></text:p>
          </table:table-cell>
          <table:table-cell office:value-type="float" office:value="90" table:style-name="ce195">
            <text:p>90<text:s/></text:p>
          </table:table-cell>
          <table:table-cell office:value-type="float" office:value="173" table:style-name="ce195">
            <text:p>173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2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9148" table:style-name="ce203">
            <text:p>489,148</text:p>
          </table:table-cell>
          <table:table-cell office:value-type="float" office:value="249968" table:style-name="ce203">
            <text:p>249,968</text:p>
          </table:table-cell>
          <table:table-cell office:value-type="float" office:value="239180" table:style-name="ce203">
            <text:p>239,180</text:p>
          </table:table-cell>
          <table:table-cell office:value-type="float" office:value="100" table:style-name="ce204">
            <text:p>100.00</text:p>
          </table:table-cell>
          <table:table-cell office:value-type="float" office:value="52042" table:style-name="ce203">
            <text:p>52,042</text:p>
          </table:table-cell>
          <table:table-cell office:value-type="float" office:value="27077" table:style-name="ce203">
            <text:p>27,077</text:p>
          </table:table-cell>
          <table:table-cell office:value-type="float" office:value="24965" table:style-name="ce203">
            <text:p>24,965</text:p>
          </table:table-cell>
          <table:table-cell office:value-type="float" office:value="10.639315708129237" table:style-name="ce204">
            <text:p>10.64</text:p>
          </table:table-cell>
          <table:table-cell office:value-type="float" office:value="344572" table:style-name="ce203">
            <text:p>344,572</text:p>
          </table:table-cell>
          <table:table-cell office:value-type="float" office:value="179368" table:style-name="ce203">
            <text:p>179,368</text:p>
          </table:table-cell>
          <table:table-cell office:value-type="float" office:value="165204" table:style-name="ce203">
            <text:p>165,204</text:p>
          </table:table-cell>
          <table:table-cell office:value-type="float" office:value="70.443301413886999" table:style-name="ce204">
            <text:p>70.44</text:p>
          </table:table-cell>
          <table:table-cell office:value-type="float" office:value="92534" table:style-name="ce203">
            <text:p>92,534</text:p>
          </table:table-cell>
          <table:table-cell office:value-type="float" office:value="43523" table:style-name="ce203">
            <text:p>43,523</text:p>
          </table:table-cell>
          <table:table-cell office:value-type="float" office:value="49011" table:style-name="ce203">
            <text:p>49,011</text:p>
          </table:table-cell>
          <table:table-cell office:value-type="float" office:value="18.917382877983759" table:style-name="ce204">
            <text:p>18.92</text:p>
          </table:table-cell>
          <table:table-cell office:value-type="float" office:value="203185" table:style-name="ce203">
            <text:p>203,185</text:p>
          </table:table-cell>
          <table:table-cell office:value-type="float" office:value="106473" table:style-name="ce203">
            <text:p>106,473</text:p>
          </table:table-cell>
          <table:table-cell office:value-type="float" office:value="96712" table:style-name="ce203">
            <text:p>96,712</text:p>
          </table:table-cell>
          <table:table-cell office:value-type="float" office:value="41.538552748861285" table:style-name="ce204">
            <text:p>41.54</text:p>
          </table:table-cell>
          <table:table-cell office:value-type="float" office:value="412766" table:style-name="ce203">
            <text:p>412,766</text:p>
          </table:table-cell>
          <table:table-cell office:value-type="float" office:value="210219" table:style-name="ce203">
            <text:p>210,219</text:p>
          </table:table-cell>
          <table:table-cell office:value-type="float" office:value="202547" table:style-name="ce203">
            <text:p>202,547</text:p>
          </table:table-cell>
          <table:table-cell office:value-type="float" office:value="84.384685207748987" table:style-name="ce204">
            <text:p>84.38</text:p>
          </table:table-cell>
          <table:table-cell table:number-columns-repeated="2" table:style-name="ce183"/>
          <table:table-cell office:value-type="string" table:style-name="ce195">
            <text:p>臺中市</text:p>
          </table:table-cell>
          <table:table-cell office:value-type="string" table:style-name="ce195">
            <text:p>計</text:p>
          </table:table-cell>
          <table:table-cell office:value-type="float" office:value="2809545" table:style-name="ce195">
            <text:p>2809545<text:s/></text:p>
          </table:table-cell>
          <table:table-cell office:value-type="float" office:value="392377" table:style-name="ce195">
            <text:p>392377<text:s/></text:p>
          </table:table-cell>
          <table:table-cell office:value-type="float" office:value="2036625" table:style-name="ce195">
            <text:p>2036625<text:s/></text:p>
          </table:table-cell>
          <table:table-cell office:value-type="float" office:value="391977" table:style-name="ce195">
            <text:p>391977<text:s/></text:p>
          </table:table-cell>
          <table:table-cell office:value-type="float" office:value="1283704" table:style-name="ce195">
            <text:p>1283704<text:s/></text:p>
          </table:table-cell>
          <table:table-cell office:value-type="float" office:value="2283235" table:style-name="ce195">
            <text:p>2283235<text:s/></text:p>
          </table:table-cell>
          <table:table-cell office:value-type="float" office:value="18424" table:style-name="ce195">
            <text:p>18424<text:s/></text:p>
          </table:table-cell>
          <table:table-cell office:value-type="float" office:value="22035" table:style-name="ce195">
            <text:p>22035<text:s/></text:p>
          </table:table-cell>
          <table:table-cell office:value-type="float" office:value="24542" table:style-name="ce195">
            <text:p>24542<text:s/></text:p>
          </table:table-cell>
          <table:table-cell office:value-type="float" office:value="26618" table:style-name="ce195">
            <text:p>26618<text:s/></text:p>
          </table:table-cell>
          <table:table-cell office:value-type="float" office:value="28920" table:style-name="ce195">
            <text:p>28920<text:s/></text:p>
          </table:table-cell>
          <table:table-cell office:value-type="float" office:value="29570" table:style-name="ce195">
            <text:p>29570<text:s/></text:p>
          </table:table-cell>
          <table:table-cell office:value-type="float" office:value="29572" table:style-name="ce195">
            <text:p>29572<text:s/></text:p>
          </table:table-cell>
          <table:table-cell office:value-type="float" office:value="26373" table:style-name="ce195">
            <text:p>26373<text:s/></text:p>
          </table:table-cell>
          <table:table-cell office:value-type="float" office:value="31022" table:style-name="ce195">
            <text:p>31022<text:s/></text:p>
          </table:table-cell>
          <table:table-cell office:value-type="float" office:value="28067" table:style-name="ce195">
            <text:p>28067<text:s/></text:p>
          </table:table-cell>
          <table:table-cell office:value-type="float" office:value="22964" table:style-name="ce195">
            <text:p>22964<text:s/></text:p>
          </table:table-cell>
          <table:table-cell office:value-type="float" office:value="24572" table:style-name="ce195">
            <text:p>24572<text:s/></text:p>
          </table:table-cell>
          <table:table-cell office:value-type="float" office:value="25756" table:style-name="ce195">
            <text:p>25756<text:s/></text:p>
          </table:table-cell>
          <table:table-cell office:value-type="float" office:value="27281" table:style-name="ce195">
            <text:p>27281<text:s/></text:p>
          </table:table-cell>
          <table:table-cell office:value-type="float" office:value="26661" table:style-name="ce195">
            <text:p>26661<text:s/></text:p>
          </table:table-cell>
          <table:table-cell office:value-type="float" office:value="26829" table:style-name="ce195">
            <text:p>26829<text:s/></text:p>
          </table:table-cell>
          <table:table-cell office:value-type="float" office:value="27769" table:style-name="ce195">
            <text:p>27769<text:s/></text:p>
          </table:table-cell>
          <table:table-cell office:value-type="float" office:value="28343" table:style-name="ce195">
            <text:p>28343<text:s/></text:p>
          </table:table-cell>
          <table:table-cell office:value-type="float" office:value="30682" table:style-name="ce195">
            <text:p>30682<text:s/></text:p>
          </table:table-cell>
          <table:table-cell office:value-type="float" office:value="31744" table:style-name="ce195">
            <text:p>31744<text:s/></text:p>
          </table:table-cell>
          <table:table-cell office:value-type="float" office:value="37610" table:style-name="ce195">
            <text:p>37610<text:s/></text:p>
          </table:table-cell>
          <table:table-cell office:value-type="float" office:value="36516" table:style-name="ce195">
            <text:p>36516<text:s/></text:p>
          </table:table-cell>
          <table:table-cell office:value-type="float" office:value="34620" table:style-name="ce195">
            <text:p>34620<text:s/></text:p>
          </table:table-cell>
          <table:table-cell office:value-type="float" office:value="39556" table:style-name="ce195">
            <text:p>39556<text:s/></text:p>
          </table:table-cell>
          <table:table-cell office:value-type="float" office:value="41461" table:style-name="ce195">
            <text:p>41461<text:s/></text:p>
          </table:table-cell>
          <table:table-cell office:value-type="float" office:value="41108" table:style-name="ce195">
            <text:p>41108<text:s/></text:p>
          </table:table-cell>
          <table:table-cell office:value-type="float" office:value="40615" table:style-name="ce195">
            <text:p>40615<text:s/></text:p>
          </table:table-cell>
          <table:table-cell office:value-type="float" office:value="40757" table:style-name="ce195">
            <text:p>40757<text:s/></text:p>
          </table:table-cell>
          <table:table-cell office:value-type="float" office:value="40561" table:style-name="ce195">
            <text:p>40561<text:s/></text:p>
          </table:table-cell>
          <table:table-cell office:value-type="float" office:value="39967" table:style-name="ce195">
            <text:p>39967<text:s/></text:p>
          </table:table-cell>
          <table:table-cell office:value-type="float" office:value="41442" table:style-name="ce195">
            <text:p>41442<text:s/></text:p>
          </table:table-cell>
          <table:table-cell office:value-type="float" office:value="40526" table:style-name="ce195">
            <text:p>40526<text:s/></text:p>
          </table:table-cell>
          <table:table-cell office:value-type="float" office:value="41666" table:style-name="ce195">
            <text:p>41666<text:s/></text:p>
          </table:table-cell>
          <table:table-cell office:value-type="float" office:value="39314" table:style-name="ce195">
            <text:p>39314<text:s/></text:p>
          </table:table-cell>
          <table:table-cell office:value-type="float" office:value="38361" table:style-name="ce195">
            <text:p>38361<text:s/></text:p>
          </table:table-cell>
          <table:table-cell office:value-type="float" office:value="41930" table:style-name="ce195">
            <text:p>41930<text:s/></text:p>
          </table:table-cell>
          <table:table-cell office:value-type="float" office:value="45934" table:style-name="ce195">
            <text:p>45934<text:s/></text:p>
          </table:table-cell>
          <table:table-cell office:value-type="float" office:value="46192" table:style-name="ce195">
            <text:p>46192<text:s/></text:p>
          </table:table-cell>
          <table:table-cell office:value-type="float" office:value="49381" table:style-name="ce195">
            <text:p>49381<text:s/></text:p>
          </table:table-cell>
          <table:table-cell office:value-type="float" office:value="50561" table:style-name="ce195">
            <text:p>50561<text:s/></text:p>
          </table:table-cell>
          <table:table-cell office:value-type="float" office:value="50569" table:style-name="ce195">
            <text:p>50569<text:s/></text:p>
          </table:table-cell>
          <table:table-cell office:value-type="float" office:value="50776" table:style-name="ce195">
            <text:p>50776<text:s/></text:p>
          </table:table-cell>
          <table:table-cell office:value-type="float" office:value="49639" table:style-name="ce195">
            <text:p>49639<text:s/></text:p>
          </table:table-cell>
          <table:table-cell office:value-type="float" office:value="46673" table:style-name="ce195">
            <text:p>46673<text:s/></text:p>
          </table:table-cell>
          <table:table-cell office:value-type="float" office:value="49055" table:style-name="ce195">
            <text:p>49055<text:s/></text:p>
          </table:table-cell>
          <table:table-cell office:value-type="float" office:value="43820" table:style-name="ce195">
            <text:p>43820<text:s/></text:p>
          </table:table-cell>
          <table:table-cell office:value-type="float" office:value="41271" table:style-name="ce195">
            <text:p>41271<text:s/></text:p>
          </table:table-cell>
          <table:table-cell office:value-type="float" office:value="41086" table:style-name="ce195">
            <text:p>41086<text:s/></text:p>
          </table:table-cell>
          <table:table-cell office:value-type="float" office:value="41240" table:style-name="ce195">
            <text:p>41240<text:s/></text:p>
          </table:table-cell>
          <table:table-cell office:value-type="float" office:value="41497" table:style-name="ce195">
            <text:p>41497<text:s/></text:p>
          </table:table-cell>
          <table:table-cell office:value-type="float" office:value="42818" table:style-name="ce195">
            <text:p>42818<text:s/></text:p>
          </table:table-cell>
          <table:table-cell office:value-type="float" office:value="43144" table:style-name="ce195">
            <text:p>43144<text:s/></text:p>
          </table:table-cell>
          <table:table-cell office:value-type="float" office:value="42680" table:style-name="ce195">
            <text:p>42680<text:s/></text:p>
          </table:table-cell>
          <table:table-cell office:value-type="float" office:value="42240" table:style-name="ce195">
            <text:p>42240<text:s/></text:p>
          </table:table-cell>
          <table:table-cell office:value-type="float" office:value="41592" table:style-name="ce195">
            <text:p>41592<text:s/></text:p>
          </table:table-cell>
          <table:table-cell office:value-type="float" office:value="41865" table:style-name="ce195">
            <text:p>41865<text:s/></text:p>
          </table:table-cell>
          <table:table-cell office:value-type="float" office:value="42657" table:style-name="ce195">
            <text:p>42657<text:s/></text:p>
          </table:table-cell>
          <table:table-cell office:value-type="float" office:value="42276" table:style-name="ce195">
            <text:p>42276<text:s/></text:p>
          </table:table-cell>
          <table:table-cell office:value-type="float" office:value="41993" table:style-name="ce195">
            <text:p>41993<text:s/></text:p>
          </table:table-cell>
          <table:table-cell office:value-type="float" office:value="40875" table:style-name="ce195">
            <text:p>40875<text:s/></text:p>
          </table:table-cell>
          <table:table-cell office:value-type="float" office:value="39370" table:style-name="ce195">
            <text:p>39370<text:s/></text:p>
          </table:table-cell>
          <table:table-cell office:value-type="float" office:value="38505" table:style-name="ce195">
            <text:p>38505<text:s/></text:p>
          </table:table-cell>
          <table:table-cell office:value-type="float" office:value="38575" table:style-name="ce195">
            <text:p>38575<text:s/></text:p>
          </table:table-cell>
          <table:table-cell office:value-type="float" office:value="34040" table:style-name="ce195">
            <text:p>34040<text:s/></text:p>
          </table:table-cell>
          <table:table-cell office:value-type="float" office:value="34924" table:style-name="ce195">
            <text:p>34924<text:s/></text:p>
          </table:table-cell>
          <table:table-cell office:value-type="float" office:value="34259" table:style-name="ce195">
            <text:p>34259<text:s/></text:p>
          </table:table-cell>
          <table:table-cell office:value-type="float" office:value="33472" table:style-name="ce195">
            <text:p>33472<text:s/></text:p>
          </table:table-cell>
          <table:table-cell office:value-type="float" office:value="31250" table:style-name="ce195">
            <text:p>31250<text:s/></text:p>
          </table:table-cell>
          <table:table-cell office:value-type="float" office:value="29273" table:style-name="ce195">
            <text:p>29273<text:s/></text:p>
          </table:table-cell>
          <table:table-cell office:value-type="float" office:value="29019" table:style-name="ce195">
            <text:p>29019<text:s/></text:p>
          </table:table-cell>
          <table:table-cell office:value-type="float" office:value="25500" table:style-name="ce195">
            <text:p>25500<text:s/></text:p>
          </table:table-cell>
          <table:table-cell office:value-type="float" office:value="21772" table:style-name="ce195">
            <text:p>21772<text:s/></text:p>
          </table:table-cell>
          <table:table-cell office:value-type="float" office:value="20528" table:style-name="ce195">
            <text:p>20528<text:s/></text:p>
          </table:table-cell>
          <table:table-cell office:value-type="float" office:value="16244" table:style-name="ce195">
            <text:p>16244<text:s/></text:p>
          </table:table-cell>
          <table:table-cell office:value-type="float" office:value="14219" table:style-name="ce195">
            <text:p>14219<text:s/></text:p>
          </table:table-cell>
          <table:table-cell office:value-type="float" office:value="10591" table:style-name="ce195">
            <text:p>10591<text:s/></text:p>
          </table:table-cell>
          <table:table-cell office:value-type="float" office:value="12056" table:style-name="ce195">
            <text:p>12056<text:s/></text:p>
          </table:table-cell>
          <table:table-cell office:value-type="float" office:value="11878" table:style-name="ce195">
            <text:p>11878<text:s/></text:p>
          </table:table-cell>
          <table:table-cell office:value-type="float" office:value="11598" table:style-name="ce195">
            <text:p>11598<text:s/></text:p>
          </table:table-cell>
          <table:table-cell office:value-type="float" office:value="10864" table:style-name="ce195">
            <text:p>10864<text:s/></text:p>
          </table:table-cell>
          <table:table-cell office:value-type="float" office:value="10357" table:style-name="ce195">
            <text:p>10357<text:s/></text:p>
          </table:table-cell>
          <table:table-cell office:value-type="float" office:value="9727" table:style-name="ce195">
            <text:p>9727<text:s/></text:p>
          </table:table-cell>
          <table:table-cell office:value-type="float" office:value="8607" table:style-name="ce195">
            <text:p>8607<text:s/></text:p>
          </table:table-cell>
          <table:table-cell office:value-type="float" office:value="7468" table:style-name="ce195">
            <text:p>7468<text:s/></text:p>
          </table:table-cell>
          <table:table-cell office:value-type="float" office:value="6888" table:style-name="ce195">
            <text:p>6888<text:s/></text:p>
          </table:table-cell>
          <table:table-cell office:value-type="float" office:value="5895" table:style-name="ce195">
            <text:p>5895<text:s/></text:p>
          </table:table-cell>
          <table:table-cell office:value-type="float" office:value="5102" table:style-name="ce195">
            <text:p>5102<text:s/></text:p>
          </table:table-cell>
          <table:table-cell office:value-type="float" office:value="4522" table:style-name="ce195">
            <text:p>4522<text:s/></text:p>
          </table:table-cell>
          <table:table-cell office:value-type="float" office:value="4029" table:style-name="ce195">
            <text:p>4029<text:s/></text:p>
          </table:table-cell>
          <table:table-cell office:value-type="float" office:value="3539" table:style-name="ce195">
            <text:p>3539<text:s/></text:p>
          </table:table-cell>
          <table:table-cell office:value-type="float" office:value="2974" table:style-name="ce195">
            <text:p>2974<text:s/></text:p>
          </table:table-cell>
          <table:table-cell office:value-type="float" office:value="2537" table:style-name="ce195">
            <text:p>2537<text:s/></text:p>
          </table:table-cell>
          <table:table-cell office:value-type="float" office:value="2097" table:style-name="ce195">
            <text:p>2097<text:s/></text:p>
          </table:table-cell>
          <table:table-cell office:value-type="float" office:value="1609" table:style-name="ce195">
            <text:p>1609<text:s/></text:p>
          </table:table-cell>
          <table:table-cell office:value-type="float" office:value="1296" table:style-name="ce195">
            <text:p>1296<text:s/></text:p>
          </table:table-cell>
          <table:table-cell office:value-type="float" office:value="904" table:style-name="ce195">
            <text:p>904<text:s/></text:p>
          </table:table-cell>
          <table:table-cell office:value-type="float" office:value="610" table:style-name="ce195">
            <text:p>610<text:s/></text:p>
          </table:table-cell>
          <table:table-cell office:value-type="float" office:value="438" table:style-name="ce195">
            <text:p>438<text:s/></text:p>
          </table:table-cell>
          <table:table-cell office:value-type="float" office:value="297" table:style-name="ce195">
            <text:p>297<text:s/></text:p>
          </table:table-cell>
          <table:table-cell office:value-type="float" office:value="226" table:style-name="ce195">
            <text:p>226<text:s/></text:p>
          </table:table-cell>
          <table:table-cell office:value-type="float" office:value="332" table:style-name="ce195">
            <text:p>332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4622" table:style-name="ce203">
            <text:p>674,622</text:p>
          </table:table-cell>
          <table:table-cell office:value-type="float" office:value="348860" table:style-name="ce203">
            <text:p>348,860</text:p>
          </table:table-cell>
          <table:table-cell office:value-type="float" office:value="325762" table:style-name="ce203">
            <text:p>325,762</text:p>
          </table:table-cell>
          <table:table-cell office:value-type="float" office:value="100" table:style-name="ce204">
            <text:p>100.00</text:p>
          </table:table-cell>
          <table:table-cell office:value-type="float" office:value="73943" table:style-name="ce203">
            <text:p>73,943</text:p>
          </table:table-cell>
          <table:table-cell office:value-type="float" office:value="38371" table:style-name="ce203">
            <text:p>38,371</text:p>
          </table:table-cell>
          <table:table-cell office:value-type="float" office:value="35572" table:style-name="ce203">
            <text:p>35,572</text:p>
          </table:table-cell>
          <table:table-cell office:value-type="float" office:value="10.960656486150762" table:style-name="ce204">
            <text:p>10.96</text:p>
          </table:table-cell>
          <table:table-cell office:value-type="float" office:value="470240" table:style-name="ce203">
            <text:p>470,240</text:p>
          </table:table-cell>
          <table:table-cell office:value-type="float" office:value="250533" table:style-name="ce203">
            <text:p>250,533</text:p>
          </table:table-cell>
          <table:table-cell office:value-type="float" office:value="219707" table:style-name="ce203">
            <text:p>219,707</text:p>
          </table:table-cell>
          <table:table-cell office:value-type="float" office:value="69.704219548132144" table:style-name="ce204">
            <text:p>69.70</text:p>
          </table:table-cell>
          <table:table-cell office:value-type="float" office:value="130439" table:style-name="ce203">
            <text:p>130,439</text:p>
          </table:table-cell>
          <table:table-cell office:value-type="float" office:value="59956" table:style-name="ce203">
            <text:p>59,956</text:p>
          </table:table-cell>
          <table:table-cell office:value-type="float" office:value="70483" table:style-name="ce203">
            <text:p>70,483</text:p>
          </table:table-cell>
          <table:table-cell office:value-type="float" office:value="19.335123965717099" table:style-name="ce204">
            <text:p>19.34</text:p>
          </table:table-cell>
          <table:table-cell office:value-type="float" office:value="283519" table:style-name="ce203">
            <text:p>283,519</text:p>
          </table:table-cell>
          <table:table-cell office:value-type="float" office:value="148731" table:style-name="ce203">
            <text:p>148,731</text:p>
          </table:table-cell>
          <table:table-cell office:value-type="float" office:value="134788" table:style-name="ce203">
            <text:p>134,788</text:p>
          </table:table-cell>
          <table:table-cell office:value-type="float" office:value="42.026349570574332" table:style-name="ce204">
            <text:p>42.03</text:p>
          </table:table-cell>
          <table:table-cell office:value-type="float" office:value="565810" table:style-name="ce203">
            <text:p>565,810</text:p>
          </table:table-cell>
          <table:table-cell office:value-type="float" office:value="292241" table:style-name="ce203">
            <text:p>292,241</text:p>
          </table:table-cell>
          <table:table-cell office:value-type="float" office:value="273569" table:style-name="ce203">
            <text:p>273,569</text:p>
          </table:table-cell>
          <table:table-cell office:value-type="float" office:value="83.870671279620296" table:style-name="ce204">
            <text:p>83.87</text:p>
          </table:table-cell>
          <table:table-cell table:number-columns-repeated="2" table:style-name="ce183"/>
          <table:table-cell office:value-type="string" table:style-name="ce195">
            <text:p>臺中市</text:p>
          </table:table-cell>
          <table:table-cell office:value-type="string" table:style-name="ce195">
            <text:p>男</text:p>
          </table:table-cell>
          <table:table-cell office:value-type="float" office:value="1382201" table:style-name="ce195">
            <text:p>1382201<text:s/></text:p>
          </table:table-cell>
          <table:table-cell office:value-type="float" office:value="203700" table:style-name="ce195">
            <text:p>203700<text:s/></text:p>
          </table:table-cell>
          <table:table-cell office:value-type="float" office:value="1002824" table:style-name="ce195">
            <text:p>1002824<text:s/></text:p>
          </table:table-cell>
          <table:table-cell office:value-type="float" office:value="178439" table:style-name="ce195">
            <text:p>178439<text:s/></text:p>
          </table:table-cell>
          <table:table-cell office:value-type="float" office:value="639306" table:style-name="ce195">
            <text:p>639306<text:s/></text:p>
          </table:table-cell>
          <table:table-cell office:value-type="float" office:value="1105881" table:style-name="ce195">
            <text:p>1105881<text:s/></text:p>
          </table:table-cell>
          <table:table-cell office:value-type="float" office:value="9527" table:style-name="ce195">
            <text:p>9527<text:s/></text:p>
          </table:table-cell>
          <table:table-cell office:value-type="float" office:value="11410" table:style-name="ce195">
            <text:p>11410<text:s/></text:p>
          </table:table-cell>
          <table:table-cell office:value-type="float" office:value="12698" table:style-name="ce195">
            <text:p>12698<text:s/></text:p>
          </table:table-cell>
          <table:table-cell office:value-type="float" office:value="13781" table:style-name="ce195">
            <text:p>13781<text:s/></text:p>
          </table:table-cell>
          <table:table-cell office:value-type="float" office:value="15043" table:style-name="ce195">
            <text:p>15043<text:s/></text:p>
          </table:table-cell>
          <table:table-cell office:value-type="float" office:value="15470" table:style-name="ce195">
            <text:p>15470<text:s/></text:p>
          </table:table-cell>
          <table:table-cell office:value-type="float" office:value="15337" table:style-name="ce195">
            <text:p>15337<text:s/></text:p>
          </table:table-cell>
          <table:table-cell office:value-type="float" office:value="13571" table:style-name="ce195">
            <text:p>13571<text:s/></text:p>
          </table:table-cell>
          <table:table-cell office:value-type="float" office:value="16085" table:style-name="ce195">
            <text:p>16085<text:s/></text:p>
          </table:table-cell>
          <table:table-cell office:value-type="float" office:value="14467" table:style-name="ce195">
            <text:p>14467<text:s/></text:p>
          </table:table-cell>
          <table:table-cell office:value-type="float" office:value="12010" table:style-name="ce195">
            <text:p>12010<text:s/></text:p>
          </table:table-cell>
          <table:table-cell office:value-type="float" office:value="12851" table:style-name="ce195">
            <text:p>12851<text:s/></text:p>
          </table:table-cell>
          <table:table-cell office:value-type="float" office:value="13494" table:style-name="ce195">
            <text:p>13494<text:s/></text:p>
          </table:table-cell>
          <table:table-cell office:value-type="float" office:value="14017" table:style-name="ce195">
            <text:p>14017<text:s/></text:p>
          </table:table-cell>
          <table:table-cell office:value-type="float" office:value="13939" table:style-name="ce195">
            <text:p>13939<text:s/></text:p>
          </table:table-cell>
          <table:table-cell office:value-type="float" office:value="13921" table:style-name="ce195">
            <text:p>13921<text:s/></text:p>
          </table:table-cell>
          <table:table-cell office:value-type="float" office:value="14338" table:style-name="ce195">
            <text:p>14338<text:s/></text:p>
          </table:table-cell>
          <table:table-cell office:value-type="float" office:value="14731" table:style-name="ce195">
            <text:p>14731<text:s/></text:p>
          </table:table-cell>
          <table:table-cell office:value-type="float" office:value="15971" table:style-name="ce195">
            <text:p>15971<text:s/></text:p>
          </table:table-cell>
          <table:table-cell office:value-type="float" office:value="16421" table:style-name="ce195">
            <text:p>16421<text:s/></text:p>
          </table:table-cell>
          <table:table-cell office:value-type="float" office:value="19392" table:style-name="ce195">
            <text:p>19392<text:s/></text:p>
          </table:table-cell>
          <table:table-cell office:value-type="float" office:value="19036" table:style-name="ce195">
            <text:p>19036<text:s/></text:p>
          </table:table-cell>
          <table:table-cell office:value-type="float" office:value="17920" table:style-name="ce195">
            <text:p>17920<text:s/></text:p>
          </table:table-cell>
          <table:table-cell office:value-type="float" office:value="20677" table:style-name="ce195">
            <text:p>20677<text:s/></text:p>
          </table:table-cell>
          <table:table-cell office:value-type="float" office:value="21361" table:style-name="ce195">
            <text:p>21361<text:s/></text:p>
          </table:table-cell>
          <table:table-cell office:value-type="float" office:value="21177" table:style-name="ce195">
            <text:p>21177<text:s/></text:p>
          </table:table-cell>
          <table:table-cell office:value-type="float" office:value="20833" table:style-name="ce195">
            <text:p>20833<text:s/></text:p>
          </table:table-cell>
          <table:table-cell office:value-type="float" office:value="20961" table:style-name="ce195">
            <text:p>20961<text:s/></text:p>
          </table:table-cell>
          <table:table-cell office:value-type="float" office:value="20847" table:style-name="ce195">
            <text:p>20847<text:s/></text:p>
          </table:table-cell>
          <table:table-cell office:value-type="float" office:value="20529" table:style-name="ce195">
            <text:p>20529<text:s/></text:p>
          </table:table-cell>
          <table:table-cell office:value-type="float" office:value="21201" table:style-name="ce195">
            <text:p>21201<text:s/></text:p>
          </table:table-cell>
          <table:table-cell office:value-type="float" office:value="20597" table:style-name="ce195">
            <text:p>20597<text:s/></text:p>
          </table:table-cell>
          <table:table-cell office:value-type="float" office:value="21397" table:style-name="ce195">
            <text:p>21397<text:s/></text:p>
          </table:table-cell>
          <table:table-cell office:value-type="float" office:value="19771" table:style-name="ce195">
            <text:p>19771<text:s/></text:p>
          </table:table-cell>
          <table:table-cell office:value-type="float" office:value="19276" table:style-name="ce195">
            <text:p>19276<text:s/></text:p>
          </table:table-cell>
          <table:table-cell office:value-type="float" office:value="20751" table:style-name="ce195">
            <text:p>20751<text:s/></text:p>
          </table:table-cell>
          <table:table-cell office:value-type="float" office:value="22585" table:style-name="ce195">
            <text:p>22585<text:s/></text:p>
          </table:table-cell>
          <table:table-cell office:value-type="float" office:value="22719" table:style-name="ce195">
            <text:p>22719<text:s/></text:p>
          </table:table-cell>
          <table:table-cell office:value-type="float" office:value="24163" table:style-name="ce195">
            <text:p>24163<text:s/></text:p>
          </table:table-cell>
          <table:table-cell office:value-type="float" office:value="24788" table:style-name="ce195">
            <text:p>24788<text:s/></text:p>
          </table:table-cell>
          <table:table-cell office:value-type="float" office:value="24678" table:style-name="ce195">
            <text:p>24678<text:s/></text:p>
          </table:table-cell>
          <table:table-cell office:value-type="float" office:value="24839" table:style-name="ce195">
            <text:p>24839<text:s/></text:p>
          </table:table-cell>
          <table:table-cell office:value-type="float" office:value="24214" table:style-name="ce195">
            <text:p>24214<text:s/></text:p>
          </table:table-cell>
          <table:table-cell office:value-type="float" office:value="22662" table:style-name="ce195">
            <text:p>22662<text:s/></text:p>
          </table:table-cell>
          <table:table-cell office:value-type="float" office:value="23578" table:style-name="ce195">
            <text:p>23578<text:s/></text:p>
          </table:table-cell>
          <table:table-cell office:value-type="float" office:value="21015" table:style-name="ce195">
            <text:p>21015<text:s/></text:p>
          </table:table-cell>
          <table:table-cell office:value-type="float" office:value="19680" table:style-name="ce195">
            <text:p>19680<text:s/></text:p>
          </table:table-cell>
          <table:table-cell office:value-type="float" office:value="19606" table:style-name="ce195">
            <text:p>19606<text:s/></text:p>
          </table:table-cell>
          <table:table-cell office:value-type="float" office:value="19406" table:style-name="ce195">
            <text:p>19406<text:s/></text:p>
          </table:table-cell>
          <table:table-cell office:value-type="float" office:value="19647" table:style-name="ce195">
            <text:p>19647<text:s/></text:p>
          </table:table-cell>
          <table:table-cell office:value-type="float" office:value="20244" table:style-name="ce195">
            <text:p>20244<text:s/></text:p>
          </table:table-cell>
          <table:table-cell office:value-type="float" office:value="20376" table:style-name="ce195">
            <text:p>20376<text:s/></text:p>
          </table:table-cell>
          <table:table-cell office:value-type="float" office:value="20413" table:style-name="ce195">
            <text:p>20413<text:s/></text:p>
          </table:table-cell>
          <table:table-cell office:value-type="float" office:value="19957" table:style-name="ce195">
            <text:p>19957<text:s/></text:p>
          </table:table-cell>
          <table:table-cell office:value-type="float" office:value="19694" table:style-name="ce195">
            <text:p>19694<text:s/></text:p>
          </table:table-cell>
          <table:table-cell office:value-type="float" office:value="19912" table:style-name="ce195">
            <text:p>19912<text:s/></text:p>
          </table:table-cell>
          <table:table-cell office:value-type="float" office:value="20120" table:style-name="ce195">
            <text:p>20120<text:s/></text:p>
          </table:table-cell>
          <table:table-cell office:value-type="float" office:value="19997" table:style-name="ce195">
            <text:p>19997<text:s/></text:p>
          </table:table-cell>
          <table:table-cell office:value-type="float" office:value="19901" table:style-name="ce195">
            <text:p>19901<text:s/></text:p>
          </table:table-cell>
          <table:table-cell office:value-type="float" office:value="19488" table:style-name="ce195">
            <text:p>19488<text:s/></text:p>
          </table:table-cell>
          <table:table-cell office:value-type="float" office:value="18898" table:style-name="ce195">
            <text:p>18898<text:s/></text:p>
          </table:table-cell>
          <table:table-cell office:value-type="float" office:value="18171" table:style-name="ce195">
            <text:p>18171<text:s/></text:p>
          </table:table-cell>
          <table:table-cell office:value-type="float" office:value="18236" table:style-name="ce195">
            <text:p>18236<text:s/></text:p>
          </table:table-cell>
          <table:table-cell office:value-type="float" office:value="16155" table:style-name="ce195">
            <text:p>16155<text:s/></text:p>
          </table:table-cell>
          <table:table-cell office:value-type="float" office:value="16574" table:style-name="ce195">
            <text:p>16574<text:s/></text:p>
          </table:table-cell>
          <table:table-cell office:value-type="float" office:value="16269" table:style-name="ce195">
            <text:p>16269<text:s/></text:p>
          </table:table-cell>
          <table:table-cell office:value-type="float" office:value="15683" table:style-name="ce195">
            <text:p>15683<text:s/></text:p>
          </table:table-cell>
          <table:table-cell office:value-type="float" office:value="14773" table:style-name="ce195">
            <text:p>14773<text:s/></text:p>
          </table:table-cell>
          <table:table-cell office:value-type="float" office:value="13814" table:style-name="ce195">
            <text:p>13814<text:s/></text:p>
          </table:table-cell>
          <table:table-cell office:value-type="float" office:value="13436" table:style-name="ce195">
            <text:p>13436<text:s/></text:p>
          </table:table-cell>
          <table:table-cell office:value-type="float" office:value="12059" table:style-name="ce195">
            <text:p>12059<text:s/></text:p>
          </table:table-cell>
          <table:table-cell office:value-type="float" office:value="10240" table:style-name="ce195">
            <text:p>10240<text:s/></text:p>
          </table:table-cell>
          <table:table-cell office:value-type="float" office:value="9598" table:style-name="ce195">
            <text:p>9598<text:s/></text:p>
          </table:table-cell>
          <table:table-cell office:value-type="float" office:value="7576" table:style-name="ce195">
            <text:p>7576<text:s/></text:p>
          </table:table-cell>
          <table:table-cell office:value-type="float" office:value="6422" table:style-name="ce195">
            <text:p>6422<text:s/></text:p>
          </table:table-cell>
          <table:table-cell office:value-type="float" office:value="4715" table:style-name="ce195">
            <text:p>4715<text:s/></text:p>
          </table:table-cell>
          <table:table-cell office:value-type="float" office:value="5391" table:style-name="ce195">
            <text:p>5391<text:s/></text:p>
          </table:table-cell>
          <table:table-cell office:value-type="float" office:value="5175" table:style-name="ce195">
            <text:p>5175<text:s/></text:p>
          </table:table-cell>
          <table:table-cell office:value-type="float" office:value="5110" table:style-name="ce195">
            <text:p>5110<text:s/></text:p>
          </table:table-cell>
          <table:table-cell office:value-type="float" office:value="4677" table:style-name="ce195">
            <text:p>4677<text:s/></text:p>
          </table:table-cell>
          <table:table-cell office:value-type="float" office:value="4401" table:style-name="ce195">
            <text:p>4401<text:s/></text:p>
          </table:table-cell>
          <table:table-cell office:value-type="float" office:value="4143" table:style-name="ce195">
            <text:p>4143<text:s/></text:p>
          </table:table-cell>
          <table:table-cell office:value-type="float" office:value="3538" table:style-name="ce195">
            <text:p>3538<text:s/></text:p>
          </table:table-cell>
          <table:table-cell office:value-type="float" office:value="3013" table:style-name="ce195">
            <text:p>3013<text:s/></text:p>
          </table:table-cell>
          <table:table-cell office:value-type="float" office:value="2860" table:style-name="ce195">
            <text:p>2860<text:s/></text:p>
          </table:table-cell>
          <table:table-cell office:value-type="float" office:value="2274" table:style-name="ce195">
            <text:p>2274<text:s/></text:p>
          </table:table-cell>
          <table:table-cell office:value-type="float" office:value="2070" table:style-name="ce195">
            <text:p>2070<text:s/></text:p>
          </table:table-cell>
          <table:table-cell office:value-type="float" office:value="1782" table:style-name="ce195">
            <text:p>1782<text:s/></text:p>
          </table:table-cell>
          <table:table-cell office:value-type="float" office:value="1692" table:style-name="ce195">
            <text:p>1692<text:s/></text:p>
          </table:table-cell>
          <table:table-cell office:value-type="float" office:value="1507" table:style-name="ce195">
            <text:p>1507<text:s/></text:p>
          </table:table-cell>
          <table:table-cell office:value-type="float" office:value="1400" table:style-name="ce195">
            <text:p>1400<text:s/></text:p>
          </table:table-cell>
          <table:table-cell office:value-type="float" office:value="1172" table:style-name="ce195">
            <text:p>1172<text:s/></text:p>
          </table:table-cell>
          <table:table-cell office:value-type="float" office:value="984" table:style-name="ce195">
            <text:p>984<text:s/></text:p>
          </table:table-cell>
          <table:table-cell office:value-type="float" office:value="771" table:style-name="ce195">
            <text:p>771<text:s/></text:p>
          </table:table-cell>
          <table:table-cell office:value-type="float" office:value="595" table:style-name="ce195">
            <text:p>595<text:s/></text:p>
          </table:table-cell>
          <table:table-cell office:value-type="float" office:value="422" table:style-name="ce195">
            <text:p>422<text:s/></text:p>
          </table:table-cell>
          <table:table-cell office:value-type="float" office:value="311" table:style-name="ce195">
            <text:p>311<text:s/></text:p>
          </table:table-cell>
          <table:table-cell office:value-type="float" office:value="198" table:style-name="ce195">
            <text:p>198<text:s/></text:p>
          </table:table-cell>
          <table:table-cell office:value-type="float" office:value="133" table:style-name="ce195">
            <text:p>133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144" table:style-name="ce195">
            <text:p>144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7641" table:style-name="ce203">
            <text:p>497,641</text:p>
          </table:table-cell>
          <table:table-cell office:value-type="float" office:value="258099" table:style-name="ce203">
            <text:p>258,099</text:p>
          </table:table-cell>
          <table:table-cell office:value-type="float" office:value="239542" table:style-name="ce203">
            <text:p>239,542</text:p>
          </table:table-cell>
          <table:table-cell office:value-type="float" office:value="100" table:style-name="ce204">
            <text:p>100.00</text:p>
          </table:table-cell>
          <table:table-cell office:value-type="float" office:value="44361" table:style-name="ce203">
            <text:p>44,361</text:p>
          </table:table-cell>
          <table:table-cell office:value-type="float" office:value="23061" table:style-name="ce203">
            <text:p>23,061</text:p>
          </table:table-cell>
          <table:table-cell office:value-type="float" office:value="21300" table:style-name="ce203">
            <text:p>21,300</text:p>
          </table:table-cell>
          <table:table-cell office:value-type="float" office:value="8.9142574667280225" table:style-name="ce204">
            <text:p>8.91</text:p>
          </table:table-cell>
          <table:table-cell office:value-type="float" office:value="350681" table:style-name="ce203">
            <text:p>350,681</text:p>
          </table:table-cell>
          <table:table-cell office:value-type="float" office:value="187343" table:style-name="ce203">
            <text:p>187,343</text:p>
          </table:table-cell>
          <table:table-cell office:value-type="float" office:value="163338" table:style-name="ce203">
            <text:p>163,338</text:p>
          </table:table-cell>
          <table:table-cell office:value-type="float" office:value="70.468671190677611" table:style-name="ce204">
            <text:p>70.47</text:p>
          </table:table-cell>
          <table:table-cell office:value-type="float" office:value="102599" table:style-name="ce203">
            <text:p>102,599</text:p>
          </table:table-cell>
          <table:table-cell office:value-type="float" office:value="47695" table:style-name="ce203">
            <text:p>47,695</text:p>
          </table:table-cell>
          <table:table-cell office:value-type="float" office:value="54904" table:style-name="ce203">
            <text:p>54,904</text:p>
          </table:table-cell>
          <table:table-cell office:value-type="float" office:value="20.617071342594357" table:style-name="ce204">
            <text:p>20.62</text:p>
          </table:table-cell>
          <table:table-cell office:value-type="float" office:value="204701" table:style-name="ce203">
            <text:p>204,701</text:p>
          </table:table-cell>
          <table:table-cell office:value-type="float" office:value="107902" table:style-name="ce203">
            <text:p>107,902</text:p>
          </table:table-cell>
          <table:table-cell office:value-type="float" office:value="96799" table:style-name="ce203">
            <text:p>96,799</text:p>
          </table:table-cell>
          <table:table-cell office:value-type="float" office:value="41.134271492903515" table:style-name="ce204">
            <text:p>41.13</text:p>
          </table:table-cell>
          <table:table-cell office:value-type="float" office:value="428770" table:style-name="ce203">
            <text:p>428,770</text:p>
          </table:table-cell>
          <table:table-cell office:value-type="float" office:value="222157" table:style-name="ce203">
            <text:p>222,157</text:p>
          </table:table-cell>
          <table:table-cell office:value-type="float" office:value="206613" table:style-name="ce203">
            <text:p>206,613</text:p>
          </table:table-cell>
          <table:table-cell office:value-type="float" office:value="86.160505263834779" table:style-name="ce204">
            <text:p>86.16</text:p>
          </table:table-cell>
          <table:table-cell table:number-columns-repeated="2" table:style-name="ce183"/>
          <table:table-cell office:value-type="string" table:style-name="ce195">
            <text:p>臺中市</text:p>
          </table:table-cell>
          <table:table-cell office:value-type="string" table:style-name="ce195">
            <text:p>女</text:p>
          </table:table-cell>
          <table:table-cell office:value-type="float" office:value="1427344" table:style-name="ce195">
            <text:p>1427344<text:s/></text:p>
          </table:table-cell>
          <table:table-cell office:value-type="float" office:value="188677" table:style-name="ce195">
            <text:p>188677<text:s/></text:p>
          </table:table-cell>
          <table:table-cell office:value-type="float" office:value="1033801" table:style-name="ce195">
            <text:p>1033801<text:s/></text:p>
          </table:table-cell>
          <table:table-cell office:value-type="float" office:value="213538" table:style-name="ce195">
            <text:p>213538<text:s/></text:p>
          </table:table-cell>
          <table:table-cell office:value-type="float" office:value="644398" table:style-name="ce195">
            <text:p>644398<text:s/></text:p>
          </table:table-cell>
          <table:table-cell office:value-type="float" office:value="1177354" table:style-name="ce195">
            <text:p>1177354<text:s/></text:p>
          </table:table-cell>
          <table:table-cell office:value-type="float" office:value="8897" table:style-name="ce195">
            <text:p>8897<text:s/></text:p>
          </table:table-cell>
          <table:table-cell office:value-type="float" office:value="10625" table:style-name="ce195">
            <text:p>10625<text:s/></text:p>
          </table:table-cell>
          <table:table-cell office:value-type="float" office:value="11844" table:style-name="ce195">
            <text:p>11844<text:s/></text:p>
          </table:table-cell>
          <table:table-cell office:value-type="float" office:value="12837" table:style-name="ce195">
            <text:p>12837<text:s/></text:p>
          </table:table-cell>
          <table:table-cell office:value-type="float" office:value="13877" table:style-name="ce195">
            <text:p>13877<text:s/></text:p>
          </table:table-cell>
          <table:table-cell office:value-type="float" office:value="14100" table:style-name="ce195">
            <text:p>14100<text:s/></text:p>
          </table:table-cell>
          <table:table-cell office:value-type="float" office:value="14235" table:style-name="ce195">
            <text:p>14235<text:s/></text:p>
          </table:table-cell>
          <table:table-cell office:value-type="float" office:value="12802" table:style-name="ce195">
            <text:p>12802<text:s/></text:p>
          </table:table-cell>
          <table:table-cell office:value-type="float" office:value="14937" table:style-name="ce195">
            <text:p>14937<text:s/></text:p>
          </table:table-cell>
          <table:table-cell office:value-type="float" office:value="13600" table:style-name="ce195">
            <text:p>13600<text:s/></text:p>
          </table:table-cell>
          <table:table-cell office:value-type="float" office:value="10954" table:style-name="ce195">
            <text:p>10954<text:s/></text:p>
          </table:table-cell>
          <table:table-cell office:value-type="float" office:value="11721" table:style-name="ce195">
            <text:p>11721<text:s/></text:p>
          </table:table-cell>
          <table:table-cell office:value-type="float" office:value="12262" table:style-name="ce195">
            <text:p>12262<text:s/></text:p>
          </table:table-cell>
          <table:table-cell office:value-type="float" office:value="13264" table:style-name="ce195">
            <text:p>13264<text:s/></text:p>
          </table:table-cell>
          <table:table-cell office:value-type="float" office:value="12722" table:style-name="ce195">
            <text:p>12722<text:s/></text:p>
          </table:table-cell>
          <table:table-cell office:value-type="float" office:value="12908" table:style-name="ce195">
            <text:p>12908<text:s/></text:p>
          </table:table-cell>
          <table:table-cell office:value-type="float" office:value="13431" table:style-name="ce195">
            <text:p>13431<text:s/></text:p>
          </table:table-cell>
          <table:table-cell office:value-type="float" office:value="13612" table:style-name="ce195">
            <text:p>13612<text:s/></text:p>
          </table:table-cell>
          <table:table-cell office:value-type="float" office:value="14711" table:style-name="ce195">
            <text:p>14711<text:s/></text:p>
          </table:table-cell>
          <table:table-cell office:value-type="float" office:value="15323" table:style-name="ce195">
            <text:p>15323<text:s/></text:p>
          </table:table-cell>
          <table:table-cell office:value-type="float" office:value="18218" table:style-name="ce195">
            <text:p>18218<text:s/></text:p>
          </table:table-cell>
          <table:table-cell office:value-type="float" office:value="17480" table:style-name="ce195">
            <text:p>17480<text:s/></text:p>
          </table:table-cell>
          <table:table-cell office:value-type="float" office:value="16700" table:style-name="ce195">
            <text:p>16700<text:s/></text:p>
          </table:table-cell>
          <table:table-cell office:value-type="float" office:value="18879" table:style-name="ce195">
            <text:p>18879<text:s/></text:p>
          </table:table-cell>
          <table:table-cell office:value-type="float" office:value="20100" table:style-name="ce195">
            <text:p>20100<text:s/></text:p>
          </table:table-cell>
          <table:table-cell office:value-type="float" office:value="19931" table:style-name="ce195">
            <text:p>19931<text:s/></text:p>
          </table:table-cell>
          <table:table-cell office:value-type="float" office:value="19782" table:style-name="ce195">
            <text:p>19782<text:s/></text:p>
          </table:table-cell>
          <table:table-cell office:value-type="float" office:value="19796" table:style-name="ce195">
            <text:p>19796<text:s/></text:p>
          </table:table-cell>
          <table:table-cell office:value-type="float" office:value="19714" table:style-name="ce195">
            <text:p>19714<text:s/></text:p>
          </table:table-cell>
          <table:table-cell office:value-type="float" office:value="19438" table:style-name="ce195">
            <text:p>19438<text:s/></text:p>
          </table:table-cell>
          <table:table-cell office:value-type="float" office:value="20241" table:style-name="ce195">
            <text:p>20241<text:s/></text:p>
          </table:table-cell>
          <table:table-cell office:value-type="float" office:value="19929" table:style-name="ce195">
            <text:p>19929<text:s/></text:p>
          </table:table-cell>
          <table:table-cell office:value-type="float" office:value="20269" table:style-name="ce195">
            <text:p>20269<text:s/></text:p>
          </table:table-cell>
          <table:table-cell office:value-type="float" office:value="19543" table:style-name="ce195">
            <text:p>19543<text:s/></text:p>
          </table:table-cell>
          <table:table-cell office:value-type="float" office:value="19085" table:style-name="ce195">
            <text:p>19085<text:s/></text:p>
          </table:table-cell>
          <table:table-cell office:value-type="float" office:value="21179" table:style-name="ce195">
            <text:p>21179<text:s/></text:p>
          </table:table-cell>
          <table:table-cell office:value-type="float" office:value="23349" table:style-name="ce195">
            <text:p>23349<text:s/></text:p>
          </table:table-cell>
          <table:table-cell office:value-type="float" office:value="23473" table:style-name="ce195">
            <text:p>23473<text:s/></text:p>
          </table:table-cell>
          <table:table-cell office:value-type="float" office:value="25218" table:style-name="ce195">
            <text:p>25218<text:s/></text:p>
          </table:table-cell>
          <table:table-cell office:value-type="float" office:value="25773" table:style-name="ce195">
            <text:p>25773<text:s/></text:p>
          </table:table-cell>
          <table:table-cell office:value-type="float" office:value="25891" table:style-name="ce195">
            <text:p>25891<text:s/></text:p>
          </table:table-cell>
          <table:table-cell office:value-type="float" office:value="25937" table:style-name="ce195">
            <text:p>25937<text:s/></text:p>
          </table:table-cell>
          <table:table-cell office:value-type="float" office:value="25425" table:style-name="ce195">
            <text:p>25425<text:s/></text:p>
          </table:table-cell>
          <table:table-cell office:value-type="float" office:value="24011" table:style-name="ce195">
            <text:p>24011<text:s/></text:p>
          </table:table-cell>
          <table:table-cell office:value-type="float" office:value="25477" table:style-name="ce195">
            <text:p>25477<text:s/></text:p>
          </table:table-cell>
          <table:table-cell office:value-type="float" office:value="22805" table:style-name="ce195">
            <text:p>22805<text:s/></text:p>
          </table:table-cell>
          <table:table-cell office:value-type="float" office:value="21591" table:style-name="ce195">
            <text:p>21591<text:s/></text:p>
          </table:table-cell>
          <table:table-cell office:value-type="float" office:value="21480" table:style-name="ce195">
            <text:p>21480<text:s/></text:p>
          </table:table-cell>
          <table:table-cell office:value-type="float" office:value="21834" table:style-name="ce195">
            <text:p>21834<text:s/></text:p>
          </table:table-cell>
          <table:table-cell office:value-type="float" office:value="21850" table:style-name="ce195">
            <text:p>21850<text:s/></text:p>
          </table:table-cell>
          <table:table-cell office:value-type="float" office:value="22574" table:style-name="ce195">
            <text:p>22574<text:s/></text:p>
          </table:table-cell>
          <table:table-cell office:value-type="float" office:value="22768" table:style-name="ce195">
            <text:p>22768<text:s/></text:p>
          </table:table-cell>
          <table:table-cell office:value-type="float" office:value="22267" table:style-name="ce195">
            <text:p>22267<text:s/></text:p>
          </table:table-cell>
          <table:table-cell office:value-type="float" office:value="22283" table:style-name="ce195">
            <text:p>22283<text:s/></text:p>
          </table:table-cell>
          <table:table-cell office:value-type="float" office:value="21898" table:style-name="ce195">
            <text:p>21898<text:s/></text:p>
          </table:table-cell>
          <table:table-cell office:value-type="float" office:value="21953" table:style-name="ce195">
            <text:p>21953<text:s/></text:p>
          </table:table-cell>
          <table:table-cell office:value-type="float" office:value="22537" table:style-name="ce195">
            <text:p>22537<text:s/></text:p>
          </table:table-cell>
          <table:table-cell office:value-type="float" office:value="22279" table:style-name="ce195">
            <text:p>22279<text:s/></text:p>
          </table:table-cell>
          <table:table-cell office:value-type="float" office:value="22092" table:style-name="ce195">
            <text:p>22092<text:s/></text:p>
          </table:table-cell>
          <table:table-cell office:value-type="float" office:value="21387" table:style-name="ce195">
            <text:p>21387<text:s/></text:p>
          </table:table-cell>
          <table:table-cell office:value-type="float" office:value="20472" table:style-name="ce195">
            <text:p>20472<text:s/></text:p>
          </table:table-cell>
          <table:table-cell office:value-type="float" office:value="20334" table:style-name="ce195">
            <text:p>20334<text:s/></text:p>
          </table:table-cell>
          <table:table-cell office:value-type="float" office:value="20339" table:style-name="ce195">
            <text:p>20339<text:s/></text:p>
          </table:table-cell>
          <table:table-cell office:value-type="float" office:value="17885" table:style-name="ce195">
            <text:p>17885<text:s/></text:p>
          </table:table-cell>
          <table:table-cell office:value-type="float" office:value="18350" table:style-name="ce195">
            <text:p>18350<text:s/></text:p>
          </table:table-cell>
          <table:table-cell office:value-type="float" office:value="17990" table:style-name="ce195">
            <text:p>17990<text:s/></text:p>
          </table:table-cell>
          <table:table-cell office:value-type="float" office:value="17789" table:style-name="ce195">
            <text:p>17789<text:s/></text:p>
          </table:table-cell>
          <table:table-cell office:value-type="float" office:value="16477" table:style-name="ce195">
            <text:p>16477<text:s/></text:p>
          </table:table-cell>
          <table:table-cell office:value-type="float" office:value="15459" table:style-name="ce195">
            <text:p>15459<text:s/></text:p>
          </table:table-cell>
          <table:table-cell office:value-type="float" office:value="15583" table:style-name="ce195">
            <text:p>15583<text:s/></text:p>
          </table:table-cell>
          <table:table-cell office:value-type="float" office:value="13441" table:style-name="ce195">
            <text:p>13441<text:s/></text:p>
          </table:table-cell>
          <table:table-cell office:value-type="float" office:value="11532" table:style-name="ce195">
            <text:p>11532<text:s/></text:p>
          </table:table-cell>
          <table:table-cell office:value-type="float" office:value="10930" table:style-name="ce195">
            <text:p>10930<text:s/></text:p>
          </table:table-cell>
          <table:table-cell office:value-type="float" office:value="8668" table:style-name="ce195">
            <text:p>8668<text:s/></text:p>
          </table:table-cell>
          <table:table-cell office:value-type="float" office:value="7797" table:style-name="ce195">
            <text:p>7797<text:s/></text:p>
          </table:table-cell>
          <table:table-cell office:value-type="float" office:value="5876" table:style-name="ce195">
            <text:p>5876<text:s/></text:p>
          </table:table-cell>
          <table:table-cell office:value-type="float" office:value="6665" table:style-name="ce195">
            <text:p>6665<text:s/></text:p>
          </table:table-cell>
          <table:table-cell office:value-type="float" office:value="6703" table:style-name="ce195">
            <text:p>6703<text:s/></text:p>
          </table:table-cell>
          <table:table-cell office:value-type="float" office:value="6488" table:style-name="ce195">
            <text:p>6488<text:s/></text:p>
          </table:table-cell>
          <table:table-cell office:value-type="float" office:value="6187" table:style-name="ce195">
            <text:p>6187<text:s/></text:p>
          </table:table-cell>
          <table:table-cell office:value-type="float" office:value="5956" table:style-name="ce195">
            <text:p>5956<text:s/></text:p>
          </table:table-cell>
          <table:table-cell office:value-type="float" office:value="5584" table:style-name="ce195">
            <text:p>5584<text:s/></text:p>
          </table:table-cell>
          <table:table-cell office:value-type="float" office:value="5069" table:style-name="ce195">
            <text:p>5069<text:s/></text:p>
          </table:table-cell>
          <table:table-cell office:value-type="float" office:value="4455" table:style-name="ce195">
            <text:p>4455<text:s/></text:p>
          </table:table-cell>
          <table:table-cell office:value-type="float" office:value="4028" table:style-name="ce195">
            <text:p>4028<text:s/></text:p>
          </table:table-cell>
          <table:table-cell office:value-type="float" office:value="3621" table:style-name="ce195">
            <text:p>3621<text:s/></text:p>
          </table:table-cell>
          <table:table-cell office:value-type="float" office:value="3032" table:style-name="ce195">
            <text:p>3032<text:s/></text:p>
          </table:table-cell>
          <table:table-cell office:value-type="float" office:value="2740" table:style-name="ce195">
            <text:p>2740<text:s/></text:p>
          </table:table-cell>
          <table:table-cell office:value-type="float" office:value="2337" table:style-name="ce195">
            <text:p>2337<text:s/></text:p>
          </table:table-cell>
          <table:table-cell office:value-type="float" office:value="2032" table:style-name="ce195">
            <text:p>2032<text:s/></text:p>
          </table:table-cell>
          <table:table-cell office:value-type="float" office:value="1574" table:style-name="ce195">
            <text:p>1574<text:s/></text:p>
          </table:table-cell>
          <table:table-cell office:value-type="float" office:value="1365" table:style-name="ce195">
            <text:p>1365<text:s/></text:p>
          </table:table-cell>
          <table:table-cell office:value-type="float" office:value="1113" table:style-name="ce195">
            <text:p>1113<text:s/></text:p>
          </table:table-cell>
          <table:table-cell office:value-type="float" office:value="838" table:style-name="ce195">
            <text:p>838<text:s/></text:p>
          </table:table-cell>
          <table:table-cell office:value-type="float" office:value="701" table:style-name="ce195">
            <text:p>701<text:s/></text:p>
          </table:table-cell>
          <table:table-cell office:value-type="float" office:value="482" table:style-name="ce195">
            <text:p>482<text:s/></text:p>
          </table:table-cell>
          <table:table-cell office:value-type="float" office:value="299" table:style-name="ce195">
            <text:p>299<text:s/></text:p>
          </table:table-cell>
          <table:table-cell office:value-type="float" office:value="240" table:style-name="ce195">
            <text:p>240<text:s/></text:p>
          </table:table-cell>
          <table:table-cell office:value-type="float" office:value="164" table:style-name="ce195">
            <text:p>164<text:s/></text:p>
          </table:table-cell>
          <table:table-cell office:value-type="float" office:value="135" table:style-name="ce195">
            <text:p>135<text:s/></text:p>
          </table:table-cell>
          <table:table-cell office:value-type="float" office:value="188" table:style-name="ce195">
            <text:p>188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9765" table:style-name="ce203">
            <text:p>809,765</text:p>
          </table:table-cell>
          <table:table-cell office:value-type="float" office:value="412454" table:style-name="ce203">
            <text:p>412,454</text:p>
          </table:table-cell>
          <table:table-cell office:value-type="float" office:value="397311" table:style-name="ce203">
            <text:p>397,311</text:p>
          </table:table-cell>
          <table:table-cell office:value-type="float" office:value="100" table:style-name="ce204">
            <text:p>100.00</text:p>
          </table:table-cell>
          <table:table-cell office:value-type="float" office:value="83594" table:style-name="ce203">
            <text:p>83,594</text:p>
          </table:table-cell>
          <table:table-cell office:value-type="float" office:value="43560" table:style-name="ce203">
            <text:p>43,560</text:p>
          </table:table-cell>
          <table:table-cell office:value-type="float" office:value="40034" table:style-name="ce203">
            <text:p>40,034</text:p>
          </table:table-cell>
          <table:table-cell office:value-type="float" office:value="10.323241928213742" table:style-name="ce204">
            <text:p>10.32</text:p>
          </table:table-cell>
          <table:table-cell office:value-type="float" office:value="578227" table:style-name="ce203">
            <text:p>578,227</text:p>
          </table:table-cell>
          <table:table-cell office:value-type="float" office:value="299795" table:style-name="ce203">
            <text:p>299,795</text:p>
          </table:table-cell>
          <table:table-cell office:value-type="float" office:value="278432" table:style-name="ce203">
            <text:p>278,432</text:p>
          </table:table-cell>
          <table:table-cell office:value-type="float" office:value="71.406766160552749" table:style-name="ce204">
            <text:p>71.41</text:p>
          </table:table-cell>
          <table:table-cell office:value-type="float" office:value="147944" table:style-name="ce203">
            <text:p>147,944</text:p>
          </table:table-cell>
          <table:table-cell office:value-type="float" office:value="69099" table:style-name="ce203">
            <text:p>69,099</text:p>
          </table:table-cell>
          <table:table-cell office:value-type="float" office:value="78845" table:style-name="ce203">
            <text:p>78,845</text:p>
          </table:table-cell>
          <table:table-cell office:value-type="float" office:value="18.269991911233504" table:style-name="ce204">
            <text:p>18.27</text:p>
          </table:table-cell>
          <table:table-cell office:value-type="float" office:value="345125" table:style-name="ce203">
            <text:p>345,125</text:p>
          </table:table-cell>
          <table:table-cell office:value-type="float" office:value="180290" table:style-name="ce203">
            <text:p>180,290</text:p>
          </table:table-cell>
          <table:table-cell office:value-type="float" office:value="164835" table:style-name="ce203">
            <text:p>164,835</text:p>
          </table:table-cell>
          <table:table-cell office:value-type="float" office:value="42.620389866195744" table:style-name="ce204">
            <text:p>42.62</text:p>
          </table:table-cell>
          <table:table-cell office:value-type="float" office:value="687853" table:style-name="ce203">
            <text:p>687,853</text:p>
          </table:table-cell>
          <table:table-cell office:value-type="float" office:value="348986" table:style-name="ce203">
            <text:p>348,986</text:p>
          </table:table-cell>
          <table:table-cell office:value-type="float" office:value="338867" table:style-name="ce203">
            <text:p>338,867</text:p>
          </table:table-cell>
          <table:table-cell office:value-type="float" office:value="84.944767926497192" table:style-name="ce204">
            <text:p>84.94</text:p>
          </table:table-cell>
          <table:table-cell table:number-columns-repeated="2" table:style-name="ce183"/>
          <table:table-cell office:value-type="string" table:style-name="ce195">
            <text:p>臺南市</text:p>
          </table:table-cell>
          <table:table-cell office:value-type="string" table:style-name="ce195">
            <text:p>計</text:p>
          </table:table-cell>
          <table:table-cell office:value-type="float" office:value="1882624" table:style-name="ce195">
            <text:p>1882624<text:s/></text:p>
          </table:table-cell>
          <table:table-cell office:value-type="float" office:value="222009" table:style-name="ce195">
            <text:p>222009<text:s/></text:p>
          </table:table-cell>
          <table:table-cell office:value-type="float" office:value="1335310" table:style-name="ce195">
            <text:p>1335310<text:s/></text:p>
          </table:table-cell>
          <table:table-cell office:value-type="float" office:value="313905" table:style-name="ce195">
            <text:p>313905<text:s/></text:p>
          </table:table-cell>
          <table:table-cell office:value-type="float" office:value="814831" table:style-name="ce195">
            <text:p>814831<text:s/></text:p>
          </table:table-cell>
          <table:table-cell office:value-type="float" office:value="1564096" table:style-name="ce195">
            <text:p>1564096<text:s/></text:p>
          </table:table-cell>
          <table:table-cell office:value-type="float" office:value="9933" table:style-name="ce195">
            <text:p>9933<text:s/></text:p>
          </table:table-cell>
          <table:table-cell office:value-type="float" office:value="12099" table:style-name="ce195">
            <text:p>12099<text:s/></text:p>
          </table:table-cell>
          <table:table-cell office:value-type="float" office:value="13158" table:style-name="ce195">
            <text:p>13158<text:s/></text:p>
          </table:table-cell>
          <table:table-cell office:value-type="float" office:value="14463" table:style-name="ce195">
            <text:p>14463<text:s/></text:p>
          </table:table-cell>
          <table:table-cell office:value-type="float" office:value="15589" table:style-name="ce195">
            <text:p>15589<text:s/></text:p>
          </table:table-cell>
          <table:table-cell office:value-type="float" office:value="16666" table:style-name="ce195">
            <text:p>16666<text:s/></text:p>
          </table:table-cell>
          <table:table-cell office:value-type="float" office:value="16621" table:style-name="ce195">
            <text:p>16621<text:s/></text:p>
          </table:table-cell>
          <table:table-cell office:value-type="float" office:value="15183" table:style-name="ce195">
            <text:p>15183<text:s/></text:p>
          </table:table-cell>
          <table:table-cell office:value-type="float" office:value="18087" table:style-name="ce195">
            <text:p>18087<text:s/></text:p>
          </table:table-cell>
          <table:table-cell office:value-type="float" office:value="16077" table:style-name="ce195">
            <text:p>16077<text:s/></text:p>
          </table:table-cell>
          <table:table-cell office:value-type="float" office:value="12971" table:style-name="ce195">
            <text:p>12971<text:s/></text:p>
          </table:table-cell>
          <table:table-cell office:value-type="float" office:value="14418" table:style-name="ce195">
            <text:p>14418<text:s/></text:p>
          </table:table-cell>
          <table:table-cell office:value-type="float" office:value="15329" table:style-name="ce195">
            <text:p>15329<text:s/></text:p>
          </table:table-cell>
          <table:table-cell office:value-type="float" office:value="15838" table:style-name="ce195">
            <text:p>15838<text:s/></text:p>
          </table:table-cell>
          <table:table-cell office:value-type="float" office:value="15577" table:style-name="ce195">
            <text:p>15577<text:s/></text:p>
          </table:table-cell>
          <table:table-cell office:value-type="float" office:value="15756" table:style-name="ce195">
            <text:p>15756<text:s/></text:p>
          </table:table-cell>
          <table:table-cell office:value-type="float" office:value="16109" table:style-name="ce195">
            <text:p>16109<text:s/></text:p>
          </table:table-cell>
          <table:table-cell office:value-type="float" office:value="16690" table:style-name="ce195">
            <text:p>16690<text:s/></text:p>
          </table:table-cell>
          <table:table-cell office:value-type="float" office:value="18000" table:style-name="ce195">
            <text:p>18000<text:s/></text:p>
          </table:table-cell>
          <table:table-cell office:value-type="float" office:value="18564" table:style-name="ce195">
            <text:p>18564<text:s/></text:p>
          </table:table-cell>
          <table:table-cell office:value-type="float" office:value="22434" table:style-name="ce195">
            <text:p>22434<text:s/></text:p>
          </table:table-cell>
          <table:table-cell office:value-type="float" office:value="21689" table:style-name="ce195">
            <text:p>21689<text:s/></text:p>
          </table:table-cell>
          <table:table-cell office:value-type="float" office:value="20401" table:style-name="ce195">
            <text:p>20401<text:s/></text:p>
          </table:table-cell>
          <table:table-cell office:value-type="float" office:value="23781" table:style-name="ce195">
            <text:p>23781<text:s/></text:p>
          </table:table-cell>
          <table:table-cell office:value-type="float" office:value="24337" table:style-name="ce195">
            <text:p>24337<text:s/></text:p>
          </table:table-cell>
          <table:table-cell office:value-type="float" office:value="24880" table:style-name="ce195">
            <text:p>24880<text:s/></text:p>
          </table:table-cell>
          <table:table-cell office:value-type="float" office:value="24832" table:style-name="ce195">
            <text:p>24832<text:s/></text:p>
          </table:table-cell>
          <table:table-cell office:value-type="float" office:value="25336" table:style-name="ce195">
            <text:p>25336<text:s/></text:p>
          </table:table-cell>
          <table:table-cell office:value-type="float" office:value="24601" table:style-name="ce195">
            <text:p>24601<text:s/></text:p>
          </table:table-cell>
          <table:table-cell office:value-type="float" office:value="24663" table:style-name="ce195">
            <text:p>24663<text:s/></text:p>
          </table:table-cell>
          <table:table-cell office:value-type="float" office:value="25786" table:style-name="ce195">
            <text:p>25786<text:s/></text:p>
          </table:table-cell>
          <table:table-cell office:value-type="float" office:value="24993" table:style-name="ce195">
            <text:p>24993<text:s/></text:p>
          </table:table-cell>
          <table:table-cell office:value-type="float" office:value="26876" table:style-name="ce195">
            <text:p>26876<text:s/></text:p>
          </table:table-cell>
          <table:table-cell office:value-type="float" office:value="24906" table:style-name="ce195">
            <text:p>24906<text:s/></text:p>
          </table:table-cell>
          <table:table-cell office:value-type="float" office:value="24335" table:style-name="ce195">
            <text:p>24335<text:s/></text:p>
          </table:table-cell>
          <table:table-cell office:value-type="float" office:value="26567" table:style-name="ce195">
            <text:p>26567<text:s/></text:p>
          </table:table-cell>
          <table:table-cell office:value-type="float" office:value="29450" table:style-name="ce195">
            <text:p>29450<text:s/></text:p>
          </table:table-cell>
          <table:table-cell office:value-type="float" office:value="30030" table:style-name="ce195">
            <text:p>30030<text:s/></text:p>
          </table:table-cell>
          <table:table-cell office:value-type="float" office:value="32141" table:style-name="ce195">
            <text:p>32141<text:s/></text:p>
          </table:table-cell>
          <table:table-cell office:value-type="float" office:value="32841" table:style-name="ce195">
            <text:p>32841<text:s/></text:p>
          </table:table-cell>
          <table:table-cell office:value-type="float" office:value="32966" table:style-name="ce195">
            <text:p>32966<text:s/></text:p>
          </table:table-cell>
          <table:table-cell office:value-type="float" office:value="33246" table:style-name="ce195">
            <text:p>33246<text:s/></text:p>
          </table:table-cell>
          <table:table-cell office:value-type="float" office:value="32588" table:style-name="ce195">
            <text:p>32588<text:s/></text:p>
          </table:table-cell>
          <table:table-cell office:value-type="float" office:value="30792" table:style-name="ce195">
            <text:p>30792<text:s/></text:p>
          </table:table-cell>
          <table:table-cell office:value-type="float" office:value="32931" table:style-name="ce195">
            <text:p>32931<text:s/></text:p>
          </table:table-cell>
          <table:table-cell office:value-type="float" office:value="28912" table:style-name="ce195">
            <text:p>28912<text:s/></text:p>
          </table:table-cell>
          <table:table-cell office:value-type="float" office:value="27727" table:style-name="ce195">
            <text:p>27727<text:s/></text:p>
          </table:table-cell>
          <table:table-cell office:value-type="float" office:value="26713" table:style-name="ce195">
            <text:p>26713<text:s/></text:p>
          </table:table-cell>
          <table:table-cell office:value-type="float" office:value="26905" table:style-name="ce195">
            <text:p>26905<text:s/></text:p>
          </table:table-cell>
          <table:table-cell office:value-type="float" office:value="27172" table:style-name="ce195">
            <text:p>27172<text:s/></text:p>
          </table:table-cell>
          <table:table-cell office:value-type="float" office:value="28340" table:style-name="ce195">
            <text:p>28340<text:s/></text:p>
          </table:table-cell>
          <table:table-cell office:value-type="float" office:value="28697" table:style-name="ce195">
            <text:p>28697<text:s/></text:p>
          </table:table-cell>
          <table:table-cell office:value-type="float" office:value="28885" table:style-name="ce195">
            <text:p>28885<text:s/></text:p>
          </table:table-cell>
          <table:table-cell office:value-type="float" office:value="28635" table:style-name="ce195">
            <text:p>28635<text:s/></text:p>
          </table:table-cell>
          <table:table-cell office:value-type="float" office:value="29019" table:style-name="ce195">
            <text:p>29019<text:s/></text:p>
          </table:table-cell>
          <table:table-cell office:value-type="float" office:value="29313" table:style-name="ce195">
            <text:p>29313<text:s/></text:p>
          </table:table-cell>
          <table:table-cell office:value-type="float" office:value="30019" table:style-name="ce195">
            <text:p>30019<text:s/></text:p>
          </table:table-cell>
          <table:table-cell office:value-type="float" office:value="30318" table:style-name="ce195">
            <text:p>30318<text:s/></text:p>
          </table:table-cell>
          <table:table-cell office:value-type="float" office:value="30688" table:style-name="ce195">
            <text:p>30688<text:s/></text:p>
          </table:table-cell>
          <table:table-cell office:value-type="float" office:value="30722" table:style-name="ce195">
            <text:p>30722<text:s/></text:p>
          </table:table-cell>
          <table:table-cell office:value-type="float" office:value="29584" table:style-name="ce195">
            <text:p>29584<text:s/></text:p>
          </table:table-cell>
          <table:table-cell office:value-type="float" office:value="29237" table:style-name="ce195">
            <text:p>29237<text:s/></text:p>
          </table:table-cell>
          <table:table-cell office:value-type="float" office:value="28913" table:style-name="ce195">
            <text:p>28913<text:s/></text:p>
          </table:table-cell>
          <table:table-cell office:value-type="float" office:value="26202" table:style-name="ce195">
            <text:p>26202<text:s/></text:p>
          </table:table-cell>
          <table:table-cell office:value-type="float" office:value="26788" table:style-name="ce195">
            <text:p>26788<text:s/></text:p>
          </table:table-cell>
          <table:table-cell office:value-type="float" office:value="25667" table:style-name="ce195">
            <text:p>25667<text:s/></text:p>
          </table:table-cell>
          <table:table-cell office:value-type="float" office:value="24498" table:style-name="ce195">
            <text:p>24498<text:s/></text:p>
          </table:table-cell>
          <table:table-cell office:value-type="float" office:value="22892" table:style-name="ce195">
            <text:p>22892<text:s/></text:p>
          </table:table-cell>
          <table:table-cell office:value-type="float" office:value="21653" table:style-name="ce195">
            <text:p>21653<text:s/></text:p>
          </table:table-cell>
          <table:table-cell office:value-type="float" office:value="21876" table:style-name="ce195">
            <text:p>21876<text:s/></text:p>
          </table:table-cell>
          <table:table-cell office:value-type="float" office:value="19081" table:style-name="ce195">
            <text:p>19081<text:s/></text:p>
          </table:table-cell>
          <table:table-cell office:value-type="float" office:value="16643" table:style-name="ce195">
            <text:p>16643<text:s/></text:p>
          </table:table-cell>
          <table:table-cell office:value-type="float" office:value="16130" table:style-name="ce195">
            <text:p>16130<text:s/></text:p>
          </table:table-cell>
          <table:table-cell office:value-type="float" office:value="13558" table:style-name="ce195">
            <text:p>13558<text:s/></text:p>
          </table:table-cell>
          <table:table-cell office:value-type="float" office:value="10370" table:style-name="ce195">
            <text:p>10370<text:s/></text:p>
          </table:table-cell>
          <table:table-cell office:value-type="float" office:value="8131" table:style-name="ce195">
            <text:p>8131<text:s/></text:p>
          </table:table-cell>
          <table:table-cell office:value-type="float" office:value="9799" table:style-name="ce195">
            <text:p>9799<text:s/></text:p>
          </table:table-cell>
          <table:table-cell office:value-type="float" office:value="10256" table:style-name="ce195">
            <text:p>10256<text:s/></text:p>
          </table:table-cell>
          <table:table-cell office:value-type="float" office:value="9393" table:style-name="ce195">
            <text:p>9393<text:s/></text:p>
          </table:table-cell>
          <table:table-cell office:value-type="float" office:value="9201" table:style-name="ce195">
            <text:p>9201<text:s/></text:p>
          </table:table-cell>
          <table:table-cell office:value-type="float" office:value="9139" table:style-name="ce195">
            <text:p>9139<text:s/></text:p>
          </table:table-cell>
          <table:table-cell office:value-type="float" office:value="8452" table:style-name="ce195">
            <text:p>8452<text:s/></text:p>
          </table:table-cell>
          <table:table-cell office:value-type="float" office:value="7784" table:style-name="ce195">
            <text:p>7784<text:s/></text:p>
          </table:table-cell>
          <table:table-cell office:value-type="float" office:value="7086" table:style-name="ce195">
            <text:p>7086<text:s/></text:p>
          </table:table-cell>
          <table:table-cell office:value-type="float" office:value="6424" table:style-name="ce195">
            <text:p>6424<text:s/></text:p>
          </table:table-cell>
          <table:table-cell office:value-type="float" office:value="6010" table:style-name="ce195">
            <text:p>6010<text:s/></text:p>
          </table:table-cell>
          <table:table-cell office:value-type="float" office:value="5604" table:style-name="ce195">
            <text:p>5604<text:s/></text:p>
          </table:table-cell>
          <table:table-cell office:value-type="float" office:value="4536" table:style-name="ce195">
            <text:p>4536<text:s/></text:p>
          </table:table-cell>
          <table:table-cell office:value-type="float" office:value="3789" table:style-name="ce195">
            <text:p>3789<text:s/></text:p>
          </table:table-cell>
          <table:table-cell office:value-type="float" office:value="3581" table:style-name="ce195">
            <text:p>3581<text:s/></text:p>
          </table:table-cell>
          <table:table-cell office:value-type="float" office:value="3070" table:style-name="ce195">
            <text:p>3070<text:s/></text:p>
          </table:table-cell>
          <table:table-cell office:value-type="float" office:value="2377" table:style-name="ce195">
            <text:p>2377<text:s/></text:p>
          </table:table-cell>
          <table:table-cell office:value-type="float" office:value="1945" table:style-name="ce195">
            <text:p>1945<text:s/></text:p>
          </table:table-cell>
          <table:table-cell office:value-type="float" office:value="1471" table:style-name="ce195">
            <text:p>1471<text:s/></text:p>
          </table:table-cell>
          <table:table-cell office:value-type="float" office:value="1104" table:style-name="ce195">
            <text:p>1104<text:s/></text:p>
          </table:table-cell>
          <table:table-cell office:value-type="float" office:value="772" table:style-name="ce195">
            <text:p>772<text:s/></text:p>
          </table:table-cell>
          <table:table-cell office:value-type="float" office:value="548" table:style-name="ce195">
            <text:p>548<text:s/></text:p>
          </table:table-cell>
          <table:table-cell office:value-type="float" office:value="396" table:style-name="ce195">
            <text:p>396<text:s/></text:p>
          </table:table-cell>
          <table:table-cell office:value-type="float" office:value="241" table:style-name="ce195">
            <text:p>241<text:s/></text:p>
          </table:table-cell>
          <table:table-cell office:value-type="float" office:value="186" table:style-name="ce195">
            <text:p>186<text:s/></text:p>
          </table:table-cell>
          <table:table-cell office:value-type="float" office:value="242" table:style-name="ce195">
            <text:p>242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2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4599" table:style-name="ce203">
            <text:p>214,599</text:p>
          </table:table-cell>
          <table:table-cell office:value-type="float" office:value="110225" table:style-name="ce203">
            <text:p>110,225</text:p>
          </table:table-cell>
          <table:table-cell office:value-type="float" office:value="104374" table:style-name="ce203">
            <text:p>104,374</text:p>
          </table:table-cell>
          <table:table-cell office:value-type="float" office:value="100" table:style-name="ce204">
            <text:p>100.00</text:p>
          </table:table-cell>
          <table:table-cell office:value-type="float" office:value="24390" table:style-name="ce203">
            <text:p>24,390</text:p>
          </table:table-cell>
          <table:table-cell office:value-type="float" office:value="12794" table:style-name="ce203">
            <text:p>12,794</text:p>
          </table:table-cell>
          <table:table-cell office:value-type="float" office:value="11596" table:style-name="ce203">
            <text:p>11,596</text:p>
          </table:table-cell>
          <table:table-cell office:value-type="float" office:value="11.36538380887143" table:style-name="ce204">
            <text:p>11.37</text:p>
          </table:table-cell>
          <table:table-cell office:value-type="float" office:value="152124" table:style-name="ce203">
            <text:p>152,124</text:p>
          </table:table-cell>
          <table:table-cell office:value-type="float" office:value="80222" table:style-name="ce203">
            <text:p>80,222</text:p>
          </table:table-cell>
          <table:table-cell office:value-type="float" office:value="71902" table:style-name="ce203">
            <text:p>71,902</text:p>
          </table:table-cell>
          <table:table-cell office:value-type="float" office:value="70.887562383794887" table:style-name="ce204">
            <text:p>70.89</text:p>
          </table:table-cell>
          <table:table-cell office:value-type="float" office:value="38085" table:style-name="ce203">
            <text:p>38,085</text:p>
          </table:table-cell>
          <table:table-cell office:value-type="float" office:value="17209" table:style-name="ce203">
            <text:p>17,209</text:p>
          </table:table-cell>
          <table:table-cell office:value-type="float" office:value="20876" table:style-name="ce203">
            <text:p>20,876</text:p>
          </table:table-cell>
          <table:table-cell office:value-type="float" office:value="17.747053807333678" table:style-name="ce204">
            <text:p>17.75</text:p>
          </table:table-cell>
          <table:table-cell office:value-type="float" office:value="89974" table:style-name="ce203">
            <text:p>89,974</text:p>
          </table:table-cell>
          <table:table-cell office:value-type="float" office:value="47390" table:style-name="ce203">
            <text:p>47,390</text:p>
          </table:table-cell>
          <table:table-cell office:value-type="float" office:value="42584" table:style-name="ce203">
            <text:p>42,584</text:p>
          </table:table-cell>
          <table:table-cell office:value-type="float" office:value="41.926570021295532" table:style-name="ce204">
            <text:p>41.93</text:p>
          </table:table-cell>
          <table:table-cell office:value-type="float" office:value="179447" table:style-name="ce203">
            <text:p>179,447</text:p>
          </table:table-cell>
          <table:table-cell office:value-type="float" office:value="91796" table:style-name="ce203">
            <text:p>91,796</text:p>
          </table:table-cell>
          <table:table-cell office:value-type="float" office:value="87651" table:style-name="ce203">
            <text:p>87,651</text:p>
          </table:table-cell>
          <table:table-cell office:value-type="float" office:value="83.619681359186202" table:style-name="ce204">
            <text:p>83.62</text:p>
          </table:table-cell>
          <table:table-cell table:number-columns-repeated="2" table:style-name="ce183"/>
          <table:table-cell office:value-type="string" table:style-name="ce195">
            <text:p>臺南市</text:p>
          </table:table-cell>
          <table:table-cell office:value-type="string" table:style-name="ce195">
            <text:p>男</text:p>
          </table:table-cell>
          <table:table-cell office:value-type="float" office:value="938972" table:style-name="ce195">
            <text:p>938972<text:s/></text:p>
          </table:table-cell>
          <table:table-cell office:value-type="float" office:value="115180" table:style-name="ce195">
            <text:p>115180<text:s/></text:p>
          </table:table-cell>
          <table:table-cell office:value-type="float" office:value="672556" table:style-name="ce195">
            <text:p>672556<text:s/></text:p>
          </table:table-cell>
          <table:table-cell office:value-type="float" office:value="144209" table:style-name="ce195">
            <text:p>144209<text:s/></text:p>
          </table:table-cell>
          <table:table-cell office:value-type="float" office:value="413520" table:style-name="ce195">
            <text:p>413520<text:s/></text:p>
          </table:table-cell>
          <table:table-cell office:value-type="float" office:value="772427" table:style-name="ce195">
            <text:p>772427<text:s/></text:p>
          </table:table-cell>
          <table:table-cell office:value-type="float" office:value="5177" table:style-name="ce195">
            <text:p>5177<text:s/></text:p>
          </table:table-cell>
          <table:table-cell office:value-type="float" office:value="6289" table:style-name="ce195">
            <text:p>6289<text:s/></text:p>
          </table:table-cell>
          <table:table-cell office:value-type="float" office:value="6817" table:style-name="ce195">
            <text:p>6817<text:s/></text:p>
          </table:table-cell>
          <table:table-cell office:value-type="float" office:value="7476" table:style-name="ce195">
            <text:p>7476<text:s/></text:p>
          </table:table-cell>
          <table:table-cell office:value-type="float" office:value="8089" table:style-name="ce195">
            <text:p>8089<text:s/></text:p>
          </table:table-cell>
          <table:table-cell office:value-type="float" office:value="8663" table:style-name="ce195">
            <text:p>8663<text:s/></text:p>
          </table:table-cell>
          <table:table-cell office:value-type="float" office:value="8589" table:style-name="ce195">
            <text:p>8589<text:s/></text:p>
          </table:table-cell>
          <table:table-cell office:value-type="float" office:value="7832" table:style-name="ce195">
            <text:p>7832<text:s/></text:p>
          </table:table-cell>
          <table:table-cell office:value-type="float" office:value="9203" table:style-name="ce195">
            <text:p>9203<text:s/></text:p>
          </table:table-cell>
          <table:table-cell office:value-type="float" office:value="8484" table:style-name="ce195">
            <text:p>8484<text:s/></text:p>
          </table:table-cell>
          <table:table-cell office:value-type="float" office:value="6780" table:style-name="ce195">
            <text:p>6780<text:s/></text:p>
          </table:table-cell>
          <table:table-cell office:value-type="float" office:value="7521" table:style-name="ce195">
            <text:p>7521<text:s/></text:p>
          </table:table-cell>
          <table:table-cell office:value-type="float" office:value="7792" table:style-name="ce195">
            <text:p>7792<text:s/></text:p>
          </table:table-cell>
          <table:table-cell office:value-type="float" office:value="8373" table:style-name="ce195">
            <text:p>8373<text:s/></text:p>
          </table:table-cell>
          <table:table-cell office:value-type="float" office:value="8095" table:style-name="ce195">
            <text:p>8095<text:s/></text:p>
          </table:table-cell>
          <table:table-cell office:value-type="float" office:value="8193" table:style-name="ce195">
            <text:p>8193<text:s/></text:p>
          </table:table-cell>
          <table:table-cell office:value-type="float" office:value="8392" table:style-name="ce195">
            <text:p>8392<text:s/></text:p>
          </table:table-cell>
          <table:table-cell office:value-type="float" office:value="8759" table:style-name="ce195">
            <text:p>8759<text:s/></text:p>
          </table:table-cell>
          <table:table-cell office:value-type="float" office:value="9442" table:style-name="ce195">
            <text:p>9442<text:s/></text:p>
          </table:table-cell>
          <table:table-cell office:value-type="float" office:value="9552" table:style-name="ce195">
            <text:p>9552<text:s/></text:p>
          </table:table-cell>
          <table:table-cell office:value-type="float" office:value="11702" table:style-name="ce195">
            <text:p>11702<text:s/></text:p>
          </table:table-cell>
          <table:table-cell office:value-type="float" office:value="11316" table:style-name="ce195">
            <text:p>11316<text:s/></text:p>
          </table:table-cell>
          <table:table-cell office:value-type="float" office:value="10648" table:style-name="ce195">
            <text:p>10648<text:s/></text:p>
          </table:table-cell>
          <table:table-cell office:value-type="float" office:value="12554" table:style-name="ce195">
            <text:p>12554<text:s/></text:p>
          </table:table-cell>
          <table:table-cell office:value-type="float" office:value="12587" table:style-name="ce195">
            <text:p>12587<text:s/></text:p>
          </table:table-cell>
          <table:table-cell office:value-type="float" office:value="13014" table:style-name="ce195">
            <text:p>13014<text:s/></text:p>
          </table:table-cell>
          <table:table-cell office:value-type="float" office:value="12860" table:style-name="ce195">
            <text:p>12860<text:s/></text:p>
          </table:table-cell>
          <table:table-cell office:value-type="float" office:value="13021" table:style-name="ce195">
            <text:p>13021<text:s/></text:p>
          </table:table-cell>
          <table:table-cell office:value-type="float" office:value="12745" table:style-name="ce195">
            <text:p>12745<text:s/></text:p>
          </table:table-cell>
          <table:table-cell office:value-type="float" office:value="12883" table:style-name="ce195">
            <text:p>12883<text:s/></text:p>
          </table:table-cell>
          <table:table-cell office:value-type="float" office:value="13374" table:style-name="ce195">
            <text:p>13374<text:s/></text:p>
          </table:table-cell>
          <table:table-cell office:value-type="float" office:value="13058" table:style-name="ce195">
            <text:p>13058<text:s/></text:p>
          </table:table-cell>
          <table:table-cell office:value-type="float" office:value="14057" table:style-name="ce195">
            <text:p>14057<text:s/></text:p>
          </table:table-cell>
          <table:table-cell office:value-type="float" office:value="12949" table:style-name="ce195">
            <text:p>12949<text:s/></text:p>
          </table:table-cell>
          <table:table-cell office:value-type="float" office:value="12459" table:style-name="ce195">
            <text:p>12459<text:s/></text:p>
          </table:table-cell>
          <table:table-cell office:value-type="float" office:value="13374" table:style-name="ce195">
            <text:p>13374<text:s/></text:p>
          </table:table-cell>
          <table:table-cell office:value-type="float" office:value="14910" table:style-name="ce195">
            <text:p>14910<text:s/></text:p>
          </table:table-cell>
          <table:table-cell office:value-type="float" office:value="15019" table:style-name="ce195">
            <text:p>15019<text:s/></text:p>
          </table:table-cell>
          <table:table-cell office:value-type="float" office:value="16010" table:style-name="ce195">
            <text:p>16010<text:s/></text:p>
          </table:table-cell>
          <table:table-cell office:value-type="float" office:value="16238" table:style-name="ce195">
            <text:p>16238<text:s/></text:p>
          </table:table-cell>
          <table:table-cell office:value-type="float" office:value="16442" table:style-name="ce195">
            <text:p>16442<text:s/></text:p>
          </table:table-cell>
          <table:table-cell office:value-type="float" office:value="16573" table:style-name="ce195">
            <text:p>16573<text:s/></text:p>
          </table:table-cell>
          <table:table-cell office:value-type="float" office:value="16480" table:style-name="ce195">
            <text:p>16480<text:s/></text:p>
          </table:table-cell>
          <table:table-cell office:value-type="float" office:value="15502" table:style-name="ce195">
            <text:p>15502<text:s/></text:p>
          </table:table-cell>
          <table:table-cell office:value-type="float" office:value="16376" table:style-name="ce195">
            <text:p>16376<text:s/></text:p>
          </table:table-cell>
          <table:table-cell office:value-type="float" office:value="14254" table:style-name="ce195">
            <text:p>14254<text:s/></text:p>
          </table:table-cell>
          <table:table-cell office:value-type="float" office:value="13599" table:style-name="ce195">
            <text:p>13599<text:s/></text:p>
          </table:table-cell>
          <table:table-cell office:value-type="float" office:value="13224" table:style-name="ce195">
            <text:p>13224<text:s/></text:p>
          </table:table-cell>
          <table:table-cell office:value-type="float" office:value="12932" table:style-name="ce195">
            <text:p>12932<text:s/></text:p>
          </table:table-cell>
          <table:table-cell office:value-type="float" office:value="13360" table:style-name="ce195">
            <text:p>13360<text:s/></text:p>
          </table:table-cell>
          <table:table-cell office:value-type="float" office:value="13794" table:style-name="ce195">
            <text:p>13794<text:s/></text:p>
          </table:table-cell>
          <table:table-cell office:value-type="float" office:value="14044" table:style-name="ce195">
            <text:p>14044<text:s/></text:p>
          </table:table-cell>
          <table:table-cell office:value-type="float" office:value="14300" table:style-name="ce195">
            <text:p>14300<text:s/></text:p>
          </table:table-cell>
          <table:table-cell office:value-type="float" office:value="14055" table:style-name="ce195">
            <text:p>14055<text:s/></text:p>
          </table:table-cell>
          <table:table-cell office:value-type="float" office:value="14308" table:style-name="ce195">
            <text:p>14308<text:s/></text:p>
          </table:table-cell>
          <table:table-cell office:value-type="float" office:value="14452" table:style-name="ce195">
            <text:p>14452<text:s/></text:p>
          </table:table-cell>
          <table:table-cell office:value-type="float" office:value="14804" table:style-name="ce195">
            <text:p>14804<text:s/></text:p>
          </table:table-cell>
          <table:table-cell office:value-type="float" office:value="14955" table:style-name="ce195">
            <text:p>14955<text:s/></text:p>
          </table:table-cell>
          <table:table-cell office:value-type="float" office:value="15136" table:style-name="ce195">
            <text:p>15136<text:s/></text:p>
          </table:table-cell>
          <table:table-cell office:value-type="float" office:value="15249" table:style-name="ce195">
            <text:p>15249<text:s/></text:p>
          </table:table-cell>
          <table:table-cell office:value-type="float" office:value="14529" table:style-name="ce195">
            <text:p>14529<text:s/></text:p>
          </table:table-cell>
          <table:table-cell office:value-type="float" office:value="14449" table:style-name="ce195">
            <text:p>14449<text:s/></text:p>
          </table:table-cell>
          <table:table-cell office:value-type="float" office:value="14272" table:style-name="ce195">
            <text:p>14272<text:s/></text:p>
          </table:table-cell>
          <table:table-cell office:value-type="float" office:value="13008" table:style-name="ce195">
            <text:p>13008<text:s/></text:p>
          </table:table-cell>
          <table:table-cell office:value-type="float" office:value="13343" table:style-name="ce195">
            <text:p>13343<text:s/></text:p>
          </table:table-cell>
          <table:table-cell office:value-type="float" office:value="12689" table:style-name="ce195">
            <text:p>12689<text:s/></text:p>
          </table:table-cell>
          <table:table-cell office:value-type="float" office:value="11969" table:style-name="ce195">
            <text:p>11969<text:s/></text:p>
          </table:table-cell>
          <table:table-cell office:value-type="float" office:value="11219" table:style-name="ce195">
            <text:p>11219<text:s/></text:p>
          </table:table-cell>
          <table:table-cell office:value-type="float" office:value="10629" table:style-name="ce195">
            <text:p>10629<text:s/></text:p>
          </table:table-cell>
          <table:table-cell office:value-type="float" office:value="10500" table:style-name="ce195">
            <text:p>10500<text:s/></text:p>
          </table:table-cell>
          <table:table-cell office:value-type="float" office:value="9345" table:style-name="ce195">
            <text:p>9345<text:s/></text:p>
          </table:table-cell>
          <table:table-cell office:value-type="float" office:value="7953" table:style-name="ce195">
            <text:p>7953<text:s/></text:p>
          </table:table-cell>
          <table:table-cell office:value-type="float" office:value="7595" table:style-name="ce195">
            <text:p>7595<text:s/></text:p>
          </table:table-cell>
          <table:table-cell office:value-type="float" office:value="6327" table:style-name="ce195">
            <text:p>6327<text:s/></text:p>
          </table:table-cell>
          <table:table-cell office:value-type="float" office:value="4816" table:style-name="ce195">
            <text:p>4816<text:s/></text:p>
          </table:table-cell>
          <table:table-cell office:value-type="float" office:value="3683" table:style-name="ce195">
            <text:p>3683<text:s/></text:p>
          </table:table-cell>
          <table:table-cell office:value-type="float" office:value="4400" table:style-name="ce195">
            <text:p>4400<text:s/></text:p>
          </table:table-cell>
          <table:table-cell office:value-type="float" office:value="4566" table:style-name="ce195">
            <text:p>4566<text:s/></text:p>
          </table:table-cell>
          <table:table-cell office:value-type="float" office:value="4151" table:style-name="ce195">
            <text:p>4151<text:s/></text:p>
          </table:table-cell>
          <table:table-cell office:value-type="float" office:value="3984" table:style-name="ce195">
            <text:p>3984<text:s/></text:p>
          </table:table-cell>
          <table:table-cell office:value-type="float" office:value="3959" table:style-name="ce195">
            <text:p>3959<text:s/></text:p>
          </table:table-cell>
          <table:table-cell office:value-type="float" office:value="3559" table:style-name="ce195">
            <text:p>3559<text:s/></text:p>
          </table:table-cell>
          <table:table-cell office:value-type="float" office:value="3221" table:style-name="ce195">
            <text:p>3221<text:s/></text:p>
          </table:table-cell>
          <table:table-cell office:value-type="float" office:value="2914" table:style-name="ce195">
            <text:p>2914<text:s/></text:p>
          </table:table-cell>
          <table:table-cell office:value-type="float" office:value="2656" table:style-name="ce195">
            <text:p>2656<text:s/></text:p>
          </table:table-cell>
          <table:table-cell office:value-type="float" office:value="2400" table:style-name="ce195">
            <text:p>2400<text:s/></text:p>
          </table:table-cell>
          <table:table-cell office:value-type="float" office:value="2231" table:style-name="ce195">
            <text:p>2231<text:s/></text:p>
          </table:table-cell>
          <table:table-cell office:value-type="float" office:value="1713" table:style-name="ce195">
            <text:p>1713<text:s/></text:p>
          </table:table-cell>
          <table:table-cell office:value-type="float" office:value="1526" table:style-name="ce195">
            <text:p>1526<text:s/></text:p>
          </table:table-cell>
          <table:table-cell office:value-type="float" office:value="1384" table:style-name="ce195">
            <text:p>1384<text:s/></text:p>
          </table:table-cell>
          <table:table-cell office:value-type="float" office:value="1218" table:style-name="ce195">
            <text:p>1218<text:s/></text:p>
          </table:table-cell>
          <table:table-cell office:value-type="float" office:value="960" table:style-name="ce195">
            <text:p>960<text:s/></text:p>
          </table:table-cell>
          <table:table-cell office:value-type="float" office:value="762" table:style-name="ce195">
            <text:p>762<text:s/></text:p>
          </table:table-cell>
          <table:table-cell office:value-type="float" office:value="587" table:style-name="ce195">
            <text:p>587<text:s/></text:p>
          </table:table-cell>
          <table:table-cell office:value-type="float" office:value="438" table:style-name="ce195">
            <text:p>438<text:s/></text:p>
          </table:table-cell>
          <table:table-cell office:value-type="float" office:value="283" table:style-name="ce195">
            <text:p>283<text:s/></text:p>
          </table:table-cell>
          <table:table-cell office:value-type="float" office:value="204" table:style-name="ce195">
            <text:p>204<text:s/></text:p>
          </table:table-cell>
          <table:table-cell office:value-type="float" office:value="138" table:style-name="ce195">
            <text:p>138<text:s/></text:p>
          </table:table-cell>
          <table:table-cell office:value-type="float" office:value="75" table:style-name="ce195">
            <text:p>75<text:s/></text:p>
          </table:table-cell>
          <table:table-cell office:value-type="float" office:value="72" table:style-name="ce195">
            <text:p>72<text:s/></text:p>
          </table:table-cell>
          <table:table-cell office:value-type="float" office:value="83" table:style-name="ce195">
            <text:p>83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3441" table:style-name="ce203">
            <text:p>323,441</text:p>
          </table:table-cell>
          <table:table-cell office:value-type="float" office:value="163522" table:style-name="ce203">
            <text:p>163,522</text:p>
          </table:table-cell>
          <table:table-cell office:value-type="float" office:value="159919" table:style-name="ce203">
            <text:p>159,919</text:p>
          </table:table-cell>
          <table:table-cell office:value-type="float" office:value="100" table:style-name="ce204">
            <text:p>100.00</text:p>
          </table:table-cell>
          <table:table-cell office:value-type="float" office:value="37664" table:style-name="ce203">
            <text:p>37,664</text:p>
          </table:table-cell>
          <table:table-cell office:value-type="float" office:value="19785" table:style-name="ce203">
            <text:p>19,785</text:p>
          </table:table-cell>
          <table:table-cell office:value-type="float" office:value="17879" table:style-name="ce203">
            <text:p>17,879</text:p>
          </table:table-cell>
          <table:table-cell office:value-type="float" office:value="11.644782201390672" table:style-name="ce204">
            <text:p>11.64</text:p>
          </table:table-cell>
          <table:table-cell office:value-type="float" office:value="228259" table:style-name="ce203">
            <text:p>228,259</text:p>
          </table:table-cell>
          <table:table-cell office:value-type="float" office:value="117287" table:style-name="ce203">
            <text:p>117,287</text:p>
          </table:table-cell>
          <table:table-cell office:value-type="float" office:value="110972" table:style-name="ce203">
            <text:p>110,972</text:p>
          </table:table-cell>
          <table:table-cell office:value-type="float" office:value="70.572067239465625" table:style-name="ce204">
            <text:p>70.57</text:p>
          </table:table-cell>
          <table:table-cell office:value-type="float" office:value="57518" table:style-name="ce203">
            <text:p>57,518</text:p>
          </table:table-cell>
          <table:table-cell office:value-type="float" office:value="26450" table:style-name="ce203">
            <text:p>26,450</text:p>
          </table:table-cell>
          <table:table-cell office:value-type="float" office:value="31068" table:style-name="ce203">
            <text:p>31,068</text:p>
          </table:table-cell>
          <table:table-cell office:value-type="float" office:value="17.783150559143706" table:style-name="ce204">
            <text:p>17.78</text:p>
          </table:table-cell>
          <table:table-cell office:value-type="float" office:value="136492" table:style-name="ce203">
            <text:p>136,492</text:p>
          </table:table-cell>
          <table:table-cell office:value-type="float" office:value="70558" table:style-name="ce203">
            <text:p>70,558</text:p>
          </table:table-cell>
          <table:table-cell office:value-type="float" office:value="65934" table:style-name="ce203">
            <text:p>65,934</text:p>
          </table:table-cell>
          <table:table-cell office:value-type="float" office:value="42.199968464109375" table:style-name="ce204">
            <text:p>42.20</text:p>
          </table:table-cell>
          <table:table-cell office:value-type="float" office:value="270015" table:style-name="ce203">
            <text:p>270,015</text:p>
          </table:table-cell>
          <table:table-cell office:value-type="float" office:value="135526" table:style-name="ce203">
            <text:p>135,526</text:p>
          </table:table-cell>
          <table:table-cell office:value-type="float" office:value="134489" table:style-name="ce203">
            <text:p>134,489</text:p>
          </table:table-cell>
          <table:table-cell office:value-type="float" office:value="83.481995170680278" table:style-name="ce204">
            <text:p>83.48</text:p>
          </table:table-cell>
          <table:table-cell table:number-columns-repeated="2" table:style-name="ce183"/>
          <table:table-cell office:value-type="string" table:style-name="ce195">
            <text:p>臺南市</text:p>
          </table:table-cell>
          <table:table-cell office:value-type="string" table:style-name="ce195">
            <text:p>女</text:p>
          </table:table-cell>
          <table:table-cell office:value-type="float" office:value="943652" table:style-name="ce195">
            <text:p>943652<text:s/></text:p>
          </table:table-cell>
          <table:table-cell office:value-type="float" office:value="106829" table:style-name="ce195">
            <text:p>106829<text:s/></text:p>
          </table:table-cell>
          <table:table-cell office:value-type="float" office:value="662754" table:style-name="ce195">
            <text:p>662754<text:s/></text:p>
          </table:table-cell>
          <table:table-cell office:value-type="float" office:value="169696" table:style-name="ce195">
            <text:p>169696<text:s/></text:p>
          </table:table-cell>
          <table:table-cell office:value-type="float" office:value="401311" table:style-name="ce195">
            <text:p>401311<text:s/></text:p>
          </table:table-cell>
          <table:table-cell office:value-type="float" office:value="791669" table:style-name="ce195">
            <text:p>791669<text:s/></text:p>
          </table:table-cell>
          <table:table-cell office:value-type="float" office:value="4756" table:style-name="ce195">
            <text:p>4756<text:s/></text:p>
          </table:table-cell>
          <table:table-cell office:value-type="float" office:value="5810" table:style-name="ce195">
            <text:p>5810<text:s/></text:p>
          </table:table-cell>
          <table:table-cell office:value-type="float" office:value="6341" table:style-name="ce195">
            <text:p>6341<text:s/></text:p>
          </table:table-cell>
          <table:table-cell office:value-type="float" office:value="6987" table:style-name="ce195">
            <text:p>6987<text:s/></text:p>
          </table:table-cell>
          <table:table-cell office:value-type="float" office:value="7500" table:style-name="ce195">
            <text:p>7500<text:s/></text:p>
          </table:table-cell>
          <table:table-cell office:value-type="float" office:value="8003" table:style-name="ce195">
            <text:p>8003<text:s/></text:p>
          </table:table-cell>
          <table:table-cell office:value-type="float" office:value="8032" table:style-name="ce195">
            <text:p>8032<text:s/></text:p>
          </table:table-cell>
          <table:table-cell office:value-type="float" office:value="7351" table:style-name="ce195">
            <text:p>7351<text:s/></text:p>
          </table:table-cell>
          <table:table-cell office:value-type="float" office:value="8884" table:style-name="ce195">
            <text:p>8884<text:s/></text:p>
          </table:table-cell>
          <table:table-cell office:value-type="float" office:value="7593" table:style-name="ce195">
            <text:p>7593<text:s/></text:p>
          </table:table-cell>
          <table:table-cell office:value-type="float" office:value="6191" table:style-name="ce195">
            <text:p>6191<text:s/></text:p>
          </table:table-cell>
          <table:table-cell office:value-type="float" office:value="6897" table:style-name="ce195">
            <text:p>6897<text:s/></text:p>
          </table:table-cell>
          <table:table-cell office:value-type="float" office:value="7537" table:style-name="ce195">
            <text:p>7537<text:s/></text:p>
          </table:table-cell>
          <table:table-cell office:value-type="float" office:value="7465" table:style-name="ce195">
            <text:p>7465<text:s/></text:p>
          </table:table-cell>
          <table:table-cell office:value-type="float" office:value="7482" table:style-name="ce195">
            <text:p>7482<text:s/></text:p>
          </table:table-cell>
          <table:table-cell office:value-type="float" office:value="7563" table:style-name="ce195">
            <text:p>7563<text:s/></text:p>
          </table:table-cell>
          <table:table-cell office:value-type="float" office:value="7717" table:style-name="ce195">
            <text:p>7717<text:s/></text:p>
          </table:table-cell>
          <table:table-cell office:value-type="float" office:value="7931" table:style-name="ce195">
            <text:p>7931<text:s/></text:p>
          </table:table-cell>
          <table:table-cell office:value-type="float" office:value="8558" table:style-name="ce195">
            <text:p>8558<text:s/></text:p>
          </table:table-cell>
          <table:table-cell office:value-type="float" office:value="9012" table:style-name="ce195">
            <text:p>9012<text:s/></text:p>
          </table:table-cell>
          <table:table-cell office:value-type="float" office:value="10732" table:style-name="ce195">
            <text:p>10732<text:s/></text:p>
          </table:table-cell>
          <table:table-cell office:value-type="float" office:value="10373" table:style-name="ce195">
            <text:p>10373<text:s/></text:p>
          </table:table-cell>
          <table:table-cell office:value-type="float" office:value="9753" table:style-name="ce195">
            <text:p>9753<text:s/></text:p>
          </table:table-cell>
          <table:table-cell office:value-type="float" office:value="11227" table:style-name="ce195">
            <text:p>11227<text:s/></text:p>
          </table:table-cell>
          <table:table-cell office:value-type="float" office:value="11750" table:style-name="ce195">
            <text:p>11750<text:s/></text:p>
          </table:table-cell>
          <table:table-cell office:value-type="float" office:value="11866" table:style-name="ce195">
            <text:p>11866<text:s/></text:p>
          </table:table-cell>
          <table:table-cell office:value-type="float" office:value="11972" table:style-name="ce195">
            <text:p>11972<text:s/></text:p>
          </table:table-cell>
          <table:table-cell office:value-type="float" office:value="12315" table:style-name="ce195">
            <text:p>12315<text:s/></text:p>
          </table:table-cell>
          <table:table-cell office:value-type="float" office:value="11856" table:style-name="ce195">
            <text:p>11856<text:s/></text:p>
          </table:table-cell>
          <table:table-cell office:value-type="float" office:value="11780" table:style-name="ce195">
            <text:p>11780<text:s/></text:p>
          </table:table-cell>
          <table:table-cell office:value-type="float" office:value="12412" table:style-name="ce195">
            <text:p>12412<text:s/></text:p>
          </table:table-cell>
          <table:table-cell office:value-type="float" office:value="11935" table:style-name="ce195">
            <text:p>11935<text:s/></text:p>
          </table:table-cell>
          <table:table-cell office:value-type="float" office:value="12819" table:style-name="ce195">
            <text:p>12819<text:s/></text:p>
          </table:table-cell>
          <table:table-cell office:value-type="float" office:value="11957" table:style-name="ce195">
            <text:p>11957<text:s/></text:p>
          </table:table-cell>
          <table:table-cell office:value-type="float" office:value="11876" table:style-name="ce195">
            <text:p>11876<text:s/></text:p>
          </table:table-cell>
          <table:table-cell office:value-type="float" office:value="13193" table:style-name="ce195">
            <text:p>13193<text:s/></text:p>
          </table:table-cell>
          <table:table-cell office:value-type="float" office:value="14540" table:style-name="ce195">
            <text:p>14540<text:s/></text:p>
          </table:table-cell>
          <table:table-cell office:value-type="float" office:value="15011" table:style-name="ce195">
            <text:p>15011<text:s/></text:p>
          </table:table-cell>
          <table:table-cell office:value-type="float" office:value="16131" table:style-name="ce195">
            <text:p>16131<text:s/></text:p>
          </table:table-cell>
          <table:table-cell office:value-type="float" office:value="16603" table:style-name="ce195">
            <text:p>16603<text:s/></text:p>
          </table:table-cell>
          <table:table-cell office:value-type="float" office:value="16524" table:style-name="ce195">
            <text:p>16524<text:s/></text:p>
          </table:table-cell>
          <table:table-cell office:value-type="float" office:value="16673" table:style-name="ce195">
            <text:p>16673<text:s/></text:p>
          </table:table-cell>
          <table:table-cell office:value-type="float" office:value="16108" table:style-name="ce195">
            <text:p>16108<text:s/></text:p>
          </table:table-cell>
          <table:table-cell office:value-type="float" office:value="15290" table:style-name="ce195">
            <text:p>15290<text:s/></text:p>
          </table:table-cell>
          <table:table-cell office:value-type="float" office:value="16555" table:style-name="ce195">
            <text:p>16555<text:s/></text:p>
          </table:table-cell>
          <table:table-cell office:value-type="float" office:value="14658" table:style-name="ce195">
            <text:p>14658<text:s/></text:p>
          </table:table-cell>
          <table:table-cell office:value-type="float" office:value="14128" table:style-name="ce195">
            <text:p>14128<text:s/></text:p>
          </table:table-cell>
          <table:table-cell office:value-type="float" office:value="13489" table:style-name="ce195">
            <text:p>13489<text:s/></text:p>
          </table:table-cell>
          <table:table-cell office:value-type="float" office:value="13973" table:style-name="ce195">
            <text:p>13973<text:s/></text:p>
          </table:table-cell>
          <table:table-cell office:value-type="float" office:value="13812" table:style-name="ce195">
            <text:p>13812<text:s/></text:p>
          </table:table-cell>
          <table:table-cell office:value-type="float" office:value="14546" table:style-name="ce195">
            <text:p>14546<text:s/></text:p>
          </table:table-cell>
          <table:table-cell office:value-type="float" office:value="14653" table:style-name="ce195">
            <text:p>14653<text:s/></text:p>
          </table:table-cell>
          <table:table-cell office:value-type="float" office:value="14585" table:style-name="ce195">
            <text:p>14585<text:s/></text:p>
          </table:table-cell>
          <table:table-cell office:value-type="float" office:value="14580" table:style-name="ce195">
            <text:p>14580<text:s/></text:p>
          </table:table-cell>
          <table:table-cell office:value-type="float" office:value="14711" table:style-name="ce195">
            <text:p>14711<text:s/></text:p>
          </table:table-cell>
          <table:table-cell office:value-type="float" office:value="14861" table:style-name="ce195">
            <text:p>14861<text:s/></text:p>
          </table:table-cell>
          <table:table-cell office:value-type="float" office:value="15215" table:style-name="ce195">
            <text:p>15215<text:s/></text:p>
          </table:table-cell>
          <table:table-cell office:value-type="float" office:value="15363" table:style-name="ce195">
            <text:p>15363<text:s/></text:p>
          </table:table-cell>
          <table:table-cell office:value-type="float" office:value="15552" table:style-name="ce195">
            <text:p>15552<text:s/></text:p>
          </table:table-cell>
          <table:table-cell office:value-type="float" office:value="15473" table:style-name="ce195">
            <text:p>15473<text:s/></text:p>
          </table:table-cell>
          <table:table-cell office:value-type="float" office:value="15055" table:style-name="ce195">
            <text:p>15055<text:s/></text:p>
          </table:table-cell>
          <table:table-cell office:value-type="float" office:value="14788" table:style-name="ce195">
            <text:p>14788<text:s/></text:p>
          </table:table-cell>
          <table:table-cell office:value-type="float" office:value="14641" table:style-name="ce195">
            <text:p>14641<text:s/></text:p>
          </table:table-cell>
          <table:table-cell office:value-type="float" office:value="13194" table:style-name="ce195">
            <text:p>13194<text:s/></text:p>
          </table:table-cell>
          <table:table-cell office:value-type="float" office:value="13445" table:style-name="ce195">
            <text:p>13445<text:s/></text:p>
          </table:table-cell>
          <table:table-cell office:value-type="float" office:value="12978" table:style-name="ce195">
            <text:p>12978<text:s/></text:p>
          </table:table-cell>
          <table:table-cell office:value-type="float" office:value="12529" table:style-name="ce195">
            <text:p>12529<text:s/></text:p>
          </table:table-cell>
          <table:table-cell office:value-type="float" office:value="11673" table:style-name="ce195">
            <text:p>11673<text:s/></text:p>
          </table:table-cell>
          <table:table-cell office:value-type="float" office:value="11024" table:style-name="ce195">
            <text:p>11024<text:s/></text:p>
          </table:table-cell>
          <table:table-cell office:value-type="float" office:value="11376" table:style-name="ce195">
            <text:p>11376<text:s/></text:p>
          </table:table-cell>
          <table:table-cell office:value-type="float" office:value="9736" table:style-name="ce195">
            <text:p>9736<text:s/></text:p>
          </table:table-cell>
          <table:table-cell office:value-type="float" office:value="8690" table:style-name="ce195">
            <text:p>8690<text:s/></text:p>
          </table:table-cell>
          <table:table-cell office:value-type="float" office:value="8535" table:style-name="ce195">
            <text:p>8535<text:s/></text:p>
          </table:table-cell>
          <table:table-cell office:value-type="float" office:value="7231" table:style-name="ce195">
            <text:p>7231<text:s/></text:p>
          </table:table-cell>
          <table:table-cell office:value-type="float" office:value="5554" table:style-name="ce195">
            <text:p>5554<text:s/></text:p>
          </table:table-cell>
          <table:table-cell office:value-type="float" office:value="4448" table:style-name="ce195">
            <text:p>4448<text:s/></text:p>
          </table:table-cell>
          <table:table-cell office:value-type="float" office:value="5399" table:style-name="ce195">
            <text:p>5399<text:s/></text:p>
          </table:table-cell>
          <table:table-cell office:value-type="float" office:value="5690" table:style-name="ce195">
            <text:p>5690<text:s/></text:p>
          </table:table-cell>
          <table:table-cell office:value-type="float" office:value="5242" table:style-name="ce195">
            <text:p>5242<text:s/></text:p>
          </table:table-cell>
          <table:table-cell office:value-type="float" office:value="5217" table:style-name="ce195">
            <text:p>5217<text:s/></text:p>
          </table:table-cell>
          <table:table-cell office:value-type="float" office:value="5180" table:style-name="ce195">
            <text:p>5180<text:s/></text:p>
          </table:table-cell>
          <table:table-cell office:value-type="float" office:value="4893" table:style-name="ce195">
            <text:p>4893<text:s/></text:p>
          </table:table-cell>
          <table:table-cell office:value-type="float" office:value="4563" table:style-name="ce195">
            <text:p>4563<text:s/></text:p>
          </table:table-cell>
          <table:table-cell office:value-type="float" office:value="4172" table:style-name="ce195">
            <text:p>4172<text:s/></text:p>
          </table:table-cell>
          <table:table-cell office:value-type="float" office:value="3768" table:style-name="ce195">
            <text:p>3768<text:s/></text:p>
          </table:table-cell>
          <table:table-cell office:value-type="float" office:value="3610" table:style-name="ce195">
            <text:p>3610<text:s/></text:p>
          </table:table-cell>
          <table:table-cell office:value-type="float" office:value="3373" table:style-name="ce195">
            <text:p>3373<text:s/></text:p>
          </table:table-cell>
          <table:table-cell office:value-type="float" office:value="2823" table:style-name="ce195">
            <text:p>2823<text:s/></text:p>
          </table:table-cell>
          <table:table-cell office:value-type="float" office:value="2263" table:style-name="ce195">
            <text:p>2263<text:s/></text:p>
          </table:table-cell>
          <table:table-cell office:value-type="float" office:value="2197" table:style-name="ce195">
            <text:p>2197<text:s/></text:p>
          </table:table-cell>
          <table:table-cell office:value-type="float" office:value="1852" table:style-name="ce195">
            <text:p>1852<text:s/></text:p>
          </table:table-cell>
          <table:table-cell office:value-type="float" office:value="1417" table:style-name="ce195">
            <text:p>1417<text:s/></text:p>
          </table:table-cell>
          <table:table-cell office:value-type="float" office:value="1183" table:style-name="ce195">
            <text:p>1183<text:s/></text:p>
          </table:table-cell>
          <table:table-cell office:value-type="float" office:value="884" table:style-name="ce195">
            <text:p>884<text:s/></text:p>
          </table:table-cell>
          <table:table-cell office:value-type="float" office:value="666" table:style-name="ce195">
            <text:p>666<text:s/></text:p>
          </table:table-cell>
          <table:table-cell office:value-type="float" office:value="489" table:style-name="ce195">
            <text:p>489<text:s/></text:p>
          </table:table-cell>
          <table:table-cell office:value-type="float" office:value="344" table:style-name="ce195">
            <text:p>344<text:s/></text:p>
          </table:table-cell>
          <table:table-cell office:value-type="float" office:value="258" table:style-name="ce195">
            <text:p>258<text:s/></text:p>
          </table:table-cell>
          <table:table-cell office:value-type="float" office:value="166" table:style-name="ce195">
            <text:p>166<text:s/></text:p>
          </table:table-cell>
          <table:table-cell office:value-type="float" office:value="114" table:style-name="ce195">
            <text:p>114<text:s/></text:p>
          </table:table-cell>
          <table:table-cell office:value-type="float" office:value="159" table:style-name="ce195">
            <text:p>159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905" table:style-name="ce203">
            <text:p>105,905</text:p>
          </table:table-cell>
          <table:table-cell office:value-type="float" office:value="54464" table:style-name="ce203">
            <text:p>54,464</text:p>
          </table:table-cell>
          <table:table-cell office:value-type="float" office:value="51441" table:style-name="ce203">
            <text:p>51,441</text:p>
          </table:table-cell>
          <table:table-cell office:value-type="float" office:value="100" table:style-name="ce204">
            <text:p>100.00</text:p>
          </table:table-cell>
          <table:table-cell office:value-type="float" office:value="10737" table:style-name="ce203">
            <text:p>10,737</text:p>
          </table:table-cell>
          <table:table-cell office:value-type="float" office:value="5632" table:style-name="ce203">
            <text:p>5,632</text:p>
          </table:table-cell>
          <table:table-cell office:value-type="float" office:value="5105" table:style-name="ce203">
            <text:p>5,105</text:p>
          </table:table-cell>
          <table:table-cell office:value-type="float" office:value="10.138331523535243" table:style-name="ce204">
            <text:p>10.14</text:p>
          </table:table-cell>
          <table:table-cell office:value-type="float" office:value="76843" table:style-name="ce203">
            <text:p>76,843</text:p>
          </table:table-cell>
          <table:table-cell office:value-type="float" office:value="40310" table:style-name="ce203">
            <text:p>40,310</text:p>
          </table:table-cell>
          <table:table-cell office:value-type="float" office:value="36533" table:style-name="ce203">
            <text:p>36,533</text:p>
          </table:table-cell>
          <table:table-cell office:value-type="float" office:value="72.558425003540904" table:style-name="ce204">
            <text:p>72.56</text:p>
          </table:table-cell>
          <table:table-cell office:value-type="float" office:value="18325" table:style-name="ce203">
            <text:p>18,325</text:p>
          </table:table-cell>
          <table:table-cell office:value-type="float" office:value="8522" table:style-name="ce203">
            <text:p>8,522</text:p>
          </table:table-cell>
          <table:table-cell office:value-type="float" office:value="9803" table:style-name="ce203">
            <text:p>9,803</text:p>
          </table:table-cell>
          <table:table-cell office:value-type="float" office:value="17.303243472923846" table:style-name="ce204">
            <text:p>17.30</text:p>
          </table:table-cell>
          <table:table-cell office:value-type="float" office:value="48160" table:style-name="ce203">
            <text:p>48,160</text:p>
          </table:table-cell>
          <table:table-cell office:value-type="float" office:value="25089" table:style-name="ce203">
            <text:p>25,089</text:p>
          </table:table-cell>
          <table:table-cell office:value-type="float" office:value="23071" table:style-name="ce203">
            <text:p>23,071</text:p>
          </table:table-cell>
          <table:table-cell office:value-type="float" office:value="45.474717907558656" table:style-name="ce204">
            <text:p>45.47</text:p>
          </table:table-cell>
          <table:table-cell office:value-type="float" office:value="90081" table:style-name="ce203">
            <text:p>90,081</text:p>
          </table:table-cell>
          <table:table-cell office:value-type="float" office:value="46125" table:style-name="ce203">
            <text:p>46,125</text:p>
          </table:table-cell>
          <table:table-cell office:value-type="float" office:value="43956" table:style-name="ce203">
            <text:p>43,956</text:p>
          </table:table-cell>
          <table:table-cell office:value-type="float" office:value="85.058306973230728" table:style-name="ce204">
            <text:p>85.06</text:p>
          </table:table-cell>
          <table:table-cell table:number-columns-repeated="2" table:style-name="ce183"/>
          <table:table-cell office:value-type="string" table:style-name="ce195">
            <text:p>高雄市</text:p>
          </table:table-cell>
          <table:table-cell office:value-type="string" table:style-name="ce195">
            <text:p>計</text:p>
          </table:table-cell>
          <table:table-cell office:value-type="float" office:value="2773026" table:style-name="ce195">
            <text:p>2773026<text:s/></text:p>
          </table:table-cell>
          <table:table-cell office:value-type="float" office:value="320976" table:style-name="ce195">
            <text:p>320976<text:s/></text:p>
          </table:table-cell>
          <table:table-cell office:value-type="float" office:value="1970273" table:style-name="ce195">
            <text:p>1970273<text:s/></text:p>
          </table:table-cell>
          <table:table-cell office:value-type="float" office:value="468779" table:style-name="ce195">
            <text:p>468779<text:s/></text:p>
          </table:table-cell>
          <table:table-cell office:value-type="float" office:value="1208402" table:style-name="ce195">
            <text:p>1208402<text:s/></text:p>
          </table:table-cell>
          <table:table-cell office:value-type="float" office:value="2311374" table:style-name="ce195">
            <text:p>2311374<text:s/></text:p>
          </table:table-cell>
          <table:table-cell office:value-type="float" office:value="17443" table:style-name="ce195">
            <text:p>17443<text:s/></text:p>
          </table:table-cell>
          <table:table-cell office:value-type="float" office:value="18931" table:style-name="ce195">
            <text:p>18931<text:s/></text:p>
          </table:table-cell>
          <table:table-cell office:value-type="float" office:value="19680" table:style-name="ce195">
            <text:p>19680<text:s/></text:p>
          </table:table-cell>
          <table:table-cell office:value-type="float" office:value="20848" table:style-name="ce195">
            <text:p>20848<text:s/></text:p>
          </table:table-cell>
          <table:table-cell office:value-type="float" office:value="22312" table:style-name="ce195">
            <text:p>22312<text:s/></text:p>
          </table:table-cell>
          <table:table-cell office:value-type="float" office:value="23215" table:style-name="ce195">
            <text:p>23215<text:s/></text:p>
          </table:table-cell>
          <table:table-cell office:value-type="float" office:value="23246" table:style-name="ce195">
            <text:p>23246<text:s/></text:p>
          </table:table-cell>
          <table:table-cell office:value-type="float" office:value="21466" table:style-name="ce195">
            <text:p>21466<text:s/></text:p>
          </table:table-cell>
          <table:table-cell office:value-type="float" office:value="25173" table:style-name="ce195">
            <text:p>25173<text:s/></text:p>
          </table:table-cell>
          <table:table-cell office:value-type="float" office:value="22842" table:style-name="ce195">
            <text:p>22842<text:s/></text:p>
          </table:table-cell>
          <table:table-cell office:value-type="float" office:value="18394" table:style-name="ce195">
            <text:p>18394<text:s/></text:p>
          </table:table-cell>
          <table:table-cell office:value-type="float" office:value="20468" table:style-name="ce195">
            <text:p>20468<text:s/></text:p>
          </table:table-cell>
          <table:table-cell office:value-type="float" office:value="21580" table:style-name="ce195">
            <text:p>21580<text:s/></text:p>
          </table:table-cell>
          <table:table-cell office:value-type="float" office:value="22496" table:style-name="ce195">
            <text:p>22496<text:s/></text:p>
          </table:table-cell>
          <table:table-cell office:value-type="float" office:value="22882" table:style-name="ce195">
            <text:p>22882<text:s/></text:p>
          </table:table-cell>
          <table:table-cell office:value-type="float" office:value="23575" table:style-name="ce195">
            <text:p>23575<text:s/></text:p>
          </table:table-cell>
          <table:table-cell office:value-type="float" office:value="24016" table:style-name="ce195">
            <text:p>24016<text:s/></text:p>
          </table:table-cell>
          <table:table-cell office:value-type="float" office:value="25136" table:style-name="ce195">
            <text:p>25136<text:s/></text:p>
          </table:table-cell>
          <table:table-cell office:value-type="float" office:value="27157" table:style-name="ce195">
            <text:p>27157<text:s/></text:p>
          </table:table-cell>
          <table:table-cell office:value-type="float" office:value="27794" table:style-name="ce195">
            <text:p>27794<text:s/></text:p>
          </table:table-cell>
          <table:table-cell office:value-type="float" office:value="33875" table:style-name="ce195">
            <text:p>33875<text:s/></text:p>
          </table:table-cell>
          <table:table-cell office:value-type="float" office:value="32853" table:style-name="ce195">
            <text:p>32853<text:s/></text:p>
          </table:table-cell>
          <table:table-cell office:value-type="float" office:value="30623" table:style-name="ce195">
            <text:p>30623<text:s/></text:p>
          </table:table-cell>
          <table:table-cell office:value-type="float" office:value="35122" table:style-name="ce195">
            <text:p>35122<text:s/></text:p>
          </table:table-cell>
          <table:table-cell office:value-type="float" office:value="37162" table:style-name="ce195">
            <text:p>37162<text:s/></text:p>
          </table:table-cell>
          <table:table-cell office:value-type="float" office:value="36891" table:style-name="ce195">
            <text:p>36891<text:s/></text:p>
          </table:table-cell>
          <table:table-cell office:value-type="float" office:value="37481" table:style-name="ce195">
            <text:p>37481<text:s/></text:p>
          </table:table-cell>
          <table:table-cell office:value-type="float" office:value="37441" table:style-name="ce195">
            <text:p>37441<text:s/></text:p>
          </table:table-cell>
          <table:table-cell office:value-type="float" office:value="36521" table:style-name="ce195">
            <text:p>36521<text:s/></text:p>
          </table:table-cell>
          <table:table-cell office:value-type="float" office:value="36645" table:style-name="ce195">
            <text:p>36645<text:s/></text:p>
          </table:table-cell>
          <table:table-cell office:value-type="float" office:value="37831" table:style-name="ce195">
            <text:p>37831<text:s/></text:p>
          </table:table-cell>
          <table:table-cell office:value-type="float" office:value="36459" table:style-name="ce195">
            <text:p>36459<text:s/></text:p>
          </table:table-cell>
          <table:table-cell office:value-type="float" office:value="38665" table:style-name="ce195">
            <text:p>38665<text:s/></text:p>
          </table:table-cell>
          <table:table-cell office:value-type="float" office:value="35554" table:style-name="ce195">
            <text:p>35554<text:s/></text:p>
          </table:table-cell>
          <table:table-cell office:value-type="float" office:value="34259" table:style-name="ce195">
            <text:p>34259<text:s/></text:p>
          </table:table-cell>
          <table:table-cell office:value-type="float" office:value="37136" table:style-name="ce195">
            <text:p>37136<text:s/></text:p>
          </table:table-cell>
          <table:table-cell office:value-type="float" office:value="41674" table:style-name="ce195">
            <text:p>41674<text:s/></text:p>
          </table:table-cell>
          <table:table-cell office:value-type="float" office:value="42544" table:style-name="ce195">
            <text:p>42544<text:s/></text:p>
          </table:table-cell>
          <table:table-cell office:value-type="float" office:value="45427" table:style-name="ce195">
            <text:p>45427<text:s/></text:p>
          </table:table-cell>
          <table:table-cell office:value-type="float" office:value="47013" table:style-name="ce195">
            <text:p>47013<text:s/></text:p>
          </table:table-cell>
          <table:table-cell office:value-type="float" office:value="47513" table:style-name="ce195">
            <text:p>47513<text:s/></text:p>
          </table:table-cell>
          <table:table-cell office:value-type="float" office:value="48594" table:style-name="ce195">
            <text:p>48594<text:s/></text:p>
          </table:table-cell>
          <table:table-cell office:value-type="float" office:value="48276" table:style-name="ce195">
            <text:p>48276<text:s/></text:p>
          </table:table-cell>
          <table:table-cell office:value-type="float" office:value="46142" table:style-name="ce195">
            <text:p>46142<text:s/></text:p>
          </table:table-cell>
          <table:table-cell office:value-type="float" office:value="50217" table:style-name="ce195">
            <text:p>50217<text:s/></text:p>
          </table:table-cell>
          <table:table-cell office:value-type="float" office:value="45004" table:style-name="ce195">
            <text:p>45004<text:s/></text:p>
          </table:table-cell>
          <table:table-cell office:value-type="float" office:value="43426" table:style-name="ce195">
            <text:p>43426<text:s/></text:p>
          </table:table-cell>
          <table:table-cell office:value-type="float" office:value="42622" table:style-name="ce195">
            <text:p>42622<text:s/></text:p>
          </table:table-cell>
          <table:table-cell office:value-type="float" office:value="42404" table:style-name="ce195">
            <text:p>42404<text:s/></text:p>
          </table:table-cell>
          <table:table-cell office:value-type="float" office:value="43028" table:style-name="ce195">
            <text:p>43028<text:s/></text:p>
          </table:table-cell>
          <table:table-cell office:value-type="float" office:value="44331" table:style-name="ce195">
            <text:p>44331<text:s/></text:p>
          </table:table-cell>
          <table:table-cell office:value-type="float" office:value="43709" table:style-name="ce195">
            <text:p>43709<text:s/></text:p>
          </table:table-cell>
          <table:table-cell office:value-type="float" office:value="44002" table:style-name="ce195">
            <text:p>44002<text:s/></text:p>
          </table:table-cell>
          <table:table-cell office:value-type="float" office:value="42511" table:style-name="ce195">
            <text:p>42511<text:s/></text:p>
          </table:table-cell>
          <table:table-cell office:value-type="float" office:value="42914" table:style-name="ce195">
            <text:p>42914<text:s/></text:p>
          </table:table-cell>
          <table:table-cell office:value-type="float" office:value="42419" table:style-name="ce195">
            <text:p>42419<text:s/></text:p>
          </table:table-cell>
          <table:table-cell office:value-type="float" office:value="42980" table:style-name="ce195">
            <text:p>42980<text:s/></text:p>
          </table:table-cell>
          <table:table-cell office:value-type="float" office:value="42983" table:style-name="ce195">
            <text:p>42983<text:s/></text:p>
          </table:table-cell>
          <table:table-cell office:value-type="float" office:value="43573" table:style-name="ce195">
            <text:p>43573<text:s/></text:p>
          </table:table-cell>
          <table:table-cell office:value-type="float" office:value="42829" table:style-name="ce195">
            <text:p>42829<text:s/></text:p>
          </table:table-cell>
          <table:table-cell office:value-type="float" office:value="41439" table:style-name="ce195">
            <text:p>41439<text:s/></text:p>
          </table:table-cell>
          <table:table-cell office:value-type="float" office:value="41490" table:style-name="ce195">
            <text:p>41490<text:s/></text:p>
          </table:table-cell>
          <table:table-cell office:value-type="float" office:value="41282" table:style-name="ce195">
            <text:p>41282<text:s/></text:p>
          </table:table-cell>
          <table:table-cell office:value-type="float" office:value="38533" table:style-name="ce195">
            <text:p>38533<text:s/></text:p>
          </table:table-cell>
          <table:table-cell office:value-type="float" office:value="39198" table:style-name="ce195">
            <text:p>39198<text:s/></text:p>
          </table:table-cell>
          <table:table-cell office:value-type="float" office:value="39618" table:style-name="ce195">
            <text:p>39618<text:s/></text:p>
          </table:table-cell>
          <table:table-cell office:value-type="float" office:value="37899" table:style-name="ce195">
            <text:p>37899<text:s/></text:p>
          </table:table-cell>
          <table:table-cell office:value-type="float" office:value="36416" table:style-name="ce195">
            <text:p>36416<text:s/></text:p>
          </table:table-cell>
          <table:table-cell office:value-type="float" office:value="34407" table:style-name="ce195">
            <text:p>34407<text:s/></text:p>
          </table:table-cell>
          <table:table-cell office:value-type="float" office:value="35328" table:style-name="ce195">
            <text:p>35328<text:s/></text:p>
          </table:table-cell>
          <table:table-cell office:value-type="float" office:value="31200" table:style-name="ce195">
            <text:p>31200<text:s/></text:p>
          </table:table-cell>
          <table:table-cell office:value-type="float" office:value="26897" table:style-name="ce195">
            <text:p>26897<text:s/></text:p>
          </table:table-cell>
          <table:table-cell office:value-type="float" office:value="25724" table:style-name="ce195">
            <text:p>25724<text:s/></text:p>
          </table:table-cell>
          <table:table-cell office:value-type="float" office:value="21204" table:style-name="ce195">
            <text:p>21204<text:s/></text:p>
          </table:table-cell>
          <table:table-cell office:value-type="float" office:value="16772" table:style-name="ce195">
            <text:p>16772<text:s/></text:p>
          </table:table-cell>
          <table:table-cell office:value-type="float" office:value="12979" table:style-name="ce195">
            <text:p>12979<text:s/></text:p>
          </table:table-cell>
          <table:table-cell office:value-type="float" office:value="15252" table:style-name="ce195">
            <text:p>15252<text:s/></text:p>
          </table:table-cell>
          <table:table-cell office:value-type="float" office:value="15172" table:style-name="ce195">
            <text:p>15172<text:s/></text:p>
          </table:table-cell>
          <table:table-cell office:value-type="float" office:value="14030" table:style-name="ce195">
            <text:p>14030<text:s/></text:p>
          </table:table-cell>
          <table:table-cell office:value-type="float" office:value="13320" table:style-name="ce195">
            <text:p>13320<text:s/></text:p>
          </table:table-cell>
          <table:table-cell office:value-type="float" office:value="12665" table:style-name="ce195">
            <text:p>12665<text:s/></text:p>
          </table:table-cell>
          <table:table-cell office:value-type="float" office:value="11654" table:style-name="ce195">
            <text:p>11654<text:s/></text:p>
          </table:table-cell>
          <table:table-cell office:value-type="float" office:value="10187" table:style-name="ce195">
            <text:p>10187<text:s/></text:p>
          </table:table-cell>
          <table:table-cell office:value-type="float" office:value="9078" table:style-name="ce195">
            <text:p>9078<text:s/></text:p>
          </table:table-cell>
          <table:table-cell office:value-type="float" office:value="7685" table:style-name="ce195">
            <text:p>7685<text:s/></text:p>
          </table:table-cell>
          <table:table-cell office:value-type="float" office:value="6910" table:style-name="ce195">
            <text:p>6910<text:s/></text:p>
          </table:table-cell>
          <table:table-cell office:value-type="float" office:value="6147" table:style-name="ce195">
            <text:p>6147<text:s/></text:p>
          </table:table-cell>
          <table:table-cell office:value-type="float" office:value="5128" table:style-name="ce195">
            <text:p>5128<text:s/></text:p>
          </table:table-cell>
          <table:table-cell office:value-type="float" office:value="4522" table:style-name="ce195">
            <text:p>4522<text:s/></text:p>
          </table:table-cell>
          <table:table-cell office:value-type="float" office:value="3923" table:style-name="ce195">
            <text:p>3923<text:s/></text:p>
          </table:table-cell>
          <table:table-cell office:value-type="float" office:value="3482" table:style-name="ce195">
            <text:p>3482<text:s/></text:p>
          </table:table-cell>
          <table:table-cell office:value-type="float" office:value="2846" table:style-name="ce195">
            <text:p>2846<text:s/></text:p>
          </table:table-cell>
          <table:table-cell office:value-type="float" office:value="2238" table:style-name="ce195">
            <text:p>2238<text:s/></text:p>
          </table:table-cell>
          <table:table-cell office:value-type="float" office:value="1765" table:style-name="ce195">
            <text:p>1765<text:s/></text:p>
          </table:table-cell>
          <table:table-cell office:value-type="float" office:value="1335" table:style-name="ce195">
            <text:p>1335<text:s/></text:p>
          </table:table-cell>
          <table:table-cell office:value-type="float" office:value="1015" table:style-name="ce195">
            <text:p>1015<text:s/></text:p>
          </table:table-cell>
          <table:table-cell office:value-type="float" office:value="664" table:style-name="ce195">
            <text:p>664<text:s/></text:p>
          </table:table-cell>
          <table:table-cell office:value-type="float" office:value="450" table:style-name="ce195">
            <text:p>450<text:s/></text:p>
          </table:table-cell>
          <table:table-cell office:value-type="float" office:value="319" table:style-name="ce195">
            <text:p>319<text:s/></text:p>
          </table:table-cell>
          <table:table-cell office:value-type="float" office:value="209" table:style-name="ce195">
            <text:p>209<text:s/></text:p>
          </table:table-cell>
          <table:table-cell office:value-type="float" office:value="339" table:style-name="ce195">
            <text:p>339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2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7088" table:style-name="ce203">
            <text:p>367,088</text:p>
          </table:table-cell>
          <table:table-cell office:value-type="float" office:value="183039" table:style-name="ce203">
            <text:p>183,039</text:p>
          </table:table-cell>
          <table:table-cell office:value-type="float" office:value="184049" table:style-name="ce203">
            <text:p>184,049</text:p>
          </table:table-cell>
          <table:table-cell office:value-type="float" office:value="100" table:style-name="ce204">
            <text:p>100.00</text:p>
          </table:table-cell>
          <table:table-cell office:value-type="float" office:value="37419" table:style-name="ce203">
            <text:p>37,419</text:p>
          </table:table-cell>
          <table:table-cell office:value-type="float" office:value="19350" table:style-name="ce203">
            <text:p>19,350</text:p>
          </table:table-cell>
          <table:table-cell office:value-type="float" office:value="18069" table:style-name="ce203">
            <text:p>18,069</text:p>
          </table:table-cell>
          <table:table-cell office:value-type="float" office:value="10.193468596085953" table:style-name="ce204">
            <text:p>10.19</text:p>
          </table:table-cell>
          <table:table-cell office:value-type="float" office:value="264252" table:style-name="ce203">
            <text:p>264,252</text:p>
          </table:table-cell>
          <table:table-cell office:value-type="float" office:value="134101" table:style-name="ce203">
            <text:p>134,101</text:p>
          </table:table-cell>
          <table:table-cell office:value-type="float" office:value="130151" table:style-name="ce203">
            <text:p>130,151</text:p>
          </table:table-cell>
          <table:table-cell office:value-type="float" office:value="71.986008804428366" table:style-name="ce204">
            <text:p>71.99</text:p>
          </table:table-cell>
          <table:table-cell office:value-type="float" office:value="65417" table:style-name="ce203">
            <text:p>65,417</text:p>
          </table:table-cell>
          <table:table-cell office:value-type="float" office:value="29588" table:style-name="ce203">
            <text:p>29,588</text:p>
          </table:table-cell>
          <table:table-cell office:value-type="float" office:value="35829" table:style-name="ce203">
            <text:p>35,829</text:p>
          </table:table-cell>
          <table:table-cell office:value-type="float" office:value="17.820522599485685" table:style-name="ce204">
            <text:p>17.82</text:p>
          </table:table-cell>
          <table:table-cell office:value-type="float" office:value="155486" table:style-name="ce203">
            <text:p>155,486</text:p>
          </table:table-cell>
          <table:table-cell office:value-type="float" office:value="79842" table:style-name="ce203">
            <text:p>79,842</text:p>
          </table:table-cell>
          <table:table-cell office:value-type="float" office:value="75644" table:style-name="ce203">
            <text:p>75,644</text:p>
          </table:table-cell>
          <table:table-cell office:value-type="float" office:value="42.35660114196051" table:style-name="ce204">
            <text:p>42.36</text:p>
          </table:table-cell>
          <table:table-cell office:value-type="float" office:value="313309" table:style-name="ce203">
            <text:p>313,309</text:p>
          </table:table-cell>
          <table:table-cell office:value-type="float" office:value="155099" table:style-name="ce203">
            <text:p>155,099</text:p>
          </table:table-cell>
          <table:table-cell office:value-type="float" office:value="158210" table:style-name="ce203">
            <text:p>158,210</text:p>
          </table:table-cell>
          <table:table-cell office:value-type="float" office:value="85.349834372139654" table:style-name="ce204">
            <text:p>85.35</text:p>
          </table:table-cell>
          <table:table-cell table:number-columns-repeated="2" table:style-name="ce183"/>
          <table:table-cell office:value-type="string" table:style-name="ce195">
            <text:p>高雄市</text:p>
          </table:table-cell>
          <table:table-cell office:value-type="string" table:style-name="ce195">
            <text:p>男</text:p>
          </table:table-cell>
          <table:table-cell office:value-type="float" office:value="1370878" table:style-name="ce195">
            <text:p>1370878<text:s/></text:p>
          </table:table-cell>
          <table:table-cell office:value-type="float" office:value="166474" table:style-name="ce195">
            <text:p>166474<text:s/></text:p>
          </table:table-cell>
          <table:table-cell office:value-type="float" office:value="982077" table:style-name="ce195">
            <text:p>982077<text:s/></text:p>
          </table:table-cell>
          <table:table-cell office:value-type="float" office:value="212281" table:style-name="ce195">
            <text:p>212281<text:s/></text:p>
          </table:table-cell>
          <table:table-cell office:value-type="float" office:value="608490" table:style-name="ce195">
            <text:p>608490<text:s/></text:p>
          </table:table-cell>
          <table:table-cell office:value-type="float" office:value="1127951" table:style-name="ce195">
            <text:p>1127951<text:s/></text:p>
          </table:table-cell>
          <table:table-cell office:value-type="float" office:value="9012" table:style-name="ce195">
            <text:p>9012<text:s/></text:p>
          </table:table-cell>
          <table:table-cell office:value-type="float" office:value="9782" table:style-name="ce195">
            <text:p>9782<text:s/></text:p>
          </table:table-cell>
          <table:table-cell office:value-type="float" office:value="10141" table:style-name="ce195">
            <text:p>10141<text:s/></text:p>
          </table:table-cell>
          <table:table-cell office:value-type="float" office:value="10942" table:style-name="ce195">
            <text:p>10942<text:s/></text:p>
          </table:table-cell>
          <table:table-cell office:value-type="float" office:value="11471" table:style-name="ce195">
            <text:p>11471<text:s/></text:p>
          </table:table-cell>
          <table:table-cell office:value-type="float" office:value="12114" table:style-name="ce195">
            <text:p>12114<text:s/></text:p>
          </table:table-cell>
          <table:table-cell office:value-type="float" office:value="12108" table:style-name="ce195">
            <text:p>12108<text:s/></text:p>
          </table:table-cell>
          <table:table-cell office:value-type="float" office:value="11051" table:style-name="ce195">
            <text:p>11051<text:s/></text:p>
          </table:table-cell>
          <table:table-cell office:value-type="float" office:value="12986" table:style-name="ce195">
            <text:p>12986<text:s/></text:p>
          </table:table-cell>
          <table:table-cell office:value-type="float" office:value="11896" table:style-name="ce195">
            <text:p>11896<text:s/></text:p>
          </table:table-cell>
          <table:table-cell office:value-type="float" office:value="9510" table:style-name="ce195">
            <text:p>9510<text:s/></text:p>
          </table:table-cell>
          <table:table-cell office:value-type="float" office:value="10580" table:style-name="ce195">
            <text:p>10580<text:s/></text:p>
          </table:table-cell>
          <table:table-cell office:value-type="float" office:value="11075" table:style-name="ce195">
            <text:p>11075<text:s/></text:p>
          </table:table-cell>
          <table:table-cell office:value-type="float" office:value="11882" table:style-name="ce195">
            <text:p>11882<text:s/></text:p>
          </table:table-cell>
          <table:table-cell office:value-type="float" office:value="11924" table:style-name="ce195">
            <text:p>11924<text:s/></text:p>
          </table:table-cell>
          <table:table-cell office:value-type="float" office:value="12326" table:style-name="ce195">
            <text:p>12326<text:s/></text:p>
          </table:table-cell>
          <table:table-cell office:value-type="float" office:value="12479" table:style-name="ce195">
            <text:p>12479<text:s/></text:p>
          </table:table-cell>
          <table:table-cell office:value-type="float" office:value="13058" table:style-name="ce195">
            <text:p>13058<text:s/></text:p>
          </table:table-cell>
          <table:table-cell office:value-type="float" office:value="14155" table:style-name="ce195">
            <text:p>14155<text:s/></text:p>
          </table:table-cell>
          <table:table-cell office:value-type="float" office:value="14389" table:style-name="ce195">
            <text:p>14389<text:s/></text:p>
          </table:table-cell>
          <table:table-cell office:value-type="float" office:value="17721" table:style-name="ce195">
            <text:p>17721<text:s/></text:p>
          </table:table-cell>
          <table:table-cell office:value-type="float" office:value="17032" table:style-name="ce195">
            <text:p>17032<text:s/></text:p>
          </table:table-cell>
          <table:table-cell office:value-type="float" office:value="15690" table:style-name="ce195">
            <text:p>15690<text:s/></text:p>
          </table:table-cell>
          <table:table-cell office:value-type="float" office:value="18162" table:style-name="ce195">
            <text:p>18162<text:s/></text:p>
          </table:table-cell>
          <table:table-cell office:value-type="float" office:value="19166" table:style-name="ce195">
            <text:p>19166<text:s/></text:p>
          </table:table-cell>
          <table:table-cell office:value-type="float" office:value="19073" table:style-name="ce195">
            <text:p>19073<text:s/></text:p>
          </table:table-cell>
          <table:table-cell office:value-type="float" office:value="19411" table:style-name="ce195">
            <text:p>19411<text:s/></text:p>
          </table:table-cell>
          <table:table-cell office:value-type="float" office:value="19416" table:style-name="ce195">
            <text:p>19416<text:s/></text:p>
          </table:table-cell>
          <table:table-cell office:value-type="float" office:value="19012" table:style-name="ce195">
            <text:p>19012<text:s/></text:p>
          </table:table-cell>
          <table:table-cell office:value-type="float" office:value="19077" table:style-name="ce195">
            <text:p>19077<text:s/></text:p>
          </table:table-cell>
          <table:table-cell office:value-type="float" office:value="19666" table:style-name="ce195">
            <text:p>19666<text:s/></text:p>
          </table:table-cell>
          <table:table-cell office:value-type="float" office:value="18774" table:style-name="ce195">
            <text:p>18774<text:s/></text:p>
          </table:table-cell>
          <table:table-cell office:value-type="float" office:value="19859" table:style-name="ce195">
            <text:p>19859<text:s/></text:p>
          </table:table-cell>
          <table:table-cell office:value-type="float" office:value="18231" table:style-name="ce195">
            <text:p>18231<text:s/></text:p>
          </table:table-cell>
          <table:table-cell office:value-type="float" office:value="17484" table:style-name="ce195">
            <text:p>17484<text:s/></text:p>
          </table:table-cell>
          <table:table-cell office:value-type="float" office:value="18831" table:style-name="ce195">
            <text:p>18831<text:s/></text:p>
          </table:table-cell>
          <table:table-cell office:value-type="float" office:value="20800" table:style-name="ce195">
            <text:p>20800<text:s/></text:p>
          </table:table-cell>
          <table:table-cell office:value-type="float" office:value="21314" table:style-name="ce195">
            <text:p>21314<text:s/></text:p>
          </table:table-cell>
          <table:table-cell office:value-type="float" office:value="22481" table:style-name="ce195">
            <text:p>22481<text:s/></text:p>
          </table:table-cell>
          <table:table-cell office:value-type="float" office:value="23233" table:style-name="ce195">
            <text:p>23233<text:s/></text:p>
          </table:table-cell>
          <table:table-cell office:value-type="float" office:value="23457" table:style-name="ce195">
            <text:p>23457<text:s/></text:p>
          </table:table-cell>
          <table:table-cell office:value-type="float" office:value="24086" table:style-name="ce195">
            <text:p>24086<text:s/></text:p>
          </table:table-cell>
          <table:table-cell office:value-type="float" office:value="23574" table:style-name="ce195">
            <text:p>23574<text:s/></text:p>
          </table:table-cell>
          <table:table-cell office:value-type="float" office:value="22633" table:style-name="ce195">
            <text:p>22633<text:s/></text:p>
          </table:table-cell>
          <table:table-cell office:value-type="float" office:value="24642" table:style-name="ce195">
            <text:p>24642<text:s/></text:p>
          </table:table-cell>
          <table:table-cell office:value-type="float" office:value="22066" table:style-name="ce195">
            <text:p>22066<text:s/></text:p>
          </table:table-cell>
          <table:table-cell office:value-type="float" office:value="21134" table:style-name="ce195">
            <text:p>21134<text:s/></text:p>
          </table:table-cell>
          <table:table-cell office:value-type="float" office:value="20765" table:style-name="ce195">
            <text:p>20765<text:s/></text:p>
          </table:table-cell>
          <table:table-cell office:value-type="float" office:value="20556" table:style-name="ce195">
            <text:p>20556<text:s/></text:p>
          </table:table-cell>
          <table:table-cell office:value-type="float" office:value="21144" table:style-name="ce195">
            <text:p>21144<text:s/></text:p>
          </table:table-cell>
          <table:table-cell office:value-type="float" office:value="21833" table:style-name="ce195">
            <text:p>21833<text:s/></text:p>
          </table:table-cell>
          <table:table-cell office:value-type="float" office:value="21493" table:style-name="ce195">
            <text:p>21493<text:s/></text:p>
          </table:table-cell>
          <table:table-cell office:value-type="float" office:value="21586" table:style-name="ce195">
            <text:p>21586<text:s/></text:p>
          </table:table-cell>
          <table:table-cell office:value-type="float" office:value="21134" table:style-name="ce195">
            <text:p>21134<text:s/></text:p>
          </table:table-cell>
          <table:table-cell office:value-type="float" office:value="21108" table:style-name="ce195">
            <text:p>21108<text:s/></text:p>
          </table:table-cell>
          <table:table-cell office:value-type="float" office:value="20733" table:style-name="ce195">
            <text:p>20733<text:s/></text:p>
          </table:table-cell>
          <table:table-cell office:value-type="float" office:value="21079" table:style-name="ce195">
            <text:p>21079<text:s/></text:p>
          </table:table-cell>
          <table:table-cell office:value-type="float" office:value="20875" table:style-name="ce195">
            <text:p>20875<text:s/></text:p>
          </table:table-cell>
          <table:table-cell office:value-type="float" office:value="20978" table:style-name="ce195">
            <text:p>20978<text:s/></text:p>
          </table:table-cell>
          <table:table-cell office:value-type="float" office:value="20632" table:style-name="ce195">
            <text:p>20632<text:s/></text:p>
          </table:table-cell>
          <table:table-cell office:value-type="float" office:value="19767" table:style-name="ce195">
            <text:p>19767<text:s/></text:p>
          </table:table-cell>
          <table:table-cell office:value-type="float" office:value="19832" table:style-name="ce195">
            <text:p>19832<text:s/></text:p>
          </table:table-cell>
          <table:table-cell office:value-type="float" office:value="19582" table:style-name="ce195">
            <text:p>19582<text:s/></text:p>
          </table:table-cell>
          <table:table-cell office:value-type="float" office:value="18116" table:style-name="ce195">
            <text:p>18116<text:s/></text:p>
          </table:table-cell>
          <table:table-cell office:value-type="float" office:value="18432" table:style-name="ce195">
            <text:p>18432<text:s/></text:p>
          </table:table-cell>
          <table:table-cell office:value-type="float" office:value="18469" table:style-name="ce195">
            <text:p>18469<text:s/></text:p>
          </table:table-cell>
          <table:table-cell office:value-type="float" office:value="17709" table:style-name="ce195">
            <text:p>17709<text:s/></text:p>
          </table:table-cell>
          <table:table-cell office:value-type="float" office:value="17025" table:style-name="ce195">
            <text:p>17025<text:s/></text:p>
          </table:table-cell>
          <table:table-cell office:value-type="float" office:value="15846" table:style-name="ce195">
            <text:p>15846<text:s/></text:p>
          </table:table-cell>
          <table:table-cell office:value-type="float" office:value="16342" table:style-name="ce195">
            <text:p>16342<text:s/></text:p>
          </table:table-cell>
          <table:table-cell office:value-type="float" office:value="14451" table:style-name="ce195">
            <text:p>14451<text:s/></text:p>
          </table:table-cell>
          <table:table-cell office:value-type="float" office:value="12395" table:style-name="ce195">
            <text:p>12395<text:s/></text:p>
          </table:table-cell>
          <table:table-cell office:value-type="float" office:value="11648" table:style-name="ce195">
            <text:p>11648<text:s/></text:p>
          </table:table-cell>
          <table:table-cell office:value-type="float" office:value="9924" table:style-name="ce195">
            <text:p>9924<text:s/></text:p>
          </table:table-cell>
          <table:table-cell office:value-type="float" office:value="7603" table:style-name="ce195">
            <text:p>7603<text:s/></text:p>
          </table:table-cell>
          <table:table-cell office:value-type="float" office:value="5843" table:style-name="ce195">
            <text:p>5843<text:s/></text:p>
          </table:table-cell>
          <table:table-cell office:value-type="float" office:value="6851" table:style-name="ce195">
            <text:p>6851<text:s/></text:p>
          </table:table-cell>
          <table:table-cell office:value-type="float" office:value="6830" table:style-name="ce195">
            <text:p>6830<text:s/></text:p>
          </table:table-cell>
          <table:table-cell office:value-type="float" office:value="6161" table:style-name="ce195">
            <text:p>6161<text:s/></text:p>
          </table:table-cell>
          <table:table-cell office:value-type="float" office:value="5931" table:style-name="ce195">
            <text:p>5931<text:s/></text:p>
          </table:table-cell>
          <table:table-cell office:value-type="float" office:value="5411" table:style-name="ce195">
            <text:p>5411<text:s/></text:p>
          </table:table-cell>
          <table:table-cell office:value-type="float" office:value="4844" table:style-name="ce195">
            <text:p>4844<text:s/></text:p>
          </table:table-cell>
          <table:table-cell office:value-type="float" office:value="4151" table:style-name="ce195">
            <text:p>4151<text:s/></text:p>
          </table:table-cell>
          <table:table-cell office:value-type="float" office:value="3597" table:style-name="ce195">
            <text:p>3597<text:s/></text:p>
          </table:table-cell>
          <table:table-cell office:value-type="float" office:value="3177" table:style-name="ce195">
            <text:p>3177<text:s/></text:p>
          </table:table-cell>
          <table:table-cell office:value-type="float" office:value="2685" table:style-name="ce195">
            <text:p>2685<text:s/></text:p>
          </table:table-cell>
          <table:table-cell office:value-type="float" office:value="2513" table:style-name="ce195">
            <text:p>2513<text:s/></text:p>
          </table:table-cell>
          <table:table-cell office:value-type="float" office:value="2141" table:style-name="ce195">
            <text:p>2141<text:s/></text:p>
          </table:table-cell>
          <table:table-cell office:value-type="float" office:value="1939" table:style-name="ce195">
            <text:p>1939<text:s/></text:p>
          </table:table-cell>
          <table:table-cell office:value-type="float" office:value="1765" table:style-name="ce195">
            <text:p>1765<text:s/></text:p>
          </table:table-cell>
          <table:table-cell office:value-type="float" office:value="1596" table:style-name="ce195">
            <text:p>1596<text:s/></text:p>
          </table:table-cell>
          <table:table-cell office:value-type="float" office:value="1392" table:style-name="ce195">
            <text:p>1392<text:s/></text:p>
          </table:table-cell>
          <table:table-cell office:value-type="float" office:value="1062" table:style-name="ce195">
            <text:p>1062<text:s/></text:p>
          </table:table-cell>
          <table:table-cell office:value-type="float" office:value="911" table:style-name="ce195">
            <text:p>911<text:s/></text:p>
          </table:table-cell>
          <table:table-cell office:value-type="float" office:value="623" table:style-name="ce195">
            <text:p>623<text:s/></text:p>
          </table:table-cell>
          <table:table-cell office:value-type="float" office:value="518" table:style-name="ce195">
            <text:p>518<text:s/></text:p>
          </table:table-cell>
          <table:table-cell office:value-type="float" office:value="316" table:style-name="ce195">
            <text:p>316<text:s/></text:p>
          </table:table-cell>
          <table:table-cell office:value-type="float" office:value="206" table:style-name="ce195">
            <text:p>206<text:s/></text:p>
          </table:table-cell>
          <table:table-cell office:value-type="float" office:value="156" table:style-name="ce195">
            <text:p>156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159" table:style-name="ce195">
            <text:p>159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229" table:style-name="ce203">
            <text:p>452,229</text:p>
          </table:table-cell>
          <table:table-cell office:value-type="float" office:value="223192" table:style-name="ce203">
            <text:p>223,192</text:p>
          </table:table-cell>
          <table:table-cell office:value-type="float" office:value="229037" table:style-name="ce203">
            <text:p>229,037</text:p>
          </table:table-cell>
          <table:table-cell office:value-type="float" office:value="100" table:style-name="ce204">
            <text:p>100.00</text:p>
          </table:table-cell>
          <table:table-cell office:value-type="float" office:value="76086" table:style-name="ce203">
            <text:p>76,086</text:p>
          </table:table-cell>
          <table:table-cell office:value-type="float" office:value="39615" table:style-name="ce203">
            <text:p>39,615</text:p>
          </table:table-cell>
          <table:table-cell office:value-type="float" office:value="36471" table:style-name="ce203">
            <text:p>36,471</text:p>
          </table:table-cell>
          <table:table-cell office:value-type="float" office:value="16.824661841677557" table:style-name="ce204">
            <text:p>16.82</text:p>
          </table:table-cell>
          <table:table-cell office:value-type="float" office:value="316077" table:style-name="ce203">
            <text:p>316,077</text:p>
          </table:table-cell>
          <table:table-cell office:value-type="float" office:value="156937" table:style-name="ce203">
            <text:p>156,937</text:p>
          </table:table-cell>
          <table:table-cell office:value-type="float" office:value="159140" table:style-name="ce203">
            <text:p>159,140</text:p>
          </table:table-cell>
          <table:table-cell office:value-type="float" office:value="69.893129365874373" table:style-name="ce204">
            <text:p>69.89</text:p>
          </table:table-cell>
          <table:table-cell office:value-type="float" office:value="60066" table:style-name="ce203">
            <text:p>60,066</text:p>
          </table:table-cell>
          <table:table-cell office:value-type="float" office:value="26640" table:style-name="ce203">
            <text:p>26,640</text:p>
          </table:table-cell>
          <table:table-cell office:value-type="float" office:value="33426" table:style-name="ce203">
            <text:p>33,426</text:p>
          </table:table-cell>
          <table:table-cell office:value-type="float" office:value="13.282208792448074" table:style-name="ce204">
            <text:p>13.28</text:p>
          </table:table-cell>
          <table:table-cell office:value-type="float" office:value="202525" table:style-name="ce203">
            <text:p>202,525</text:p>
          </table:table-cell>
          <table:table-cell office:value-type="float" office:value="100701" table:style-name="ce203">
            <text:p>100,701</text:p>
          </table:table-cell>
          <table:table-cell office:value-type="float" office:value="101824" table:style-name="ce203">
            <text:p>101,824</text:p>
          </table:table-cell>
          <table:table-cell office:value-type="float" office:value="44.783726828664236" table:style-name="ce204">
            <text:p>44.78</text:p>
          </table:table-cell>
          <table:table-cell office:value-type="float" office:value="351727" table:style-name="ce203">
            <text:p>351,727</text:p>
          </table:table-cell>
          <table:table-cell office:value-type="float" office:value="170856" table:style-name="ce203">
            <text:p>170,856</text:p>
          </table:table-cell>
          <table:table-cell office:value-type="float" office:value="180871" table:style-name="ce203">
            <text:p>180,871</text:p>
          </table:table-cell>
          <table:table-cell office:value-type="float" office:value="77.776303598398158" table:style-name="ce204">
            <text:p>77.78</text:p>
          </table:table-cell>
          <table:table-cell table:number-columns-repeated="2" table:style-name="ce183"/>
          <table:table-cell office:value-type="string" table:style-name="ce195">
            <text:p>高雄市</text:p>
          </table:table-cell>
          <table:table-cell office:value-type="string" table:style-name="ce195">
            <text:p>女</text:p>
          </table:table-cell>
          <table:table-cell office:value-type="float" office:value="1402148" table:style-name="ce195">
            <text:p>1402148<text:s/></text:p>
          </table:table-cell>
          <table:table-cell office:value-type="float" office:value="154502" table:style-name="ce195">
            <text:p>154502<text:s/></text:p>
          </table:table-cell>
          <table:table-cell office:value-type="float" office:value="988196" table:style-name="ce195">
            <text:p>988196<text:s/></text:p>
          </table:table-cell>
          <table:table-cell office:value-type="float" office:value="256498" table:style-name="ce195">
            <text:p>256498<text:s/></text:p>
          </table:table-cell>
          <table:table-cell office:value-type="float" office:value="599912" table:style-name="ce195">
            <text:p>599912<text:s/></text:p>
          </table:table-cell>
          <table:table-cell office:value-type="float" office:value="1183423" table:style-name="ce195">
            <text:p>1183423<text:s/></text:p>
          </table:table-cell>
          <table:table-cell office:value-type="float" office:value="8431" table:style-name="ce195">
            <text:p>8431<text:s/></text:p>
          </table:table-cell>
          <table:table-cell office:value-type="float" office:value="9149" table:style-name="ce195">
            <text:p>9149<text:s/></text:p>
          </table:table-cell>
          <table:table-cell office:value-type="float" office:value="9539" table:style-name="ce195">
            <text:p>9539<text:s/></text:p>
          </table:table-cell>
          <table:table-cell office:value-type="float" office:value="9906" table:style-name="ce195">
            <text:p>9906<text:s/></text:p>
          </table:table-cell>
          <table:table-cell office:value-type="float" office:value="10841" table:style-name="ce195">
            <text:p>10841<text:s/></text:p>
          </table:table-cell>
          <table:table-cell office:value-type="float" office:value="11101" table:style-name="ce195">
            <text:p>11101<text:s/></text:p>
          </table:table-cell>
          <table:table-cell office:value-type="float" office:value="11138" table:style-name="ce195">
            <text:p>11138<text:s/></text:p>
          </table:table-cell>
          <table:table-cell office:value-type="float" office:value="10415" table:style-name="ce195">
            <text:p>10415<text:s/></text:p>
          </table:table-cell>
          <table:table-cell office:value-type="float" office:value="12187" table:style-name="ce195">
            <text:p>12187<text:s/></text:p>
          </table:table-cell>
          <table:table-cell office:value-type="float" office:value="10946" table:style-name="ce195">
            <text:p>10946<text:s/></text:p>
          </table:table-cell>
          <table:table-cell office:value-type="float" office:value="8884" table:style-name="ce195">
            <text:p>8884<text:s/></text:p>
          </table:table-cell>
          <table:table-cell office:value-type="float" office:value="9888" table:style-name="ce195">
            <text:p>9888<text:s/></text:p>
          </table:table-cell>
          <table:table-cell office:value-type="float" office:value="10505" table:style-name="ce195">
            <text:p>10505<text:s/></text:p>
          </table:table-cell>
          <table:table-cell office:value-type="float" office:value="10614" table:style-name="ce195">
            <text:p>10614<text:s/></text:p>
          </table:table-cell>
          <table:table-cell office:value-type="float" office:value="10958" table:style-name="ce195">
            <text:p>10958<text:s/></text:p>
          </table:table-cell>
          <table:table-cell office:value-type="float" office:value="11249" table:style-name="ce195">
            <text:p>11249<text:s/></text:p>
          </table:table-cell>
          <table:table-cell office:value-type="float" office:value="11537" table:style-name="ce195">
            <text:p>11537<text:s/></text:p>
          </table:table-cell>
          <table:table-cell office:value-type="float" office:value="12078" table:style-name="ce195">
            <text:p>12078<text:s/></text:p>
          </table:table-cell>
          <table:table-cell office:value-type="float" office:value="13002" table:style-name="ce195">
            <text:p>13002<text:s/></text:p>
          </table:table-cell>
          <table:table-cell office:value-type="float" office:value="13405" table:style-name="ce195">
            <text:p>13405<text:s/></text:p>
          </table:table-cell>
          <table:table-cell office:value-type="float" office:value="16154" table:style-name="ce195">
            <text:p>16154<text:s/></text:p>
          </table:table-cell>
          <table:table-cell office:value-type="float" office:value="15821" table:style-name="ce195">
            <text:p>15821<text:s/></text:p>
          </table:table-cell>
          <table:table-cell office:value-type="float" office:value="14933" table:style-name="ce195">
            <text:p>14933<text:s/></text:p>
          </table:table-cell>
          <table:table-cell office:value-type="float" office:value="16960" table:style-name="ce195">
            <text:p>16960<text:s/></text:p>
          </table:table-cell>
          <table:table-cell office:value-type="float" office:value="17996" table:style-name="ce195">
            <text:p>17996<text:s/></text:p>
          </table:table-cell>
          <table:table-cell office:value-type="float" office:value="17818" table:style-name="ce195">
            <text:p>17818<text:s/></text:p>
          </table:table-cell>
          <table:table-cell office:value-type="float" office:value="18070" table:style-name="ce195">
            <text:p>18070<text:s/></text:p>
          </table:table-cell>
          <table:table-cell office:value-type="float" office:value="18025" table:style-name="ce195">
            <text:p>18025<text:s/></text:p>
          </table:table-cell>
          <table:table-cell office:value-type="float" office:value="17509" table:style-name="ce195">
            <text:p>17509<text:s/></text:p>
          </table:table-cell>
          <table:table-cell office:value-type="float" office:value="17568" table:style-name="ce195">
            <text:p>17568<text:s/></text:p>
          </table:table-cell>
          <table:table-cell office:value-type="float" office:value="18165" table:style-name="ce195">
            <text:p>18165<text:s/></text:p>
          </table:table-cell>
          <table:table-cell office:value-type="float" office:value="17685" table:style-name="ce195">
            <text:p>17685<text:s/></text:p>
          </table:table-cell>
          <table:table-cell office:value-type="float" office:value="18806" table:style-name="ce195">
            <text:p>18806<text:s/></text:p>
          </table:table-cell>
          <table:table-cell office:value-type="float" office:value="17323" table:style-name="ce195">
            <text:p>17323<text:s/></text:p>
          </table:table-cell>
          <table:table-cell office:value-type="float" office:value="16775" table:style-name="ce195">
            <text:p>16775<text:s/></text:p>
          </table:table-cell>
          <table:table-cell office:value-type="float" office:value="18305" table:style-name="ce195">
            <text:p>18305<text:s/></text:p>
          </table:table-cell>
          <table:table-cell office:value-type="float" office:value="20874" table:style-name="ce195">
            <text:p>20874<text:s/></text:p>
          </table:table-cell>
          <table:table-cell office:value-type="float" office:value="21230" table:style-name="ce195">
            <text:p>21230<text:s/></text:p>
          </table:table-cell>
          <table:table-cell office:value-type="float" office:value="22946" table:style-name="ce195">
            <text:p>22946<text:s/></text:p>
          </table:table-cell>
          <table:table-cell office:value-type="float" office:value="23780" table:style-name="ce195">
            <text:p>23780<text:s/></text:p>
          </table:table-cell>
          <table:table-cell office:value-type="float" office:value="24056" table:style-name="ce195">
            <text:p>24056<text:s/></text:p>
          </table:table-cell>
          <table:table-cell office:value-type="float" office:value="24508" table:style-name="ce195">
            <text:p>24508<text:s/></text:p>
          </table:table-cell>
          <table:table-cell office:value-type="float" office:value="24702" table:style-name="ce195">
            <text:p>24702<text:s/></text:p>
          </table:table-cell>
          <table:table-cell office:value-type="float" office:value="23509" table:style-name="ce195">
            <text:p>23509<text:s/></text:p>
          </table:table-cell>
          <table:table-cell office:value-type="float" office:value="25575" table:style-name="ce195">
            <text:p>25575<text:s/></text:p>
          </table:table-cell>
          <table:table-cell office:value-type="float" office:value="22938" table:style-name="ce195">
            <text:p>22938<text:s/></text:p>
          </table:table-cell>
          <table:table-cell office:value-type="float" office:value="22292" table:style-name="ce195">
            <text:p>22292<text:s/></text:p>
          </table:table-cell>
          <table:table-cell office:value-type="float" office:value="21857" table:style-name="ce195">
            <text:p>21857<text:s/></text:p>
          </table:table-cell>
          <table:table-cell office:value-type="float" office:value="21848" table:style-name="ce195">
            <text:p>21848<text:s/></text:p>
          </table:table-cell>
          <table:table-cell office:value-type="float" office:value="21884" table:style-name="ce195">
            <text:p>21884<text:s/></text:p>
          </table:table-cell>
          <table:table-cell office:value-type="float" office:value="22498" table:style-name="ce195">
            <text:p>22498<text:s/></text:p>
          </table:table-cell>
          <table:table-cell office:value-type="float" office:value="22216" table:style-name="ce195">
            <text:p>22216<text:s/></text:p>
          </table:table-cell>
          <table:table-cell office:value-type="float" office:value="22416" table:style-name="ce195">
            <text:p>22416<text:s/></text:p>
          </table:table-cell>
          <table:table-cell office:value-type="float" office:value="21377" table:style-name="ce195">
            <text:p>21377<text:s/></text:p>
          </table:table-cell>
          <table:table-cell office:value-type="float" office:value="21806" table:style-name="ce195">
            <text:p>21806<text:s/></text:p>
          </table:table-cell>
          <table:table-cell office:value-type="float" office:value="21686" table:style-name="ce195">
            <text:p>21686<text:s/></text:p>
          </table:table-cell>
          <table:table-cell office:value-type="float" office:value="21901" table:style-name="ce195">
            <text:p>21901<text:s/></text:p>
          </table:table-cell>
          <table:table-cell office:value-type="float" office:value="22108" table:style-name="ce195">
            <text:p>22108<text:s/></text:p>
          </table:table-cell>
          <table:table-cell office:value-type="float" office:value="22595" table:style-name="ce195">
            <text:p>22595<text:s/></text:p>
          </table:table-cell>
          <table:table-cell office:value-type="float" office:value="22197" table:style-name="ce195">
            <text:p>22197<text:s/></text:p>
          </table:table-cell>
          <table:table-cell office:value-type="float" office:value="21672" table:style-name="ce195">
            <text:p>21672<text:s/></text:p>
          </table:table-cell>
          <table:table-cell office:value-type="float" office:value="21658" table:style-name="ce195">
            <text:p>21658<text:s/></text:p>
          </table:table-cell>
          <table:table-cell office:value-type="float" office:value="21700" table:style-name="ce195">
            <text:p>21700<text:s/></text:p>
          </table:table-cell>
          <table:table-cell office:value-type="float" office:value="20417" table:style-name="ce195">
            <text:p>20417<text:s/></text:p>
          </table:table-cell>
          <table:table-cell office:value-type="float" office:value="20766" table:style-name="ce195">
            <text:p>20766<text:s/></text:p>
          </table:table-cell>
          <table:table-cell office:value-type="float" office:value="21149" table:style-name="ce195">
            <text:p>21149<text:s/></text:p>
          </table:table-cell>
          <table:table-cell office:value-type="float" office:value="20190" table:style-name="ce195">
            <text:p>20190<text:s/></text:p>
          </table:table-cell>
          <table:table-cell office:value-type="float" office:value="19391" table:style-name="ce195">
            <text:p>19391<text:s/></text:p>
          </table:table-cell>
          <table:table-cell office:value-type="float" office:value="18561" table:style-name="ce195">
            <text:p>18561<text:s/></text:p>
          </table:table-cell>
          <table:table-cell office:value-type="float" office:value="18986" table:style-name="ce195">
            <text:p>18986<text:s/></text:p>
          </table:table-cell>
          <table:table-cell office:value-type="float" office:value="16749" table:style-name="ce195">
            <text:p>16749<text:s/></text:p>
          </table:table-cell>
          <table:table-cell office:value-type="float" office:value="14502" table:style-name="ce195">
            <text:p>14502<text:s/></text:p>
          </table:table-cell>
          <table:table-cell office:value-type="float" office:value="14076" table:style-name="ce195">
            <text:p>14076<text:s/></text:p>
          </table:table-cell>
          <table:table-cell office:value-type="float" office:value="11280" table:style-name="ce195">
            <text:p>11280<text:s/></text:p>
          </table:table-cell>
          <table:table-cell office:value-type="float" office:value="9169" table:style-name="ce195">
            <text:p>9169<text:s/></text:p>
          </table:table-cell>
          <table:table-cell office:value-type="float" office:value="7136" table:style-name="ce195">
            <text:p>7136<text:s/></text:p>
          </table:table-cell>
          <table:table-cell office:value-type="float" office:value="8401" table:style-name="ce195">
            <text:p>8401<text:s/></text:p>
          </table:table-cell>
          <table:table-cell office:value-type="float" office:value="8342" table:style-name="ce195">
            <text:p>8342<text:s/></text:p>
          </table:table-cell>
          <table:table-cell office:value-type="float" office:value="7869" table:style-name="ce195">
            <text:p>7869<text:s/></text:p>
          </table:table-cell>
          <table:table-cell office:value-type="float" office:value="7389" table:style-name="ce195">
            <text:p>7389<text:s/></text:p>
          </table:table-cell>
          <table:table-cell office:value-type="float" office:value="7254" table:style-name="ce195">
            <text:p>7254<text:s/></text:p>
          </table:table-cell>
          <table:table-cell office:value-type="float" office:value="6810" table:style-name="ce195">
            <text:p>6810<text:s/></text:p>
          </table:table-cell>
          <table:table-cell office:value-type="float" office:value="6036" table:style-name="ce195">
            <text:p>6036<text:s/></text:p>
          </table:table-cell>
          <table:table-cell office:value-type="float" office:value="5481" table:style-name="ce195">
            <text:p>5481<text:s/></text:p>
          </table:table-cell>
          <table:table-cell office:value-type="float" office:value="4508" table:style-name="ce195">
            <text:p>4508<text:s/></text:p>
          </table:table-cell>
          <table:table-cell office:value-type="float" office:value="4225" table:style-name="ce195">
            <text:p>4225<text:s/></text:p>
          </table:table-cell>
          <table:table-cell office:value-type="float" office:value="3634" table:style-name="ce195">
            <text:p>3634<text:s/></text:p>
          </table:table-cell>
          <table:table-cell office:value-type="float" office:value="2987" table:style-name="ce195">
            <text:p>2987<text:s/></text:p>
          </table:table-cell>
          <table:table-cell office:value-type="float" office:value="2583" table:style-name="ce195">
            <text:p>2583<text:s/></text:p>
          </table:table-cell>
          <table:table-cell office:value-type="float" office:value="2158" table:style-name="ce195">
            <text:p>2158<text:s/></text:p>
          </table:table-cell>
          <table:table-cell office:value-type="float" office:value="1886" table:style-name="ce195">
            <text:p>1886<text:s/></text:p>
          </table:table-cell>
          <table:table-cell office:value-type="float" office:value="1454" table:style-name="ce195">
            <text:p>1454<text:s/></text:p>
          </table:table-cell>
          <table:table-cell office:value-type="float" office:value="1176" table:style-name="ce195">
            <text:p>1176<text:s/></text:p>
          </table:table-cell>
          <table:table-cell office:value-type="float" office:value="854" table:style-name="ce195">
            <text:p>854<text:s/></text:p>
          </table:table-cell>
          <table:table-cell office:value-type="float" office:value="712" table:style-name="ce195">
            <text:p>712<text:s/></text:p>
          </table:table-cell>
          <table:table-cell office:value-type="float" office:value="497" table:style-name="ce195">
            <text:p>497<text:s/></text:p>
          </table:table-cell>
          <table:table-cell office:value-type="float" office:value="348" table:style-name="ce195">
            <text:p>348<text:s/></text:p>
          </table:table-cell>
          <table:table-cell office:value-type="float" office:value="244" table:style-name="ce195">
            <text:p>244<text:s/></text:p>
          </table:table-cell>
          <table:table-cell office:value-type="float" office:value="163" table:style-name="ce195">
            <text:p>163<text:s/></text:p>
          </table:table-cell>
          <table:table-cell office:value-type="float" office:value="118" table:style-name="ce195">
            <text:p>118<text:s/></text:p>
          </table:table-cell>
          <table:table-cell office:value-type="float" office:value="180" table:style-name="ce195">
            <text:p>180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416" table:style-name="ce203">
            <text:p>265,416</text:p>
          </table:table-cell>
          <table:table-cell office:value-type="float" office:value="128300" table:style-name="ce203">
            <text:p>128,300</text:p>
          </table:table-cell>
          <table:table-cell office:value-type="float" office:value="137116" table:style-name="ce203">
            <text:p>137,116</text:p>
          </table:table-cell>
          <table:table-cell office:value-type="float" office:value="100" table:style-name="ce204">
            <text:p>100.00</text:p>
          </table:table-cell>
          <table:table-cell office:value-type="float" office:value="34894" table:style-name="ce203">
            <text:p>34,894</text:p>
          </table:table-cell>
          <table:table-cell office:value-type="float" office:value="18137" table:style-name="ce203">
            <text:p>18,137</text:p>
          </table:table-cell>
          <table:table-cell office:value-type="float" office:value="16757" table:style-name="ce203">
            <text:p>16,757</text:p>
          </table:table-cell>
          <table:table-cell office:value-type="float" office:value="13.146909003225126" table:style-name="ce204">
            <text:p>13.15</text:p>
          </table:table-cell>
          <table:table-cell office:value-type="float" office:value="186572" table:style-name="ce203">
            <text:p>186,572</text:p>
          </table:table-cell>
          <table:table-cell office:value-type="float" office:value="90827" table:style-name="ce203">
            <text:p>90,827</text:p>
          </table:table-cell>
          <table:table-cell office:value-type="float" office:value="95745" table:style-name="ce203">
            <text:p>95,745</text:p>
          </table:table-cell>
          <table:table-cell office:value-type="float" office:value="70.294179702806161" table:style-name="ce204">
            <text:p>70.29</text:p>
          </table:table-cell>
          <table:table-cell office:value-type="float" office:value="43950" table:style-name="ce203">
            <text:p>43,950</text:p>
          </table:table-cell>
          <table:table-cell office:value-type="float" office:value="19336" table:style-name="ce203">
            <text:p>19,336</text:p>
          </table:table-cell>
          <table:table-cell office:value-type="float" office:value="24614" table:style-name="ce203">
            <text:p>24,614</text:p>
          </table:table-cell>
          <table:table-cell office:value-type="float" office:value="16.558911293968713" table:style-name="ce204">
            <text:p>16.56</text:p>
          </table:table-cell>
          <table:table-cell office:value-type="float" office:value="113573" table:style-name="ce203">
            <text:p>113,573</text:p>
          </table:table-cell>
          <table:table-cell office:value-type="float" office:value="55497" table:style-name="ce203">
            <text:p>55,497</text:p>
          </table:table-cell>
          <table:table-cell office:value-type="float" office:value="58076" table:style-name="ce203">
            <text:p>58,076</text:p>
          </table:table-cell>
          <table:table-cell office:value-type="float" office:value="42.790562739247065" table:style-name="ce204">
            <text:p>42.79</text:p>
          </table:table-cell>
          <table:table-cell office:value-type="float" office:value="216248" table:style-name="ce203">
            <text:p>216,248</text:p>
          </table:table-cell>
          <table:table-cell office:value-type="float" office:value="102673" table:style-name="ce203">
            <text:p>102,673</text:p>
          </table:table-cell>
          <table:table-cell office:value-type="float" office:value="113575" table:style-name="ce203">
            <text:p>113,575</text:p>
          </table:table-cell>
          <table:table-cell office:value-type="float" office:value="81.475118304849744" table:style-name="ce204">
            <text:p>81.48</text:p>
          </table:table-cell>
          <table:table-cell table:number-columns-repeated="2" table:style-name="ce183"/>
          <table:table-cell office:value-type="string" table:style-name="ce195">
            <text:p>臺灣省</text:p>
          </table:table-cell>
          <table:table-cell office:value-type="string" table:style-name="ce195">
            <text:p>計</text:p>
          </table:table-cell>
          <table:table-cell office:value-type="float" office:value="7077605" table:style-name="ce195">
            <text:p>7077605<text:s/></text:p>
          </table:table-cell>
          <table:table-cell office:value-type="float" office:value="843001" table:style-name="ce195">
            <text:p>843001<text:s/></text:p>
          </table:table-cell>
          <table:table-cell office:value-type="float" office:value="4966746" table:style-name="ce195">
            <text:p>4966746<text:s/></text:p>
          </table:table-cell>
          <table:table-cell office:value-type="float" office:value="1218783" table:style-name="ce195">
            <text:p>1218783<text:s/></text:p>
          </table:table-cell>
          <table:table-cell office:value-type="float" office:value="3023548" table:style-name="ce195">
            <text:p>3023548<text:s/></text:p>
          </table:table-cell>
          <table:table-cell office:value-type="float" office:value="5828743" table:style-name="ce195">
            <text:p>5828743<text:s/></text:p>
          </table:table-cell>
          <table:table-cell office:value-type="float" office:value="44327" table:style-name="ce195">
            <text:p>44327<text:s/></text:p>
          </table:table-cell>
          <table:table-cell office:value-type="float" office:value="48881" table:style-name="ce195">
            <text:p>48881<text:s/></text:p>
          </table:table-cell>
          <table:table-cell office:value-type="float" office:value="50168" table:style-name="ce195">
            <text:p>50168<text:s/></text:p>
          </table:table-cell>
          <table:table-cell office:value-type="float" office:value="53014" table:style-name="ce195">
            <text:p>53014<text:s/></text:p>
          </table:table-cell>
          <table:table-cell office:value-type="float" office:value="56571" table:style-name="ce195">
            <text:p>56571<text:s/></text:p>
          </table:table-cell>
          <table:table-cell office:value-type="float" office:value="59305" table:style-name="ce195">
            <text:p>59305<text:s/></text:p>
          </table:table-cell>
          <table:table-cell office:value-type="float" office:value="60700" table:style-name="ce195">
            <text:p>60700<text:s/></text:p>
          </table:table-cell>
          <table:table-cell office:value-type="float" office:value="55854" table:style-name="ce195">
            <text:p>55854<text:s/></text:p>
          </table:table-cell>
          <table:table-cell office:value-type="float" office:value="65523" table:style-name="ce195">
            <text:p>65523<text:s/></text:p>
          </table:table-cell>
          <table:table-cell office:value-type="float" office:value="60307" table:style-name="ce195">
            <text:p>60307<text:s/></text:p>
          </table:table-cell>
          <table:table-cell office:value-type="float" office:value="50952" table:style-name="ce195">
            <text:p>50952<text:s/></text:p>
          </table:table-cell>
          <table:table-cell office:value-type="float" office:value="55832" table:style-name="ce195">
            <text:p>55832<text:s/></text:p>
          </table:table-cell>
          <table:table-cell office:value-type="float" office:value="58356" table:style-name="ce195">
            <text:p>58356<text:s/></text:p>
          </table:table-cell>
          <table:table-cell office:value-type="float" office:value="61060" table:style-name="ce195">
            <text:p>61060<text:s/></text:p>
          </table:table-cell>
          <table:table-cell office:value-type="float" office:value="62151" table:style-name="ce195">
            <text:p>62151<text:s/></text:p>
          </table:table-cell>
          <table:table-cell office:value-type="float" office:value="63143" table:style-name="ce195">
            <text:p>63143<text:s/></text:p>
          </table:table-cell>
          <table:table-cell office:value-type="float" office:value="67093" table:style-name="ce195">
            <text:p>67093<text:s/></text:p>
          </table:table-cell>
          <table:table-cell office:value-type="float" office:value="70234" table:style-name="ce195">
            <text:p>70234<text:s/></text:p>
          </table:table-cell>
          <table:table-cell office:value-type="float" office:value="76636" table:style-name="ce195">
            <text:p>76636<text:s/></text:p>
          </table:table-cell>
          <table:table-cell office:value-type="float" office:value="79680" table:style-name="ce195">
            <text:p>79680<text:s/></text:p>
          </table:table-cell>
          <table:table-cell office:value-type="float" office:value="92558" table:style-name="ce195">
            <text:p>92558<text:s/></text:p>
          </table:table-cell>
          <table:table-cell office:value-type="float" office:value="89429" table:style-name="ce195">
            <text:p>89429<text:s/></text:p>
          </table:table-cell>
          <table:table-cell office:value-type="float" office:value="85062" table:style-name="ce195">
            <text:p>85062<text:s/></text:p>
          </table:table-cell>
          <table:table-cell office:value-type="float" office:value="96456" table:style-name="ce195">
            <text:p>96456<text:s/></text:p>
          </table:table-cell>
          <table:table-cell office:value-type="float" office:value="100028" table:style-name="ce195">
            <text:p>100028<text:s/></text:p>
          </table:table-cell>
          <table:table-cell office:value-type="float" office:value="99707" table:style-name="ce195">
            <text:p>99707<text:s/></text:p>
          </table:table-cell>
          <table:table-cell office:value-type="float" office:value="98811" table:style-name="ce195">
            <text:p>98811<text:s/></text:p>
          </table:table-cell>
          <table:table-cell office:value-type="float" office:value="98128" table:style-name="ce195">
            <text:p>98128<text:s/></text:p>
          </table:table-cell>
          <table:table-cell office:value-type="float" office:value="96721" table:style-name="ce195">
            <text:p>96721<text:s/></text:p>
          </table:table-cell>
          <table:table-cell office:value-type="float" office:value="94164" table:style-name="ce195">
            <text:p>94164<text:s/></text:p>
          </table:table-cell>
          <table:table-cell office:value-type="float" office:value="95634" table:style-name="ce195">
            <text:p>95634<text:s/></text:p>
          </table:table-cell>
          <table:table-cell office:value-type="float" office:value="91749" table:style-name="ce195">
            <text:p>91749<text:s/></text:p>
          </table:table-cell>
          <table:table-cell office:value-type="float" office:value="95223" table:style-name="ce195">
            <text:p>95223<text:s/></text:p>
          </table:table-cell>
          <table:table-cell office:value-type="float" office:value="89142" table:style-name="ce195">
            <text:p>89142<text:s/></text:p>
          </table:table-cell>
          <table:table-cell office:value-type="float" office:value="86668" table:style-name="ce195">
            <text:p>86668<text:s/></text:p>
          </table:table-cell>
          <table:table-cell office:value-type="float" office:value="93631" table:style-name="ce195">
            <text:p>93631<text:s/></text:p>
          </table:table-cell>
          <table:table-cell office:value-type="float" office:value="101484" table:style-name="ce195">
            <text:p>101484<text:s/></text:p>
          </table:table-cell>
          <table:table-cell office:value-type="float" office:value="105554" table:style-name="ce195">
            <text:p>105554<text:s/></text:p>
          </table:table-cell>
          <table:table-cell office:value-type="float" office:value="111976" table:style-name="ce195">
            <text:p>111976<text:s/></text:p>
          </table:table-cell>
          <table:table-cell office:value-type="float" office:value="115067" table:style-name="ce195">
            <text:p>115067<text:s/></text:p>
          </table:table-cell>
          <table:table-cell office:value-type="float" office:value="115666" table:style-name="ce195">
            <text:p>115666<text:s/></text:p>
          </table:table-cell>
          <table:table-cell office:value-type="float" office:value="116277" table:style-name="ce195">
            <text:p>116277<text:s/></text:p>
          </table:table-cell>
          <table:table-cell office:value-type="float" office:value="115046" table:style-name="ce195">
            <text:p>115046<text:s/></text:p>
          </table:table-cell>
          <table:table-cell office:value-type="float" office:value="110144" table:style-name="ce195">
            <text:p>110144<text:s/></text:p>
          </table:table-cell>
          <table:table-cell office:value-type="float" office:value="116804" table:style-name="ce195">
            <text:p>116804<text:s/></text:p>
          </table:table-cell>
          <table:table-cell office:value-type="float" office:value="105349" table:style-name="ce195">
            <text:p>105349<text:s/></text:p>
          </table:table-cell>
          <table:table-cell office:value-type="float" office:value="101784" table:style-name="ce195">
            <text:p>101784<text:s/></text:p>
          </table:table-cell>
          <table:table-cell office:value-type="float" office:value="100806" table:style-name="ce195">
            <text:p>100806<text:s/></text:p>
          </table:table-cell>
          <table:table-cell office:value-type="float" office:value="101256" table:style-name="ce195">
            <text:p>101256<text:s/></text:p>
          </table:table-cell>
          <table:table-cell office:value-type="float" office:value="103224" table:style-name="ce195">
            <text:p>103224<text:s/></text:p>
          </table:table-cell>
          <table:table-cell office:value-type="float" office:value="106753" table:style-name="ce195">
            <text:p>106753<text:s/></text:p>
          </table:table-cell>
          <table:table-cell office:value-type="float" office:value="107792" table:style-name="ce195">
            <text:p>107792<text:s/></text:p>
          </table:table-cell>
          <table:table-cell office:value-type="float" office:value="107565" table:style-name="ce195">
            <text:p>107565<text:s/></text:p>
          </table:table-cell>
          <table:table-cell office:value-type="float" office:value="105615" table:style-name="ce195">
            <text:p>105615<text:s/></text:p>
          </table:table-cell>
          <table:table-cell office:value-type="float" office:value="107059" table:style-name="ce195">
            <text:p>107059<text:s/></text:p>
          </table:table-cell>
          <table:table-cell office:value-type="float" office:value="107638" table:style-name="ce195">
            <text:p>107638<text:s/></text:p>
          </table:table-cell>
          <table:table-cell office:value-type="float" office:value="110492" table:style-name="ce195">
            <text:p>110492<text:s/></text:p>
          </table:table-cell>
          <table:table-cell office:value-type="float" office:value="110412" table:style-name="ce195">
            <text:p>110412<text:s/></text:p>
          </table:table-cell>
          <table:table-cell office:value-type="float" office:value="111289" table:style-name="ce195">
            <text:p>111289<text:s/></text:p>
          </table:table-cell>
          <table:table-cell office:value-type="float" office:value="109985" table:style-name="ce195">
            <text:p>109985<text:s/></text:p>
          </table:table-cell>
          <table:table-cell office:value-type="float" office:value="105021" table:style-name="ce195">
            <text:p>105021<text:s/></text:p>
          </table:table-cell>
          <table:table-cell office:value-type="float" office:value="105281" table:style-name="ce195">
            <text:p>105281<text:s/></text:p>
          </table:table-cell>
          <table:table-cell office:value-type="float" office:value="104516" table:style-name="ce195">
            <text:p>104516<text:s/></text:p>
          </table:table-cell>
          <table:table-cell office:value-type="float" office:value="92650" table:style-name="ce195">
            <text:p>92650<text:s/></text:p>
          </table:table-cell>
          <table:table-cell office:value-type="float" office:value="94344" table:style-name="ce195">
            <text:p>94344<text:s/></text:p>
          </table:table-cell>
          <table:table-cell office:value-type="float" office:value="91489" table:style-name="ce195">
            <text:p>91489<text:s/></text:p>
          </table:table-cell>
          <table:table-cell office:value-type="float" office:value="88744" table:style-name="ce195">
            <text:p>88744<text:s/></text:p>
          </table:table-cell>
          <table:table-cell office:value-type="float" office:value="82502" table:style-name="ce195">
            <text:p>82502<text:s/></text:p>
          </table:table-cell>
          <table:table-cell office:value-type="float" office:value="79258" table:style-name="ce195">
            <text:p>79258<text:s/></text:p>
          </table:table-cell>
          <table:table-cell office:value-type="float" office:value="80396" table:style-name="ce195">
            <text:p>80396<text:s/></text:p>
          </table:table-cell>
          <table:table-cell office:value-type="float" office:value="69194" table:style-name="ce195">
            <text:p>69194<text:s/></text:p>
          </table:table-cell>
          <table:table-cell office:value-type="float" office:value="61523" table:style-name="ce195">
            <text:p>61523<text:s/></text:p>
          </table:table-cell>
          <table:table-cell office:value-type="float" office:value="60711" table:style-name="ce195">
            <text:p>60711<text:s/></text:p>
          </table:table-cell>
          <table:table-cell office:value-type="float" office:value="49453" table:style-name="ce195">
            <text:p>49453<text:s/></text:p>
          </table:table-cell>
          <table:table-cell office:value-type="float" office:value="43539" table:style-name="ce195">
            <text:p>43539<text:s/></text:p>
          </table:table-cell>
          <table:table-cell office:value-type="float" office:value="32659" table:style-name="ce195">
            <text:p>32659<text:s/></text:p>
          </table:table-cell>
          <table:table-cell office:value-type="float" office:value="39720" table:style-name="ce195">
            <text:p>39720<text:s/></text:p>
          </table:table-cell>
          <table:table-cell office:value-type="float" office:value="40745" table:style-name="ce195">
            <text:p>40745<text:s/></text:p>
          </table:table-cell>
          <table:table-cell office:value-type="float" office:value="40659" table:style-name="ce195">
            <text:p>40659<text:s/></text:p>
          </table:table-cell>
          <table:table-cell office:value-type="float" office:value="39313" table:style-name="ce195">
            <text:p>39313<text:s/></text:p>
          </table:table-cell>
          <table:table-cell office:value-type="float" office:value="39527" table:style-name="ce195">
            <text:p>39527<text:s/></text:p>
          </table:table-cell>
          <table:table-cell office:value-type="float" office:value="37260" table:style-name="ce195">
            <text:p>37260<text:s/></text:p>
          </table:table-cell>
          <table:table-cell office:value-type="float" office:value="33690" table:style-name="ce195">
            <text:p>33690<text:s/></text:p>
          </table:table-cell>
          <table:table-cell office:value-type="float" office:value="30589" table:style-name="ce195">
            <text:p>30589<text:s/></text:p>
          </table:table-cell>
          <table:table-cell office:value-type="float" office:value="27668" table:style-name="ce195">
            <text:p>27668<text:s/></text:p>
          </table:table-cell>
          <table:table-cell office:value-type="float" office:value="24777" table:style-name="ce195">
            <text:p>24777<text:s/></text:p>
          </table:table-cell>
          <table:table-cell office:value-type="float" office:value="22319" table:style-name="ce195">
            <text:p>22319<text:s/></text:p>
          </table:table-cell>
          <table:table-cell office:value-type="float" office:value="19454" table:style-name="ce195">
            <text:p>19454<text:s/></text:p>
          </table:table-cell>
          <table:table-cell office:value-type="float" office:value="16738" table:style-name="ce195">
            <text:p>16738<text:s/></text:p>
          </table:table-cell>
          <table:table-cell office:value-type="float" office:value="14898" table:style-name="ce195">
            <text:p>14898<text:s/></text:p>
          </table:table-cell>
          <table:table-cell office:value-type="float" office:value="12310" table:style-name="ce195">
            <text:p>12310<text:s/></text:p>
          </table:table-cell>
          <table:table-cell office:value-type="float" office:value="10118" table:style-name="ce195">
            <text:p>10118<text:s/></text:p>
          </table:table-cell>
          <table:table-cell office:value-type="float" office:value="7862" table:style-name="ce195">
            <text:p>7862<text:s/></text:p>
          </table:table-cell>
          <table:table-cell office:value-type="float" office:value="6106" table:style-name="ce195">
            <text:p>6106<text:s/></text:p>
          </table:table-cell>
          <table:table-cell office:value-type="float" office:value="5038" table:style-name="ce195">
            <text:p>5038<text:s/></text:p>
          </table:table-cell>
          <table:table-cell office:value-type="float" office:value="3465" table:style-name="ce195">
            <text:p>3465<text:s/></text:p>
          </table:table-cell>
          <table:table-cell office:value-type="float" office:value="2219" table:style-name="ce195">
            <text:p>2219<text:s/></text:p>
          </table:table-cell>
          <table:table-cell office:value-type="float" office:value="1658" table:style-name="ce195">
            <text:p>1658<text:s/></text:p>
          </table:table-cell>
          <table:table-cell office:value-type="float" office:value="1174" table:style-name="ce195">
            <text:p>1174<text:s/></text:p>
          </table:table-cell>
          <table:table-cell office:value-type="float" office:value="743" table:style-name="ce195">
            <text:p>743<text:s/></text:p>
          </table:table-cell>
          <table:table-cell office:value-type="float" office:value="1265" table:style-name="ce195">
            <text:p>1265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1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728" table:style-name="ce197">
            <text:p>153,728</text:p>
          </table:table-cell>
          <table:table-cell office:value-type="float" office:value="77774" table:style-name="ce197">
            <text:p>77,774</text:p>
          </table:table-cell>
          <table:table-cell office:value-type="float" office:value="75954" table:style-name="ce197">
            <text:p>75,954</text:p>
          </table:table-cell>
          <table:table-cell office:value-type="float" office:value="100" table:style-name="ce198">
            <text:p>100.00</text:p>
          </table:table-cell>
          <table:table-cell office:value-type="float" office:value="13861" table:style-name="ce197">
            <text:p>13,861</text:p>
          </table:table-cell>
          <table:table-cell office:value-type="float" office:value="7230" table:style-name="ce197">
            <text:p>7,230</text:p>
          </table:table-cell>
          <table:table-cell office:value-type="float" office:value="6631" table:style-name="ce197">
            <text:p>6,631</text:p>
          </table:table-cell>
          <table:table-cell office:value-type="float" office:value="9.0165747293921736" table:style-name="ce198">
            <text:p>9.02</text:p>
          </table:table-cell>
          <table:table-cell office:value-type="float" office:value="117343" table:style-name="ce197">
            <text:p>117,343</text:p>
          </table:table-cell>
          <table:table-cell office:value-type="float" office:value="59625" table:style-name="ce197">
            <text:p>59,625</text:p>
          </table:table-cell>
          <table:table-cell office:value-type="float" office:value="57718" table:style-name="ce197">
            <text:p>57,718</text:p>
          </table:table-cell>
          <table:table-cell office:value-type="float" office:value="76.331572647793507" table:style-name="ce198">
            <text:p>76.33</text:p>
          </table:table-cell>
          <table:table-cell office:value-type="float" office:value="22524" table:style-name="ce197">
            <text:p>22,524</text:p>
          </table:table-cell>
          <table:table-cell office:value-type="float" office:value="10919" table:style-name="ce197">
            <text:p>10,919</text:p>
          </table:table-cell>
          <table:table-cell office:value-type="float" office:value="11605" table:style-name="ce197">
            <text:p>11,605</text:p>
          </table:table-cell>
          <table:table-cell office:value-type="float" office:value="14.651852622814321" table:style-name="ce198">
            <text:p>14.65</text:p>
          </table:table-cell>
          <table:table-cell office:value-type="float" office:value="69922" table:style-name="ce197">
            <text:p>69,922</text:p>
          </table:table-cell>
          <table:table-cell office:value-type="float" office:value="35354" table:style-name="ce197">
            <text:p>35,354</text:p>
          </table:table-cell>
          <table:table-cell office:value-type="float" office:value="34568" table:style-name="ce197">
            <text:p>34,568</text:p>
          </table:table-cell>
          <table:table-cell office:value-type="float" office:value="45.484231890091593" table:style-name="ce198">
            <text:p>45.48</text:p>
          </table:table-cell>
          <table:table-cell office:value-type="float" office:value="133631" table:style-name="ce197">
            <text:p>133,631</text:p>
          </table:table-cell>
          <table:table-cell office:value-type="float" office:value="67273" table:style-name="ce197">
            <text:p>67,273</text:p>
          </table:table-cell>
          <table:table-cell office:value-type="float" office:value="66358" table:style-name="ce197">
            <text:p>66,358</text:p>
          </table:table-cell>
          <table:table-cell office:value-type="float" office:value="86.926909866777692" table:style-name="ce198">
            <text:p>86.93</text:p>
          </table:table-cell>
          <table:table-cell table:number-columns-repeated="2" table:style-name="ce183"/>
          <table:table-cell office:value-type="string" table:style-name="ce195">
            <text:p>臺灣省</text:p>
          </table:table-cell>
          <table:table-cell office:value-type="string" table:style-name="ce195">
            <text:p>男</text:p>
          </table:table-cell>
          <table:table-cell office:value-type="float" office:value="3603707" table:style-name="ce195">
            <text:p>3603707<text:s/></text:p>
          </table:table-cell>
          <table:table-cell office:value-type="float" office:value="438704" table:style-name="ce195">
            <text:p>438704<text:s/></text:p>
          </table:table-cell>
          <table:table-cell office:value-type="float" office:value="2570470" table:style-name="ce195">
            <text:p>2570470<text:s/></text:p>
          </table:table-cell>
          <table:table-cell office:value-type="float" office:value="563696" table:style-name="ce195">
            <text:p>563696<text:s/></text:p>
          </table:table-cell>
          <table:table-cell office:value-type="float" office:value="1563808" table:style-name="ce195">
            <text:p>1563808<text:s/></text:p>
          </table:table-cell>
          <table:table-cell office:value-type="float" office:value="2947200" table:style-name="ce195">
            <text:p>2947200<text:s/></text:p>
          </table:table-cell>
          <table:table-cell office:value-type="float" office:value="23012" table:style-name="ce195">
            <text:p>23012<text:s/></text:p>
          </table:table-cell>
          <table:table-cell office:value-type="float" office:value="25368" table:style-name="ce195">
            <text:p>25368<text:s/></text:p>
          </table:table-cell>
          <table:table-cell office:value-type="float" office:value="25979" table:style-name="ce195">
            <text:p>25979<text:s/></text:p>
          </table:table-cell>
          <table:table-cell office:value-type="float" office:value="27581" table:style-name="ce195">
            <text:p>27581<text:s/></text:p>
          </table:table-cell>
          <table:table-cell office:value-type="float" office:value="29238" table:style-name="ce195">
            <text:p>29238<text:s/></text:p>
          </table:table-cell>
          <table:table-cell office:value-type="float" office:value="30784" table:style-name="ce195">
            <text:p>30784<text:s/></text:p>
          </table:table-cell>
          <table:table-cell office:value-type="float" office:value="31301" table:style-name="ce195">
            <text:p>31301<text:s/></text:p>
          </table:table-cell>
          <table:table-cell office:value-type="float" office:value="29022" table:style-name="ce195">
            <text:p>29022<text:s/></text:p>
          </table:table-cell>
          <table:table-cell office:value-type="float" office:value="34054" table:style-name="ce195">
            <text:p>34054<text:s/></text:p>
          </table:table-cell>
          <table:table-cell office:value-type="float" office:value="31334" table:style-name="ce195">
            <text:p>31334<text:s/></text:p>
          </table:table-cell>
          <table:table-cell office:value-type="float" office:value="26565" table:style-name="ce195">
            <text:p>26565<text:s/></text:p>
          </table:table-cell>
          <table:table-cell office:value-type="float" office:value="29158" table:style-name="ce195">
            <text:p>29158<text:s/></text:p>
          </table:table-cell>
          <table:table-cell office:value-type="float" office:value="30663" table:style-name="ce195">
            <text:p>30663<text:s/></text:p>
          </table:table-cell>
          <table:table-cell office:value-type="float" office:value="32040" table:style-name="ce195">
            <text:p>32040<text:s/></text:p>
          </table:table-cell>
          <table:table-cell office:value-type="float" office:value="32605" table:style-name="ce195">
            <text:p>32605<text:s/></text:p>
          </table:table-cell>
          <table:table-cell office:value-type="float" office:value="33059" table:style-name="ce195">
            <text:p>33059<text:s/></text:p>
          </table:table-cell>
          <table:table-cell office:value-type="float" office:value="35134" table:style-name="ce195">
            <text:p>35134<text:s/></text:p>
          </table:table-cell>
          <table:table-cell office:value-type="float" office:value="37070" table:style-name="ce195">
            <text:p>37070<text:s/></text:p>
          </table:table-cell>
          <table:table-cell office:value-type="float" office:value="40233" table:style-name="ce195">
            <text:p>40233<text:s/></text:p>
          </table:table-cell>
          <table:table-cell office:value-type="float" office:value="41470" table:style-name="ce195">
            <text:p>41470<text:s/></text:p>
          </table:table-cell>
          <table:table-cell office:value-type="float" office:value="48443" table:style-name="ce195">
            <text:p>48443<text:s/></text:p>
          </table:table-cell>
          <table:table-cell office:value-type="float" office:value="46973" table:style-name="ce195">
            <text:p>46973<text:s/></text:p>
          </table:table-cell>
          <table:table-cell office:value-type="float" office:value="44499" table:style-name="ce195">
            <text:p>44499<text:s/></text:p>
          </table:table-cell>
          <table:table-cell office:value-type="float" office:value="50367" table:style-name="ce195">
            <text:p>50367<text:s/></text:p>
          </table:table-cell>
          <table:table-cell office:value-type="float" office:value="52372" table:style-name="ce195">
            <text:p>52372<text:s/></text:p>
          </table:table-cell>
          <table:table-cell office:value-type="float" office:value="52139" table:style-name="ce195">
            <text:p>52139<text:s/></text:p>
          </table:table-cell>
          <table:table-cell office:value-type="float" office:value="51517" table:style-name="ce195">
            <text:p>51517<text:s/></text:p>
          </table:table-cell>
          <table:table-cell office:value-type="float" office:value="51381" table:style-name="ce195">
            <text:p>51381<text:s/></text:p>
          </table:table-cell>
          <table:table-cell office:value-type="float" office:value="50999" table:style-name="ce195">
            <text:p>50999<text:s/></text:p>
          </table:table-cell>
          <table:table-cell office:value-type="float" office:value="50028" table:style-name="ce195">
            <text:p>50028<text:s/></text:p>
          </table:table-cell>
          <table:table-cell office:value-type="float" office:value="51109" table:style-name="ce195">
            <text:p>51109<text:s/></text:p>
          </table:table-cell>
          <table:table-cell office:value-type="float" office:value="48655" table:style-name="ce195">
            <text:p>48655<text:s/></text:p>
          </table:table-cell>
          <table:table-cell office:value-type="float" office:value="50562" table:style-name="ce195">
            <text:p>50562<text:s/></text:p>
          </table:table-cell>
          <table:table-cell office:value-type="float" office:value="47481" table:style-name="ce195">
            <text:p>47481<text:s/></text:p>
          </table:table-cell>
          <table:table-cell office:value-type="float" office:value="45516" table:style-name="ce195">
            <text:p>45516<text:s/></text:p>
          </table:table-cell>
          <table:table-cell office:value-type="float" office:value="48716" table:style-name="ce195">
            <text:p>48716<text:s/></text:p>
          </table:table-cell>
          <table:table-cell office:value-type="float" office:value="52488" table:style-name="ce195">
            <text:p>52488<text:s/></text:p>
          </table:table-cell>
          <table:table-cell office:value-type="float" office:value="54347" table:style-name="ce195">
            <text:p>54347<text:s/></text:p>
          </table:table-cell>
          <table:table-cell office:value-type="float" office:value="57017" table:style-name="ce195">
            <text:p>57017<text:s/></text:p>
          </table:table-cell>
          <table:table-cell office:value-type="float" office:value="58264" table:style-name="ce195">
            <text:p>58264<text:s/></text:p>
          </table:table-cell>
          <table:table-cell office:value-type="float" office:value="58571" table:style-name="ce195">
            <text:p>58571<text:s/></text:p>
          </table:table-cell>
          <table:table-cell office:value-type="float" office:value="58922" table:style-name="ce195">
            <text:p>58922<text:s/></text:p>
          </table:table-cell>
          <table:table-cell office:value-type="float" office:value="58275" table:style-name="ce195">
            <text:p>58275<text:s/></text:p>
          </table:table-cell>
          <table:table-cell office:value-type="float" office:value="55612" table:style-name="ce195">
            <text:p>55612<text:s/></text:p>
          </table:table-cell>
          <table:table-cell office:value-type="float" office:value="58938" table:style-name="ce195">
            <text:p>58938<text:s/></text:p>
          </table:table-cell>
          <table:table-cell office:value-type="float" office:value="53601" table:style-name="ce195">
            <text:p>53601<text:s/></text:p>
          </table:table-cell>
          <table:table-cell office:value-type="float" office:value="51610" table:style-name="ce195">
            <text:p>51610<text:s/></text:p>
          </table:table-cell>
          <table:table-cell office:value-type="float" office:value="51166" table:style-name="ce195">
            <text:p>51166<text:s/></text:p>
          </table:table-cell>
          <table:table-cell office:value-type="float" office:value="51612" table:style-name="ce195">
            <text:p>51612<text:s/></text:p>
          </table:table-cell>
          <table:table-cell office:value-type="float" office:value="52628" table:style-name="ce195">
            <text:p>52628<text:s/></text:p>
          </table:table-cell>
          <table:table-cell office:value-type="float" office:value="54945" table:style-name="ce195">
            <text:p>54945<text:s/></text:p>
          </table:table-cell>
          <table:table-cell office:value-type="float" office:value="55804" table:style-name="ce195">
            <text:p>55804<text:s/></text:p>
          </table:table-cell>
          <table:table-cell office:value-type="float" office:value="56022" table:style-name="ce195">
            <text:p>56022<text:s/></text:p>
          </table:table-cell>
          <table:table-cell office:value-type="float" office:value="55122" table:style-name="ce195">
            <text:p>55122<text:s/></text:p>
          </table:table-cell>
          <table:table-cell office:value-type="float" office:value="56273" table:style-name="ce195">
            <text:p>56273<text:s/></text:p>
          </table:table-cell>
          <table:table-cell office:value-type="float" office:value="56125" table:style-name="ce195">
            <text:p>56125<text:s/></text:p>
          </table:table-cell>
          <table:table-cell office:value-type="float" office:value="57687" table:style-name="ce195">
            <text:p>57687<text:s/></text:p>
          </table:table-cell>
          <table:table-cell office:value-type="float" office:value="57255" table:style-name="ce195">
            <text:p>57255<text:s/></text:p>
          </table:table-cell>
          <table:table-cell office:value-type="float" office:value="57502" table:style-name="ce195">
            <text:p>57502<text:s/></text:p>
          </table:table-cell>
          <table:table-cell office:value-type="float" office:value="56849" table:style-name="ce195">
            <text:p>56849<text:s/></text:p>
          </table:table-cell>
          <table:table-cell office:value-type="float" office:value="54219" table:style-name="ce195">
            <text:p>54219<text:s/></text:p>
          </table:table-cell>
          <table:table-cell office:value-type="float" office:value="53820" table:style-name="ce195">
            <text:p>53820<text:s/></text:p>
          </table:table-cell>
          <table:table-cell office:value-type="float" office:value="53433" table:style-name="ce195">
            <text:p>53433<text:s/></text:p>
          </table:table-cell>
          <table:table-cell office:value-type="float" office:value="46974" table:style-name="ce195">
            <text:p>46974<text:s/></text:p>
          </table:table-cell>
          <table:table-cell office:value-type="float" office:value="47666" table:style-name="ce195">
            <text:p>47666<text:s/></text:p>
          </table:table-cell>
          <table:table-cell office:value-type="float" office:value="45990" table:style-name="ce195">
            <text:p>45990<text:s/></text:p>
          </table:table-cell>
          <table:table-cell office:value-type="float" office:value="44291" table:style-name="ce195">
            <text:p>44291<text:s/></text:p>
          </table:table-cell>
          <table:table-cell office:value-type="float" office:value="40983" table:style-name="ce195">
            <text:p>40983<text:s/></text:p>
          </table:table-cell>
          <table:table-cell office:value-type="float" office:value="38975" table:style-name="ce195">
            <text:p>38975<text:s/></text:p>
          </table:table-cell>
          <table:table-cell office:value-type="float" office:value="39151" table:style-name="ce195">
            <text:p>39151<text:s/></text:p>
          </table:table-cell>
          <table:table-cell office:value-type="float" office:value="33794" table:style-name="ce195">
            <text:p>33794<text:s/></text:p>
          </table:table-cell>
          <table:table-cell office:value-type="float" office:value="29728" table:style-name="ce195">
            <text:p>29728<text:s/></text:p>
          </table:table-cell>
          <table:table-cell office:value-type="float" office:value="28575" table:style-name="ce195">
            <text:p>28575<text:s/></text:p>
          </table:table-cell>
          <table:table-cell office:value-type="float" office:value="23525" table:style-name="ce195">
            <text:p>23525<text:s/></text:p>
          </table:table-cell>
          <table:table-cell office:value-type="float" office:value="20322" table:style-name="ce195">
            <text:p>20322<text:s/></text:p>
          </table:table-cell>
          <table:table-cell office:value-type="float" office:value="14984" table:style-name="ce195">
            <text:p>14984<text:s/></text:p>
          </table:table-cell>
          <table:table-cell office:value-type="float" office:value="18035" table:style-name="ce195">
            <text:p>18035<text:s/></text:p>
          </table:table-cell>
          <table:table-cell office:value-type="float" office:value="18537" table:style-name="ce195">
            <text:p>18537<text:s/></text:p>
          </table:table-cell>
          <table:table-cell office:value-type="float" office:value="18161" table:style-name="ce195">
            <text:p>18161<text:s/></text:p>
          </table:table-cell>
          <table:table-cell office:value-type="float" office:value="17479" table:style-name="ce195">
            <text:p>17479<text:s/></text:p>
          </table:table-cell>
          <table:table-cell office:value-type="float" office:value="17456" table:style-name="ce195">
            <text:p>17456<text:s/></text:p>
          </table:table-cell>
          <table:table-cell office:value-type="float" office:value="16147" table:style-name="ce195">
            <text:p>16147<text:s/></text:p>
          </table:table-cell>
          <table:table-cell office:value-type="float" office:value="14401" table:style-name="ce195">
            <text:p>14401<text:s/></text:p>
          </table:table-cell>
          <table:table-cell office:value-type="float" office:value="12938" table:style-name="ce195">
            <text:p>12938<text:s/></text:p>
          </table:table-cell>
          <table:table-cell office:value-type="float" office:value="11415" table:style-name="ce195">
            <text:p>11415<text:s/></text:p>
          </table:table-cell>
          <table:table-cell office:value-type="float" office:value="10005" table:style-name="ce195">
            <text:p>10005<text:s/></text:p>
          </table:table-cell>
          <table:table-cell office:value-type="float" office:value="8838" table:style-name="ce195">
            <text:p>8838<text:s/></text:p>
          </table:table-cell>
          <table:table-cell office:value-type="float" office:value="7603" table:style-name="ce195">
            <text:p>7603<text:s/></text:p>
          </table:table-cell>
          <table:table-cell office:value-type="float" office:value="6564" table:style-name="ce195">
            <text:p>6564<text:s/></text:p>
          </table:table-cell>
          <table:table-cell office:value-type="float" office:value="5893" table:style-name="ce195">
            <text:p>5893<text:s/></text:p>
          </table:table-cell>
          <table:table-cell office:value-type="float" office:value="4786" table:style-name="ce195">
            <text:p>4786<text:s/></text:p>
          </table:table-cell>
          <table:table-cell office:value-type="float" office:value="3852" table:style-name="ce195">
            <text:p>3852<text:s/></text:p>
          </table:table-cell>
          <table:table-cell office:value-type="float" office:value="3012" table:style-name="ce195">
            <text:p>3012<text:s/></text:p>
          </table:table-cell>
          <table:table-cell office:value-type="float" office:value="2408" table:style-name="ce195">
            <text:p>2408<text:s/></text:p>
          </table:table-cell>
          <table:table-cell office:value-type="float" office:value="1944" table:style-name="ce195">
            <text:p>1944<text:s/></text:p>
          </table:table-cell>
          <table:table-cell office:value-type="float" office:value="1312" table:style-name="ce195">
            <text:p>1312<text:s/></text:p>
          </table:table-cell>
          <table:table-cell office:value-type="float" office:value="846" table:style-name="ce195">
            <text:p>846<text:s/></text:p>
          </table:table-cell>
          <table:table-cell office:value-type="float" office:value="574" table:style-name="ce195">
            <text:p>574<text:s/></text:p>
          </table:table-cell>
          <table:table-cell office:value-type="float" office:value="416" table:style-name="ce195">
            <text:p>416<text:s/></text:p>
          </table:table-cell>
          <table:table-cell office:value-type="float" office:value="285" table:style-name="ce195">
            <text:p>285<text:s/></text:p>
          </table:table-cell>
          <table:table-cell office:value-type="float" office:value="471" table:style-name="ce195">
            <text:p>471<text:s/></text:p>
          </table:table-cell>
          <table:table-cell table:number-columns-repeated="16248" table:style-name="ce183"/>
        </table:table-row>
        <table:table-row table:style-name="ro17">
          <table:table-cell office:value-type="string" table:style-name="ce202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325" table:style-name="ce203">
            <text:p>140,325</text:p>
          </table:table-cell>
          <table:table-cell office:value-type="float" office:value="70021" table:style-name="ce203">
            <text:p>70,021</text:p>
          </table:table-cell>
          <table:table-cell office:value-type="float" office:value="70304" table:style-name="ce203">
            <text:p>70,304</text:p>
          </table:table-cell>
          <table:table-cell office:value-type="float" office:value="100" table:style-name="ce204">
            <text:p>100.00</text:p>
          </table:table-cell>
          <table:table-cell office:value-type="float" office:value="12391" table:style-name="ce203">
            <text:p>12,391</text:p>
          </table:table-cell>
          <table:table-cell office:value-type="float" office:value="6448" table:style-name="ce203">
            <text:p>6,448</text:p>
          </table:table-cell>
          <table:table-cell office:value-type="float" office:value="5943" table:style-name="ce203">
            <text:p>5,943</text:p>
          </table:table-cell>
          <table:table-cell office:value-type="float" office:value="8.8302155709959038" table:style-name="ce204">
            <text:p>8.83</text:p>
          </table:table-cell>
          <table:table-cell office:value-type="float" office:value="107126" table:style-name="ce203">
            <text:p>107,126</text:p>
          </table:table-cell>
          <table:table-cell office:value-type="float" office:value="53576" table:style-name="ce203">
            <text:p>53,576</text:p>
          </table:table-cell>
          <table:table-cell office:value-type="float" office:value="53550" table:style-name="ce203">
            <text:p>53,550</text:p>
          </table:table-cell>
          <table:table-cell office:value-type="float" office:value="76.341350436486735" table:style-name="ce204">
            <text:p>76.34</text:p>
          </table:table-cell>
          <table:table-cell office:value-type="float" office:value="20808" table:style-name="ce203">
            <text:p>20,808</text:p>
          </table:table-cell>
          <table:table-cell office:value-type="float" office:value="9997" table:style-name="ce203">
            <text:p>9,997</text:p>
          </table:table-cell>
          <table:table-cell office:value-type="float" office:value="10811" table:style-name="ce203">
            <text:p>10,811</text:p>
          </table:table-cell>
          <table:table-cell office:value-type="float" office:value="14.82843399251737" table:style-name="ce204">
            <text:p>14.83</text:p>
          </table:table-cell>
          <table:table-cell office:value-type="float" office:value="63537" table:style-name="ce203">
            <text:p>63,537</text:p>
          </table:table-cell>
          <table:table-cell office:value-type="float" office:value="31619" table:style-name="ce203">
            <text:p>31,619</text:p>
          </table:table-cell>
          <table:table-cell office:value-type="float" office:value="31918" table:style-name="ce203">
            <text:p>31,918</text:p>
          </table:table-cell>
          <table:table-cell office:value-type="float" office:value="45.278460716194544" table:style-name="ce204">
            <text:p>45.28</text:p>
          </table:table-cell>
          <table:table-cell office:value-type="float" office:value="122233" table:style-name="ce203">
            <text:p>122,233</text:p>
          </table:table-cell>
          <table:table-cell office:value-type="float" office:value="60610" table:style-name="ce203">
            <text:p>60,610</text:p>
          </table:table-cell>
          <table:table-cell office:value-type="float" office:value="61623" table:style-name="ce203">
            <text:p>61,623</text:p>
          </table:table-cell>
          <table:table-cell office:value-type="float" office:value="87.107072866559776" table:style-name="ce204">
            <text:p>87.11</text:p>
          </table:table-cell>
          <table:table-cell table:number-columns-repeated="2" table:style-name="ce183"/>
          <table:table-cell office:value-type="string" table:style-name="ce195">
            <text:p>臺灣省</text:p>
          </table:table-cell>
          <table:table-cell office:value-type="string" table:style-name="ce195">
            <text:p>女</text:p>
          </table:table-cell>
          <table:table-cell office:value-type="float" office:value="3473898" table:style-name="ce195">
            <text:p>3473898<text:s/></text:p>
          </table:table-cell>
          <table:table-cell office:value-type="float" office:value="404297" table:style-name="ce195">
            <text:p>404297<text:s/></text:p>
          </table:table-cell>
          <table:table-cell office:value-type="float" office:value="2396276" table:style-name="ce195">
            <text:p>2396276<text:s/></text:p>
          </table:table-cell>
          <table:table-cell office:value-type="float" office:value="655087" table:style-name="ce195">
            <text:p>655087<text:s/></text:p>
          </table:table-cell>
          <table:table-cell office:value-type="float" office:value="1459740" table:style-name="ce195">
            <text:p>1459740<text:s/></text:p>
          </table:table-cell>
          <table:table-cell office:value-type="float" office:value="2881543" table:style-name="ce195">
            <text:p>2881543<text:s/></text:p>
          </table:table-cell>
          <table:table-cell office:value-type="float" office:value="21315" table:style-name="ce195">
            <text:p>21315<text:s/></text:p>
          </table:table-cell>
          <table:table-cell office:value-type="float" office:value="23513" table:style-name="ce195">
            <text:p>23513<text:s/></text:p>
          </table:table-cell>
          <table:table-cell office:value-type="float" office:value="24189" table:style-name="ce195">
            <text:p>24189<text:s/></text:p>
          </table:table-cell>
          <table:table-cell office:value-type="float" office:value="25433" table:style-name="ce195">
            <text:p>25433<text:s/></text:p>
          </table:table-cell>
          <table:table-cell office:value-type="float" office:value="27333" table:style-name="ce195">
            <text:p>27333<text:s/></text:p>
          </table:table-cell>
          <table:table-cell office:value-type="float" office:value="28521" table:style-name="ce195">
            <text:p>28521<text:s/></text:p>
          </table:table-cell>
          <table:table-cell office:value-type="float" office:value="29399" table:style-name="ce195">
            <text:p>29399<text:s/></text:p>
          </table:table-cell>
          <table:table-cell office:value-type="float" office:value="26832" table:style-name="ce195">
            <text:p>26832<text:s/></text:p>
          </table:table-cell>
          <table:table-cell office:value-type="float" office:value="31469" table:style-name="ce195">
            <text:p>31469<text:s/></text:p>
          </table:table-cell>
          <table:table-cell office:value-type="float" office:value="28973" table:style-name="ce195">
            <text:p>28973<text:s/></text:p>
          </table:table-cell>
          <table:table-cell office:value-type="float" office:value="24387" table:style-name="ce195">
            <text:p>24387<text:s/></text:p>
          </table:table-cell>
          <table:table-cell office:value-type="float" office:value="26674" table:style-name="ce195">
            <text:p>26674<text:s/></text:p>
          </table:table-cell>
          <table:table-cell office:value-type="float" office:value="27693" table:style-name="ce195">
            <text:p>27693<text:s/></text:p>
          </table:table-cell>
          <table:table-cell office:value-type="float" office:value="29020" table:style-name="ce195">
            <text:p>29020<text:s/></text:p>
          </table:table-cell>
          <table:table-cell office:value-type="float" office:value="29546" table:style-name="ce195">
            <text:p>29546<text:s/></text:p>
          </table:table-cell>
          <table:table-cell office:value-type="float" office:value="30084" table:style-name="ce195">
            <text:p>30084<text:s/></text:p>
          </table:table-cell>
          <table:table-cell office:value-type="float" office:value="31959" table:style-name="ce195">
            <text:p>31959<text:s/></text:p>
          </table:table-cell>
          <table:table-cell office:value-type="float" office:value="33164" table:style-name="ce195">
            <text:p>33164<text:s/></text:p>
          </table:table-cell>
          <table:table-cell office:value-type="float" office:value="36403" table:style-name="ce195">
            <text:p>36403<text:s/></text:p>
          </table:table-cell>
          <table:table-cell office:value-type="float" office:value="38210" table:style-name="ce195">
            <text:p>38210<text:s/></text:p>
          </table:table-cell>
          <table:table-cell office:value-type="float" office:value="44115" table:style-name="ce195">
            <text:p>44115<text:s/></text:p>
          </table:table-cell>
          <table:table-cell office:value-type="float" office:value="42456" table:style-name="ce195">
            <text:p>42456<text:s/></text:p>
          </table:table-cell>
          <table:table-cell office:value-type="float" office:value="40563" table:style-name="ce195">
            <text:p>40563<text:s/></text:p>
          </table:table-cell>
          <table:table-cell office:value-type="float" office:value="46089" table:style-name="ce195">
            <text:p>46089<text:s/></text:p>
          </table:table-cell>
          <table:table-cell office:value-type="float" office:value="47656" table:style-name="ce195">
            <text:p>47656<text:s/></text:p>
          </table:table-cell>
          <table:table-cell office:value-type="float" office:value="47568" table:style-name="ce195">
            <text:p>47568<text:s/></text:p>
          </table:table-cell>
          <table:table-cell office:value-type="float" office:value="47294" table:style-name="ce195">
            <text:p>47294<text:s/></text:p>
          </table:table-cell>
          <table:table-cell office:value-type="float" office:value="46747" table:style-name="ce195">
            <text:p>46747<text:s/></text:p>
          </table:table-cell>
          <table:table-cell office:value-type="float" office:value="45722" table:style-name="ce195">
            <text:p>45722<text:s/></text:p>
          </table:table-cell>
          <table:table-cell office:value-type="float" office:value="44136" table:style-name="ce195">
            <text:p>44136<text:s/></text:p>
          </table:table-cell>
          <table:table-cell office:value-type="float" office:value="44525" table:style-name="ce195">
            <text:p>44525<text:s/></text:p>
          </table:table-cell>
          <table:table-cell office:value-type="float" office:value="43094" table:style-name="ce195">
            <text:p>43094<text:s/></text:p>
          </table:table-cell>
          <table:table-cell office:value-type="float" office:value="44661" table:style-name="ce195">
            <text:p>44661<text:s/></text:p>
          </table:table-cell>
          <table:table-cell office:value-type="float" office:value="41661" table:style-name="ce195">
            <text:p>41661<text:s/></text:p>
          </table:table-cell>
          <table:table-cell office:value-type="float" office:value="41152" table:style-name="ce195">
            <text:p>41152<text:s/></text:p>
          </table:table-cell>
          <table:table-cell office:value-type="float" office:value="44915" table:style-name="ce195">
            <text:p>44915<text:s/></text:p>
          </table:table-cell>
          <table:table-cell office:value-type="float" office:value="48996" table:style-name="ce195">
            <text:p>48996<text:s/></text:p>
          </table:table-cell>
          <table:table-cell office:value-type="float" office:value="51207" table:style-name="ce195">
            <text:p>51207<text:s/></text:p>
          </table:table-cell>
          <table:table-cell office:value-type="float" office:value="54959" table:style-name="ce195">
            <text:p>54959<text:s/></text:p>
          </table:table-cell>
          <table:table-cell office:value-type="float" office:value="56803" table:style-name="ce195">
            <text:p>56803<text:s/></text:p>
          </table:table-cell>
          <table:table-cell office:value-type="float" office:value="57095" table:style-name="ce195">
            <text:p>57095<text:s/></text:p>
          </table:table-cell>
          <table:table-cell office:value-type="float" office:value="57355" table:style-name="ce195">
            <text:p>57355<text:s/></text:p>
          </table:table-cell>
          <table:table-cell office:value-type="float" office:value="56771" table:style-name="ce195">
            <text:p>56771<text:s/></text:p>
          </table:table-cell>
          <table:table-cell office:value-type="float" office:value="54532" table:style-name="ce195">
            <text:p>54532<text:s/></text:p>
          </table:table-cell>
          <table:table-cell office:value-type="float" office:value="57866" table:style-name="ce195">
            <text:p>57866<text:s/></text:p>
          </table:table-cell>
          <table:table-cell office:value-type="float" office:value="51748" table:style-name="ce195">
            <text:p>51748<text:s/></text:p>
          </table:table-cell>
          <table:table-cell office:value-type="float" office:value="50174" table:style-name="ce195">
            <text:p>50174<text:s/></text:p>
          </table:table-cell>
          <table:table-cell office:value-type="float" office:value="49640" table:style-name="ce195">
            <text:p>49640<text:s/></text:p>
          </table:table-cell>
          <table:table-cell office:value-type="float" office:value="49644" table:style-name="ce195">
            <text:p>49644<text:s/></text:p>
          </table:table-cell>
          <table:table-cell office:value-type="float" office:value="50596" table:style-name="ce195">
            <text:p>50596<text:s/></text:p>
          </table:table-cell>
          <table:table-cell office:value-type="float" office:value="51808" table:style-name="ce195">
            <text:p>51808<text:s/></text:p>
          </table:table-cell>
          <table:table-cell office:value-type="float" office:value="51988" table:style-name="ce195">
            <text:p>51988<text:s/></text:p>
          </table:table-cell>
          <table:table-cell office:value-type="float" office:value="51543" table:style-name="ce195">
            <text:p>51543<text:s/></text:p>
          </table:table-cell>
          <table:table-cell office:value-type="float" office:value="50493" table:style-name="ce195">
            <text:p>50493<text:s/></text:p>
          </table:table-cell>
          <table:table-cell office:value-type="float" office:value="50786" table:style-name="ce195">
            <text:p>50786<text:s/></text:p>
          </table:table-cell>
          <table:table-cell office:value-type="float" office:value="51513" table:style-name="ce195">
            <text:p>51513<text:s/></text:p>
          </table:table-cell>
          <table:table-cell office:value-type="float" office:value="52805" table:style-name="ce195">
            <text:p>52805<text:s/></text:p>
          </table:table-cell>
          <table:table-cell office:value-type="float" office:value="53157" table:style-name="ce195">
            <text:p>53157<text:s/></text:p>
          </table:table-cell>
          <table:table-cell office:value-type="float" office:value="53787" table:style-name="ce195">
            <text:p>53787<text:s/></text:p>
          </table:table-cell>
          <table:table-cell office:value-type="float" office:value="53136" table:style-name="ce195">
            <text:p>53136<text:s/></text:p>
          </table:table-cell>
          <table:table-cell office:value-type="float" office:value="50802" table:style-name="ce195">
            <text:p>50802<text:s/></text:p>
          </table:table-cell>
          <table:table-cell office:value-type="float" office:value="51461" table:style-name="ce195">
            <text:p>51461<text:s/></text:p>
          </table:table-cell>
          <table:table-cell office:value-type="float" office:value="51083" table:style-name="ce195">
            <text:p>51083<text:s/></text:p>
          </table:table-cell>
          <table:table-cell office:value-type="float" office:value="45676" table:style-name="ce195">
            <text:p>45676<text:s/></text:p>
          </table:table-cell>
          <table:table-cell office:value-type="float" office:value="46678" table:style-name="ce195">
            <text:p>46678<text:s/></text:p>
          </table:table-cell>
          <table:table-cell office:value-type="float" office:value="45499" table:style-name="ce195">
            <text:p>45499<text:s/></text:p>
          </table:table-cell>
          <table:table-cell office:value-type="float" office:value="44453" table:style-name="ce195">
            <text:p>44453<text:s/></text:p>
          </table:table-cell>
          <table:table-cell office:value-type="float" office:value="41519" table:style-name="ce195">
            <text:p>41519<text:s/></text:p>
          </table:table-cell>
          <table:table-cell office:value-type="float" office:value="40283" table:style-name="ce195">
            <text:p>40283<text:s/></text:p>
          </table:table-cell>
          <table:table-cell office:value-type="float" office:value="41245" table:style-name="ce195">
            <text:p>41245<text:s/></text:p>
          </table:table-cell>
          <table:table-cell office:value-type="float" office:value="35400" table:style-name="ce195">
            <text:p>35400<text:s/></text:p>
          </table:table-cell>
          <table:table-cell office:value-type="float" office:value="31795" table:style-name="ce195">
            <text:p>31795<text:s/></text:p>
          </table:table-cell>
          <table:table-cell office:value-type="float" office:value="32136" table:style-name="ce195">
            <text:p>32136<text:s/></text:p>
          </table:table-cell>
          <table:table-cell office:value-type="float" office:value="25928" table:style-name="ce195">
            <text:p>25928<text:s/></text:p>
          </table:table-cell>
          <table:table-cell office:value-type="float" office:value="23217" table:style-name="ce195">
            <text:p>23217<text:s/></text:p>
          </table:table-cell>
          <table:table-cell office:value-type="float" office:value="17675" table:style-name="ce195">
            <text:p>17675<text:s/></text:p>
          </table:table-cell>
          <table:table-cell office:value-type="float" office:value="21685" table:style-name="ce195">
            <text:p>21685<text:s/></text:p>
          </table:table-cell>
          <table:table-cell office:value-type="float" office:value="22208" table:style-name="ce195">
            <text:p>22208<text:s/></text:p>
          </table:table-cell>
          <table:table-cell office:value-type="float" office:value="22498" table:style-name="ce195">
            <text:p>22498<text:s/></text:p>
          </table:table-cell>
          <table:table-cell office:value-type="float" office:value="21834" table:style-name="ce195">
            <text:p>21834<text:s/></text:p>
          </table:table-cell>
          <table:table-cell office:value-type="float" office:value="22071" table:style-name="ce195">
            <text:p>22071<text:s/></text:p>
          </table:table-cell>
          <table:table-cell office:value-type="float" office:value="21113" table:style-name="ce195">
            <text:p>21113<text:s/></text:p>
          </table:table-cell>
          <table:table-cell office:value-type="float" office:value="19289" table:style-name="ce195">
            <text:p>19289<text:s/></text:p>
          </table:table-cell>
          <table:table-cell office:value-type="float" office:value="17651" table:style-name="ce195">
            <text:p>17651<text:s/></text:p>
          </table:table-cell>
          <table:table-cell office:value-type="float" office:value="16253" table:style-name="ce195">
            <text:p>16253<text:s/></text:p>
          </table:table-cell>
          <table:table-cell office:value-type="float" office:value="14772" table:style-name="ce195">
            <text:p>14772<text:s/></text:p>
          </table:table-cell>
          <table:table-cell office:value-type="float" office:value="13481" table:style-name="ce195">
            <text:p>13481<text:s/></text:p>
          </table:table-cell>
          <table:table-cell office:value-type="float" office:value="11851" table:style-name="ce195">
            <text:p>11851<text:s/></text:p>
          </table:table-cell>
          <table:table-cell office:value-type="float" office:value="10174" table:style-name="ce195">
            <text:p>10174<text:s/></text:p>
          </table:table-cell>
          <table:table-cell office:value-type="float" office:value="9005" table:style-name="ce195">
            <text:p>9005<text:s/></text:p>
          </table:table-cell>
          <table:table-cell office:value-type="float" office:value="7524" table:style-name="ce195">
            <text:p>7524<text:s/></text:p>
          </table:table-cell>
          <table:table-cell office:value-type="float" office:value="6266" table:style-name="ce195">
            <text:p>6266<text:s/></text:p>
          </table:table-cell>
          <table:table-cell office:value-type="float" office:value="4850" table:style-name="ce195">
            <text:p>4850<text:s/></text:p>
          </table:table-cell>
          <table:table-cell office:value-type="float" office:value="3698" table:style-name="ce195">
            <text:p>3698<text:s/></text:p>
          </table:table-cell>
          <table:table-cell office:value-type="float" office:value="3094" table:style-name="ce195">
            <text:p>3094<text:s/></text:p>
          </table:table-cell>
          <table:table-cell office:value-type="float" office:value="2153" table:style-name="ce195">
            <text:p>2153<text:s/></text:p>
          </table:table-cell>
          <table:table-cell office:value-type="float" office:value="1373" table:style-name="ce195">
            <text:p>1373<text:s/></text:p>
          </table:table-cell>
          <table:table-cell office:value-type="float" office:value="1084" table:style-name="ce195">
            <text:p>1084<text:s/></text:p>
          </table:table-cell>
          <table:table-cell office:value-type="float" office:value="758" table:style-name="ce195">
            <text:p>758<text:s/></text:p>
          </table:table-cell>
          <table:table-cell office:value-type="float" office:value="458" table:style-name="ce195">
            <text:p>458<text:s/></text:p>
          </table:table-cell>
          <table:table-cell office:value-type="float" office:value="794" table:style-name="ce195">
            <text:p>794<text:s/></text:p>
          </table:table-cell>
          <table:table-cell table:number-columns-repeated="16248" table:style-name="ce183"/>
        </table:table-row>
        <table:table-row table:style-name="ro18">
          <table:table-cell office:value-type="string" table:style-name="ce202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403" table:style-name="ce203">
            <text:p>13,403</text:p>
          </table:table-cell>
          <table:table-cell office:value-type="float" office:value="7753" table:style-name="ce203">
            <text:p>7,753</text:p>
          </table:table-cell>
          <table:table-cell office:value-type="float" office:value="5650" table:style-name="ce203">
            <text:p>5,650</text:p>
          </table:table-cell>
          <table:table-cell office:value-type="float" office:value="100" table:style-name="ce204">
            <text:p>100.00</text:p>
          </table:table-cell>
          <table:table-cell office:value-type="float" office:value="1470" table:style-name="ce203">
            <text:p>1,470</text:p>
          </table:table-cell>
          <table:table-cell office:value-type="float" office:value="782" table:style-name="ce203">
            <text:p>782</text:p>
          </table:table-cell>
          <table:table-cell office:value-type="float" office:value="688" table:style-name="ce203">
            <text:p>688</text:p>
          </table:table-cell>
          <table:table-cell office:value-type="float" office:value="10.967693799895546" table:style-name="ce204">
            <text:p>10.97</text:p>
          </table:table-cell>
          <table:table-cell office:value-type="float" office:value="10217" table:style-name="ce203">
            <text:p>10,217</text:p>
          </table:table-cell>
          <table:table-cell office:value-type="float" office:value="6049" table:style-name="ce203">
            <text:p>6,049</text:p>
          </table:table-cell>
          <table:table-cell office:value-type="float" office:value="4168" table:style-name="ce203">
            <text:p>4,168</text:p>
          </table:table-cell>
          <table:table-cell office:value-type="float" office:value="76.229202417369251" table:style-name="ce204">
            <text:p>76.23</text:p>
          </table:table-cell>
          <table:table-cell office:value-type="float" office:value="1716" table:style-name="ce203">
            <text:p>1,716</text:p>
          </table:table-cell>
          <table:table-cell office:value-type="float" office:value="922" table:style-name="ce203">
            <text:p>922</text:p>
          </table:table-cell>
          <table:table-cell office:value-type="float" office:value="794" table:style-name="ce203">
            <text:p>794</text:p>
          </table:table-cell>
          <table:table-cell office:value-type="float" office:value="12.803103782735208" table:style-name="ce204">
            <text:p>12.80</text:p>
          </table:table-cell>
          <table:table-cell office:value-type="float" office:value="6385" table:style-name="ce203">
            <text:p>6,385</text:p>
          </table:table-cell>
          <table:table-cell office:value-type="float" office:value="3735" table:style-name="ce203">
            <text:p>3,735</text:p>
          </table:table-cell>
          <table:table-cell office:value-type="float" office:value="2650" table:style-name="ce203">
            <text:p>2,650</text:p>
          </table:table-cell>
          <table:table-cell office:value-type="float" office:value="47.638588375736774" table:style-name="ce204">
            <text:p>47.64</text:p>
          </table:table-cell>
          <table:table-cell office:value-type="float" office:value="11398" table:style-name="ce203">
            <text:p>11,398</text:p>
          </table:table-cell>
          <table:table-cell office:value-type="float" office:value="6663" table:style-name="ce203">
            <text:p>6,663</text:p>
          </table:table-cell>
          <table:table-cell office:value-type="float" office:value="4735" table:style-name="ce203">
            <text:p>4,735</text:p>
          </table:table-cell>
          <table:table-cell office:value-type="float" office:value="85.040662538237711" table:style-name="ce204">
            <text:p>85.04</text:p>
          </table:table-cell>
          <table:table-cell table:number-columns-repeated="2" table:style-name="ce205"/>
          <table:table-cell office:value-type="string" table:style-name="ce206">
            <text:p>宜蘭縣</text:p>
          </table:table-cell>
          <table:table-cell office:value-type="string" table:style-name="ce206">
            <text:p>計</text:p>
          </table:table-cell>
          <table:table-cell office:value-type="float" office:value="454725" table:style-name="ce206">
            <text:p>454725<text:s/></text:p>
          </table:table-cell>
          <table:table-cell office:value-type="float" office:value="52611" table:style-name="ce206">
            <text:p>52611<text:s/></text:p>
          </table:table-cell>
          <table:table-cell office:value-type="float" office:value="320560" table:style-name="ce206">
            <text:p>320560<text:s/></text:p>
          </table:table-cell>
          <table:table-cell office:value-type="float" office:value="79184" table:style-name="ce206">
            <text:p>79184<text:s/></text:p>
          </table:table-cell>
          <table:table-cell office:value-type="float" office:value="192881" table:style-name="ce206">
            <text:p>192881<text:s/></text:p>
          </table:table-cell>
          <table:table-cell office:value-type="float" office:value="377559" table:style-name="ce206">
            <text:p>377559<text:s/></text:p>
          </table:table-cell>
          <table:table-cell office:value-type="float" office:value="2668" table:style-name="ce206">
            <text:p>2668<text:s/></text:p>
          </table:table-cell>
          <table:table-cell office:value-type="float" office:value="2988" table:style-name="ce206">
            <text:p>2988<text:s/></text:p>
          </table:table-cell>
          <table:table-cell office:value-type="float" office:value="3109" table:style-name="ce206">
            <text:p>3109<text:s/></text:p>
          </table:table-cell>
          <table:table-cell office:value-type="float" office:value="3404" table:style-name="ce206">
            <text:p>3404<text:s/></text:p>
          </table:table-cell>
          <table:table-cell office:value-type="float" office:value="3656" table:style-name="ce206">
            <text:p>3656<text:s/></text:p>
          </table:table-cell>
          <table:table-cell office:value-type="float" office:value="3729" table:style-name="ce206">
            <text:p>3729<text:s/></text:p>
          </table:table-cell>
          <table:table-cell office:value-type="float" office:value="3719" table:style-name="ce206">
            <text:p>3719<text:s/></text:p>
          </table:table-cell>
          <table:table-cell office:value-type="float" office:value="3514" table:style-name="ce206">
            <text:p>3514<text:s/></text:p>
          </table:table-cell>
          <table:table-cell office:value-type="float" office:value="4051" table:style-name="ce206">
            <text:p>4051<text:s/></text:p>
          </table:table-cell>
          <table:table-cell office:value-type="float" office:value="3765" table:style-name="ce206">
            <text:p>3765<text:s/></text:p>
          </table:table-cell>
          <table:table-cell office:value-type="float" office:value="3285" table:style-name="ce206">
            <text:p>3285<text:s/></text:p>
          </table:table-cell>
          <table:table-cell office:value-type="float" office:value="3511" table:style-name="ce206">
            <text:p>3511<text:s/></text:p>
          </table:table-cell>
          <table:table-cell office:value-type="float" office:value="3709" table:style-name="ce206">
            <text:p>3709<text:s/></text:p>
          </table:table-cell>
          <table:table-cell office:value-type="float" office:value="3709" table:style-name="ce206">
            <text:p>3709<text:s/></text:p>
          </table:table-cell>
          <table:table-cell office:value-type="float" office:value="3794" table:style-name="ce206">
            <text:p>3794<text:s/></text:p>
          </table:table-cell>
          <table:table-cell office:value-type="float" office:value="4012" table:style-name="ce206">
            <text:p>4012<text:s/></text:p>
          </table:table-cell>
          <table:table-cell office:value-type="float" office:value="4193" table:style-name="ce206">
            <text:p>4193<text:s/></text:p>
          </table:table-cell>
          <table:table-cell office:value-type="float" office:value="4387" table:style-name="ce206">
            <text:p>4387<text:s/></text:p>
          </table:table-cell>
          <table:table-cell office:value-type="float" office:value="4681" table:style-name="ce206">
            <text:p>4681<text:s/></text:p>
          </table:table-cell>
          <table:table-cell office:value-type="float" office:value="4912" table:style-name="ce206">
            <text:p>4912<text:s/></text:p>
          </table:table-cell>
          <table:table-cell office:value-type="float" office:value="5739" table:style-name="ce206">
            <text:p>5739<text:s/></text:p>
          </table:table-cell>
          <table:table-cell office:value-type="float" office:value="5728" table:style-name="ce206">
            <text:p>5728<text:s/></text:p>
          </table:table-cell>
          <table:table-cell office:value-type="float" office:value="5446" table:style-name="ce206">
            <text:p>5446<text:s/></text:p>
          </table:table-cell>
          <table:table-cell office:value-type="float" office:value="6494" table:style-name="ce206">
            <text:p>6494<text:s/></text:p>
          </table:table-cell>
          <table:table-cell office:value-type="float" office:value="6622" table:style-name="ce206">
            <text:p>6622<text:s/></text:p>
          </table:table-cell>
          <table:table-cell office:value-type="float" office:value="6791" table:style-name="ce206">
            <text:p>6791<text:s/></text:p>
          </table:table-cell>
          <table:table-cell office:value-type="float" office:value="6616" table:style-name="ce206">
            <text:p>6616<text:s/></text:p>
          </table:table-cell>
          <table:table-cell office:value-type="float" office:value="6676" table:style-name="ce206">
            <text:p>6676<text:s/></text:p>
          </table:table-cell>
          <table:table-cell office:value-type="float" office:value="6615" table:style-name="ce206">
            <text:p>6615<text:s/></text:p>
          </table:table-cell>
          <table:table-cell office:value-type="float" office:value="6381" table:style-name="ce206">
            <text:p>6381<text:s/></text:p>
          </table:table-cell>
          <table:table-cell office:value-type="float" office:value="6405" table:style-name="ce206">
            <text:p>6405<text:s/></text:p>
          </table:table-cell>
          <table:table-cell office:value-type="float" office:value="6161" table:style-name="ce206">
            <text:p>6161<text:s/></text:p>
          </table:table-cell>
          <table:table-cell office:value-type="float" office:value="6242" table:style-name="ce206">
            <text:p>6242<text:s/></text:p>
          </table:table-cell>
          <table:table-cell office:value-type="float" office:value="5713" table:style-name="ce206">
            <text:p>5713<text:s/></text:p>
          </table:table-cell>
          <table:table-cell office:value-type="float" office:value="5353" table:style-name="ce206">
            <text:p>5353<text:s/></text:p>
          </table:table-cell>
          <table:table-cell office:value-type="float" office:value="5820" table:style-name="ce206">
            <text:p>5820<text:s/></text:p>
          </table:table-cell>
          <table:table-cell office:value-type="float" office:value="6250" table:style-name="ce206">
            <text:p>6250<text:s/></text:p>
          </table:table-cell>
          <table:table-cell office:value-type="float" office:value="6524" table:style-name="ce206">
            <text:p>6524<text:s/></text:p>
          </table:table-cell>
          <table:table-cell office:value-type="float" office:value="6730" table:style-name="ce206">
            <text:p>6730<text:s/></text:p>
          </table:table-cell>
          <table:table-cell office:value-type="float" office:value="7020" table:style-name="ce206">
            <text:p>7020<text:s/></text:p>
          </table:table-cell>
          <table:table-cell office:value-type="float" office:value="7067" table:style-name="ce206">
            <text:p>7067<text:s/></text:p>
          </table:table-cell>
          <table:table-cell office:value-type="float" office:value="6976" table:style-name="ce206">
            <text:p>6976<text:s/></text:p>
          </table:table-cell>
          <table:table-cell office:value-type="float" office:value="6905" table:style-name="ce206">
            <text:p>6905<text:s/></text:p>
          </table:table-cell>
          <table:table-cell office:value-type="float" office:value="6677" table:style-name="ce206">
            <text:p>6677<text:s/></text:p>
          </table:table-cell>
          <table:table-cell office:value-type="float" office:value="7194" table:style-name="ce206">
            <text:p>7194<text:s/></text:p>
          </table:table-cell>
          <table:table-cell office:value-type="float" office:value="6475" table:style-name="ce206">
            <text:p>6475<text:s/></text:p>
          </table:table-cell>
          <table:table-cell office:value-type="float" office:value="6642" table:style-name="ce206">
            <text:p>6642<text:s/></text:p>
          </table:table-cell>
          <table:table-cell office:value-type="float" office:value="6488" table:style-name="ce206">
            <text:p>6488<text:s/></text:p>
          </table:table-cell>
          <table:table-cell office:value-type="float" office:value="6597" table:style-name="ce206">
            <text:p>6597<text:s/></text:p>
          </table:table-cell>
          <table:table-cell office:value-type="float" office:value="6534" table:style-name="ce206">
            <text:p>6534<text:s/></text:p>
          </table:table-cell>
          <table:table-cell office:value-type="float" office:value="7149" table:style-name="ce206">
            <text:p>7149<text:s/></text:p>
          </table:table-cell>
          <table:table-cell office:value-type="float" office:value="7227" table:style-name="ce206">
            <text:p>7227<text:s/></text:p>
          </table:table-cell>
          <table:table-cell office:value-type="float" office:value="7163" table:style-name="ce206">
            <text:p>7163<text:s/></text:p>
          </table:table-cell>
          <table:table-cell office:value-type="float" office:value="7169" table:style-name="ce206">
            <text:p>7169<text:s/></text:p>
          </table:table-cell>
          <table:table-cell office:value-type="float" office:value="7090" table:style-name="ce206">
            <text:p>7090<text:s/></text:p>
          </table:table-cell>
          <table:table-cell office:value-type="float" office:value="6937" table:style-name="ce206">
            <text:p>6937<text:s/></text:p>
          </table:table-cell>
          <table:table-cell office:value-type="float" office:value="7486" table:style-name="ce206">
            <text:p>7486<text:s/></text:p>
          </table:table-cell>
          <table:table-cell office:value-type="float" office:value="7384" table:style-name="ce206">
            <text:p>7384<text:s/></text:p>
          </table:table-cell>
          <table:table-cell office:value-type="float" office:value="7371" table:style-name="ce206">
            <text:p>7371<text:s/></text:p>
          </table:table-cell>
          <table:table-cell office:value-type="float" office:value="7258" table:style-name="ce206">
            <text:p>7258<text:s/></text:p>
          </table:table-cell>
          <table:table-cell office:value-type="float" office:value="6955" table:style-name="ce206">
            <text:p>6955<text:s/></text:p>
          </table:table-cell>
          <table:table-cell office:value-type="float" office:value="7013" table:style-name="ce206">
            <text:p>7013<text:s/></text:p>
          </table:table-cell>
          <table:table-cell office:value-type="float" office:value="6856" table:style-name="ce206">
            <text:p>6856<text:s/></text:p>
          </table:table-cell>
          <table:table-cell office:value-type="float" office:value="6166" table:style-name="ce206">
            <text:p>6166<text:s/></text:p>
          </table:table-cell>
          <table:table-cell office:value-type="float" office:value="6270" table:style-name="ce206">
            <text:p>6270<text:s/></text:p>
          </table:table-cell>
          <table:table-cell office:value-type="float" office:value="6031" table:style-name="ce206">
            <text:p>6031<text:s/></text:p>
          </table:table-cell>
          <table:table-cell office:value-type="float" office:value="5811" table:style-name="ce206">
            <text:p>5811<text:s/></text:p>
          </table:table-cell>
          <table:table-cell office:value-type="float" office:value="5329" table:style-name="ce206">
            <text:p>5329<text:s/></text:p>
          </table:table-cell>
          <table:table-cell office:value-type="float" office:value="4950" table:style-name="ce206">
            <text:p>4950<text:s/></text:p>
          </table:table-cell>
          <table:table-cell office:value-type="float" office:value="5198" table:style-name="ce206">
            <text:p>5198<text:s/></text:p>
          </table:table-cell>
          <table:table-cell office:value-type="float" office:value="4347" table:style-name="ce206">
            <text:p>4347<text:s/></text:p>
          </table:table-cell>
          <table:table-cell office:value-type="float" office:value="3728" table:style-name="ce206">
            <text:p>3728<text:s/></text:p>
          </table:table-cell>
          <table:table-cell office:value-type="float" office:value="3820" table:style-name="ce206">
            <text:p>3820<text:s/></text:p>
          </table:table-cell>
          <table:table-cell office:value-type="float" office:value="2907" table:style-name="ce206">
            <text:p>2907<text:s/></text:p>
          </table:table-cell>
          <table:table-cell office:value-type="float" office:value="2713" table:style-name="ce206">
            <text:p>2713<text:s/></text:p>
          </table:table-cell>
          <table:table-cell office:value-type="float" office:value="1988" table:style-name="ce206">
            <text:p>1988<text:s/></text:p>
          </table:table-cell>
          <table:table-cell office:value-type="float" office:value="2677" table:style-name="ce206">
            <text:p>2677<text:s/></text:p>
          </table:table-cell>
          <table:table-cell office:value-type="float" office:value="2736" table:style-name="ce206">
            <text:p>2736<text:s/></text:p>
          </table:table-cell>
          <table:table-cell office:value-type="float" office:value="2797" table:style-name="ce206">
            <text:p>2797<text:s/></text:p>
          </table:table-cell>
          <table:table-cell office:value-type="float" office:value="2690" table:style-name="ce206">
            <text:p>2690<text:s/></text:p>
          </table:table-cell>
          <table:table-cell office:value-type="float" office:value="2779" table:style-name="ce206">
            <text:p>2779<text:s/></text:p>
          </table:table-cell>
          <table:table-cell office:value-type="float" office:value="2599" table:style-name="ce206">
            <text:p>2599<text:s/></text:p>
          </table:table-cell>
          <table:table-cell office:value-type="float" office:value="2300" table:style-name="ce206">
            <text:p>2300<text:s/></text:p>
          </table:table-cell>
          <table:table-cell office:value-type="float" office:value="2133" table:style-name="ce206">
            <text:p>2133<text:s/></text:p>
          </table:table-cell>
          <table:table-cell office:value-type="float" office:value="1856" table:style-name="ce206">
            <text:p>1856<text:s/></text:p>
          </table:table-cell>
          <table:table-cell office:value-type="float" office:value="1641" table:style-name="ce206">
            <text:p>1641<text:s/></text:p>
          </table:table-cell>
          <table:table-cell office:value-type="float" office:value="1477" table:style-name="ce206">
            <text:p>1477<text:s/></text:p>
          </table:table-cell>
          <table:table-cell office:value-type="float" office:value="1277" table:style-name="ce206">
            <text:p>1277<text:s/></text:p>
          </table:table-cell>
          <table:table-cell office:value-type="float" office:value="1071" table:style-name="ce206">
            <text:p>1071<text:s/></text:p>
          </table:table-cell>
          <table:table-cell office:value-type="float" office:value="969" table:style-name="ce206">
            <text:p>969<text:s/></text:p>
          </table:table-cell>
          <table:table-cell office:value-type="float" office:value="854" table:style-name="ce206">
            <text:p>854<text:s/></text:p>
          </table:table-cell>
          <table:table-cell office:value-type="float" office:value="617" table:style-name="ce206">
            <text:p>617<text:s/></text:p>
          </table:table-cell>
          <table:table-cell office:value-type="float" office:value="510" table:style-name="ce206">
            <text:p>510<text:s/></text:p>
          </table:table-cell>
          <table:table-cell office:value-type="float" office:value="386" table:style-name="ce206">
            <text:p>386<text:s/></text:p>
          </table:table-cell>
          <table:table-cell office:value-type="float" office:value="321" table:style-name="ce206">
            <text:p>321<text:s/></text:p>
          </table:table-cell>
          <table:table-cell office:value-type="float" office:value="221" table:style-name="ce206">
            <text:p>221<text:s/></text:p>
          </table:table-cell>
          <table:table-cell office:value-type="float" office:value="134" table:style-name="ce206">
            <text:p>134<text:s/></text:p>
          </table:table-cell>
          <table:table-cell office:value-type="float" office:value="106" table:style-name="ce206">
            <text:p>106<text:s/></text:p>
          </table:table-cell>
          <table:table-cell office:value-type="float" office:value="84" table:style-name="ce206">
            <text:p>84<text:s/></text:p>
          </table:table-cell>
          <table:table-cell office:value-type="float" office:value="48" table:style-name="ce206">
            <text:p>48<text:s/></text:p>
          </table:table-cell>
          <table:table-cell office:value-type="float" office:value="79" table:style-name="ce206">
            <text:p>79<text:s/></text:p>
          </table:table-cell>
          <table:table-cell table:number-columns-repeated="16248" table:style-name="ce205"/>
        </table:table-row>
        <table:table-row table:style-name="ro28">
          <table:table-cell table:style-name="ce207"/>
          <table:table-cell table:number-columns-repeated="3" table:style-name="ce208"/>
          <table:table-cell table:style-name="ce209"/>
          <table:table-cell table:number-columns-repeated="3" table:style-name="ce208"/>
          <table:table-cell table:style-name="ce209"/>
          <table:table-cell table:number-columns-repeated="3" table:style-name="ce208"/>
          <table:table-cell table:style-name="ce209"/>
          <table:table-cell table:number-columns-repeated="3" table:style-name="ce208"/>
          <table:table-cell table:style-name="ce209"/>
          <table:table-cell table:number-columns-repeated="3" table:style-name="ce208"/>
          <table:table-cell table:style-name="ce209"/>
          <table:table-cell table:number-columns-repeated="3" table:style-name="ce208"/>
          <table:table-cell table:style-name="ce209"/>
          <table:table-cell table:number-columns-repeated="2" table:style-name="ce183"/>
          <table:table-cell office:value-type="string" table:style-name="ce195">
            <text:p>宜蘭縣</text:p>
          </table:table-cell>
          <table:table-cell office:value-type="string" table:style-name="ce195">
            <text:p>男</text:p>
          </table:table-cell>
          <table:table-cell office:value-type="float" office:value="229656" table:style-name="ce195">
            <text:p>229656<text:s/></text:p>
          </table:table-cell>
          <table:table-cell office:value-type="float" office:value="27254" table:style-name="ce195">
            <text:p>27254<text:s/></text:p>
          </table:table-cell>
          <table:table-cell office:value-type="float" office:value="164016" table:style-name="ce195">
            <text:p>164016<text:s/></text:p>
          </table:table-cell>
          <table:table-cell office:value-type="float" office:value="36625" table:style-name="ce195">
            <text:p>36625<text:s/></text:p>
          </table:table-cell>
          <table:table-cell office:value-type="float" office:value="99180" table:style-name="ce195">
            <text:p>99180<text:s/></text:p>
          </table:table-cell>
          <table:table-cell office:value-type="float" office:value="189128" table:style-name="ce195">
            <text:p>189128<text:s/></text:p>
          </table:table-cell>
          <table:table-cell office:value-type="float" office:value="1373" table:style-name="ce195">
            <text:p>1373<text:s/></text:p>
          </table:table-cell>
          <table:table-cell office:value-type="float" office:value="1546" table:style-name="ce195">
            <text:p>1546<text:s/></text:p>
          </table:table-cell>
          <table:table-cell office:value-type="float" office:value="1575" table:style-name="ce195">
            <text:p>1575<text:s/></text:p>
          </table:table-cell>
          <table:table-cell office:value-type="float" office:value="1753" table:style-name="ce195">
            <text:p>1753<text:s/></text:p>
          </table:table-cell>
          <table:table-cell office:value-type="float" office:value="1880" table:style-name="ce195">
            <text:p>1880<text:s/></text:p>
          </table:table-cell>
          <table:table-cell office:value-type="float" office:value="1930" table:style-name="ce195">
            <text:p>1930<text:s/></text:p>
          </table:table-cell>
          <table:table-cell office:value-type="float" office:value="1924" table:style-name="ce195">
            <text:p>1924<text:s/></text:p>
          </table:table-cell>
          <table:table-cell office:value-type="float" office:value="1844" table:style-name="ce195">
            <text:p>1844<text:s/></text:p>
          </table:table-cell>
          <table:table-cell office:value-type="float" office:value="2142" table:style-name="ce195">
            <text:p>2142<text:s/></text:p>
          </table:table-cell>
          <table:table-cell office:value-type="float" office:value="1968" table:style-name="ce195">
            <text:p>1968<text:s/></text:p>
          </table:table-cell>
          <table:table-cell office:value-type="float" office:value="1690" table:style-name="ce195">
            <text:p>1690<text:s/></text:p>
          </table:table-cell>
          <table:table-cell office:value-type="float" office:value="1811" table:style-name="ce195">
            <text:p>1811<text:s/></text:p>
          </table:table-cell>
          <table:table-cell office:value-type="float" office:value="1952" table:style-name="ce195">
            <text:p>1952<text:s/></text:p>
          </table:table-cell>
          <table:table-cell office:value-type="float" office:value="1909" table:style-name="ce195">
            <text:p>1909<text:s/></text:p>
          </table:table-cell>
          <table:table-cell office:value-type="float" office:value="1957" table:style-name="ce195">
            <text:p>1957<text:s/></text:p>
          </table:table-cell>
          <table:table-cell office:value-type="float" office:value="2079" table:style-name="ce195">
            <text:p>2079<text:s/></text:p>
          </table:table-cell>
          <table:table-cell office:value-type="float" office:value="2154" table:style-name="ce195">
            <text:p>2154<text:s/></text:p>
          </table:table-cell>
          <table:table-cell office:value-type="float" office:value="2308" table:style-name="ce195">
            <text:p>2308<text:s/></text:p>
          </table:table-cell>
          <table:table-cell office:value-type="float" office:value="2487" table:style-name="ce195">
            <text:p>2487<text:s/></text:p>
          </table:table-cell>
          <table:table-cell office:value-type="float" office:value="2485" table:style-name="ce195">
            <text:p>2485<text:s/></text:p>
          </table:table-cell>
          <table:table-cell office:value-type="float" office:value="3022" table:style-name="ce195">
            <text:p>3022<text:s/></text:p>
          </table:table-cell>
          <table:table-cell office:value-type="float" office:value="2990" table:style-name="ce195">
            <text:p>2990<text:s/></text:p>
          </table:table-cell>
          <table:table-cell office:value-type="float" office:value="2814" table:style-name="ce195">
            <text:p>2814<text:s/></text:p>
          </table:table-cell>
          <table:table-cell office:value-type="float" office:value="3398" table:style-name="ce195">
            <text:p>3398<text:s/></text:p>
          </table:table-cell>
          <table:table-cell office:value-type="float" office:value="3499" table:style-name="ce195">
            <text:p>3499<text:s/></text:p>
          </table:table-cell>
          <table:table-cell office:value-type="float" office:value="3583" table:style-name="ce195">
            <text:p>3583<text:s/></text:p>
          </table:table-cell>
          <table:table-cell office:value-type="float" office:value="3441" table:style-name="ce195">
            <text:p>3441<text:s/></text:p>
          </table:table-cell>
          <table:table-cell office:value-type="float" office:value="3432" table:style-name="ce195">
            <text:p>3432<text:s/></text:p>
          </table:table-cell>
          <table:table-cell office:value-type="float" office:value="3439" table:style-name="ce195">
            <text:p>3439<text:s/></text:p>
          </table:table-cell>
          <table:table-cell office:value-type="float" office:value="3361" table:style-name="ce195">
            <text:p>3361<text:s/></text:p>
          </table:table-cell>
          <table:table-cell office:value-type="float" office:value="3470" table:style-name="ce195">
            <text:p>3470<text:s/></text:p>
          </table:table-cell>
          <table:table-cell office:value-type="float" office:value="3248" table:style-name="ce195">
            <text:p>3248<text:s/></text:p>
          </table:table-cell>
          <table:table-cell office:value-type="float" office:value="3286" table:style-name="ce195">
            <text:p>3286<text:s/></text:p>
          </table:table-cell>
          <table:table-cell office:value-type="float" office:value="3074" table:style-name="ce195">
            <text:p>3074<text:s/></text:p>
          </table:table-cell>
          <table:table-cell office:value-type="float" office:value="2793" table:style-name="ce195">
            <text:p>2793<text:s/></text:p>
          </table:table-cell>
          <table:table-cell office:value-type="float" office:value="3041" table:style-name="ce195">
            <text:p>3041<text:s/></text:p>
          </table:table-cell>
          <table:table-cell office:value-type="float" office:value="3171" table:style-name="ce195">
            <text:p>3171<text:s/></text:p>
          </table:table-cell>
          <table:table-cell office:value-type="float" office:value="3312" table:style-name="ce195">
            <text:p>3312<text:s/></text:p>
          </table:table-cell>
          <table:table-cell office:value-type="float" office:value="3462" table:style-name="ce195">
            <text:p>3462<text:s/></text:p>
          </table:table-cell>
          <table:table-cell office:value-type="float" office:value="3488" table:style-name="ce195">
            <text:p>3488<text:s/></text:p>
          </table:table-cell>
          <table:table-cell office:value-type="float" office:value="3582" table:style-name="ce195">
            <text:p>3582<text:s/></text:p>
          </table:table-cell>
          <table:table-cell office:value-type="float" office:value="3516" table:style-name="ce195">
            <text:p>3516<text:s/></text:p>
          </table:table-cell>
          <table:table-cell office:value-type="float" office:value="3433" table:style-name="ce195">
            <text:p>3433<text:s/></text:p>
          </table:table-cell>
          <table:table-cell office:value-type="float" office:value="3402" table:style-name="ce195">
            <text:p>3402<text:s/></text:p>
          </table:table-cell>
          <table:table-cell office:value-type="float" office:value="3620" table:style-name="ce195">
            <text:p>3620<text:s/></text:p>
          </table:table-cell>
          <table:table-cell office:value-type="float" office:value="3169" table:style-name="ce195">
            <text:p>3169<text:s/></text:p>
          </table:table-cell>
          <table:table-cell office:value-type="float" office:value="3321" table:style-name="ce195">
            <text:p>3321<text:s/></text:p>
          </table:table-cell>
          <table:table-cell office:value-type="float" office:value="3218" table:style-name="ce195">
            <text:p>3218<text:s/></text:p>
          </table:table-cell>
          <table:table-cell office:value-type="float" office:value="3316" table:style-name="ce195">
            <text:p>3316<text:s/></text:p>
          </table:table-cell>
          <table:table-cell office:value-type="float" office:value="3279" table:style-name="ce195">
            <text:p>3279<text:s/></text:p>
          </table:table-cell>
          <table:table-cell office:value-type="float" office:value="3609" table:style-name="ce195">
            <text:p>3609<text:s/></text:p>
          </table:table-cell>
          <table:table-cell office:value-type="float" office:value="3725" table:style-name="ce195">
            <text:p>3725<text:s/></text:p>
          </table:table-cell>
          <table:table-cell office:value-type="float" office:value="3660" table:style-name="ce195">
            <text:p>3660<text:s/></text:p>
          </table:table-cell>
          <table:table-cell office:value-type="float" office:value="3663" table:style-name="ce195">
            <text:p>3663<text:s/></text:p>
          </table:table-cell>
          <table:table-cell office:value-type="float" office:value="3655" table:style-name="ce195">
            <text:p>3655<text:s/></text:p>
          </table:table-cell>
          <table:table-cell office:value-type="float" office:value="3467" table:style-name="ce195">
            <text:p>3467<text:s/></text:p>
          </table:table-cell>
          <table:table-cell office:value-type="float" office:value="3880" table:style-name="ce195">
            <text:p>3880<text:s/></text:p>
          </table:table-cell>
          <table:table-cell office:value-type="float" office:value="3713" table:style-name="ce195">
            <text:p>3713<text:s/></text:p>
          </table:table-cell>
          <table:table-cell office:value-type="float" office:value="3731" table:style-name="ce195">
            <text:p>3731<text:s/></text:p>
          </table:table-cell>
          <table:table-cell office:value-type="float" office:value="3651" table:style-name="ce195">
            <text:p>3651<text:s/></text:p>
          </table:table-cell>
          <table:table-cell office:value-type="float" office:value="3484" table:style-name="ce195">
            <text:p>3484<text:s/></text:p>
          </table:table-cell>
          <table:table-cell office:value-type="float" office:value="3516" table:style-name="ce195">
            <text:p>3516<text:s/></text:p>
          </table:table-cell>
          <table:table-cell office:value-type="float" office:value="3371" table:style-name="ce195">
            <text:p>3371<text:s/></text:p>
          </table:table-cell>
          <table:table-cell office:value-type="float" office:value="3017" table:style-name="ce195">
            <text:p>3017<text:s/></text:p>
          </table:table-cell>
          <table:table-cell office:value-type="float" office:value="3181" table:style-name="ce195">
            <text:p>3181<text:s/></text:p>
          </table:table-cell>
          <table:table-cell office:value-type="float" office:value="3014" table:style-name="ce195">
            <text:p>3014<text:s/></text:p>
          </table:table-cell>
          <table:table-cell office:value-type="float" office:value="2897" table:style-name="ce195">
            <text:p>2897<text:s/></text:p>
          </table:table-cell>
          <table:table-cell office:value-type="float" office:value="2575" table:style-name="ce195">
            <text:p>2575<text:s/></text:p>
          </table:table-cell>
          <table:table-cell office:value-type="float" office:value="2433" table:style-name="ce195">
            <text:p>2433<text:s/></text:p>
          </table:table-cell>
          <table:table-cell office:value-type="float" office:value="2496" table:style-name="ce195">
            <text:p>2496<text:s/></text:p>
          </table:table-cell>
          <table:table-cell office:value-type="float" office:value="2138" table:style-name="ce195">
            <text:p>2138<text:s/></text:p>
          </table:table-cell>
          <table:table-cell office:value-type="float" office:value="1796" table:style-name="ce195">
            <text:p>1796<text:s/></text:p>
          </table:table-cell>
          <table:table-cell office:value-type="float" office:value="1776" table:style-name="ce195">
            <text:p>1776<text:s/></text:p>
          </table:table-cell>
          <table:table-cell office:value-type="float" office:value="1373" table:style-name="ce195">
            <text:p>1373<text:s/></text:p>
          </table:table-cell>
          <table:table-cell office:value-type="float" office:value="1302" table:style-name="ce195">
            <text:p>1302<text:s/></text:p>
          </table:table-cell>
          <table:table-cell office:value-type="float" office:value="947" table:style-name="ce195">
            <text:p>947<text:s/></text:p>
          </table:table-cell>
          <table:table-cell office:value-type="float" office:value="1201" table:style-name="ce195">
            <text:p>1201<text:s/></text:p>
          </table:table-cell>
          <table:table-cell office:value-type="float" office:value="1315" table:style-name="ce195">
            <text:p>1315<text:s/></text:p>
          </table:table-cell>
          <table:table-cell office:value-type="float" office:value="1250" table:style-name="ce195">
            <text:p>1250<text:s/></text:p>
          </table:table-cell>
          <table:table-cell office:value-type="float" office:value="1155" table:style-name="ce195">
            <text:p>1155<text:s/></text:p>
          </table:table-cell>
          <table:table-cell office:value-type="float" office:value="1236" table:style-name="ce195">
            <text:p>1236<text:s/></text:p>
          </table:table-cell>
          <table:table-cell office:value-type="float" office:value="1170" table:style-name="ce195">
            <text:p>1170<text:s/></text:p>
          </table:table-cell>
          <table:table-cell office:value-type="float" office:value="1004" table:style-name="ce195">
            <text:p>1004<text:s/></text:p>
          </table:table-cell>
          <table:table-cell office:value-type="float" office:value="894" table:style-name="ce195">
            <text:p>894<text:s/></text:p>
          </table:table-cell>
          <table:table-cell office:value-type="float" office:value="746" table:style-name="ce195">
            <text:p>746<text:s/></text:p>
          </table:table-cell>
          <table:table-cell office:value-type="float" office:value="681" table:style-name="ce195">
            <text:p>681<text:s/></text:p>
          </table:table-cell>
          <table:table-cell office:value-type="float" office:value="596" table:style-name="ce195">
            <text:p>596<text:s/></text:p>
          </table:table-cell>
          <table:table-cell office:value-type="float" office:value="540" table:style-name="ce195">
            <text:p>540<text:s/></text:p>
          </table:table-cell>
          <table:table-cell office:value-type="float" office:value="422" table:style-name="ce195">
            <text:p>422<text:s/></text:p>
          </table:table-cell>
          <table:table-cell office:value-type="float" office:value="365" table:style-name="ce195">
            <text:p>365<text:s/></text:p>
          </table:table-cell>
          <table:table-cell office:value-type="float" office:value="334" table:style-name="ce195">
            <text:p>334<text:s/></text:p>
          </table:table-cell>
          <table:table-cell office:value-type="float" office:value="237" table:style-name="ce195">
            <text:p>237<text:s/></text:p>
          </table:table-cell>
          <table:table-cell office:value-type="float" office:value="205" table:style-name="ce195">
            <text:p>205<text:s/></text:p>
          </table:table-cell>
          <table:table-cell office:value-type="float" office:value="177" table:style-name="ce195">
            <text:p>177<text:s/></text:p>
          </table:table-cell>
          <table:table-cell office:value-type="float" office:value="107" table:style-name="ce195">
            <text:p>107<text:s/></text:p>
          </table:table-cell>
          <table:table-cell office:value-type="float" office:value="87" table:style-name="ce195">
            <text:p>87<text:s/></text:p>
          </table:table-cell>
          <table:table-cell office:value-type="float" office:value="61" table:style-name="ce195">
            <text:p>61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2" table:style-name="ce195">
            <text:p>22<text:s/></text:p>
          </table:table-cell>
          <table:table-cell office:value-type="float" office:value="19" table:style-name="ce195">
            <text:p>19<text:s/></text:p>
          </table:table-cell>
          <table:table-cell office:value-type="float" office:value="24" table:style-name="ce195">
            <text:p>24<text:s/></text:p>
          </table:table-cell>
          <table:table-cell table:number-columns-repeated="16248" table:style-name="ce183"/>
        </table:table-row>
        <table:table-row table:style-name="ro20">
          <table:table-cell table:style-name="ce210"/>
          <table:table-cell table:number-columns-repeated="23" table:style-name="ce211"/>
          <table:table-cell office:value-type="string" table:style-name="ce212">
            <text:p><text:s text:c="16"/>內政部戶政司 110年5月10日編製</text:p>
          </table:table-cell>
          <table:table-cell table:number-columns-repeated="2" table:style-name="ce205"/>
          <table:table-cell office:value-type="string" table:style-name="ce195">
            <text:p>宜蘭縣</text:p>
          </table:table-cell>
          <table:table-cell office:value-type="string" table:style-name="ce195">
            <text:p>女</text:p>
          </table:table-cell>
          <table:table-cell office:value-type="float" office:value="225069" table:style-name="ce195">
            <text:p>225069<text:s/></text:p>
          </table:table-cell>
          <table:table-cell office:value-type="float" office:value="25357" table:style-name="ce195">
            <text:p>25357<text:s/></text:p>
          </table:table-cell>
          <table:table-cell office:value-type="float" office:value="156544" table:style-name="ce195">
            <text:p>156544<text:s/></text:p>
          </table:table-cell>
          <table:table-cell office:value-type="float" office:value="42559" table:style-name="ce195">
            <text:p>42559<text:s/></text:p>
          </table:table-cell>
          <table:table-cell office:value-type="float" office:value="93701" table:style-name="ce195">
            <text:p>93701<text:s/></text:p>
          </table:table-cell>
          <table:table-cell office:value-type="float" office:value="188431" table:style-name="ce195">
            <text:p>188431<text:s/></text:p>
          </table:table-cell>
          <table:table-cell office:value-type="float" office:value="1295" table:style-name="ce195">
            <text:p>1295<text:s/></text:p>
          </table:table-cell>
          <table:table-cell office:value-type="float" office:value="1442" table:style-name="ce195">
            <text:p>1442<text:s/></text:p>
          </table:table-cell>
          <table:table-cell office:value-type="float" office:value="1534" table:style-name="ce195">
            <text:p>1534<text:s/></text:p>
          </table:table-cell>
          <table:table-cell office:value-type="float" office:value="1651" table:style-name="ce195">
            <text:p>1651<text:s/></text:p>
          </table:table-cell>
          <table:table-cell office:value-type="float" office:value="1776" table:style-name="ce195">
            <text:p>1776<text:s/></text:p>
          </table:table-cell>
          <table:table-cell office:value-type="float" office:value="1799" table:style-name="ce195">
            <text:p>1799<text:s/></text:p>
          </table:table-cell>
          <table:table-cell office:value-type="float" office:value="1795" table:style-name="ce195">
            <text:p>1795<text:s/></text:p>
          </table:table-cell>
          <table:table-cell office:value-type="float" office:value="1670" table:style-name="ce195">
            <text:p>1670<text:s/></text:p>
          </table:table-cell>
          <table:table-cell office:value-type="float" office:value="1909" table:style-name="ce195">
            <text:p>1909<text:s/></text:p>
          </table:table-cell>
          <table:table-cell office:value-type="float" office:value="1797" table:style-name="ce195">
            <text:p>1797<text:s/></text:p>
          </table:table-cell>
          <table:table-cell office:value-type="float" office:value="1595" table:style-name="ce195">
            <text:p>1595<text:s/></text:p>
          </table:table-cell>
          <table:table-cell office:value-type="float" office:value="1700" table:style-name="ce195">
            <text:p>1700<text:s/></text:p>
          </table:table-cell>
          <table:table-cell office:value-type="float" office:value="1757" table:style-name="ce195">
            <text:p>1757<text:s/></text:p>
          </table:table-cell>
          <table:table-cell office:value-type="float" office:value="1800" table:style-name="ce195">
            <text:p>1800<text:s/></text:p>
          </table:table-cell>
          <table:table-cell office:value-type="float" office:value="1837" table:style-name="ce195">
            <text:p>1837<text:s/></text:p>
          </table:table-cell>
          <table:table-cell office:value-type="float" office:value="1933" table:style-name="ce195">
            <text:p>1933<text:s/></text:p>
          </table:table-cell>
          <table:table-cell office:value-type="float" office:value="2039" table:style-name="ce195">
            <text:p>2039<text:s/></text:p>
          </table:table-cell>
          <table:table-cell office:value-type="float" office:value="2079" table:style-name="ce195">
            <text:p>2079<text:s/></text:p>
          </table:table-cell>
          <table:table-cell office:value-type="float" office:value="2194" table:style-name="ce195">
            <text:p>2194<text:s/></text:p>
          </table:table-cell>
          <table:table-cell office:value-type="float" office:value="2427" table:style-name="ce195">
            <text:p>2427<text:s/></text:p>
          </table:table-cell>
          <table:table-cell office:value-type="float" office:value="2717" table:style-name="ce195">
            <text:p>2717<text:s/></text:p>
          </table:table-cell>
          <table:table-cell office:value-type="float" office:value="2738" table:style-name="ce195">
            <text:p>2738<text:s/></text:p>
          </table:table-cell>
          <table:table-cell office:value-type="float" office:value="2632" table:style-name="ce195">
            <text:p>2632<text:s/></text:p>
          </table:table-cell>
          <table:table-cell office:value-type="float" office:value="3096" table:style-name="ce195">
            <text:p>3096<text:s/></text:p>
          </table:table-cell>
          <table:table-cell office:value-type="float" office:value="3123" table:style-name="ce195">
            <text:p>3123<text:s/></text:p>
          </table:table-cell>
          <table:table-cell office:value-type="float" office:value="3208" table:style-name="ce195">
            <text:p>3208<text:s/></text:p>
          </table:table-cell>
          <table:table-cell office:value-type="float" office:value="3175" table:style-name="ce195">
            <text:p>3175<text:s/></text:p>
          </table:table-cell>
          <table:table-cell office:value-type="float" office:value="3244" table:style-name="ce195">
            <text:p>3244<text:s/></text:p>
          </table:table-cell>
          <table:table-cell office:value-type="float" office:value="3176" table:style-name="ce195">
            <text:p>3176<text:s/></text:p>
          </table:table-cell>
          <table:table-cell office:value-type="float" office:value="3020" table:style-name="ce195">
            <text:p>3020<text:s/></text:p>
          </table:table-cell>
          <table:table-cell office:value-type="float" office:value="2935" table:style-name="ce195">
            <text:p>2935<text:s/></text:p>
          </table:table-cell>
          <table:table-cell office:value-type="float" office:value="2913" table:style-name="ce195">
            <text:p>2913<text:s/></text:p>
          </table:table-cell>
          <table:table-cell office:value-type="float" office:value="2956" table:style-name="ce195">
            <text:p>2956<text:s/></text:p>
          </table:table-cell>
          <table:table-cell office:value-type="float" office:value="2639" table:style-name="ce195">
            <text:p>2639<text:s/></text:p>
          </table:table-cell>
          <table:table-cell office:value-type="float" office:value="2560" table:style-name="ce195">
            <text:p>2560<text:s/></text:p>
          </table:table-cell>
          <table:table-cell office:value-type="float" office:value="2779" table:style-name="ce195">
            <text:p>2779<text:s/></text:p>
          </table:table-cell>
          <table:table-cell office:value-type="float" office:value="3079" table:style-name="ce195">
            <text:p>3079<text:s/></text:p>
          </table:table-cell>
          <table:table-cell office:value-type="float" office:value="3212" table:style-name="ce195">
            <text:p>3212<text:s/></text:p>
          </table:table-cell>
          <table:table-cell office:value-type="float" office:value="3268" table:style-name="ce195">
            <text:p>3268<text:s/></text:p>
          </table:table-cell>
          <table:table-cell office:value-type="float" office:value="3532" table:style-name="ce195">
            <text:p>3532<text:s/></text:p>
          </table:table-cell>
          <table:table-cell office:value-type="float" office:value="3485" table:style-name="ce195">
            <text:p>3485<text:s/></text:p>
          </table:table-cell>
          <table:table-cell office:value-type="float" office:value="3460" table:style-name="ce195">
            <text:p>3460<text:s/></text:p>
          </table:table-cell>
          <table:table-cell office:value-type="float" office:value="3472" table:style-name="ce195">
            <text:p>3472<text:s/></text:p>
          </table:table-cell>
          <table:table-cell office:value-type="float" office:value="3275" table:style-name="ce195">
            <text:p>3275<text:s/></text:p>
          </table:table-cell>
          <table:table-cell office:value-type="float" office:value="3574" table:style-name="ce195">
            <text:p>3574<text:s/></text:p>
          </table:table-cell>
          <table:table-cell office:value-type="float" office:value="3306" table:style-name="ce195">
            <text:p>3306<text:s/></text:p>
          </table:table-cell>
          <table:table-cell office:value-type="float" office:value="3321" table:style-name="ce195">
            <text:p>3321<text:s/></text:p>
          </table:table-cell>
          <table:table-cell office:value-type="float" office:value="3270" table:style-name="ce195">
            <text:p>3270<text:s/></text:p>
          </table:table-cell>
          <table:table-cell office:value-type="float" office:value="3281" table:style-name="ce195">
            <text:p>3281<text:s/></text:p>
          </table:table-cell>
          <table:table-cell office:value-type="float" office:value="3255" table:style-name="ce195">
            <text:p>3255<text:s/></text:p>
          </table:table-cell>
          <table:table-cell office:value-type="float" office:value="3540" table:style-name="ce195">
            <text:p>3540<text:s/></text:p>
          </table:table-cell>
          <table:table-cell office:value-type="float" office:value="3502" table:style-name="ce195">
            <text:p>3502<text:s/></text:p>
          </table:table-cell>
          <table:table-cell office:value-type="float" office:value="3503" table:style-name="ce195">
            <text:p>3503<text:s/></text:p>
          </table:table-cell>
          <table:table-cell office:value-type="float" office:value="3506" table:style-name="ce195">
            <text:p>3506<text:s/></text:p>
          </table:table-cell>
          <table:table-cell office:value-type="float" office:value="3435" table:style-name="ce195">
            <text:p>3435<text:s/></text:p>
          </table:table-cell>
          <table:table-cell office:value-type="float" office:value="3470" table:style-name="ce195">
            <text:p>3470<text:s/></text:p>
          </table:table-cell>
          <table:table-cell office:value-type="float" office:value="3606" table:style-name="ce195">
            <text:p>3606<text:s/></text:p>
          </table:table-cell>
          <table:table-cell office:value-type="float" office:value="3671" table:style-name="ce195">
            <text:p>3671<text:s/></text:p>
          </table:table-cell>
          <table:table-cell office:value-type="float" office:value="3640" table:style-name="ce195">
            <text:p>3640<text:s/></text:p>
          </table:table-cell>
          <table:table-cell office:value-type="float" office:value="3607" table:style-name="ce195">
            <text:p>3607<text:s/></text:p>
          </table:table-cell>
          <table:table-cell office:value-type="float" office:value="3471" table:style-name="ce195">
            <text:p>3471<text:s/></text:p>
          </table:table-cell>
          <table:table-cell office:value-type="float" office:value="3497" table:style-name="ce195">
            <text:p>3497<text:s/></text:p>
          </table:table-cell>
          <table:table-cell office:value-type="float" office:value="3485" table:style-name="ce195">
            <text:p>3485<text:s/></text:p>
          </table:table-cell>
          <table:table-cell office:value-type="float" office:value="3149" table:style-name="ce195">
            <text:p>3149<text:s/></text:p>
          </table:table-cell>
          <table:table-cell office:value-type="float" office:value="3089" table:style-name="ce195">
            <text:p>3089<text:s/></text:p>
          </table:table-cell>
          <table:table-cell office:value-type="float" office:value="3017" table:style-name="ce195">
            <text:p>3017<text:s/></text:p>
          </table:table-cell>
          <table:table-cell office:value-type="float" office:value="2914" table:style-name="ce195">
            <text:p>2914<text:s/></text:p>
          </table:table-cell>
          <table:table-cell office:value-type="float" office:value="2754" table:style-name="ce195">
            <text:p>2754<text:s/></text:p>
          </table:table-cell>
          <table:table-cell office:value-type="float" office:value="2517" table:style-name="ce195">
            <text:p>2517<text:s/></text:p>
          </table:table-cell>
          <table:table-cell office:value-type="float" office:value="2702" table:style-name="ce195">
            <text:p>2702<text:s/></text:p>
          </table:table-cell>
          <table:table-cell office:value-type="float" office:value="2209" table:style-name="ce195">
            <text:p>2209<text:s/></text:p>
          </table:table-cell>
          <table:table-cell office:value-type="float" office:value="1932" table:style-name="ce195">
            <text:p>1932<text:s/></text:p>
          </table:table-cell>
          <table:table-cell office:value-type="float" office:value="2044" table:style-name="ce195">
            <text:p>2044<text:s/></text:p>
          </table:table-cell>
          <table:table-cell office:value-type="float" office:value="1534" table:style-name="ce195">
            <text:p>1534<text:s/></text:p>
          </table:table-cell>
          <table:table-cell office:value-type="float" office:value="1411" table:style-name="ce195">
            <text:p>1411<text:s/></text:p>
          </table:table-cell>
          <table:table-cell office:value-type="float" office:value="1041" table:style-name="ce195">
            <text:p>1041<text:s/></text:p>
          </table:table-cell>
          <table:table-cell office:value-type="float" office:value="1476" table:style-name="ce195">
            <text:p>1476<text:s/></text:p>
          </table:table-cell>
          <table:table-cell office:value-type="float" office:value="1421" table:style-name="ce195">
            <text:p>1421<text:s/></text:p>
          </table:table-cell>
          <table:table-cell office:value-type="float" office:value="1547" table:style-name="ce195">
            <text:p>1547<text:s/></text:p>
          </table:table-cell>
          <table:table-cell office:value-type="float" office:value="1535" table:style-name="ce195">
            <text:p>1535<text:s/></text:p>
          </table:table-cell>
          <table:table-cell office:value-type="float" office:value="1543" table:style-name="ce195">
            <text:p>1543<text:s/></text:p>
          </table:table-cell>
          <table:table-cell office:value-type="float" office:value="1429" table:style-name="ce195">
            <text:p>1429<text:s/></text:p>
          </table:table-cell>
          <table:table-cell office:value-type="float" office:value="1296" table:style-name="ce195">
            <text:p>1296<text:s/></text:p>
          </table:table-cell>
          <table:table-cell office:value-type="float" office:value="1239" table:style-name="ce195">
            <text:p>1239<text:s/></text:p>
          </table:table-cell>
          <table:table-cell office:value-type="float" office:value="1110" table:style-name="ce195">
            <text:p>1110<text:s/></text:p>
          </table:table-cell>
          <table:table-cell office:value-type="float" office:value="960" table:style-name="ce195">
            <text:p>960<text:s/></text:p>
          </table:table-cell>
          <table:table-cell office:value-type="float" office:value="881" table:style-name="ce195">
            <text:p>881<text:s/></text:p>
          </table:table-cell>
          <table:table-cell office:value-type="float" office:value="737" table:style-name="ce195">
            <text:p>737<text:s/></text:p>
          </table:table-cell>
          <table:table-cell office:value-type="float" office:value="649" table:style-name="ce195">
            <text:p>649<text:s/></text:p>
          </table:table-cell>
          <table:table-cell office:value-type="float" office:value="604" table:style-name="ce195">
            <text:p>604<text:s/></text:p>
          </table:table-cell>
          <table:table-cell office:value-type="float" office:value="520" table:style-name="ce195">
            <text:p>520<text:s/></text:p>
          </table:table-cell>
          <table:table-cell office:value-type="float" office:value="380" table:style-name="ce195">
            <text:p>380<text:s/></text:p>
          </table:table-cell>
          <table:table-cell office:value-type="float" office:value="305" table:style-name="ce195">
            <text:p>305<text:s/></text:p>
          </table:table-cell>
          <table:table-cell office:value-type="float" office:value="209" table:style-name="ce195">
            <text:p>209<text:s/></text:p>
          </table:table-cell>
          <table:table-cell office:value-type="float" office:value="214" table:style-name="ce195">
            <text:p>214<text:s/></text:p>
          </table:table-cell>
          <table:table-cell office:value-type="float" office:value="134" table:style-name="ce195">
            <text:p>134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76" table:style-name="ce195">
            <text:p>76<text:s/></text:p>
          </table:table-cell>
          <table:table-cell office:value-type="float" office:value="62" table:style-name="ce195">
            <text:p>62<text:s/></text:p>
          </table:table-cell>
          <table:table-cell office:value-type="float" office:value="29" table:style-name="ce195">
            <text:p>29<text:s/></text:p>
          </table:table-cell>
          <table:table-cell office:value-type="float" office:value="55" table:style-name="ce195">
            <text:p>55<text:s/></text:p>
          </table:table-cell>
          <table:table-cell table:number-columns-repeated="16248" table:style-name="ce205"/>
        </table:table-row>
        <table:table-row table:style-name="ro11">
          <table:table-cell table:number-columns-repeated="25" table:style-name="ce170"/>
          <table:table-cell table:number-columns-repeated="2" table:style-name="ce211"/>
          <table:table-cell office:value-type="string" table:style-name="ce195">
            <text:p>新竹縣</text:p>
          </table:table-cell>
          <table:table-cell office:value-type="string" table:style-name="ce195">
            <text:p>計</text:p>
          </table:table-cell>
          <table:table-cell office:value-type="float" office:value="559317" table:style-name="ce195">
            <text:p>559317<text:s/></text:p>
          </table:table-cell>
          <table:table-cell office:value-type="float" office:value="91927" table:style-name="ce195">
            <text:p>91927<text:s/></text:p>
          </table:table-cell>
          <table:table-cell office:value-type="float" office:value="405479" table:style-name="ce195">
            <text:p>405479<text:s/></text:p>
          </table:table-cell>
          <table:table-cell office:value-type="float" office:value="75016" table:style-name="ce195">
            <text:p>75016<text:s/></text:p>
          </table:table-cell>
          <table:table-cell office:value-type="float" office:value="259810" table:style-name="ce195">
            <text:p>259810<text:s/></text:p>
          </table:table-cell>
          <table:table-cell office:value-type="float" office:value="448799" table:style-name="ce195">
            <text:p>448799<text:s/></text:p>
          </table:table-cell>
          <table:table-cell office:value-type="float" office:value="4441" table:style-name="ce195">
            <text:p>4441<text:s/></text:p>
          </table:table-cell>
          <table:table-cell office:value-type="float" office:value="5093" table:style-name="ce195">
            <text:p>5093<text:s/></text:p>
          </table:table-cell>
          <table:table-cell office:value-type="float" office:value="5527" table:style-name="ce195">
            <text:p>5527<text:s/></text:p>
          </table:table-cell>
          <table:table-cell office:value-type="float" office:value="5902" table:style-name="ce195">
            <text:p>5902<text:s/></text:p>
          </table:table-cell>
          <table:table-cell office:value-type="float" office:value="6613" table:style-name="ce195">
            <text:p>6613<text:s/></text:p>
          </table:table-cell>
          <table:table-cell office:value-type="float" office:value="6864" table:style-name="ce195">
            <text:p>6864<text:s/></text:p>
          </table:table-cell>
          <table:table-cell office:value-type="float" office:value="6977" table:style-name="ce195">
            <text:p>6977<text:s/></text:p>
          </table:table-cell>
          <table:table-cell office:value-type="float" office:value="6494" table:style-name="ce195">
            <text:p>6494<text:s/></text:p>
          </table:table-cell>
          <table:table-cell office:value-type="float" office:value="7351" table:style-name="ce195">
            <text:p>7351<text:s/></text:p>
          </table:table-cell>
          <table:table-cell office:value-type="float" office:value="6919" table:style-name="ce195">
            <text:p>6919<text:s/></text:p>
          </table:table-cell>
          <table:table-cell office:value-type="float" office:value="5476" table:style-name="ce195">
            <text:p>5476<text:s/></text:p>
          </table:table-cell>
          <table:table-cell office:value-type="float" office:value="5891" table:style-name="ce195">
            <text:p>5891<text:s/></text:p>
          </table:table-cell>
          <table:table-cell office:value-type="float" office:value="6035" table:style-name="ce195">
            <text:p>6035<text:s/></text:p>
          </table:table-cell>
          <table:table-cell office:value-type="float" office:value="6298" table:style-name="ce195">
            <text:p>6298<text:s/></text:p>
          </table:table-cell>
          <table:table-cell office:value-type="float" office:value="6046" table:style-name="ce195">
            <text:p>6046<text:s/></text:p>
          </table:table-cell>
          <table:table-cell office:value-type="float" office:value="6021" table:style-name="ce195">
            <text:p>6021<text:s/></text:p>
          </table:table-cell>
          <table:table-cell office:value-type="float" office:value="6059" table:style-name="ce195">
            <text:p>6059<text:s/></text:p>
          </table:table-cell>
          <table:table-cell office:value-type="float" office:value="6299" table:style-name="ce195">
            <text:p>6299<text:s/></text:p>
          </table:table-cell>
          <table:table-cell office:value-type="float" office:value="6582" table:style-name="ce195">
            <text:p>6582<text:s/></text:p>
          </table:table-cell>
          <table:table-cell office:value-type="float" office:value="6735" table:style-name="ce195">
            <text:p>6735<text:s/></text:p>
          </table:table-cell>
          <table:table-cell office:value-type="float" office:value="7657" table:style-name="ce195">
            <text:p>7657<text:s/></text:p>
          </table:table-cell>
          <table:table-cell office:value-type="float" office:value="7101" table:style-name="ce195">
            <text:p>7101<text:s/></text:p>
          </table:table-cell>
          <table:table-cell office:value-type="float" office:value="6708" table:style-name="ce195">
            <text:p>6708<text:s/></text:p>
          </table:table-cell>
          <table:table-cell office:value-type="float" office:value="7613" table:style-name="ce195">
            <text:p>7613<text:s/></text:p>
          </table:table-cell>
          <table:table-cell office:value-type="float" office:value="7902" table:style-name="ce195">
            <text:p>7902<text:s/></text:p>
          </table:table-cell>
          <table:table-cell office:value-type="float" office:value="7670" table:style-name="ce195">
            <text:p>7670<text:s/></text:p>
          </table:table-cell>
          <table:table-cell office:value-type="float" office:value="7790" table:style-name="ce195">
            <text:p>7790<text:s/></text:p>
          </table:table-cell>
          <table:table-cell office:value-type="float" office:value="7650" table:style-name="ce195">
            <text:p>7650<text:s/></text:p>
          </table:table-cell>
          <table:table-cell office:value-type="float" office:value="7497" table:style-name="ce195">
            <text:p>7497<text:s/></text:p>
          </table:table-cell>
          <table:table-cell office:value-type="float" office:value="7501" table:style-name="ce195">
            <text:p>7501<text:s/></text:p>
          </table:table-cell>
          <table:table-cell office:value-type="float" office:value="7846" table:style-name="ce195">
            <text:p>7846<text:s/></text:p>
          </table:table-cell>
          <table:table-cell office:value-type="float" office:value="7521" table:style-name="ce195">
            <text:p>7521<text:s/></text:p>
          </table:table-cell>
          <table:table-cell office:value-type="float" office:value="7824" table:style-name="ce195">
            <text:p>7824<text:s/></text:p>
          </table:table-cell>
          <table:table-cell office:value-type="float" office:value="7394" table:style-name="ce195">
            <text:p>7394<text:s/></text:p>
          </table:table-cell>
          <table:table-cell office:value-type="float" office:value="7391" table:style-name="ce195">
            <text:p>7391<text:s/></text:p>
          </table:table-cell>
          <table:table-cell office:value-type="float" office:value="8124" table:style-name="ce195">
            <text:p>8124<text:s/></text:p>
          </table:table-cell>
          <table:table-cell office:value-type="float" office:value="9005" table:style-name="ce195">
            <text:p>9005<text:s/></text:p>
          </table:table-cell>
          <table:table-cell office:value-type="float" office:value="9491" table:style-name="ce195">
            <text:p>9491<text:s/></text:p>
          </table:table-cell>
          <table:table-cell office:value-type="float" office:value="10290" table:style-name="ce195">
            <text:p>10290<text:s/></text:p>
          </table:table-cell>
          <table:table-cell office:value-type="float" office:value="10810" table:style-name="ce195">
            <text:p>10810<text:s/></text:p>
          </table:table-cell>
          <table:table-cell office:value-type="float" office:value="10829" table:style-name="ce195">
            <text:p>10829<text:s/></text:p>
          </table:table-cell>
          <table:table-cell office:value-type="float" office:value="10818" table:style-name="ce195">
            <text:p>10818<text:s/></text:p>
          </table:table-cell>
          <table:table-cell office:value-type="float" office:value="10616" table:style-name="ce195">
            <text:p>10616<text:s/></text:p>
          </table:table-cell>
          <table:table-cell office:value-type="float" office:value="10227" table:style-name="ce195">
            <text:p>10227<text:s/></text:p>
          </table:table-cell>
          <table:table-cell office:value-type="float" office:value="10892" table:style-name="ce195">
            <text:p>10892<text:s/></text:p>
          </table:table-cell>
          <table:table-cell office:value-type="float" office:value="9524" table:style-name="ce195">
            <text:p>9524<text:s/></text:p>
          </table:table-cell>
          <table:table-cell office:value-type="float" office:value="9152" table:style-name="ce195">
            <text:p>9152<text:s/></text:p>
          </table:table-cell>
          <table:table-cell office:value-type="float" office:value="9246" table:style-name="ce195">
            <text:p>9246<text:s/></text:p>
          </table:table-cell>
          <table:table-cell office:value-type="float" office:value="8932" table:style-name="ce195">
            <text:p>8932<text:s/></text:p>
          </table:table-cell>
          <table:table-cell office:value-type="float" office:value="8789" table:style-name="ce195">
            <text:p>8789<text:s/></text:p>
          </table:table-cell>
          <table:table-cell office:value-type="float" office:value="8866" table:style-name="ce195">
            <text:p>8866<text:s/></text:p>
          </table:table-cell>
          <table:table-cell office:value-type="float" office:value="8772" table:style-name="ce195">
            <text:p>8772<text:s/></text:p>
          </table:table-cell>
          <table:table-cell office:value-type="float" office:value="8424" table:style-name="ce195">
            <text:p>8424<text:s/></text:p>
          </table:table-cell>
          <table:table-cell office:value-type="float" office:value="7956" table:style-name="ce195">
            <text:p>7956<text:s/></text:p>
          </table:table-cell>
          <table:table-cell office:value-type="float" office:value="7861" table:style-name="ce195">
            <text:p>7861<text:s/></text:p>
          </table:table-cell>
          <table:table-cell office:value-type="float" office:value="8108" table:style-name="ce195">
            <text:p>8108<text:s/></text:p>
          </table:table-cell>
          <table:table-cell office:value-type="float" office:value="7831" table:style-name="ce195">
            <text:p>7831<text:s/></text:p>
          </table:table-cell>
          <table:table-cell office:value-type="float" office:value="7951" table:style-name="ce195">
            <text:p>7951<text:s/></text:p>
          </table:table-cell>
          <table:table-cell office:value-type="float" office:value="7802" table:style-name="ce195">
            <text:p>7802<text:s/></text:p>
          </table:table-cell>
          <table:table-cell office:value-type="float" office:value="7559" table:style-name="ce195">
            <text:p>7559<text:s/></text:p>
          </table:table-cell>
          <table:table-cell office:value-type="float" office:value="7233" table:style-name="ce195">
            <text:p>7233<text:s/></text:p>
          </table:table-cell>
          <table:table-cell office:value-type="float" office:value="6786" table:style-name="ce195">
            <text:p>6786<text:s/></text:p>
          </table:table-cell>
          <table:table-cell office:value-type="float" office:value="6884" table:style-name="ce195">
            <text:p>6884<text:s/></text:p>
          </table:table-cell>
          <table:table-cell office:value-type="float" office:value="5892" table:style-name="ce195">
            <text:p>5892<text:s/></text:p>
          </table:table-cell>
          <table:table-cell office:value-type="float" office:value="6048" table:style-name="ce195">
            <text:p>6048<text:s/></text:p>
          </table:table-cell>
          <table:table-cell office:value-type="float" office:value="5702" table:style-name="ce195">
            <text:p>5702<text:s/></text:p>
          </table:table-cell>
          <table:table-cell office:value-type="float" office:value="5495" table:style-name="ce195">
            <text:p>5495<text:s/></text:p>
          </table:table-cell>
          <table:table-cell office:value-type="float" office:value="5057" table:style-name="ce195">
            <text:p>5057<text:s/></text:p>
          </table:table-cell>
          <table:table-cell office:value-type="float" office:value="4622" table:style-name="ce195">
            <text:p>4622<text:s/></text:p>
          </table:table-cell>
          <table:table-cell office:value-type="float" office:value="4885" table:style-name="ce195">
            <text:p>4885<text:s/></text:p>
          </table:table-cell>
          <table:table-cell office:value-type="float" office:value="4159" table:style-name="ce195">
            <text:p>4159<text:s/></text:p>
          </table:table-cell>
          <table:table-cell office:value-type="float" office:value="3675" table:style-name="ce195">
            <text:p>3675<text:s/></text:p>
          </table:table-cell>
          <table:table-cell office:value-type="float" office:value="3611" table:style-name="ce195">
            <text:p>3611<text:s/></text:p>
          </table:table-cell>
          <table:table-cell office:value-type="float" office:value="2683" table:style-name="ce195">
            <text:p>2683<text:s/></text:p>
          </table:table-cell>
          <table:table-cell office:value-type="float" office:value="2755" table:style-name="ce195">
            <text:p>2755<text:s/></text:p>
          </table:table-cell>
          <table:table-cell office:value-type="float" office:value="2003" table:style-name="ce195">
            <text:p>2003<text:s/></text:p>
          </table:table-cell>
          <table:table-cell office:value-type="float" office:value="2443" table:style-name="ce195">
            <text:p>2443<text:s/></text:p>
          </table:table-cell>
          <table:table-cell office:value-type="float" office:value="2559" table:style-name="ce195">
            <text:p>2559<text:s/></text:p>
          </table:table-cell>
          <table:table-cell office:value-type="float" office:value="2538" table:style-name="ce195">
            <text:p>2538<text:s/></text:p>
          </table:table-cell>
          <table:table-cell office:value-type="float" office:value="2597" table:style-name="ce195">
            <text:p>2597<text:s/></text:p>
          </table:table-cell>
          <table:table-cell office:value-type="float" office:value="2514" table:style-name="ce195">
            <text:p>2514<text:s/></text:p>
          </table:table-cell>
          <table:table-cell office:value-type="float" office:value="2317" table:style-name="ce195">
            <text:p>2317<text:s/></text:p>
          </table:table-cell>
          <table:table-cell office:value-type="float" office:value="2152" table:style-name="ce195">
            <text:p>2152<text:s/></text:p>
          </table:table-cell>
          <table:table-cell office:value-type="float" office:value="1963" table:style-name="ce195">
            <text:p>1963<text:s/></text:p>
          </table:table-cell>
          <table:table-cell office:value-type="float" office:value="1758" table:style-name="ce195">
            <text:p>1758<text:s/></text:p>
          </table:table-cell>
          <table:table-cell office:value-type="float" office:value="1531" table:style-name="ce195">
            <text:p>1531<text:s/></text:p>
          </table:table-cell>
          <table:table-cell office:value-type="float" office:value="1376" table:style-name="ce195">
            <text:p>1376<text:s/></text:p>
          </table:table-cell>
          <table:table-cell office:value-type="float" office:value="1212" table:style-name="ce195">
            <text:p>1212<text:s/></text:p>
          </table:table-cell>
          <table:table-cell office:value-type="float" office:value="1035" table:style-name="ce195">
            <text:p>1035<text:s/></text:p>
          </table:table-cell>
          <table:table-cell office:value-type="float" office:value="924" table:style-name="ce195">
            <text:p>924<text:s/></text:p>
          </table:table-cell>
          <table:table-cell office:value-type="float" office:value="787" table:style-name="ce195">
            <text:p>787<text:s/></text:p>
          </table:table-cell>
          <table:table-cell office:value-type="float" office:value="653" table:style-name="ce195">
            <text:p>653<text:s/></text:p>
          </table:table-cell>
          <table:table-cell office:value-type="float" office:value="543" table:style-name="ce195">
            <text:p>543<text:s/></text:p>
          </table:table-cell>
          <table:table-cell office:value-type="float" office:value="397" table:style-name="ce195">
            <text:p>397<text:s/></text:p>
          </table:table-cell>
          <table:table-cell office:value-type="float" office:value="359" table:style-name="ce195">
            <text:p>359<text:s/></text:p>
          </table:table-cell>
          <table:table-cell office:value-type="float" office:value="216" table:style-name="ce195">
            <text:p>216<text:s/></text:p>
          </table:table-cell>
          <table:table-cell office:value-type="float" office:value="168" table:style-name="ce195">
            <text:p>168<text:s/></text:p>
          </table:table-cell>
          <table:table-cell office:value-type="float" office:value="121" table:style-name="ce195">
            <text:p>121<text:s/></text:p>
          </table:table-cell>
          <table:table-cell office:value-type="float" office:value="77" table:style-name="ce195">
            <text:p>77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89" table:style-name="ce195">
            <text:p>89<text:s/></text:p>
          </table:table-cell>
          <table:table-cell table:number-columns-repeated="16248" table:style-name="ce211"/>
        </table:table-row>
        <table:table-row table:style-name="ro11">
          <table:table-cell table:number-columns-repeated="27" table:style-name="ce170"/>
          <table:table-cell office:value-type="string" table:style-name="ce195">
            <text:p>新竹縣</text:p>
          </table:table-cell>
          <table:table-cell office:value-type="string" table:style-name="ce195">
            <text:p>男</text:p>
          </table:table-cell>
          <table:table-cell office:value-type="float" office:value="285493" table:style-name="ce195">
            <text:p>285493<text:s/></text:p>
          </table:table-cell>
          <table:table-cell office:value-type="float" office:value="47717" table:style-name="ce195">
            <text:p>47717<text:s/></text:p>
          </table:table-cell>
          <table:table-cell office:value-type="float" office:value="208673" table:style-name="ce195">
            <text:p>208673<text:s/></text:p>
          </table:table-cell>
          <table:table-cell office:value-type="float" office:value="35771" table:style-name="ce195">
            <text:p>35771<text:s/></text:p>
          </table:table-cell>
          <table:table-cell office:value-type="float" office:value="132923" table:style-name="ce195">
            <text:p>132923<text:s/></text:p>
          </table:table-cell>
          <table:table-cell office:value-type="float" office:value="227763" table:style-name="ce195">
            <text:p>227763<text:s/></text:p>
          </table:table-cell>
          <table:table-cell office:value-type="float" office:value="2284" table:style-name="ce195">
            <text:p>2284<text:s/></text:p>
          </table:table-cell>
          <table:table-cell office:value-type="float" office:value="2624" table:style-name="ce195">
            <text:p>2624<text:s/></text:p>
          </table:table-cell>
          <table:table-cell office:value-type="float" office:value="2903" table:style-name="ce195">
            <text:p>2903<text:s/></text:p>
          </table:table-cell>
          <table:table-cell office:value-type="float" office:value="3095" table:style-name="ce195">
            <text:p>3095<text:s/></text:p>
          </table:table-cell>
          <table:table-cell office:value-type="float" office:value="3427" table:style-name="ce195">
            <text:p>3427<text:s/></text:p>
          </table:table-cell>
          <table:table-cell office:value-type="float" office:value="3646" table:style-name="ce195">
            <text:p>3646<text:s/></text:p>
          </table:table-cell>
          <table:table-cell office:value-type="float" office:value="3559" table:style-name="ce195">
            <text:p>3559<text:s/></text:p>
          </table:table-cell>
          <table:table-cell office:value-type="float" office:value="3303" table:style-name="ce195">
            <text:p>3303<text:s/></text:p>
          </table:table-cell>
          <table:table-cell office:value-type="float" office:value="3739" table:style-name="ce195">
            <text:p>3739<text:s/></text:p>
          </table:table-cell>
          <table:table-cell office:value-type="float" office:value="3572" table:style-name="ce195">
            <text:p>3572<text:s/></text:p>
          </table:table-cell>
          <table:table-cell office:value-type="float" office:value="2862" table:style-name="ce195">
            <text:p>2862<text:s/></text:p>
          </table:table-cell>
          <table:table-cell office:value-type="float" office:value="3101" table:style-name="ce195">
            <text:p>3101<text:s/></text:p>
          </table:table-cell>
          <table:table-cell office:value-type="float" office:value="3160" table:style-name="ce195">
            <text:p>3160<text:s/></text:p>
          </table:table-cell>
          <table:table-cell office:value-type="float" office:value="3272" table:style-name="ce195">
            <text:p>3272<text:s/></text:p>
          </table:table-cell>
          <table:table-cell office:value-type="float" office:value="3170" table:style-name="ce195">
            <text:p>3170<text:s/></text:p>
          </table:table-cell>
          <table:table-cell office:value-type="float" office:value="3171" table:style-name="ce195">
            <text:p>3171<text:s/></text:p>
          </table:table-cell>
          <table:table-cell office:value-type="float" office:value="3220" table:style-name="ce195">
            <text:p>3220<text:s/></text:p>
          </table:table-cell>
          <table:table-cell office:value-type="float" office:value="3252" table:style-name="ce195">
            <text:p>3252<text:s/></text:p>
          </table:table-cell>
          <table:table-cell office:value-type="float" office:value="3473" table:style-name="ce195">
            <text:p>3473<text:s/></text:p>
          </table:table-cell>
          <table:table-cell office:value-type="float" office:value="3565" table:style-name="ce195">
            <text:p>3565<text:s/></text:p>
          </table:table-cell>
          <table:table-cell office:value-type="float" office:value="4021" table:style-name="ce195">
            <text:p>4021<text:s/></text:p>
          </table:table-cell>
          <table:table-cell office:value-type="float" office:value="3709" table:style-name="ce195">
            <text:p>3709<text:s/></text:p>
          </table:table-cell>
          <table:table-cell office:value-type="float" office:value="3564" table:style-name="ce195">
            <text:p>3564<text:s/></text:p>
          </table:table-cell>
          <table:table-cell office:value-type="float" office:value="4051" table:style-name="ce195">
            <text:p>4051<text:s/></text:p>
          </table:table-cell>
          <table:table-cell office:value-type="float" office:value="4101" table:style-name="ce195">
            <text:p>4101<text:s/></text:p>
          </table:table-cell>
          <table:table-cell office:value-type="float" office:value="4037" table:style-name="ce195">
            <text:p>4037<text:s/></text:p>
          </table:table-cell>
          <table:table-cell office:value-type="float" office:value="4001" table:style-name="ce195">
            <text:p>4001<text:s/></text:p>
          </table:table-cell>
          <table:table-cell office:value-type="float" office:value="4056" table:style-name="ce195">
            <text:p>4056<text:s/></text:p>
          </table:table-cell>
          <table:table-cell office:value-type="float" office:value="4007" table:style-name="ce195">
            <text:p>4007<text:s/></text:p>
          </table:table-cell>
          <table:table-cell office:value-type="float" office:value="4031" table:style-name="ce195">
            <text:p>4031<text:s/></text:p>
          </table:table-cell>
          <table:table-cell office:value-type="float" office:value="4200" table:style-name="ce195">
            <text:p>4200<text:s/></text:p>
          </table:table-cell>
          <table:table-cell office:value-type="float" office:value="4036" table:style-name="ce195">
            <text:p>4036<text:s/></text:p>
          </table:table-cell>
          <table:table-cell office:value-type="float" office:value="4113" table:style-name="ce195">
            <text:p>4113<text:s/></text:p>
          </table:table-cell>
          <table:table-cell office:value-type="float" office:value="3892" table:style-name="ce195">
            <text:p>3892<text:s/></text:p>
          </table:table-cell>
          <table:table-cell office:value-type="float" office:value="3836" table:style-name="ce195">
            <text:p>3836<text:s/></text:p>
          </table:table-cell>
          <table:table-cell office:value-type="float" office:value="4186" table:style-name="ce195">
            <text:p>4186<text:s/></text:p>
          </table:table-cell>
          <table:table-cell office:value-type="float" office:value="4519" table:style-name="ce195">
            <text:p>4519<text:s/></text:p>
          </table:table-cell>
          <table:table-cell office:value-type="float" office:value="4755" table:style-name="ce195">
            <text:p>4755<text:s/></text:p>
          </table:table-cell>
          <table:table-cell office:value-type="float" office:value="5101" table:style-name="ce195">
            <text:p>5101<text:s/></text:p>
          </table:table-cell>
          <table:table-cell office:value-type="float" office:value="5312" table:style-name="ce195">
            <text:p>5312<text:s/></text:p>
          </table:table-cell>
          <table:table-cell office:value-type="float" office:value="5387" table:style-name="ce195">
            <text:p>5387<text:s/></text:p>
          </table:table-cell>
          <table:table-cell office:value-type="float" office:value="5328" table:style-name="ce195">
            <text:p>5328<text:s/></text:p>
          </table:table-cell>
          <table:table-cell office:value-type="float" office:value="5207" table:style-name="ce195">
            <text:p>5207<text:s/></text:p>
          </table:table-cell>
          <table:table-cell office:value-type="float" office:value="4959" table:style-name="ce195">
            <text:p>4959<text:s/></text:p>
          </table:table-cell>
          <table:table-cell office:value-type="float" office:value="5339" table:style-name="ce195">
            <text:p>5339<text:s/></text:p>
          </table:table-cell>
          <table:table-cell office:value-type="float" office:value="4813" table:style-name="ce195">
            <text:p>4813<text:s/></text:p>
          </table:table-cell>
          <table:table-cell office:value-type="float" office:value="4617" table:style-name="ce195">
            <text:p>4617<text:s/></text:p>
          </table:table-cell>
          <table:table-cell office:value-type="float" office:value="4726" table:style-name="ce195">
            <text:p>4726<text:s/></text:p>
          </table:table-cell>
          <table:table-cell office:value-type="float" office:value="4520" table:style-name="ce195">
            <text:p>4520<text:s/></text:p>
          </table:table-cell>
          <table:table-cell office:value-type="float" office:value="4499" table:style-name="ce195">
            <text:p>4499<text:s/></text:p>
          </table:table-cell>
          <table:table-cell office:value-type="float" office:value="4560" table:style-name="ce195">
            <text:p>4560<text:s/></text:p>
          </table:table-cell>
          <table:table-cell office:value-type="float" office:value="4506" table:style-name="ce195">
            <text:p>4506<text:s/></text:p>
          </table:table-cell>
          <table:table-cell office:value-type="float" office:value="4363" table:style-name="ce195">
            <text:p>4363<text:s/></text:p>
          </table:table-cell>
          <table:table-cell office:value-type="float" office:value="4091" table:style-name="ce195">
            <text:p>4091<text:s/></text:p>
          </table:table-cell>
          <table:table-cell office:value-type="float" office:value="4100" table:style-name="ce195">
            <text:p>4100<text:s/></text:p>
          </table:table-cell>
          <table:table-cell office:value-type="float" office:value="4211" table:style-name="ce195">
            <text:p>4211<text:s/></text:p>
          </table:table-cell>
          <table:table-cell office:value-type="float" office:value="4078" table:style-name="ce195">
            <text:p>4078<text:s/></text:p>
          </table:table-cell>
          <table:table-cell office:value-type="float" office:value="4115" table:style-name="ce195">
            <text:p>4115<text:s/></text:p>
          </table:table-cell>
          <table:table-cell office:value-type="float" office:value="4002" table:style-name="ce195">
            <text:p>4002<text:s/></text:p>
          </table:table-cell>
          <table:table-cell office:value-type="float" office:value="3918" table:style-name="ce195">
            <text:p>3918<text:s/></text:p>
          </table:table-cell>
          <table:table-cell office:value-type="float" office:value="3825" table:style-name="ce195">
            <text:p>3825<text:s/></text:p>
          </table:table-cell>
          <table:table-cell office:value-type="float" office:value="3537" table:style-name="ce195">
            <text:p>3537<text:s/></text:p>
          </table:table-cell>
          <table:table-cell office:value-type="float" office:value="3633" table:style-name="ce195">
            <text:p>3633<text:s/></text:p>
          </table:table-cell>
          <table:table-cell office:value-type="float" office:value="3057" table:style-name="ce195">
            <text:p>3057<text:s/></text:p>
          </table:table-cell>
          <table:table-cell office:value-type="float" office:value="3073" table:style-name="ce195">
            <text:p>3073<text:s/></text:p>
          </table:table-cell>
          <table:table-cell office:value-type="float" office:value="2891" table:style-name="ce195">
            <text:p>2891<text:s/></text:p>
          </table:table-cell>
          <table:table-cell office:value-type="float" office:value="2796" table:style-name="ce195">
            <text:p>2796<text:s/></text:p>
          </table:table-cell>
          <table:table-cell office:value-type="float" office:value="2518" table:style-name="ce195">
            <text:p>2518<text:s/></text:p>
          </table:table-cell>
          <table:table-cell office:value-type="float" office:value="2314" table:style-name="ce195">
            <text:p>2314<text:s/></text:p>
          </table:table-cell>
          <table:table-cell office:value-type="float" office:value="2362" table:style-name="ce195">
            <text:p>2362<text:s/></text:p>
          </table:table-cell>
          <table:table-cell office:value-type="float" office:value="2031" table:style-name="ce195">
            <text:p>2031<text:s/></text:p>
          </table:table-cell>
          <table:table-cell office:value-type="float" office:value="1814" table:style-name="ce195">
            <text:p>1814<text:s/></text:p>
          </table:table-cell>
          <table:table-cell office:value-type="float" office:value="1760" table:style-name="ce195">
            <text:p>1760<text:s/></text:p>
          </table:table-cell>
          <table:table-cell office:value-type="float" office:value="1275" table:style-name="ce195">
            <text:p>1275<text:s/></text:p>
          </table:table-cell>
          <table:table-cell office:value-type="float" office:value="1329" table:style-name="ce195">
            <text:p>1329<text:s/></text:p>
          </table:table-cell>
          <table:table-cell office:value-type="float" office:value="951" table:style-name="ce195">
            <text:p>951<text:s/></text:p>
          </table:table-cell>
          <table:table-cell office:value-type="float" office:value="1163" table:style-name="ce195">
            <text:p>1163<text:s/></text:p>
          </table:table-cell>
          <table:table-cell office:value-type="float" office:value="1195" table:style-name="ce195">
            <text:p>1195<text:s/></text:p>
          </table:table-cell>
          <table:table-cell office:value-type="float" office:value="1181" table:style-name="ce195">
            <text:p>1181<text:s/></text:p>
          </table:table-cell>
          <table:table-cell office:value-type="float" office:value="1171" table:style-name="ce195">
            <text:p>1171<text:s/></text:p>
          </table:table-cell>
          <table:table-cell office:value-type="float" office:value="1194" table:style-name="ce195">
            <text:p>1194<text:s/></text:p>
          </table:table-cell>
          <table:table-cell office:value-type="float" office:value="1055" table:style-name="ce195">
            <text:p>1055<text:s/></text:p>
          </table:table-cell>
          <table:table-cell office:value-type="float" office:value="975" table:style-name="ce195">
            <text:p>975<text:s/></text:p>
          </table:table-cell>
          <table:table-cell office:value-type="float" office:value="898" table:style-name="ce195">
            <text:p>898<text:s/></text:p>
          </table:table-cell>
          <table:table-cell office:value-type="float" office:value="779" table:style-name="ce195">
            <text:p>779<text:s/></text:p>
          </table:table-cell>
          <table:table-cell office:value-type="float" office:value="650" table:style-name="ce195">
            <text:p>650<text:s/></text:p>
          </table:table-cell>
          <table:table-cell office:value-type="float" office:value="587" table:style-name="ce195">
            <text:p>587<text:s/></text:p>
          </table:table-cell>
          <table:table-cell office:value-type="float" office:value="520" table:style-name="ce195">
            <text:p>520<text:s/></text:p>
          </table:table-cell>
          <table:table-cell office:value-type="float" office:value="448" table:style-name="ce195">
            <text:p>448<text:s/></text:p>
          </table:table-cell>
          <table:table-cell office:value-type="float" office:value="443" table:style-name="ce195">
            <text:p>443<text:s/></text:p>
          </table:table-cell>
          <table:table-cell office:value-type="float" office:value="360" table:style-name="ce195">
            <text:p>360<text:s/></text:p>
          </table:table-cell>
          <table:table-cell office:value-type="float" office:value="282" table:style-name="ce195">
            <text:p>282<text:s/></text:p>
          </table:table-cell>
          <table:table-cell office:value-type="float" office:value="228" table:style-name="ce195">
            <text:p>228<text:s/></text:p>
          </table:table-cell>
          <table:table-cell office:value-type="float" office:value="174" table:style-name="ce195">
            <text:p>174<text:s/></text:p>
          </table:table-cell>
          <table:table-cell office:value-type="float" office:value="153" table:style-name="ce195">
            <text:p>153<text:s/></text:p>
          </table:table-cell>
          <table:table-cell office:value-type="float" office:value="81" table:style-name="ce195">
            <text:p>81<text:s/></text:p>
          </table:table-cell>
          <table:table-cell office:value-type="float" office:value="66" table:style-name="ce195">
            <text:p>66<text:s/></text:p>
          </table:table-cell>
          <table:table-cell office:value-type="float" office:value="48" table:style-name="ce195">
            <text:p>48<text:s/></text:p>
          </table:table-cell>
          <table:table-cell office:value-type="float" office:value="28" table:style-name="ce195">
            <text:p>28<text:s/></text:p>
          </table:table-cell>
          <table:table-cell office:value-type="float" office:value="19" table:style-name="ce195">
            <text:p>19<text:s/></text:p>
          </table:table-cell>
          <table:table-cell office:value-type="float" office:value="32" table:style-name="ce195">
            <text:p>32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新竹縣</text:p>
          </table:table-cell>
          <table:table-cell office:value-type="string" table:style-name="ce195">
            <text:p>女</text:p>
          </table:table-cell>
          <table:table-cell office:value-type="float" office:value="273824" table:style-name="ce195">
            <text:p>273824<text:s/></text:p>
          </table:table-cell>
          <table:table-cell office:value-type="float" office:value="44210" table:style-name="ce195">
            <text:p>44210<text:s/></text:p>
          </table:table-cell>
          <table:table-cell office:value-type="float" office:value="196806" table:style-name="ce195">
            <text:p>196806<text:s/></text:p>
          </table:table-cell>
          <table:table-cell office:value-type="float" office:value="39245" table:style-name="ce195">
            <text:p>39245<text:s/></text:p>
          </table:table-cell>
          <table:table-cell office:value-type="float" office:value="126887" table:style-name="ce195">
            <text:p>126887<text:s/></text:p>
          </table:table-cell>
          <table:table-cell office:value-type="float" office:value="221036" table:style-name="ce195">
            <text:p>221036<text:s/></text:p>
          </table:table-cell>
          <table:table-cell office:value-type="float" office:value="2157" table:style-name="ce195">
            <text:p>2157<text:s/></text:p>
          </table:table-cell>
          <table:table-cell office:value-type="float" office:value="2469" table:style-name="ce195">
            <text:p>2469<text:s/></text:p>
          </table:table-cell>
          <table:table-cell office:value-type="float" office:value="2624" table:style-name="ce195">
            <text:p>2624<text:s/></text:p>
          </table:table-cell>
          <table:table-cell office:value-type="float" office:value="2807" table:style-name="ce195">
            <text:p>2807<text:s/></text:p>
          </table:table-cell>
          <table:table-cell office:value-type="float" office:value="3186" table:style-name="ce195">
            <text:p>3186<text:s/></text:p>
          </table:table-cell>
          <table:table-cell office:value-type="float" office:value="3218" table:style-name="ce195">
            <text:p>3218<text:s/></text:p>
          </table:table-cell>
          <table:table-cell office:value-type="float" office:value="3418" table:style-name="ce195">
            <text:p>3418<text:s/></text:p>
          </table:table-cell>
          <table:table-cell office:value-type="float" office:value="3191" table:style-name="ce195">
            <text:p>3191<text:s/></text:p>
          </table:table-cell>
          <table:table-cell office:value-type="float" office:value="3612" table:style-name="ce195">
            <text:p>3612<text:s/></text:p>
          </table:table-cell>
          <table:table-cell office:value-type="float" office:value="3347" table:style-name="ce195">
            <text:p>3347<text:s/></text:p>
          </table:table-cell>
          <table:table-cell office:value-type="float" office:value="2614" table:style-name="ce195">
            <text:p>2614<text:s/></text:p>
          </table:table-cell>
          <table:table-cell office:value-type="float" office:value="2790" table:style-name="ce195">
            <text:p>2790<text:s/></text:p>
          </table:table-cell>
          <table:table-cell office:value-type="float" office:value="2875" table:style-name="ce195">
            <text:p>2875<text:s/></text:p>
          </table:table-cell>
          <table:table-cell office:value-type="float" office:value="3026" table:style-name="ce195">
            <text:p>3026<text:s/></text:p>
          </table:table-cell>
          <table:table-cell office:value-type="float" office:value="2876" table:style-name="ce195">
            <text:p>2876<text:s/></text:p>
          </table:table-cell>
          <table:table-cell office:value-type="float" office:value="2850" table:style-name="ce195">
            <text:p>2850<text:s/></text:p>
          </table:table-cell>
          <table:table-cell office:value-type="float" office:value="2839" table:style-name="ce195">
            <text:p>2839<text:s/></text:p>
          </table:table-cell>
          <table:table-cell office:value-type="float" office:value="3047" table:style-name="ce195">
            <text:p>3047<text:s/></text:p>
          </table:table-cell>
          <table:table-cell office:value-type="float" office:value="3109" table:style-name="ce195">
            <text:p>3109<text:s/></text:p>
          </table:table-cell>
          <table:table-cell office:value-type="float" office:value="3170" table:style-name="ce195">
            <text:p>3170<text:s/></text:p>
          </table:table-cell>
          <table:table-cell office:value-type="float" office:value="3636" table:style-name="ce195">
            <text:p>3636<text:s/></text:p>
          </table:table-cell>
          <table:table-cell office:value-type="float" office:value="3392" table:style-name="ce195">
            <text:p>3392<text:s/></text:p>
          </table:table-cell>
          <table:table-cell office:value-type="float" office:value="3144" table:style-name="ce195">
            <text:p>3144<text:s/></text:p>
          </table:table-cell>
          <table:table-cell office:value-type="float" office:value="3562" table:style-name="ce195">
            <text:p>3562<text:s/></text:p>
          </table:table-cell>
          <table:table-cell office:value-type="float" office:value="3801" table:style-name="ce195">
            <text:p>3801<text:s/></text:p>
          </table:table-cell>
          <table:table-cell office:value-type="float" office:value="3633" table:style-name="ce195">
            <text:p>3633<text:s/></text:p>
          </table:table-cell>
          <table:table-cell office:value-type="float" office:value="3789" table:style-name="ce195">
            <text:p>3789<text:s/></text:p>
          </table:table-cell>
          <table:table-cell office:value-type="float" office:value="3594" table:style-name="ce195">
            <text:p>3594<text:s/></text:p>
          </table:table-cell>
          <table:table-cell office:value-type="float" office:value="3490" table:style-name="ce195">
            <text:p>3490<text:s/></text:p>
          </table:table-cell>
          <table:table-cell office:value-type="float" office:value="3470" table:style-name="ce195">
            <text:p>3470<text:s/></text:p>
          </table:table-cell>
          <table:table-cell office:value-type="float" office:value="3646" table:style-name="ce195">
            <text:p>3646<text:s/></text:p>
          </table:table-cell>
          <table:table-cell office:value-type="float" office:value="3485" table:style-name="ce195">
            <text:p>3485<text:s/></text:p>
          </table:table-cell>
          <table:table-cell office:value-type="float" office:value="3711" table:style-name="ce195">
            <text:p>3711<text:s/></text:p>
          </table:table-cell>
          <table:table-cell office:value-type="float" office:value="3502" table:style-name="ce195">
            <text:p>3502<text:s/></text:p>
          </table:table-cell>
          <table:table-cell office:value-type="float" office:value="3555" table:style-name="ce195">
            <text:p>3555<text:s/></text:p>
          </table:table-cell>
          <table:table-cell office:value-type="float" office:value="3938" table:style-name="ce195">
            <text:p>3938<text:s/></text:p>
          </table:table-cell>
          <table:table-cell office:value-type="float" office:value="4486" table:style-name="ce195">
            <text:p>4486<text:s/></text:p>
          </table:table-cell>
          <table:table-cell office:value-type="float" office:value="4736" table:style-name="ce195">
            <text:p>4736<text:s/></text:p>
          </table:table-cell>
          <table:table-cell office:value-type="float" office:value="5189" table:style-name="ce195">
            <text:p>5189<text:s/></text:p>
          </table:table-cell>
          <table:table-cell office:value-type="float" office:value="5498" table:style-name="ce195">
            <text:p>5498<text:s/></text:p>
          </table:table-cell>
          <table:table-cell office:value-type="float" office:value="5442" table:style-name="ce195">
            <text:p>5442<text:s/></text:p>
          </table:table-cell>
          <table:table-cell office:value-type="float" office:value="5490" table:style-name="ce195">
            <text:p>5490<text:s/></text:p>
          </table:table-cell>
          <table:table-cell office:value-type="float" office:value="5409" table:style-name="ce195">
            <text:p>5409<text:s/></text:p>
          </table:table-cell>
          <table:table-cell office:value-type="float" office:value="5268" table:style-name="ce195">
            <text:p>5268<text:s/></text:p>
          </table:table-cell>
          <table:table-cell office:value-type="float" office:value="5553" table:style-name="ce195">
            <text:p>5553<text:s/></text:p>
          </table:table-cell>
          <table:table-cell office:value-type="float" office:value="4711" table:style-name="ce195">
            <text:p>4711<text:s/></text:p>
          </table:table-cell>
          <table:table-cell office:value-type="float" office:value="4535" table:style-name="ce195">
            <text:p>4535<text:s/></text:p>
          </table:table-cell>
          <table:table-cell office:value-type="float" office:value="4520" table:style-name="ce195">
            <text:p>4520<text:s/></text:p>
          </table:table-cell>
          <table:table-cell office:value-type="float" office:value="4412" table:style-name="ce195">
            <text:p>4412<text:s/></text:p>
          </table:table-cell>
          <table:table-cell office:value-type="float" office:value="4290" table:style-name="ce195">
            <text:p>4290<text:s/></text:p>
          </table:table-cell>
          <table:table-cell office:value-type="float" office:value="4306" table:style-name="ce195">
            <text:p>4306<text:s/></text:p>
          </table:table-cell>
          <table:table-cell office:value-type="float" office:value="4266" table:style-name="ce195">
            <text:p>4266<text:s/></text:p>
          </table:table-cell>
          <table:table-cell office:value-type="float" office:value="4061" table:style-name="ce195">
            <text:p>4061<text:s/></text:p>
          </table:table-cell>
          <table:table-cell office:value-type="float" office:value="3865" table:style-name="ce195">
            <text:p>3865<text:s/></text:p>
          </table:table-cell>
          <table:table-cell office:value-type="float" office:value="3761" table:style-name="ce195">
            <text:p>3761<text:s/></text:p>
          </table:table-cell>
          <table:table-cell office:value-type="float" office:value="3897" table:style-name="ce195">
            <text:p>3897<text:s/></text:p>
          </table:table-cell>
          <table:table-cell office:value-type="float" office:value="3753" table:style-name="ce195">
            <text:p>3753<text:s/></text:p>
          </table:table-cell>
          <table:table-cell office:value-type="float" office:value="3836" table:style-name="ce195">
            <text:p>3836<text:s/></text:p>
          </table:table-cell>
          <table:table-cell office:value-type="float" office:value="3800" table:style-name="ce195">
            <text:p>3800<text:s/></text:p>
          </table:table-cell>
          <table:table-cell office:value-type="float" office:value="3641" table:style-name="ce195">
            <text:p>3641<text:s/></text:p>
          </table:table-cell>
          <table:table-cell office:value-type="float" office:value="3408" table:style-name="ce195">
            <text:p>3408<text:s/></text:p>
          </table:table-cell>
          <table:table-cell office:value-type="float" office:value="3249" table:style-name="ce195">
            <text:p>3249<text:s/></text:p>
          </table:table-cell>
          <table:table-cell office:value-type="float" office:value="3251" table:style-name="ce195">
            <text:p>3251<text:s/></text:p>
          </table:table-cell>
          <table:table-cell office:value-type="float" office:value="2835" table:style-name="ce195">
            <text:p>2835<text:s/></text:p>
          </table:table-cell>
          <table:table-cell office:value-type="float" office:value="2975" table:style-name="ce195">
            <text:p>2975<text:s/></text:p>
          </table:table-cell>
          <table:table-cell office:value-type="float" office:value="2811" table:style-name="ce195">
            <text:p>2811<text:s/></text:p>
          </table:table-cell>
          <table:table-cell office:value-type="float" office:value="2699" table:style-name="ce195">
            <text:p>2699<text:s/></text:p>
          </table:table-cell>
          <table:table-cell office:value-type="float" office:value="2539" table:style-name="ce195">
            <text:p>2539<text:s/></text:p>
          </table:table-cell>
          <table:table-cell office:value-type="float" office:value="2308" table:style-name="ce195">
            <text:p>2308<text:s/></text:p>
          </table:table-cell>
          <table:table-cell office:value-type="float" office:value="2523" table:style-name="ce195">
            <text:p>2523<text:s/></text:p>
          </table:table-cell>
          <table:table-cell office:value-type="float" office:value="2128" table:style-name="ce195">
            <text:p>2128<text:s/></text:p>
          </table:table-cell>
          <table:table-cell office:value-type="float" office:value="1861" table:style-name="ce195">
            <text:p>1861<text:s/></text:p>
          </table:table-cell>
          <table:table-cell office:value-type="float" office:value="1851" table:style-name="ce195">
            <text:p>1851<text:s/></text:p>
          </table:table-cell>
          <table:table-cell office:value-type="float" office:value="1408" table:style-name="ce195">
            <text:p>1408<text:s/></text:p>
          </table:table-cell>
          <table:table-cell office:value-type="float" office:value="1426" table:style-name="ce195">
            <text:p>1426<text:s/></text:p>
          </table:table-cell>
          <table:table-cell office:value-type="float" office:value="1052" table:style-name="ce195">
            <text:p>1052<text:s/></text:p>
          </table:table-cell>
          <table:table-cell office:value-type="float" office:value="1280" table:style-name="ce195">
            <text:p>1280<text:s/></text:p>
          </table:table-cell>
          <table:table-cell office:value-type="float" office:value="1364" table:style-name="ce195">
            <text:p>1364<text:s/></text:p>
          </table:table-cell>
          <table:table-cell office:value-type="float" office:value="1357" table:style-name="ce195">
            <text:p>1357<text:s/></text:p>
          </table:table-cell>
          <table:table-cell office:value-type="float" office:value="1426" table:style-name="ce195">
            <text:p>1426<text:s/></text:p>
          </table:table-cell>
          <table:table-cell office:value-type="float" office:value="1320" table:style-name="ce195">
            <text:p>1320<text:s/></text:p>
          </table:table-cell>
          <table:table-cell office:value-type="float" office:value="1262" table:style-name="ce195">
            <text:p>1262<text:s/></text:p>
          </table:table-cell>
          <table:table-cell office:value-type="float" office:value="1177" table:style-name="ce195">
            <text:p>1177<text:s/></text:p>
          </table:table-cell>
          <table:table-cell office:value-type="float" office:value="1065" table:style-name="ce195">
            <text:p>1065<text:s/></text:p>
          </table:table-cell>
          <table:table-cell office:value-type="float" office:value="979" table:style-name="ce195">
            <text:p>979<text:s/></text:p>
          </table:table-cell>
          <table:table-cell office:value-type="float" office:value="881" table:style-name="ce195">
            <text:p>881<text:s/></text:p>
          </table:table-cell>
          <table:table-cell office:value-type="float" office:value="789" table:style-name="ce195">
            <text:p>789<text:s/></text:p>
          </table:table-cell>
          <table:table-cell office:value-type="float" office:value="692" table:style-name="ce195">
            <text:p>692<text:s/></text:p>
          </table:table-cell>
          <table:table-cell office:value-type="float" office:value="587" table:style-name="ce195">
            <text:p>587<text:s/></text:p>
          </table:table-cell>
          <table:table-cell office:value-type="float" office:value="481" table:style-name="ce195">
            <text:p>481<text:s/></text:p>
          </table:table-cell>
          <table:table-cell office:value-type="float" office:value="427" table:style-name="ce195">
            <text:p>427<text:s/></text:p>
          </table:table-cell>
          <table:table-cell office:value-type="float" office:value="371" table:style-name="ce195">
            <text:p>371<text:s/></text:p>
          </table:table-cell>
          <table:table-cell office:value-type="float" office:value="315" table:style-name="ce195">
            <text:p>315<text:s/></text:p>
          </table:table-cell>
          <table:table-cell office:value-type="float" office:value="223" table:style-name="ce195">
            <text:p>223<text:s/></text:p>
          </table:table-cell>
          <table:table-cell office:value-type="float" office:value="206" table:style-name="ce195">
            <text:p>206<text:s/></text:p>
          </table:table-cell>
          <table:table-cell office:value-type="float" office:value="135" table:style-name="ce195">
            <text:p>135<text:s/></text:p>
          </table:table-cell>
          <table:table-cell office:value-type="float" office:value="102" table:style-name="ce195">
            <text:p>102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49" table:style-name="ce195">
            <text:p>49<text:s/></text:p>
          </table:table-cell>
          <table:table-cell office:value-type="float" office:value="21" table:style-name="ce195">
            <text:p>21<text:s/></text:p>
          </table:table-cell>
          <table:table-cell office:value-type="float" office:value="57" table:style-name="ce195">
            <text:p>57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苗栗縣</text:p>
          </table:table-cell>
          <table:table-cell office:value-type="string" table:style-name="ce195">
            <text:p>計</text:p>
          </table:table-cell>
          <table:table-cell office:value-type="float" office:value="547037" table:style-name="ce195">
            <text:p>547037<text:s/></text:p>
          </table:table-cell>
          <table:table-cell office:value-type="float" office:value="65067" table:style-name="ce195">
            <text:p>65067<text:s/></text:p>
          </table:table-cell>
          <table:table-cell office:value-type="float" office:value="382139" table:style-name="ce195">
            <text:p>382139<text:s/></text:p>
          </table:table-cell>
          <table:table-cell office:value-type="float" office:value="94020" table:style-name="ce195">
            <text:p>94020<text:s/></text:p>
          </table:table-cell>
          <table:table-cell office:value-type="float" office:value="233199" table:style-name="ce195">
            <text:p>233199<text:s/></text:p>
          </table:table-cell>
          <table:table-cell office:value-type="float" office:value="448247" table:style-name="ce195">
            <text:p>448247<text:s/></text:p>
          </table:table-cell>
          <table:table-cell office:value-type="float" office:value="2666" table:style-name="ce195">
            <text:p>2666<text:s/></text:p>
          </table:table-cell>
          <table:table-cell office:value-type="float" office:value="3074" table:style-name="ce195">
            <text:p>3074<text:s/></text:p>
          </table:table-cell>
          <table:table-cell office:value-type="float" office:value="3429" table:style-name="ce195">
            <text:p>3429<text:s/></text:p>
          </table:table-cell>
          <table:table-cell office:value-type="float" office:value="3918" table:style-name="ce195">
            <text:p>3918<text:s/></text:p>
          </table:table-cell>
          <table:table-cell office:value-type="float" office:value="4266" table:style-name="ce195">
            <text:p>4266<text:s/></text:p>
          </table:table-cell>
          <table:table-cell office:value-type="float" office:value="4809" table:style-name="ce195">
            <text:p>4809<text:s/></text:p>
          </table:table-cell>
          <table:table-cell office:value-type="float" office:value="5079" table:style-name="ce195">
            <text:p>5079<text:s/></text:p>
          </table:table-cell>
          <table:table-cell office:value-type="float" office:value="4658" table:style-name="ce195">
            <text:p>4658<text:s/></text:p>
          </table:table-cell>
          <table:table-cell office:value-type="float" office:value="5405" table:style-name="ce195">
            <text:p>5405<text:s/></text:p>
          </table:table-cell>
          <table:table-cell office:value-type="float" office:value="4978" table:style-name="ce195">
            <text:p>4978<text:s/></text:p>
          </table:table-cell>
          <table:table-cell office:value-type="float" office:value="4027" table:style-name="ce195">
            <text:p>4027<text:s/></text:p>
          </table:table-cell>
          <table:table-cell office:value-type="float" office:value="4411" table:style-name="ce195">
            <text:p>4411<text:s/></text:p>
          </table:table-cell>
          <table:table-cell office:value-type="float" office:value="4541" table:style-name="ce195">
            <text:p>4541<text:s/></text:p>
          </table:table-cell>
          <table:table-cell office:value-type="float" office:value="4861" table:style-name="ce195">
            <text:p>4861<text:s/></text:p>
          </table:table-cell>
          <table:table-cell office:value-type="float" office:value="4945" table:style-name="ce195">
            <text:p>4945<text:s/></text:p>
          </table:table-cell>
          <table:table-cell office:value-type="float" office:value="4902" table:style-name="ce195">
            <text:p>4902<text:s/></text:p>
          </table:table-cell>
          <table:table-cell office:value-type="float" office:value="5282" table:style-name="ce195">
            <text:p>5282<text:s/></text:p>
          </table:table-cell>
          <table:table-cell office:value-type="float" office:value="5363" table:style-name="ce195">
            <text:p>5363<text:s/></text:p>
          </table:table-cell>
          <table:table-cell office:value-type="float" office:value="6150" table:style-name="ce195">
            <text:p>6150<text:s/></text:p>
          </table:table-cell>
          <table:table-cell office:value-type="float" office:value="6215" table:style-name="ce195">
            <text:p>6215<text:s/></text:p>
          </table:table-cell>
          <table:table-cell office:value-type="float" office:value="6911" table:style-name="ce195">
            <text:p>6911<text:s/></text:p>
          </table:table-cell>
          <table:table-cell office:value-type="float" office:value="6813" table:style-name="ce195">
            <text:p>6813<text:s/></text:p>
          </table:table-cell>
          <table:table-cell office:value-type="float" office:value="6331" table:style-name="ce195">
            <text:p>6331<text:s/></text:p>
          </table:table-cell>
          <table:table-cell office:value-type="float" office:value="7245" table:style-name="ce195">
            <text:p>7245<text:s/></text:p>
          </table:table-cell>
          <table:table-cell office:value-type="float" office:value="7678" table:style-name="ce195">
            <text:p>7678<text:s/></text:p>
          </table:table-cell>
          <table:table-cell office:value-type="float" office:value="7618" table:style-name="ce195">
            <text:p>7618<text:s/></text:p>
          </table:table-cell>
          <table:table-cell office:value-type="float" office:value="7658" table:style-name="ce195">
            <text:p>7658<text:s/></text:p>
          </table:table-cell>
          <table:table-cell office:value-type="float" office:value="7660" table:style-name="ce195">
            <text:p>7660<text:s/></text:p>
          </table:table-cell>
          <table:table-cell office:value-type="float" office:value="7635" table:style-name="ce195">
            <text:p>7635<text:s/></text:p>
          </table:table-cell>
          <table:table-cell office:value-type="float" office:value="7352" table:style-name="ce195">
            <text:p>7352<text:s/></text:p>
          </table:table-cell>
          <table:table-cell office:value-type="float" office:value="7429" table:style-name="ce195">
            <text:p>7429<text:s/></text:p>
          </table:table-cell>
          <table:table-cell office:value-type="float" office:value="7397" table:style-name="ce195">
            <text:p>7397<text:s/></text:p>
          </table:table-cell>
          <table:table-cell office:value-type="float" office:value="7348" table:style-name="ce195">
            <text:p>7348<text:s/></text:p>
          </table:table-cell>
          <table:table-cell office:value-type="float" office:value="7058" table:style-name="ce195">
            <text:p>7058<text:s/></text:p>
          </table:table-cell>
          <table:table-cell office:value-type="float" office:value="6749" table:style-name="ce195">
            <text:p>6749<text:s/></text:p>
          </table:table-cell>
          <table:table-cell office:value-type="float" office:value="7365" table:style-name="ce195">
            <text:p>7365<text:s/></text:p>
          </table:table-cell>
          <table:table-cell office:value-type="float" office:value="7927" table:style-name="ce195">
            <text:p>7927<text:s/></text:p>
          </table:table-cell>
          <table:table-cell office:value-type="float" office:value="8536" table:style-name="ce195">
            <text:p>8536<text:s/></text:p>
          </table:table-cell>
          <table:table-cell office:value-type="float" office:value="9146" table:style-name="ce195">
            <text:p>9146<text:s/></text:p>
          </table:table-cell>
          <table:table-cell office:value-type="float" office:value="9207" table:style-name="ce195">
            <text:p>9207<text:s/></text:p>
          </table:table-cell>
          <table:table-cell office:value-type="float" office:value="8962" table:style-name="ce195">
            <text:p>8962<text:s/></text:p>
          </table:table-cell>
          <table:table-cell office:value-type="float" office:value="9162" table:style-name="ce195">
            <text:p>9162<text:s/></text:p>
          </table:table-cell>
          <table:table-cell office:value-type="float" office:value="8865" table:style-name="ce195">
            <text:p>8865<text:s/></text:p>
          </table:table-cell>
          <table:table-cell office:value-type="float" office:value="8262" table:style-name="ce195">
            <text:p>8262<text:s/></text:p>
          </table:table-cell>
          <table:table-cell office:value-type="float" office:value="8600" table:style-name="ce195">
            <text:p>8600<text:s/></text:p>
          </table:table-cell>
          <table:table-cell office:value-type="float" office:value="7852" table:style-name="ce195">
            <text:p>7852<text:s/></text:p>
          </table:table-cell>
          <table:table-cell office:value-type="float" office:value="7450" table:style-name="ce195">
            <text:p>7450<text:s/></text:p>
          </table:table-cell>
          <table:table-cell office:value-type="float" office:value="7577" table:style-name="ce195">
            <text:p>7577<text:s/></text:p>
          </table:table-cell>
          <table:table-cell office:value-type="float" office:value="7616" table:style-name="ce195">
            <text:p>7616<text:s/></text:p>
          </table:table-cell>
          <table:table-cell office:value-type="float" office:value="7790" table:style-name="ce195">
            <text:p>7790<text:s/></text:p>
          </table:table-cell>
          <table:table-cell office:value-type="float" office:value="8133" table:style-name="ce195">
            <text:p>8133<text:s/></text:p>
          </table:table-cell>
          <table:table-cell office:value-type="float" office:value="8140" table:style-name="ce195">
            <text:p>8140<text:s/></text:p>
          </table:table-cell>
          <table:table-cell office:value-type="float" office:value="8131" table:style-name="ce195">
            <text:p>8131<text:s/></text:p>
          </table:table-cell>
          <table:table-cell office:value-type="float" office:value="7870" table:style-name="ce195">
            <text:p>7870<text:s/></text:p>
          </table:table-cell>
          <table:table-cell office:value-type="float" office:value="7825" table:style-name="ce195">
            <text:p>7825<text:s/></text:p>
          </table:table-cell>
          <table:table-cell office:value-type="float" office:value="7958" table:style-name="ce195">
            <text:p>7958<text:s/></text:p>
          </table:table-cell>
          <table:table-cell office:value-type="float" office:value="8444" table:style-name="ce195">
            <text:p>8444<text:s/></text:p>
          </table:table-cell>
          <table:table-cell office:value-type="float" office:value="8520" table:style-name="ce195">
            <text:p>8520<text:s/></text:p>
          </table:table-cell>
          <table:table-cell office:value-type="float" office:value="8590" table:style-name="ce195">
            <text:p>8590<text:s/></text:p>
          </table:table-cell>
          <table:table-cell office:value-type="float" office:value="8469" table:style-name="ce195">
            <text:p>8469<text:s/></text:p>
          </table:table-cell>
          <table:table-cell office:value-type="float" office:value="8246" table:style-name="ce195">
            <text:p>8246<text:s/></text:p>
          </table:table-cell>
          <table:table-cell office:value-type="float" office:value="8220" table:style-name="ce195">
            <text:p>8220<text:s/></text:p>
          </table:table-cell>
          <table:table-cell office:value-type="float" office:value="8140" table:style-name="ce195">
            <text:p>8140<text:s/></text:p>
          </table:table-cell>
          <table:table-cell office:value-type="float" office:value="7017" table:style-name="ce195">
            <text:p>7017<text:s/></text:p>
          </table:table-cell>
          <table:table-cell office:value-type="float" office:value="7325" table:style-name="ce195">
            <text:p>7325<text:s/></text:p>
          </table:table-cell>
          <table:table-cell office:value-type="float" office:value="6720" table:style-name="ce195">
            <text:p>6720<text:s/></text:p>
          </table:table-cell>
          <table:table-cell office:value-type="float" office:value="6833" table:style-name="ce195">
            <text:p>6833<text:s/></text:p>
          </table:table-cell>
          <table:table-cell office:value-type="float" office:value="6126" table:style-name="ce195">
            <text:p>6126<text:s/></text:p>
          </table:table-cell>
          <table:table-cell office:value-type="float" office:value="6080" table:style-name="ce195">
            <text:p>6080<text:s/></text:p>
          </table:table-cell>
          <table:table-cell office:value-type="float" office:value="5774" table:style-name="ce195">
            <text:p>5774<text:s/></text:p>
          </table:table-cell>
          <table:table-cell office:value-type="float" office:value="5193" table:style-name="ce195">
            <text:p>5193<text:s/></text:p>
          </table:table-cell>
          <table:table-cell office:value-type="float" office:value="4502" table:style-name="ce195">
            <text:p>4502<text:s/></text:p>
          </table:table-cell>
          <table:table-cell office:value-type="float" office:value="4409" table:style-name="ce195">
            <text:p>4409<text:s/></text:p>
          </table:table-cell>
          <table:table-cell office:value-type="float" office:value="3603" table:style-name="ce195">
            <text:p>3603<text:s/></text:p>
          </table:table-cell>
          <table:table-cell office:value-type="float" office:value="3438" table:style-name="ce195">
            <text:p>3438<text:s/></text:p>
          </table:table-cell>
          <table:table-cell office:value-type="float" office:value="2605" table:style-name="ce195">
            <text:p>2605<text:s/></text:p>
          </table:table-cell>
          <table:table-cell office:value-type="float" office:value="3144" table:style-name="ce195">
            <text:p>3144<text:s/></text:p>
          </table:table-cell>
          <table:table-cell office:value-type="float" office:value="3088" table:style-name="ce195">
            <text:p>3088<text:s/></text:p>
          </table:table-cell>
          <table:table-cell office:value-type="float" office:value="3172" table:style-name="ce195">
            <text:p>3172<text:s/></text:p>
          </table:table-cell>
          <table:table-cell office:value-type="float" office:value="3079" table:style-name="ce195">
            <text:p>3079<text:s/></text:p>
          </table:table-cell>
          <table:table-cell office:value-type="float" office:value="3171" table:style-name="ce195">
            <text:p>3171<text:s/></text:p>
          </table:table-cell>
          <table:table-cell office:value-type="float" office:value="3072" table:style-name="ce195">
            <text:p>3072<text:s/></text:p>
          </table:table-cell>
          <table:table-cell office:value-type="float" office:value="2637" table:style-name="ce195">
            <text:p>2637<text:s/></text:p>
          </table:table-cell>
          <table:table-cell office:value-type="float" office:value="2597" table:style-name="ce195">
            <text:p>2597<text:s/></text:p>
          </table:table-cell>
          <table:table-cell office:value-type="float" office:value="2233" table:style-name="ce195">
            <text:p>2233<text:s/></text:p>
          </table:table-cell>
          <table:table-cell office:value-type="float" office:value="1924" table:style-name="ce195">
            <text:p>1924<text:s/></text:p>
          </table:table-cell>
          <table:table-cell office:value-type="float" office:value="1847" table:style-name="ce195">
            <text:p>1847<text:s/></text:p>
          </table:table-cell>
          <table:table-cell office:value-type="float" office:value="1622" table:style-name="ce195">
            <text:p>1622<text:s/></text:p>
          </table:table-cell>
          <table:table-cell office:value-type="float" office:value="1437" table:style-name="ce195">
            <text:p>1437<text:s/></text:p>
          </table:table-cell>
          <table:table-cell office:value-type="float" office:value="1291" table:style-name="ce195">
            <text:p>1291<text:s/></text:p>
          </table:table-cell>
          <table:table-cell office:value-type="float" office:value="966" table:style-name="ce195">
            <text:p>966<text:s/></text:p>
          </table:table-cell>
          <table:table-cell office:value-type="float" office:value="890" table:style-name="ce195">
            <text:p>890<text:s/></text:p>
          </table:table-cell>
          <table:table-cell office:value-type="float" office:value="688" table:style-name="ce195">
            <text:p>688<text:s/></text:p>
          </table:table-cell>
          <table:table-cell office:value-type="float" office:value="544" table:style-name="ce195">
            <text:p>544<text:s/></text:p>
          </table:table-cell>
          <table:table-cell office:value-type="float" office:value="444" table:style-name="ce195">
            <text:p>444<text:s/></text:p>
          </table:table-cell>
          <table:table-cell office:value-type="float" office:value="289" table:style-name="ce195">
            <text:p>289<text:s/></text:p>
          </table:table-cell>
          <table:table-cell office:value-type="float" office:value="195" table:style-name="ce195">
            <text:p>195<text:s/></text:p>
          </table:table-cell>
          <table:table-cell office:value-type="float" office:value="137" table:style-name="ce195">
            <text:p>137<text:s/></text:p>
          </table:table-cell>
          <table:table-cell office:value-type="float" office:value="97" table:style-name="ce195">
            <text:p>97<text:s/></text:p>
          </table:table-cell>
          <table:table-cell office:value-type="float" office:value="61" table:style-name="ce195">
            <text:p>61<text:s/></text:p>
          </table:table-cell>
          <table:table-cell office:value-type="float" office:value="112" table:style-name="ce195">
            <text:p>112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苗栗縣</text:p>
          </table:table-cell>
          <table:table-cell office:value-type="string" table:style-name="ce195">
            <text:p>男</text:p>
          </table:table-cell>
          <table:table-cell office:value-type="float" office:value="282228" table:style-name="ce195">
            <text:p>282228<text:s/></text:p>
          </table:table-cell>
          <table:table-cell office:value-type="float" office:value="33685" table:style-name="ce195">
            <text:p>33685<text:s/></text:p>
          </table:table-cell>
          <table:table-cell office:value-type="float" office:value="200659" table:style-name="ce195">
            <text:p>200659<text:s/></text:p>
          </table:table-cell>
          <table:table-cell office:value-type="float" office:value="44650" table:style-name="ce195">
            <text:p>44650<text:s/></text:p>
          </table:table-cell>
          <table:table-cell office:value-type="float" office:value="122330" table:style-name="ce195">
            <text:p>122330<text:s/></text:p>
          </table:table-cell>
          <table:table-cell office:value-type="float" office:value="230399" table:style-name="ce195">
            <text:p>230399<text:s/></text:p>
          </table:table-cell>
          <table:table-cell office:value-type="float" office:value="1398" table:style-name="ce195">
            <text:p>1398<text:s/></text:p>
          </table:table-cell>
          <table:table-cell office:value-type="float" office:value="1598" table:style-name="ce195">
            <text:p>1598<text:s/></text:p>
          </table:table-cell>
          <table:table-cell office:value-type="float" office:value="1759" table:style-name="ce195">
            <text:p>1759<text:s/></text:p>
          </table:table-cell>
          <table:table-cell office:value-type="float" office:value="2023" table:style-name="ce195">
            <text:p>2023<text:s/></text:p>
          </table:table-cell>
          <table:table-cell office:value-type="float" office:value="2210" table:style-name="ce195">
            <text:p>2210<text:s/></text:p>
          </table:table-cell>
          <table:table-cell office:value-type="float" office:value="2463" table:style-name="ce195">
            <text:p>2463<text:s/></text:p>
          </table:table-cell>
          <table:table-cell office:value-type="float" office:value="2580" table:style-name="ce195">
            <text:p>2580<text:s/></text:p>
          </table:table-cell>
          <table:table-cell office:value-type="float" office:value="2423" table:style-name="ce195">
            <text:p>2423<text:s/></text:p>
          </table:table-cell>
          <table:table-cell office:value-type="float" office:value="2712" table:style-name="ce195">
            <text:p>2712<text:s/></text:p>
          </table:table-cell>
          <table:table-cell office:value-type="float" office:value="2598" table:style-name="ce195">
            <text:p>2598<text:s/></text:p>
          </table:table-cell>
          <table:table-cell office:value-type="float" office:value="2093" table:style-name="ce195">
            <text:p>2093<text:s/></text:p>
          </table:table-cell>
          <table:table-cell office:value-type="float" office:value="2303" table:style-name="ce195">
            <text:p>2303<text:s/></text:p>
          </table:table-cell>
          <table:table-cell office:value-type="float" office:value="2392" table:style-name="ce195">
            <text:p>2392<text:s/></text:p>
          </table:table-cell>
          <table:table-cell office:value-type="float" office:value="2542" table:style-name="ce195">
            <text:p>2542<text:s/></text:p>
          </table:table-cell>
          <table:table-cell office:value-type="float" office:value="2591" table:style-name="ce195">
            <text:p>2591<text:s/></text:p>
          </table:table-cell>
          <table:table-cell office:value-type="float" office:value="2590" table:style-name="ce195">
            <text:p>2590<text:s/></text:p>
          </table:table-cell>
          <table:table-cell office:value-type="float" office:value="2823" table:style-name="ce195">
            <text:p>2823<text:s/></text:p>
          </table:table-cell>
          <table:table-cell office:value-type="float" office:value="2924" table:style-name="ce195">
            <text:p>2924<text:s/></text:p>
          </table:table-cell>
          <table:table-cell office:value-type="float" office:value="3331" table:style-name="ce195">
            <text:p>3331<text:s/></text:p>
          </table:table-cell>
          <table:table-cell office:value-type="float" office:value="3242" table:style-name="ce195">
            <text:p>3242<text:s/></text:p>
          </table:table-cell>
          <table:table-cell office:value-type="float" office:value="3587" table:style-name="ce195">
            <text:p>3587<text:s/></text:p>
          </table:table-cell>
          <table:table-cell office:value-type="float" office:value="3580" table:style-name="ce195">
            <text:p>3580<text:s/></text:p>
          </table:table-cell>
          <table:table-cell office:value-type="float" office:value="3349" table:style-name="ce195">
            <text:p>3349<text:s/></text:p>
          </table:table-cell>
          <table:table-cell office:value-type="float" office:value="3856" table:style-name="ce195">
            <text:p>3856<text:s/></text:p>
          </table:table-cell>
          <table:table-cell office:value-type="float" office:value="3957" table:style-name="ce195">
            <text:p>3957<text:s/></text:p>
          </table:table-cell>
          <table:table-cell office:value-type="float" office:value="4060" table:style-name="ce195">
            <text:p>4060<text:s/></text:p>
          </table:table-cell>
          <table:table-cell office:value-type="float" office:value="4045" table:style-name="ce195">
            <text:p>4045<text:s/></text:p>
          </table:table-cell>
          <table:table-cell office:value-type="float" office:value="4150" table:style-name="ce195">
            <text:p>4150<text:s/></text:p>
          </table:table-cell>
          <table:table-cell office:value-type="float" office:value="4050" table:style-name="ce195">
            <text:p>4050<text:s/></text:p>
          </table:table-cell>
          <table:table-cell office:value-type="float" office:value="4013" table:style-name="ce195">
            <text:p>4013<text:s/></text:p>
          </table:table-cell>
          <table:table-cell office:value-type="float" office:value="4018" table:style-name="ce195">
            <text:p>4018<text:s/></text:p>
          </table:table-cell>
          <table:table-cell office:value-type="float" office:value="4038" table:style-name="ce195">
            <text:p>4038<text:s/></text:p>
          </table:table-cell>
          <table:table-cell office:value-type="float" office:value="4009" table:style-name="ce195">
            <text:p>4009<text:s/></text:p>
          </table:table-cell>
          <table:table-cell office:value-type="float" office:value="3838" table:style-name="ce195">
            <text:p>3838<text:s/></text:p>
          </table:table-cell>
          <table:table-cell office:value-type="float" office:value="3579" table:style-name="ce195">
            <text:p>3579<text:s/></text:p>
          </table:table-cell>
          <table:table-cell office:value-type="float" office:value="3879" table:style-name="ce195">
            <text:p>3879<text:s/></text:p>
          </table:table-cell>
          <table:table-cell office:value-type="float" office:value="4172" table:style-name="ce195">
            <text:p>4172<text:s/></text:p>
          </table:table-cell>
          <table:table-cell office:value-type="float" office:value="4474" table:style-name="ce195">
            <text:p>4474<text:s/></text:p>
          </table:table-cell>
          <table:table-cell office:value-type="float" office:value="4647" table:style-name="ce195">
            <text:p>4647<text:s/></text:p>
          </table:table-cell>
          <table:table-cell office:value-type="float" office:value="4754" table:style-name="ce195">
            <text:p>4754<text:s/></text:p>
          </table:table-cell>
          <table:table-cell office:value-type="float" office:value="4590" table:style-name="ce195">
            <text:p>4590<text:s/></text:p>
          </table:table-cell>
          <table:table-cell office:value-type="float" office:value="4628" table:style-name="ce195">
            <text:p>4628<text:s/></text:p>
          </table:table-cell>
          <table:table-cell office:value-type="float" office:value="4532" table:style-name="ce195">
            <text:p>4532<text:s/></text:p>
          </table:table-cell>
          <table:table-cell office:value-type="float" office:value="4240" table:style-name="ce195">
            <text:p>4240<text:s/></text:p>
          </table:table-cell>
          <table:table-cell office:value-type="float" office:value="4381" table:style-name="ce195">
            <text:p>4381<text:s/></text:p>
          </table:table-cell>
          <table:table-cell office:value-type="float" office:value="3982" table:style-name="ce195">
            <text:p>3982<text:s/></text:p>
          </table:table-cell>
          <table:table-cell office:value-type="float" office:value="3890" table:style-name="ce195">
            <text:p>3890<text:s/></text:p>
          </table:table-cell>
          <table:table-cell office:value-type="float" office:value="3999" table:style-name="ce195">
            <text:p>3999<text:s/></text:p>
          </table:table-cell>
          <table:table-cell office:value-type="float" office:value="3977" table:style-name="ce195">
            <text:p>3977<text:s/></text:p>
          </table:table-cell>
          <table:table-cell office:value-type="float" office:value="4056" table:style-name="ce195">
            <text:p>4056<text:s/></text:p>
          </table:table-cell>
          <table:table-cell office:value-type="float" office:value="4241" table:style-name="ce195">
            <text:p>4241<text:s/></text:p>
          </table:table-cell>
          <table:table-cell office:value-type="float" office:value="4300" table:style-name="ce195">
            <text:p>4300<text:s/></text:p>
          </table:table-cell>
          <table:table-cell office:value-type="float" office:value="4307" table:style-name="ce195">
            <text:p>4307<text:s/></text:p>
          </table:table-cell>
          <table:table-cell office:value-type="float" office:value="4163" table:style-name="ce195">
            <text:p>4163<text:s/></text:p>
          </table:table-cell>
          <table:table-cell office:value-type="float" office:value="4127" table:style-name="ce195">
            <text:p>4127<text:s/></text:p>
          </table:table-cell>
          <table:table-cell office:value-type="float" office:value="4194" table:style-name="ce195">
            <text:p>4194<text:s/></text:p>
          </table:table-cell>
          <table:table-cell office:value-type="float" office:value="4445" table:style-name="ce195">
            <text:p>4445<text:s/></text:p>
          </table:table-cell>
          <table:table-cell office:value-type="float" office:value="4455" table:style-name="ce195">
            <text:p>4455<text:s/></text:p>
          </table:table-cell>
          <table:table-cell office:value-type="float" office:value="4467" table:style-name="ce195">
            <text:p>4467<text:s/></text:p>
          </table:table-cell>
          <table:table-cell office:value-type="float" office:value="4398" table:style-name="ce195">
            <text:p>4398<text:s/></text:p>
          </table:table-cell>
          <table:table-cell office:value-type="float" office:value="4336" table:style-name="ce195">
            <text:p>4336<text:s/></text:p>
          </table:table-cell>
          <table:table-cell office:value-type="float" office:value="4277" table:style-name="ce195">
            <text:p>4277<text:s/></text:p>
          </table:table-cell>
          <table:table-cell office:value-type="float" office:value="4296" table:style-name="ce195">
            <text:p>4296<text:s/></text:p>
          </table:table-cell>
          <table:table-cell office:value-type="float" office:value="3596" table:style-name="ce195">
            <text:p>3596<text:s/></text:p>
          </table:table-cell>
          <table:table-cell office:value-type="float" office:value="3817" table:style-name="ce195">
            <text:p>3817<text:s/></text:p>
          </table:table-cell>
          <table:table-cell office:value-type="float" office:value="3502" table:style-name="ce195">
            <text:p>3502<text:s/></text:p>
          </table:table-cell>
          <table:table-cell office:value-type="float" office:value="3490" table:style-name="ce195">
            <text:p>3490<text:s/></text:p>
          </table:table-cell>
          <table:table-cell office:value-type="float" office:value="3151" table:style-name="ce195">
            <text:p>3151<text:s/></text:p>
          </table:table-cell>
          <table:table-cell office:value-type="float" office:value="3017" table:style-name="ce195">
            <text:p>3017<text:s/></text:p>
          </table:table-cell>
          <table:table-cell office:value-type="float" office:value="2805" table:style-name="ce195">
            <text:p>2805<text:s/></text:p>
          </table:table-cell>
          <table:table-cell office:value-type="float" office:value="2569" table:style-name="ce195">
            <text:p>2569<text:s/></text:p>
          </table:table-cell>
          <table:table-cell office:value-type="float" office:value="2212" table:style-name="ce195">
            <text:p>2212<text:s/></text:p>
          </table:table-cell>
          <table:table-cell office:value-type="float" office:value="2073" table:style-name="ce195">
            <text:p>2073<text:s/></text:p>
          </table:table-cell>
          <table:table-cell office:value-type="float" office:value="1738" table:style-name="ce195">
            <text:p>1738<text:s/></text:p>
          </table:table-cell>
          <table:table-cell office:value-type="float" office:value="1661" table:style-name="ce195">
            <text:p>1661<text:s/></text:p>
          </table:table-cell>
          <table:table-cell office:value-type="float" office:value="1235" table:style-name="ce195">
            <text:p>1235<text:s/></text:p>
          </table:table-cell>
          <table:table-cell office:value-type="float" office:value="1509" table:style-name="ce195">
            <text:p>1509<text:s/></text:p>
          </table:table-cell>
          <table:table-cell office:value-type="float" office:value="1433" table:style-name="ce195">
            <text:p>1433<text:s/></text:p>
          </table:table-cell>
          <table:table-cell office:value-type="float" office:value="1476" table:style-name="ce195">
            <text:p>1476<text:s/></text:p>
          </table:table-cell>
          <table:table-cell office:value-type="float" office:value="1416" table:style-name="ce195">
            <text:p>1416<text:s/></text:p>
          </table:table-cell>
          <table:table-cell office:value-type="float" office:value="1474" table:style-name="ce195">
            <text:p>1474<text:s/></text:p>
          </table:table-cell>
          <table:table-cell office:value-type="float" office:value="1417" table:style-name="ce195">
            <text:p>1417<text:s/></text:p>
          </table:table-cell>
          <table:table-cell office:value-type="float" office:value="1183" table:style-name="ce195">
            <text:p>1183<text:s/></text:p>
          </table:table-cell>
          <table:table-cell office:value-type="float" office:value="1174" table:style-name="ce195">
            <text:p>1174<text:s/></text:p>
          </table:table-cell>
          <table:table-cell office:value-type="float" office:value="969" table:style-name="ce195">
            <text:p>969<text:s/></text:p>
          </table:table-cell>
          <table:table-cell office:value-type="float" office:value="863" table:style-name="ce195">
            <text:p>863<text:s/></text:p>
          </table:table-cell>
          <table:table-cell office:value-type="float" office:value="775" table:style-name="ce195">
            <text:p>775<text:s/></text:p>
          </table:table-cell>
          <table:table-cell office:value-type="float" office:value="655" table:style-name="ce195">
            <text:p>655<text:s/></text:p>
          </table:table-cell>
          <table:table-cell office:value-type="float" office:value="590" table:style-name="ce195">
            <text:p>590<text:s/></text:p>
          </table:table-cell>
          <table:table-cell office:value-type="float" office:value="532" table:style-name="ce195">
            <text:p>532<text:s/></text:p>
          </table:table-cell>
          <table:table-cell office:value-type="float" office:value="411" table:style-name="ce195">
            <text:p>411<text:s/></text:p>
          </table:table-cell>
          <table:table-cell office:value-type="float" office:value="357" table:style-name="ce195">
            <text:p>357<text:s/></text:p>
          </table:table-cell>
          <table:table-cell office:value-type="float" office:value="269" table:style-name="ce195">
            <text:p>269<text:s/></text:p>
          </table:table-cell>
          <table:table-cell office:value-type="float" office:value="218" table:style-name="ce195">
            <text:p>218<text:s/></text:p>
          </table:table-cell>
          <table:table-cell office:value-type="float" office:value="165" table:style-name="ce195">
            <text:p>165<text:s/></text:p>
          </table:table-cell>
          <table:table-cell office:value-type="float" office:value="108" table:style-name="ce195">
            <text:p>108<text:s/></text:p>
          </table:table-cell>
          <table:table-cell office:value-type="float" office:value="64" table:style-name="ce195">
            <text:p>64<text:s/></text:p>
          </table:table-cell>
          <table:table-cell office:value-type="float" office:value="42" table:style-name="ce195">
            <text:p>42<text:s/></text:p>
          </table:table-cell>
          <table:table-cell office:value-type="float" office:value="31" table:style-name="ce195">
            <text:p>31<text:s/></text:p>
          </table:table-cell>
          <table:table-cell office:value-type="float" office:value="28" table:style-name="ce195">
            <text:p>28<text:s/></text:p>
          </table:table-cell>
          <table:table-cell office:value-type="float" office:value="38" table:style-name="ce195">
            <text:p>38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苗栗縣</text:p>
          </table:table-cell>
          <table:table-cell office:value-type="string" table:style-name="ce195">
            <text:p>女</text:p>
          </table:table-cell>
          <table:table-cell office:value-type="float" office:value="264809" table:style-name="ce195">
            <text:p>264809<text:s/></text:p>
          </table:table-cell>
          <table:table-cell office:value-type="float" office:value="31382" table:style-name="ce195">
            <text:p>31382<text:s/></text:p>
          </table:table-cell>
          <table:table-cell office:value-type="float" office:value="181480" table:style-name="ce195">
            <text:p>181480<text:s/></text:p>
          </table:table-cell>
          <table:table-cell office:value-type="float" office:value="49370" table:style-name="ce195">
            <text:p>49370<text:s/></text:p>
          </table:table-cell>
          <table:table-cell office:value-type="float" office:value="110869" table:style-name="ce195">
            <text:p>110869<text:s/></text:p>
          </table:table-cell>
          <table:table-cell office:value-type="float" office:value="217848" table:style-name="ce195">
            <text:p>217848<text:s/></text:p>
          </table:table-cell>
          <table:table-cell office:value-type="float" office:value="1268" table:style-name="ce195">
            <text:p>1268<text:s/></text:p>
          </table:table-cell>
          <table:table-cell office:value-type="float" office:value="1476" table:style-name="ce195">
            <text:p>1476<text:s/></text:p>
          </table:table-cell>
          <table:table-cell office:value-type="float" office:value="1670" table:style-name="ce195">
            <text:p>1670<text:s/></text:p>
          </table:table-cell>
          <table:table-cell office:value-type="float" office:value="1895" table:style-name="ce195">
            <text:p>1895<text:s/></text:p>
          </table:table-cell>
          <table:table-cell office:value-type="float" office:value="2056" table:style-name="ce195">
            <text:p>2056<text:s/></text:p>
          </table:table-cell>
          <table:table-cell office:value-type="float" office:value="2346" table:style-name="ce195">
            <text:p>2346<text:s/></text:p>
          </table:table-cell>
          <table:table-cell office:value-type="float" office:value="2499" table:style-name="ce195">
            <text:p>2499<text:s/></text:p>
          </table:table-cell>
          <table:table-cell office:value-type="float" office:value="2235" table:style-name="ce195">
            <text:p>2235<text:s/></text:p>
          </table:table-cell>
          <table:table-cell office:value-type="float" office:value="2693" table:style-name="ce195">
            <text:p>2693<text:s/></text:p>
          </table:table-cell>
          <table:table-cell office:value-type="float" office:value="2380" table:style-name="ce195">
            <text:p>2380<text:s/></text:p>
          </table:table-cell>
          <table:table-cell office:value-type="float" office:value="1934" table:style-name="ce195">
            <text:p>1934<text:s/></text:p>
          </table:table-cell>
          <table:table-cell office:value-type="float" office:value="2108" table:style-name="ce195">
            <text:p>2108<text:s/></text:p>
          </table:table-cell>
          <table:table-cell office:value-type="float" office:value="2149" table:style-name="ce195">
            <text:p>2149<text:s/></text:p>
          </table:table-cell>
          <table:table-cell office:value-type="float" office:value="2319" table:style-name="ce195">
            <text:p>2319<text:s/></text:p>
          </table:table-cell>
          <table:table-cell office:value-type="float" office:value="2354" table:style-name="ce195">
            <text:p>2354<text:s/></text:p>
          </table:table-cell>
          <table:table-cell office:value-type="float" office:value="2312" table:style-name="ce195">
            <text:p>2312<text:s/></text:p>
          </table:table-cell>
          <table:table-cell office:value-type="float" office:value="2459" table:style-name="ce195">
            <text:p>2459<text:s/></text:p>
          </table:table-cell>
          <table:table-cell office:value-type="float" office:value="2439" table:style-name="ce195">
            <text:p>2439<text:s/></text:p>
          </table:table-cell>
          <table:table-cell office:value-type="float" office:value="2819" table:style-name="ce195">
            <text:p>2819<text:s/></text:p>
          </table:table-cell>
          <table:table-cell office:value-type="float" office:value="2973" table:style-name="ce195">
            <text:p>2973<text:s/></text:p>
          </table:table-cell>
          <table:table-cell office:value-type="float" office:value="3324" table:style-name="ce195">
            <text:p>3324<text:s/></text:p>
          </table:table-cell>
          <table:table-cell office:value-type="float" office:value="3233" table:style-name="ce195">
            <text:p>3233<text:s/></text:p>
          </table:table-cell>
          <table:table-cell office:value-type="float" office:value="2982" table:style-name="ce195">
            <text:p>2982<text:s/></text:p>
          </table:table-cell>
          <table:table-cell office:value-type="float" office:value="3389" table:style-name="ce195">
            <text:p>3389<text:s/></text:p>
          </table:table-cell>
          <table:table-cell office:value-type="float" office:value="3721" table:style-name="ce195">
            <text:p>3721<text:s/></text:p>
          </table:table-cell>
          <table:table-cell office:value-type="float" office:value="3558" table:style-name="ce195">
            <text:p>3558<text:s/></text:p>
          </table:table-cell>
          <table:table-cell office:value-type="float" office:value="3613" table:style-name="ce195">
            <text:p>3613<text:s/></text:p>
          </table:table-cell>
          <table:table-cell office:value-type="float" office:value="3510" table:style-name="ce195">
            <text:p>3510<text:s/></text:p>
          </table:table-cell>
          <table:table-cell office:value-type="float" office:value="3585" table:style-name="ce195">
            <text:p>3585<text:s/></text:p>
          </table:table-cell>
          <table:table-cell office:value-type="float" office:value="3339" table:style-name="ce195">
            <text:p>3339<text:s/></text:p>
          </table:table-cell>
          <table:table-cell office:value-type="float" office:value="3411" table:style-name="ce195">
            <text:p>3411<text:s/></text:p>
          </table:table-cell>
          <table:table-cell office:value-type="float" office:value="3359" table:style-name="ce195">
            <text:p>3359<text:s/></text:p>
          </table:table-cell>
          <table:table-cell office:value-type="float" office:value="3339" table:style-name="ce195">
            <text:p>3339<text:s/></text:p>
          </table:table-cell>
          <table:table-cell office:value-type="float" office:value="3220" table:style-name="ce195">
            <text:p>3220<text:s/></text:p>
          </table:table-cell>
          <table:table-cell office:value-type="float" office:value="3170" table:style-name="ce195">
            <text:p>3170<text:s/></text:p>
          </table:table-cell>
          <table:table-cell office:value-type="float" office:value="3486" table:style-name="ce195">
            <text:p>3486<text:s/></text:p>
          </table:table-cell>
          <table:table-cell office:value-type="float" office:value="3755" table:style-name="ce195">
            <text:p>3755<text:s/></text:p>
          </table:table-cell>
          <table:table-cell office:value-type="float" office:value="4062" table:style-name="ce195">
            <text:p>4062<text:s/></text:p>
          </table:table-cell>
          <table:table-cell office:value-type="float" office:value="4499" table:style-name="ce195">
            <text:p>4499<text:s/></text:p>
          </table:table-cell>
          <table:table-cell office:value-type="float" office:value="4453" table:style-name="ce195">
            <text:p>4453<text:s/></text:p>
          </table:table-cell>
          <table:table-cell office:value-type="float" office:value="4372" table:style-name="ce195">
            <text:p>4372<text:s/></text:p>
          </table:table-cell>
          <table:table-cell office:value-type="float" office:value="4534" table:style-name="ce195">
            <text:p>4534<text:s/></text:p>
          </table:table-cell>
          <table:table-cell office:value-type="float" office:value="4333" table:style-name="ce195">
            <text:p>4333<text:s/></text:p>
          </table:table-cell>
          <table:table-cell office:value-type="float" office:value="4022" table:style-name="ce195">
            <text:p>4022<text:s/></text:p>
          </table:table-cell>
          <table:table-cell office:value-type="float" office:value="4219" table:style-name="ce195">
            <text:p>4219<text:s/></text:p>
          </table:table-cell>
          <table:table-cell office:value-type="float" office:value="3870" table:style-name="ce195">
            <text:p>3870<text:s/></text:p>
          </table:table-cell>
          <table:table-cell office:value-type="float" office:value="3560" table:style-name="ce195">
            <text:p>3560<text:s/></text:p>
          </table:table-cell>
          <table:table-cell office:value-type="float" office:value="3578" table:style-name="ce195">
            <text:p>3578<text:s/></text:p>
          </table:table-cell>
          <table:table-cell office:value-type="float" office:value="3639" table:style-name="ce195">
            <text:p>3639<text:s/></text:p>
          </table:table-cell>
          <table:table-cell office:value-type="float" office:value="3734" table:style-name="ce195">
            <text:p>3734<text:s/></text:p>
          </table:table-cell>
          <table:table-cell office:value-type="float" office:value="3892" table:style-name="ce195">
            <text:p>3892<text:s/></text:p>
          </table:table-cell>
          <table:table-cell office:value-type="float" office:value="3840" table:style-name="ce195">
            <text:p>3840<text:s/></text:p>
          </table:table-cell>
          <table:table-cell office:value-type="float" office:value="3824" table:style-name="ce195">
            <text:p>3824<text:s/></text:p>
          </table:table-cell>
          <table:table-cell office:value-type="float" office:value="3707" table:style-name="ce195">
            <text:p>3707<text:s/></text:p>
          </table:table-cell>
          <table:table-cell office:value-type="float" office:value="3698" table:style-name="ce195">
            <text:p>3698<text:s/></text:p>
          </table:table-cell>
          <table:table-cell office:value-type="float" office:value="3764" table:style-name="ce195">
            <text:p>3764<text:s/></text:p>
          </table:table-cell>
          <table:table-cell office:value-type="float" office:value="3999" table:style-name="ce195">
            <text:p>3999<text:s/></text:p>
          </table:table-cell>
          <table:table-cell office:value-type="float" office:value="4065" table:style-name="ce195">
            <text:p>4065<text:s/></text:p>
          </table:table-cell>
          <table:table-cell office:value-type="float" office:value="4123" table:style-name="ce195">
            <text:p>4123<text:s/></text:p>
          </table:table-cell>
          <table:table-cell office:value-type="float" office:value="4071" table:style-name="ce195">
            <text:p>4071<text:s/></text:p>
          </table:table-cell>
          <table:table-cell office:value-type="float" office:value="3910" table:style-name="ce195">
            <text:p>3910<text:s/></text:p>
          </table:table-cell>
          <table:table-cell office:value-type="float" office:value="3943" table:style-name="ce195">
            <text:p>3943<text:s/></text:p>
          </table:table-cell>
          <table:table-cell office:value-type="float" office:value="3844" table:style-name="ce195">
            <text:p>3844<text:s/></text:p>
          </table:table-cell>
          <table:table-cell office:value-type="float" office:value="3421" table:style-name="ce195">
            <text:p>3421<text:s/></text:p>
          </table:table-cell>
          <table:table-cell office:value-type="float" office:value="3508" table:style-name="ce195">
            <text:p>3508<text:s/></text:p>
          </table:table-cell>
          <table:table-cell office:value-type="float" office:value="3218" table:style-name="ce195">
            <text:p>3218<text:s/></text:p>
          </table:table-cell>
          <table:table-cell office:value-type="float" office:value="3343" table:style-name="ce195">
            <text:p>3343<text:s/></text:p>
          </table:table-cell>
          <table:table-cell office:value-type="float" office:value="2975" table:style-name="ce195">
            <text:p>2975<text:s/></text:p>
          </table:table-cell>
          <table:table-cell office:value-type="float" office:value="3063" table:style-name="ce195">
            <text:p>3063<text:s/></text:p>
          </table:table-cell>
          <table:table-cell office:value-type="float" office:value="2969" table:style-name="ce195">
            <text:p>2969<text:s/></text:p>
          </table:table-cell>
          <table:table-cell office:value-type="float" office:value="2624" table:style-name="ce195">
            <text:p>2624<text:s/></text:p>
          </table:table-cell>
          <table:table-cell office:value-type="float" office:value="2290" table:style-name="ce195">
            <text:p>2290<text:s/></text:p>
          </table:table-cell>
          <table:table-cell office:value-type="float" office:value="2336" table:style-name="ce195">
            <text:p>2336<text:s/></text:p>
          </table:table-cell>
          <table:table-cell office:value-type="float" office:value="1865" table:style-name="ce195">
            <text:p>1865<text:s/></text:p>
          </table:table-cell>
          <table:table-cell office:value-type="float" office:value="1777" table:style-name="ce195">
            <text:p>1777<text:s/></text:p>
          </table:table-cell>
          <table:table-cell office:value-type="float" office:value="1370" table:style-name="ce195">
            <text:p>1370<text:s/></text:p>
          </table:table-cell>
          <table:table-cell office:value-type="float" office:value="1635" table:style-name="ce195">
            <text:p>1635<text:s/></text:p>
          </table:table-cell>
          <table:table-cell office:value-type="float" office:value="1655" table:style-name="ce195">
            <text:p>1655<text:s/></text:p>
          </table:table-cell>
          <table:table-cell office:value-type="float" office:value="1696" table:style-name="ce195">
            <text:p>1696<text:s/></text:p>
          </table:table-cell>
          <table:table-cell office:value-type="float" office:value="1663" table:style-name="ce195">
            <text:p>1663<text:s/></text:p>
          </table:table-cell>
          <table:table-cell office:value-type="float" office:value="1697" table:style-name="ce195">
            <text:p>1697<text:s/></text:p>
          </table:table-cell>
          <table:table-cell office:value-type="float" office:value="1655" table:style-name="ce195">
            <text:p>1655<text:s/></text:p>
          </table:table-cell>
          <table:table-cell office:value-type="float" office:value="1454" table:style-name="ce195">
            <text:p>1454<text:s/></text:p>
          </table:table-cell>
          <table:table-cell office:value-type="float" office:value="1423" table:style-name="ce195">
            <text:p>1423<text:s/></text:p>
          </table:table-cell>
          <table:table-cell office:value-type="float" office:value="1264" table:style-name="ce195">
            <text:p>1264<text:s/></text:p>
          </table:table-cell>
          <table:table-cell office:value-type="float" office:value="1061" table:style-name="ce195">
            <text:p>1061<text:s/></text:p>
          </table:table-cell>
          <table:table-cell office:value-type="float" office:value="1072" table:style-name="ce195">
            <text:p>1072<text:s/></text:p>
          </table:table-cell>
          <table:table-cell office:value-type="float" office:value="967" table:style-name="ce195">
            <text:p>967<text:s/></text:p>
          </table:table-cell>
          <table:table-cell office:value-type="float" office:value="847" table:style-name="ce195">
            <text:p>847<text:s/></text:p>
          </table:table-cell>
          <table:table-cell office:value-type="float" office:value="759" table:style-name="ce195">
            <text:p>759<text:s/></text:p>
          </table:table-cell>
          <table:table-cell office:value-type="float" office:value="555" table:style-name="ce195">
            <text:p>555<text:s/></text:p>
          </table:table-cell>
          <table:table-cell office:value-type="float" office:value="533" table:style-name="ce195">
            <text:p>533<text:s/></text:p>
          </table:table-cell>
          <table:table-cell office:value-type="float" office:value="419" table:style-name="ce195">
            <text:p>419<text:s/></text:p>
          </table:table-cell>
          <table:table-cell office:value-type="float" office:value="326" table:style-name="ce195">
            <text:p>326<text:s/></text:p>
          </table:table-cell>
          <table:table-cell office:value-type="float" office:value="279" table:style-name="ce195">
            <text:p>279<text:s/></text:p>
          </table:table-cell>
          <table:table-cell office:value-type="float" office:value="181" table:style-name="ce195">
            <text:p>181<text:s/></text:p>
          </table:table-cell>
          <table:table-cell office:value-type="float" office:value="131" table:style-name="ce195">
            <text:p>131<text:s/></text:p>
          </table:table-cell>
          <table:table-cell office:value-type="float" office:value="95" table:style-name="ce195">
            <text:p>95<text:s/></text:p>
          </table:table-cell>
          <table:table-cell office:value-type="float" office:value="66" table:style-name="ce195">
            <text:p>66<text:s/></text:p>
          </table:table-cell>
          <table:table-cell office:value-type="float" office:value="33" table:style-name="ce195">
            <text:p>33<text:s/></text:p>
          </table:table-cell>
          <table:table-cell office:value-type="float" office:value="74" table:style-name="ce195">
            <text:p>74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彰化縣</text:p>
          </table:table-cell>
          <table:table-cell office:value-type="string" table:style-name="ce195">
            <text:p>計</text:p>
          </table:table-cell>
          <table:table-cell office:value-type="float" office:value="1275111" table:style-name="ce195">
            <text:p>1275111<text:s/></text:p>
          </table:table-cell>
          <table:table-cell office:value-type="float" office:value="158266" table:style-name="ce195">
            <text:p>158266<text:s/></text:p>
          </table:table-cell>
          <table:table-cell office:value-type="float" office:value="890721" table:style-name="ce195">
            <text:p>890721<text:s/></text:p>
          </table:table-cell>
          <table:table-cell office:value-type="float" office:value="213686" table:style-name="ce195">
            <text:p>213686<text:s/></text:p>
          </table:table-cell>
          <table:table-cell office:value-type="float" office:value="554918" table:style-name="ce195">
            <text:p>554918<text:s/></text:p>
          </table:table-cell>
          <table:table-cell office:value-type="float" office:value="1038112" table:style-name="ce195">
            <text:p>1038112<text:s/></text:p>
          </table:table-cell>
          <table:table-cell office:value-type="float" office:value="10448" table:style-name="ce195">
            <text:p>10448<text:s/></text:p>
          </table:table-cell>
          <table:table-cell office:value-type="float" office:value="10536" table:style-name="ce195">
            <text:p>10536<text:s/></text:p>
          </table:table-cell>
          <table:table-cell office:value-type="float" office:value="10174" table:style-name="ce195">
            <text:p>10174<text:s/></text:p>
          </table:table-cell>
          <table:table-cell office:value-type="float" office:value="10142" table:style-name="ce195">
            <text:p>10142<text:s/></text:p>
          </table:table-cell>
          <table:table-cell office:value-type="float" office:value="10712" table:style-name="ce195">
            <text:p>10712<text:s/></text:p>
          </table:table-cell>
          <table:table-cell office:value-type="float" office:value="10827" table:style-name="ce195">
            <text:p>10827<text:s/></text:p>
          </table:table-cell>
          <table:table-cell office:value-type="float" office:value="10809" table:style-name="ce195">
            <text:p>10809<text:s/></text:p>
          </table:table-cell>
          <table:table-cell office:value-type="float" office:value="9889" table:style-name="ce195">
            <text:p>9889<text:s/></text:p>
          </table:table-cell>
          <table:table-cell office:value-type="float" office:value="11849" table:style-name="ce195">
            <text:p>11849<text:s/></text:p>
          </table:table-cell>
          <table:table-cell office:value-type="float" office:value="10919" table:style-name="ce195">
            <text:p>10919<text:s/></text:p>
          </table:table-cell>
          <table:table-cell office:value-type="float" office:value="8967" table:style-name="ce195">
            <text:p>8967<text:s/></text:p>
          </table:table-cell>
          <table:table-cell office:value-type="float" office:value="10171" table:style-name="ce195">
            <text:p>10171<text:s/></text:p>
          </table:table-cell>
          <table:table-cell office:value-type="float" office:value="10632" table:style-name="ce195">
            <text:p>10632<text:s/></text:p>
          </table:table-cell>
          <table:table-cell office:value-type="float" office:value="10836" table:style-name="ce195">
            <text:p>10836<text:s/></text:p>
          </table:table-cell>
          <table:table-cell office:value-type="float" office:value="11355" table:style-name="ce195">
            <text:p>11355<text:s/></text:p>
          </table:table-cell>
          <table:table-cell office:value-type="float" office:value="11548" table:style-name="ce195">
            <text:p>11548<text:s/></text:p>
          </table:table-cell>
          <table:table-cell office:value-type="float" office:value="12621" table:style-name="ce195">
            <text:p>12621<text:s/></text:p>
          </table:table-cell>
          <table:table-cell office:value-type="float" office:value="13242" table:style-name="ce195">
            <text:p>13242<text:s/></text:p>
          </table:table-cell>
          <table:table-cell office:value-type="float" office:value="14202" table:style-name="ce195">
            <text:p>14202<text:s/></text:p>
          </table:table-cell>
          <table:table-cell office:value-type="float" office:value="14682" table:style-name="ce195">
            <text:p>14682<text:s/></text:p>
          </table:table-cell>
          <table:table-cell office:value-type="float" office:value="17078" table:style-name="ce195">
            <text:p>17078<text:s/></text:p>
          </table:table-cell>
          <table:table-cell office:value-type="float" office:value="16308" table:style-name="ce195">
            <text:p>16308<text:s/></text:p>
          </table:table-cell>
          <table:table-cell office:value-type="float" office:value="15836" table:style-name="ce195">
            <text:p>15836<text:s/></text:p>
          </table:table-cell>
          <table:table-cell office:value-type="float" office:value="17589" table:style-name="ce195">
            <text:p>17589<text:s/></text:p>
          </table:table-cell>
          <table:table-cell office:value-type="float" office:value="18251" table:style-name="ce195">
            <text:p>18251<text:s/></text:p>
          </table:table-cell>
          <table:table-cell office:value-type="float" office:value="17929" table:style-name="ce195">
            <text:p>17929<text:s/></text:p>
          </table:table-cell>
          <table:table-cell office:value-type="float" office:value="17746" table:style-name="ce195">
            <text:p>17746<text:s/></text:p>
          </table:table-cell>
          <table:table-cell office:value-type="float" office:value="18091" table:style-name="ce195">
            <text:p>18091<text:s/></text:p>
          </table:table-cell>
          <table:table-cell office:value-type="float" office:value="18242" table:style-name="ce195">
            <text:p>18242<text:s/></text:p>
          </table:table-cell>
          <table:table-cell office:value-type="float" office:value="17635" table:style-name="ce195">
            <text:p>17635<text:s/></text:p>
          </table:table-cell>
          <table:table-cell office:value-type="float" office:value="18184" table:style-name="ce195">
            <text:p>18184<text:s/></text:p>
          </table:table-cell>
          <table:table-cell office:value-type="float" office:value="17695" table:style-name="ce195">
            <text:p>17695<text:s/></text:p>
          </table:table-cell>
          <table:table-cell office:value-type="float" office:value="18381" table:style-name="ce195">
            <text:p>18381<text:s/></text:p>
          </table:table-cell>
          <table:table-cell office:value-type="float" office:value="17356" table:style-name="ce195">
            <text:p>17356<text:s/></text:p>
          </table:table-cell>
          <table:table-cell office:value-type="float" office:value="16985" table:style-name="ce195">
            <text:p>16985<text:s/></text:p>
          </table:table-cell>
          <table:table-cell office:value-type="float" office:value="18240" table:style-name="ce195">
            <text:p>18240<text:s/></text:p>
          </table:table-cell>
          <table:table-cell office:value-type="float" office:value="19693" table:style-name="ce195">
            <text:p>19693<text:s/></text:p>
          </table:table-cell>
          <table:table-cell office:value-type="float" office:value="20037" table:style-name="ce195">
            <text:p>20037<text:s/></text:p>
          </table:table-cell>
          <table:table-cell office:value-type="float" office:value="20865" table:style-name="ce195">
            <text:p>20865<text:s/></text:p>
          </table:table-cell>
          <table:table-cell office:value-type="float" office:value="21431" table:style-name="ce195">
            <text:p>21431<text:s/></text:p>
          </table:table-cell>
          <table:table-cell office:value-type="float" office:value="21179" table:style-name="ce195">
            <text:p>21179<text:s/></text:p>
          </table:table-cell>
          <table:table-cell office:value-type="float" office:value="21354" table:style-name="ce195">
            <text:p>21354<text:s/></text:p>
          </table:table-cell>
          <table:table-cell office:value-type="float" office:value="20896" table:style-name="ce195">
            <text:p>20896<text:s/></text:p>
          </table:table-cell>
          <table:table-cell office:value-type="float" office:value="19776" table:style-name="ce195">
            <text:p>19776<text:s/></text:p>
          </table:table-cell>
          <table:table-cell office:value-type="float" office:value="20476" table:style-name="ce195">
            <text:p>20476<text:s/></text:p>
          </table:table-cell>
          <table:table-cell office:value-type="float" office:value="18546" table:style-name="ce195">
            <text:p>18546<text:s/></text:p>
          </table:table-cell>
          <table:table-cell office:value-type="float" office:value="17720" table:style-name="ce195">
            <text:p>17720<text:s/></text:p>
          </table:table-cell>
          <table:table-cell office:value-type="float" office:value="17230" table:style-name="ce195">
            <text:p>17230<text:s/></text:p>
          </table:table-cell>
          <table:table-cell office:value-type="float" office:value="17078" table:style-name="ce195">
            <text:p>17078<text:s/></text:p>
          </table:table-cell>
          <table:table-cell office:value-type="float" office:value="17091" table:style-name="ce195">
            <text:p>17091<text:s/></text:p>
          </table:table-cell>
          <table:table-cell office:value-type="float" office:value="17556" table:style-name="ce195">
            <text:p>17556<text:s/></text:p>
          </table:table-cell>
          <table:table-cell office:value-type="float" office:value="17690" table:style-name="ce195">
            <text:p>17690<text:s/></text:p>
          </table:table-cell>
          <table:table-cell office:value-type="float" office:value="17637" table:style-name="ce195">
            <text:p>17637<text:s/></text:p>
          </table:table-cell>
          <table:table-cell office:value-type="float" office:value="17675" table:style-name="ce195">
            <text:p>17675<text:s/></text:p>
          </table:table-cell>
          <table:table-cell office:value-type="float" office:value="17982" table:style-name="ce195">
            <text:p>17982<text:s/></text:p>
          </table:table-cell>
          <table:table-cell office:value-type="float" office:value="17974" table:style-name="ce195">
            <text:p>17974<text:s/></text:p>
          </table:table-cell>
          <table:table-cell office:value-type="float" office:value="19042" table:style-name="ce195">
            <text:p>19042<text:s/></text:p>
          </table:table-cell>
          <table:table-cell office:value-type="float" office:value="18782" table:style-name="ce195">
            <text:p>18782<text:s/></text:p>
          </table:table-cell>
          <table:table-cell office:value-type="float" office:value="19139" table:style-name="ce195">
            <text:p>19139<text:s/></text:p>
          </table:table-cell>
          <table:table-cell office:value-type="float" office:value="18804" table:style-name="ce195">
            <text:p>18804<text:s/></text:p>
          </table:table-cell>
          <table:table-cell office:value-type="float" office:value="18281" table:style-name="ce195">
            <text:p>18281<text:s/></text:p>
          </table:table-cell>
          <table:table-cell office:value-type="float" office:value="18006" table:style-name="ce195">
            <text:p>18006<text:s/></text:p>
          </table:table-cell>
          <table:table-cell office:value-type="float" office:value="18251" table:style-name="ce195">
            <text:p>18251<text:s/></text:p>
          </table:table-cell>
          <table:table-cell office:value-type="float" office:value="16060" table:style-name="ce195">
            <text:p>16060<text:s/></text:p>
          </table:table-cell>
          <table:table-cell office:value-type="float" office:value="16629" table:style-name="ce195">
            <text:p>16629<text:s/></text:p>
          </table:table-cell>
          <table:table-cell office:value-type="float" office:value="16088" table:style-name="ce195">
            <text:p>16088<text:s/></text:p>
          </table:table-cell>
          <table:table-cell office:value-type="float" office:value="15391" table:style-name="ce195">
            <text:p>15391<text:s/></text:p>
          </table:table-cell>
          <table:table-cell office:value-type="float" office:value="14228" table:style-name="ce195">
            <text:p>14228<text:s/></text:p>
          </table:table-cell>
          <table:table-cell office:value-type="float" office:value="14038" table:style-name="ce195">
            <text:p>14038<text:s/></text:p>
          </table:table-cell>
          <table:table-cell office:value-type="float" office:value="14126" table:style-name="ce195">
            <text:p>14126<text:s/></text:p>
          </table:table-cell>
          <table:table-cell office:value-type="float" office:value="12207" table:style-name="ce195">
            <text:p>12207<text:s/></text:p>
          </table:table-cell>
          <table:table-cell office:value-type="float" office:value="10824" table:style-name="ce195">
            <text:p>10824<text:s/></text:p>
          </table:table-cell>
          <table:table-cell office:value-type="float" office:value="10775" table:style-name="ce195">
            <text:p>10775<text:s/></text:p>
          </table:table-cell>
          <table:table-cell office:value-type="float" office:value="8769" table:style-name="ce195">
            <text:p>8769<text:s/></text:p>
          </table:table-cell>
          <table:table-cell office:value-type="float" office:value="7599" table:style-name="ce195">
            <text:p>7599<text:s/></text:p>
          </table:table-cell>
          <table:table-cell office:value-type="float" office:value="5519" table:style-name="ce195">
            <text:p>5519<text:s/></text:p>
          </table:table-cell>
          <table:table-cell office:value-type="float" office:value="6769" table:style-name="ce195">
            <text:p>6769<text:s/></text:p>
          </table:table-cell>
          <table:table-cell office:value-type="float" office:value="7133" table:style-name="ce195">
            <text:p>7133<text:s/></text:p>
          </table:table-cell>
          <table:table-cell office:value-type="float" office:value="7052" table:style-name="ce195">
            <text:p>7052<text:s/></text:p>
          </table:table-cell>
          <table:table-cell office:value-type="float" office:value="6765" table:style-name="ce195">
            <text:p>6765<text:s/></text:p>
          </table:table-cell>
          <table:table-cell office:value-type="float" office:value="6757" table:style-name="ce195">
            <text:p>6757<text:s/></text:p>
          </table:table-cell>
          <table:table-cell office:value-type="float" office:value="6598" table:style-name="ce195">
            <text:p>6598<text:s/></text:p>
          </table:table-cell>
          <table:table-cell office:value-type="float" office:value="6008" table:style-name="ce195">
            <text:p>6008<text:s/></text:p>
          </table:table-cell>
          <table:table-cell office:value-type="float" office:value="5345" table:style-name="ce195">
            <text:p>5345<text:s/></text:p>
          </table:table-cell>
          <table:table-cell office:value-type="float" office:value="4964" table:style-name="ce195">
            <text:p>4964<text:s/></text:p>
          </table:table-cell>
          <table:table-cell office:value-type="float" office:value="4541" table:style-name="ce195">
            <text:p>4541<text:s/></text:p>
          </table:table-cell>
          <table:table-cell office:value-type="float" office:value="4032" table:style-name="ce195">
            <text:p>4032<text:s/></text:p>
          </table:table-cell>
          <table:table-cell office:value-type="float" office:value="3615" table:style-name="ce195">
            <text:p>3615<text:s/></text:p>
          </table:table-cell>
          <table:table-cell office:value-type="float" office:value="3029" table:style-name="ce195">
            <text:p>3029<text:s/></text:p>
          </table:table-cell>
          <table:table-cell office:value-type="float" office:value="2663" table:style-name="ce195">
            <text:p>2663<text:s/></text:p>
          </table:table-cell>
          <table:table-cell office:value-type="float" office:value="2154" table:style-name="ce195">
            <text:p>2154<text:s/></text:p>
          </table:table-cell>
          <table:table-cell office:value-type="float" office:value="1767" table:style-name="ce195">
            <text:p>1767<text:s/></text:p>
          </table:table-cell>
          <table:table-cell office:value-type="float" office:value="1297" table:style-name="ce195">
            <text:p>1297<text:s/></text:p>
          </table:table-cell>
          <table:table-cell office:value-type="float" office:value="1005" table:style-name="ce195">
            <text:p>1005<text:s/></text:p>
          </table:table-cell>
          <table:table-cell office:value-type="float" office:value="844" table:style-name="ce195">
            <text:p>844<text:s/></text:p>
          </table:table-cell>
          <table:table-cell office:value-type="float" office:value="612" table:style-name="ce195">
            <text:p>612<text:s/></text:p>
          </table:table-cell>
          <table:table-cell office:value-type="float" office:value="366" table:style-name="ce195">
            <text:p>366<text:s/></text:p>
          </table:table-cell>
          <table:table-cell office:value-type="float" office:value="294" table:style-name="ce195">
            <text:p>294<text:s/></text:p>
          </table:table-cell>
          <table:table-cell office:value-type="float" office:value="192" table:style-name="ce195">
            <text:p>192<text:s/></text:p>
          </table:table-cell>
          <table:table-cell office:value-type="float" office:value="117" table:style-name="ce195">
            <text:p>117<text:s/></text:p>
          </table:table-cell>
          <table:table-cell office:value-type="float" office:value="203" table:style-name="ce195">
            <text:p>203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彰化縣</text:p>
          </table:table-cell>
          <table:table-cell office:value-type="string" table:style-name="ce195">
            <text:p>男</text:p>
          </table:table-cell>
          <table:table-cell office:value-type="float" office:value="649050" table:style-name="ce195">
            <text:p>649050<text:s/></text:p>
          </table:table-cell>
          <table:table-cell office:value-type="float" office:value="82666" table:style-name="ce195">
            <text:p>82666<text:s/></text:p>
          </table:table-cell>
          <table:table-cell office:value-type="float" office:value="460399" table:style-name="ce195">
            <text:p>460399<text:s/></text:p>
          </table:table-cell>
          <table:table-cell office:value-type="float" office:value="98632" table:style-name="ce195">
            <text:p>98632<text:s/></text:p>
          </table:table-cell>
          <table:table-cell office:value-type="float" office:value="286902" table:style-name="ce195">
            <text:p>286902<text:s/></text:p>
          </table:table-cell>
          <table:table-cell office:value-type="float" office:value="524232" table:style-name="ce195">
            <text:p>524232<text:s/></text:p>
          </table:table-cell>
          <table:table-cell office:value-type="float" office:value="5386" table:style-name="ce195">
            <text:p>5386<text:s/></text:p>
          </table:table-cell>
          <table:table-cell office:value-type="float" office:value="5481" table:style-name="ce195">
            <text:p>5481<text:s/></text:p>
          </table:table-cell>
          <table:table-cell office:value-type="float" office:value="5270" table:style-name="ce195">
            <text:p>5270<text:s/></text:p>
          </table:table-cell>
          <table:table-cell office:value-type="float" office:value="5272" table:style-name="ce195">
            <text:p>5272<text:s/></text:p>
          </table:table-cell>
          <table:table-cell office:value-type="float" office:value="5614" table:style-name="ce195">
            <text:p>5614<text:s/></text:p>
          </table:table-cell>
          <table:table-cell office:value-type="float" office:value="5585" table:style-name="ce195">
            <text:p>5585<text:s/></text:p>
          </table:table-cell>
          <table:table-cell office:value-type="float" office:value="5711" table:style-name="ce195">
            <text:p>5711<text:s/></text:p>
          </table:table-cell>
          <table:table-cell office:value-type="float" office:value="5121" table:style-name="ce195">
            <text:p>5121<text:s/></text:p>
          </table:table-cell>
          <table:table-cell office:value-type="float" office:value="6206" table:style-name="ce195">
            <text:p>6206<text:s/></text:p>
          </table:table-cell>
          <table:table-cell office:value-type="float" office:value="5634" table:style-name="ce195">
            <text:p>5634<text:s/></text:p>
          </table:table-cell>
          <table:table-cell office:value-type="float" office:value="4680" table:style-name="ce195">
            <text:p>4680<text:s/></text:p>
          </table:table-cell>
          <table:table-cell office:value-type="float" office:value="5301" table:style-name="ce195">
            <text:p>5301<text:s/></text:p>
          </table:table-cell>
          <table:table-cell office:value-type="float" office:value="5540" table:style-name="ce195">
            <text:p>5540<text:s/></text:p>
          </table:table-cell>
          <table:table-cell office:value-type="float" office:value="5753" table:style-name="ce195">
            <text:p>5753<text:s/></text:p>
          </table:table-cell>
          <table:table-cell office:value-type="float" office:value="6112" table:style-name="ce195">
            <text:p>6112<text:s/></text:p>
          </table:table-cell>
          <table:table-cell office:value-type="float" office:value="6061" table:style-name="ce195">
            <text:p>6061<text:s/></text:p>
          </table:table-cell>
          <table:table-cell office:value-type="float" office:value="6620" table:style-name="ce195">
            <text:p>6620<text:s/></text:p>
          </table:table-cell>
          <table:table-cell office:value-type="float" office:value="6973" table:style-name="ce195">
            <text:p>6973<text:s/></text:p>
          </table:table-cell>
          <table:table-cell office:value-type="float" office:value="7505" table:style-name="ce195">
            <text:p>7505<text:s/></text:p>
          </table:table-cell>
          <table:table-cell office:value-type="float" office:value="7640" table:style-name="ce195">
            <text:p>7640<text:s/></text:p>
          </table:table-cell>
          <table:table-cell office:value-type="float" office:value="8971" table:style-name="ce195">
            <text:p>8971<text:s/></text:p>
          </table:table-cell>
          <table:table-cell office:value-type="float" office:value="8573" table:style-name="ce195">
            <text:p>8573<text:s/></text:p>
          </table:table-cell>
          <table:table-cell office:value-type="float" office:value="8198" table:style-name="ce195">
            <text:p>8198<text:s/></text:p>
          </table:table-cell>
          <table:table-cell office:value-type="float" office:value="9076" table:style-name="ce195">
            <text:p>9076<text:s/></text:p>
          </table:table-cell>
          <table:table-cell office:value-type="float" office:value="9597" table:style-name="ce195">
            <text:p>9597<text:s/></text:p>
          </table:table-cell>
          <table:table-cell office:value-type="float" office:value="9363" table:style-name="ce195">
            <text:p>9363<text:s/></text:p>
          </table:table-cell>
          <table:table-cell office:value-type="float" office:value="9159" table:style-name="ce195">
            <text:p>9159<text:s/></text:p>
          </table:table-cell>
          <table:table-cell office:value-type="float" office:value="9330" table:style-name="ce195">
            <text:p>9330<text:s/></text:p>
          </table:table-cell>
          <table:table-cell office:value-type="float" office:value="9493" table:style-name="ce195">
            <text:p>9493<text:s/></text:p>
          </table:table-cell>
          <table:table-cell office:value-type="float" office:value="9273" table:style-name="ce195">
            <text:p>9273<text:s/></text:p>
          </table:table-cell>
          <table:table-cell office:value-type="float" office:value="9504" table:style-name="ce195">
            <text:p>9504<text:s/></text:p>
          </table:table-cell>
          <table:table-cell office:value-type="float" office:value="9240" table:style-name="ce195">
            <text:p>9240<text:s/></text:p>
          </table:table-cell>
          <table:table-cell office:value-type="float" office:value="9635" table:style-name="ce195">
            <text:p>9635<text:s/></text:p>
          </table:table-cell>
          <table:table-cell office:value-type="float" office:value="9115" table:style-name="ce195">
            <text:p>9115<text:s/></text:p>
          </table:table-cell>
          <table:table-cell office:value-type="float" office:value="8820" table:style-name="ce195">
            <text:p>8820<text:s/></text:p>
          </table:table-cell>
          <table:table-cell office:value-type="float" office:value="9409" table:style-name="ce195">
            <text:p>9409<text:s/></text:p>
          </table:table-cell>
          <table:table-cell office:value-type="float" office:value="10230" table:style-name="ce195">
            <text:p>10230<text:s/></text:p>
          </table:table-cell>
          <table:table-cell office:value-type="float" office:value="10246" table:style-name="ce195">
            <text:p>10246<text:s/></text:p>
          </table:table-cell>
          <table:table-cell office:value-type="float" office:value="10519" table:style-name="ce195">
            <text:p>10519<text:s/></text:p>
          </table:table-cell>
          <table:table-cell office:value-type="float" office:value="10998" table:style-name="ce195">
            <text:p>10998<text:s/></text:p>
          </table:table-cell>
          <table:table-cell office:value-type="float" office:value="10752" table:style-name="ce195">
            <text:p>10752<text:s/></text:p>
          </table:table-cell>
          <table:table-cell office:value-type="float" office:value="10957" table:style-name="ce195">
            <text:p>10957<text:s/></text:p>
          </table:table-cell>
          <table:table-cell office:value-type="float" office:value="10765" table:style-name="ce195">
            <text:p>10765<text:s/></text:p>
          </table:table-cell>
          <table:table-cell office:value-type="float" office:value="10146" table:style-name="ce195">
            <text:p>10146<text:s/></text:p>
          </table:table-cell>
          <table:table-cell office:value-type="float" office:value="10433" table:style-name="ce195">
            <text:p>10433<text:s/></text:p>
          </table:table-cell>
          <table:table-cell office:value-type="float" office:value="9664" table:style-name="ce195">
            <text:p>9664<text:s/></text:p>
          </table:table-cell>
          <table:table-cell office:value-type="float" office:value="9047" table:style-name="ce195">
            <text:p>9047<text:s/></text:p>
          </table:table-cell>
          <table:table-cell office:value-type="float" office:value="8848" table:style-name="ce195">
            <text:p>8848<text:s/></text:p>
          </table:table-cell>
          <table:table-cell office:value-type="float" office:value="8775" table:style-name="ce195">
            <text:p>8775<text:s/></text:p>
          </table:table-cell>
          <table:table-cell office:value-type="float" office:value="8766" table:style-name="ce195">
            <text:p>8766<text:s/></text:p>
          </table:table-cell>
          <table:table-cell office:value-type="float" office:value="9078" table:style-name="ce195">
            <text:p>9078<text:s/></text:p>
          </table:table-cell>
          <table:table-cell office:value-type="float" office:value="9207" table:style-name="ce195">
            <text:p>9207<text:s/></text:p>
          </table:table-cell>
          <table:table-cell office:value-type="float" office:value="9164" table:style-name="ce195">
            <text:p>9164<text:s/></text:p>
          </table:table-cell>
          <table:table-cell office:value-type="float" office:value="9089" table:style-name="ce195">
            <text:p>9089<text:s/></text:p>
          </table:table-cell>
          <table:table-cell office:value-type="float" office:value="9269" table:style-name="ce195">
            <text:p>9269<text:s/></text:p>
          </table:table-cell>
          <table:table-cell office:value-type="float" office:value="9381" table:style-name="ce195">
            <text:p>9381<text:s/></text:p>
          </table:table-cell>
          <table:table-cell office:value-type="float" office:value="9855" table:style-name="ce195">
            <text:p>9855<text:s/></text:p>
          </table:table-cell>
          <table:table-cell office:value-type="float" office:value="9607" table:style-name="ce195">
            <text:p>9607<text:s/></text:p>
          </table:table-cell>
          <table:table-cell office:value-type="float" office:value="9827" table:style-name="ce195">
            <text:p>9827<text:s/></text:p>
          </table:table-cell>
          <table:table-cell office:value-type="float" office:value="9729" table:style-name="ce195">
            <text:p>9729<text:s/></text:p>
          </table:table-cell>
          <table:table-cell office:value-type="float" office:value="9410" table:style-name="ce195">
            <text:p>9410<text:s/></text:p>
          </table:table-cell>
          <table:table-cell office:value-type="float" office:value="9072" table:style-name="ce195">
            <text:p>9072<text:s/></text:p>
          </table:table-cell>
          <table:table-cell office:value-type="float" office:value="9390" table:style-name="ce195">
            <text:p>9390<text:s/></text:p>
          </table:table-cell>
          <table:table-cell office:value-type="float" office:value="8155" table:style-name="ce195">
            <text:p>8155<text:s/></text:p>
          </table:table-cell>
          <table:table-cell office:value-type="float" office:value="8465" table:style-name="ce195">
            <text:p>8465<text:s/></text:p>
          </table:table-cell>
          <table:table-cell office:value-type="float" office:value="8092" table:style-name="ce195">
            <text:p>8092<text:s/></text:p>
          </table:table-cell>
          <table:table-cell office:value-type="float" office:value="7630" table:style-name="ce195">
            <text:p>7630<text:s/></text:p>
          </table:table-cell>
          <table:table-cell office:value-type="float" office:value="7093" table:style-name="ce195">
            <text:p>7093<text:s/></text:p>
          </table:table-cell>
          <table:table-cell office:value-type="float" office:value="6918" table:style-name="ce195">
            <text:p>6918<text:s/></text:p>
          </table:table-cell>
          <table:table-cell office:value-type="float" office:value="7002" table:style-name="ce195">
            <text:p>7002<text:s/></text:p>
          </table:table-cell>
          <table:table-cell office:value-type="float" office:value="5997" table:style-name="ce195">
            <text:p>5997<text:s/></text:p>
          </table:table-cell>
          <table:table-cell office:value-type="float" office:value="5248" table:style-name="ce195">
            <text:p>5248<text:s/></text:p>
          </table:table-cell>
          <table:table-cell office:value-type="float" office:value="5087" table:style-name="ce195">
            <text:p>5087<text:s/></text:p>
          </table:table-cell>
          <table:table-cell office:value-type="float" office:value="4264" table:style-name="ce195">
            <text:p>4264<text:s/></text:p>
          </table:table-cell>
          <table:table-cell office:value-type="float" office:value="3557" table:style-name="ce195">
            <text:p>3557<text:s/></text:p>
          </table:table-cell>
          <table:table-cell office:value-type="float" office:value="2584" table:style-name="ce195">
            <text:p>2584<text:s/></text:p>
          </table:table-cell>
          <table:table-cell office:value-type="float" office:value="3115" table:style-name="ce195">
            <text:p>3115<text:s/></text:p>
          </table:table-cell>
          <table:table-cell office:value-type="float" office:value="3307" table:style-name="ce195">
            <text:p>3307<text:s/></text:p>
          </table:table-cell>
          <table:table-cell office:value-type="float" office:value="3206" table:style-name="ce195">
            <text:p>3206<text:s/></text:p>
          </table:table-cell>
          <table:table-cell office:value-type="float" office:value="3067" table:style-name="ce195">
            <text:p>3067<text:s/></text:p>
          </table:table-cell>
          <table:table-cell office:value-type="float" office:value="3070" table:style-name="ce195">
            <text:p>3070<text:s/></text:p>
          </table:table-cell>
          <table:table-cell office:value-type="float" office:value="2843" table:style-name="ce195">
            <text:p>2843<text:s/></text:p>
          </table:table-cell>
          <table:table-cell office:value-type="float" office:value="2564" table:style-name="ce195">
            <text:p>2564<text:s/></text:p>
          </table:table-cell>
          <table:table-cell office:value-type="float" office:value="2263" table:style-name="ce195">
            <text:p>2263<text:s/></text:p>
          </table:table-cell>
          <table:table-cell office:value-type="float" office:value="2028" table:style-name="ce195">
            <text:p>2028<text:s/></text:p>
          </table:table-cell>
          <table:table-cell office:value-type="float" office:value="1768" table:style-name="ce195">
            <text:p>1768<text:s/></text:p>
          </table:table-cell>
          <table:table-cell office:value-type="float" office:value="1545" table:style-name="ce195">
            <text:p>1545<text:s/></text:p>
          </table:table-cell>
          <table:table-cell office:value-type="float" office:value="1379" table:style-name="ce195">
            <text:p>1379<text:s/></text:p>
          </table:table-cell>
          <table:table-cell office:value-type="float" office:value="1142" table:style-name="ce195">
            <text:p>1142<text:s/></text:p>
          </table:table-cell>
          <table:table-cell office:value-type="float" office:value="1004" table:style-name="ce195">
            <text:p>1004<text:s/></text:p>
          </table:table-cell>
          <table:table-cell office:value-type="float" office:value="743" table:style-name="ce195">
            <text:p>743<text:s/></text:p>
          </table:table-cell>
          <table:table-cell office:value-type="float" office:value="588" table:style-name="ce195">
            <text:p>588<text:s/></text:p>
          </table:table-cell>
          <table:table-cell office:value-type="float" office:value="427" table:style-name="ce195">
            <text:p>427<text:s/></text:p>
          </table:table-cell>
          <table:table-cell office:value-type="float" office:value="325" table:style-name="ce195">
            <text:p>325<text:s/></text:p>
          </table:table-cell>
          <table:table-cell office:value-type="float" office:value="257" table:style-name="ce195">
            <text:p>257<text:s/></text:p>
          </table:table-cell>
          <table:table-cell office:value-type="float" office:value="195" table:style-name="ce195">
            <text:p>195<text:s/></text:p>
          </table:table-cell>
          <table:table-cell office:value-type="float" office:value="106" table:style-name="ce195">
            <text:p>106<text:s/></text:p>
          </table:table-cell>
          <table:table-cell office:value-type="float" office:value="74" table:style-name="ce195">
            <text:p>74<text:s/></text:p>
          </table:table-cell>
          <table:table-cell office:value-type="float" office:value="54" table:style-name="ce195">
            <text:p>54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51" table:style-name="ce195">
            <text:p>51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彰化縣</text:p>
          </table:table-cell>
          <table:table-cell office:value-type="string" table:style-name="ce195">
            <text:p>女</text:p>
          </table:table-cell>
          <table:table-cell office:value-type="float" office:value="626061" table:style-name="ce195">
            <text:p>626061<text:s/></text:p>
          </table:table-cell>
          <table:table-cell office:value-type="float" office:value="75600" table:style-name="ce195">
            <text:p>75600<text:s/></text:p>
          </table:table-cell>
          <table:table-cell office:value-type="float" office:value="430322" table:style-name="ce195">
            <text:p>430322<text:s/></text:p>
          </table:table-cell>
          <table:table-cell office:value-type="float" office:value="115054" table:style-name="ce195">
            <text:p>115054<text:s/></text:p>
          </table:table-cell>
          <table:table-cell office:value-type="float" office:value="268016" table:style-name="ce195">
            <text:p>268016<text:s/></text:p>
          </table:table-cell>
          <table:table-cell office:value-type="float" office:value="513880" table:style-name="ce195">
            <text:p>513880<text:s/></text:p>
          </table:table-cell>
          <table:table-cell office:value-type="float" office:value="5062" table:style-name="ce195">
            <text:p>5062<text:s/></text:p>
          </table:table-cell>
          <table:table-cell office:value-type="float" office:value="5055" table:style-name="ce195">
            <text:p>5055<text:s/></text:p>
          </table:table-cell>
          <table:table-cell office:value-type="float" office:value="4904" table:style-name="ce195">
            <text:p>4904<text:s/></text:p>
          </table:table-cell>
          <table:table-cell office:value-type="float" office:value="4870" table:style-name="ce195">
            <text:p>4870<text:s/></text:p>
          </table:table-cell>
          <table:table-cell office:value-type="float" office:value="5098" table:style-name="ce195">
            <text:p>5098<text:s/></text:p>
          </table:table-cell>
          <table:table-cell office:value-type="float" office:value="5242" table:style-name="ce195">
            <text:p>5242<text:s/></text:p>
          </table:table-cell>
          <table:table-cell office:value-type="float" office:value="5098" table:style-name="ce195">
            <text:p>5098<text:s/></text:p>
          </table:table-cell>
          <table:table-cell office:value-type="float" office:value="4768" table:style-name="ce195">
            <text:p>4768<text:s/></text:p>
          </table:table-cell>
          <table:table-cell office:value-type="float" office:value="5643" table:style-name="ce195">
            <text:p>5643<text:s/></text:p>
          </table:table-cell>
          <table:table-cell office:value-type="float" office:value="5285" table:style-name="ce195">
            <text:p>5285<text:s/></text:p>
          </table:table-cell>
          <table:table-cell office:value-type="float" office:value="4287" table:style-name="ce195">
            <text:p>4287<text:s/></text:p>
          </table:table-cell>
          <table:table-cell office:value-type="float" office:value="4870" table:style-name="ce195">
            <text:p>4870<text:s/></text:p>
          </table:table-cell>
          <table:table-cell office:value-type="float" office:value="5092" table:style-name="ce195">
            <text:p>5092<text:s/></text:p>
          </table:table-cell>
          <table:table-cell office:value-type="float" office:value="5083" table:style-name="ce195">
            <text:p>5083<text:s/></text:p>
          </table:table-cell>
          <table:table-cell office:value-type="float" office:value="5243" table:style-name="ce195">
            <text:p>5243<text:s/></text:p>
          </table:table-cell>
          <table:table-cell office:value-type="float" office:value="5487" table:style-name="ce195">
            <text:p>5487<text:s/></text:p>
          </table:table-cell>
          <table:table-cell office:value-type="float" office:value="6001" table:style-name="ce195">
            <text:p>6001<text:s/></text:p>
          </table:table-cell>
          <table:table-cell office:value-type="float" office:value="6269" table:style-name="ce195">
            <text:p>6269<text:s/></text:p>
          </table:table-cell>
          <table:table-cell office:value-type="float" office:value="6697" table:style-name="ce195">
            <text:p>6697<text:s/></text:p>
          </table:table-cell>
          <table:table-cell office:value-type="float" office:value="7042" table:style-name="ce195">
            <text:p>7042<text:s/></text:p>
          </table:table-cell>
          <table:table-cell office:value-type="float" office:value="8107" table:style-name="ce195">
            <text:p>8107<text:s/></text:p>
          </table:table-cell>
          <table:table-cell office:value-type="float" office:value="7735" table:style-name="ce195">
            <text:p>7735<text:s/></text:p>
          </table:table-cell>
          <table:table-cell office:value-type="float" office:value="7638" table:style-name="ce195">
            <text:p>7638<text:s/></text:p>
          </table:table-cell>
          <table:table-cell office:value-type="float" office:value="8513" table:style-name="ce195">
            <text:p>8513<text:s/></text:p>
          </table:table-cell>
          <table:table-cell office:value-type="float" office:value="8654" table:style-name="ce195">
            <text:p>8654<text:s/></text:p>
          </table:table-cell>
          <table:table-cell office:value-type="float" office:value="8566" table:style-name="ce195">
            <text:p>8566<text:s/></text:p>
          </table:table-cell>
          <table:table-cell office:value-type="float" office:value="8587" table:style-name="ce195">
            <text:p>8587<text:s/></text:p>
          </table:table-cell>
          <table:table-cell office:value-type="float" office:value="8761" table:style-name="ce195">
            <text:p>8761<text:s/></text:p>
          </table:table-cell>
          <table:table-cell office:value-type="float" office:value="8749" table:style-name="ce195">
            <text:p>8749<text:s/></text:p>
          </table:table-cell>
          <table:table-cell office:value-type="float" office:value="8362" table:style-name="ce195">
            <text:p>8362<text:s/></text:p>
          </table:table-cell>
          <table:table-cell office:value-type="float" office:value="8680" table:style-name="ce195">
            <text:p>8680<text:s/></text:p>
          </table:table-cell>
          <table:table-cell office:value-type="float" office:value="8455" table:style-name="ce195">
            <text:p>8455<text:s/></text:p>
          </table:table-cell>
          <table:table-cell office:value-type="float" office:value="8746" table:style-name="ce195">
            <text:p>8746<text:s/></text:p>
          </table:table-cell>
          <table:table-cell office:value-type="float" office:value="8241" table:style-name="ce195">
            <text:p>8241<text:s/></text:p>
          </table:table-cell>
          <table:table-cell office:value-type="float" office:value="8165" table:style-name="ce195">
            <text:p>8165<text:s/></text:p>
          </table:table-cell>
          <table:table-cell office:value-type="float" office:value="8831" table:style-name="ce195">
            <text:p>8831<text:s/></text:p>
          </table:table-cell>
          <table:table-cell office:value-type="float" office:value="9463" table:style-name="ce195">
            <text:p>9463<text:s/></text:p>
          </table:table-cell>
          <table:table-cell office:value-type="float" office:value="9791" table:style-name="ce195">
            <text:p>9791<text:s/></text:p>
          </table:table-cell>
          <table:table-cell office:value-type="float" office:value="10346" table:style-name="ce195">
            <text:p>10346<text:s/></text:p>
          </table:table-cell>
          <table:table-cell office:value-type="float" office:value="10433" table:style-name="ce195">
            <text:p>10433<text:s/></text:p>
          </table:table-cell>
          <table:table-cell office:value-type="float" office:value="10427" table:style-name="ce195">
            <text:p>10427<text:s/></text:p>
          </table:table-cell>
          <table:table-cell office:value-type="float" office:value="10397" table:style-name="ce195">
            <text:p>10397<text:s/></text:p>
          </table:table-cell>
          <table:table-cell office:value-type="float" office:value="10131" table:style-name="ce195">
            <text:p>10131<text:s/></text:p>
          </table:table-cell>
          <table:table-cell office:value-type="float" office:value="9630" table:style-name="ce195">
            <text:p>9630<text:s/></text:p>
          </table:table-cell>
          <table:table-cell office:value-type="float" office:value="10043" table:style-name="ce195">
            <text:p>10043<text:s/></text:p>
          </table:table-cell>
          <table:table-cell office:value-type="float" office:value="8882" table:style-name="ce195">
            <text:p>8882<text:s/></text:p>
          </table:table-cell>
          <table:table-cell office:value-type="float" office:value="8673" table:style-name="ce195">
            <text:p>8673<text:s/></text:p>
          </table:table-cell>
          <table:table-cell office:value-type="float" office:value="8382" table:style-name="ce195">
            <text:p>8382<text:s/></text:p>
          </table:table-cell>
          <table:table-cell office:value-type="float" office:value="8303" table:style-name="ce195">
            <text:p>8303<text:s/></text:p>
          </table:table-cell>
          <table:table-cell office:value-type="float" office:value="8325" table:style-name="ce195">
            <text:p>8325<text:s/></text:p>
          </table:table-cell>
          <table:table-cell office:value-type="float" office:value="8478" table:style-name="ce195">
            <text:p>8478<text:s/></text:p>
          </table:table-cell>
          <table:table-cell office:value-type="float" office:value="8483" table:style-name="ce195">
            <text:p>8483<text:s/></text:p>
          </table:table-cell>
          <table:table-cell office:value-type="float" office:value="8473" table:style-name="ce195">
            <text:p>8473<text:s/></text:p>
          </table:table-cell>
          <table:table-cell office:value-type="float" office:value="8586" table:style-name="ce195">
            <text:p>8586<text:s/></text:p>
          </table:table-cell>
          <table:table-cell office:value-type="float" office:value="8713" table:style-name="ce195">
            <text:p>8713<text:s/></text:p>
          </table:table-cell>
          <table:table-cell office:value-type="float" office:value="8593" table:style-name="ce195">
            <text:p>8593<text:s/></text:p>
          </table:table-cell>
          <table:table-cell office:value-type="float" office:value="9187" table:style-name="ce195">
            <text:p>9187<text:s/></text:p>
          </table:table-cell>
          <table:table-cell office:value-type="float" office:value="9175" table:style-name="ce195">
            <text:p>9175<text:s/></text:p>
          </table:table-cell>
          <table:table-cell office:value-type="float" office:value="9312" table:style-name="ce195">
            <text:p>9312<text:s/></text:p>
          </table:table-cell>
          <table:table-cell office:value-type="float" office:value="9075" table:style-name="ce195">
            <text:p>9075<text:s/></text:p>
          </table:table-cell>
          <table:table-cell office:value-type="float" office:value="8871" table:style-name="ce195">
            <text:p>8871<text:s/></text:p>
          </table:table-cell>
          <table:table-cell office:value-type="float" office:value="8934" table:style-name="ce195">
            <text:p>8934<text:s/></text:p>
          </table:table-cell>
          <table:table-cell office:value-type="float" office:value="8861" table:style-name="ce195">
            <text:p>8861<text:s/></text:p>
          </table:table-cell>
          <table:table-cell office:value-type="float" office:value="7905" table:style-name="ce195">
            <text:p>7905<text:s/></text:p>
          </table:table-cell>
          <table:table-cell office:value-type="float" office:value="8164" table:style-name="ce195">
            <text:p>8164<text:s/></text:p>
          </table:table-cell>
          <table:table-cell office:value-type="float" office:value="7996" table:style-name="ce195">
            <text:p>7996<text:s/></text:p>
          </table:table-cell>
          <table:table-cell office:value-type="float" office:value="7761" table:style-name="ce195">
            <text:p>7761<text:s/></text:p>
          </table:table-cell>
          <table:table-cell office:value-type="float" office:value="7135" table:style-name="ce195">
            <text:p>7135<text:s/></text:p>
          </table:table-cell>
          <table:table-cell office:value-type="float" office:value="7120" table:style-name="ce195">
            <text:p>7120<text:s/></text:p>
          </table:table-cell>
          <table:table-cell office:value-type="float" office:value="7124" table:style-name="ce195">
            <text:p>7124<text:s/></text:p>
          </table:table-cell>
          <table:table-cell office:value-type="float" office:value="6210" table:style-name="ce195">
            <text:p>6210<text:s/></text:p>
          </table:table-cell>
          <table:table-cell office:value-type="float" office:value="5576" table:style-name="ce195">
            <text:p>5576<text:s/></text:p>
          </table:table-cell>
          <table:table-cell office:value-type="float" office:value="5688" table:style-name="ce195">
            <text:p>5688<text:s/></text:p>
          </table:table-cell>
          <table:table-cell office:value-type="float" office:value="4505" table:style-name="ce195">
            <text:p>4505<text:s/></text:p>
          </table:table-cell>
          <table:table-cell office:value-type="float" office:value="4042" table:style-name="ce195">
            <text:p>4042<text:s/></text:p>
          </table:table-cell>
          <table:table-cell office:value-type="float" office:value="2935" table:style-name="ce195">
            <text:p>2935<text:s/></text:p>
          </table:table-cell>
          <table:table-cell office:value-type="float" office:value="3654" table:style-name="ce195">
            <text:p>3654<text:s/></text:p>
          </table:table-cell>
          <table:table-cell office:value-type="float" office:value="3826" table:style-name="ce195">
            <text:p>3826<text:s/></text:p>
          </table:table-cell>
          <table:table-cell office:value-type="float" office:value="3846" table:style-name="ce195">
            <text:p>3846<text:s/></text:p>
          </table:table-cell>
          <table:table-cell office:value-type="float" office:value="3698" table:style-name="ce195">
            <text:p>3698<text:s/></text:p>
          </table:table-cell>
          <table:table-cell office:value-type="float" office:value="3687" table:style-name="ce195">
            <text:p>3687<text:s/></text:p>
          </table:table-cell>
          <table:table-cell office:value-type="float" office:value="3755" table:style-name="ce195">
            <text:p>3755<text:s/></text:p>
          </table:table-cell>
          <table:table-cell office:value-type="float" office:value="3444" table:style-name="ce195">
            <text:p>3444<text:s/></text:p>
          </table:table-cell>
          <table:table-cell office:value-type="float" office:value="3082" table:style-name="ce195">
            <text:p>3082<text:s/></text:p>
          </table:table-cell>
          <table:table-cell office:value-type="float" office:value="2936" table:style-name="ce195">
            <text:p>2936<text:s/></text:p>
          </table:table-cell>
          <table:table-cell office:value-type="float" office:value="2773" table:style-name="ce195">
            <text:p>2773<text:s/></text:p>
          </table:table-cell>
          <table:table-cell office:value-type="float" office:value="2487" table:style-name="ce195">
            <text:p>2487<text:s/></text:p>
          </table:table-cell>
          <table:table-cell office:value-type="float" office:value="2236" table:style-name="ce195">
            <text:p>2236<text:s/></text:p>
          </table:table-cell>
          <table:table-cell office:value-type="float" office:value="1887" table:style-name="ce195">
            <text:p>1887<text:s/></text:p>
          </table:table-cell>
          <table:table-cell office:value-type="float" office:value="1659" table:style-name="ce195">
            <text:p>1659<text:s/></text:p>
          </table:table-cell>
          <table:table-cell office:value-type="float" office:value="1411" table:style-name="ce195">
            <text:p>1411<text:s/></text:p>
          </table:table-cell>
          <table:table-cell office:value-type="float" office:value="1179" table:style-name="ce195">
            <text:p>1179<text:s/></text:p>
          </table:table-cell>
          <table:table-cell office:value-type="float" office:value="870" table:style-name="ce195">
            <text:p>870<text:s/></text:p>
          </table:table-cell>
          <table:table-cell office:value-type="float" office:value="680" table:style-name="ce195">
            <text:p>680<text:s/></text:p>
          </table:table-cell>
          <table:table-cell office:value-type="float" office:value="587" table:style-name="ce195">
            <text:p>587<text:s/></text:p>
          </table:table-cell>
          <table:table-cell office:value-type="float" office:value="417" table:style-name="ce195">
            <text:p>417<text:s/></text:p>
          </table:table-cell>
          <table:table-cell office:value-type="float" office:value="260" table:style-name="ce195">
            <text:p>260<text:s/></text:p>
          </table:table-cell>
          <table:table-cell office:value-type="float" office:value="220" table:style-name="ce195">
            <text:p>220<text:s/></text:p>
          </table:table-cell>
          <table:table-cell office:value-type="float" office:value="138" table:style-name="ce195">
            <text:p>138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152" table:style-name="ce195">
            <text:p>152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南投縣</text:p>
          </table:table-cell>
          <table:table-cell office:value-type="string" table:style-name="ce195">
            <text:p>計</text:p>
          </table:table-cell>
          <table:table-cell office:value-type="float" office:value="495546" table:style-name="ce195">
            <text:p>495546<text:s/></text:p>
          </table:table-cell>
          <table:table-cell office:value-type="float" office:value="52042" table:style-name="ce195">
            <text:p>52042<text:s/></text:p>
          </table:table-cell>
          <table:table-cell office:value-type="float" office:value="344572" table:style-name="ce195">
            <text:p>344572<text:s/></text:p>
          </table:table-cell>
          <table:table-cell office:value-type="float" office:value="92534" table:style-name="ce195">
            <text:p>92534<text:s/></text:p>
          </table:table-cell>
          <table:table-cell office:value-type="float" office:value="203185" table:style-name="ce195">
            <text:p>203185<text:s/></text:p>
          </table:table-cell>
          <table:table-cell office:value-type="float" office:value="412766" table:style-name="ce195">
            <text:p>412766<text:s/></text:p>
          </table:table-cell>
          <table:table-cell office:value-type="float" office:value="2851" table:style-name="ce195">
            <text:p>2851<text:s/></text:p>
          </table:table-cell>
          <table:table-cell office:value-type="float" office:value="3029" table:style-name="ce195">
            <text:p>3029<text:s/></text:p>
          </table:table-cell>
          <table:table-cell office:value-type="float" office:value="3008" table:style-name="ce195">
            <text:p>3008<text:s/></text:p>
          </table:table-cell>
          <table:table-cell office:value-type="float" office:value="3127" table:style-name="ce195">
            <text:p>3127<text:s/></text:p>
          </table:table-cell>
          <table:table-cell office:value-type="float" office:value="3299" table:style-name="ce195">
            <text:p>3299<text:s/></text:p>
          </table:table-cell>
          <table:table-cell office:value-type="float" office:value="3509" table:style-name="ce195">
            <text:p>3509<text:s/></text:p>
          </table:table-cell>
          <table:table-cell office:value-type="float" office:value="3761" table:style-name="ce195">
            <text:p>3761<text:s/></text:p>
          </table:table-cell>
          <table:table-cell office:value-type="float" office:value="3308" table:style-name="ce195">
            <text:p>3308<text:s/></text:p>
          </table:table-cell>
          <table:table-cell office:value-type="float" office:value="4056" table:style-name="ce195">
            <text:p>4056<text:s/></text:p>
          </table:table-cell>
          <table:table-cell office:value-type="float" office:value="3690" table:style-name="ce195">
            <text:p>3690<text:s/></text:p>
          </table:table-cell>
          <table:table-cell office:value-type="float" office:value="3315" table:style-name="ce195">
            <text:p>3315<text:s/></text:p>
          </table:table-cell>
          <table:table-cell office:value-type="float" office:value="3458" table:style-name="ce195">
            <text:p>3458<text:s/></text:p>
          </table:table-cell>
          <table:table-cell office:value-type="float" office:value="3620" table:style-name="ce195">
            <text:p>3620<text:s/></text:p>
          </table:table-cell>
          <table:table-cell office:value-type="float" office:value="3885" table:style-name="ce195">
            <text:p>3885<text:s/></text:p>
          </table:table-cell>
          <table:table-cell office:value-type="float" office:value="4126" table:style-name="ce195">
            <text:p>4126<text:s/></text:p>
          </table:table-cell>
          <table:table-cell office:value-type="float" office:value="4205" table:style-name="ce195">
            <text:p>4205<text:s/></text:p>
          </table:table-cell>
          <table:table-cell office:value-type="float" office:value="4572" table:style-name="ce195">
            <text:p>4572<text:s/></text:p>
          </table:table-cell>
          <table:table-cell office:value-type="float" office:value="4735" table:style-name="ce195">
            <text:p>4735<text:s/></text:p>
          </table:table-cell>
          <table:table-cell office:value-type="float" office:value="5258" table:style-name="ce195">
            <text:p>5258<text:s/></text:p>
          </table:table-cell>
          <table:table-cell office:value-type="float" office:value="5570" table:style-name="ce195">
            <text:p>5570<text:s/></text:p>
          </table:table-cell>
          <table:table-cell office:value-type="float" office:value="6236" table:style-name="ce195">
            <text:p>6236<text:s/></text:p>
          </table:table-cell>
          <table:table-cell office:value-type="float" office:value="6247" table:style-name="ce195">
            <text:p>6247<text:s/></text:p>
          </table:table-cell>
          <table:table-cell office:value-type="float" office:value="5981" table:style-name="ce195">
            <text:p>5981<text:s/></text:p>
          </table:table-cell>
          <table:table-cell office:value-type="float" office:value="6735" table:style-name="ce195">
            <text:p>6735<text:s/></text:p>
          </table:table-cell>
          <table:table-cell office:value-type="float" office:value="6968" table:style-name="ce195">
            <text:p>6968<text:s/></text:p>
          </table:table-cell>
          <table:table-cell office:value-type="float" office:value="6993" table:style-name="ce195">
            <text:p>6993<text:s/></text:p>
          </table:table-cell>
          <table:table-cell office:value-type="float" office:value="7234" table:style-name="ce195">
            <text:p>7234<text:s/></text:p>
          </table:table-cell>
          <table:table-cell office:value-type="float" office:value="7055" table:style-name="ce195">
            <text:p>7055<text:s/></text:p>
          </table:table-cell>
          <table:table-cell office:value-type="float" office:value="6979" table:style-name="ce195">
            <text:p>6979<text:s/></text:p>
          </table:table-cell>
          <table:table-cell office:value-type="float" office:value="6717" table:style-name="ce195">
            <text:p>6717<text:s/></text:p>
          </table:table-cell>
          <table:table-cell office:value-type="float" office:value="6600" table:style-name="ce195">
            <text:p>6600<text:s/></text:p>
          </table:table-cell>
          <table:table-cell office:value-type="float" office:value="6366" table:style-name="ce195">
            <text:p>6366<text:s/></text:p>
          </table:table-cell>
          <table:table-cell office:value-type="float" office:value="6499" table:style-name="ce195">
            <text:p>6499<text:s/></text:p>
          </table:table-cell>
          <table:table-cell office:value-type="float" office:value="6192" table:style-name="ce195">
            <text:p>6192<text:s/></text:p>
          </table:table-cell>
          <table:table-cell office:value-type="float" office:value="5786" table:style-name="ce195">
            <text:p>5786<text:s/></text:p>
          </table:table-cell>
          <table:table-cell office:value-type="float" office:value="6334" table:style-name="ce195">
            <text:p>6334<text:s/></text:p>
          </table:table-cell>
          <table:table-cell office:value-type="float" office:value="6658" table:style-name="ce195">
            <text:p>6658<text:s/></text:p>
          </table:table-cell>
          <table:table-cell office:value-type="float" office:value="6878" table:style-name="ce195">
            <text:p>6878<text:s/></text:p>
          </table:table-cell>
          <table:table-cell office:value-type="float" office:value="7199" table:style-name="ce195">
            <text:p>7199<text:s/></text:p>
          </table:table-cell>
          <table:table-cell office:value-type="float" office:value="7471" table:style-name="ce195">
            <text:p>7471<text:s/></text:p>
          </table:table-cell>
          <table:table-cell office:value-type="float" office:value="7491" table:style-name="ce195">
            <text:p>7491<text:s/></text:p>
          </table:table-cell>
          <table:table-cell office:value-type="float" office:value="7517" table:style-name="ce195">
            <text:p>7517<text:s/></text:p>
          </table:table-cell>
          <table:table-cell office:value-type="float" office:value="7317" table:style-name="ce195">
            <text:p>7317<text:s/></text:p>
          </table:table-cell>
          <table:table-cell office:value-type="float" office:value="6924" table:style-name="ce195">
            <text:p>6924<text:s/></text:p>
          </table:table-cell>
          <table:table-cell office:value-type="float" office:value="7381" table:style-name="ce195">
            <text:p>7381<text:s/></text:p>
          </table:table-cell>
          <table:table-cell office:value-type="float" office:value="6830" table:style-name="ce195">
            <text:p>6830<text:s/></text:p>
          </table:table-cell>
          <table:table-cell office:value-type="float" office:value="6448" table:style-name="ce195">
            <text:p>6448<text:s/></text:p>
          </table:table-cell>
          <table:table-cell office:value-type="float" office:value="6454" table:style-name="ce195">
            <text:p>6454<text:s/></text:p>
          </table:table-cell>
          <table:table-cell office:value-type="float" office:value="6727" table:style-name="ce195">
            <text:p>6727<text:s/></text:p>
          </table:table-cell>
          <table:table-cell office:value-type="float" office:value="6968" table:style-name="ce195">
            <text:p>6968<text:s/></text:p>
          </table:table-cell>
          <table:table-cell office:value-type="float" office:value="7311" table:style-name="ce195">
            <text:p>7311<text:s/></text:p>
          </table:table-cell>
          <table:table-cell office:value-type="float" office:value="7546" table:style-name="ce195">
            <text:p>7546<text:s/></text:p>
          </table:table-cell>
          <table:table-cell office:value-type="float" office:value="7789" table:style-name="ce195">
            <text:p>7789<text:s/></text:p>
          </table:table-cell>
          <table:table-cell office:value-type="float" office:value="7467" table:style-name="ce195">
            <text:p>7467<text:s/></text:p>
          </table:table-cell>
          <table:table-cell office:value-type="float" office:value="7870" table:style-name="ce195">
            <text:p>7870<text:s/></text:p>
          </table:table-cell>
          <table:table-cell office:value-type="float" office:value="7781" table:style-name="ce195">
            <text:p>7781<text:s/></text:p>
          </table:table-cell>
          <table:table-cell office:value-type="float" office:value="8197" table:style-name="ce195">
            <text:p>8197<text:s/></text:p>
          </table:table-cell>
          <table:table-cell office:value-type="float" office:value="8150" table:style-name="ce195">
            <text:p>8150<text:s/></text:p>
          </table:table-cell>
          <table:table-cell office:value-type="float" office:value="8544" table:style-name="ce195">
            <text:p>8544<text:s/></text:p>
          </table:table-cell>
          <table:table-cell office:value-type="float" office:value="8202" table:style-name="ce195">
            <text:p>8202<text:s/></text:p>
          </table:table-cell>
          <table:table-cell office:value-type="float" office:value="8073" table:style-name="ce195">
            <text:p>8073<text:s/></text:p>
          </table:table-cell>
          <table:table-cell office:value-type="float" office:value="8039" table:style-name="ce195">
            <text:p>8039<text:s/></text:p>
          </table:table-cell>
          <table:table-cell office:value-type="float" office:value="7949" table:style-name="ce195">
            <text:p>7949<text:s/></text:p>
          </table:table-cell>
          <table:table-cell office:value-type="float" office:value="7039" table:style-name="ce195">
            <text:p>7039<text:s/></text:p>
          </table:table-cell>
          <table:table-cell office:value-type="float" office:value="7090" table:style-name="ce195">
            <text:p>7090<text:s/></text:p>
          </table:table-cell>
          <table:table-cell office:value-type="float" office:value="6885" table:style-name="ce195">
            <text:p>6885<text:s/></text:p>
          </table:table-cell>
          <table:table-cell office:value-type="float" office:value="6815" table:style-name="ce195">
            <text:p>6815<text:s/></text:p>
          </table:table-cell>
          <table:table-cell office:value-type="float" office:value="6140" table:style-name="ce195">
            <text:p>6140<text:s/></text:p>
          </table:table-cell>
          <table:table-cell office:value-type="float" office:value="5957" table:style-name="ce195">
            <text:p>5957<text:s/></text:p>
          </table:table-cell>
          <table:table-cell office:value-type="float" office:value="6010" table:style-name="ce195">
            <text:p>6010<text:s/></text:p>
          </table:table-cell>
          <table:table-cell office:value-type="float" office:value="5251" table:style-name="ce195">
            <text:p>5251<text:s/></text:p>
          </table:table-cell>
          <table:table-cell office:value-type="float" office:value="4731" table:style-name="ce195">
            <text:p>4731<text:s/></text:p>
          </table:table-cell>
          <table:table-cell office:value-type="float" office:value="4568" table:style-name="ce195">
            <text:p>4568<text:s/></text:p>
          </table:table-cell>
          <table:table-cell office:value-type="float" office:value="3668" table:style-name="ce195">
            <text:p>3668<text:s/></text:p>
          </table:table-cell>
          <table:table-cell office:value-type="float" office:value="3174" table:style-name="ce195">
            <text:p>3174<text:s/></text:p>
          </table:table-cell>
          <table:table-cell office:value-type="float" office:value="2624" table:style-name="ce195">
            <text:p>2624<text:s/></text:p>
          </table:table-cell>
          <table:table-cell office:value-type="float" office:value="2973" table:style-name="ce195">
            <text:p>2973<text:s/></text:p>
          </table:table-cell>
          <table:table-cell office:value-type="float" office:value="2831" table:style-name="ce195">
            <text:p>2831<text:s/></text:p>
          </table:table-cell>
          <table:table-cell office:value-type="float" office:value="3175" table:style-name="ce195">
            <text:p>3175<text:s/></text:p>
          </table:table-cell>
          <table:table-cell office:value-type="float" office:value="3020" table:style-name="ce195">
            <text:p>3020<text:s/></text:p>
          </table:table-cell>
          <table:table-cell office:value-type="float" office:value="3063" table:style-name="ce195">
            <text:p>3063<text:s/></text:p>
          </table:table-cell>
          <table:table-cell office:value-type="float" office:value="2923" table:style-name="ce195">
            <text:p>2923<text:s/></text:p>
          </table:table-cell>
          <table:table-cell office:value-type="float" office:value="2565" table:style-name="ce195">
            <text:p>2565<text:s/></text:p>
          </table:table-cell>
          <table:table-cell office:value-type="float" office:value="2392" table:style-name="ce195">
            <text:p>2392<text:s/></text:p>
          </table:table-cell>
          <table:table-cell office:value-type="float" office:value="2104" table:style-name="ce195">
            <text:p>2104<text:s/></text:p>
          </table:table-cell>
          <table:table-cell office:value-type="float" office:value="1960" table:style-name="ce195">
            <text:p>1960<text:s/></text:p>
          </table:table-cell>
          <table:table-cell office:value-type="float" office:value="1637" table:style-name="ce195">
            <text:p>1637<text:s/></text:p>
          </table:table-cell>
          <table:table-cell office:value-type="float" office:value="1506" table:style-name="ce195">
            <text:p>1506<text:s/></text:p>
          </table:table-cell>
          <table:table-cell office:value-type="float" office:value="1358" table:style-name="ce195">
            <text:p>1358<text:s/></text:p>
          </table:table-cell>
          <table:table-cell office:value-type="float" office:value="1183" table:style-name="ce195">
            <text:p>1183<text:s/></text:p>
          </table:table-cell>
          <table:table-cell office:value-type="float" office:value="993" table:style-name="ce195">
            <text:p>993<text:s/></text:p>
          </table:table-cell>
          <table:table-cell office:value-type="float" office:value="790" table:style-name="ce195">
            <text:p>790<text:s/></text:p>
          </table:table-cell>
          <table:table-cell office:value-type="float" office:value="618" table:style-name="ce195">
            <text:p>618<text:s/></text:p>
          </table:table-cell>
          <table:table-cell office:value-type="float" office:value="430" table:style-name="ce195">
            <text:p>430<text:s/></text:p>
          </table:table-cell>
          <table:table-cell office:value-type="float" office:value="408" table:style-name="ce195">
            <text:p>408<text:s/></text:p>
          </table:table-cell>
          <table:table-cell office:value-type="float" office:value="264" table:style-name="ce195">
            <text:p>264<text:s/></text:p>
          </table:table-cell>
          <table:table-cell office:value-type="float" office:value="161" table:style-name="ce195">
            <text:p>161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86" table:style-name="ce195">
            <text:p>86<text:s/></text:p>
          </table:table-cell>
          <table:table-cell office:value-type="float" office:value="68" table:style-name="ce195">
            <text:p>68<text:s/></text:p>
          </table:table-cell>
          <table:table-cell office:value-type="float" office:value="92" table:style-name="ce195">
            <text:p>92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南投縣</text:p>
          </table:table-cell>
          <table:table-cell office:value-type="string" table:style-name="ce195">
            <text:p>男</text:p>
          </table:table-cell>
          <table:table-cell office:value-type="float" office:value="253671" table:style-name="ce195">
            <text:p>253671<text:s/></text:p>
          </table:table-cell>
          <table:table-cell office:value-type="float" office:value="27077" table:style-name="ce195">
            <text:p>27077<text:s/></text:p>
          </table:table-cell>
          <table:table-cell office:value-type="float" office:value="179368" table:style-name="ce195">
            <text:p>179368<text:s/></text:p>
          </table:table-cell>
          <table:table-cell office:value-type="float" office:value="43523" table:style-name="ce195">
            <text:p>43523<text:s/></text:p>
          </table:table-cell>
          <table:table-cell office:value-type="float" office:value="106473" table:style-name="ce195">
            <text:p>106473<text:s/></text:p>
          </table:table-cell>
          <table:table-cell office:value-type="float" office:value="210219" table:style-name="ce195">
            <text:p>210219<text:s/></text:p>
          </table:table-cell>
          <table:table-cell office:value-type="float" office:value="1517" table:style-name="ce195">
            <text:p>1517<text:s/></text:p>
          </table:table-cell>
          <table:table-cell office:value-type="float" office:value="1574" table:style-name="ce195">
            <text:p>1574<text:s/></text:p>
          </table:table-cell>
          <table:table-cell office:value-type="float" office:value="1569" table:style-name="ce195">
            <text:p>1569<text:s/></text:p>
          </table:table-cell>
          <table:table-cell office:value-type="float" office:value="1621" table:style-name="ce195">
            <text:p>1621<text:s/></text:p>
          </table:table-cell>
          <table:table-cell office:value-type="float" office:value="1716" table:style-name="ce195">
            <text:p>1716<text:s/></text:p>
          </table:table-cell>
          <table:table-cell office:value-type="float" office:value="1823" table:style-name="ce195">
            <text:p>1823<text:s/></text:p>
          </table:table-cell>
          <table:table-cell office:value-type="float" office:value="1911" table:style-name="ce195">
            <text:p>1911<text:s/></text:p>
          </table:table-cell>
          <table:table-cell office:value-type="float" office:value="1776" table:style-name="ce195">
            <text:p>1776<text:s/></text:p>
          </table:table-cell>
          <table:table-cell office:value-type="float" office:value="2119" table:style-name="ce195">
            <text:p>2119<text:s/></text:p>
          </table:table-cell>
          <table:table-cell office:value-type="float" office:value="1886" table:style-name="ce195">
            <text:p>1886<text:s/></text:p>
          </table:table-cell>
          <table:table-cell office:value-type="float" office:value="1715" table:style-name="ce195">
            <text:p>1715<text:s/></text:p>
          </table:table-cell>
          <table:table-cell office:value-type="float" office:value="1823" table:style-name="ce195">
            <text:p>1823<text:s/></text:p>
          </table:table-cell>
          <table:table-cell office:value-type="float" office:value="1870" table:style-name="ce195">
            <text:p>1870<text:s/></text:p>
          </table:table-cell>
          <table:table-cell office:value-type="float" office:value="2032" table:style-name="ce195">
            <text:p>2032<text:s/></text:p>
          </table:table-cell>
          <table:table-cell office:value-type="float" office:value="2125" table:style-name="ce195">
            <text:p>2125<text:s/></text:p>
          </table:table-cell>
          <table:table-cell office:value-type="float" office:value="2196" table:style-name="ce195">
            <text:p>2196<text:s/></text:p>
          </table:table-cell>
          <table:table-cell office:value-type="float" office:value="2354" table:style-name="ce195">
            <text:p>2354<text:s/></text:p>
          </table:table-cell>
          <table:table-cell office:value-type="float" office:value="2455" table:style-name="ce195">
            <text:p>2455<text:s/></text:p>
          </table:table-cell>
          <table:table-cell office:value-type="float" office:value="2724" table:style-name="ce195">
            <text:p>2724<text:s/></text:p>
          </table:table-cell>
          <table:table-cell office:value-type="float" office:value="2943" table:style-name="ce195">
            <text:p>2943<text:s/></text:p>
          </table:table-cell>
          <table:table-cell office:value-type="float" office:value="3201" table:style-name="ce195">
            <text:p>3201<text:s/></text:p>
          </table:table-cell>
          <table:table-cell office:value-type="float" office:value="3322" table:style-name="ce195">
            <text:p>3322<text:s/></text:p>
          </table:table-cell>
          <table:table-cell office:value-type="float" office:value="3143" table:style-name="ce195">
            <text:p>3143<text:s/></text:p>
          </table:table-cell>
          <table:table-cell office:value-type="float" office:value="3453" table:style-name="ce195">
            <text:p>3453<text:s/></text:p>
          </table:table-cell>
          <table:table-cell office:value-type="float" office:value="3565" table:style-name="ce195">
            <text:p>3565<text:s/></text:p>
          </table:table-cell>
          <table:table-cell office:value-type="float" office:value="3644" table:style-name="ce195">
            <text:p>3644<text:s/></text:p>
          </table:table-cell>
          <table:table-cell office:value-type="float" office:value="3773" table:style-name="ce195">
            <text:p>3773<text:s/></text:p>
          </table:table-cell>
          <table:table-cell office:value-type="float" office:value="3700" table:style-name="ce195">
            <text:p>3700<text:s/></text:p>
          </table:table-cell>
          <table:table-cell office:value-type="float" office:value="3730" table:style-name="ce195">
            <text:p>3730<text:s/></text:p>
          </table:table-cell>
          <table:table-cell office:value-type="float" office:value="3652" table:style-name="ce195">
            <text:p>3652<text:s/></text:p>
          </table:table-cell>
          <table:table-cell office:value-type="float" office:value="3566" table:style-name="ce195">
            <text:p>3566<text:s/></text:p>
          </table:table-cell>
          <table:table-cell office:value-type="float" office:value="3473" table:style-name="ce195">
            <text:p>3473<text:s/></text:p>
          </table:table-cell>
          <table:table-cell office:value-type="float" office:value="3580" table:style-name="ce195">
            <text:p>3580<text:s/></text:p>
          </table:table-cell>
          <table:table-cell office:value-type="float" office:value="3419" table:style-name="ce195">
            <text:p>3419<text:s/></text:p>
          </table:table-cell>
          <table:table-cell office:value-type="float" office:value="3119" table:style-name="ce195">
            <text:p>3119<text:s/></text:p>
          </table:table-cell>
          <table:table-cell office:value-type="float" office:value="3373" table:style-name="ce195">
            <text:p>3373<text:s/></text:p>
          </table:table-cell>
          <table:table-cell office:value-type="float" office:value="3537" table:style-name="ce195">
            <text:p>3537<text:s/></text:p>
          </table:table-cell>
          <table:table-cell office:value-type="float" office:value="3697" table:style-name="ce195">
            <text:p>3697<text:s/></text:p>
          </table:table-cell>
          <table:table-cell office:value-type="float" office:value="3801" table:style-name="ce195">
            <text:p>3801<text:s/></text:p>
          </table:table-cell>
          <table:table-cell office:value-type="float" office:value="3840" table:style-name="ce195">
            <text:p>3840<text:s/></text:p>
          </table:table-cell>
          <table:table-cell office:value-type="float" office:value="3873" table:style-name="ce195">
            <text:p>3873<text:s/></text:p>
          </table:table-cell>
          <table:table-cell office:value-type="float" office:value="3907" table:style-name="ce195">
            <text:p>3907<text:s/></text:p>
          </table:table-cell>
          <table:table-cell office:value-type="float" office:value="3775" table:style-name="ce195">
            <text:p>3775<text:s/></text:p>
          </table:table-cell>
          <table:table-cell office:value-type="float" office:value="3534" table:style-name="ce195">
            <text:p>3534<text:s/></text:p>
          </table:table-cell>
          <table:table-cell office:value-type="float" office:value="3784" table:style-name="ce195">
            <text:p>3784<text:s/></text:p>
          </table:table-cell>
          <table:table-cell office:value-type="float" office:value="3555" table:style-name="ce195">
            <text:p>3555<text:s/></text:p>
          </table:table-cell>
          <table:table-cell office:value-type="float" office:value="3244" table:style-name="ce195">
            <text:p>3244<text:s/></text:p>
          </table:table-cell>
          <table:table-cell office:value-type="float" office:value="3193" table:style-name="ce195">
            <text:p>3193<text:s/></text:p>
          </table:table-cell>
          <table:table-cell office:value-type="float" office:value="3412" table:style-name="ce195">
            <text:p>3412<text:s/></text:p>
          </table:table-cell>
          <table:table-cell office:value-type="float" office:value="3608" table:style-name="ce195">
            <text:p>3608<text:s/></text:p>
          </table:table-cell>
          <table:table-cell office:value-type="float" office:value="3741" table:style-name="ce195">
            <text:p>3741<text:s/></text:p>
          </table:table-cell>
          <table:table-cell office:value-type="float" office:value="3839" table:style-name="ce195">
            <text:p>3839<text:s/></text:p>
          </table:table-cell>
          <table:table-cell office:value-type="float" office:value="4075" table:style-name="ce195">
            <text:p>4075<text:s/></text:p>
          </table:table-cell>
          <table:table-cell office:value-type="float" office:value="3856" table:style-name="ce195">
            <text:p>3856<text:s/></text:p>
          </table:table-cell>
          <table:table-cell office:value-type="float" office:value="4090" table:style-name="ce195">
            <text:p>4090<text:s/></text:p>
          </table:table-cell>
          <table:table-cell office:value-type="float" office:value="4087" table:style-name="ce195">
            <text:p>4087<text:s/></text:p>
          </table:table-cell>
          <table:table-cell office:value-type="float" office:value="4199" table:style-name="ce195">
            <text:p>4199<text:s/></text:p>
          </table:table-cell>
          <table:table-cell office:value-type="float" office:value="4242" table:style-name="ce195">
            <text:p>4242<text:s/></text:p>
          </table:table-cell>
          <table:table-cell office:value-type="float" office:value="4330" table:style-name="ce195">
            <text:p>4330<text:s/></text:p>
          </table:table-cell>
          <table:table-cell office:value-type="float" office:value="4189" table:style-name="ce195">
            <text:p>4189<text:s/></text:p>
          </table:table-cell>
          <table:table-cell office:value-type="float" office:value="4158" table:style-name="ce195">
            <text:p>4158<text:s/></text:p>
          </table:table-cell>
          <table:table-cell office:value-type="float" office:value="4140" table:style-name="ce195">
            <text:p>4140<text:s/></text:p>
          </table:table-cell>
          <table:table-cell office:value-type="float" office:value="4086" table:style-name="ce195">
            <text:p>4086<text:s/></text:p>
          </table:table-cell>
          <table:table-cell office:value-type="float" office:value="3614" table:style-name="ce195">
            <text:p>3614<text:s/></text:p>
          </table:table-cell>
          <table:table-cell office:value-type="float" office:value="3577" table:style-name="ce195">
            <text:p>3577<text:s/></text:p>
          </table:table-cell>
          <table:table-cell office:value-type="float" office:value="3481" table:style-name="ce195">
            <text:p>3481<text:s/></text:p>
          </table:table-cell>
          <table:table-cell office:value-type="float" office:value="3479" table:style-name="ce195">
            <text:p>3479<text:s/></text:p>
          </table:table-cell>
          <table:table-cell office:value-type="float" office:value="3157" table:style-name="ce195">
            <text:p>3157<text:s/></text:p>
          </table:table-cell>
          <table:table-cell office:value-type="float" office:value="2980" table:style-name="ce195">
            <text:p>2980<text:s/></text:p>
          </table:table-cell>
          <table:table-cell office:value-type="float" office:value="2939" table:style-name="ce195">
            <text:p>2939<text:s/></text:p>
          </table:table-cell>
          <table:table-cell office:value-type="float" office:value="2643" table:style-name="ce195">
            <text:p>2643<text:s/></text:p>
          </table:table-cell>
          <table:table-cell office:value-type="float" office:value="2339" table:style-name="ce195">
            <text:p>2339<text:s/></text:p>
          </table:table-cell>
          <table:table-cell office:value-type="float" office:value="2224" table:style-name="ce195">
            <text:p>2224<text:s/></text:p>
          </table:table-cell>
          <table:table-cell office:value-type="float" office:value="1732" table:style-name="ce195">
            <text:p>1732<text:s/></text:p>
          </table:table-cell>
          <table:table-cell office:value-type="float" office:value="1516" table:style-name="ce195">
            <text:p>1516<text:s/></text:p>
          </table:table-cell>
          <table:table-cell office:value-type="float" office:value="1211" table:style-name="ce195">
            <text:p>1211<text:s/></text:p>
          </table:table-cell>
          <table:table-cell office:value-type="float" office:value="1387" table:style-name="ce195">
            <text:p>1387<text:s/></text:p>
          </table:table-cell>
          <table:table-cell office:value-type="float" office:value="1344" table:style-name="ce195">
            <text:p>1344<text:s/></text:p>
          </table:table-cell>
          <table:table-cell office:value-type="float" office:value="1406" table:style-name="ce195">
            <text:p>1406<text:s/></text:p>
          </table:table-cell>
          <table:table-cell office:value-type="float" office:value="1386" table:style-name="ce195">
            <text:p>1386<text:s/></text:p>
          </table:table-cell>
          <table:table-cell office:value-type="float" office:value="1317" table:style-name="ce195">
            <text:p>1317<text:s/></text:p>
          </table:table-cell>
          <table:table-cell office:value-type="float" office:value="1282" table:style-name="ce195">
            <text:p>1282<text:s/></text:p>
          </table:table-cell>
          <table:table-cell office:value-type="float" office:value="1171" table:style-name="ce195">
            <text:p>1171<text:s/></text:p>
          </table:table-cell>
          <table:table-cell office:value-type="float" office:value="1038" table:style-name="ce195">
            <text:p>1038<text:s/></text:p>
          </table:table-cell>
          <table:table-cell office:value-type="float" office:value="870" table:style-name="ce195">
            <text:p>870<text:s/></text:p>
          </table:table-cell>
          <table:table-cell office:value-type="float" office:value="785" table:style-name="ce195">
            <text:p>785<text:s/></text:p>
          </table:table-cell>
          <table:table-cell office:value-type="float" office:value="672" table:style-name="ce195">
            <text:p>672<text:s/></text:p>
          </table:table-cell>
          <table:table-cell office:value-type="float" office:value="590" table:style-name="ce195">
            <text:p>590<text:s/></text:p>
          </table:table-cell>
          <table:table-cell office:value-type="float" office:value="548" table:style-name="ce195">
            <text:p>548<text:s/></text:p>
          </table:table-cell>
          <table:table-cell office:value-type="float" office:value="499" table:style-name="ce195">
            <text:p>499<text:s/></text:p>
          </table:table-cell>
          <table:table-cell office:value-type="float" office:value="372" table:style-name="ce195">
            <text:p>372<text:s/></text:p>
          </table:table-cell>
          <table:table-cell office:value-type="float" office:value="296" table:style-name="ce195">
            <text:p>296<text:s/></text:p>
          </table:table-cell>
          <table:table-cell office:value-type="float" office:value="241" table:style-name="ce195">
            <text:p>241<text:s/></text:p>
          </table:table-cell>
          <table:table-cell office:value-type="float" office:value="184" table:style-name="ce195">
            <text:p>184<text:s/></text:p>
          </table:table-cell>
          <table:table-cell office:value-type="float" office:value="158" table:style-name="ce195">
            <text:p>158<text:s/></text:p>
          </table:table-cell>
          <table:table-cell office:value-type="float" office:value="98" table:style-name="ce195">
            <text:p>98<text:s/></text:p>
          </table:table-cell>
          <table:table-cell office:value-type="float" office:value="53" table:style-name="ce195">
            <text:p>53<text:s/></text:p>
          </table:table-cell>
          <table:table-cell office:value-type="float" office:value="33" table:style-name="ce195">
            <text:p>33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9" table:style-name="ce195">
            <text:p>29<text:s/></text:p>
          </table:table-cell>
          <table:table-cell office:value-type="float" office:value="33" table:style-name="ce195">
            <text:p>33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南投縣</text:p>
          </table:table-cell>
          <table:table-cell office:value-type="string" table:style-name="ce195">
            <text:p>女</text:p>
          </table:table-cell>
          <table:table-cell office:value-type="float" office:value="241875" table:style-name="ce195">
            <text:p>241875<text:s/></text:p>
          </table:table-cell>
          <table:table-cell office:value-type="float" office:value="24965" table:style-name="ce195">
            <text:p>24965<text:s/></text:p>
          </table:table-cell>
          <table:table-cell office:value-type="float" office:value="165204" table:style-name="ce195">
            <text:p>165204<text:s/></text:p>
          </table:table-cell>
          <table:table-cell office:value-type="float" office:value="49011" table:style-name="ce195">
            <text:p>49011<text:s/></text:p>
          </table:table-cell>
          <table:table-cell office:value-type="float" office:value="96712" table:style-name="ce195">
            <text:p>96712<text:s/></text:p>
          </table:table-cell>
          <table:table-cell office:value-type="float" office:value="202547" table:style-name="ce195">
            <text:p>202547<text:s/></text:p>
          </table:table-cell>
          <table:table-cell office:value-type="float" office:value="1334" table:style-name="ce195">
            <text:p>1334<text:s/></text:p>
          </table:table-cell>
          <table:table-cell office:value-type="float" office:value="1455" table:style-name="ce195">
            <text:p>1455<text:s/></text:p>
          </table:table-cell>
          <table:table-cell office:value-type="float" office:value="1439" table:style-name="ce195">
            <text:p>1439<text:s/></text:p>
          </table:table-cell>
          <table:table-cell office:value-type="float" office:value="1506" table:style-name="ce195">
            <text:p>1506<text:s/></text:p>
          </table:table-cell>
          <table:table-cell office:value-type="float" office:value="1583" table:style-name="ce195">
            <text:p>1583<text:s/></text:p>
          </table:table-cell>
          <table:table-cell office:value-type="float" office:value="1686" table:style-name="ce195">
            <text:p>1686<text:s/></text:p>
          </table:table-cell>
          <table:table-cell office:value-type="float" office:value="1850" table:style-name="ce195">
            <text:p>1850<text:s/></text:p>
          </table:table-cell>
          <table:table-cell office:value-type="float" office:value="1532" table:style-name="ce195">
            <text:p>1532<text:s/></text:p>
          </table:table-cell>
          <table:table-cell office:value-type="float" office:value="1937" table:style-name="ce195">
            <text:p>1937<text:s/></text:p>
          </table:table-cell>
          <table:table-cell office:value-type="float" office:value="1804" table:style-name="ce195">
            <text:p>1804<text:s/></text:p>
          </table:table-cell>
          <table:table-cell office:value-type="float" office:value="1600" table:style-name="ce195">
            <text:p>1600<text:s/></text:p>
          </table:table-cell>
          <table:table-cell office:value-type="float" office:value="1635" table:style-name="ce195">
            <text:p>1635<text:s/></text:p>
          </table:table-cell>
          <table:table-cell office:value-type="float" office:value="1750" table:style-name="ce195">
            <text:p>1750<text:s/></text:p>
          </table:table-cell>
          <table:table-cell office:value-type="float" office:value="1853" table:style-name="ce195">
            <text:p>1853<text:s/></text:p>
          </table:table-cell>
          <table:table-cell office:value-type="float" office:value="2001" table:style-name="ce195">
            <text:p>2001<text:s/></text:p>
          </table:table-cell>
          <table:table-cell office:value-type="float" office:value="2009" table:style-name="ce195">
            <text:p>2009<text:s/></text:p>
          </table:table-cell>
          <table:table-cell office:value-type="float" office:value="2218" table:style-name="ce195">
            <text:p>2218<text:s/></text:p>
          </table:table-cell>
          <table:table-cell office:value-type="float" office:value="2280" table:style-name="ce195">
            <text:p>2280<text:s/></text:p>
          </table:table-cell>
          <table:table-cell office:value-type="float" office:value="2534" table:style-name="ce195">
            <text:p>2534<text:s/></text:p>
          </table:table-cell>
          <table:table-cell office:value-type="float" office:value="2627" table:style-name="ce195">
            <text:p>2627<text:s/></text:p>
          </table:table-cell>
          <table:table-cell office:value-type="float" office:value="3035" table:style-name="ce195">
            <text:p>3035<text:s/></text:p>
          </table:table-cell>
          <table:table-cell office:value-type="float" office:value="2925" table:style-name="ce195">
            <text:p>2925<text:s/></text:p>
          </table:table-cell>
          <table:table-cell office:value-type="float" office:value="2838" table:style-name="ce195">
            <text:p>2838<text:s/></text:p>
          </table:table-cell>
          <table:table-cell office:value-type="float" office:value="3282" table:style-name="ce195">
            <text:p>3282<text:s/></text:p>
          </table:table-cell>
          <table:table-cell office:value-type="float" office:value="3403" table:style-name="ce195">
            <text:p>3403<text:s/></text:p>
          </table:table-cell>
          <table:table-cell office:value-type="float" office:value="3349" table:style-name="ce195">
            <text:p>3349<text:s/></text:p>
          </table:table-cell>
          <table:table-cell office:value-type="float" office:value="3461" table:style-name="ce195">
            <text:p>3461<text:s/></text:p>
          </table:table-cell>
          <table:table-cell office:value-type="float" office:value="3355" table:style-name="ce195">
            <text:p>3355<text:s/></text:p>
          </table:table-cell>
          <table:table-cell office:value-type="float" office:value="3249" table:style-name="ce195">
            <text:p>3249<text:s/></text:p>
          </table:table-cell>
          <table:table-cell office:value-type="float" office:value="3065" table:style-name="ce195">
            <text:p>3065<text:s/></text:p>
          </table:table-cell>
          <table:table-cell office:value-type="float" office:value="3034" table:style-name="ce195">
            <text:p>3034<text:s/></text:p>
          </table:table-cell>
          <table:table-cell office:value-type="float" office:value="2893" table:style-name="ce195">
            <text:p>2893<text:s/></text:p>
          </table:table-cell>
          <table:table-cell office:value-type="float" office:value="2919" table:style-name="ce195">
            <text:p>2919<text:s/></text:p>
          </table:table-cell>
          <table:table-cell office:value-type="float" office:value="2773" table:style-name="ce195">
            <text:p>2773<text:s/></text:p>
          </table:table-cell>
          <table:table-cell office:value-type="float" office:value="2667" table:style-name="ce195">
            <text:p>2667<text:s/></text:p>
          </table:table-cell>
          <table:table-cell office:value-type="float" office:value="2961" table:style-name="ce195">
            <text:p>2961<text:s/></text:p>
          </table:table-cell>
          <table:table-cell office:value-type="float" office:value="3121" table:style-name="ce195">
            <text:p>3121<text:s/></text:p>
          </table:table-cell>
          <table:table-cell office:value-type="float" office:value="3181" table:style-name="ce195">
            <text:p>3181<text:s/></text:p>
          </table:table-cell>
          <table:table-cell office:value-type="float" office:value="3398" table:style-name="ce195">
            <text:p>3398<text:s/></text:p>
          </table:table-cell>
          <table:table-cell office:value-type="float" office:value="3631" table:style-name="ce195">
            <text:p>3631<text:s/></text:p>
          </table:table-cell>
          <table:table-cell office:value-type="float" office:value="3618" table:style-name="ce195">
            <text:p>3618<text:s/></text:p>
          </table:table-cell>
          <table:table-cell office:value-type="float" office:value="3610" table:style-name="ce195">
            <text:p>3610<text:s/></text:p>
          </table:table-cell>
          <table:table-cell office:value-type="float" office:value="3542" table:style-name="ce195">
            <text:p>3542<text:s/></text:p>
          </table:table-cell>
          <table:table-cell office:value-type="float" office:value="3390" table:style-name="ce195">
            <text:p>3390<text:s/></text:p>
          </table:table-cell>
          <table:table-cell office:value-type="float" office:value="3597" table:style-name="ce195">
            <text:p>3597<text:s/></text:p>
          </table:table-cell>
          <table:table-cell office:value-type="float" office:value="3275" table:style-name="ce195">
            <text:p>3275<text:s/></text:p>
          </table:table-cell>
          <table:table-cell office:value-type="float" office:value="3204" table:style-name="ce195">
            <text:p>3204<text:s/></text:p>
          </table:table-cell>
          <table:table-cell office:value-type="float" office:value="3261" table:style-name="ce195">
            <text:p>3261<text:s/></text:p>
          </table:table-cell>
          <table:table-cell office:value-type="float" office:value="3315" table:style-name="ce195">
            <text:p>3315<text:s/></text:p>
          </table:table-cell>
          <table:table-cell office:value-type="float" office:value="3360" table:style-name="ce195">
            <text:p>3360<text:s/></text:p>
          </table:table-cell>
          <table:table-cell office:value-type="float" office:value="3570" table:style-name="ce195">
            <text:p>3570<text:s/></text:p>
          </table:table-cell>
          <table:table-cell office:value-type="float" office:value="3707" table:style-name="ce195">
            <text:p>3707<text:s/></text:p>
          </table:table-cell>
          <table:table-cell office:value-type="float" office:value="3714" table:style-name="ce195">
            <text:p>3714<text:s/></text:p>
          </table:table-cell>
          <table:table-cell office:value-type="float" office:value="3611" table:style-name="ce195">
            <text:p>3611<text:s/></text:p>
          </table:table-cell>
          <table:table-cell office:value-type="float" office:value="3780" table:style-name="ce195">
            <text:p>3780<text:s/></text:p>
          </table:table-cell>
          <table:table-cell office:value-type="float" office:value="3694" table:style-name="ce195">
            <text:p>3694<text:s/></text:p>
          </table:table-cell>
          <table:table-cell office:value-type="float" office:value="3998" table:style-name="ce195">
            <text:p>3998<text:s/></text:p>
          </table:table-cell>
          <table:table-cell office:value-type="float" office:value="3908" table:style-name="ce195">
            <text:p>3908<text:s/></text:p>
          </table:table-cell>
          <table:table-cell office:value-type="float" office:value="4214" table:style-name="ce195">
            <text:p>4214<text:s/></text:p>
          </table:table-cell>
          <table:table-cell office:value-type="float" office:value="4013" table:style-name="ce195">
            <text:p>4013<text:s/></text:p>
          </table:table-cell>
          <table:table-cell office:value-type="float" office:value="3915" table:style-name="ce195">
            <text:p>3915<text:s/></text:p>
          </table:table-cell>
          <table:table-cell office:value-type="float" office:value="3899" table:style-name="ce195">
            <text:p>3899<text:s/></text:p>
          </table:table-cell>
          <table:table-cell office:value-type="float" office:value="3863" table:style-name="ce195">
            <text:p>3863<text:s/></text:p>
          </table:table-cell>
          <table:table-cell office:value-type="float" office:value="3425" table:style-name="ce195">
            <text:p>3425<text:s/></text:p>
          </table:table-cell>
          <table:table-cell office:value-type="float" office:value="3513" table:style-name="ce195">
            <text:p>3513<text:s/></text:p>
          </table:table-cell>
          <table:table-cell office:value-type="float" office:value="3404" table:style-name="ce195">
            <text:p>3404<text:s/></text:p>
          </table:table-cell>
          <table:table-cell office:value-type="float" office:value="3336" table:style-name="ce195">
            <text:p>3336<text:s/></text:p>
          </table:table-cell>
          <table:table-cell office:value-type="float" office:value="2983" table:style-name="ce195">
            <text:p>2983<text:s/></text:p>
          </table:table-cell>
          <table:table-cell office:value-type="float" office:value="2977" table:style-name="ce195">
            <text:p>2977<text:s/></text:p>
          </table:table-cell>
          <table:table-cell office:value-type="float" office:value="3071" table:style-name="ce195">
            <text:p>3071<text:s/></text:p>
          </table:table-cell>
          <table:table-cell office:value-type="float" office:value="2608" table:style-name="ce195">
            <text:p>2608<text:s/></text:p>
          </table:table-cell>
          <table:table-cell office:value-type="float" office:value="2392" table:style-name="ce195">
            <text:p>2392<text:s/></text:p>
          </table:table-cell>
          <table:table-cell office:value-type="float" office:value="2344" table:style-name="ce195">
            <text:p>2344<text:s/></text:p>
          </table:table-cell>
          <table:table-cell office:value-type="float" office:value="1936" table:style-name="ce195">
            <text:p>1936<text:s/></text:p>
          </table:table-cell>
          <table:table-cell office:value-type="float" office:value="1658" table:style-name="ce195">
            <text:p>1658<text:s/></text:p>
          </table:table-cell>
          <table:table-cell office:value-type="float" office:value="1413" table:style-name="ce195">
            <text:p>1413<text:s/></text:p>
          </table:table-cell>
          <table:table-cell office:value-type="float" office:value="1586" table:style-name="ce195">
            <text:p>1586<text:s/></text:p>
          </table:table-cell>
          <table:table-cell office:value-type="float" office:value="1487" table:style-name="ce195">
            <text:p>1487<text:s/></text:p>
          </table:table-cell>
          <table:table-cell office:value-type="float" office:value="1769" table:style-name="ce195">
            <text:p>1769<text:s/></text:p>
          </table:table-cell>
          <table:table-cell office:value-type="float" office:value="1634" table:style-name="ce195">
            <text:p>1634<text:s/></text:p>
          </table:table-cell>
          <table:table-cell office:value-type="float" office:value="1746" table:style-name="ce195">
            <text:p>1746<text:s/></text:p>
          </table:table-cell>
          <table:table-cell office:value-type="float" office:value="1641" table:style-name="ce195">
            <text:p>1641<text:s/></text:p>
          </table:table-cell>
          <table:table-cell office:value-type="float" office:value="1394" table:style-name="ce195">
            <text:p>1394<text:s/></text:p>
          </table:table-cell>
          <table:table-cell office:value-type="float" office:value="1354" table:style-name="ce195">
            <text:p>1354<text:s/></text:p>
          </table:table-cell>
          <table:table-cell office:value-type="float" office:value="1234" table:style-name="ce195">
            <text:p>1234<text:s/></text:p>
          </table:table-cell>
          <table:table-cell office:value-type="float" office:value="1175" table:style-name="ce195">
            <text:p>1175<text:s/></text:p>
          </table:table-cell>
          <table:table-cell office:value-type="float" office:value="965" table:style-name="ce195">
            <text:p>965<text:s/></text:p>
          </table:table-cell>
          <table:table-cell office:value-type="float" office:value="916" table:style-name="ce195">
            <text:p>916<text:s/></text:p>
          </table:table-cell>
          <table:table-cell office:value-type="float" office:value="810" table:style-name="ce195">
            <text:p>810<text:s/></text:p>
          </table:table-cell>
          <table:table-cell office:value-type="float" office:value="684" table:style-name="ce195">
            <text:p>684<text:s/></text:p>
          </table:table-cell>
          <table:table-cell office:value-type="float" office:value="621" table:style-name="ce195">
            <text:p>621<text:s/></text:p>
          </table:table-cell>
          <table:table-cell office:value-type="float" office:value="494" table:style-name="ce195">
            <text:p>494<text:s/></text:p>
          </table:table-cell>
          <table:table-cell office:value-type="float" office:value="377" table:style-name="ce195">
            <text:p>377<text:s/></text:p>
          </table:table-cell>
          <table:table-cell office:value-type="float" office:value="246" table:style-name="ce195">
            <text:p>246<text:s/></text:p>
          </table:table-cell>
          <table:table-cell office:value-type="float" office:value="250" table:style-name="ce195">
            <text:p>250<text:s/></text:p>
          </table:table-cell>
          <table:table-cell office:value-type="float" office:value="166" table:style-name="ce195">
            <text:p>166<text:s/></text:p>
          </table:table-cell>
          <table:table-cell office:value-type="float" office:value="108" table:style-name="ce195">
            <text:p>108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56" table:style-name="ce195">
            <text:p>56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59" table:style-name="ce195">
            <text:p>59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雲林縣</text:p>
          </table:table-cell>
          <table:table-cell office:value-type="string" table:style-name="ce195">
            <text:p>計</text:p>
          </table:table-cell>
          <table:table-cell office:value-type="float" office:value="683589" table:style-name="ce195">
            <text:p>683589<text:s/></text:p>
          </table:table-cell>
          <table:table-cell office:value-type="float" office:value="73943" table:style-name="ce195">
            <text:p>73943<text:s/></text:p>
          </table:table-cell>
          <table:table-cell office:value-type="float" office:value="470240" table:style-name="ce195">
            <text:p>470240<text:s/></text:p>
          </table:table-cell>
          <table:table-cell office:value-type="float" office:value="130439" table:style-name="ce195">
            <text:p>130439<text:s/></text:p>
          </table:table-cell>
          <table:table-cell office:value-type="float" office:value="283519" table:style-name="ce195">
            <text:p>283519<text:s/></text:p>
          </table:table-cell>
          <table:table-cell office:value-type="float" office:value="565810" table:style-name="ce195">
            <text:p>565810<text:s/></text:p>
          </table:table-cell>
          <table:table-cell office:value-type="float" office:value="3749" table:style-name="ce195">
            <text:p>3749<text:s/></text:p>
          </table:table-cell>
          <table:table-cell office:value-type="float" office:value="4224" table:style-name="ce195">
            <text:p>4224<text:s/></text:p>
          </table:table-cell>
          <table:table-cell office:value-type="float" office:value="4272" table:style-name="ce195">
            <text:p>4272<text:s/></text:p>
          </table:table-cell>
          <table:table-cell office:value-type="float" office:value="4452" table:style-name="ce195">
            <text:p>4452<text:s/></text:p>
          </table:table-cell>
          <table:table-cell office:value-type="float" office:value="4715" table:style-name="ce195">
            <text:p>4715<text:s/></text:p>
          </table:table-cell>
          <table:table-cell office:value-type="float" office:value="4879" table:style-name="ce195">
            <text:p>4879<text:s/></text:p>
          </table:table-cell>
          <table:table-cell office:value-type="float" office:value="5093" table:style-name="ce195">
            <text:p>5093<text:s/></text:p>
          </table:table-cell>
          <table:table-cell office:value-type="float" office:value="4717" table:style-name="ce195">
            <text:p>4717<text:s/></text:p>
          </table:table-cell>
          <table:table-cell office:value-type="float" office:value="5701" table:style-name="ce195">
            <text:p>5701<text:s/></text:p>
          </table:table-cell>
          <table:table-cell office:value-type="float" office:value="5253" table:style-name="ce195">
            <text:p>5253<text:s/></text:p>
          </table:table-cell>
          <table:table-cell office:value-type="float" office:value="4569" table:style-name="ce195">
            <text:p>4569<text:s/></text:p>
          </table:table-cell>
          <table:table-cell office:value-type="float" office:value="5027" table:style-name="ce195">
            <text:p>5027<text:s/></text:p>
          </table:table-cell>
          <table:table-cell office:value-type="float" office:value="5498" table:style-name="ce195">
            <text:p>5498<text:s/></text:p>
          </table:table-cell>
          <table:table-cell office:value-type="float" office:value="5916" table:style-name="ce195">
            <text:p>5916<text:s/></text:p>
          </table:table-cell>
          <table:table-cell office:value-type="float" office:value="5878" table:style-name="ce195">
            <text:p>5878<text:s/></text:p>
          </table:table-cell>
          <table:table-cell office:value-type="float" office:value="6163" table:style-name="ce195">
            <text:p>6163<text:s/></text:p>
          </table:table-cell>
          <table:table-cell office:value-type="float" office:value="6493" table:style-name="ce195">
            <text:p>6493<text:s/></text:p>
          </table:table-cell>
          <table:table-cell office:value-type="float" office:value="6964" table:style-name="ce195">
            <text:p>6964<text:s/></text:p>
          </table:table-cell>
          <table:table-cell office:value-type="float" office:value="7479" table:style-name="ce195">
            <text:p>7479<text:s/></text:p>
          </table:table-cell>
          <table:table-cell office:value-type="float" office:value="7770" table:style-name="ce195">
            <text:p>7770<text:s/></text:p>
          </table:table-cell>
          <table:table-cell office:value-type="float" office:value="9112" table:style-name="ce195">
            <text:p>9112<text:s/></text:p>
          </table:table-cell>
          <table:table-cell office:value-type="float" office:value="8838" table:style-name="ce195">
            <text:p>8838<text:s/></text:p>
          </table:table-cell>
          <table:table-cell office:value-type="float" office:value="8174" table:style-name="ce195">
            <text:p>8174<text:s/></text:p>
          </table:table-cell>
          <table:table-cell office:value-type="float" office:value="9165" table:style-name="ce195">
            <text:p>9165<text:s/></text:p>
          </table:table-cell>
          <table:table-cell office:value-type="float" office:value="9340" table:style-name="ce195">
            <text:p>9340<text:s/></text:p>
          </table:table-cell>
          <table:table-cell office:value-type="float" office:value="9283" table:style-name="ce195">
            <text:p>9283<text:s/></text:p>
          </table:table-cell>
          <table:table-cell office:value-type="float" office:value="9218" table:style-name="ce195">
            <text:p>9218<text:s/></text:p>
          </table:table-cell>
          <table:table-cell office:value-type="float" office:value="8676" table:style-name="ce195">
            <text:p>8676<text:s/></text:p>
          </table:table-cell>
          <table:table-cell office:value-type="float" office:value="8477" table:style-name="ce195">
            <text:p>8477<text:s/></text:p>
          </table:table-cell>
          <table:table-cell office:value-type="float" office:value="8224" table:style-name="ce195">
            <text:p>8224<text:s/></text:p>
          </table:table-cell>
          <table:table-cell office:value-type="float" office:value="8290" table:style-name="ce195">
            <text:p>8290<text:s/></text:p>
          </table:table-cell>
          <table:table-cell office:value-type="float" office:value="8069" table:style-name="ce195">
            <text:p>8069<text:s/></text:p>
          </table:table-cell>
          <table:table-cell office:value-type="float" office:value="8534" table:style-name="ce195">
            <text:p>8534<text:s/></text:p>
          </table:table-cell>
          <table:table-cell office:value-type="float" office:value="8043" table:style-name="ce195">
            <text:p>8043<text:s/></text:p>
          </table:table-cell>
          <table:table-cell office:value-type="float" office:value="8161" table:style-name="ce195">
            <text:p>8161<text:s/></text:p>
          </table:table-cell>
          <table:table-cell office:value-type="float" office:value="8821" table:style-name="ce195">
            <text:p>8821<text:s/></text:p>
          </table:table-cell>
          <table:table-cell office:value-type="float" office:value="9429" table:style-name="ce195">
            <text:p>9429<text:s/></text:p>
          </table:table-cell>
          <table:table-cell office:value-type="float" office:value="9881" table:style-name="ce195">
            <text:p>9881<text:s/></text:p>
          </table:table-cell>
          <table:table-cell office:value-type="float" office:value="10611" table:style-name="ce195">
            <text:p>10611<text:s/></text:p>
          </table:table-cell>
          <table:table-cell office:value-type="float" office:value="10646" table:style-name="ce195">
            <text:p>10646<text:s/></text:p>
          </table:table-cell>
          <table:table-cell office:value-type="float" office:value="10897" table:style-name="ce195">
            <text:p>10897<text:s/></text:p>
          </table:table-cell>
          <table:table-cell office:value-type="float" office:value="11120" table:style-name="ce195">
            <text:p>11120<text:s/></text:p>
          </table:table-cell>
          <table:table-cell office:value-type="float" office:value="11053" table:style-name="ce195">
            <text:p>11053<text:s/></text:p>
          </table:table-cell>
          <table:table-cell office:value-type="float" office:value="10909" table:style-name="ce195">
            <text:p>10909<text:s/></text:p>
          </table:table-cell>
          <table:table-cell office:value-type="float" office:value="11380" table:style-name="ce195">
            <text:p>11380<text:s/></text:p>
          </table:table-cell>
          <table:table-cell office:value-type="float" office:value="10407" table:style-name="ce195">
            <text:p>10407<text:s/></text:p>
          </table:table-cell>
          <table:table-cell office:value-type="float" office:value="9700" table:style-name="ce195">
            <text:p>9700<text:s/></text:p>
          </table:table-cell>
          <table:table-cell office:value-type="float" office:value="9707" table:style-name="ce195">
            <text:p>9707<text:s/></text:p>
          </table:table-cell>
          <table:table-cell office:value-type="float" office:value="9561" table:style-name="ce195">
            <text:p>9561<text:s/></text:p>
          </table:table-cell>
          <table:table-cell office:value-type="float" office:value="9793" table:style-name="ce195">
            <text:p>9793<text:s/></text:p>
          </table:table-cell>
          <table:table-cell office:value-type="float" office:value="9995" table:style-name="ce195">
            <text:p>9995<text:s/></text:p>
          </table:table-cell>
          <table:table-cell office:value-type="float" office:value="10326" table:style-name="ce195">
            <text:p>10326<text:s/></text:p>
          </table:table-cell>
          <table:table-cell office:value-type="float" office:value="10390" table:style-name="ce195">
            <text:p>10390<text:s/></text:p>
          </table:table-cell>
          <table:table-cell office:value-type="float" office:value="9900" table:style-name="ce195">
            <text:p>9900<text:s/></text:p>
          </table:table-cell>
          <table:table-cell office:value-type="float" office:value="10678" table:style-name="ce195">
            <text:p>10678<text:s/></text:p>
          </table:table-cell>
          <table:table-cell office:value-type="float" office:value="10565" table:style-name="ce195">
            <text:p>10565<text:s/></text:p>
          </table:table-cell>
          <table:table-cell office:value-type="float" office:value="10470" table:style-name="ce195">
            <text:p>10470<text:s/></text:p>
          </table:table-cell>
          <table:table-cell office:value-type="float" office:value="10572" table:style-name="ce195">
            <text:p>10572<text:s/></text:p>
          </table:table-cell>
          <table:table-cell office:value-type="float" office:value="10877" table:style-name="ce195">
            <text:p>10877<text:s/></text:p>
          </table:table-cell>
          <table:table-cell office:value-type="float" office:value="10633" table:style-name="ce195">
            <text:p>10633<text:s/></text:p>
          </table:table-cell>
          <table:table-cell office:value-type="float" office:value="9689" table:style-name="ce195">
            <text:p>9689<text:s/></text:p>
          </table:table-cell>
          <table:table-cell office:value-type="float" office:value="10114" table:style-name="ce195">
            <text:p>10114<text:s/></text:p>
          </table:table-cell>
          <table:table-cell office:value-type="float" office:value="9987" table:style-name="ce195">
            <text:p>9987<text:s/></text:p>
          </table:table-cell>
          <table:table-cell office:value-type="float" office:value="8606" table:style-name="ce195">
            <text:p>8606<text:s/></text:p>
          </table:table-cell>
          <table:table-cell office:value-type="float" office:value="9050" table:style-name="ce195">
            <text:p>9050<text:s/></text:p>
          </table:table-cell>
          <table:table-cell office:value-type="float" office:value="8816" table:style-name="ce195">
            <text:p>8816<text:s/></text:p>
          </table:table-cell>
          <table:table-cell office:value-type="float" office:value="8371" table:style-name="ce195">
            <text:p>8371<text:s/></text:p>
          </table:table-cell>
          <table:table-cell office:value-type="float" office:value="7915" table:style-name="ce195">
            <text:p>7915<text:s/></text:p>
          </table:table-cell>
          <table:table-cell office:value-type="float" office:value="7778" table:style-name="ce195">
            <text:p>7778<text:s/></text:p>
          </table:table-cell>
          <table:table-cell office:value-type="float" office:value="8096" table:style-name="ce195">
            <text:p>8096<text:s/></text:p>
          </table:table-cell>
          <table:table-cell office:value-type="float" office:value="6703" table:style-name="ce195">
            <text:p>6703<text:s/></text:p>
          </table:table-cell>
          <table:table-cell office:value-type="float" office:value="6233" table:style-name="ce195">
            <text:p>6233<text:s/></text:p>
          </table:table-cell>
          <table:table-cell office:value-type="float" office:value="6499" table:style-name="ce195">
            <text:p>6499<text:s/></text:p>
          </table:table-cell>
          <table:table-cell office:value-type="float" office:value="5273" table:style-name="ce195">
            <text:p>5273<text:s/></text:p>
          </table:table-cell>
          <table:table-cell office:value-type="float" office:value="5021" table:style-name="ce195">
            <text:p>5021<text:s/></text:p>
          </table:table-cell>
          <table:table-cell office:value-type="float" office:value="3700" table:style-name="ce195">
            <text:p>3700<text:s/></text:p>
          </table:table-cell>
          <table:table-cell office:value-type="float" office:value="4568" table:style-name="ce195">
            <text:p>4568<text:s/></text:p>
          </table:table-cell>
          <table:table-cell office:value-type="float" office:value="4725" table:style-name="ce195">
            <text:p>4725<text:s/></text:p>
          </table:table-cell>
          <table:table-cell office:value-type="float" office:value="4673" table:style-name="ce195">
            <text:p>4673<text:s/></text:p>
          </table:table-cell>
          <table:table-cell office:value-type="float" office:value="4466" table:style-name="ce195">
            <text:p>4466<text:s/></text:p>
          </table:table-cell>
          <table:table-cell office:value-type="float" office:value="4660" table:style-name="ce195">
            <text:p>4660<text:s/></text:p>
          </table:table-cell>
          <table:table-cell office:value-type="float" office:value="4448" table:style-name="ce195">
            <text:p>4448<text:s/></text:p>
          </table:table-cell>
          <table:table-cell office:value-type="float" office:value="4063" table:style-name="ce195">
            <text:p>4063<text:s/></text:p>
          </table:table-cell>
          <table:table-cell office:value-type="float" office:value="3659" table:style-name="ce195">
            <text:p>3659<text:s/></text:p>
          </table:table-cell>
          <table:table-cell office:value-type="float" office:value="3301" table:style-name="ce195">
            <text:p>3301<text:s/></text:p>
          </table:table-cell>
          <table:table-cell office:value-type="float" office:value="2967" table:style-name="ce195">
            <text:p>2967<text:s/></text:p>
          </table:table-cell>
          <table:table-cell office:value-type="float" office:value="2721" table:style-name="ce195">
            <text:p>2721<text:s/></text:p>
          </table:table-cell>
          <table:table-cell office:value-type="float" office:value="2297" table:style-name="ce195">
            <text:p>2297<text:s/></text:p>
          </table:table-cell>
          <table:table-cell office:value-type="float" office:value="2001" table:style-name="ce195">
            <text:p>2001<text:s/></text:p>
          </table:table-cell>
          <table:table-cell office:value-type="float" office:value="1769" table:style-name="ce195">
            <text:p>1769<text:s/></text:p>
          </table:table-cell>
          <table:table-cell office:value-type="float" office:value="1399" table:style-name="ce195">
            <text:p>1399<text:s/></text:p>
          </table:table-cell>
          <table:table-cell office:value-type="float" office:value="1148" table:style-name="ce195">
            <text:p>1148<text:s/></text:p>
          </table:table-cell>
          <table:table-cell office:value-type="float" office:value="904" table:style-name="ce195">
            <text:p>904<text:s/></text:p>
          </table:table-cell>
          <table:table-cell office:value-type="float" office:value="646" table:style-name="ce195">
            <text:p>646<text:s/></text:p>
          </table:table-cell>
          <table:table-cell office:value-type="float" office:value="541" table:style-name="ce195">
            <text:p>541<text:s/></text:p>
          </table:table-cell>
          <table:table-cell office:value-type="float" office:value="386" table:style-name="ce195">
            <text:p>386<text:s/></text:p>
          </table:table-cell>
          <table:table-cell office:value-type="float" office:value="237" table:style-name="ce195">
            <text:p>237<text:s/></text:p>
          </table:table-cell>
          <table:table-cell office:value-type="float" office:value="160" table:style-name="ce195">
            <text:p>160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71" table:style-name="ce195">
            <text:p>71<text:s/></text:p>
          </table:table-cell>
          <table:table-cell office:value-type="float" office:value="113" table:style-name="ce195">
            <text:p>113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雲林縣</text:p>
          </table:table-cell>
          <table:table-cell office:value-type="string" table:style-name="ce195">
            <text:p>男</text:p>
          </table:table-cell>
          <table:table-cell office:value-type="float" office:value="354242" table:style-name="ce195">
            <text:p>354242<text:s/></text:p>
          </table:table-cell>
          <table:table-cell office:value-type="float" office:value="38371" table:style-name="ce195">
            <text:p>38371<text:s/></text:p>
          </table:table-cell>
          <table:table-cell office:value-type="float" office:value="250533" table:style-name="ce195">
            <text:p>250533<text:s/></text:p>
          </table:table-cell>
          <table:table-cell office:value-type="float" office:value="59956" table:style-name="ce195">
            <text:p>59956<text:s/></text:p>
          </table:table-cell>
          <table:table-cell office:value-type="float" office:value="148731" table:style-name="ce195">
            <text:p>148731<text:s/></text:p>
          </table:table-cell>
          <table:table-cell office:value-type="float" office:value="292241" table:style-name="ce195">
            <text:p>292241<text:s/></text:p>
          </table:table-cell>
          <table:table-cell office:value-type="float" office:value="1922" table:style-name="ce195">
            <text:p>1922<text:s/></text:p>
          </table:table-cell>
          <table:table-cell office:value-type="float" office:value="2202" table:style-name="ce195">
            <text:p>2202<text:s/></text:p>
          </table:table-cell>
          <table:table-cell office:value-type="float" office:value="2242" table:style-name="ce195">
            <text:p>2242<text:s/></text:p>
          </table:table-cell>
          <table:table-cell office:value-type="float" office:value="2298" table:style-name="ce195">
            <text:p>2298<text:s/></text:p>
          </table:table-cell>
          <table:table-cell office:value-type="float" office:value="2404" table:style-name="ce195">
            <text:p>2404<text:s/></text:p>
          </table:table-cell>
          <table:table-cell office:value-type="float" office:value="2522" table:style-name="ce195">
            <text:p>2522<text:s/></text:p>
          </table:table-cell>
          <table:table-cell office:value-type="float" office:value="2584" table:style-name="ce195">
            <text:p>2584<text:s/></text:p>
          </table:table-cell>
          <table:table-cell office:value-type="float" office:value="2434" table:style-name="ce195">
            <text:p>2434<text:s/></text:p>
          </table:table-cell>
          <table:table-cell office:value-type="float" office:value="3014" table:style-name="ce195">
            <text:p>3014<text:s/></text:p>
          </table:table-cell>
          <table:table-cell office:value-type="float" office:value="2689" table:style-name="ce195">
            <text:p>2689<text:s/></text:p>
          </table:table-cell>
          <table:table-cell office:value-type="float" office:value="2389" table:style-name="ce195">
            <text:p>2389<text:s/></text:p>
          </table:table-cell>
          <table:table-cell office:value-type="float" office:value="2634" table:style-name="ce195">
            <text:p>2634<text:s/></text:p>
          </table:table-cell>
          <table:table-cell office:value-type="float" office:value="2867" table:style-name="ce195">
            <text:p>2867<text:s/></text:p>
          </table:table-cell>
          <table:table-cell office:value-type="float" office:value="3086" table:style-name="ce195">
            <text:p>3086<text:s/></text:p>
          </table:table-cell>
          <table:table-cell office:value-type="float" office:value="3084" table:style-name="ce195">
            <text:p>3084<text:s/></text:p>
          </table:table-cell>
          <table:table-cell office:value-type="float" office:value="3208" table:style-name="ce195">
            <text:p>3208<text:s/></text:p>
          </table:table-cell>
          <table:table-cell office:value-type="float" office:value="3404" table:style-name="ce195">
            <text:p>3404<text:s/></text:p>
          </table:table-cell>
          <table:table-cell office:value-type="float" office:value="3710" table:style-name="ce195">
            <text:p>3710<text:s/></text:p>
          </table:table-cell>
          <table:table-cell office:value-type="float" office:value="3923" table:style-name="ce195">
            <text:p>3923<text:s/></text:p>
          </table:table-cell>
          <table:table-cell office:value-type="float" office:value="4003" table:style-name="ce195">
            <text:p>4003<text:s/></text:p>
          </table:table-cell>
          <table:table-cell office:value-type="float" office:value="4810" table:style-name="ce195">
            <text:p>4810<text:s/></text:p>
          </table:table-cell>
          <table:table-cell office:value-type="float" office:value="4699" table:style-name="ce195">
            <text:p>4699<text:s/></text:p>
          </table:table-cell>
          <table:table-cell office:value-type="float" office:value="4249" table:style-name="ce195">
            <text:p>4249<text:s/></text:p>
          </table:table-cell>
          <table:table-cell office:value-type="float" office:value="4866" table:style-name="ce195">
            <text:p>4866<text:s/></text:p>
          </table:table-cell>
          <table:table-cell office:value-type="float" office:value="4947" table:style-name="ce195">
            <text:p>4947<text:s/></text:p>
          </table:table-cell>
          <table:table-cell office:value-type="float" office:value="4860" table:style-name="ce195">
            <text:p>4860<text:s/></text:p>
          </table:table-cell>
          <table:table-cell office:value-type="float" office:value="4914" table:style-name="ce195">
            <text:p>4914<text:s/></text:p>
          </table:table-cell>
          <table:table-cell office:value-type="float" office:value="4538" table:style-name="ce195">
            <text:p>4538<text:s/></text:p>
          </table:table-cell>
          <table:table-cell office:value-type="float" office:value="4497" table:style-name="ce195">
            <text:p>4497<text:s/></text:p>
          </table:table-cell>
          <table:table-cell office:value-type="float" office:value="4341" table:style-name="ce195">
            <text:p>4341<text:s/></text:p>
          </table:table-cell>
          <table:table-cell office:value-type="float" office:value="4659" table:style-name="ce195">
            <text:p>4659<text:s/></text:p>
          </table:table-cell>
          <table:table-cell office:value-type="float" office:value="4358" table:style-name="ce195">
            <text:p>4358<text:s/></text:p>
          </table:table-cell>
          <table:table-cell office:value-type="float" office:value="4487" table:style-name="ce195">
            <text:p>4487<text:s/></text:p>
          </table:table-cell>
          <table:table-cell office:value-type="float" office:value="4317" table:style-name="ce195">
            <text:p>4317<text:s/></text:p>
          </table:table-cell>
          <table:table-cell office:value-type="float" office:value="4367" table:style-name="ce195">
            <text:p>4367<text:s/></text:p>
          </table:table-cell>
          <table:table-cell office:value-type="float" office:value="4625" table:style-name="ce195">
            <text:p>4625<text:s/></text:p>
          </table:table-cell>
          <table:table-cell office:value-type="float" office:value="4930" table:style-name="ce195">
            <text:p>4930<text:s/></text:p>
          </table:table-cell>
          <table:table-cell office:value-type="float" office:value="5102" table:style-name="ce195">
            <text:p>5102<text:s/></text:p>
          </table:table-cell>
          <table:table-cell office:value-type="float" office:value="5452" table:style-name="ce195">
            <text:p>5452<text:s/></text:p>
          </table:table-cell>
          <table:table-cell office:value-type="float" office:value="5441" table:style-name="ce195">
            <text:p>5441<text:s/></text:p>
          </table:table-cell>
          <table:table-cell office:value-type="float" office:value="5581" table:style-name="ce195">
            <text:p>5581<text:s/></text:p>
          </table:table-cell>
          <table:table-cell office:value-type="float" office:value="5699" table:style-name="ce195">
            <text:p>5699<text:s/></text:p>
          </table:table-cell>
          <table:table-cell office:value-type="float" office:value="5643" table:style-name="ce195">
            <text:p>5643<text:s/></text:p>
          </table:table-cell>
          <table:table-cell office:value-type="float" office:value="5585" table:style-name="ce195">
            <text:p>5585<text:s/></text:p>
          </table:table-cell>
          <table:table-cell office:value-type="float" office:value="5896" table:style-name="ce195">
            <text:p>5896<text:s/></text:p>
          </table:table-cell>
          <table:table-cell office:value-type="float" office:value="5521" table:style-name="ce195">
            <text:p>5521<text:s/></text:p>
          </table:table-cell>
          <table:table-cell office:value-type="float" office:value="5068" table:style-name="ce195">
            <text:p>5068<text:s/></text:p>
          </table:table-cell>
          <table:table-cell office:value-type="float" office:value="5050" table:style-name="ce195">
            <text:p>5050<text:s/></text:p>
          </table:table-cell>
          <table:table-cell office:value-type="float" office:value="5034" table:style-name="ce195">
            <text:p>5034<text:s/></text:p>
          </table:table-cell>
          <table:table-cell office:value-type="float" office:value="5195" table:style-name="ce195">
            <text:p>5195<text:s/></text:p>
          </table:table-cell>
          <table:table-cell office:value-type="float" office:value="5454" table:style-name="ce195">
            <text:p>5454<text:s/></text:p>
          </table:table-cell>
          <table:table-cell office:value-type="float" office:value="5699" table:style-name="ce195">
            <text:p>5699<text:s/></text:p>
          </table:table-cell>
          <table:table-cell office:value-type="float" office:value="5781" table:style-name="ce195">
            <text:p>5781<text:s/></text:p>
          </table:table-cell>
          <table:table-cell office:value-type="float" office:value="5593" table:style-name="ce195">
            <text:p>5593<text:s/></text:p>
          </table:table-cell>
          <table:table-cell office:value-type="float" office:value="6005" table:style-name="ce195">
            <text:p>6005<text:s/></text:p>
          </table:table-cell>
          <table:table-cell office:value-type="float" office:value="5852" table:style-name="ce195">
            <text:p>5852<text:s/></text:p>
          </table:table-cell>
          <table:table-cell office:value-type="float" office:value="5839" table:style-name="ce195">
            <text:p>5839<text:s/></text:p>
          </table:table-cell>
          <table:table-cell office:value-type="float" office:value="5888" table:style-name="ce195">
            <text:p>5888<text:s/></text:p>
          </table:table-cell>
          <table:table-cell office:value-type="float" office:value="6048" table:style-name="ce195">
            <text:p>6048<text:s/></text:p>
          </table:table-cell>
          <table:table-cell office:value-type="float" office:value="5852" table:style-name="ce195">
            <text:p>5852<text:s/></text:p>
          </table:table-cell>
          <table:table-cell office:value-type="float" office:value="5244" table:style-name="ce195">
            <text:p>5244<text:s/></text:p>
          </table:table-cell>
          <table:table-cell office:value-type="float" office:value="5553" table:style-name="ce195">
            <text:p>5553<text:s/></text:p>
          </table:table-cell>
          <table:table-cell office:value-type="float" office:value="5387" table:style-name="ce195">
            <text:p>5387<text:s/></text:p>
          </table:table-cell>
          <table:table-cell office:value-type="float" office:value="4561" table:style-name="ce195">
            <text:p>4561<text:s/></text:p>
          </table:table-cell>
          <table:table-cell office:value-type="float" office:value="4798" table:style-name="ce195">
            <text:p>4798<text:s/></text:p>
          </table:table-cell>
          <table:table-cell office:value-type="float" office:value="4635" table:style-name="ce195">
            <text:p>4635<text:s/></text:p>
          </table:table-cell>
          <table:table-cell office:value-type="float" office:value="4257" table:style-name="ce195">
            <text:p>4257<text:s/></text:p>
          </table:table-cell>
          <table:table-cell office:value-type="float" office:value="4054" table:style-name="ce195">
            <text:p>4054<text:s/></text:p>
          </table:table-cell>
          <table:table-cell office:value-type="float" office:value="4013" table:style-name="ce195">
            <text:p>4013<text:s/></text:p>
          </table:table-cell>
          <table:table-cell office:value-type="float" office:value="4078" table:style-name="ce195">
            <text:p>4078<text:s/></text:p>
          </table:table-cell>
          <table:table-cell office:value-type="float" office:value="3336" table:style-name="ce195">
            <text:p>3336<text:s/></text:p>
          </table:table-cell>
          <table:table-cell office:value-type="float" office:value="3178" table:style-name="ce195">
            <text:p>3178<text:s/></text:p>
          </table:table-cell>
          <table:table-cell office:value-type="float" office:value="3127" table:style-name="ce195">
            <text:p>3127<text:s/></text:p>
          </table:table-cell>
          <table:table-cell office:value-type="float" office:value="2529" table:style-name="ce195">
            <text:p>2529<text:s/></text:p>
          </table:table-cell>
          <table:table-cell office:value-type="float" office:value="2315" table:style-name="ce195">
            <text:p>2315<text:s/></text:p>
          </table:table-cell>
          <table:table-cell office:value-type="float" office:value="1671" table:style-name="ce195">
            <text:p>1671<text:s/></text:p>
          </table:table-cell>
          <table:table-cell office:value-type="float" office:value="2083" table:style-name="ce195">
            <text:p>2083<text:s/></text:p>
          </table:table-cell>
          <table:table-cell office:value-type="float" office:value="2055" table:style-name="ce195">
            <text:p>2055<text:s/></text:p>
          </table:table-cell>
          <table:table-cell office:value-type="float" office:value="2073" table:style-name="ce195">
            <text:p>2073<text:s/></text:p>
          </table:table-cell>
          <table:table-cell office:value-type="float" office:value="1985" table:style-name="ce195">
            <text:p>1985<text:s/></text:p>
          </table:table-cell>
          <table:table-cell office:value-type="float" office:value="2043" table:style-name="ce195">
            <text:p>2043<text:s/></text:p>
          </table:table-cell>
          <table:table-cell office:value-type="float" office:value="1880" table:style-name="ce195">
            <text:p>1880<text:s/></text:p>
          </table:table-cell>
          <table:table-cell office:value-type="float" office:value="1716" table:style-name="ce195">
            <text:p>1716<text:s/></text:p>
          </table:table-cell>
          <table:table-cell office:value-type="float" office:value="1447" table:style-name="ce195">
            <text:p>1447<text:s/></text:p>
          </table:table-cell>
          <table:table-cell office:value-type="float" office:value="1377" table:style-name="ce195">
            <text:p>1377<text:s/></text:p>
          </table:table-cell>
          <table:table-cell office:value-type="float" office:value="1123" table:style-name="ce195">
            <text:p>1123<text:s/></text:p>
          </table:table-cell>
          <table:table-cell office:value-type="float" office:value="1032" table:style-name="ce195">
            <text:p>1032<text:s/></text:p>
          </table:table-cell>
          <table:table-cell office:value-type="float" office:value="837" table:style-name="ce195">
            <text:p>837<text:s/></text:p>
          </table:table-cell>
          <table:table-cell office:value-type="float" office:value="719" table:style-name="ce195">
            <text:p>719<text:s/></text:p>
          </table:table-cell>
          <table:table-cell office:value-type="float" office:value="601" table:style-name="ce195">
            <text:p>601<text:s/></text:p>
          </table:table-cell>
          <table:table-cell office:value-type="float" office:value="466" table:style-name="ce195">
            <text:p>466<text:s/></text:p>
          </table:table-cell>
          <table:table-cell office:value-type="float" office:value="385" table:style-name="ce195">
            <text:p>385<text:s/></text:p>
          </table:table-cell>
          <table:table-cell office:value-type="float" office:value="289" table:style-name="ce195">
            <text:p>289<text:s/></text:p>
          </table:table-cell>
          <table:table-cell office:value-type="float" office:value="199" table:style-name="ce195">
            <text:p>199<text:s/></text:p>
          </table:table-cell>
          <table:table-cell office:value-type="float" office:value="174" table:style-name="ce195">
            <text:p>174<text:s/></text:p>
          </table:table-cell>
          <table:table-cell office:value-type="float" office:value="104" table:style-name="ce195">
            <text:p>104<text:s/></text:p>
          </table:table-cell>
          <table:table-cell office:value-type="float" office:value="65" table:style-name="ce195">
            <text:p>65<text:s/></text:p>
          </table:table-cell>
          <table:table-cell office:value-type="float" office:value="44" table:style-name="ce195">
            <text:p>44<text:s/></text:p>
          </table:table-cell>
          <table:table-cell office:value-type="float" office:value="27" table:style-name="ce195">
            <text:p>27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25" table:style-name="ce195">
            <text:p>25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雲林縣</text:p>
          </table:table-cell>
          <table:table-cell office:value-type="string" table:style-name="ce195">
            <text:p>女</text:p>
          </table:table-cell>
          <table:table-cell office:value-type="float" office:value="329347" table:style-name="ce195">
            <text:p>329347<text:s/></text:p>
          </table:table-cell>
          <table:table-cell office:value-type="float" office:value="35572" table:style-name="ce195">
            <text:p>35572<text:s/></text:p>
          </table:table-cell>
          <table:table-cell office:value-type="float" office:value="219707" table:style-name="ce195">
            <text:p>219707<text:s/></text:p>
          </table:table-cell>
          <table:table-cell office:value-type="float" office:value="70483" table:style-name="ce195">
            <text:p>70483<text:s/></text:p>
          </table:table-cell>
          <table:table-cell office:value-type="float" office:value="134788" table:style-name="ce195">
            <text:p>134788<text:s/></text:p>
          </table:table-cell>
          <table:table-cell office:value-type="float" office:value="273569" table:style-name="ce195">
            <text:p>273569<text:s/></text:p>
          </table:table-cell>
          <table:table-cell office:value-type="float" office:value="1827" table:style-name="ce195">
            <text:p>1827<text:s/></text:p>
          </table:table-cell>
          <table:table-cell office:value-type="float" office:value="2022" table:style-name="ce195">
            <text:p>2022<text:s/></text:p>
          </table:table-cell>
          <table:table-cell office:value-type="float" office:value="2030" table:style-name="ce195">
            <text:p>2030<text:s/></text:p>
          </table:table-cell>
          <table:table-cell office:value-type="float" office:value="2154" table:style-name="ce195">
            <text:p>2154<text:s/></text:p>
          </table:table-cell>
          <table:table-cell office:value-type="float" office:value="2311" table:style-name="ce195">
            <text:p>2311<text:s/></text:p>
          </table:table-cell>
          <table:table-cell office:value-type="float" office:value="2357" table:style-name="ce195">
            <text:p>2357<text:s/></text:p>
          </table:table-cell>
          <table:table-cell office:value-type="float" office:value="2509" table:style-name="ce195">
            <text:p>2509<text:s/></text:p>
          </table:table-cell>
          <table:table-cell office:value-type="float" office:value="2283" table:style-name="ce195">
            <text:p>2283<text:s/></text:p>
          </table:table-cell>
          <table:table-cell office:value-type="float" office:value="2687" table:style-name="ce195">
            <text:p>2687<text:s/></text:p>
          </table:table-cell>
          <table:table-cell office:value-type="float" office:value="2564" table:style-name="ce195">
            <text:p>2564<text:s/></text:p>
          </table:table-cell>
          <table:table-cell office:value-type="float" office:value="2180" table:style-name="ce195">
            <text:p>2180<text:s/></text:p>
          </table:table-cell>
          <table:table-cell office:value-type="float" office:value="2393" table:style-name="ce195">
            <text:p>2393<text:s/></text:p>
          </table:table-cell>
          <table:table-cell office:value-type="float" office:value="2631" table:style-name="ce195">
            <text:p>2631<text:s/></text:p>
          </table:table-cell>
          <table:table-cell office:value-type="float" office:value="2830" table:style-name="ce195">
            <text:p>2830<text:s/></text:p>
          </table:table-cell>
          <table:table-cell office:value-type="float" office:value="2794" table:style-name="ce195">
            <text:p>2794<text:s/></text:p>
          </table:table-cell>
          <table:table-cell office:value-type="float" office:value="2955" table:style-name="ce195">
            <text:p>2955<text:s/></text:p>
          </table:table-cell>
          <table:table-cell office:value-type="float" office:value="3089" table:style-name="ce195">
            <text:p>3089<text:s/></text:p>
          </table:table-cell>
          <table:table-cell office:value-type="float" office:value="3254" table:style-name="ce195">
            <text:p>3254<text:s/></text:p>
          </table:table-cell>
          <table:table-cell office:value-type="float" office:value="3556" table:style-name="ce195">
            <text:p>3556<text:s/></text:p>
          </table:table-cell>
          <table:table-cell office:value-type="float" office:value="3767" table:style-name="ce195">
            <text:p>3767<text:s/></text:p>
          </table:table-cell>
          <table:table-cell office:value-type="float" office:value="4302" table:style-name="ce195">
            <text:p>4302<text:s/></text:p>
          </table:table-cell>
          <table:table-cell office:value-type="float" office:value="4139" table:style-name="ce195">
            <text:p>4139<text:s/></text:p>
          </table:table-cell>
          <table:table-cell office:value-type="float" office:value="3925" table:style-name="ce195">
            <text:p>3925<text:s/></text:p>
          </table:table-cell>
          <table:table-cell office:value-type="float" office:value="4299" table:style-name="ce195">
            <text:p>4299<text:s/></text:p>
          </table:table-cell>
          <table:table-cell office:value-type="float" office:value="4393" table:style-name="ce195">
            <text:p>4393<text:s/></text:p>
          </table:table-cell>
          <table:table-cell office:value-type="float" office:value="4423" table:style-name="ce195">
            <text:p>4423<text:s/></text:p>
          </table:table-cell>
          <table:table-cell office:value-type="float" office:value="4304" table:style-name="ce195">
            <text:p>4304<text:s/></text:p>
          </table:table-cell>
          <table:table-cell office:value-type="float" office:value="4138" table:style-name="ce195">
            <text:p>4138<text:s/></text:p>
          </table:table-cell>
          <table:table-cell office:value-type="float" office:value="3980" table:style-name="ce195">
            <text:p>3980<text:s/></text:p>
          </table:table-cell>
          <table:table-cell office:value-type="float" office:value="3883" table:style-name="ce195">
            <text:p>3883<text:s/></text:p>
          </table:table-cell>
          <table:table-cell office:value-type="float" office:value="3631" table:style-name="ce195">
            <text:p>3631<text:s/></text:p>
          </table:table-cell>
          <table:table-cell office:value-type="float" office:value="3711" table:style-name="ce195">
            <text:p>3711<text:s/></text:p>
          </table:table-cell>
          <table:table-cell office:value-type="float" office:value="4047" table:style-name="ce195">
            <text:p>4047<text:s/></text:p>
          </table:table-cell>
          <table:table-cell office:value-type="float" office:value="3726" table:style-name="ce195">
            <text:p>3726<text:s/></text:p>
          </table:table-cell>
          <table:table-cell office:value-type="float" office:value="3794" table:style-name="ce195">
            <text:p>3794<text:s/></text:p>
          </table:table-cell>
          <table:table-cell office:value-type="float" office:value="4196" table:style-name="ce195">
            <text:p>4196<text:s/></text:p>
          </table:table-cell>
          <table:table-cell office:value-type="float" office:value="4499" table:style-name="ce195">
            <text:p>4499<text:s/></text:p>
          </table:table-cell>
          <table:table-cell office:value-type="float" office:value="4779" table:style-name="ce195">
            <text:p>4779<text:s/></text:p>
          </table:table-cell>
          <table:table-cell office:value-type="float" office:value="5159" table:style-name="ce195">
            <text:p>5159<text:s/></text:p>
          </table:table-cell>
          <table:table-cell office:value-type="float" office:value="5205" table:style-name="ce195">
            <text:p>5205<text:s/></text:p>
          </table:table-cell>
          <table:table-cell office:value-type="float" office:value="5316" table:style-name="ce195">
            <text:p>5316<text:s/></text:p>
          </table:table-cell>
          <table:table-cell office:value-type="float" office:value="5421" table:style-name="ce195">
            <text:p>5421<text:s/></text:p>
          </table:table-cell>
          <table:table-cell office:value-type="float" office:value="5410" table:style-name="ce195">
            <text:p>5410<text:s/></text:p>
          </table:table-cell>
          <table:table-cell office:value-type="float" office:value="5324" table:style-name="ce195">
            <text:p>5324<text:s/></text:p>
          </table:table-cell>
          <table:table-cell office:value-type="float" office:value="5484" table:style-name="ce195">
            <text:p>5484<text:s/></text:p>
          </table:table-cell>
          <table:table-cell office:value-type="float" office:value="4886" table:style-name="ce195">
            <text:p>4886<text:s/></text:p>
          </table:table-cell>
          <table:table-cell office:value-type="float" office:value="4632" table:style-name="ce195">
            <text:p>4632<text:s/></text:p>
          </table:table-cell>
          <table:table-cell office:value-type="float" office:value="4657" table:style-name="ce195">
            <text:p>4657<text:s/></text:p>
          </table:table-cell>
          <table:table-cell office:value-type="float" office:value="4527" table:style-name="ce195">
            <text:p>4527<text:s/></text:p>
          </table:table-cell>
          <table:table-cell office:value-type="float" office:value="4598" table:style-name="ce195">
            <text:p>4598<text:s/></text:p>
          </table:table-cell>
          <table:table-cell office:value-type="float" office:value="4541" table:style-name="ce195">
            <text:p>4541<text:s/></text:p>
          </table:table-cell>
          <table:table-cell office:value-type="float" office:value="4627" table:style-name="ce195">
            <text:p>4627<text:s/></text:p>
          </table:table-cell>
          <table:table-cell office:value-type="float" office:value="4609" table:style-name="ce195">
            <text:p>4609<text:s/></text:p>
          </table:table-cell>
          <table:table-cell office:value-type="float" office:value="4307" table:style-name="ce195">
            <text:p>4307<text:s/></text:p>
          </table:table-cell>
          <table:table-cell office:value-type="float" office:value="4673" table:style-name="ce195">
            <text:p>4673<text:s/></text:p>
          </table:table-cell>
          <table:table-cell office:value-type="float" office:value="4713" table:style-name="ce195">
            <text:p>4713<text:s/></text:p>
          </table:table-cell>
          <table:table-cell office:value-type="float" office:value="4631" table:style-name="ce195">
            <text:p>4631<text:s/></text:p>
          </table:table-cell>
          <table:table-cell office:value-type="float" office:value="4684" table:style-name="ce195">
            <text:p>4684<text:s/></text:p>
          </table:table-cell>
          <table:table-cell office:value-type="float" office:value="4829" table:style-name="ce195">
            <text:p>4829<text:s/></text:p>
          </table:table-cell>
          <table:table-cell office:value-type="float" office:value="4781" table:style-name="ce195">
            <text:p>4781<text:s/></text:p>
          </table:table-cell>
          <table:table-cell office:value-type="float" office:value="4445" table:style-name="ce195">
            <text:p>4445<text:s/></text:p>
          </table:table-cell>
          <table:table-cell office:value-type="float" office:value="4561" table:style-name="ce195">
            <text:p>4561<text:s/></text:p>
          </table:table-cell>
          <table:table-cell office:value-type="float" office:value="4600" table:style-name="ce195">
            <text:p>4600<text:s/></text:p>
          </table:table-cell>
          <table:table-cell office:value-type="float" office:value="4045" table:style-name="ce195">
            <text:p>4045<text:s/></text:p>
          </table:table-cell>
          <table:table-cell office:value-type="float" office:value="4252" table:style-name="ce195">
            <text:p>4252<text:s/></text:p>
          </table:table-cell>
          <table:table-cell office:value-type="float" office:value="4181" table:style-name="ce195">
            <text:p>4181<text:s/></text:p>
          </table:table-cell>
          <table:table-cell office:value-type="float" office:value="4114" table:style-name="ce195">
            <text:p>4114<text:s/></text:p>
          </table:table-cell>
          <table:table-cell office:value-type="float" office:value="3861" table:style-name="ce195">
            <text:p>3861<text:s/></text:p>
          </table:table-cell>
          <table:table-cell office:value-type="float" office:value="3765" table:style-name="ce195">
            <text:p>3765<text:s/></text:p>
          </table:table-cell>
          <table:table-cell office:value-type="float" office:value="4018" table:style-name="ce195">
            <text:p>4018<text:s/></text:p>
          </table:table-cell>
          <table:table-cell office:value-type="float" office:value="3367" table:style-name="ce195">
            <text:p>3367<text:s/></text:p>
          </table:table-cell>
          <table:table-cell office:value-type="float" office:value="3055" table:style-name="ce195">
            <text:p>3055<text:s/></text:p>
          </table:table-cell>
          <table:table-cell office:value-type="float" office:value="3372" table:style-name="ce195">
            <text:p>3372<text:s/></text:p>
          </table:table-cell>
          <table:table-cell office:value-type="float" office:value="2744" table:style-name="ce195">
            <text:p>2744<text:s/></text:p>
          </table:table-cell>
          <table:table-cell office:value-type="float" office:value="2706" table:style-name="ce195">
            <text:p>2706<text:s/></text:p>
          </table:table-cell>
          <table:table-cell office:value-type="float" office:value="2029" table:style-name="ce195">
            <text:p>2029<text:s/></text:p>
          </table:table-cell>
          <table:table-cell office:value-type="float" office:value="2485" table:style-name="ce195">
            <text:p>2485<text:s/></text:p>
          </table:table-cell>
          <table:table-cell office:value-type="float" office:value="2670" table:style-name="ce195">
            <text:p>2670<text:s/></text:p>
          </table:table-cell>
          <table:table-cell office:value-type="float" office:value="2600" table:style-name="ce195">
            <text:p>2600<text:s/></text:p>
          </table:table-cell>
          <table:table-cell office:value-type="float" office:value="2481" table:style-name="ce195">
            <text:p>2481<text:s/></text:p>
          </table:table-cell>
          <table:table-cell office:value-type="float" office:value="2617" table:style-name="ce195">
            <text:p>2617<text:s/></text:p>
          </table:table-cell>
          <table:table-cell office:value-type="float" office:value="2568" table:style-name="ce195">
            <text:p>2568<text:s/></text:p>
          </table:table-cell>
          <table:table-cell office:value-type="float" office:value="2347" table:style-name="ce195">
            <text:p>2347<text:s/></text:p>
          </table:table-cell>
          <table:table-cell office:value-type="float" office:value="2212" table:style-name="ce195">
            <text:p>2212<text:s/></text:p>
          </table:table-cell>
          <table:table-cell office:value-type="float" office:value="1924" table:style-name="ce195">
            <text:p>1924<text:s/></text:p>
          </table:table-cell>
          <table:table-cell office:value-type="float" office:value="1844" table:style-name="ce195">
            <text:p>1844<text:s/></text:p>
          </table:table-cell>
          <table:table-cell office:value-type="float" office:value="1689" table:style-name="ce195">
            <text:p>1689<text:s/></text:p>
          </table:table-cell>
          <table:table-cell office:value-type="float" office:value="1460" table:style-name="ce195">
            <text:p>1460<text:s/></text:p>
          </table:table-cell>
          <table:table-cell office:value-type="float" office:value="1282" table:style-name="ce195">
            <text:p>1282<text:s/></text:p>
          </table:table-cell>
          <table:table-cell office:value-type="float" office:value="1168" table:style-name="ce195">
            <text:p>1168<text:s/></text:p>
          </table:table-cell>
          <table:table-cell office:value-type="float" office:value="933" table:style-name="ce195">
            <text:p>933<text:s/></text:p>
          </table:table-cell>
          <table:table-cell office:value-type="float" office:value="763" table:style-name="ce195">
            <text:p>763<text:s/></text:p>
          </table:table-cell>
          <table:table-cell office:value-type="float" office:value="615" table:style-name="ce195">
            <text:p>615<text:s/></text:p>
          </table:table-cell>
          <table:table-cell office:value-type="float" office:value="447" table:style-name="ce195">
            <text:p>447<text:s/></text:p>
          </table:table-cell>
          <table:table-cell office:value-type="float" office:value="367" table:style-name="ce195">
            <text:p>367<text:s/></text:p>
          </table:table-cell>
          <table:table-cell office:value-type="float" office:value="282" table:style-name="ce195">
            <text:p>282<text:s/></text:p>
          </table:table-cell>
          <table:table-cell office:value-type="float" office:value="172" table:style-name="ce195">
            <text:p>172<text:s/></text:p>
          </table:table-cell>
          <table:table-cell office:value-type="float" office:value="116" table:style-name="ce195">
            <text:p>116<text:s/></text:p>
          </table:table-cell>
          <table:table-cell office:value-type="float" office:value="84" table:style-name="ce195">
            <text:p>84<text:s/></text:p>
          </table:table-cell>
          <table:table-cell office:value-type="float" office:value="57" table:style-name="ce195">
            <text:p>57<text:s/></text:p>
          </table:table-cell>
          <table:table-cell office:value-type="float" office:value="88" table:style-name="ce195">
            <text:p>88<text:s/></text:p>
          </table:table-cell>
          <table:table-cell table:number-columns-repeated="16248"/>
        </table:table-row>
        <table:table-row table:style-name="ro11">
          <table:table-cell table:number-columns-repeated="27" table:style-name="ce170"/>
          <table:table-cell office:value-type="string" table:style-name="ce195">
            <text:p>嘉義縣</text:p>
          </table:table-cell>
          <table:table-cell office:value-type="string" table:style-name="ce195">
            <text:p>計</text:p>
          </table:table-cell>
          <table:table-cell office:value-type="float" office:value="505035" table:style-name="ce195">
            <text:p>505035<text:s/></text:p>
          </table:table-cell>
          <table:table-cell office:value-type="float" office:value="44361" table:style-name="ce195">
            <text:p>44361<text:s/></text:p>
          </table:table-cell>
          <table:table-cell office:value-type="float" office:value="350681" table:style-name="ce195">
            <text:p>350681<text:s/></text:p>
          </table:table-cell>
          <table:table-cell office:value-type="float" office:value="102599" table:style-name="ce195">
            <text:p>102599<text:s/></text:p>
          </table:table-cell>
          <table:table-cell office:value-type="float" office:value="204701" table:style-name="ce195">
            <text:p>204701<text:s/></text:p>
          </table:table-cell>
          <table:table-cell office:value-type="float" office:value="428770" table:style-name="ce195">
            <text:p>428770<text:s/></text:p>
          </table:table-cell>
          <table:table-cell office:value-type="float" office:value="2620" table:style-name="ce195">
            <text:p>2620<text:s/></text:p>
          </table:table-cell>
          <table:table-cell office:value-type="float" office:value="2733" table:style-name="ce195">
            <text:p>2733<text:s/></text:p>
          </table:table-cell>
          <table:table-cell office:value-type="float" office:value="2609" table:style-name="ce195">
            <text:p>2609<text:s/></text:p>
          </table:table-cell>
          <table:table-cell office:value-type="float" office:value="2674" table:style-name="ce195">
            <text:p>2674<text:s/></text:p>
          </table:table-cell>
          <table:table-cell office:value-type="float" office:value="2739" table:style-name="ce195">
            <text:p>2739<text:s/></text:p>
          </table:table-cell>
          <table:table-cell office:value-type="float" office:value="2916" table:style-name="ce195">
            <text:p>2916<text:s/></text:p>
          </table:table-cell>
          <table:table-cell office:value-type="float" office:value="2913" table:style-name="ce195">
            <text:p>2913<text:s/></text:p>
          </table:table-cell>
          <table:table-cell office:value-type="float" office:value="2753" table:style-name="ce195">
            <text:p>2753<text:s/></text:p>
          </table:table-cell>
          <table:table-cell office:value-type="float" office:value="3385" table:style-name="ce195">
            <text:p>3385<text:s/></text:p>
          </table:table-cell>
          <table:table-cell office:value-type="float" office:value="3028" table:style-name="ce195">
            <text:p>3028<text:s/></text:p>
          </table:table-cell>
          <table:table-cell office:value-type="float" office:value="2732" table:style-name="ce195">
            <text:p>2732<text:s/></text:p>
          </table:table-cell>
          <table:table-cell office:value-type="float" office:value="2965" table:style-name="ce195">
            <text:p>2965<text:s/></text:p>
          </table:table-cell>
          <table:table-cell office:value-type="float" office:value="3065" table:style-name="ce195">
            <text:p>3065<text:s/></text:p>
          </table:table-cell>
          <table:table-cell office:value-type="float" office:value="3502" table:style-name="ce195">
            <text:p>3502<text:s/></text:p>
          </table:table-cell>
          <table:table-cell office:value-type="float" office:value="3727" table:style-name="ce195">
            <text:p>3727<text:s/></text:p>
          </table:table-cell>
          <table:table-cell office:value-type="float" office:value="4151" table:style-name="ce195">
            <text:p>4151<text:s/></text:p>
          </table:table-cell>
          <table:table-cell office:value-type="float" office:value="4366" table:style-name="ce195">
            <text:p>4366<text:s/></text:p>
          </table:table-cell>
          <table:table-cell office:value-type="float" office:value="4862" table:style-name="ce195">
            <text:p>4862<text:s/></text:p>
          </table:table-cell>
          <table:table-cell office:value-type="float" office:value="5383" table:style-name="ce195">
            <text:p>5383<text:s/></text:p>
          </table:table-cell>
          <table:table-cell office:value-type="float" office:value="5748" table:style-name="ce195">
            <text:p>5748<text:s/></text:p>
          </table:table-cell>
          <table:table-cell office:value-type="float" office:value="6674" table:style-name="ce195">
            <text:p>6674<text:s/></text:p>
          </table:table-cell>
          <table:table-cell office:value-type="float" office:value="6221" table:style-name="ce195">
            <text:p>6221<text:s/></text:p>
          </table:table-cell>
          <table:table-cell office:value-type="float" office:value="6171" table:style-name="ce195">
            <text:p>6171<text:s/></text:p>
          </table:table-cell>
          <table:table-cell office:value-type="float" office:value="6934" table:style-name="ce195">
            <text:p>6934<text:s/></text:p>
          </table:table-cell>
          <table:table-cell office:value-type="float" office:value="7077" table:style-name="ce195">
            <text:p>7077<text:s/></text:p>
          </table:table-cell>
          <table:table-cell office:value-type="float" office:value="6987" table:style-name="ce195">
            <text:p>6987<text:s/></text:p>
          </table:table-cell>
          <table:table-cell office:value-type="float" office:value="6966" table:style-name="ce195">
            <text:p>6966<text:s/></text:p>
          </table:table-cell>
          <table:table-cell office:value-type="float" office:value="6936" table:style-name="ce195">
            <text:p>6936<text:s/></text:p>
          </table:table-cell>
          <table:table-cell office:value-type="float" office:value="6578" table:style-name="ce195">
            <text:p>6578<text:s/></text:p>
          </table:table-cell>
          <table:table-cell office:value-type="float" office:value="6373" table:style-name="ce195">
            <text:p>6373<text:s/></text:p>
          </table:table-cell>
          <table:table-cell office:value-type="float" office:value="6558" table:style-name="ce195">
            <text:p>6558<text:s/></text:p>
          </table:table-cell>
          <table:table-cell office:value-type="float" office:value="6121" table:style-name="ce195">
            <text:p>6121<text:s/></text:p>
          </table:table-cell>
          <table:table-cell office:value-type="float" office:value="6241" table:style-name="ce195">
            <text:p>6241<text:s/></text:p>
          </table:table-cell>
          <table:table-cell office:value-type="float" office:value="5927" table:style-name="ce195">
            <text:p>5927<text:s/></text:p>
          </table:table-cell>
          <table:table-cell office:value-type="float" office:value="5701" table:style-name="ce195">
            <text:p>5701<text:s/></text:p>
          </table:table-cell>
          <table:table-cell office:value-type="float" office:value="6067" table:style-name="ce195">
            <text:p>6067<text:s/></text:p>
          </table:table-cell>
          <table:table-cell office:value-type="float" office:value="6673" table:style-name="ce195">
            <text:p>6673<text:s/></text:p>
          </table:table-cell>
          <table:table-cell office:value-type="float" office:value="6875" table:style-name="ce195">
            <text:p>6875<text:s/></text:p>
          </table:table-cell>
          <table:table-cell office:value-type="float" office:value="7224" table:style-name="ce195">
            <text:p>7224<text:s/></text:p>
          </table:table-cell>
          <table:table-cell office:value-type="float" office:value="7231" table:style-name="ce195">
            <text:p>7231<text:s/></text:p>
          </table:table-cell>
          <table:table-cell office:value-type="float" office:value="7672" table:style-name="ce195">
            <text:p>7672<text:s/></text:p>
          </table:table-cell>
          <table:table-cell office:value-type="float" office:value="7307" table:style-name="ce195">
            <text:p>7307<text:s/></text:p>
          </table:table-cell>
          <table:table-cell office:value-type="float" office:value="7639" table:style-name="ce195">
            <text:p>7639<text:s/></text:p>
          </table:table-cell>
          <table:table-cell office:value-type="float" office:value="7335" table:style-name="ce195">
            <text:p>7335<text:s/></text:p>
          </table:table-cell>
          <table:table-cell office:value-type="float" office:value="7720" table:style-name="ce195">
            <text:p>7720<text:s/></text:p>
          </table:table-cell>
          <table:table-cell office:value-type="float" office:value="7111" table:style-name="ce195">
            <text:p>7111<text:s/></text:p>
          </table:table-cell>
          <table:table-cell office:value-type="float" office:value="6796" table:style-name="ce195">
            <text:p>6796<text:s/></text:p>
          </table:table-cell>
          <table:table-cell office:value-type="float" office:value="6988" table:style-name="ce195">
            <text:p>6988<text:s/></text:p>
          </table:table-cell>
          <table:table-cell office:value-type="float" office:value="7237" table:style-name="ce195">
            <text:p>7237<text:s/></text:p>
          </table:table-cell>
          <table:table-cell office:value-type="float" office:value="7361" table:style-name="ce195">
            <text:p>7361<text:s/></text:p>
          </table:table-cell>
          <table:table-cell office:value-type="float" office:value="7794" table:style-name="ce195">
            <text:p>7794<text:s/></text:p>
          </table:table-cell>
          <table:table-cell office:value-type="float" office:value="7863" table:style-name="ce195">
            <text:p>7863<text:s/></text:p>
          </table:table-cell>
          <table:table-cell office:value-type="float" office:value="7909" table:style-name="ce195">
            <text:p>7909<text:s/></text:p>
          </table:table-cell>
          <table:table-cell office:value-type="float" office:value="8019" table:style-name="ce195">
            <text:p>8019<text:s/></text:p>
          </table:table-cell>
          <table:table-cell office:value-type="float" office:value="8143" table:style-name="ce195">
            <text:p>8143<text:s/></text:p>
          </table:table-cell>
          <table:table-cell office:value-type="float" office:value="8479" table:style-name="ce195">
            <text:p>8479<text:s/></text:p>
          </table:table-cell>
          <table:table-cell office:value-type="float" office:value="8406" table:style-name="ce195">
            <text:p>8406<text:s/></text:p>
          </table:table-cell>
          <table:table-cell office:value-type="float" office:value="8572" table:style-name="ce195">
            <text:p>8572<text:s/></text:p>
          </table:table-cell>
          <table:table-cell office:value-type="float" office:value="8616" table:style-name="ce195">
            <text:p>8616<text:s/></text:p>
          </table:table-cell>
          <table:table-cell office:value-type="float" office:value="8738" table:style-name="ce195">
            <text:p>8738<text:s/></text:p>
          </table:table-cell>
          <table:table-cell office:value-type="float" office:value="8365" table:style-name="ce195">
            <text:p>8365<text:s/></text:p>
          </table:table-cell>
          <table:table-cell office:value-type="float" office:value="8208" table:style-name="ce195">
            <text:p>8208<text:s/></text:p>
          </table:table-cell>
          <table:table-cell office:value-type="float" office:value="8192" table:style-name="ce195">
            <text:p>8192<text:s/></text:p>
          </table:table-cell>
          <table:table-cell office:value-type="float" office:value="6892" table:style-name="ce195">
            <text:p>6892<text:s/></text:p>
          </table:table-cell>
          <table:table-cell office:value-type="float" office:value="7274" table:style-name="ce195">
            <text:p>7274<text:s/></text:p>
          </table:table-cell>
          <table:table-cell office:value-type="float" office:value="6936" table:style-name="ce195">
            <text:p>6936<text:s/></text:p>
          </table:table-cell>
          <table:table-cell office:value-type="float" office:value="6891" table:style-name="ce195">
            <text:p>6891<text:s/></text:p>
          </table:table-cell>
          <table:table-cell office:value-type="float" office:value="6491" table:style-name="ce195">
            <text:p>6491<text:s/></text:p>
          </table:table-cell>
          <table:table-cell office:value-type="float" office:value="6049" table:style-name="ce195">
            <text:p>6049<text:s/></text:p>
          </table:table-cell>
          <table:table-cell office:value-type="float" office:value="6422" table:style-name="ce195">
            <text:p>6422<text:s/></text:p>
          </table:table-cell>
          <table:table-cell office:value-type="float" office:value="5465" table:style-name="ce195">
            <text:p>5465<text:s/></text:p>
          </table:table-cell>
          <table:table-cell office:value-type="float" office:value="4827" table:style-name="ce195">
            <text:p>4827<text:s/></text:p>
          </table:table-cell>
          <table:table-cell office:value-type="float" office:value="5167" table:style-name="ce195">
            <text:p>5167<text:s/></text:p>
          </table:table-cell>
          <table:table-cell office:value-type="float" office:value="4039" table:style-name="ce195">
            <text:p>4039<text:s/></text:p>
          </table:table-cell>
          <table:table-cell office:value-type="float" office:value="3234" table:style-name="ce195">
            <text:p>3234<text:s/></text:p>
          </table:table-cell>
          <table:table-cell office:value-type="float" office:value="2769" table:style-name="ce195">
            <text:p>2769<text:s/></text:p>
          </table:table-cell>
          <table:table-cell office:value-type="float" office:value="3424" table:style-name="ce195">
            <text:p>3424<text:s/></text:p>
          </table:table-cell>
          <table:table-cell office:value-type="float" office:value="3531" table:style-name="ce195">
            <text:p>3531<text:s/></text:p>
          </table:table-cell>
          <table:table-cell office:value-type="float" office:value="3489" table:style-name="ce195">
            <text:p>3489<text:s/></text:p>
          </table:table-cell>
          <table:table-cell office:value-type="float" office:value="3485" table:style-name="ce195">
            <text:p>3485<text:s/></text:p>
          </table:table-cell>
          <table:table-cell office:value-type="float" office:value="3534" table:style-name="ce195">
            <text:p>3534<text:s/></text:p>
          </table:table-cell>
          <table:table-cell office:value-type="float" office:value="3463" table:style-name="ce195">
            <text:p>3463<text:s/></text:p>
          </table:table-cell>
          <table:table-cell office:value-type="float" office:value="3136" table:style-name="ce195">
            <text:p>3136<text:s/></text:p>
          </table:table-cell>
          <table:table-cell office:value-type="float" office:value="2861" table:style-name="ce195">
            <text:p>2861<text:s/></text:p>
          </table:table-cell>
          <table:table-cell office:value-type="float" office:value="2680" table:style-name="ce195">
            <text:p>2680<text:s/></text:p>
          </table:table-cell>
          <table:table-cell office:value-type="float" office:value="2364" table:style-name="ce195">
            <text:p>2364<text:s/></text:p>
          </table:table-cell>
          <table:table-cell office:value-type="float" office:value="2219" table:style-name="ce195">
            <text:p>2219<text:s/></text:p>
          </table:table-cell>
          <table:table-cell office:value-type="float" office:value="1941" table:style-name="ce195">
            <text:p>1941<text:s/></text:p>
          </table:table-cell>
          <table:table-cell office:value-type="float" office:value="1681" table:style-name="ce195">
            <text:p>1681<text:s/></text:p>
          </table:table-cell>
          <table:table-cell office:value-type="float" office:value="1541" table:style-name="ce195">
            <text:p>1541<text:s/></text:p>
          </table:table-cell>
          <table:table-cell office:value-type="float" office:value="1249" table:style-name="ce195">
            <text:p>1249<text:s/></text:p>
          </table:table-cell>
          <table:table-cell office:value-type="float" office:value="995" table:style-name="ce195">
            <text:p>995<text:s/></text:p>
          </table:table-cell>
          <table:table-cell office:value-type="float" office:value="756" table:style-name="ce195">
            <text:p>756<text:s/></text:p>
          </table:table-cell>
          <table:table-cell office:value-type="float" office:value="603" table:style-name="ce195">
            <text:p>603<text:s/></text:p>
          </table:table-cell>
          <table:table-cell office:value-type="float" office:value="448" table:style-name="ce195">
            <text:p>448<text:s/></text:p>
          </table:table-cell>
          <table:table-cell office:value-type="float" office:value="298" table:style-name="ce195">
            <text:p>298<text:s/></text:p>
          </table:table-cell>
          <table:table-cell office:value-type="float" office:value="185" table:style-name="ce195">
            <text:p>185<text:s/></text:p>
          </table:table-cell>
          <table:table-cell office:value-type="float" office:value="156" table:style-name="ce195">
            <text:p>156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106" table:style-name="ce195">
            <text:p>106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嘉義縣</text:p>
          </table:table-cell>
          <table:table-cell office:value-type="string" table:style-name="ce195">
            <text:p>男</text:p>
          </table:table-cell>
          <table:table-cell office:value-type="float" office:value="262315" table:style-name="ce195">
            <text:p>262315<text:s/></text:p>
          </table:table-cell>
          <table:table-cell office:value-type="float" office:value="23061" table:style-name="ce195">
            <text:p>23061<text:s/></text:p>
          </table:table-cell>
          <table:table-cell office:value-type="float" office:value="187343" table:style-name="ce195">
            <text:p>187343<text:s/></text:p>
          </table:table-cell>
          <table:table-cell office:value-type="float" office:value="47695" table:style-name="ce195">
            <text:p>47695<text:s/></text:p>
          </table:table-cell>
          <table:table-cell office:value-type="float" office:value="107902" table:style-name="ce195">
            <text:p>107902<text:s/></text:p>
          </table:table-cell>
          <table:table-cell office:value-type="float" office:value="222157" table:style-name="ce195">
            <text:p>222157<text:s/></text:p>
          </table:table-cell>
          <table:table-cell office:value-type="float" office:value="1360" table:style-name="ce195">
            <text:p>1360<text:s/></text:p>
          </table:table-cell>
          <table:table-cell office:value-type="float" office:value="1403" table:style-name="ce195">
            <text:p>1403<text:s/></text:p>
          </table:table-cell>
          <table:table-cell office:value-type="float" office:value="1321" table:style-name="ce195">
            <text:p>1321<text:s/></text:p>
          </table:table-cell>
          <table:table-cell office:value-type="float" office:value="1336" table:style-name="ce195">
            <text:p>1336<text:s/></text:p>
          </table:table-cell>
          <table:table-cell office:value-type="float" office:value="1421" table:style-name="ce195">
            <text:p>1421<text:s/></text:p>
          </table:table-cell>
          <table:table-cell office:value-type="float" office:value="1544" table:style-name="ce195">
            <text:p>1544<text:s/></text:p>
          </table:table-cell>
          <table:table-cell office:value-type="float" office:value="1479" table:style-name="ce195">
            <text:p>1479<text:s/></text:p>
          </table:table-cell>
          <table:table-cell office:value-type="float" office:value="1442" table:style-name="ce195">
            <text:p>1442<text:s/></text:p>
          </table:table-cell>
          <table:table-cell office:value-type="float" office:value="1761" table:style-name="ce195">
            <text:p>1761<text:s/></text:p>
          </table:table-cell>
          <table:table-cell office:value-type="float" office:value="1555" table:style-name="ce195">
            <text:p>1555<text:s/></text:p>
          </table:table-cell>
          <table:table-cell office:value-type="float" office:value="1405" table:style-name="ce195">
            <text:p>1405<text:s/></text:p>
          </table:table-cell>
          <table:table-cell office:value-type="float" office:value="1602" table:style-name="ce195">
            <text:p>1602<text:s/></text:p>
          </table:table-cell>
          <table:table-cell office:value-type="float" office:value="1623" table:style-name="ce195">
            <text:p>1623<text:s/></text:p>
          </table:table-cell>
          <table:table-cell office:value-type="float" office:value="1826" table:style-name="ce195">
            <text:p>1826<text:s/></text:p>
          </table:table-cell>
          <table:table-cell office:value-type="float" office:value="1983" table:style-name="ce195">
            <text:p>1983<text:s/></text:p>
          </table:table-cell>
          <table:table-cell office:value-type="float" office:value="2156" table:style-name="ce195">
            <text:p>2156<text:s/></text:p>
          </table:table-cell>
          <table:table-cell office:value-type="float" office:value="2323" table:style-name="ce195">
            <text:p>2323<text:s/></text:p>
          </table:table-cell>
          <table:table-cell office:value-type="float" office:value="2557" table:style-name="ce195">
            <text:p>2557<text:s/></text:p>
          </table:table-cell>
          <table:table-cell office:value-type="float" office:value="2801" table:style-name="ce195">
            <text:p>2801<text:s/></text:p>
          </table:table-cell>
          <table:table-cell office:value-type="float" office:value="3044" table:style-name="ce195">
            <text:p>3044<text:s/></text:p>
          </table:table-cell>
          <table:table-cell office:value-type="float" office:value="3520" table:style-name="ce195">
            <text:p>3520<text:s/></text:p>
          </table:table-cell>
          <table:table-cell office:value-type="float" office:value="3259" table:style-name="ce195">
            <text:p>3259<text:s/></text:p>
          </table:table-cell>
          <table:table-cell office:value-type="float" office:value="3227" table:style-name="ce195">
            <text:p>3227<text:s/></text:p>
          </table:table-cell>
          <table:table-cell office:value-type="float" office:value="3615" table:style-name="ce195">
            <text:p>3615<text:s/></text:p>
          </table:table-cell>
          <table:table-cell office:value-type="float" office:value="3755" table:style-name="ce195">
            <text:p>3755<text:s/></text:p>
          </table:table-cell>
          <table:table-cell office:value-type="float" office:value="3652" table:style-name="ce195">
            <text:p>3652<text:s/></text:p>
          </table:table-cell>
          <table:table-cell office:value-type="float" office:value="3642" table:style-name="ce195">
            <text:p>3642<text:s/></text:p>
          </table:table-cell>
          <table:table-cell office:value-type="float" office:value="3680" table:style-name="ce195">
            <text:p>3680<text:s/></text:p>
          </table:table-cell>
          <table:table-cell office:value-type="float" office:value="3456" table:style-name="ce195">
            <text:p>3456<text:s/></text:p>
          </table:table-cell>
          <table:table-cell office:value-type="float" office:value="3431" table:style-name="ce195">
            <text:p>3431<text:s/></text:p>
          </table:table-cell>
          <table:table-cell office:value-type="float" office:value="3542" table:style-name="ce195">
            <text:p>3542<text:s/></text:p>
          </table:table-cell>
          <table:table-cell office:value-type="float" office:value="3331" table:style-name="ce195">
            <text:p>3331<text:s/></text:p>
          </table:table-cell>
          <table:table-cell office:value-type="float" office:value="3449" table:style-name="ce195">
            <text:p>3449<text:s/></text:p>
          </table:table-cell>
          <table:table-cell office:value-type="float" office:value="3241" table:style-name="ce195">
            <text:p>3241<text:s/></text:p>
          </table:table-cell>
          <table:table-cell office:value-type="float" office:value="3134" table:style-name="ce195">
            <text:p>3134<text:s/></text:p>
          </table:table-cell>
          <table:table-cell office:value-type="float" office:value="3300" table:style-name="ce195">
            <text:p>3300<text:s/></text:p>
          </table:table-cell>
          <table:table-cell office:value-type="float" office:value="3581" table:style-name="ce195">
            <text:p>3581<text:s/></text:p>
          </table:table-cell>
          <table:table-cell office:value-type="float" office:value="3674" table:style-name="ce195">
            <text:p>3674<text:s/></text:p>
          </table:table-cell>
          <table:table-cell office:value-type="float" office:value="3865" table:style-name="ce195">
            <text:p>3865<text:s/></text:p>
          </table:table-cell>
          <table:table-cell office:value-type="float" office:value="3710" table:style-name="ce195">
            <text:p>3710<text:s/></text:p>
          </table:table-cell>
          <table:table-cell office:value-type="float" office:value="3910" table:style-name="ce195">
            <text:p>3910<text:s/></text:p>
          </table:table-cell>
          <table:table-cell office:value-type="float" office:value="3820" table:style-name="ce195">
            <text:p>3820<text:s/></text:p>
          </table:table-cell>
          <table:table-cell office:value-type="float" office:value="3995" table:style-name="ce195">
            <text:p>3995<text:s/></text:p>
          </table:table-cell>
          <table:table-cell office:value-type="float" office:value="3727" table:style-name="ce195">
            <text:p>3727<text:s/></text:p>
          </table:table-cell>
          <table:table-cell office:value-type="float" office:value="3948" table:style-name="ce195">
            <text:p>3948<text:s/></text:p>
          </table:table-cell>
          <table:table-cell office:value-type="float" office:value="3694" table:style-name="ce195">
            <text:p>3694<text:s/></text:p>
          </table:table-cell>
          <table:table-cell office:value-type="float" office:value="3478" table:style-name="ce195">
            <text:p>3478<text:s/></text:p>
          </table:table-cell>
          <table:table-cell office:value-type="float" office:value="3610" table:style-name="ce195">
            <text:p>3610<text:s/></text:p>
          </table:table-cell>
          <table:table-cell office:value-type="float" office:value="3817" table:style-name="ce195">
            <text:p>3817<text:s/></text:p>
          </table:table-cell>
          <table:table-cell office:value-type="float" office:value="3839" table:style-name="ce195">
            <text:p>3839<text:s/></text:p>
          </table:table-cell>
          <table:table-cell office:value-type="float" office:value="4192" table:style-name="ce195">
            <text:p>4192<text:s/></text:p>
          </table:table-cell>
          <table:table-cell office:value-type="float" office:value="4267" table:style-name="ce195">
            <text:p>4267<text:s/></text:p>
          </table:table-cell>
          <table:table-cell office:value-type="float" office:value="4300" table:style-name="ce195">
            <text:p>4300<text:s/></text:p>
          </table:table-cell>
          <table:table-cell office:value-type="float" office:value="4353" table:style-name="ce195">
            <text:p>4353<text:s/></text:p>
          </table:table-cell>
          <table:table-cell office:value-type="float" office:value="4543" table:style-name="ce195">
            <text:p>4543<text:s/></text:p>
          </table:table-cell>
          <table:table-cell office:value-type="float" office:value="4681" table:style-name="ce195">
            <text:p>4681<text:s/></text:p>
          </table:table-cell>
          <table:table-cell office:value-type="float" office:value="4720" table:style-name="ce195">
            <text:p>4720<text:s/></text:p>
          </table:table-cell>
          <table:table-cell office:value-type="float" office:value="4700" table:style-name="ce195">
            <text:p>4700<text:s/></text:p>
          </table:table-cell>
          <table:table-cell office:value-type="float" office:value="4790" table:style-name="ce195">
            <text:p>4790<text:s/></text:p>
          </table:table-cell>
          <table:table-cell office:value-type="float" office:value="4808" table:style-name="ce195">
            <text:p>4808<text:s/></text:p>
          </table:table-cell>
          <table:table-cell office:value-type="float" office:value="4618" table:style-name="ce195">
            <text:p>4618<text:s/></text:p>
          </table:table-cell>
          <table:table-cell office:value-type="float" office:value="4504" table:style-name="ce195">
            <text:p>4504<text:s/></text:p>
          </table:table-cell>
          <table:table-cell office:value-type="float" office:value="4392" table:style-name="ce195">
            <text:p>4392<text:s/></text:p>
          </table:table-cell>
          <table:table-cell office:value-type="float" office:value="3763" table:style-name="ce195">
            <text:p>3763<text:s/></text:p>
          </table:table-cell>
          <table:table-cell office:value-type="float" office:value="3929" table:style-name="ce195">
            <text:p>3929<text:s/></text:p>
          </table:table-cell>
          <table:table-cell office:value-type="float" office:value="3674" table:style-name="ce195">
            <text:p>3674<text:s/></text:p>
          </table:table-cell>
          <table:table-cell office:value-type="float" office:value="3614" table:style-name="ce195">
            <text:p>3614<text:s/></text:p>
          </table:table-cell>
          <table:table-cell office:value-type="float" office:value="3343" table:style-name="ce195">
            <text:p>3343<text:s/></text:p>
          </table:table-cell>
          <table:table-cell office:value-type="float" office:value="3091" table:style-name="ce195">
            <text:p>3091<text:s/></text:p>
          </table:table-cell>
          <table:table-cell office:value-type="float" office:value="3306" table:style-name="ce195">
            <text:p>3306<text:s/></text:p>
          </table:table-cell>
          <table:table-cell office:value-type="float" office:value="2785" table:style-name="ce195">
            <text:p>2785<text:s/></text:p>
          </table:table-cell>
          <table:table-cell office:value-type="float" office:value="2402" table:style-name="ce195">
            <text:p>2402<text:s/></text:p>
          </table:table-cell>
          <table:table-cell office:value-type="float" office:value="2508" table:style-name="ce195">
            <text:p>2508<text:s/></text:p>
          </table:table-cell>
          <table:table-cell office:value-type="float" office:value="1891" table:style-name="ce195">
            <text:p>1891<text:s/></text:p>
          </table:table-cell>
          <table:table-cell office:value-type="float" office:value="1527" table:style-name="ce195">
            <text:p>1527<text:s/></text:p>
          </table:table-cell>
          <table:table-cell office:value-type="float" office:value="1268" table:style-name="ce195">
            <text:p>1268<text:s/></text:p>
          </table:table-cell>
          <table:table-cell office:value-type="float" office:value="1562" table:style-name="ce195">
            <text:p>1562<text:s/></text:p>
          </table:table-cell>
          <table:table-cell office:value-type="float" office:value="1583" table:style-name="ce195">
            <text:p>1583<text:s/></text:p>
          </table:table-cell>
          <table:table-cell office:value-type="float" office:value="1528" table:style-name="ce195">
            <text:p>1528<text:s/></text:p>
          </table:table-cell>
          <table:table-cell office:value-type="float" office:value="1561" table:style-name="ce195">
            <text:p>1561<text:s/></text:p>
          </table:table-cell>
          <table:table-cell office:value-type="float" office:value="1520" table:style-name="ce195">
            <text:p>1520<text:s/></text:p>
          </table:table-cell>
          <table:table-cell office:value-type="float" office:value="1479" table:style-name="ce195">
            <text:p>1479<text:s/></text:p>
          </table:table-cell>
          <table:table-cell office:value-type="float" office:value="1301" table:style-name="ce195">
            <text:p>1301<text:s/></text:p>
          </table:table-cell>
          <table:table-cell office:value-type="float" office:value="1210" table:style-name="ce195">
            <text:p>1210<text:s/></text:p>
          </table:table-cell>
          <table:table-cell office:value-type="float" office:value="1074" table:style-name="ce195">
            <text:p>1074<text:s/></text:p>
          </table:table-cell>
          <table:table-cell office:value-type="float" office:value="984" table:style-name="ce195">
            <text:p>984<text:s/></text:p>
          </table:table-cell>
          <table:table-cell office:value-type="float" office:value="868" table:style-name="ce195">
            <text:p>868<text:s/></text:p>
          </table:table-cell>
          <table:table-cell office:value-type="float" office:value="711" table:style-name="ce195">
            <text:p>711<text:s/></text:p>
          </table:table-cell>
          <table:table-cell office:value-type="float" office:value="613" table:style-name="ce195">
            <text:p>613<text:s/></text:p>
          </table:table-cell>
          <table:table-cell office:value-type="float" office:value="563" table:style-name="ce195">
            <text:p>563<text:s/></text:p>
          </table:table-cell>
          <table:table-cell office:value-type="float" office:value="471" table:style-name="ce195">
            <text:p>471<text:s/></text:p>
          </table:table-cell>
          <table:table-cell office:value-type="float" office:value="351" table:style-name="ce195">
            <text:p>351<text:s/></text:p>
          </table:table-cell>
          <table:table-cell office:value-type="float" office:value="255" table:style-name="ce195">
            <text:p>255<text:s/></text:p>
          </table:table-cell>
          <table:table-cell office:value-type="float" office:value="190" table:style-name="ce195">
            <text:p>190<text:s/></text:p>
          </table:table-cell>
          <table:table-cell office:value-type="float" office:value="158" table:style-name="ce195">
            <text:p>158<text:s/></text:p>
          </table:table-cell>
          <table:table-cell office:value-type="float" office:value="97" table:style-name="ce195">
            <text:p>97<text:s/></text:p>
          </table:table-cell>
          <table:table-cell office:value-type="float" office:value="74" table:style-name="ce195">
            <text:p>74<text:s/></text:p>
          </table:table-cell>
          <table:table-cell office:value-type="float" office:value="52" table:style-name="ce195">
            <text:p>52<text:s/></text:p>
          </table:table-cell>
          <table:table-cell office:value-type="float" office:value="25" table:style-name="ce195">
            <text:p>25<text:s/></text:p>
          </table:table-cell>
          <table:table-cell office:value-type="float" office:value="25" table:style-name="ce195">
            <text:p>25<text:s/></text:p>
          </table:table-cell>
          <table:table-cell office:value-type="float" office:value="31" table:style-name="ce195">
            <text:p>31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嘉義縣</text:p>
          </table:table-cell>
          <table:table-cell office:value-type="string" table:style-name="ce195">
            <text:p>女</text:p>
          </table:table-cell>
          <table:table-cell office:value-type="float" office:value="242720" table:style-name="ce195">
            <text:p>242720<text:s/></text:p>
          </table:table-cell>
          <table:table-cell office:value-type="float" office:value="21300" table:style-name="ce195">
            <text:p>21300<text:s/></text:p>
          </table:table-cell>
          <table:table-cell office:value-type="float" office:value="163338" table:style-name="ce195">
            <text:p>163338<text:s/></text:p>
          </table:table-cell>
          <table:table-cell office:value-type="float" office:value="54904" table:style-name="ce195">
            <text:p>54904<text:s/></text:p>
          </table:table-cell>
          <table:table-cell office:value-type="float" office:value="96799" table:style-name="ce195">
            <text:p>96799<text:s/></text:p>
          </table:table-cell>
          <table:table-cell office:value-type="float" office:value="206613" table:style-name="ce195">
            <text:p>206613<text:s/></text:p>
          </table:table-cell>
          <table:table-cell office:value-type="float" office:value="1260" table:style-name="ce195">
            <text:p>1260<text:s/></text:p>
          </table:table-cell>
          <table:table-cell office:value-type="float" office:value="1330" table:style-name="ce195">
            <text:p>1330<text:s/></text:p>
          </table:table-cell>
          <table:table-cell office:value-type="float" office:value="1288" table:style-name="ce195">
            <text:p>1288<text:s/></text:p>
          </table:table-cell>
          <table:table-cell office:value-type="float" office:value="1338" table:style-name="ce195">
            <text:p>1338<text:s/></text:p>
          </table:table-cell>
          <table:table-cell office:value-type="float" office:value="1318" table:style-name="ce195">
            <text:p>1318<text:s/></text:p>
          </table:table-cell>
          <table:table-cell office:value-type="float" office:value="1372" table:style-name="ce195">
            <text:p>1372<text:s/></text:p>
          </table:table-cell>
          <table:table-cell office:value-type="float" office:value="1434" table:style-name="ce195">
            <text:p>1434<text:s/></text:p>
          </table:table-cell>
          <table:table-cell office:value-type="float" office:value="1311" table:style-name="ce195">
            <text:p>1311<text:s/></text:p>
          </table:table-cell>
          <table:table-cell office:value-type="float" office:value="1624" table:style-name="ce195">
            <text:p>1624<text:s/></text:p>
          </table:table-cell>
          <table:table-cell office:value-type="float" office:value="1473" table:style-name="ce195">
            <text:p>1473<text:s/></text:p>
          </table:table-cell>
          <table:table-cell office:value-type="float" office:value="1327" table:style-name="ce195">
            <text:p>1327<text:s/></text:p>
          </table:table-cell>
          <table:table-cell office:value-type="float" office:value="1363" table:style-name="ce195">
            <text:p>1363<text:s/></text:p>
          </table:table-cell>
          <table:table-cell office:value-type="float" office:value="1442" table:style-name="ce195">
            <text:p>1442<text:s/></text:p>
          </table:table-cell>
          <table:table-cell office:value-type="float" office:value="1676" table:style-name="ce195">
            <text:p>1676<text:s/></text:p>
          </table:table-cell>
          <table:table-cell office:value-type="float" office:value="1744" table:style-name="ce195">
            <text:p>1744<text:s/></text:p>
          </table:table-cell>
          <table:table-cell office:value-type="float" office:value="1995" table:style-name="ce195">
            <text:p>1995<text:s/></text:p>
          </table:table-cell>
          <table:table-cell office:value-type="float" office:value="2043" table:style-name="ce195">
            <text:p>2043<text:s/></text:p>
          </table:table-cell>
          <table:table-cell office:value-type="float" office:value="2305" table:style-name="ce195">
            <text:p>2305<text:s/></text:p>
          </table:table-cell>
          <table:table-cell office:value-type="float" office:value="2582" table:style-name="ce195">
            <text:p>2582<text:s/></text:p>
          </table:table-cell>
          <table:table-cell office:value-type="float" office:value="2704" table:style-name="ce195">
            <text:p>2704<text:s/></text:p>
          </table:table-cell>
          <table:table-cell office:value-type="float" office:value="3154" table:style-name="ce195">
            <text:p>3154<text:s/></text:p>
          </table:table-cell>
          <table:table-cell office:value-type="float" office:value="2962" table:style-name="ce195">
            <text:p>2962<text:s/></text:p>
          </table:table-cell>
          <table:table-cell office:value-type="float" office:value="2944" table:style-name="ce195">
            <text:p>2944<text:s/></text:p>
          </table:table-cell>
          <table:table-cell office:value-type="float" office:value="3319" table:style-name="ce195">
            <text:p>3319<text:s/></text:p>
          </table:table-cell>
          <table:table-cell office:value-type="float" office:value="3322" table:style-name="ce195">
            <text:p>3322<text:s/></text:p>
          </table:table-cell>
          <table:table-cell office:value-type="float" office:value="3335" table:style-name="ce195">
            <text:p>3335<text:s/></text:p>
          </table:table-cell>
          <table:table-cell office:value-type="float" office:value="3324" table:style-name="ce195">
            <text:p>3324<text:s/></text:p>
          </table:table-cell>
          <table:table-cell office:value-type="float" office:value="3256" table:style-name="ce195">
            <text:p>3256<text:s/></text:p>
          </table:table-cell>
          <table:table-cell office:value-type="float" office:value="3122" table:style-name="ce195">
            <text:p>3122<text:s/></text:p>
          </table:table-cell>
          <table:table-cell office:value-type="float" office:value="2942" table:style-name="ce195">
            <text:p>2942<text:s/></text:p>
          </table:table-cell>
          <table:table-cell office:value-type="float" office:value="3016" table:style-name="ce195">
            <text:p>3016<text:s/></text:p>
          </table:table-cell>
          <table:table-cell office:value-type="float" office:value="2790" table:style-name="ce195">
            <text:p>2790<text:s/></text:p>
          </table:table-cell>
          <table:table-cell office:value-type="float" office:value="2792" table:style-name="ce195">
            <text:p>2792<text:s/></text:p>
          </table:table-cell>
          <table:table-cell office:value-type="float" office:value="2686" table:style-name="ce195">
            <text:p>2686<text:s/></text:p>
          </table:table-cell>
          <table:table-cell office:value-type="float" office:value="2567" table:style-name="ce195">
            <text:p>2567<text:s/></text:p>
          </table:table-cell>
          <table:table-cell office:value-type="float" office:value="2767" table:style-name="ce195">
            <text:p>2767<text:s/></text:p>
          </table:table-cell>
          <table:table-cell office:value-type="float" office:value="3092" table:style-name="ce195">
            <text:p>3092<text:s/></text:p>
          </table:table-cell>
          <table:table-cell office:value-type="float" office:value="3201" table:style-name="ce195">
            <text:p>3201<text:s/></text:p>
          </table:table-cell>
          <table:table-cell office:value-type="float" office:value="3359" table:style-name="ce195">
            <text:p>3359<text:s/></text:p>
          </table:table-cell>
          <table:table-cell office:value-type="float" office:value="3521" table:style-name="ce195">
            <text:p>3521<text:s/></text:p>
          </table:table-cell>
          <table:table-cell office:value-type="float" office:value="3762" table:style-name="ce195">
            <text:p>3762<text:s/></text:p>
          </table:table-cell>
          <table:table-cell office:value-type="float" office:value="3487" table:style-name="ce195">
            <text:p>3487<text:s/></text:p>
          </table:table-cell>
          <table:table-cell office:value-type="float" office:value="3644" table:style-name="ce195">
            <text:p>3644<text:s/></text:p>
          </table:table-cell>
          <table:table-cell office:value-type="float" office:value="3608" table:style-name="ce195">
            <text:p>3608<text:s/></text:p>
          </table:table-cell>
          <table:table-cell office:value-type="float" office:value="3772" table:style-name="ce195">
            <text:p>3772<text:s/></text:p>
          </table:table-cell>
          <table:table-cell office:value-type="float" office:value="3417" table:style-name="ce195">
            <text:p>3417<text:s/></text:p>
          </table:table-cell>
          <table:table-cell office:value-type="float" office:value="3318" table:style-name="ce195">
            <text:p>3318<text:s/></text:p>
          </table:table-cell>
          <table:table-cell office:value-type="float" office:value="3378" table:style-name="ce195">
            <text:p>3378<text:s/></text:p>
          </table:table-cell>
          <table:table-cell office:value-type="float" office:value="3420" table:style-name="ce195">
            <text:p>3420<text:s/></text:p>
          </table:table-cell>
          <table:table-cell office:value-type="float" office:value="3522" table:style-name="ce195">
            <text:p>3522<text:s/></text:p>
          </table:table-cell>
          <table:table-cell office:value-type="float" office:value="3602" table:style-name="ce195">
            <text:p>3602<text:s/></text:p>
          </table:table-cell>
          <table:table-cell office:value-type="float" office:value="3596" table:style-name="ce195">
            <text:p>3596<text:s/></text:p>
          </table:table-cell>
          <table:table-cell office:value-type="float" office:value="3609" table:style-name="ce195">
            <text:p>3609<text:s/></text:p>
          </table:table-cell>
          <table:table-cell office:value-type="float" office:value="3666" table:style-name="ce195">
            <text:p>3666<text:s/></text:p>
          </table:table-cell>
          <table:table-cell office:value-type="float" office:value="3600" table:style-name="ce195">
            <text:p>3600<text:s/></text:p>
          </table:table-cell>
          <table:table-cell office:value-type="float" office:value="3798" table:style-name="ce195">
            <text:p>3798<text:s/></text:p>
          </table:table-cell>
          <table:table-cell office:value-type="float" office:value="3686" table:style-name="ce195">
            <text:p>3686<text:s/></text:p>
          </table:table-cell>
          <table:table-cell office:value-type="float" office:value="3872" table:style-name="ce195">
            <text:p>3872<text:s/></text:p>
          </table:table-cell>
          <table:table-cell office:value-type="float" office:value="3826" table:style-name="ce195">
            <text:p>3826<text:s/></text:p>
          </table:table-cell>
          <table:table-cell office:value-type="float" office:value="3930" table:style-name="ce195">
            <text:p>3930<text:s/></text:p>
          </table:table-cell>
          <table:table-cell office:value-type="float" office:value="3747" table:style-name="ce195">
            <text:p>3747<text:s/></text:p>
          </table:table-cell>
          <table:table-cell office:value-type="float" office:value="3704" table:style-name="ce195">
            <text:p>3704<text:s/></text:p>
          </table:table-cell>
          <table:table-cell office:value-type="float" office:value="3800" table:style-name="ce195">
            <text:p>3800<text:s/></text:p>
          </table:table-cell>
          <table:table-cell office:value-type="float" office:value="3129" table:style-name="ce195">
            <text:p>3129<text:s/></text:p>
          </table:table-cell>
          <table:table-cell office:value-type="float" office:value="3345" table:style-name="ce195">
            <text:p>3345<text:s/></text:p>
          </table:table-cell>
          <table:table-cell office:value-type="float" office:value="3262" table:style-name="ce195">
            <text:p>3262<text:s/></text:p>
          </table:table-cell>
          <table:table-cell office:value-type="float" office:value="3277" table:style-name="ce195">
            <text:p>3277<text:s/></text:p>
          </table:table-cell>
          <table:table-cell office:value-type="float" office:value="3148" table:style-name="ce195">
            <text:p>3148<text:s/></text:p>
          </table:table-cell>
          <table:table-cell office:value-type="float" office:value="2958" table:style-name="ce195">
            <text:p>2958<text:s/></text:p>
          </table:table-cell>
          <table:table-cell office:value-type="float" office:value="3116" table:style-name="ce195">
            <text:p>3116<text:s/></text:p>
          </table:table-cell>
          <table:table-cell office:value-type="float" office:value="2680" table:style-name="ce195">
            <text:p>2680<text:s/></text:p>
          </table:table-cell>
          <table:table-cell office:value-type="float" office:value="2425" table:style-name="ce195">
            <text:p>2425<text:s/></text:p>
          </table:table-cell>
          <table:table-cell office:value-type="float" office:value="2659" table:style-name="ce195">
            <text:p>2659<text:s/></text:p>
          </table:table-cell>
          <table:table-cell office:value-type="float" office:value="2148" table:style-name="ce195">
            <text:p>2148<text:s/></text:p>
          </table:table-cell>
          <table:table-cell office:value-type="float" office:value="1707" table:style-name="ce195">
            <text:p>1707<text:s/></text:p>
          </table:table-cell>
          <table:table-cell office:value-type="float" office:value="1501" table:style-name="ce195">
            <text:p>1501<text:s/></text:p>
          </table:table-cell>
          <table:table-cell office:value-type="float" office:value="1862" table:style-name="ce195">
            <text:p>1862<text:s/></text:p>
          </table:table-cell>
          <table:table-cell office:value-type="float" office:value="1948" table:style-name="ce195">
            <text:p>1948<text:s/></text:p>
          </table:table-cell>
          <table:table-cell office:value-type="float" office:value="1961" table:style-name="ce195">
            <text:p>1961<text:s/></text:p>
          </table:table-cell>
          <table:table-cell office:value-type="float" office:value="1924" table:style-name="ce195">
            <text:p>1924<text:s/></text:p>
          </table:table-cell>
          <table:table-cell office:value-type="float" office:value="2014" table:style-name="ce195">
            <text:p>2014<text:s/></text:p>
          </table:table-cell>
          <table:table-cell office:value-type="float" office:value="1984" table:style-name="ce195">
            <text:p>1984<text:s/></text:p>
          </table:table-cell>
          <table:table-cell office:value-type="float" office:value="1835" table:style-name="ce195">
            <text:p>1835<text:s/></text:p>
          </table:table-cell>
          <table:table-cell office:value-type="float" office:value="1651" table:style-name="ce195">
            <text:p>1651<text:s/></text:p>
          </table:table-cell>
          <table:table-cell office:value-type="float" office:value="1606" table:style-name="ce195">
            <text:p>1606<text:s/></text:p>
          </table:table-cell>
          <table:table-cell office:value-type="float" office:value="1380" table:style-name="ce195">
            <text:p>1380<text:s/></text:p>
          </table:table-cell>
          <table:table-cell office:value-type="float" office:value="1351" table:style-name="ce195">
            <text:p>1351<text:s/></text:p>
          </table:table-cell>
          <table:table-cell office:value-type="float" office:value="1230" table:style-name="ce195">
            <text:p>1230<text:s/></text:p>
          </table:table-cell>
          <table:table-cell office:value-type="float" office:value="1068" table:style-name="ce195">
            <text:p>1068<text:s/></text:p>
          </table:table-cell>
          <table:table-cell office:value-type="float" office:value="978" table:style-name="ce195">
            <text:p>978<text:s/></text:p>
          </table:table-cell>
          <table:table-cell office:value-type="float" office:value="778" table:style-name="ce195">
            <text:p>778<text:s/></text:p>
          </table:table-cell>
          <table:table-cell office:value-type="float" office:value="644" table:style-name="ce195">
            <text:p>644<text:s/></text:p>
          </table:table-cell>
          <table:table-cell office:value-type="float" office:value="501" table:style-name="ce195">
            <text:p>501<text:s/></text:p>
          </table:table-cell>
          <table:table-cell office:value-type="float" office:value="413" table:style-name="ce195">
            <text:p>413<text:s/></text:p>
          </table:table-cell>
          <table:table-cell office:value-type="float" office:value="290" table:style-name="ce195">
            <text:p>290<text:s/></text:p>
          </table:table-cell>
          <table:table-cell office:value-type="float" office:value="201" table:style-name="ce195">
            <text:p>201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104" table:style-name="ce195">
            <text:p>104<text:s/></text:p>
          </table:table-cell>
          <table:table-cell office:value-type="float" office:value="66" table:style-name="ce195">
            <text:p>66<text:s/></text:p>
          </table:table-cell>
          <table:table-cell office:value-type="float" office:value="48" table:style-name="ce195">
            <text:p>48<text:s/></text:p>
          </table:table-cell>
          <table:table-cell office:value-type="float" office:value="75" table:style-name="ce195">
            <text:p>75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屏東縣</text:p>
          </table:table-cell>
          <table:table-cell office:value-type="string" table:style-name="ce195">
            <text:p>計</text:p>
          </table:table-cell>
          <table:table-cell office:value-type="float" office:value="822270" table:style-name="ce195">
            <text:p>822270<text:s/></text:p>
          </table:table-cell>
          <table:table-cell office:value-type="float" office:value="83594" table:style-name="ce195">
            <text:p>83594<text:s/></text:p>
          </table:table-cell>
          <table:table-cell office:value-type="float" office:value="578227" table:style-name="ce195">
            <text:p>578227<text:s/></text:p>
          </table:table-cell>
          <table:table-cell office:value-type="float" office:value="147944" table:style-name="ce195">
            <text:p>147944<text:s/></text:p>
          </table:table-cell>
          <table:table-cell office:value-type="float" office:value="345125" table:style-name="ce195">
            <text:p>345125<text:s/></text:p>
          </table:table-cell>
          <table:table-cell office:value-type="float" office:value="687853" table:style-name="ce195">
            <text:p>687853<text:s/></text:p>
          </table:table-cell>
          <table:table-cell office:value-type="float" office:value="4154" table:style-name="ce195">
            <text:p>4154<text:s/></text:p>
          </table:table-cell>
          <table:table-cell office:value-type="float" office:value="4766" table:style-name="ce195">
            <text:p>4766<text:s/></text:p>
          </table:table-cell>
          <table:table-cell office:value-type="float" office:value="4853" table:style-name="ce195">
            <text:p>4853<text:s/></text:p>
          </table:table-cell>
          <table:table-cell office:value-type="float" office:value="5278" table:style-name="ce195">
            <text:p>5278<text:s/></text:p>
          </table:table-cell>
          <table:table-cell office:value-type="float" office:value="5606" table:style-name="ce195">
            <text:p>5606<text:s/></text:p>
          </table:table-cell>
          <table:table-cell office:value-type="float" office:value="5819" table:style-name="ce195">
            <text:p>5819<text:s/></text:p>
          </table:table-cell>
          <table:table-cell office:value-type="float" office:value="6084" table:style-name="ce195">
            <text:p>6084<text:s/></text:p>
          </table:table-cell>
          <table:table-cell office:value-type="float" office:value="5531" table:style-name="ce195">
            <text:p>5531<text:s/></text:p>
          </table:table-cell>
          <table:table-cell office:value-type="float" office:value="6431" table:style-name="ce195">
            <text:p>6431<text:s/></text:p>
          </table:table-cell>
          <table:table-cell office:value-type="float" office:value="5841" table:style-name="ce195">
            <text:p>5841<text:s/></text:p>
          </table:table-cell>
          <table:table-cell office:value-type="float" office:value="5127" table:style-name="ce195">
            <text:p>5127<text:s/></text:p>
          </table:table-cell>
          <table:table-cell office:value-type="float" office:value="5554" table:style-name="ce195">
            <text:p>5554<text:s/></text:p>
          </table:table-cell>
          <table:table-cell office:value-type="float" office:value="5921" table:style-name="ce195">
            <text:p>5921<text:s/></text:p>
          </table:table-cell>
          <table:table-cell office:value-type="float" office:value="6192" table:style-name="ce195">
            <text:p>6192<text:s/></text:p>
          </table:table-cell>
          <table:table-cell office:value-type="float" office:value="6437" table:style-name="ce195">
            <text:p>6437<text:s/></text:p>
          </table:table-cell>
          <table:table-cell office:value-type="float" office:value="6512" table:style-name="ce195">
            <text:p>6512<text:s/></text:p>
          </table:table-cell>
          <table:table-cell office:value-type="float" office:value="7143" table:style-name="ce195">
            <text:p>7143<text:s/></text:p>
          </table:table-cell>
          <table:table-cell office:value-type="float" office:value="7480" table:style-name="ce195">
            <text:p>7480<text:s/></text:p>
          </table:table-cell>
          <table:table-cell office:value-type="float" office:value="8391" table:style-name="ce195">
            <text:p>8391<text:s/></text:p>
          </table:table-cell>
          <table:table-cell office:value-type="float" office:value="8792" table:style-name="ce195">
            <text:p>8792<text:s/></text:p>
          </table:table-cell>
          <table:table-cell office:value-type="float" office:value="10391" table:style-name="ce195">
            <text:p>10391<text:s/></text:p>
          </table:table-cell>
          <table:table-cell office:value-type="float" office:value="10066" table:style-name="ce195">
            <text:p>10066<text:s/></text:p>
          </table:table-cell>
          <table:table-cell office:value-type="float" office:value="9769" table:style-name="ce195">
            <text:p>9769<text:s/></text:p>
          </table:table-cell>
          <table:table-cell office:value-type="float" office:value="11374" table:style-name="ce195">
            <text:p>11374<text:s/></text:p>
          </table:table-cell>
          <table:table-cell office:value-type="float" office:value="11976" table:style-name="ce195">
            <text:p>11976<text:s/></text:p>
          </table:table-cell>
          <table:table-cell office:value-type="float" office:value="12041" table:style-name="ce195">
            <text:p>12041<text:s/></text:p>
          </table:table-cell>
          <table:table-cell office:value-type="float" office:value="12012" table:style-name="ce195">
            <text:p>12012<text:s/></text:p>
          </table:table-cell>
          <table:table-cell office:value-type="float" office:value="11502" table:style-name="ce195">
            <text:p>11502<text:s/></text:p>
          </table:table-cell>
          <table:table-cell office:value-type="float" office:value="11317" table:style-name="ce195">
            <text:p>11317<text:s/></text:p>
          </table:table-cell>
          <table:table-cell office:value-type="float" office:value="10985" table:style-name="ce195">
            <text:p>10985<text:s/></text:p>
          </table:table-cell>
          <table:table-cell office:value-type="float" office:value="10876" table:style-name="ce195">
            <text:p>10876<text:s/></text:p>
          </table:table-cell>
          <table:table-cell office:value-type="float" office:value="10493" table:style-name="ce195">
            <text:p>10493<text:s/></text:p>
          </table:table-cell>
          <table:table-cell office:value-type="float" office:value="11029" table:style-name="ce195">
            <text:p>11029<text:s/></text:p>
          </table:table-cell>
          <table:table-cell office:value-type="float" office:value="10040" table:style-name="ce195">
            <text:p>10040<text:s/></text:p>
          </table:table-cell>
          <table:table-cell office:value-type="float" office:value="9742" table:style-name="ce195">
            <text:p>9742<text:s/></text:p>
          </table:table-cell>
          <table:table-cell office:value-type="float" office:value="10396" table:style-name="ce195">
            <text:p>10396<text:s/></text:p>
          </table:table-cell>
          <table:table-cell office:value-type="float" office:value="11186" table:style-name="ce195">
            <text:p>11186<text:s/></text:p>
          </table:table-cell>
          <table:table-cell office:value-type="float" office:value="11588" table:style-name="ce195">
            <text:p>11588<text:s/></text:p>
          </table:table-cell>
          <table:table-cell office:value-type="float" office:value="12406" table:style-name="ce195">
            <text:p>12406<text:s/></text:p>
          </table:table-cell>
          <table:table-cell office:value-type="float" office:value="12410" table:style-name="ce195">
            <text:p>12410<text:s/></text:p>
          </table:table-cell>
          <table:table-cell office:value-type="float" office:value="12755" table:style-name="ce195">
            <text:p>12755<text:s/></text:p>
          </table:table-cell>
          <table:table-cell office:value-type="float" office:value="13122" table:style-name="ce195">
            <text:p>13122<text:s/></text:p>
          </table:table-cell>
          <table:table-cell office:value-type="float" office:value="12920" table:style-name="ce195">
            <text:p>12920<text:s/></text:p>
          </table:table-cell>
          <table:table-cell office:value-type="float" office:value="12574" table:style-name="ce195">
            <text:p>12574<text:s/></text:p>
          </table:table-cell>
          <table:table-cell office:value-type="float" office:value="13315" table:style-name="ce195">
            <text:p>13315<text:s/></text:p>
          </table:table-cell>
          <table:table-cell office:value-type="float" office:value="12004" table:style-name="ce195">
            <text:p>12004<text:s/></text:p>
          </table:table-cell>
          <table:table-cell office:value-type="float" office:value="11587" table:style-name="ce195">
            <text:p>11587<text:s/></text:p>
          </table:table-cell>
          <table:table-cell office:value-type="float" office:value="11456" table:style-name="ce195">
            <text:p>11456<text:s/></text:p>
          </table:table-cell>
          <table:table-cell office:value-type="float" office:value="11559" table:style-name="ce195">
            <text:p>11559<text:s/></text:p>
          </table:table-cell>
          <table:table-cell office:value-type="float" office:value="12234" table:style-name="ce195">
            <text:p>12234<text:s/></text:p>
          </table:table-cell>
          <table:table-cell office:value-type="float" office:value="12737" table:style-name="ce195">
            <text:p>12737<text:s/></text:p>
          </table:table-cell>
          <table:table-cell office:value-type="float" office:value="12686" table:style-name="ce195">
            <text:p>12686<text:s/></text:p>
          </table:table-cell>
          <table:table-cell office:value-type="float" office:value="12942" table:style-name="ce195">
            <text:p>12942<text:s/></text:p>
          </table:table-cell>
          <table:table-cell office:value-type="float" office:value="12982" table:style-name="ce195">
            <text:p>12982<text:s/></text:p>
          </table:table-cell>
          <table:table-cell office:value-type="float" office:value="13341" table:style-name="ce195">
            <text:p>13341<text:s/></text:p>
          </table:table-cell>
          <table:table-cell office:value-type="float" office:value="13101" table:style-name="ce195">
            <text:p>13101<text:s/></text:p>
          </table:table-cell>
          <table:table-cell office:value-type="float" office:value="13610" table:style-name="ce195">
            <text:p>13610<text:s/></text:p>
          </table:table-cell>
          <table:table-cell office:value-type="float" office:value="13574" table:style-name="ce195">
            <text:p>13574<text:s/></text:p>
          </table:table-cell>
          <table:table-cell office:value-type="float" office:value="13464" table:style-name="ce195">
            <text:p>13464<text:s/></text:p>
          </table:table-cell>
          <table:table-cell office:value-type="float" office:value="13756" table:style-name="ce195">
            <text:p>13756<text:s/></text:p>
          </table:table-cell>
          <table:table-cell office:value-type="float" office:value="12945" table:style-name="ce195">
            <text:p>12945<text:s/></text:p>
          </table:table-cell>
          <table:table-cell office:value-type="float" office:value="13258" table:style-name="ce195">
            <text:p>13258<text:s/></text:p>
          </table:table-cell>
          <table:table-cell office:value-type="float" office:value="12797" table:style-name="ce195">
            <text:p>12797<text:s/></text:p>
          </table:table-cell>
          <table:table-cell office:value-type="float" office:value="11750" table:style-name="ce195">
            <text:p>11750<text:s/></text:p>
          </table:table-cell>
          <table:table-cell office:value-type="float" office:value="11841" table:style-name="ce195">
            <text:p>11841<text:s/></text:p>
          </table:table-cell>
          <table:table-cell office:value-type="float" office:value="11475" table:style-name="ce195">
            <text:p>11475<text:s/></text:p>
          </table:table-cell>
          <table:table-cell office:value-type="float" office:value="11120" table:style-name="ce195">
            <text:p>11120<text:s/></text:p>
          </table:table-cell>
          <table:table-cell office:value-type="float" office:value="10736" table:style-name="ce195">
            <text:p>10736<text:s/></text:p>
          </table:table-cell>
          <table:table-cell office:value-type="float" office:value="9875" table:style-name="ce195">
            <text:p>9875<text:s/></text:p>
          </table:table-cell>
          <table:table-cell office:value-type="float" office:value="10061" table:style-name="ce195">
            <text:p>10061<text:s/></text:p>
          </table:table-cell>
          <table:table-cell office:value-type="float" office:value="9067" table:style-name="ce195">
            <text:p>9067<text:s/></text:p>
          </table:table-cell>
          <table:table-cell office:value-type="float" office:value="7607" table:style-name="ce195">
            <text:p>7607<text:s/></text:p>
          </table:table-cell>
          <table:table-cell office:value-type="float" office:value="7580" table:style-name="ce195">
            <text:p>7580<text:s/></text:p>
          </table:table-cell>
          <table:table-cell office:value-type="float" office:value="6547" table:style-name="ce195">
            <text:p>6547<text:s/></text:p>
          </table:table-cell>
          <table:table-cell office:value-type="float" office:value="5130" table:style-name="ce195">
            <text:p>5130<text:s/></text:p>
          </table:table-cell>
          <table:table-cell office:value-type="float" office:value="4084" table:style-name="ce195">
            <text:p>4084<text:s/></text:p>
          </table:table-cell>
          <table:table-cell office:value-type="float" office:value="4844" table:style-name="ce195">
            <text:p>4844<text:s/></text:p>
          </table:table-cell>
          <table:table-cell office:value-type="float" office:value="4949" table:style-name="ce195">
            <text:p>4949<text:s/></text:p>
          </table:table-cell>
          <table:table-cell office:value-type="float" office:value="4855" table:style-name="ce195">
            <text:p>4855<text:s/></text:p>
          </table:table-cell>
          <table:table-cell office:value-type="float" office:value="4779" table:style-name="ce195">
            <text:p>4779<text:s/></text:p>
          </table:table-cell>
          <table:table-cell office:value-type="float" office:value="4747" table:style-name="ce195">
            <text:p>4747<text:s/></text:p>
          </table:table-cell>
          <table:table-cell office:value-type="float" office:value="4209" table:style-name="ce195">
            <text:p>4209<text:s/></text:p>
          </table:table-cell>
          <table:table-cell office:value-type="float" office:value="3925" table:style-name="ce195">
            <text:p>3925<text:s/></text:p>
          </table:table-cell>
          <table:table-cell office:value-type="float" office:value="3539" table:style-name="ce195">
            <text:p>3539<text:s/></text:p>
          </table:table-cell>
          <table:table-cell office:value-type="float" office:value="3175" table:style-name="ce195">
            <text:p>3175<text:s/></text:p>
          </table:table-cell>
          <table:table-cell office:value-type="float" office:value="2779" table:style-name="ce195">
            <text:p>2779<text:s/></text:p>
          </table:table-cell>
          <table:table-cell office:value-type="float" office:value="2495" table:style-name="ce195">
            <text:p>2495<text:s/></text:p>
          </table:table-cell>
          <table:table-cell office:value-type="float" office:value="2056" table:style-name="ce195">
            <text:p>2056<text:s/></text:p>
          </table:table-cell>
          <table:table-cell office:value-type="float" office:value="1744" table:style-name="ce195">
            <text:p>1744<text:s/></text:p>
          </table:table-cell>
          <table:table-cell office:value-type="float" office:value="1538" table:style-name="ce195">
            <text:p>1538<text:s/></text:p>
          </table:table-cell>
          <table:table-cell office:value-type="float" office:value="1283" table:style-name="ce195">
            <text:p>1283<text:s/></text:p>
          </table:table-cell>
          <table:table-cell office:value-type="float" office:value="1030" table:style-name="ce195">
            <text:p>1030<text:s/></text:p>
          </table:table-cell>
          <table:table-cell office:value-type="float" office:value="798" table:style-name="ce195">
            <text:p>798<text:s/></text:p>
          </table:table-cell>
          <table:table-cell office:value-type="float" office:value="595" table:style-name="ce195">
            <text:p>595<text:s/></text:p>
          </table:table-cell>
          <table:table-cell office:value-type="float" office:value="456" table:style-name="ce195">
            <text:p>456<text:s/></text:p>
          </table:table-cell>
          <table:table-cell office:value-type="float" office:value="314" table:style-name="ce195">
            <text:p>314<text:s/></text:p>
          </table:table-cell>
          <table:table-cell office:value-type="float" office:value="178" table:style-name="ce195">
            <text:p>178<text:s/></text:p>
          </table:table-cell>
          <table:table-cell office:value-type="float" office:value="140" table:style-name="ce195">
            <text:p>140<text:s/></text:p>
          </table:table-cell>
          <table:table-cell office:value-type="float" office:value="89" table:style-name="ce195">
            <text:p>89<text:s/></text:p>
          </table:table-cell>
          <table:table-cell office:value-type="float" office:value="63" table:style-name="ce195">
            <text:p>63<text:s/></text:p>
          </table:table-cell>
          <table:table-cell office:value-type="float" office:value="82" table:style-name="ce195">
            <text:p>82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屏東縣</text:p>
          </table:table-cell>
          <table:table-cell office:value-type="string" table:style-name="ce195">
            <text:p>男</text:p>
          </table:table-cell>
          <table:table-cell office:value-type="float" office:value="419737" table:style-name="ce195">
            <text:p>419737<text:s/></text:p>
          </table:table-cell>
          <table:table-cell office:value-type="float" office:value="43560" table:style-name="ce195">
            <text:p>43560<text:s/></text:p>
          </table:table-cell>
          <table:table-cell office:value-type="float" office:value="299795" table:style-name="ce195">
            <text:p>299795<text:s/></text:p>
          </table:table-cell>
          <table:table-cell office:value-type="float" office:value="69099" table:style-name="ce195">
            <text:p>69099<text:s/></text:p>
          </table:table-cell>
          <table:table-cell office:value-type="float" office:value="180290" table:style-name="ce195">
            <text:p>180290<text:s/></text:p>
          </table:table-cell>
          <table:table-cell office:value-type="float" office:value="348986" table:style-name="ce195">
            <text:p>348986<text:s/></text:p>
          </table:table-cell>
          <table:table-cell office:value-type="float" office:value="2178" table:style-name="ce195">
            <text:p>2178<text:s/></text:p>
          </table:table-cell>
          <table:table-cell office:value-type="float" office:value="2484" table:style-name="ce195">
            <text:p>2484<text:s/></text:p>
          </table:table-cell>
          <table:table-cell office:value-type="float" office:value="2451" table:style-name="ce195">
            <text:p>2451<text:s/></text:p>
          </table:table-cell>
          <table:table-cell office:value-type="float" office:value="2765" table:style-name="ce195">
            <text:p>2765<text:s/></text:p>
          </table:table-cell>
          <table:table-cell office:value-type="float" office:value="2966" table:style-name="ce195">
            <text:p>2966<text:s/></text:p>
          </table:table-cell>
          <table:table-cell office:value-type="float" office:value="3039" table:style-name="ce195">
            <text:p>3039<text:s/></text:p>
          </table:table-cell>
          <table:table-cell office:value-type="float" office:value="3127" table:style-name="ce195">
            <text:p>3127<text:s/></text:p>
          </table:table-cell>
          <table:table-cell office:value-type="float" office:value="2840" table:style-name="ce195">
            <text:p>2840<text:s/></text:p>
          </table:table-cell>
          <table:table-cell office:value-type="float" office:value="3361" table:style-name="ce195">
            <text:p>3361<text:s/></text:p>
          </table:table-cell>
          <table:table-cell office:value-type="float" office:value="3048" table:style-name="ce195">
            <text:p>3048<text:s/></text:p>
          </table:table-cell>
          <table:table-cell office:value-type="float" office:value="2718" table:style-name="ce195">
            <text:p>2718<text:s/></text:p>
          </table:table-cell>
          <table:table-cell office:value-type="float" office:value="2915" table:style-name="ce195">
            <text:p>2915<text:s/></text:p>
          </table:table-cell>
          <table:table-cell office:value-type="float" office:value="3074" table:style-name="ce195">
            <text:p>3074<text:s/></text:p>
          </table:table-cell>
          <table:table-cell office:value-type="float" office:value="3251" table:style-name="ce195">
            <text:p>3251<text:s/></text:p>
          </table:table-cell>
          <table:table-cell office:value-type="float" office:value="3343" table:style-name="ce195">
            <text:p>3343<text:s/></text:p>
          </table:table-cell>
          <table:table-cell office:value-type="float" office:value="3460" table:style-name="ce195">
            <text:p>3460<text:s/></text:p>
          </table:table-cell>
          <table:table-cell office:value-type="float" office:value="3711" table:style-name="ce195">
            <text:p>3711<text:s/></text:p>
          </table:table-cell>
          <table:table-cell office:value-type="float" office:value="3918" table:style-name="ce195">
            <text:p>3918<text:s/></text:p>
          </table:table-cell>
          <table:table-cell office:value-type="float" office:value="4349" table:style-name="ce195">
            <text:p>4349<text:s/></text:p>
          </table:table-cell>
          <table:table-cell office:value-type="float" office:value="4470" table:style-name="ce195">
            <text:p>4470<text:s/></text:p>
          </table:table-cell>
          <table:table-cell office:value-type="float" office:value="5440" table:style-name="ce195">
            <text:p>5440<text:s/></text:p>
          </table:table-cell>
          <table:table-cell office:value-type="float" office:value="5279" table:style-name="ce195">
            <text:p>5279<text:s/></text:p>
          </table:table-cell>
          <table:table-cell office:value-type="float" office:value="5120" table:style-name="ce195">
            <text:p>5120<text:s/></text:p>
          </table:table-cell>
          <table:table-cell office:value-type="float" office:value="5969" table:style-name="ce195">
            <text:p>5969<text:s/></text:p>
          </table:table-cell>
          <table:table-cell office:value-type="float" office:value="6376" table:style-name="ce195">
            <text:p>6376<text:s/></text:p>
          </table:table-cell>
          <table:table-cell office:value-type="float" office:value="6318" table:style-name="ce195">
            <text:p>6318<text:s/></text:p>
          </table:table-cell>
          <table:table-cell office:value-type="float" office:value="6283" table:style-name="ce195">
            <text:p>6283<text:s/></text:p>
          </table:table-cell>
          <table:table-cell office:value-type="float" office:value="6096" table:style-name="ce195">
            <text:p>6096<text:s/></text:p>
          </table:table-cell>
          <table:table-cell office:value-type="float" office:value="5969" table:style-name="ce195">
            <text:p>5969<text:s/></text:p>
          </table:table-cell>
          <table:table-cell office:value-type="float" office:value="5854" table:style-name="ce195">
            <text:p>5854<text:s/></text:p>
          </table:table-cell>
          <table:table-cell office:value-type="float" office:value="5785" table:style-name="ce195">
            <text:p>5785<text:s/></text:p>
          </table:table-cell>
          <table:table-cell office:value-type="float" office:value="5525" table:style-name="ce195">
            <text:p>5525<text:s/></text:p>
          </table:table-cell>
          <table:table-cell office:value-type="float" office:value="5937" table:style-name="ce195">
            <text:p>5937<text:s/></text:p>
          </table:table-cell>
          <table:table-cell office:value-type="float" office:value="5418" table:style-name="ce195">
            <text:p>5418<text:s/></text:p>
          </table:table-cell>
          <table:table-cell office:value-type="float" office:value="5209" table:style-name="ce195">
            <text:p>5209<text:s/></text:p>
          </table:table-cell>
          <table:table-cell office:value-type="float" office:value="5504" table:style-name="ce195">
            <text:p>5504<text:s/></text:p>
          </table:table-cell>
          <table:table-cell office:value-type="float" office:value="5878" table:style-name="ce195">
            <text:p>5878<text:s/></text:p>
          </table:table-cell>
          <table:table-cell office:value-type="float" office:value="6115" table:style-name="ce195">
            <text:p>6115<text:s/></text:p>
          </table:table-cell>
          <table:table-cell office:value-type="float" office:value="6380" table:style-name="ce195">
            <text:p>6380<text:s/></text:p>
          </table:table-cell>
          <table:table-cell office:value-type="float" office:value="6432" table:style-name="ce195">
            <text:p>6432<text:s/></text:p>
          </table:table-cell>
          <table:table-cell office:value-type="float" office:value="6644" table:style-name="ce195">
            <text:p>6644<text:s/></text:p>
          </table:table-cell>
          <table:table-cell office:value-type="float" office:value="6744" table:style-name="ce195">
            <text:p>6744<text:s/></text:p>
          </table:table-cell>
          <table:table-cell office:value-type="float" office:value="6700" table:style-name="ce195">
            <text:p>6700<text:s/></text:p>
          </table:table-cell>
          <table:table-cell office:value-type="float" office:value="6483" table:style-name="ce195">
            <text:p>6483<text:s/></text:p>
          </table:table-cell>
          <table:table-cell office:value-type="float" office:value="6857" table:style-name="ce195">
            <text:p>6857<text:s/></text:p>
          </table:table-cell>
          <table:table-cell office:value-type="float" office:value="6125" table:style-name="ce195">
            <text:p>6125<text:s/></text:p>
          </table:table-cell>
          <table:table-cell office:value-type="float" office:value="5910" table:style-name="ce195">
            <text:p>5910<text:s/></text:p>
          </table:table-cell>
          <table:table-cell office:value-type="float" office:value="5790" table:style-name="ce195">
            <text:p>5790<text:s/></text:p>
          </table:table-cell>
          <table:table-cell office:value-type="float" office:value="5917" table:style-name="ce195">
            <text:p>5917<text:s/></text:p>
          </table:table-cell>
          <table:table-cell office:value-type="float" office:value="6233" table:style-name="ce195">
            <text:p>6233<text:s/></text:p>
          </table:table-cell>
          <table:table-cell office:value-type="float" office:value="6509" table:style-name="ce195">
            <text:p>6509<text:s/></text:p>
          </table:table-cell>
          <table:table-cell office:value-type="float" office:value="6451" table:style-name="ce195">
            <text:p>6451<text:s/></text:p>
          </table:table-cell>
          <table:table-cell office:value-type="float" office:value="6705" table:style-name="ce195">
            <text:p>6705<text:s/></text:p>
          </table:table-cell>
          <table:table-cell office:value-type="float" office:value="6872" table:style-name="ce195">
            <text:p>6872<text:s/></text:p>
          </table:table-cell>
          <table:table-cell office:value-type="float" office:value="7085" table:style-name="ce195">
            <text:p>7085<text:s/></text:p>
          </table:table-cell>
          <table:table-cell office:value-type="float" office:value="6759" table:style-name="ce195">
            <text:p>6759<text:s/></text:p>
          </table:table-cell>
          <table:table-cell office:value-type="float" office:value="7079" table:style-name="ce195">
            <text:p>7079<text:s/></text:p>
          </table:table-cell>
          <table:table-cell office:value-type="float" office:value="6950" table:style-name="ce195">
            <text:p>6950<text:s/></text:p>
          </table:table-cell>
          <table:table-cell office:value-type="float" office:value="6867" table:style-name="ce195">
            <text:p>6867<text:s/></text:p>
          </table:table-cell>
          <table:table-cell office:value-type="float" office:value="7062" table:style-name="ce195">
            <text:p>7062<text:s/></text:p>
          </table:table-cell>
          <table:table-cell office:value-type="float" office:value="6612" table:style-name="ce195">
            <text:p>6612<text:s/></text:p>
          </table:table-cell>
          <table:table-cell office:value-type="float" office:value="6639" table:style-name="ce195">
            <text:p>6639<text:s/></text:p>
          </table:table-cell>
          <table:table-cell office:value-type="float" office:value="6431" table:style-name="ce195">
            <text:p>6431<text:s/></text:p>
          </table:table-cell>
          <table:table-cell office:value-type="float" office:value="5770" table:style-name="ce195">
            <text:p>5770<text:s/></text:p>
          </table:table-cell>
          <table:table-cell office:value-type="float" office:value="5806" table:style-name="ce195">
            <text:p>5806<text:s/></text:p>
          </table:table-cell>
          <table:table-cell office:value-type="float" office:value="5672" table:style-name="ce195">
            <text:p>5672<text:s/></text:p>
          </table:table-cell>
          <table:table-cell office:value-type="float" office:value="5447" table:style-name="ce195">
            <text:p>5447<text:s/></text:p>
          </table:table-cell>
          <table:table-cell office:value-type="float" office:value="5298" table:style-name="ce195">
            <text:p>5298<text:s/></text:p>
          </table:table-cell>
          <table:table-cell office:value-type="float" office:value="4789" table:style-name="ce195">
            <text:p>4789<text:s/></text:p>
          </table:table-cell>
          <table:table-cell office:value-type="float" office:value="4944" table:style-name="ce195">
            <text:p>4944<text:s/></text:p>
          </table:table-cell>
          <table:table-cell office:value-type="float" office:value="4457" table:style-name="ce195">
            <text:p>4457<text:s/></text:p>
          </table:table-cell>
          <table:table-cell office:value-type="float" office:value="3629" table:style-name="ce195">
            <text:p>3629<text:s/></text:p>
          </table:table-cell>
          <table:table-cell office:value-type="float" office:value="3557" table:style-name="ce195">
            <text:p>3557<text:s/></text:p>
          </table:table-cell>
          <table:table-cell office:value-type="float" office:value="3131" table:style-name="ce195">
            <text:p>3131<text:s/></text:p>
          </table:table-cell>
          <table:table-cell office:value-type="float" office:value="2373" table:style-name="ce195">
            <text:p>2373<text:s/></text:p>
          </table:table-cell>
          <table:table-cell office:value-type="float" office:value="1855" table:style-name="ce195">
            <text:p>1855<text:s/></text:p>
          </table:table-cell>
          <table:table-cell office:value-type="float" office:value="2197" table:style-name="ce195">
            <text:p>2197<text:s/></text:p>
          </table:table-cell>
          <table:table-cell office:value-type="float" office:value="2304" table:style-name="ce195">
            <text:p>2304<text:s/></text:p>
          </table:table-cell>
          <table:table-cell office:value-type="float" office:value="2205" table:style-name="ce195">
            <text:p>2205<text:s/></text:p>
          </table:table-cell>
          <table:table-cell office:value-type="float" office:value="2172" table:style-name="ce195">
            <text:p>2172<text:s/></text:p>
          </table:table-cell>
          <table:table-cell office:value-type="float" office:value="2126" table:style-name="ce195">
            <text:p>2126<text:s/></text:p>
          </table:table-cell>
          <table:table-cell office:value-type="float" office:value="1914" table:style-name="ce195">
            <text:p>1914<text:s/></text:p>
          </table:table-cell>
          <table:table-cell office:value-type="float" office:value="1714" table:style-name="ce195">
            <text:p>1714<text:s/></text:p>
          </table:table-cell>
          <table:table-cell office:value-type="float" office:value="1584" table:style-name="ce195">
            <text:p>1584<text:s/></text:p>
          </table:table-cell>
          <table:table-cell office:value-type="float" office:value="1349" table:style-name="ce195">
            <text:p>1349<text:s/></text:p>
          </table:table-cell>
          <table:table-cell office:value-type="float" office:value="1131" table:style-name="ce195">
            <text:p>1131<text:s/></text:p>
          </table:table-cell>
          <table:table-cell office:value-type="float" office:value="1002" table:style-name="ce195">
            <text:p>1002<text:s/></text:p>
          </table:table-cell>
          <table:table-cell office:value-type="float" office:value="859" table:style-name="ce195">
            <text:p>859<text:s/></text:p>
          </table:table-cell>
          <table:table-cell office:value-type="float" office:value="701" table:style-name="ce195">
            <text:p>701<text:s/></text:p>
          </table:table-cell>
          <table:table-cell office:value-type="float" office:value="615" table:style-name="ce195">
            <text:p>615<text:s/></text:p>
          </table:table-cell>
          <table:table-cell office:value-type="float" office:value="535" table:style-name="ce195">
            <text:p>535<text:s/></text:p>
          </table:table-cell>
          <table:table-cell office:value-type="float" office:value="399" table:style-name="ce195">
            <text:p>399<text:s/></text:p>
          </table:table-cell>
          <table:table-cell office:value-type="float" office:value="340" table:style-name="ce195">
            <text:p>340<text:s/></text:p>
          </table:table-cell>
          <table:table-cell office:value-type="float" office:value="242" table:style-name="ce195">
            <text:p>242<text:s/></text:p>
          </table:table-cell>
          <table:table-cell office:value-type="float" office:value="200" table:style-name="ce195">
            <text:p>200<text:s/></text:p>
          </table:table-cell>
          <table:table-cell office:value-type="float" office:value="133" table:style-name="ce195">
            <text:p>133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26" table:style-name="ce195">
            <text:p>26<text:s/></text:p>
          </table:table-cell>
          <table:table-cell office:value-type="float" office:value="32" table:style-name="ce195">
            <text:p>32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屏東縣</text:p>
          </table:table-cell>
          <table:table-cell office:value-type="string" table:style-name="ce195">
            <text:p>女</text:p>
          </table:table-cell>
          <table:table-cell office:value-type="float" office:value="402533" table:style-name="ce195">
            <text:p>402533<text:s/></text:p>
          </table:table-cell>
          <table:table-cell office:value-type="float" office:value="40034" table:style-name="ce195">
            <text:p>40034<text:s/></text:p>
          </table:table-cell>
          <table:table-cell office:value-type="float" office:value="278432" table:style-name="ce195">
            <text:p>278432<text:s/></text:p>
          </table:table-cell>
          <table:table-cell office:value-type="float" office:value="78845" table:style-name="ce195">
            <text:p>78845<text:s/></text:p>
          </table:table-cell>
          <table:table-cell office:value-type="float" office:value="164835" table:style-name="ce195">
            <text:p>164835<text:s/></text:p>
          </table:table-cell>
          <table:table-cell office:value-type="float" office:value="338867" table:style-name="ce195">
            <text:p>338867<text:s/></text:p>
          </table:table-cell>
          <table:table-cell office:value-type="float" office:value="1976" table:style-name="ce195">
            <text:p>1976<text:s/></text:p>
          </table:table-cell>
          <table:table-cell office:value-type="float" office:value="2282" table:style-name="ce195">
            <text:p>2282<text:s/></text:p>
          </table:table-cell>
          <table:table-cell office:value-type="float" office:value="2402" table:style-name="ce195">
            <text:p>2402<text:s/></text:p>
          </table:table-cell>
          <table:table-cell office:value-type="float" office:value="2513" table:style-name="ce195">
            <text:p>2513<text:s/></text:p>
          </table:table-cell>
          <table:table-cell office:value-type="float" office:value="2640" table:style-name="ce195">
            <text:p>2640<text:s/></text:p>
          </table:table-cell>
          <table:table-cell office:value-type="float" office:value="2780" table:style-name="ce195">
            <text:p>2780<text:s/></text:p>
          </table:table-cell>
          <table:table-cell office:value-type="float" office:value="2957" table:style-name="ce195">
            <text:p>2957<text:s/></text:p>
          </table:table-cell>
          <table:table-cell office:value-type="float" office:value="2691" table:style-name="ce195">
            <text:p>2691<text:s/></text:p>
          </table:table-cell>
          <table:table-cell office:value-type="float" office:value="3070" table:style-name="ce195">
            <text:p>3070<text:s/></text:p>
          </table:table-cell>
          <table:table-cell office:value-type="float" office:value="2793" table:style-name="ce195">
            <text:p>2793<text:s/></text:p>
          </table:table-cell>
          <table:table-cell office:value-type="float" office:value="2409" table:style-name="ce195">
            <text:p>2409<text:s/></text:p>
          </table:table-cell>
          <table:table-cell office:value-type="float" office:value="2639" table:style-name="ce195">
            <text:p>2639<text:s/></text:p>
          </table:table-cell>
          <table:table-cell office:value-type="float" office:value="2847" table:style-name="ce195">
            <text:p>2847<text:s/></text:p>
          </table:table-cell>
          <table:table-cell office:value-type="float" office:value="2941" table:style-name="ce195">
            <text:p>2941<text:s/></text:p>
          </table:table-cell>
          <table:table-cell office:value-type="float" office:value="3094" table:style-name="ce195">
            <text:p>3094<text:s/></text:p>
          </table:table-cell>
          <table:table-cell office:value-type="float" office:value="3052" table:style-name="ce195">
            <text:p>3052<text:s/></text:p>
          </table:table-cell>
          <table:table-cell office:value-type="float" office:value="3432" table:style-name="ce195">
            <text:p>3432<text:s/></text:p>
          </table:table-cell>
          <table:table-cell office:value-type="float" office:value="3562" table:style-name="ce195">
            <text:p>3562<text:s/></text:p>
          </table:table-cell>
          <table:table-cell office:value-type="float" office:value="4042" table:style-name="ce195">
            <text:p>4042<text:s/></text:p>
          </table:table-cell>
          <table:table-cell office:value-type="float" office:value="4322" table:style-name="ce195">
            <text:p>4322<text:s/></text:p>
          </table:table-cell>
          <table:table-cell office:value-type="float" office:value="4951" table:style-name="ce195">
            <text:p>4951<text:s/></text:p>
          </table:table-cell>
          <table:table-cell office:value-type="float" office:value="4787" table:style-name="ce195">
            <text:p>4787<text:s/></text:p>
          </table:table-cell>
          <table:table-cell office:value-type="float" office:value="4649" table:style-name="ce195">
            <text:p>4649<text:s/></text:p>
          </table:table-cell>
          <table:table-cell office:value-type="float" office:value="5405" table:style-name="ce195">
            <text:p>5405<text:s/></text:p>
          </table:table-cell>
          <table:table-cell office:value-type="float" office:value="5600" table:style-name="ce195">
            <text:p>5600<text:s/></text:p>
          </table:table-cell>
          <table:table-cell office:value-type="float" office:value="5723" table:style-name="ce195">
            <text:p>5723<text:s/></text:p>
          </table:table-cell>
          <table:table-cell office:value-type="float" office:value="5729" table:style-name="ce195">
            <text:p>5729<text:s/></text:p>
          </table:table-cell>
          <table:table-cell office:value-type="float" office:value="5406" table:style-name="ce195">
            <text:p>5406<text:s/></text:p>
          </table:table-cell>
          <table:table-cell office:value-type="float" office:value="5348" table:style-name="ce195">
            <text:p>5348<text:s/></text:p>
          </table:table-cell>
          <table:table-cell office:value-type="float" office:value="5131" table:style-name="ce195">
            <text:p>5131<text:s/></text:p>
          </table:table-cell>
          <table:table-cell office:value-type="float" office:value="5091" table:style-name="ce195">
            <text:p>5091<text:s/></text:p>
          </table:table-cell>
          <table:table-cell office:value-type="float" office:value="4968" table:style-name="ce195">
            <text:p>4968<text:s/></text:p>
          </table:table-cell>
          <table:table-cell office:value-type="float" office:value="5092" table:style-name="ce195">
            <text:p>5092<text:s/></text:p>
          </table:table-cell>
          <table:table-cell office:value-type="float" office:value="4622" table:style-name="ce195">
            <text:p>4622<text:s/></text:p>
          </table:table-cell>
          <table:table-cell office:value-type="float" office:value="4533" table:style-name="ce195">
            <text:p>4533<text:s/></text:p>
          </table:table-cell>
          <table:table-cell office:value-type="float" office:value="4892" table:style-name="ce195">
            <text:p>4892<text:s/></text:p>
          </table:table-cell>
          <table:table-cell office:value-type="float" office:value="5308" table:style-name="ce195">
            <text:p>5308<text:s/></text:p>
          </table:table-cell>
          <table:table-cell office:value-type="float" office:value="5473" table:style-name="ce195">
            <text:p>5473<text:s/></text:p>
          </table:table-cell>
          <table:table-cell office:value-type="float" office:value="6026" table:style-name="ce195">
            <text:p>6026<text:s/></text:p>
          </table:table-cell>
          <table:table-cell office:value-type="float" office:value="5978" table:style-name="ce195">
            <text:p>5978<text:s/></text:p>
          </table:table-cell>
          <table:table-cell office:value-type="float" office:value="6111" table:style-name="ce195">
            <text:p>6111<text:s/></text:p>
          </table:table-cell>
          <table:table-cell office:value-type="float" office:value="6378" table:style-name="ce195">
            <text:p>6378<text:s/></text:p>
          </table:table-cell>
          <table:table-cell office:value-type="float" office:value="6220" table:style-name="ce195">
            <text:p>6220<text:s/></text:p>
          </table:table-cell>
          <table:table-cell office:value-type="float" office:value="6091" table:style-name="ce195">
            <text:p>6091<text:s/></text:p>
          </table:table-cell>
          <table:table-cell office:value-type="float" office:value="6458" table:style-name="ce195">
            <text:p>6458<text:s/></text:p>
          </table:table-cell>
          <table:table-cell office:value-type="float" office:value="5879" table:style-name="ce195">
            <text:p>5879<text:s/></text:p>
          </table:table-cell>
          <table:table-cell office:value-type="float" office:value="5677" table:style-name="ce195">
            <text:p>5677<text:s/></text:p>
          </table:table-cell>
          <table:table-cell office:value-type="float" office:value="5666" table:style-name="ce195">
            <text:p>5666<text:s/></text:p>
          </table:table-cell>
          <table:table-cell office:value-type="float" office:value="5642" table:style-name="ce195">
            <text:p>5642<text:s/></text:p>
          </table:table-cell>
          <table:table-cell office:value-type="float" office:value="6001" table:style-name="ce195">
            <text:p>6001<text:s/></text:p>
          </table:table-cell>
          <table:table-cell office:value-type="float" office:value="6228" table:style-name="ce195">
            <text:p>6228<text:s/></text:p>
          </table:table-cell>
          <table:table-cell office:value-type="float" office:value="6235" table:style-name="ce195">
            <text:p>6235<text:s/></text:p>
          </table:table-cell>
          <table:table-cell office:value-type="float" office:value="6237" table:style-name="ce195">
            <text:p>6237<text:s/></text:p>
          </table:table-cell>
          <table:table-cell office:value-type="float" office:value="6110" table:style-name="ce195">
            <text:p>6110<text:s/></text:p>
          </table:table-cell>
          <table:table-cell office:value-type="float" office:value="6256" table:style-name="ce195">
            <text:p>6256<text:s/></text:p>
          </table:table-cell>
          <table:table-cell office:value-type="float" office:value="6342" table:style-name="ce195">
            <text:p>6342<text:s/></text:p>
          </table:table-cell>
          <table:table-cell office:value-type="float" office:value="6531" table:style-name="ce195">
            <text:p>6531<text:s/></text:p>
          </table:table-cell>
          <table:table-cell office:value-type="float" office:value="6624" table:style-name="ce195">
            <text:p>6624<text:s/></text:p>
          </table:table-cell>
          <table:table-cell office:value-type="float" office:value="6597" table:style-name="ce195">
            <text:p>6597<text:s/></text:p>
          </table:table-cell>
          <table:table-cell office:value-type="float" office:value="6694" table:style-name="ce195">
            <text:p>6694<text:s/></text:p>
          </table:table-cell>
          <table:table-cell office:value-type="float" office:value="6333" table:style-name="ce195">
            <text:p>6333<text:s/></text:p>
          </table:table-cell>
          <table:table-cell office:value-type="float" office:value="6619" table:style-name="ce195">
            <text:p>6619<text:s/></text:p>
          </table:table-cell>
          <table:table-cell office:value-type="float" office:value="6366" table:style-name="ce195">
            <text:p>6366<text:s/></text:p>
          </table:table-cell>
          <table:table-cell office:value-type="float" office:value="5980" table:style-name="ce195">
            <text:p>5980<text:s/></text:p>
          </table:table-cell>
          <table:table-cell office:value-type="float" office:value="6035" table:style-name="ce195">
            <text:p>6035<text:s/></text:p>
          </table:table-cell>
          <table:table-cell office:value-type="float" office:value="5803" table:style-name="ce195">
            <text:p>5803<text:s/></text:p>
          </table:table-cell>
          <table:table-cell office:value-type="float" office:value="5673" table:style-name="ce195">
            <text:p>5673<text:s/></text:p>
          </table:table-cell>
          <table:table-cell office:value-type="float" office:value="5438" table:style-name="ce195">
            <text:p>5438<text:s/></text:p>
          </table:table-cell>
          <table:table-cell office:value-type="float" office:value="5086" table:style-name="ce195">
            <text:p>5086<text:s/></text:p>
          </table:table-cell>
          <table:table-cell office:value-type="float" office:value="5117" table:style-name="ce195">
            <text:p>5117<text:s/></text:p>
          </table:table-cell>
          <table:table-cell office:value-type="float" office:value="4610" table:style-name="ce195">
            <text:p>4610<text:s/></text:p>
          </table:table-cell>
          <table:table-cell office:value-type="float" office:value="3978" table:style-name="ce195">
            <text:p>3978<text:s/></text:p>
          </table:table-cell>
          <table:table-cell office:value-type="float" office:value="4023" table:style-name="ce195">
            <text:p>4023<text:s/></text:p>
          </table:table-cell>
          <table:table-cell office:value-type="float" office:value="3416" table:style-name="ce195">
            <text:p>3416<text:s/></text:p>
          </table:table-cell>
          <table:table-cell office:value-type="float" office:value="2757" table:style-name="ce195">
            <text:p>2757<text:s/></text:p>
          </table:table-cell>
          <table:table-cell office:value-type="float" office:value="2229" table:style-name="ce195">
            <text:p>2229<text:s/></text:p>
          </table:table-cell>
          <table:table-cell office:value-type="float" office:value="2647" table:style-name="ce195">
            <text:p>2647<text:s/></text:p>
          </table:table-cell>
          <table:table-cell office:value-type="float" office:value="2645" table:style-name="ce195">
            <text:p>2645<text:s/></text:p>
          </table:table-cell>
          <table:table-cell office:value-type="float" office:value="2650" table:style-name="ce195">
            <text:p>2650<text:s/></text:p>
          </table:table-cell>
          <table:table-cell office:value-type="float" office:value="2607" table:style-name="ce195">
            <text:p>2607<text:s/></text:p>
          </table:table-cell>
          <table:table-cell office:value-type="float" office:value="2621" table:style-name="ce195">
            <text:p>2621<text:s/></text:p>
          </table:table-cell>
          <table:table-cell office:value-type="float" office:value="2295" table:style-name="ce195">
            <text:p>2295<text:s/></text:p>
          </table:table-cell>
          <table:table-cell office:value-type="float" office:value="2211" table:style-name="ce195">
            <text:p>2211<text:s/></text:p>
          </table:table-cell>
          <table:table-cell office:value-type="float" office:value="1955" table:style-name="ce195">
            <text:p>1955<text:s/></text:p>
          </table:table-cell>
          <table:table-cell office:value-type="float" office:value="1826" table:style-name="ce195">
            <text:p>1826<text:s/></text:p>
          </table:table-cell>
          <table:table-cell office:value-type="float" office:value="1648" table:style-name="ce195">
            <text:p>1648<text:s/></text:p>
          </table:table-cell>
          <table:table-cell office:value-type="float" office:value="1493" table:style-name="ce195">
            <text:p>1493<text:s/></text:p>
          </table:table-cell>
          <table:table-cell office:value-type="float" office:value="1197" table:style-name="ce195">
            <text:p>1197<text:s/></text:p>
          </table:table-cell>
          <table:table-cell office:value-type="float" office:value="1043" table:style-name="ce195">
            <text:p>1043<text:s/></text:p>
          </table:table-cell>
          <table:table-cell office:value-type="float" office:value="923" table:style-name="ce195">
            <text:p>923<text:s/></text:p>
          </table:table-cell>
          <table:table-cell office:value-type="float" office:value="748" table:style-name="ce195">
            <text:p>748<text:s/></text:p>
          </table:table-cell>
          <table:table-cell office:value-type="float" office:value="631" table:style-name="ce195">
            <text:p>631<text:s/></text:p>
          </table:table-cell>
          <table:table-cell office:value-type="float" office:value="458" table:style-name="ce195">
            <text:p>458<text:s/></text:p>
          </table:table-cell>
          <table:table-cell office:value-type="float" office:value="353" table:style-name="ce195">
            <text:p>353<text:s/></text:p>
          </table:table-cell>
          <table:table-cell office:value-type="float" office:value="256" table:style-name="ce195">
            <text:p>256<text:s/></text:p>
          </table:table-cell>
          <table:table-cell office:value-type="float" office:value="181" table:style-name="ce195">
            <text:p>181<text:s/></text:p>
          </table:table-cell>
          <table:table-cell office:value-type="float" office:value="100" table:style-name="ce195">
            <text:p>100<text:s/></text:p>
          </table:table-cell>
          <table:table-cell office:value-type="float" office:value="90" table:style-name="ce195">
            <text:p>90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50" table:style-name="ce195">
            <text:p>50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臺東縣</text:p>
          </table:table-cell>
          <table:table-cell office:value-type="string" table:style-name="ce195">
            <text:p>計</text:p>
          </table:table-cell>
          <table:table-cell office:value-type="float" office:value="217936" table:style-name="ce195">
            <text:p>217936<text:s/></text:p>
          </table:table-cell>
          <table:table-cell office:value-type="float" office:value="24390" table:style-name="ce195">
            <text:p>24390<text:s/></text:p>
          </table:table-cell>
          <table:table-cell office:value-type="float" office:value="152124" table:style-name="ce195">
            <text:p>152124<text:s/></text:p>
          </table:table-cell>
          <table:table-cell office:value-type="float" office:value="38085" table:style-name="ce195">
            <text:p>38085<text:s/></text:p>
          </table:table-cell>
          <table:table-cell office:value-type="float" office:value="89974" table:style-name="ce195">
            <text:p>89974<text:s/></text:p>
          </table:table-cell>
          <table:table-cell office:value-type="float" office:value="179447" table:style-name="ce195">
            <text:p>179447<text:s/></text:p>
          </table:table-cell>
          <table:table-cell office:value-type="float" office:value="1271" table:style-name="ce195">
            <text:p>1271<text:s/></text:p>
          </table:table-cell>
          <table:table-cell office:value-type="float" office:value="1430" table:style-name="ce195">
            <text:p>1430<text:s/></text:p>
          </table:table-cell>
          <table:table-cell office:value-type="float" office:value="1489" table:style-name="ce195">
            <text:p>1489<text:s/></text:p>
          </table:table-cell>
          <table:table-cell office:value-type="float" office:value="1535" table:style-name="ce195">
            <text:p>1535<text:s/></text:p>
          </table:table-cell>
          <table:table-cell office:value-type="float" office:value="1609" table:style-name="ce195">
            <text:p>1609<text:s/></text:p>
          </table:table-cell>
          <table:table-cell office:value-type="float" office:value="1651" table:style-name="ce195">
            <text:p>1651<text:s/></text:p>
          </table:table-cell>
          <table:table-cell office:value-type="float" office:value="1681" table:style-name="ce195">
            <text:p>1681<text:s/></text:p>
          </table:table-cell>
          <table:table-cell office:value-type="float" office:value="1586" table:style-name="ce195">
            <text:p>1586<text:s/></text:p>
          </table:table-cell>
          <table:table-cell office:value-type="float" office:value="1786" table:style-name="ce195">
            <text:p>1786<text:s/></text:p>
          </table:table-cell>
          <table:table-cell office:value-type="float" office:value="1687" table:style-name="ce195">
            <text:p>1687<text:s/></text:p>
          </table:table-cell>
          <table:table-cell office:value-type="float" office:value="1582" table:style-name="ce195">
            <text:p>1582<text:s/></text:p>
          </table:table-cell>
          <table:table-cell office:value-type="float" office:value="1584" table:style-name="ce195">
            <text:p>1584<text:s/></text:p>
          </table:table-cell>
          <table:table-cell office:value-type="float" office:value="1761" table:style-name="ce195">
            <text:p>1761<text:s/></text:p>
          </table:table-cell>
          <table:table-cell office:value-type="float" office:value="1775" table:style-name="ce195">
            <text:p>1775<text:s/></text:p>
          </table:table-cell>
          <table:table-cell office:value-type="float" office:value="1963" table:style-name="ce195">
            <text:p>1963<text:s/></text:p>
          </table:table-cell>
          <table:table-cell office:value-type="float" office:value="1905" table:style-name="ce195">
            <text:p>1905<text:s/></text:p>
          </table:table-cell>
          <table:table-cell office:value-type="float" office:value="2000" table:style-name="ce195">
            <text:p>2000<text:s/></text:p>
          </table:table-cell>
          <table:table-cell office:value-type="float" office:value="2084" table:style-name="ce195">
            <text:p>2084<text:s/></text:p>
          </table:table-cell>
          <table:table-cell office:value-type="float" office:value="2364" table:style-name="ce195">
            <text:p>2364<text:s/></text:p>
          </table:table-cell>
          <table:table-cell office:value-type="float" office:value="2409" table:style-name="ce195">
            <text:p>2409<text:s/></text:p>
          </table:table-cell>
          <table:table-cell office:value-type="float" office:value="2728" table:style-name="ce195">
            <text:p>2728<text:s/></text:p>
          </table:table-cell>
          <table:table-cell office:value-type="float" office:value="2770" table:style-name="ce195">
            <text:p>2770<text:s/></text:p>
          </table:table-cell>
          <table:table-cell office:value-type="float" office:value="2629" table:style-name="ce195">
            <text:p>2629<text:s/></text:p>
          </table:table-cell>
          <table:table-cell office:value-type="float" office:value="2950" table:style-name="ce195">
            <text:p>2950<text:s/></text:p>
          </table:table-cell>
          <table:table-cell office:value-type="float" office:value="3123" table:style-name="ce195">
            <text:p>3123<text:s/></text:p>
          </table:table-cell>
          <table:table-cell office:value-type="float" office:value="3029" table:style-name="ce195">
            <text:p>3029<text:s/></text:p>
          </table:table-cell>
          <table:table-cell office:value-type="float" office:value="2960" table:style-name="ce195">
            <text:p>2960<text:s/></text:p>
          </table:table-cell>
          <table:table-cell office:value-type="float" office:value="2975" table:style-name="ce195">
            <text:p>2975<text:s/></text:p>
          </table:table-cell>
          <table:table-cell office:value-type="float" office:value="2862" table:style-name="ce195">
            <text:p>2862<text:s/></text:p>
          </table:table-cell>
          <table:table-cell office:value-type="float" office:value="2971" table:style-name="ce195">
            <text:p>2971<text:s/></text:p>
          </table:table-cell>
          <table:table-cell office:value-type="float" office:value="2821" table:style-name="ce195">
            <text:p>2821<text:s/></text:p>
          </table:table-cell>
          <table:table-cell office:value-type="float" office:value="2651" table:style-name="ce195">
            <text:p>2651<text:s/></text:p>
          </table:table-cell>
          <table:table-cell office:value-type="float" office:value="2741" table:style-name="ce195">
            <text:p>2741<text:s/></text:p>
          </table:table-cell>
          <table:table-cell office:value-type="float" office:value="2443" table:style-name="ce195">
            <text:p>2443<text:s/></text:p>
          </table:table-cell>
          <table:table-cell office:value-type="float" office:value="2483" table:style-name="ce195">
            <text:p>2483<text:s/></text:p>
          </table:table-cell>
          <table:table-cell office:value-type="float" office:value="2646" table:style-name="ce195">
            <text:p>2646<text:s/></text:p>
          </table:table-cell>
          <table:table-cell office:value-type="float" office:value="2777" table:style-name="ce195">
            <text:p>2777<text:s/></text:p>
          </table:table-cell>
          <table:table-cell office:value-type="float" office:value="3052" table:style-name="ce195">
            <text:p>3052<text:s/></text:p>
          </table:table-cell>
          <table:table-cell office:value-type="float" office:value="3254" table:style-name="ce195">
            <text:p>3254<text:s/></text:p>
          </table:table-cell>
          <table:table-cell office:value-type="float" office:value="3246" table:style-name="ce195">
            <text:p>3246<text:s/></text:p>
          </table:table-cell>
          <table:table-cell office:value-type="float" office:value="3260" table:style-name="ce195">
            <text:p>3260<text:s/></text:p>
          </table:table-cell>
          <table:table-cell office:value-type="float" office:value="3199" table:style-name="ce195">
            <text:p>3199<text:s/></text:p>
          </table:table-cell>
          <table:table-cell office:value-type="float" office:value="3282" table:style-name="ce195">
            <text:p>3282<text:s/></text:p>
          </table:table-cell>
          <table:table-cell office:value-type="float" office:value="3189" table:style-name="ce195">
            <text:p>3189<text:s/></text:p>
          </table:table-cell>
          <table:table-cell office:value-type="float" office:value="3437" table:style-name="ce195">
            <text:p>3437<text:s/></text:p>
          </table:table-cell>
          <table:table-cell office:value-type="float" office:value="3259" table:style-name="ce195">
            <text:p>3259<text:s/></text:p>
          </table:table-cell>
          <table:table-cell office:value-type="float" office:value="3074" table:style-name="ce195">
            <text:p>3074<text:s/></text:p>
          </table:table-cell>
          <table:table-cell office:value-type="float" office:value="3297" table:style-name="ce195">
            <text:p>3297<text:s/></text:p>
          </table:table-cell>
          <table:table-cell office:value-type="float" office:value="3441" table:style-name="ce195">
            <text:p>3441<text:s/></text:p>
          </table:table-cell>
          <table:table-cell office:value-type="float" office:value="3425" table:style-name="ce195">
            <text:p>3425<text:s/></text:p>
          </table:table-cell>
          <table:table-cell office:value-type="float" office:value="3560" table:style-name="ce195">
            <text:p>3560<text:s/></text:p>
          </table:table-cell>
          <table:table-cell office:value-type="float" office:value="3586" table:style-name="ce195">
            <text:p>3586<text:s/></text:p>
          </table:table-cell>
          <table:table-cell office:value-type="float" office:value="3443" table:style-name="ce195">
            <text:p>3443<text:s/></text:p>
          </table:table-cell>
          <table:table-cell office:value-type="float" office:value="3526" table:style-name="ce195">
            <text:p>3526<text:s/></text:p>
          </table:table-cell>
          <table:table-cell office:value-type="float" office:value="3539" table:style-name="ce195">
            <text:p>3539<text:s/></text:p>
          </table:table-cell>
          <table:table-cell office:value-type="float" office:value="3581" table:style-name="ce195">
            <text:p>3581<text:s/></text:p>
          </table:table-cell>
          <table:table-cell office:value-type="float" office:value="3574" table:style-name="ce195">
            <text:p>3574<text:s/></text:p>
          </table:table-cell>
          <table:table-cell office:value-type="float" office:value="3654" table:style-name="ce195">
            <text:p>3654<text:s/></text:p>
          </table:table-cell>
          <table:table-cell office:value-type="float" office:value="3495" table:style-name="ce195">
            <text:p>3495<text:s/></text:p>
          </table:table-cell>
          <table:table-cell office:value-type="float" office:value="3508" table:style-name="ce195">
            <text:p>3508<text:s/></text:p>
          </table:table-cell>
          <table:table-cell office:value-type="float" office:value="3220" table:style-name="ce195">
            <text:p>3220<text:s/></text:p>
          </table:table-cell>
          <table:table-cell office:value-type="float" office:value="3418" table:style-name="ce195">
            <text:p>3418<text:s/></text:p>
          </table:table-cell>
          <table:table-cell office:value-type="float" office:value="3333" table:style-name="ce195">
            <text:p>3333<text:s/></text:p>
          </table:table-cell>
          <table:table-cell office:value-type="float" office:value="3027" table:style-name="ce195">
            <text:p>3027<text:s/></text:p>
          </table:table-cell>
          <table:table-cell office:value-type="float" office:value="2924" table:style-name="ce195">
            <text:p>2924<text:s/></text:p>
          </table:table-cell>
          <table:table-cell office:value-type="float" office:value="3066" table:style-name="ce195">
            <text:p>3066<text:s/></text:p>
          </table:table-cell>
          <table:table-cell office:value-type="float" office:value="2746" table:style-name="ce195">
            <text:p>2746<text:s/></text:p>
          </table:table-cell>
          <table:table-cell office:value-type="float" office:value="2583" table:style-name="ce195">
            <text:p>2583<text:s/></text:p>
          </table:table-cell>
          <table:table-cell office:value-type="float" office:value="2531" table:style-name="ce195">
            <text:p>2531<text:s/></text:p>
          </table:table-cell>
          <table:table-cell office:value-type="float" office:value="2554" table:style-name="ce195">
            <text:p>2554<text:s/></text:p>
          </table:table-cell>
          <table:table-cell office:value-type="float" office:value="2205" table:style-name="ce195">
            <text:p>2205<text:s/></text:p>
          </table:table-cell>
          <table:table-cell office:value-type="float" office:value="2057" table:style-name="ce195">
            <text:p>2057<text:s/></text:p>
          </table:table-cell>
          <table:table-cell office:value-type="float" office:value="1794" table:style-name="ce195">
            <text:p>1794<text:s/></text:p>
          </table:table-cell>
          <table:table-cell office:value-type="float" office:value="1738" table:style-name="ce195">
            <text:p>1738<text:s/></text:p>
          </table:table-cell>
          <table:table-cell office:value-type="float" office:value="1410" table:style-name="ce195">
            <text:p>1410<text:s/></text:p>
          </table:table-cell>
          <table:table-cell office:value-type="float" office:value="1078" table:style-name="ce195">
            <text:p>1078<text:s/></text:p>
          </table:table-cell>
          <table:table-cell office:value-type="float" office:value="1237" table:style-name="ce195">
            <text:p>1237<text:s/></text:p>
          </table:table-cell>
          <table:table-cell office:value-type="float" office:value="1337" table:style-name="ce195">
            <text:p>1337<text:s/></text:p>
          </table:table-cell>
          <table:table-cell office:value-type="float" office:value="1267" table:style-name="ce195">
            <text:p>1267<text:s/></text:p>
          </table:table-cell>
          <table:table-cell office:value-type="float" office:value="1211" table:style-name="ce195">
            <text:p>1211<text:s/></text:p>
          </table:table-cell>
          <table:table-cell office:value-type="float" office:value="1128" table:style-name="ce195">
            <text:p>1128<text:s/></text:p>
          </table:table-cell>
          <table:table-cell office:value-type="float" office:value="1064" table:style-name="ce195">
            <text:p>1064<text:s/></text:p>
          </table:table-cell>
          <table:table-cell office:value-type="float" office:value="974" table:style-name="ce195">
            <text:p>974<text:s/></text:p>
          </table:table-cell>
          <table:table-cell office:value-type="float" office:value="856" table:style-name="ce195">
            <text:p>856<text:s/></text:p>
          </table:table-cell>
          <table:table-cell office:value-type="float" office:value="818" table:style-name="ce195">
            <text:p>818<text:s/></text:p>
          </table:table-cell>
          <table:table-cell office:value-type="float" office:value="725" table:style-name="ce195">
            <text:p>725<text:s/></text:p>
          </table:table-cell>
          <table:table-cell office:value-type="float" office:value="652" table:style-name="ce195">
            <text:p>652<text:s/></text:p>
          </table:table-cell>
          <table:table-cell office:value-type="float" office:value="506" table:style-name="ce195">
            <text:p>506<text:s/></text:p>
          </table:table-cell>
          <table:table-cell office:value-type="float" office:value="452" table:style-name="ce195">
            <text:p>452<text:s/></text:p>
          </table:table-cell>
          <table:table-cell office:value-type="float" office:value="438" table:style-name="ce195">
            <text:p>438<text:s/></text:p>
          </table:table-cell>
          <table:table-cell office:value-type="float" office:value="347" table:style-name="ce195">
            <text:p>347<text:s/></text:p>
          </table:table-cell>
          <table:table-cell office:value-type="float" office:value="319" table:style-name="ce195">
            <text:p>319<text:s/></text:p>
          </table:table-cell>
          <table:table-cell office:value-type="float" office:value="269" table:style-name="ce195">
            <text:p>269<text:s/></text:p>
          </table:table-cell>
          <table:table-cell office:value-type="float" office:value="175" table:style-name="ce195">
            <text:p>175<text:s/></text:p>
          </table:table-cell>
          <table:table-cell office:value-type="float" office:value="166" table:style-name="ce195">
            <text:p>166<text:s/></text:p>
          </table:table-cell>
          <table:table-cell office:value-type="float" office:value="107" table:style-name="ce195">
            <text:p>107<text:s/></text:p>
          </table:table-cell>
          <table:table-cell office:value-type="float" office:value="76" table:style-name="ce195">
            <text:p>76<text:s/></text:p>
          </table:table-cell>
          <table:table-cell office:value-type="float" office:value="67" table:style-name="ce195">
            <text:p>67<text:s/></text:p>
          </table:table-cell>
          <table:table-cell office:value-type="float" office:value="54" table:style-name="ce195">
            <text:p>54<text:s/></text:p>
          </table:table-cell>
          <table:table-cell office:value-type="float" office:value="34" table:style-name="ce195">
            <text:p>34<text:s/></text:p>
          </table:table-cell>
          <table:table-cell office:value-type="float" office:value="44" table:style-name="ce195">
            <text:p>44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臺東縣</text:p>
          </table:table-cell>
          <table:table-cell office:value-type="string" table:style-name="ce195">
            <text:p>男</text:p>
          </table:table-cell>
          <table:table-cell office:value-type="float" office:value="112260" table:style-name="ce195">
            <text:p>112260<text:s/></text:p>
          </table:table-cell>
          <table:table-cell office:value-type="float" office:value="12794" table:style-name="ce195">
            <text:p>12794<text:s/></text:p>
          </table:table-cell>
          <table:table-cell office:value-type="float" office:value="80222" table:style-name="ce195">
            <text:p>80222<text:s/></text:p>
          </table:table-cell>
          <table:table-cell office:value-type="float" office:value="17209" table:style-name="ce195">
            <text:p>17209<text:s/></text:p>
          </table:table-cell>
          <table:table-cell office:value-type="float" office:value="47390" table:style-name="ce195">
            <text:p>47390<text:s/></text:p>
          </table:table-cell>
          <table:table-cell office:value-type="float" office:value="91796" table:style-name="ce195">
            <text:p>91796<text:s/></text:p>
          </table:table-cell>
          <table:table-cell office:value-type="float" office:value="648" table:style-name="ce195">
            <text:p>648<text:s/></text:p>
          </table:table-cell>
          <table:table-cell office:value-type="float" office:value="765" table:style-name="ce195">
            <text:p>765<text:s/></text:p>
          </table:table-cell>
          <table:table-cell office:value-type="float" office:value="789" table:style-name="ce195">
            <text:p>789<text:s/></text:p>
          </table:table-cell>
          <table:table-cell office:value-type="float" office:value="812" table:style-name="ce195">
            <text:p>812<text:s/></text:p>
          </table:table-cell>
          <table:table-cell office:value-type="float" office:value="839" table:style-name="ce195">
            <text:p>839<text:s/></text:p>
          </table:table-cell>
          <table:table-cell office:value-type="float" office:value="845" table:style-name="ce195">
            <text:p>845<text:s/></text:p>
          </table:table-cell>
          <table:table-cell office:value-type="float" office:value="863" table:style-name="ce195">
            <text:p>863<text:s/></text:p>
          </table:table-cell>
          <table:table-cell office:value-type="float" office:value="824" table:style-name="ce195">
            <text:p>824<text:s/></text:p>
          </table:table-cell>
          <table:table-cell office:value-type="float" office:value="977" table:style-name="ce195">
            <text:p>977<text:s/></text:p>
          </table:table-cell>
          <table:table-cell office:value-type="float" office:value="891" table:style-name="ce195">
            <text:p>891<text:s/></text:p>
          </table:table-cell>
          <table:table-cell office:value-type="float" office:value="808" table:style-name="ce195">
            <text:p>808<text:s/></text:p>
          </table:table-cell>
          <table:table-cell office:value-type="float" office:value="800" table:style-name="ce195">
            <text:p>800<text:s/></text:p>
          </table:table-cell>
          <table:table-cell office:value-type="float" office:value="966" table:style-name="ce195">
            <text:p>966<text:s/></text:p>
          </table:table-cell>
          <table:table-cell office:value-type="float" office:value="929" table:style-name="ce195">
            <text:p>929<text:s/></text:p>
          </table:table-cell>
          <table:table-cell office:value-type="float" office:value="1038" table:style-name="ce195">
            <text:p>1038<text:s/></text:p>
          </table:table-cell>
          <table:table-cell office:value-type="float" office:value="1017" table:style-name="ce195">
            <text:p>1017<text:s/></text:p>
          </table:table-cell>
          <table:table-cell office:value-type="float" office:value="1065" table:style-name="ce195">
            <text:p>1065<text:s/></text:p>
          </table:table-cell>
          <table:table-cell office:value-type="float" office:value="1111" table:style-name="ce195">
            <text:p>1111<text:s/></text:p>
          </table:table-cell>
          <table:table-cell office:value-type="float" office:value="1208" table:style-name="ce195">
            <text:p>1208<text:s/></text:p>
          </table:table-cell>
          <table:table-cell office:value-type="float" office:value="1234" table:style-name="ce195">
            <text:p>1234<text:s/></text:p>
          </table:table-cell>
          <table:table-cell office:value-type="float" office:value="1424" table:style-name="ce195">
            <text:p>1424<text:s/></text:p>
          </table:table-cell>
          <table:table-cell office:value-type="float" office:value="1459" table:style-name="ce195">
            <text:p>1459<text:s/></text:p>
          </table:table-cell>
          <table:table-cell office:value-type="float" office:value="1344" table:style-name="ce195">
            <text:p>1344<text:s/></text:p>
          </table:table-cell>
          <table:table-cell office:value-type="float" office:value="1510" table:style-name="ce195">
            <text:p>1510<text:s/></text:p>
          </table:table-cell>
          <table:table-cell office:value-type="float" office:value="1610" table:style-name="ce195">
            <text:p>1610<text:s/></text:p>
          </table:table-cell>
          <table:table-cell office:value-type="float" office:value="1537" table:style-name="ce195">
            <text:p>1537<text:s/></text:p>
          </table:table-cell>
          <table:table-cell office:value-type="float" office:value="1603" table:style-name="ce195">
            <text:p>1603<text:s/></text:p>
          </table:table-cell>
          <table:table-cell office:value-type="float" office:value="1573" table:style-name="ce195">
            <text:p>1573<text:s/></text:p>
          </table:table-cell>
          <table:table-cell office:value-type="float" office:value="1521" table:style-name="ce195">
            <text:p>1521<text:s/></text:p>
          </table:table-cell>
          <table:table-cell office:value-type="float" office:value="1554" table:style-name="ce195">
            <text:p>1554<text:s/></text:p>
          </table:table-cell>
          <table:table-cell office:value-type="float" office:value="1553" table:style-name="ce195">
            <text:p>1553<text:s/></text:p>
          </table:table-cell>
          <table:table-cell office:value-type="float" office:value="1432" table:style-name="ce195">
            <text:p>1432<text:s/></text:p>
          </table:table-cell>
          <table:table-cell office:value-type="float" office:value="1478" table:style-name="ce195">
            <text:p>1478<text:s/></text:p>
          </table:table-cell>
          <table:table-cell office:value-type="float" office:value="1350" table:style-name="ce195">
            <text:p>1350<text:s/></text:p>
          </table:table-cell>
          <table:table-cell office:value-type="float" office:value="1315" table:style-name="ce195">
            <text:p>1315<text:s/></text:p>
          </table:table-cell>
          <table:table-cell office:value-type="float" office:value="1418" table:style-name="ce195">
            <text:p>1418<text:s/></text:p>
          </table:table-cell>
          <table:table-cell office:value-type="float" office:value="1488" table:style-name="ce195">
            <text:p>1488<text:s/></text:p>
          </table:table-cell>
          <table:table-cell office:value-type="float" office:value="1622" table:style-name="ce195">
            <text:p>1622<text:s/></text:p>
          </table:table-cell>
          <table:table-cell office:value-type="float" office:value="1713" table:style-name="ce195">
            <text:p>1713<text:s/></text:p>
          </table:table-cell>
          <table:table-cell office:value-type="float" office:value="1725" table:style-name="ce195">
            <text:p>1725<text:s/></text:p>
          </table:table-cell>
          <table:table-cell office:value-type="float" office:value="1690" table:style-name="ce195">
            <text:p>1690<text:s/></text:p>
          </table:table-cell>
          <table:table-cell office:value-type="float" office:value="1696" table:style-name="ce195">
            <text:p>1696<text:s/></text:p>
          </table:table-cell>
          <table:table-cell office:value-type="float" office:value="1697" table:style-name="ce195">
            <text:p>1697<text:s/></text:p>
          </table:table-cell>
          <table:table-cell office:value-type="float" office:value="1674" table:style-name="ce195">
            <text:p>1674<text:s/></text:p>
          </table:table-cell>
          <table:table-cell office:value-type="float" office:value="1763" table:style-name="ce195">
            <text:p>1763<text:s/></text:p>
          </table:table-cell>
          <table:table-cell office:value-type="float" office:value="1658" table:style-name="ce195">
            <text:p>1658<text:s/></text:p>
          </table:table-cell>
          <table:table-cell office:value-type="float" office:value="1660" table:style-name="ce195">
            <text:p>1660<text:s/></text:p>
          </table:table-cell>
          <table:table-cell office:value-type="float" office:value="1723" table:style-name="ce195">
            <text:p>1723<text:s/></text:p>
          </table:table-cell>
          <table:table-cell office:value-type="float" office:value="1848" table:style-name="ce195">
            <text:p>1848<text:s/></text:p>
          </table:table-cell>
          <table:table-cell office:value-type="float" office:value="1752" table:style-name="ce195">
            <text:p>1752<text:s/></text:p>
          </table:table-cell>
          <table:table-cell office:value-type="float" office:value="1909" table:style-name="ce195">
            <text:p>1909<text:s/></text:p>
          </table:table-cell>
          <table:table-cell office:value-type="float" office:value="1951" table:style-name="ce195">
            <text:p>1951<text:s/></text:p>
          </table:table-cell>
          <table:table-cell office:value-type="float" office:value="1900" table:style-name="ce195">
            <text:p>1900<text:s/></text:p>
          </table:table-cell>
          <table:table-cell office:value-type="float" office:value="1863" table:style-name="ce195">
            <text:p>1863<text:s/></text:p>
          </table:table-cell>
          <table:table-cell office:value-type="float" office:value="1931" table:style-name="ce195">
            <text:p>1931<text:s/></text:p>
          </table:table-cell>
          <table:table-cell office:value-type="float" office:value="1945" table:style-name="ce195">
            <text:p>1945<text:s/></text:p>
          </table:table-cell>
          <table:table-cell office:value-type="float" office:value="1899" table:style-name="ce195">
            <text:p>1899<text:s/></text:p>
          </table:table-cell>
          <table:table-cell office:value-type="float" office:value="1932" table:style-name="ce195">
            <text:p>1932<text:s/></text:p>
          </table:table-cell>
          <table:table-cell office:value-type="float" office:value="1797" table:style-name="ce195">
            <text:p>1797<text:s/></text:p>
          </table:table-cell>
          <table:table-cell office:value-type="float" office:value="1881" table:style-name="ce195">
            <text:p>1881<text:s/></text:p>
          </table:table-cell>
          <table:table-cell office:value-type="float" office:value="1687" table:style-name="ce195">
            <text:p>1687<text:s/></text:p>
          </table:table-cell>
          <table:table-cell office:value-type="float" office:value="1722" table:style-name="ce195">
            <text:p>1722<text:s/></text:p>
          </table:table-cell>
          <table:table-cell office:value-type="float" office:value="1698" table:style-name="ce195">
            <text:p>1698<text:s/></text:p>
          </table:table-cell>
          <table:table-cell office:value-type="float" office:value="1567" table:style-name="ce195">
            <text:p>1567<text:s/></text:p>
          </table:table-cell>
          <table:table-cell office:value-type="float" office:value="1515" table:style-name="ce195">
            <text:p>1515<text:s/></text:p>
          </table:table-cell>
          <table:table-cell office:value-type="float" office:value="1472" table:style-name="ce195">
            <text:p>1472<text:s/></text:p>
          </table:table-cell>
          <table:table-cell office:value-type="float" office:value="1350" table:style-name="ce195">
            <text:p>1350<text:s/></text:p>
          </table:table-cell>
          <table:table-cell office:value-type="float" office:value="1235" table:style-name="ce195">
            <text:p>1235<text:s/></text:p>
          </table:table-cell>
          <table:table-cell office:value-type="float" office:value="1205" table:style-name="ce195">
            <text:p>1205<text:s/></text:p>
          </table:table-cell>
          <table:table-cell office:value-type="float" office:value="1166" table:style-name="ce195">
            <text:p>1166<text:s/></text:p>
          </table:table-cell>
          <table:table-cell office:value-type="float" office:value="1023" table:style-name="ce195">
            <text:p>1023<text:s/></text:p>
          </table:table-cell>
          <table:table-cell office:value-type="float" office:value="971" table:style-name="ce195">
            <text:p>971<text:s/></text:p>
          </table:table-cell>
          <table:table-cell office:value-type="float" office:value="813" table:style-name="ce195">
            <text:p>813<text:s/></text:p>
          </table:table-cell>
          <table:table-cell office:value-type="float" office:value="803" table:style-name="ce195">
            <text:p>803<text:s/></text:p>
          </table:table-cell>
          <table:table-cell office:value-type="float" office:value="615" table:style-name="ce195">
            <text:p>615<text:s/></text:p>
          </table:table-cell>
          <table:table-cell office:value-type="float" office:value="457" table:style-name="ce195">
            <text:p>457<text:s/></text:p>
          </table:table-cell>
          <table:table-cell office:value-type="float" office:value="552" table:style-name="ce195">
            <text:p>552<text:s/></text:p>
          </table:table-cell>
          <table:table-cell office:value-type="float" office:value="594" table:style-name="ce195">
            <text:p>594<text:s/></text:p>
          </table:table-cell>
          <table:table-cell office:value-type="float" office:value="542" table:style-name="ce195">
            <text:p>542<text:s/></text:p>
          </table:table-cell>
          <table:table-cell office:value-type="float" office:value="504" table:style-name="ce195">
            <text:p>504<text:s/></text:p>
          </table:table-cell>
          <table:table-cell office:value-type="float" office:value="469" table:style-name="ce195">
            <text:p>469<text:s/></text:p>
          </table:table-cell>
          <table:table-cell office:value-type="float" office:value="436" table:style-name="ce195">
            <text:p>436<text:s/></text:p>
          </table:table-cell>
          <table:table-cell office:value-type="float" office:value="415" table:style-name="ce195">
            <text:p>415<text:s/></text:p>
          </table:table-cell>
          <table:table-cell office:value-type="float" office:value="342" table:style-name="ce195">
            <text:p>342<text:s/></text:p>
          </table:table-cell>
          <table:table-cell office:value-type="float" office:value="323" table:style-name="ce195">
            <text:p>323<text:s/></text:p>
          </table:table-cell>
          <table:table-cell office:value-type="float" office:value="299" table:style-name="ce195">
            <text:p>299<text:s/></text:p>
          </table:table-cell>
          <table:table-cell office:value-type="float" office:value="257" table:style-name="ce195">
            <text:p>257<text:s/></text:p>
          </table:table-cell>
          <table:table-cell office:value-type="float" office:value="186" table:style-name="ce195">
            <text:p>186<text:s/></text:p>
          </table:table-cell>
          <table:table-cell office:value-type="float" office:value="195" table:style-name="ce195">
            <text:p>195<text:s/></text:p>
          </table:table-cell>
          <table:table-cell office:value-type="float" office:value="182" table:style-name="ce195">
            <text:p>182<text:s/></text:p>
          </table:table-cell>
          <table:table-cell office:value-type="float" office:value="161" table:style-name="ce195">
            <text:p>161<text:s/></text:p>
          </table:table-cell>
          <table:table-cell office:value-type="float" office:value="144" table:style-name="ce195">
            <text:p>144<text:s/></text:p>
          </table:table-cell>
          <table:table-cell office:value-type="float" office:value="128" table:style-name="ce195">
            <text:p>128<text:s/></text:p>
          </table:table-cell>
          <table:table-cell office:value-type="float" office:value="102" table:style-name="ce195">
            <text:p>102<text:s/></text:p>
          </table:table-cell>
          <table:table-cell office:value-type="float" office:value="77" table:style-name="ce195">
            <text:p>77<text:s/></text:p>
          </table:table-cell>
          <table:table-cell office:value-type="float" office:value="48" table:style-name="ce195">
            <text:p>48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26" table:style-name="ce195">
            <text:p>26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26" table:style-name="ce195">
            <text:p>26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臺東縣</text:p>
          </table:table-cell>
          <table:table-cell office:value-type="string" table:style-name="ce195">
            <text:p>女</text:p>
          </table:table-cell>
          <table:table-cell office:value-type="float" office:value="105676" table:style-name="ce195">
            <text:p>105676<text:s/></text:p>
          </table:table-cell>
          <table:table-cell office:value-type="float" office:value="11596" table:style-name="ce195">
            <text:p>11596<text:s/></text:p>
          </table:table-cell>
          <table:table-cell office:value-type="float" office:value="71902" table:style-name="ce195">
            <text:p>71902<text:s/></text:p>
          </table:table-cell>
          <table:table-cell office:value-type="float" office:value="20876" table:style-name="ce195">
            <text:p>20876<text:s/></text:p>
          </table:table-cell>
          <table:table-cell office:value-type="float" office:value="42584" table:style-name="ce195">
            <text:p>42584<text:s/></text:p>
          </table:table-cell>
          <table:table-cell office:value-type="float" office:value="87651" table:style-name="ce195">
            <text:p>87651<text:s/></text:p>
          </table:table-cell>
          <table:table-cell office:value-type="float" office:value="623" table:style-name="ce195">
            <text:p>623<text:s/></text:p>
          </table:table-cell>
          <table:table-cell office:value-type="float" office:value="665" table:style-name="ce195">
            <text:p>665<text:s/></text:p>
          </table:table-cell>
          <table:table-cell office:value-type="float" office:value="700" table:style-name="ce195">
            <text:p>700<text:s/></text:p>
          </table:table-cell>
          <table:table-cell office:value-type="float" office:value="723" table:style-name="ce195">
            <text:p>723<text:s/></text:p>
          </table:table-cell>
          <table:table-cell office:value-type="float" office:value="770" table:style-name="ce195">
            <text:p>770<text:s/></text:p>
          </table:table-cell>
          <table:table-cell office:value-type="float" office:value="806" table:style-name="ce195">
            <text:p>806<text:s/></text:p>
          </table:table-cell>
          <table:table-cell office:value-type="float" office:value="818" table:style-name="ce195">
            <text:p>818<text:s/></text:p>
          </table:table-cell>
          <table:table-cell office:value-type="float" office:value="762" table:style-name="ce195">
            <text:p>762<text:s/></text:p>
          </table:table-cell>
          <table:table-cell office:value-type="float" office:value="809" table:style-name="ce195">
            <text:p>809<text:s/></text:p>
          </table:table-cell>
          <table:table-cell office:value-type="float" office:value="796" table:style-name="ce195">
            <text:p>796<text:s/></text:p>
          </table:table-cell>
          <table:table-cell office:value-type="float" office:value="774" table:style-name="ce195">
            <text:p>774<text:s/></text:p>
          </table:table-cell>
          <table:table-cell office:value-type="float" office:value="784" table:style-name="ce195">
            <text:p>784<text:s/></text:p>
          </table:table-cell>
          <table:table-cell office:value-type="float" office:value="795" table:style-name="ce195">
            <text:p>795<text:s/></text:p>
          </table:table-cell>
          <table:table-cell office:value-type="float" office:value="846" table:style-name="ce195">
            <text:p>846<text:s/></text:p>
          </table:table-cell>
          <table:table-cell office:value-type="float" office:value="925" table:style-name="ce195">
            <text:p>925<text:s/></text:p>
          </table:table-cell>
          <table:table-cell office:value-type="float" office:value="888" table:style-name="ce195">
            <text:p>888<text:s/></text:p>
          </table:table-cell>
          <table:table-cell office:value-type="float" office:value="935" table:style-name="ce195">
            <text:p>935<text:s/></text:p>
          </table:table-cell>
          <table:table-cell office:value-type="float" office:value="973" table:style-name="ce195">
            <text:p>973<text:s/></text:p>
          </table:table-cell>
          <table:table-cell office:value-type="float" office:value="1156" table:style-name="ce195">
            <text:p>1156<text:s/></text:p>
          </table:table-cell>
          <table:table-cell office:value-type="float" office:value="1175" table:style-name="ce195">
            <text:p>1175<text:s/></text:p>
          </table:table-cell>
          <table:table-cell office:value-type="float" office:value="1304" table:style-name="ce195">
            <text:p>1304<text:s/></text:p>
          </table:table-cell>
          <table:table-cell office:value-type="float" office:value="1311" table:style-name="ce195">
            <text:p>1311<text:s/></text:p>
          </table:table-cell>
          <table:table-cell office:value-type="float" office:value="1285" table:style-name="ce195">
            <text:p>1285<text:s/></text:p>
          </table:table-cell>
          <table:table-cell office:value-type="float" office:value="1440" table:style-name="ce195">
            <text:p>1440<text:s/></text:p>
          </table:table-cell>
          <table:table-cell office:value-type="float" office:value="1513" table:style-name="ce195">
            <text:p>1513<text:s/></text:p>
          </table:table-cell>
          <table:table-cell office:value-type="float" office:value="1492" table:style-name="ce195">
            <text:p>1492<text:s/></text:p>
          </table:table-cell>
          <table:table-cell office:value-type="float" office:value="1357" table:style-name="ce195">
            <text:p>1357<text:s/></text:p>
          </table:table-cell>
          <table:table-cell office:value-type="float" office:value="1402" table:style-name="ce195">
            <text:p>1402<text:s/></text:p>
          </table:table-cell>
          <table:table-cell office:value-type="float" office:value="1341" table:style-name="ce195">
            <text:p>1341<text:s/></text:p>
          </table:table-cell>
          <table:table-cell office:value-type="float" office:value="1417" table:style-name="ce195">
            <text:p>1417<text:s/></text:p>
          </table:table-cell>
          <table:table-cell office:value-type="float" office:value="1268" table:style-name="ce195">
            <text:p>1268<text:s/></text:p>
          </table:table-cell>
          <table:table-cell office:value-type="float" office:value="1219" table:style-name="ce195">
            <text:p>1219<text:s/></text:p>
          </table:table-cell>
          <table:table-cell office:value-type="float" office:value="1263" table:style-name="ce195">
            <text:p>1263<text:s/></text:p>
          </table:table-cell>
          <table:table-cell office:value-type="float" office:value="1093" table:style-name="ce195">
            <text:p>1093<text:s/></text:p>
          </table:table-cell>
          <table:table-cell office:value-type="float" office:value="1168" table:style-name="ce195">
            <text:p>1168<text:s/></text:p>
          </table:table-cell>
          <table:table-cell office:value-type="float" office:value="1228" table:style-name="ce195">
            <text:p>1228<text:s/></text:p>
          </table:table-cell>
          <table:table-cell office:value-type="float" office:value="1289" table:style-name="ce195">
            <text:p>1289<text:s/></text:p>
          </table:table-cell>
          <table:table-cell office:value-type="float" office:value="1430" table:style-name="ce195">
            <text:p>1430<text:s/></text:p>
          </table:table-cell>
          <table:table-cell office:value-type="float" office:value="1541" table:style-name="ce195">
            <text:p>1541<text:s/></text:p>
          </table:table-cell>
          <table:table-cell office:value-type="float" office:value="1521" table:style-name="ce195">
            <text:p>1521<text:s/></text:p>
          </table:table-cell>
          <table:table-cell office:value-type="float" office:value="1570" table:style-name="ce195">
            <text:p>1570<text:s/></text:p>
          </table:table-cell>
          <table:table-cell office:value-type="float" office:value="1503" table:style-name="ce195">
            <text:p>1503<text:s/></text:p>
          </table:table-cell>
          <table:table-cell office:value-type="float" office:value="1585" table:style-name="ce195">
            <text:p>1585<text:s/></text:p>
          </table:table-cell>
          <table:table-cell office:value-type="float" office:value="1515" table:style-name="ce195">
            <text:p>1515<text:s/></text:p>
          </table:table-cell>
          <table:table-cell office:value-type="float" office:value="1674" table:style-name="ce195">
            <text:p>1674<text:s/></text:p>
          </table:table-cell>
          <table:table-cell office:value-type="float" office:value="1601" table:style-name="ce195">
            <text:p>1601<text:s/></text:p>
          </table:table-cell>
          <table:table-cell office:value-type="float" office:value="1414" table:style-name="ce195">
            <text:p>1414<text:s/></text:p>
          </table:table-cell>
          <table:table-cell office:value-type="float" office:value="1574" table:style-name="ce195">
            <text:p>1574<text:s/></text:p>
          </table:table-cell>
          <table:table-cell office:value-type="float" office:value="1593" table:style-name="ce195">
            <text:p>1593<text:s/></text:p>
          </table:table-cell>
          <table:table-cell office:value-type="float" office:value="1673" table:style-name="ce195">
            <text:p>1673<text:s/></text:p>
          </table:table-cell>
          <table:table-cell office:value-type="float" office:value="1651" table:style-name="ce195">
            <text:p>1651<text:s/></text:p>
          </table:table-cell>
          <table:table-cell office:value-type="float" office:value="1635" table:style-name="ce195">
            <text:p>1635<text:s/></text:p>
          </table:table-cell>
          <table:table-cell office:value-type="float" office:value="1543" table:style-name="ce195">
            <text:p>1543<text:s/></text:p>
          </table:table-cell>
          <table:table-cell office:value-type="float" office:value="1663" table:style-name="ce195">
            <text:p>1663<text:s/></text:p>
          </table:table-cell>
          <table:table-cell office:value-type="float" office:value="1608" table:style-name="ce195">
            <text:p>1608<text:s/></text:p>
          </table:table-cell>
          <table:table-cell office:value-type="float" office:value="1636" table:style-name="ce195">
            <text:p>1636<text:s/></text:p>
          </table:table-cell>
          <table:table-cell office:value-type="float" office:value="1675" table:style-name="ce195">
            <text:p>1675<text:s/></text:p>
          </table:table-cell>
          <table:table-cell office:value-type="float" office:value="1722" table:style-name="ce195">
            <text:p>1722<text:s/></text:p>
          </table:table-cell>
          <table:table-cell office:value-type="float" office:value="1698" table:style-name="ce195">
            <text:p>1698<text:s/></text:p>
          </table:table-cell>
          <table:table-cell office:value-type="float" office:value="1627" table:style-name="ce195">
            <text:p>1627<text:s/></text:p>
          </table:table-cell>
          <table:table-cell office:value-type="float" office:value="1533" table:style-name="ce195">
            <text:p>1533<text:s/></text:p>
          </table:table-cell>
          <table:table-cell office:value-type="float" office:value="1696" table:style-name="ce195">
            <text:p>1696<text:s/></text:p>
          </table:table-cell>
          <table:table-cell office:value-type="float" office:value="1635" table:style-name="ce195">
            <text:p>1635<text:s/></text:p>
          </table:table-cell>
          <table:table-cell office:value-type="float" office:value="1460" table:style-name="ce195">
            <text:p>1460<text:s/></text:p>
          </table:table-cell>
          <table:table-cell office:value-type="float" office:value="1409" table:style-name="ce195">
            <text:p>1409<text:s/></text:p>
          </table:table-cell>
          <table:table-cell office:value-type="float" office:value="1594" table:style-name="ce195">
            <text:p>1594<text:s/></text:p>
          </table:table-cell>
          <table:table-cell office:value-type="float" office:value="1396" table:style-name="ce195">
            <text:p>1396<text:s/></text:p>
          </table:table-cell>
          <table:table-cell office:value-type="float" office:value="1348" table:style-name="ce195">
            <text:p>1348<text:s/></text:p>
          </table:table-cell>
          <table:table-cell office:value-type="float" office:value="1326" table:style-name="ce195">
            <text:p>1326<text:s/></text:p>
          </table:table-cell>
          <table:table-cell office:value-type="float" office:value="1388" table:style-name="ce195">
            <text:p>1388<text:s/></text:p>
          </table:table-cell>
          <table:table-cell office:value-type="float" office:value="1182" table:style-name="ce195">
            <text:p>1182<text:s/></text:p>
          </table:table-cell>
          <table:table-cell office:value-type="float" office:value="1086" table:style-name="ce195">
            <text:p>1086<text:s/></text:p>
          </table:table-cell>
          <table:table-cell office:value-type="float" office:value="981" table:style-name="ce195">
            <text:p>981<text:s/></text:p>
          </table:table-cell>
          <table:table-cell office:value-type="float" office:value="935" table:style-name="ce195">
            <text:p>935<text:s/></text:p>
          </table:table-cell>
          <table:table-cell office:value-type="float" office:value="795" table:style-name="ce195">
            <text:p>795<text:s/></text:p>
          </table:table-cell>
          <table:table-cell office:value-type="float" office:value="621" table:style-name="ce195">
            <text:p>621<text:s/></text:p>
          </table:table-cell>
          <table:table-cell office:value-type="float" office:value="685" table:style-name="ce195">
            <text:p>685<text:s/></text:p>
          </table:table-cell>
          <table:table-cell office:value-type="float" office:value="743" table:style-name="ce195">
            <text:p>743<text:s/></text:p>
          </table:table-cell>
          <table:table-cell office:value-type="float" office:value="725" table:style-name="ce195">
            <text:p>725<text:s/></text:p>
          </table:table-cell>
          <table:table-cell office:value-type="float" office:value="707" table:style-name="ce195">
            <text:p>707<text:s/></text:p>
          </table:table-cell>
          <table:table-cell office:value-type="float" office:value="659" table:style-name="ce195">
            <text:p>659<text:s/></text:p>
          </table:table-cell>
          <table:table-cell office:value-type="float" office:value="628" table:style-name="ce195">
            <text:p>628<text:s/></text:p>
          </table:table-cell>
          <table:table-cell office:value-type="float" office:value="559" table:style-name="ce195">
            <text:p>559<text:s/></text:p>
          </table:table-cell>
          <table:table-cell office:value-type="float" office:value="514" table:style-name="ce195">
            <text:p>514<text:s/></text:p>
          </table:table-cell>
          <table:table-cell office:value-type="float" office:value="495" table:style-name="ce195">
            <text:p>495<text:s/></text:p>
          </table:table-cell>
          <table:table-cell office:value-type="float" office:value="426" table:style-name="ce195">
            <text:p>426<text:s/></text:p>
          </table:table-cell>
          <table:table-cell office:value-type="float" office:value="395" table:style-name="ce195">
            <text:p>395<text:s/></text:p>
          </table:table-cell>
          <table:table-cell office:value-type="float" office:value="320" table:style-name="ce195">
            <text:p>320<text:s/></text:p>
          </table:table-cell>
          <table:table-cell office:value-type="float" office:value="257" table:style-name="ce195">
            <text:p>257<text:s/></text:p>
          </table:table-cell>
          <table:table-cell office:value-type="float" office:value="256" table:style-name="ce195">
            <text:p>256<text:s/></text:p>
          </table:table-cell>
          <table:table-cell office:value-type="float" office:value="186" table:style-name="ce195">
            <text:p>186<text:s/></text:p>
          </table:table-cell>
          <table:table-cell office:value-type="float" office:value="175" table:style-name="ce195">
            <text:p>175<text:s/></text:p>
          </table:table-cell>
          <table:table-cell office:value-type="float" office:value="141" table:style-name="ce195">
            <text:p>141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89" table:style-name="ce195">
            <text:p>89<text:s/></text:p>
          </table:table-cell>
          <table:table-cell office:value-type="float" office:value="59" table:style-name="ce195">
            <text:p>59<text:s/></text:p>
          </table:table-cell>
          <table:table-cell office:value-type="float" office:value="36" table:style-name="ce195">
            <text:p>36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8" table:style-name="ce195">
            <text:p>28<text:s/></text:p>
          </table:table-cell>
          <table:table-cell office:value-type="float" office:value="20" table:style-name="ce195">
            <text:p>20<text:s/></text:p>
          </table:table-cell>
          <table:table-cell office:value-type="float" office:value="18" table:style-name="ce195">
            <text:p>18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花蓮縣</text:p>
          </table:table-cell>
          <table:table-cell office:value-type="string" table:style-name="ce195">
            <text:p>計</text:p>
          </table:table-cell>
          <table:table-cell office:value-type="float" office:value="327080" table:style-name="ce195">
            <text:p>327080<text:s/></text:p>
          </table:table-cell>
          <table:table-cell office:value-type="float" office:value="37664" table:style-name="ce195">
            <text:p>37664<text:s/></text:p>
          </table:table-cell>
          <table:table-cell office:value-type="float" office:value="228259" table:style-name="ce195">
            <text:p>228259<text:s/></text:p>
          </table:table-cell>
          <table:table-cell office:value-type="float" office:value="57518" table:style-name="ce195">
            <text:p>57518<text:s/></text:p>
          </table:table-cell>
          <table:table-cell office:value-type="float" office:value="136492" table:style-name="ce195">
            <text:p>136492<text:s/></text:p>
          </table:table-cell>
          <table:table-cell office:value-type="float" office:value="270015" table:style-name="ce195">
            <text:p>270015<text:s/></text:p>
          </table:table-cell>
          <table:table-cell office:value-type="float" office:value="2010" table:style-name="ce195">
            <text:p>2010<text:s/></text:p>
          </table:table-cell>
          <table:table-cell office:value-type="float" office:value="2239" table:style-name="ce195">
            <text:p>2239<text:s/></text:p>
          </table:table-cell>
          <table:table-cell office:value-type="float" office:value="2406" table:style-name="ce195">
            <text:p>2406<text:s/></text:p>
          </table:table-cell>
          <table:table-cell office:value-type="float" office:value="2395" table:style-name="ce195">
            <text:p>2395<text:s/></text:p>
          </table:table-cell>
          <table:table-cell office:value-type="float" office:value="2584" table:style-name="ce195">
            <text:p>2584<text:s/></text:p>
          </table:table-cell>
          <table:table-cell office:value-type="float" office:value="2753" table:style-name="ce195">
            <text:p>2753<text:s/></text:p>
          </table:table-cell>
          <table:table-cell office:value-type="float" office:value="2644" table:style-name="ce195">
            <text:p>2644<text:s/></text:p>
          </table:table-cell>
          <table:table-cell office:value-type="float" office:value="2577" table:style-name="ce195">
            <text:p>2577<text:s/></text:p>
          </table:table-cell>
          <table:table-cell office:value-type="float" office:value="2704" table:style-name="ce195">
            <text:p>2704<text:s/></text:p>
          </table:table-cell>
          <table:table-cell office:value-type="float" office:value="2629" table:style-name="ce195">
            <text:p>2629<text:s/></text:p>
          </table:table-cell>
          <table:table-cell office:value-type="float" office:value="2267" table:style-name="ce195">
            <text:p>2267<text:s/></text:p>
          </table:table-cell>
          <table:table-cell office:value-type="float" office:value="2508" table:style-name="ce195">
            <text:p>2508<text:s/></text:p>
          </table:table-cell>
          <table:table-cell office:value-type="float" office:value="2534" table:style-name="ce195">
            <text:p>2534<text:s/></text:p>
          </table:table-cell>
          <table:table-cell office:value-type="float" office:value="2666" table:style-name="ce195">
            <text:p>2666<text:s/></text:p>
          </table:table-cell>
          <table:table-cell office:value-type="float" office:value="2748" table:style-name="ce195">
            <text:p>2748<text:s/></text:p>
          </table:table-cell>
          <table:table-cell office:value-type="float" office:value="2765" table:style-name="ce195">
            <text:p>2765<text:s/></text:p>
          </table:table-cell>
          <table:table-cell office:value-type="float" office:value="2979" table:style-name="ce195">
            <text:p>2979<text:s/></text:p>
          </table:table-cell>
          <table:table-cell office:value-type="float" office:value="3115" table:style-name="ce195">
            <text:p>3115<text:s/></text:p>
          </table:table-cell>
          <table:table-cell office:value-type="float" office:value="3365" table:style-name="ce195">
            <text:p>3365<text:s/></text:p>
          </table:table-cell>
          <table:table-cell office:value-type="float" office:value="3538" table:style-name="ce195">
            <text:p>3538<text:s/></text:p>
          </table:table-cell>
          <table:table-cell office:value-type="float" office:value="4021" table:style-name="ce195">
            <text:p>4021<text:s/></text:p>
          </table:table-cell>
          <table:table-cell office:value-type="float" office:value="4093" table:style-name="ce195">
            <text:p>4093<text:s/></text:p>
          </table:table-cell>
          <table:table-cell office:value-type="float" office:value="3863" table:style-name="ce195">
            <text:p>3863<text:s/></text:p>
          </table:table-cell>
          <table:table-cell office:value-type="float" office:value="4428" table:style-name="ce195">
            <text:p>4428<text:s/></text:p>
          </table:table-cell>
          <table:table-cell office:value-type="float" office:value="4746" table:style-name="ce195">
            <text:p>4746<text:s/></text:p>
          </table:table-cell>
          <table:table-cell office:value-type="float" office:value="4619" table:style-name="ce195">
            <text:p>4619<text:s/></text:p>
          </table:table-cell>
          <table:table-cell office:value-type="float" office:value="4660" table:style-name="ce195">
            <text:p>4660<text:s/></text:p>
          </table:table-cell>
          <table:table-cell office:value-type="float" office:value="4780" table:style-name="ce195">
            <text:p>4780<text:s/></text:p>
          </table:table-cell>
          <table:table-cell office:value-type="float" office:value="4483" table:style-name="ce195">
            <text:p>4483<text:s/></text:p>
          </table:table-cell>
          <table:table-cell office:value-type="float" office:value="4367" table:style-name="ce195">
            <text:p>4367<text:s/></text:p>
          </table:table-cell>
          <table:table-cell office:value-type="float" office:value="4429" table:style-name="ce195">
            <text:p>4429<text:s/></text:p>
          </table:table-cell>
          <table:table-cell office:value-type="float" office:value="4053" table:style-name="ce195">
            <text:p>4053<text:s/></text:p>
          </table:table-cell>
          <table:table-cell office:value-type="float" office:value="4141" table:style-name="ce195">
            <text:p>4141<text:s/></text:p>
          </table:table-cell>
          <table:table-cell office:value-type="float" office:value="3885" table:style-name="ce195">
            <text:p>3885<text:s/></text:p>
          </table:table-cell>
          <table:table-cell office:value-type="float" office:value="3754" table:style-name="ce195">
            <text:p>3754<text:s/></text:p>
          </table:table-cell>
          <table:table-cell office:value-type="float" office:value="4080" table:style-name="ce195">
            <text:p>4080<text:s/></text:p>
          </table:table-cell>
          <table:table-cell office:value-type="float" office:value="4519" table:style-name="ce195">
            <text:p>4519<text:s/></text:p>
          </table:table-cell>
          <table:table-cell office:value-type="float" office:value="4607" table:style-name="ce195">
            <text:p>4607<text:s/></text:p>
          </table:table-cell>
          <table:table-cell office:value-type="float" office:value="4855" table:style-name="ce195">
            <text:p>4855<text:s/></text:p>
          </table:table-cell>
          <table:table-cell office:value-type="float" office:value="5028" table:style-name="ce195">
            <text:p>5028<text:s/></text:p>
          </table:table-cell>
          <table:table-cell office:value-type="float" office:value="5047" table:style-name="ce195">
            <text:p>5047<text:s/></text:p>
          </table:table-cell>
          <table:table-cell office:value-type="float" office:value="4957" table:style-name="ce195">
            <text:p>4957<text:s/></text:p>
          </table:table-cell>
          <table:table-cell office:value-type="float" office:value="4997" table:style-name="ce195">
            <text:p>4997<text:s/></text:p>
          </table:table-cell>
          <table:table-cell office:value-type="float" office:value="4837" table:style-name="ce195">
            <text:p>4837<text:s/></text:p>
          </table:table-cell>
          <table:table-cell office:value-type="float" office:value="5186" table:style-name="ce195">
            <text:p>5186<text:s/></text:p>
          </table:table-cell>
          <table:table-cell office:value-type="float" office:value="4778" table:style-name="ce195">
            <text:p>4778<text:s/></text:p>
          </table:table-cell>
          <table:table-cell office:value-type="float" office:value="4702" table:style-name="ce195">
            <text:p>4702<text:s/></text:p>
          </table:table-cell>
          <table:table-cell office:value-type="float" office:value="4826" table:style-name="ce195">
            <text:p>4826<text:s/></text:p>
          </table:table-cell>
          <table:table-cell office:value-type="float" office:value="4774" table:style-name="ce195">
            <text:p>4774<text:s/></text:p>
          </table:table-cell>
          <table:table-cell office:value-type="float" office:value="4977" table:style-name="ce195">
            <text:p>4977<text:s/></text:p>
          </table:table-cell>
          <table:table-cell office:value-type="float" office:value="5147" table:style-name="ce195">
            <text:p>5147<text:s/></text:p>
          </table:table-cell>
          <table:table-cell office:value-type="float" office:value="5212" table:style-name="ce195">
            <text:p>5212<text:s/></text:p>
          </table:table-cell>
          <table:table-cell office:value-type="float" office:value="5147" table:style-name="ce195">
            <text:p>5147<text:s/></text:p>
          </table:table-cell>
          <table:table-cell office:value-type="float" office:value="5069" table:style-name="ce195">
            <text:p>5069<text:s/></text:p>
          </table:table-cell>
          <table:table-cell office:value-type="float" office:value="4910" table:style-name="ce195">
            <text:p>4910<text:s/></text:p>
          </table:table-cell>
          <table:table-cell office:value-type="float" office:value="5092" table:style-name="ce195">
            <text:p>5092<text:s/></text:p>
          </table:table-cell>
          <table:table-cell office:value-type="float" office:value="5297" table:style-name="ce195">
            <text:p>5297<text:s/></text:p>
          </table:table-cell>
          <table:table-cell office:value-type="float" office:value="5068" table:style-name="ce195">
            <text:p>5068<text:s/></text:p>
          </table:table-cell>
          <table:table-cell office:value-type="float" office:value="5289" table:style-name="ce195">
            <text:p>5289<text:s/></text:p>
          </table:table-cell>
          <table:table-cell office:value-type="float" office:value="5228" table:style-name="ce195">
            <text:p>5228<text:s/></text:p>
          </table:table-cell>
          <table:table-cell office:value-type="float" office:value="4991" table:style-name="ce195">
            <text:p>4991<text:s/></text:p>
          </table:table-cell>
          <table:table-cell office:value-type="float" office:value="5189" table:style-name="ce195">
            <text:p>5189<text:s/></text:p>
          </table:table-cell>
          <table:table-cell office:value-type="float" office:value="4962" table:style-name="ce195">
            <text:p>4962<text:s/></text:p>
          </table:table-cell>
          <table:table-cell office:value-type="float" office:value="4775" table:style-name="ce195">
            <text:p>4775<text:s/></text:p>
          </table:table-cell>
          <table:table-cell office:value-type="float" office:value="4629" table:style-name="ce195">
            <text:p>4629<text:s/></text:p>
          </table:table-cell>
          <table:table-cell office:value-type="float" office:value="4651" table:style-name="ce195">
            <text:p>4651<text:s/></text:p>
          </table:table-cell>
          <table:table-cell office:value-type="float" office:value="4525" table:style-name="ce195">
            <text:p>4525<text:s/></text:p>
          </table:table-cell>
          <table:table-cell office:value-type="float" office:value="4120" table:style-name="ce195">
            <text:p>4120<text:s/></text:p>
          </table:table-cell>
          <table:table-cell office:value-type="float" office:value="3880" table:style-name="ce195">
            <text:p>3880<text:s/></text:p>
          </table:table-cell>
          <table:table-cell office:value-type="float" office:value="3891" table:style-name="ce195">
            <text:p>3891<text:s/></text:p>
          </table:table-cell>
          <table:table-cell office:value-type="float" office:value="3348" table:style-name="ce195">
            <text:p>3348<text:s/></text:p>
          </table:table-cell>
          <table:table-cell office:value-type="float" office:value="3208" table:style-name="ce195">
            <text:p>3208<text:s/></text:p>
          </table:table-cell>
          <table:table-cell office:value-type="float" office:value="2796" table:style-name="ce195">
            <text:p>2796<text:s/></text:p>
          </table:table-cell>
          <table:table-cell office:value-type="float" office:value="2355" table:style-name="ce195">
            <text:p>2355<text:s/></text:p>
          </table:table-cell>
          <table:table-cell office:value-type="float" office:value="2120" table:style-name="ce195">
            <text:p>2120<text:s/></text:p>
          </table:table-cell>
          <table:table-cell office:value-type="float" office:value="1636" table:style-name="ce195">
            <text:p>1636<text:s/></text:p>
          </table:table-cell>
          <table:table-cell office:value-type="float" office:value="1872" table:style-name="ce195">
            <text:p>1872<text:s/></text:p>
          </table:table-cell>
          <table:table-cell office:value-type="float" office:value="1855" table:style-name="ce195">
            <text:p>1855<text:s/></text:p>
          </table:table-cell>
          <table:table-cell office:value-type="float" office:value="1910" table:style-name="ce195">
            <text:p>1910<text:s/></text:p>
          </table:table-cell>
          <table:table-cell office:value-type="float" office:value="1803" table:style-name="ce195">
            <text:p>1803<text:s/></text:p>
          </table:table-cell>
          <table:table-cell office:value-type="float" office:value="1644" table:style-name="ce195">
            <text:p>1644<text:s/></text:p>
          </table:table-cell>
          <table:table-cell office:value-type="float" office:value="1517" table:style-name="ce195">
            <text:p>1517<text:s/></text:p>
          </table:table-cell>
          <table:table-cell office:value-type="float" office:value="1386" table:style-name="ce195">
            <text:p>1386<text:s/></text:p>
          </table:table-cell>
          <table:table-cell office:value-type="float" office:value="1256" table:style-name="ce195">
            <text:p>1256<text:s/></text:p>
          </table:table-cell>
          <table:table-cell office:value-type="float" office:value="1121" table:style-name="ce195">
            <text:p>1121<text:s/></text:p>
          </table:table-cell>
          <table:table-cell office:value-type="float" office:value="1034" table:style-name="ce195">
            <text:p>1034<text:s/></text:p>
          </table:table-cell>
          <table:table-cell office:value-type="float" office:value="915" table:style-name="ce195">
            <text:p>915<text:s/></text:p>
          </table:table-cell>
          <table:table-cell office:value-type="float" office:value="844" table:style-name="ce195">
            <text:p>844<text:s/></text:p>
          </table:table-cell>
          <table:table-cell office:value-type="float" office:value="721" table:style-name="ce195">
            <text:p>721<text:s/></text:p>
          </table:table-cell>
          <table:table-cell office:value-type="float" office:value="586" table:style-name="ce195">
            <text:p>586<text:s/></text:p>
          </table:table-cell>
          <table:table-cell office:value-type="float" office:value="549" table:style-name="ce195">
            <text:p>549<text:s/></text:p>
          </table:table-cell>
          <table:table-cell office:value-type="float" office:value="471" table:style-name="ce195">
            <text:p>471<text:s/></text:p>
          </table:table-cell>
          <table:table-cell office:value-type="float" office:value="333" table:style-name="ce195">
            <text:p>333<text:s/></text:p>
          </table:table-cell>
          <table:table-cell office:value-type="float" office:value="308" table:style-name="ce195">
            <text:p>308<text:s/></text:p>
          </table:table-cell>
          <table:table-cell office:value-type="float" office:value="276" table:style-name="ce195">
            <text:p>276<text:s/></text:p>
          </table:table-cell>
          <table:table-cell office:value-type="float" office:value="198" table:style-name="ce195">
            <text:p>198<text:s/></text:p>
          </table:table-cell>
          <table:table-cell office:value-type="float" office:value="105" table:style-name="ce195">
            <text:p>105<text:s/></text:p>
          </table:table-cell>
          <table:table-cell office:value-type="float" office:value="88" table:style-name="ce195">
            <text:p>88<text:s/></text:p>
          </table:table-cell>
          <table:table-cell office:value-type="float" office:value="70" table:style-name="ce195">
            <text:p>70<text:s/></text:p>
          </table:table-cell>
          <table:table-cell office:value-type="float" office:value="45" table:style-name="ce195">
            <text:p>45<text:s/></text:p>
          </table:table-cell>
          <table:table-cell office:value-type="float" office:value="81" table:style-name="ce195">
            <text:p>81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花蓮縣</text:p>
          </table:table-cell>
          <table:table-cell office:value-type="string" table:style-name="ce195">
            <text:p>男</text:p>
          </table:table-cell>
          <table:table-cell office:value-type="float" office:value="165627" table:style-name="ce195">
            <text:p>165627<text:s/></text:p>
          </table:table-cell>
          <table:table-cell office:value-type="float" office:value="19785" table:style-name="ce195">
            <text:p>19785<text:s/></text:p>
          </table:table-cell>
          <table:table-cell office:value-type="float" office:value="117287" table:style-name="ce195">
            <text:p>117287<text:s/></text:p>
          </table:table-cell>
          <table:table-cell office:value-type="float" office:value="26450" table:style-name="ce195">
            <text:p>26450<text:s/></text:p>
          </table:table-cell>
          <table:table-cell office:value-type="float" office:value="70558" table:style-name="ce195">
            <text:p>70558<text:s/></text:p>
          </table:table-cell>
          <table:table-cell office:value-type="float" office:value="135526" table:style-name="ce195">
            <text:p>135526<text:s/></text:p>
          </table:table-cell>
          <table:table-cell office:value-type="float" office:value="1051" table:style-name="ce195">
            <text:p>1051<text:s/></text:p>
          </table:table-cell>
          <table:table-cell office:value-type="float" office:value="1168" table:style-name="ce195">
            <text:p>1168<text:s/></text:p>
          </table:table-cell>
          <table:table-cell office:value-type="float" office:value="1267" table:style-name="ce195">
            <text:p>1267<text:s/></text:p>
          </table:table-cell>
          <table:table-cell office:value-type="float" office:value="1247" table:style-name="ce195">
            <text:p>1247<text:s/></text:p>
          </table:table-cell>
          <table:table-cell office:value-type="float" office:value="1324" table:style-name="ce195">
            <text:p>1324<text:s/></text:p>
          </table:table-cell>
          <table:table-cell office:value-type="float" office:value="1431" table:style-name="ce195">
            <text:p>1431<text:s/></text:p>
          </table:table-cell>
          <table:table-cell office:value-type="float" office:value="1391" table:style-name="ce195">
            <text:p>1391<text:s/></text:p>
          </table:table-cell>
          <table:table-cell office:value-type="float" office:value="1345" table:style-name="ce195">
            <text:p>1345<text:s/></text:p>
          </table:table-cell>
          <table:table-cell office:value-type="float" office:value="1391" table:style-name="ce195">
            <text:p>1391<text:s/></text:p>
          </table:table-cell>
          <table:table-cell office:value-type="float" office:value="1417" table:style-name="ce195">
            <text:p>1417<text:s/></text:p>
          </table:table-cell>
          <table:table-cell office:value-type="float" office:value="1220" table:style-name="ce195">
            <text:p>1220<text:s/></text:p>
          </table:table-cell>
          <table:table-cell office:value-type="float" office:value="1317" table:style-name="ce195">
            <text:p>1317<text:s/></text:p>
          </table:table-cell>
          <table:table-cell office:value-type="float" office:value="1322" table:style-name="ce195">
            <text:p>1322<text:s/></text:p>
          </table:table-cell>
          <table:table-cell office:value-type="float" office:value="1418" table:style-name="ce195">
            <text:p>1418<text:s/></text:p>
          </table:table-cell>
          <table:table-cell office:value-type="float" office:value="1476" table:style-name="ce195">
            <text:p>1476<text:s/></text:p>
          </table:table-cell>
          <table:table-cell office:value-type="float" office:value="1433" table:style-name="ce195">
            <text:p>1433<text:s/></text:p>
          </table:table-cell>
          <table:table-cell office:value-type="float" office:value="1543" table:style-name="ce195">
            <text:p>1543<text:s/></text:p>
          </table:table-cell>
          <table:table-cell office:value-type="float" office:value="1656" table:style-name="ce195">
            <text:p>1656<text:s/></text:p>
          </table:table-cell>
          <table:table-cell office:value-type="float" office:value="1776" table:style-name="ce195">
            <text:p>1776<text:s/></text:p>
          </table:table-cell>
          <table:table-cell office:value-type="float" office:value="1803" table:style-name="ce195">
            <text:p>1803<text:s/></text:p>
          </table:table-cell>
          <table:table-cell office:value-type="float" office:value="2105" table:style-name="ce195">
            <text:p>2105<text:s/></text:p>
          </table:table-cell>
          <table:table-cell office:value-type="float" office:value="2087" table:style-name="ce195">
            <text:p>2087<text:s/></text:p>
          </table:table-cell>
          <table:table-cell office:value-type="float" office:value="2094" table:style-name="ce195">
            <text:p>2094<text:s/></text:p>
          </table:table-cell>
          <table:table-cell office:value-type="float" office:value="2310" table:style-name="ce195">
            <text:p>2310<text:s/></text:p>
          </table:table-cell>
          <table:table-cell office:value-type="float" office:value="2476" table:style-name="ce195">
            <text:p>2476<text:s/></text:p>
          </table:table-cell>
          <table:table-cell office:value-type="float" office:value="2385" table:style-name="ce195">
            <text:p>2385<text:s/></text:p>
          </table:table-cell>
          <table:table-cell office:value-type="float" office:value="2392" table:style-name="ce195">
            <text:p>2392<text:s/></text:p>
          </table:table-cell>
          <table:table-cell office:value-type="float" office:value="2498" table:style-name="ce195">
            <text:p>2498<text:s/></text:p>
          </table:table-cell>
          <table:table-cell office:value-type="float" office:value="2409" table:style-name="ce195">
            <text:p>2409<text:s/></text:p>
          </table:table-cell>
          <table:table-cell office:value-type="float" office:value="2252" table:style-name="ce195">
            <text:p>2252<text:s/></text:p>
          </table:table-cell>
          <table:table-cell office:value-type="float" office:value="2326" table:style-name="ce195">
            <text:p>2326<text:s/></text:p>
          </table:table-cell>
          <table:table-cell office:value-type="float" office:value="2109" table:style-name="ce195">
            <text:p>2109<text:s/></text:p>
          </table:table-cell>
          <table:table-cell office:value-type="float" office:value="2202" table:style-name="ce195">
            <text:p>2202<text:s/></text:p>
          </table:table-cell>
          <table:table-cell office:value-type="float" office:value="2052" table:style-name="ce195">
            <text:p>2052<text:s/></text:p>
          </table:table-cell>
          <table:table-cell office:value-type="float" office:value="2024" table:style-name="ce195">
            <text:p>2024<text:s/></text:p>
          </table:table-cell>
          <table:table-cell office:value-type="float" office:value="2142" table:style-name="ce195">
            <text:p>2142<text:s/></text:p>
          </table:table-cell>
          <table:table-cell office:value-type="float" office:value="2365" table:style-name="ce195">
            <text:p>2365<text:s/></text:p>
          </table:table-cell>
          <table:table-cell office:value-type="float" office:value="2372" table:style-name="ce195">
            <text:p>2372<text:s/></text:p>
          </table:table-cell>
          <table:table-cell office:value-type="float" office:value="2538" table:style-name="ce195">
            <text:p>2538<text:s/></text:p>
          </table:table-cell>
          <table:table-cell office:value-type="float" office:value="2580" table:style-name="ce195">
            <text:p>2580<text:s/></text:p>
          </table:table-cell>
          <table:table-cell office:value-type="float" office:value="2586" table:style-name="ce195">
            <text:p>2586<text:s/></text:p>
          </table:table-cell>
          <table:table-cell office:value-type="float" office:value="2573" table:style-name="ce195">
            <text:p>2573<text:s/></text:p>
          </table:table-cell>
          <table:table-cell office:value-type="float" office:value="2571" table:style-name="ce195">
            <text:p>2571<text:s/></text:p>
          </table:table-cell>
          <table:table-cell office:value-type="float" office:value="2484" table:style-name="ce195">
            <text:p>2484<text:s/></text:p>
          </table:table-cell>
          <table:table-cell office:value-type="float" office:value="2619" table:style-name="ce195">
            <text:p>2619<text:s/></text:p>
          </table:table-cell>
          <table:table-cell office:value-type="float" office:value="2388" table:style-name="ce195">
            <text:p>2388<text:s/></text:p>
          </table:table-cell>
          <table:table-cell office:value-type="float" office:value="2367" table:style-name="ce195">
            <text:p>2367<text:s/></text:p>
          </table:table-cell>
          <table:table-cell office:value-type="float" office:value="2402" table:style-name="ce195">
            <text:p>2402<text:s/></text:p>
          </table:table-cell>
          <table:table-cell office:value-type="float" office:value="2368" table:style-name="ce195">
            <text:p>2368<text:s/></text:p>
          </table:table-cell>
          <table:table-cell office:value-type="float" office:value="2482" table:style-name="ce195">
            <text:p>2482<text:s/></text:p>
          </table:table-cell>
          <table:table-cell office:value-type="float" office:value="2545" table:style-name="ce195">
            <text:p>2545<text:s/></text:p>
          </table:table-cell>
          <table:table-cell office:value-type="float" office:value="2725" table:style-name="ce195">
            <text:p>2725<text:s/></text:p>
          </table:table-cell>
          <table:table-cell office:value-type="float" office:value="2654" table:style-name="ce195">
            <text:p>2654<text:s/></text:p>
          </table:table-cell>
          <table:table-cell office:value-type="float" office:value="2662" table:style-name="ce195">
            <text:p>2662<text:s/></text:p>
          </table:table-cell>
          <table:table-cell office:value-type="float" office:value="2610" table:style-name="ce195">
            <text:p>2610<text:s/></text:p>
          </table:table-cell>
          <table:table-cell office:value-type="float" office:value="2654" table:style-name="ce195">
            <text:p>2654<text:s/></text:p>
          </table:table-cell>
          <table:table-cell office:value-type="float" office:value="2690" table:style-name="ce195">
            <text:p>2690<text:s/></text:p>
          </table:table-cell>
          <table:table-cell office:value-type="float" office:value="2580" table:style-name="ce195">
            <text:p>2580<text:s/></text:p>
          </table:table-cell>
          <table:table-cell office:value-type="float" office:value="2695" table:style-name="ce195">
            <text:p>2695<text:s/></text:p>
          </table:table-cell>
          <table:table-cell office:value-type="float" office:value="2592" table:style-name="ce195">
            <text:p>2592<text:s/></text:p>
          </table:table-cell>
          <table:table-cell office:value-type="float" office:value="2479" table:style-name="ce195">
            <text:p>2479<text:s/></text:p>
          </table:table-cell>
          <table:table-cell office:value-type="float" office:value="2600" table:style-name="ce195">
            <text:p>2600<text:s/></text:p>
          </table:table-cell>
          <table:table-cell office:value-type="float" office:value="2393" table:style-name="ce195">
            <text:p>2393<text:s/></text:p>
          </table:table-cell>
          <table:table-cell office:value-type="float" office:value="2371" table:style-name="ce195">
            <text:p>2371<text:s/></text:p>
          </table:table-cell>
          <table:table-cell office:value-type="float" office:value="2268" table:style-name="ce195">
            <text:p>2268<text:s/></text:p>
          </table:table-cell>
          <table:table-cell office:value-type="float" office:value="2287" table:style-name="ce195">
            <text:p>2287<text:s/></text:p>
          </table:table-cell>
          <table:table-cell office:value-type="float" office:value="2269" table:style-name="ce195">
            <text:p>2269<text:s/></text:p>
          </table:table-cell>
          <table:table-cell office:value-type="float" office:value="2052" table:style-name="ce195">
            <text:p>2052<text:s/></text:p>
          </table:table-cell>
          <table:table-cell office:value-type="float" office:value="1849" table:style-name="ce195">
            <text:p>1849<text:s/></text:p>
          </table:table-cell>
          <table:table-cell office:value-type="float" office:value="1878" table:style-name="ce195">
            <text:p>1878<text:s/></text:p>
          </table:table-cell>
          <table:table-cell office:value-type="float" office:value="1599" table:style-name="ce195">
            <text:p>1599<text:s/></text:p>
          </table:table-cell>
          <table:table-cell office:value-type="float" office:value="1501" table:style-name="ce195">
            <text:p>1501<text:s/></text:p>
          </table:table-cell>
          <table:table-cell office:value-type="float" office:value="1252" table:style-name="ce195">
            <text:p>1252<text:s/></text:p>
          </table:table-cell>
          <table:table-cell office:value-type="float" office:value="1087" table:style-name="ce195">
            <text:p>1087<text:s/></text:p>
          </table:table-cell>
          <table:table-cell office:value-type="float" office:value="985" table:style-name="ce195">
            <text:p>985<text:s/></text:p>
          </table:table-cell>
          <table:table-cell office:value-type="float" office:value="719" table:style-name="ce195">
            <text:p>719<text:s/></text:p>
          </table:table-cell>
          <table:table-cell office:value-type="float" office:value="820" table:style-name="ce195">
            <text:p>820<text:s/></text:p>
          </table:table-cell>
          <table:table-cell office:value-type="float" office:value="797" table:style-name="ce195">
            <text:p>797<text:s/></text:p>
          </table:table-cell>
          <table:table-cell office:value-type="float" office:value="828" table:style-name="ce195">
            <text:p>828<text:s/></text:p>
          </table:table-cell>
          <table:table-cell office:value-type="float" office:value="770" table:style-name="ce195">
            <text:p>770<text:s/></text:p>
          </table:table-cell>
          <table:table-cell office:value-type="float" office:value="703" table:style-name="ce195">
            <text:p>703<text:s/></text:p>
          </table:table-cell>
          <table:table-cell office:value-type="float" office:value="624" table:style-name="ce195">
            <text:p>624<text:s/></text:p>
          </table:table-cell>
          <table:table-cell office:value-type="float" office:value="575" table:style-name="ce195">
            <text:p>575<text:s/></text:p>
          </table:table-cell>
          <table:table-cell office:value-type="float" office:value="531" table:style-name="ce195">
            <text:p>531<text:s/></text:p>
          </table:table-cell>
          <table:table-cell office:value-type="float" office:value="456" table:style-name="ce195">
            <text:p>456<text:s/></text:p>
          </table:table-cell>
          <table:table-cell office:value-type="float" office:value="425" table:style-name="ce195">
            <text:p>425<text:s/></text:p>
          </table:table-cell>
          <table:table-cell office:value-type="float" office:value="373" table:style-name="ce195">
            <text:p>373<text:s/></text:p>
          </table:table-cell>
          <table:table-cell office:value-type="float" office:value="325" table:style-name="ce195">
            <text:p>325<text:s/></text:p>
          </table:table-cell>
          <table:table-cell office:value-type="float" office:value="320" table:style-name="ce195">
            <text:p>320<text:s/></text:p>
          </table:table-cell>
          <table:table-cell office:value-type="float" office:value="248" table:style-name="ce195">
            <text:p>248<text:s/></text:p>
          </table:table-cell>
          <table:table-cell office:value-type="float" office:value="235" table:style-name="ce195">
            <text:p>235<text:s/></text:p>
          </table:table-cell>
          <table:table-cell office:value-type="float" office:value="203" table:style-name="ce195">
            <text:p>203<text:s/></text:p>
          </table:table-cell>
          <table:table-cell office:value-type="float" office:value="150" table:style-name="ce195">
            <text:p>150<text:s/></text:p>
          </table:table-cell>
          <table:table-cell office:value-type="float" office:value="158" table:style-name="ce195">
            <text:p>158<text:s/></text:p>
          </table:table-cell>
          <table:table-cell office:value-type="float" office:value="135" table:style-name="ce195">
            <text:p>135<text:s/></text:p>
          </table:table-cell>
          <table:table-cell office:value-type="float" office:value="102" table:style-name="ce195">
            <text:p>102<text:s/></text:p>
          </table:table-cell>
          <table:table-cell office:value-type="float" office:value="55" table:style-name="ce195">
            <text:p>55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32" table:style-name="ce195">
            <text:p>32<text:s/></text:p>
          </table:table-cell>
          <table:table-cell office:value-type="float" office:value="22" table:style-name="ce195">
            <text:p>22<text:s/></text:p>
          </table:table-cell>
          <table:table-cell office:value-type="float" office:value="45" table:style-name="ce195">
            <text:p>45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花蓮縣</text:p>
          </table:table-cell>
          <table:table-cell office:value-type="string" table:style-name="ce195">
            <text:p>女</text:p>
          </table:table-cell>
          <table:table-cell office:value-type="float" office:value="161453" table:style-name="ce195">
            <text:p>161453<text:s/></text:p>
          </table:table-cell>
          <table:table-cell office:value-type="float" office:value="17879" table:style-name="ce195">
            <text:p>17879<text:s/></text:p>
          </table:table-cell>
          <table:table-cell office:value-type="float" office:value="110972" table:style-name="ce195">
            <text:p>110972<text:s/></text:p>
          </table:table-cell>
          <table:table-cell office:value-type="float" office:value="31068" table:style-name="ce195">
            <text:p>31068<text:s/></text:p>
          </table:table-cell>
          <table:table-cell office:value-type="float" office:value="65934" table:style-name="ce195">
            <text:p>65934<text:s/></text:p>
          </table:table-cell>
          <table:table-cell office:value-type="float" office:value="134489" table:style-name="ce195">
            <text:p>134489<text:s/></text:p>
          </table:table-cell>
          <table:table-cell office:value-type="float" office:value="959" table:style-name="ce195">
            <text:p>959<text:s/></text:p>
          </table:table-cell>
          <table:table-cell office:value-type="float" office:value="1071" table:style-name="ce195">
            <text:p>1071<text:s/></text:p>
          </table:table-cell>
          <table:table-cell office:value-type="float" office:value="1139" table:style-name="ce195">
            <text:p>1139<text:s/></text:p>
          </table:table-cell>
          <table:table-cell office:value-type="float" office:value="1148" table:style-name="ce195">
            <text:p>1148<text:s/></text:p>
          </table:table-cell>
          <table:table-cell office:value-type="float" office:value="1260" table:style-name="ce195">
            <text:p>1260<text:s/></text:p>
          </table:table-cell>
          <table:table-cell office:value-type="float" office:value="1322" table:style-name="ce195">
            <text:p>1322<text:s/></text:p>
          </table:table-cell>
          <table:table-cell office:value-type="float" office:value="1253" table:style-name="ce195">
            <text:p>1253<text:s/></text:p>
          </table:table-cell>
          <table:table-cell office:value-type="float" office:value="1232" table:style-name="ce195">
            <text:p>1232<text:s/></text:p>
          </table:table-cell>
          <table:table-cell office:value-type="float" office:value="1313" table:style-name="ce195">
            <text:p>1313<text:s/></text:p>
          </table:table-cell>
          <table:table-cell office:value-type="float" office:value="1212" table:style-name="ce195">
            <text:p>1212<text:s/></text:p>
          </table:table-cell>
          <table:table-cell office:value-type="float" office:value="1047" table:style-name="ce195">
            <text:p>1047<text:s/></text:p>
          </table:table-cell>
          <table:table-cell office:value-type="float" office:value="1191" table:style-name="ce195">
            <text:p>1191<text:s/></text:p>
          </table:table-cell>
          <table:table-cell office:value-type="float" office:value="1212" table:style-name="ce195">
            <text:p>1212<text:s/></text:p>
          </table:table-cell>
          <table:table-cell office:value-type="float" office:value="1248" table:style-name="ce195">
            <text:p>1248<text:s/></text:p>
          </table:table-cell>
          <table:table-cell office:value-type="float" office:value="1272" table:style-name="ce195">
            <text:p>1272<text:s/></text:p>
          </table:table-cell>
          <table:table-cell office:value-type="float" office:value="1332" table:style-name="ce195">
            <text:p>1332<text:s/></text:p>
          </table:table-cell>
          <table:table-cell office:value-type="float" office:value="1436" table:style-name="ce195">
            <text:p>1436<text:s/></text:p>
          </table:table-cell>
          <table:table-cell office:value-type="float" office:value="1459" table:style-name="ce195">
            <text:p>1459<text:s/></text:p>
          </table:table-cell>
          <table:table-cell office:value-type="float" office:value="1589" table:style-name="ce195">
            <text:p>1589<text:s/></text:p>
          </table:table-cell>
          <table:table-cell office:value-type="float" office:value="1735" table:style-name="ce195">
            <text:p>1735<text:s/></text:p>
          </table:table-cell>
          <table:table-cell office:value-type="float" office:value="1916" table:style-name="ce195">
            <text:p>1916<text:s/></text:p>
          </table:table-cell>
          <table:table-cell office:value-type="float" office:value="2006" table:style-name="ce195">
            <text:p>2006<text:s/></text:p>
          </table:table-cell>
          <table:table-cell office:value-type="float" office:value="1769" table:style-name="ce195">
            <text:p>1769<text:s/></text:p>
          </table:table-cell>
          <table:table-cell office:value-type="float" office:value="2118" table:style-name="ce195">
            <text:p>2118<text:s/></text:p>
          </table:table-cell>
          <table:table-cell office:value-type="float" office:value="2270" table:style-name="ce195">
            <text:p>2270<text:s/></text:p>
          </table:table-cell>
          <table:table-cell office:value-type="float" office:value="2234" table:style-name="ce195">
            <text:p>2234<text:s/></text:p>
          </table:table-cell>
          <table:table-cell office:value-type="float" office:value="2268" table:style-name="ce195">
            <text:p>2268<text:s/></text:p>
          </table:table-cell>
          <table:table-cell office:value-type="float" office:value="2282" table:style-name="ce195">
            <text:p>2282<text:s/></text:p>
          </table:table-cell>
          <table:table-cell office:value-type="float" office:value="2074" table:style-name="ce195">
            <text:p>2074<text:s/></text:p>
          </table:table-cell>
          <table:table-cell office:value-type="float" office:value="2115" table:style-name="ce195">
            <text:p>2115<text:s/></text:p>
          </table:table-cell>
          <table:table-cell office:value-type="float" office:value="2103" table:style-name="ce195">
            <text:p>2103<text:s/></text:p>
          </table:table-cell>
          <table:table-cell office:value-type="float" office:value="1944" table:style-name="ce195">
            <text:p>1944<text:s/></text:p>
          </table:table-cell>
          <table:table-cell office:value-type="float" office:value="1939" table:style-name="ce195">
            <text:p>1939<text:s/></text:p>
          </table:table-cell>
          <table:table-cell office:value-type="float" office:value="1833" table:style-name="ce195">
            <text:p>1833<text:s/></text:p>
          </table:table-cell>
          <table:table-cell office:value-type="float" office:value="1730" table:style-name="ce195">
            <text:p>1730<text:s/></text:p>
          </table:table-cell>
          <table:table-cell office:value-type="float" office:value="1938" table:style-name="ce195">
            <text:p>1938<text:s/></text:p>
          </table:table-cell>
          <table:table-cell office:value-type="float" office:value="2154" table:style-name="ce195">
            <text:p>2154<text:s/></text:p>
          </table:table-cell>
          <table:table-cell office:value-type="float" office:value="2235" table:style-name="ce195">
            <text:p>2235<text:s/></text:p>
          </table:table-cell>
          <table:table-cell office:value-type="float" office:value="2317" table:style-name="ce195">
            <text:p>2317<text:s/></text:p>
          </table:table-cell>
          <table:table-cell office:value-type="float" office:value="2448" table:style-name="ce195">
            <text:p>2448<text:s/></text:p>
          </table:table-cell>
          <table:table-cell office:value-type="float" office:value="2461" table:style-name="ce195">
            <text:p>2461<text:s/></text:p>
          </table:table-cell>
          <table:table-cell office:value-type="float" office:value="2384" table:style-name="ce195">
            <text:p>2384<text:s/></text:p>
          </table:table-cell>
          <table:table-cell office:value-type="float" office:value="2426" table:style-name="ce195">
            <text:p>2426<text:s/></text:p>
          </table:table-cell>
          <table:table-cell office:value-type="float" office:value="2353" table:style-name="ce195">
            <text:p>2353<text:s/></text:p>
          </table:table-cell>
          <table:table-cell office:value-type="float" office:value="2567" table:style-name="ce195">
            <text:p>2567<text:s/></text:p>
          </table:table-cell>
          <table:table-cell office:value-type="float" office:value="2390" table:style-name="ce195">
            <text:p>2390<text:s/></text:p>
          </table:table-cell>
          <table:table-cell office:value-type="float" office:value="2335" table:style-name="ce195">
            <text:p>2335<text:s/></text:p>
          </table:table-cell>
          <table:table-cell office:value-type="float" office:value="2424" table:style-name="ce195">
            <text:p>2424<text:s/></text:p>
          </table:table-cell>
          <table:table-cell office:value-type="float" office:value="2406" table:style-name="ce195">
            <text:p>2406<text:s/></text:p>
          </table:table-cell>
          <table:table-cell office:value-type="float" office:value="2495" table:style-name="ce195">
            <text:p>2495<text:s/></text:p>
          </table:table-cell>
          <table:table-cell office:value-type="float" office:value="2602" table:style-name="ce195">
            <text:p>2602<text:s/></text:p>
          </table:table-cell>
          <table:table-cell office:value-type="float" office:value="2487" table:style-name="ce195">
            <text:p>2487<text:s/></text:p>
          </table:table-cell>
          <table:table-cell office:value-type="float" office:value="2493" table:style-name="ce195">
            <text:p>2493<text:s/></text:p>
          </table:table-cell>
          <table:table-cell office:value-type="float" office:value="2407" table:style-name="ce195">
            <text:p>2407<text:s/></text:p>
          </table:table-cell>
          <table:table-cell office:value-type="float" office:value="2300" table:style-name="ce195">
            <text:p>2300<text:s/></text:p>
          </table:table-cell>
          <table:table-cell office:value-type="float" office:value="2438" table:style-name="ce195">
            <text:p>2438<text:s/></text:p>
          </table:table-cell>
          <table:table-cell office:value-type="float" office:value="2607" table:style-name="ce195">
            <text:p>2607<text:s/></text:p>
          </table:table-cell>
          <table:table-cell office:value-type="float" office:value="2488" table:style-name="ce195">
            <text:p>2488<text:s/></text:p>
          </table:table-cell>
          <table:table-cell office:value-type="float" office:value="2594" table:style-name="ce195">
            <text:p>2594<text:s/></text:p>
          </table:table-cell>
          <table:table-cell office:value-type="float" office:value="2636" table:style-name="ce195">
            <text:p>2636<text:s/></text:p>
          </table:table-cell>
          <table:table-cell office:value-type="float" office:value="2512" table:style-name="ce195">
            <text:p>2512<text:s/></text:p>
          </table:table-cell>
          <table:table-cell office:value-type="float" office:value="2589" table:style-name="ce195">
            <text:p>2589<text:s/></text:p>
          </table:table-cell>
          <table:table-cell office:value-type="float" office:value="2569" table:style-name="ce195">
            <text:p>2569<text:s/></text:p>
          </table:table-cell>
          <table:table-cell office:value-type="float" office:value="2404" table:style-name="ce195">
            <text:p>2404<text:s/></text:p>
          </table:table-cell>
          <table:table-cell office:value-type="float" office:value="2361" table:style-name="ce195">
            <text:p>2361<text:s/></text:p>
          </table:table-cell>
          <table:table-cell office:value-type="float" office:value="2364" table:style-name="ce195">
            <text:p>2364<text:s/></text:p>
          </table:table-cell>
          <table:table-cell office:value-type="float" office:value="2256" table:style-name="ce195">
            <text:p>2256<text:s/></text:p>
          </table:table-cell>
          <table:table-cell office:value-type="float" office:value="2068" table:style-name="ce195">
            <text:p>2068<text:s/></text:p>
          </table:table-cell>
          <table:table-cell office:value-type="float" office:value="2031" table:style-name="ce195">
            <text:p>2031<text:s/></text:p>
          </table:table-cell>
          <table:table-cell office:value-type="float" office:value="2013" table:style-name="ce195">
            <text:p>2013<text:s/></text:p>
          </table:table-cell>
          <table:table-cell office:value-type="float" office:value="1749" table:style-name="ce195">
            <text:p>1749<text:s/></text:p>
          </table:table-cell>
          <table:table-cell office:value-type="float" office:value="1707" table:style-name="ce195">
            <text:p>1707<text:s/></text:p>
          </table:table-cell>
          <table:table-cell office:value-type="float" office:value="1544" table:style-name="ce195">
            <text:p>1544<text:s/></text:p>
          </table:table-cell>
          <table:table-cell office:value-type="float" office:value="1268" table:style-name="ce195">
            <text:p>1268<text:s/></text:p>
          </table:table-cell>
          <table:table-cell office:value-type="float" office:value="1135" table:style-name="ce195">
            <text:p>1135<text:s/></text:p>
          </table:table-cell>
          <table:table-cell office:value-type="float" office:value="917" table:style-name="ce195">
            <text:p>917<text:s/></text:p>
          </table:table-cell>
          <table:table-cell office:value-type="float" office:value="1052" table:style-name="ce195">
            <text:p>1052<text:s/></text:p>
          </table:table-cell>
          <table:table-cell office:value-type="float" office:value="1058" table:style-name="ce195">
            <text:p>1058<text:s/></text:p>
          </table:table-cell>
          <table:table-cell office:value-type="float" office:value="1082" table:style-name="ce195">
            <text:p>1082<text:s/></text:p>
          </table:table-cell>
          <table:table-cell office:value-type="float" office:value="1033" table:style-name="ce195">
            <text:p>1033<text:s/></text:p>
          </table:table-cell>
          <table:table-cell office:value-type="float" office:value="941" table:style-name="ce195">
            <text:p>941<text:s/></text:p>
          </table:table-cell>
          <table:table-cell office:value-type="float" office:value="893" table:style-name="ce195">
            <text:p>893<text:s/></text:p>
          </table:table-cell>
          <table:table-cell office:value-type="float" office:value="811" table:style-name="ce195">
            <text:p>811<text:s/></text:p>
          </table:table-cell>
          <table:table-cell office:value-type="float" office:value="725" table:style-name="ce195">
            <text:p>725<text:s/></text:p>
          </table:table-cell>
          <table:table-cell office:value-type="float" office:value="665" table:style-name="ce195">
            <text:p>665<text:s/></text:p>
          </table:table-cell>
          <table:table-cell office:value-type="float" office:value="609" table:style-name="ce195">
            <text:p>609<text:s/></text:p>
          </table:table-cell>
          <table:table-cell office:value-type="float" office:value="542" table:style-name="ce195">
            <text:p>542<text:s/></text:p>
          </table:table-cell>
          <table:table-cell office:value-type="float" office:value="519" table:style-name="ce195">
            <text:p>519<text:s/></text:p>
          </table:table-cell>
          <table:table-cell office:value-type="float" office:value="401" table:style-name="ce195">
            <text:p>401<text:s/></text:p>
          </table:table-cell>
          <table:table-cell office:value-type="float" office:value="338" table:style-name="ce195">
            <text:p>338<text:s/></text:p>
          </table:table-cell>
          <table:table-cell office:value-type="float" office:value="314" table:style-name="ce195">
            <text:p>314<text:s/></text:p>
          </table:table-cell>
          <table:table-cell office:value-type="float" office:value="268" table:style-name="ce195">
            <text:p>268<text:s/></text:p>
          </table:table-cell>
          <table:table-cell office:value-type="float" office:value="183" table:style-name="ce195">
            <text:p>183<text:s/></text:p>
          </table:table-cell>
          <table:table-cell office:value-type="float" office:value="150" table:style-name="ce195">
            <text:p>150<text:s/></text:p>
          </table:table-cell>
          <table:table-cell office:value-type="float" office:value="141" table:style-name="ce195">
            <text:p>141<text:s/></text:p>
          </table:table-cell>
          <table:table-cell office:value-type="float" office:value="96" table:style-name="ce195">
            <text:p>96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48" table:style-name="ce195">
            <text:p>48<text:s/></text:p>
          </table:table-cell>
          <table:table-cell office:value-type="float" office:value="38" table:style-name="ce195">
            <text:p>38<text:s/></text:p>
          </table:table-cell>
          <table:table-cell office:value-type="float" office:value="23" table:style-name="ce195">
            <text:p>23<text:s/></text:p>
          </table:table-cell>
          <table:table-cell office:value-type="float" office:value="36" table:style-name="ce195">
            <text:p>36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澎湖縣</text:p>
          </table:table-cell>
          <table:table-cell office:value-type="string" table:style-name="ce195">
            <text:p>計</text:p>
          </table:table-cell>
          <table:table-cell office:value-type="float" office:value="104751" table:style-name="ce195">
            <text:p>104751<text:s/></text:p>
          </table:table-cell>
          <table:table-cell office:value-type="float" office:value="10737" table:style-name="ce195">
            <text:p>10737<text:s/></text:p>
          </table:table-cell>
          <table:table-cell office:value-type="float" office:value="76843" table:style-name="ce195">
            <text:p>76843<text:s/></text:p>
          </table:table-cell>
          <table:table-cell office:value-type="float" office:value="18325" table:style-name="ce195">
            <text:p>18325<text:s/></text:p>
          </table:table-cell>
          <table:table-cell office:value-type="float" office:value="48160" table:style-name="ce195">
            <text:p>48160<text:s/></text:p>
          </table:table-cell>
          <table:table-cell office:value-type="float" office:value="90081" table:style-name="ce195">
            <text:p>90081<text:s/></text:p>
          </table:table-cell>
          <table:table-cell office:value-type="float" office:value="849" table:style-name="ce195">
            <text:p>849<text:s/></text:p>
          </table:table-cell>
          <table:table-cell office:value-type="float" office:value="917" table:style-name="ce195">
            <text:p>917<text:s/></text:p>
          </table:table-cell>
          <table:table-cell office:value-type="float" office:value="796" table:style-name="ce195">
            <text:p>796<text:s/></text:p>
          </table:table-cell>
          <table:table-cell office:value-type="float" office:value="850" table:style-name="ce195">
            <text:p>850<text:s/></text:p>
          </table:table-cell>
          <table:table-cell office:value-type="float" office:value="834" table:style-name="ce195">
            <text:p>834<text:s/></text:p>
          </table:table-cell>
          <table:table-cell office:value-type="float" office:value="691" table:style-name="ce195">
            <text:p>691<text:s/></text:p>
          </table:table-cell>
          <table:table-cell office:value-type="float" office:value="650" table:style-name="ce195">
            <text:p>650<text:s/></text:p>
          </table:table-cell>
          <table:table-cell office:value-type="float" office:value="623" table:style-name="ce195">
            <text:p>623<text:s/></text:p>
          </table:table-cell>
          <table:table-cell office:value-type="float" office:value="724" table:style-name="ce195">
            <text:p>724<text:s/></text:p>
          </table:table-cell>
          <table:table-cell office:value-type="float" office:value="643" table:style-name="ce195">
            <text:p>643<text:s/></text:p>
          </table:table-cell>
          <table:table-cell office:value-type="float" office:value="555" table:style-name="ce195">
            <text:p>555<text:s/></text:p>
          </table:table-cell>
          <table:table-cell office:value-type="float" office:value="640" table:style-name="ce195">
            <text:p>640<text:s/></text:p>
          </table:table-cell>
          <table:table-cell office:value-type="float" office:value="569" table:style-name="ce195">
            <text:p>569<text:s/></text:p>
          </table:table-cell>
          <table:table-cell office:value-type="float" office:value="676" table:style-name="ce195">
            <text:p>676<text:s/></text:p>
          </table:table-cell>
          <table:table-cell office:value-type="float" office:value="720" table:style-name="ce195">
            <text:p>720<text:s/></text:p>
          </table:table-cell>
          <table:table-cell office:value-type="float" office:value="748" table:style-name="ce195">
            <text:p>748<text:s/></text:p>
          </table:table-cell>
          <table:table-cell office:value-type="float" office:value="853" table:style-name="ce195">
            <text:p>853<text:s/></text:p>
          </table:table-cell>
          <table:table-cell office:value-type="float" office:value="919" table:style-name="ce195">
            <text:p>919<text:s/></text:p>
          </table:table-cell>
          <table:table-cell office:value-type="float" office:value="1128" table:style-name="ce195">
            <text:p>1128<text:s/></text:p>
          </table:table-cell>
          <table:table-cell office:value-type="float" office:value="1439" table:style-name="ce195">
            <text:p>1439<text:s/></text:p>
          </table:table-cell>
          <table:table-cell office:value-type="float" office:value="1863" table:style-name="ce195">
            <text:p>1863<text:s/></text:p>
          </table:table-cell>
          <table:table-cell office:value-type="float" office:value="1635" table:style-name="ce195">
            <text:p>1635<text:s/></text:p>
          </table:table-cell>
          <table:table-cell office:value-type="float" office:value="1611" table:style-name="ce195">
            <text:p>1611<text:s/></text:p>
          </table:table-cell>
          <table:table-cell office:value-type="float" office:value="1649" table:style-name="ce195">
            <text:p>1649<text:s/></text:p>
          </table:table-cell>
          <table:table-cell office:value-type="float" office:value="1600" table:style-name="ce195">
            <text:p>1600<text:s/></text:p>
          </table:table-cell>
          <table:table-cell office:value-type="float" office:value="1699" table:style-name="ce195">
            <text:p>1699<text:s/></text:p>
          </table:table-cell>
          <table:table-cell office:value-type="float" office:value="1598" table:style-name="ce195">
            <text:p>1598<text:s/></text:p>
          </table:table-cell>
          <table:table-cell office:value-type="float" office:value="1625" table:style-name="ce195">
            <text:p>1625<text:s/></text:p>
          </table:table-cell>
          <table:table-cell office:value-type="float" office:value="1709" table:style-name="ce195">
            <text:p>1709<text:s/></text:p>
          </table:table-cell>
          <table:table-cell office:value-type="float" office:value="1562" table:style-name="ce195">
            <text:p>1562<text:s/></text:p>
          </table:table-cell>
          <table:table-cell office:value-type="float" office:value="1543" table:style-name="ce195">
            <text:p>1543<text:s/></text:p>
          </table:table-cell>
          <table:table-cell office:value-type="float" office:value="1404" table:style-name="ce195">
            <text:p>1404<text:s/></text:p>
          </table:table-cell>
          <table:table-cell office:value-type="float" office:value="1601" table:style-name="ce195">
            <text:p>1601<text:s/></text:p>
          </table:table-cell>
          <table:table-cell office:value-type="float" office:value="1523" table:style-name="ce195">
            <text:p>1523<text:s/></text:p>
          </table:table-cell>
          <table:table-cell office:value-type="float" office:value="1410" table:style-name="ce195">
            <text:p>1410<text:s/></text:p>
          </table:table-cell>
          <table:table-cell office:value-type="float" office:value="1475" table:style-name="ce195">
            <text:p>1475<text:s/></text:p>
          </table:table-cell>
          <table:table-cell office:value-type="float" office:value="1631" table:style-name="ce195">
            <text:p>1631<text:s/></text:p>
          </table:table-cell>
          <table:table-cell office:value-type="float" office:value="1654" table:style-name="ce195">
            <text:p>1654<text:s/></text:p>
          </table:table-cell>
          <table:table-cell office:value-type="float" office:value="1639" table:style-name="ce195">
            <text:p>1639<text:s/></text:p>
          </table:table-cell>
          <table:table-cell office:value-type="float" office:value="1707" table:style-name="ce195">
            <text:p>1707<text:s/></text:p>
          </table:table-cell>
          <table:table-cell office:value-type="float" office:value="1708" table:style-name="ce195">
            <text:p>1708<text:s/></text:p>
          </table:table-cell>
          <table:table-cell office:value-type="float" office:value="1692" table:style-name="ce195">
            <text:p>1692<text:s/></text:p>
          </table:table-cell>
          <table:table-cell office:value-type="float" office:value="1700" table:style-name="ce195">
            <text:p>1700<text:s/></text:p>
          </table:table-cell>
          <table:table-cell office:value-type="float" office:value="1497" table:style-name="ce195">
            <text:p>1497<text:s/></text:p>
          </table:table-cell>
          <table:table-cell office:value-type="float" office:value="1779" table:style-name="ce195">
            <text:p>1779<text:s/></text:p>
          </table:table-cell>
          <table:table-cell office:value-type="float" office:value="1507" table:style-name="ce195">
            <text:p>1507<text:s/></text:p>
          </table:table-cell>
          <table:table-cell office:value-type="float" office:value="1601" table:style-name="ce195">
            <text:p>1601<text:s/></text:p>
          </table:table-cell>
          <table:table-cell office:value-type="float" office:value="1500" table:style-name="ce195">
            <text:p>1500<text:s/></text:p>
          </table:table-cell>
          <table:table-cell office:value-type="float" office:value="1481" table:style-name="ce195">
            <text:p>1481<text:s/></text:p>
          </table:table-cell>
          <table:table-cell office:value-type="float" office:value="1557" table:style-name="ce195">
            <text:p>1557<text:s/></text:p>
          </table:table-cell>
          <table:table-cell office:value-type="float" office:value="1571" table:style-name="ce195">
            <text:p>1571<text:s/></text:p>
          </table:table-cell>
          <table:table-cell office:value-type="float" office:value="1534" table:style-name="ce195">
            <text:p>1534<text:s/></text:p>
          </table:table-cell>
          <table:table-cell office:value-type="float" office:value="1640" table:style-name="ce195">
            <text:p>1640<text:s/></text:p>
          </table:table-cell>
          <table:table-cell office:value-type="float" office:value="1619" table:style-name="ce195">
            <text:p>1619<text:s/></text:p>
          </table:table-cell>
          <table:table-cell office:value-type="float" office:value="1627" table:style-name="ce195">
            <text:p>1627<text:s/></text:p>
          </table:table-cell>
          <table:table-cell office:value-type="float" office:value="1586" table:style-name="ce195">
            <text:p>1586<text:s/></text:p>
          </table:table-cell>
          <table:table-cell office:value-type="float" office:value="1676" table:style-name="ce195">
            <text:p>1676<text:s/></text:p>
          </table:table-cell>
          <table:table-cell office:value-type="float" office:value="1582" table:style-name="ce195">
            <text:p>1582<text:s/></text:p>
          </table:table-cell>
          <table:table-cell office:value-type="float" office:value="1668" table:style-name="ce195">
            <text:p>1668<text:s/></text:p>
          </table:table-cell>
          <table:table-cell office:value-type="float" office:value="1623" table:style-name="ce195">
            <text:p>1623<text:s/></text:p>
          </table:table-cell>
          <table:table-cell office:value-type="float" office:value="1521" table:style-name="ce195">
            <text:p>1521<text:s/></text:p>
          </table:table-cell>
          <table:table-cell office:value-type="float" office:value="1576" table:style-name="ce195">
            <text:p>1576<text:s/></text:p>
          </table:table-cell>
          <table:table-cell office:value-type="float" office:value="1493" table:style-name="ce195">
            <text:p>1493<text:s/></text:p>
          </table:table-cell>
          <table:table-cell office:value-type="float" office:value="1478" table:style-name="ce195">
            <text:p>1478<text:s/></text:p>
          </table:table-cell>
          <table:table-cell office:value-type="float" office:value="1402" table:style-name="ce195">
            <text:p>1402<text:s/></text:p>
          </table:table-cell>
          <table:table-cell office:value-type="float" office:value="1327" table:style-name="ce195">
            <text:p>1327<text:s/></text:p>
          </table:table-cell>
          <table:table-cell office:value-type="float" office:value="1278" table:style-name="ce195">
            <text:p>1278<text:s/></text:p>
          </table:table-cell>
          <table:table-cell office:value-type="float" office:value="1237" table:style-name="ce195">
            <text:p>1237<text:s/></text:p>
          </table:table-cell>
          <table:table-cell office:value-type="float" office:value="1178" table:style-name="ce195">
            <text:p>1178<text:s/></text:p>
          </table:table-cell>
          <table:table-cell office:value-type="float" office:value="1207" table:style-name="ce195">
            <text:p>1207<text:s/></text:p>
          </table:table-cell>
          <table:table-cell office:value-type="float" office:value="1065" table:style-name="ce195">
            <text:p>1065<text:s/></text:p>
          </table:table-cell>
          <table:table-cell office:value-type="float" office:value="974" table:style-name="ce195">
            <text:p>974<text:s/></text:p>
          </table:table-cell>
          <table:table-cell office:value-type="float" office:value="845" table:style-name="ce195">
            <text:p>845<text:s/></text:p>
          </table:table-cell>
          <table:table-cell office:value-type="float" office:value="662" table:style-name="ce195">
            <text:p>662<text:s/></text:p>
          </table:table-cell>
          <table:table-cell office:value-type="float" office:value="763" table:style-name="ce195">
            <text:p>763<text:s/></text:p>
          </table:table-cell>
          <table:table-cell office:value-type="float" office:value="527" table:style-name="ce195">
            <text:p>527<text:s/></text:p>
          </table:table-cell>
          <table:table-cell office:value-type="float" office:value="568" table:style-name="ce195">
            <text:p>568<text:s/></text:p>
          </table:table-cell>
          <table:table-cell office:value-type="float" office:value="540" table:style-name="ce195">
            <text:p>540<text:s/></text:p>
          </table:table-cell>
          <table:table-cell office:value-type="float" office:value="517" table:style-name="ce195">
            <text:p>517<text:s/></text:p>
          </table:table-cell>
          <table:table-cell office:value-type="float" office:value="517" table:style-name="ce195">
            <text:p>517<text:s/></text:p>
          </table:table-cell>
          <table:table-cell office:value-type="float" office:value="558" table:style-name="ce195">
            <text:p>558<text:s/></text:p>
          </table:table-cell>
          <table:table-cell office:value-type="float" office:value="486" table:style-name="ce195">
            <text:p>486<text:s/></text:p>
          </table:table-cell>
          <table:table-cell office:value-type="float" office:value="486" table:style-name="ce195">
            <text:p>486<text:s/></text:p>
          </table:table-cell>
          <table:table-cell office:value-type="float" office:value="432" table:style-name="ce195">
            <text:p>432<text:s/></text:p>
          </table:table-cell>
          <table:table-cell office:value-type="float" office:value="455" table:style-name="ce195">
            <text:p>455<text:s/></text:p>
          </table:table-cell>
          <table:table-cell office:value-type="float" office:value="452" table:style-name="ce195">
            <text:p>452<text:s/></text:p>
          </table:table-cell>
          <table:table-cell office:value-type="float" office:value="373" table:style-name="ce195">
            <text:p>373<text:s/></text:p>
          </table:table-cell>
          <table:table-cell office:value-type="float" office:value="329" table:style-name="ce195">
            <text:p>329<text:s/></text:p>
          </table:table-cell>
          <table:table-cell office:value-type="float" office:value="302" table:style-name="ce195">
            <text:p>302<text:s/></text:p>
          </table:table-cell>
          <table:table-cell office:value-type="float" office:value="282" table:style-name="ce195">
            <text:p>282<text:s/></text:p>
          </table:table-cell>
          <table:table-cell office:value-type="float" office:value="227" table:style-name="ce195">
            <text:p>227<text:s/></text:p>
          </table:table-cell>
          <table:table-cell office:value-type="float" office:value="187" table:style-name="ce195">
            <text:p>187<text:s/></text:p>
          </table:table-cell>
          <table:table-cell office:value-type="float" office:value="123" table:style-name="ce195">
            <text:p>123<text:s/></text:p>
          </table:table-cell>
          <table:table-cell office:value-type="float" office:value="129" table:style-name="ce195">
            <text:p>129<text:s/></text:p>
          </table:table-cell>
          <table:table-cell office:value-type="float" office:value="89" table:style-name="ce195">
            <text:p>89<text:s/></text:p>
          </table:table-cell>
          <table:table-cell office:value-type="float" office:value="64" table:style-name="ce195">
            <text:p>64<text:s/></text:p>
          </table:table-cell>
          <table:table-cell office:value-type="float" office:value="51" table:style-name="ce195">
            <text:p>51<text:s/></text:p>
          </table:table-cell>
          <table:table-cell office:value-type="float" office:value="25" table:style-name="ce195">
            <text:p>25<text:s/></text:p>
          </table:table-cell>
          <table:table-cell office:value-type="float" office:value="31" table:style-name="ce195">
            <text:p>31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21" table:style-name="ce195">
            <text:p>21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澎湖縣</text:p>
          </table:table-cell>
          <table:table-cell office:value-type="string" table:style-name="ce195">
            <text:p>男</text:p>
          </table:table-cell>
          <table:table-cell office:value-type="float" office:value="54037" table:style-name="ce195">
            <text:p>54037<text:s/></text:p>
          </table:table-cell>
          <table:table-cell office:value-type="float" office:value="5632" table:style-name="ce195">
            <text:p>5632<text:s/></text:p>
          </table:table-cell>
          <table:table-cell office:value-type="float" office:value="40310" table:style-name="ce195">
            <text:p>40310<text:s/></text:p>
          </table:table-cell>
          <table:table-cell office:value-type="float" office:value="8522" table:style-name="ce195">
            <text:p>8522<text:s/></text:p>
          </table:table-cell>
          <table:table-cell office:value-type="float" office:value="25089" table:style-name="ce195">
            <text:p>25089<text:s/></text:p>
          </table:table-cell>
          <table:table-cell office:value-type="float" office:value="46125" table:style-name="ce195">
            <text:p>46125<text:s/></text:p>
          </table:table-cell>
          <table:table-cell office:value-type="float" office:value="460" table:style-name="ce195">
            <text:p>460<text:s/></text:p>
          </table:table-cell>
          <table:table-cell office:value-type="float" office:value="458" table:style-name="ce195">
            <text:p>458<text:s/></text:p>
          </table:table-cell>
          <table:table-cell office:value-type="float" office:value="426" table:style-name="ce195">
            <text:p>426<text:s/></text:p>
          </table:table-cell>
          <table:table-cell office:value-type="float" office:value="461" table:style-name="ce195">
            <text:p>461<text:s/></text:p>
          </table:table-cell>
          <table:table-cell office:value-type="float" office:value="431" table:style-name="ce195">
            <text:p>431<text:s/></text:p>
          </table:table-cell>
          <table:table-cell office:value-type="float" office:value="379" table:style-name="ce195">
            <text:p>379<text:s/></text:p>
          </table:table-cell>
          <table:table-cell office:value-type="float" office:value="347" table:style-name="ce195">
            <text:p>347<text:s/></text:p>
          </table:table-cell>
          <table:table-cell office:value-type="float" office:value="332" table:style-name="ce195">
            <text:p>332<text:s/></text:p>
          </table:table-cell>
          <table:table-cell office:value-type="float" office:value="382" table:style-name="ce195">
            <text:p>382<text:s/></text:p>
          </table:table-cell>
          <table:table-cell office:value-type="float" office:value="344" table:style-name="ce195">
            <text:p>344<text:s/></text:p>
          </table:table-cell>
          <table:table-cell office:value-type="float" office:value="275" table:style-name="ce195">
            <text:p>275<text:s/></text:p>
          </table:table-cell>
          <table:table-cell office:value-type="float" office:value="335" table:style-name="ce195">
            <text:p>335<text:s/></text:p>
          </table:table-cell>
          <table:table-cell office:value-type="float" office:value="292" table:style-name="ce195">
            <text:p>292<text:s/></text:p>
          </table:table-cell>
          <table:table-cell office:value-type="float" office:value="343" table:style-name="ce195">
            <text:p>343<text:s/></text:p>
          </table:table-cell>
          <table:table-cell office:value-type="float" office:value="367" table:style-name="ce195">
            <text:p>367<text:s/></text:p>
          </table:table-cell>
          <table:table-cell office:value-type="float" office:value="395" table:style-name="ce195">
            <text:p>395<text:s/></text:p>
          </table:table-cell>
          <table:table-cell office:value-type="float" office:value="431" table:style-name="ce195">
            <text:p>431<text:s/></text:p>
          </table:table-cell>
          <table:table-cell office:value-type="float" office:value="506" table:style-name="ce195">
            <text:p>506<text:s/></text:p>
          </table:table-cell>
          <table:table-cell office:value-type="float" office:value="577" table:style-name="ce195">
            <text:p>577<text:s/></text:p>
          </table:table-cell>
          <table:table-cell office:value-type="float" office:value="798" table:style-name="ce195">
            <text:p>798<text:s/></text:p>
          </table:table-cell>
          <table:table-cell office:value-type="float" office:value="1035" table:style-name="ce195">
            <text:p>1035<text:s/></text:p>
          </table:table-cell>
          <table:table-cell office:value-type="float" office:value="896" table:style-name="ce195">
            <text:p>896<text:s/></text:p>
          </table:table-cell>
          <table:table-cell office:value-type="float" office:value="863" table:style-name="ce195">
            <text:p>863<text:s/></text:p>
          </table:table-cell>
          <table:table-cell office:value-type="float" office:value="888" table:style-name="ce195">
            <text:p>888<text:s/></text:p>
          </table:table-cell>
          <table:table-cell office:value-type="float" office:value="864" table:style-name="ce195">
            <text:p>864<text:s/></text:p>
          </table:table-cell>
          <table:table-cell office:value-type="float" office:value="942" table:style-name="ce195">
            <text:p>942<text:s/></text:p>
          </table:table-cell>
          <table:table-cell office:value-type="float" office:value="876" table:style-name="ce195">
            <text:p>876<text:s/></text:p>
          </table:table-cell>
          <table:table-cell office:value-type="float" office:value="864" table:style-name="ce195">
            <text:p>864<text:s/></text:p>
          </table:table-cell>
          <table:table-cell office:value-type="float" office:value="946" table:style-name="ce195">
            <text:p>946<text:s/></text:p>
          </table:table-cell>
          <table:table-cell office:value-type="float" office:value="810" table:style-name="ce195">
            <text:p>810<text:s/></text:p>
          </table:table-cell>
          <table:table-cell office:value-type="float" office:value="829" table:style-name="ce195">
            <text:p>829<text:s/></text:p>
          </table:table-cell>
          <table:table-cell office:value-type="float" office:value="714" table:style-name="ce195">
            <text:p>714<text:s/></text:p>
          </table:table-cell>
          <table:table-cell office:value-type="float" office:value="846" table:style-name="ce195">
            <text:p>846<text:s/></text:p>
          </table:table-cell>
          <table:table-cell office:value-type="float" office:value="775" table:style-name="ce195">
            <text:p>775<text:s/></text:p>
          </table:table-cell>
          <table:table-cell office:value-type="float" office:value="736" table:style-name="ce195">
            <text:p>736<text:s/></text:p>
          </table:table-cell>
          <table:table-cell office:value-type="float" office:value="775" table:style-name="ce195">
            <text:p>775<text:s/></text:p>
          </table:table-cell>
          <table:table-cell office:value-type="float" office:value="829" table:style-name="ce195">
            <text:p>829<text:s/></text:p>
          </table:table-cell>
          <table:table-cell office:value-type="float" office:value="836" table:style-name="ce195">
            <text:p>836<text:s/></text:p>
          </table:table-cell>
          <table:table-cell office:value-type="float" office:value="838" table:style-name="ce195">
            <text:p>838<text:s/></text:p>
          </table:table-cell>
          <table:table-cell office:value-type="float" office:value="842" table:style-name="ce195">
            <text:p>842<text:s/></text:p>
          </table:table-cell>
          <table:table-cell office:value-type="float" office:value="868" table:style-name="ce195">
            <text:p>868<text:s/></text:p>
          </table:table-cell>
          <table:table-cell office:value-type="float" office:value="807" table:style-name="ce195">
            <text:p>807<text:s/></text:p>
          </table:table-cell>
          <table:table-cell office:value-type="float" office:value="882" table:style-name="ce195">
            <text:p>882<text:s/></text:p>
          </table:table-cell>
          <table:table-cell office:value-type="float" office:value="767" table:style-name="ce195">
            <text:p>767<text:s/></text:p>
          </table:table-cell>
          <table:table-cell office:value-type="float" office:value="870" table:style-name="ce195">
            <text:p>870<text:s/></text:p>
          </table:table-cell>
          <table:table-cell office:value-type="float" office:value="744" table:style-name="ce195">
            <text:p>744<text:s/></text:p>
          </table:table-cell>
          <table:table-cell office:value-type="float" office:value="800" table:style-name="ce195">
            <text:p>800<text:s/></text:p>
          </table:table-cell>
          <table:table-cell office:value-type="float" office:value="760" table:style-name="ce195">
            <text:p>760<text:s/></text:p>
          </table:table-cell>
          <table:table-cell office:value-type="float" office:value="765" table:style-name="ce195">
            <text:p>765<text:s/></text:p>
          </table:table-cell>
          <table:table-cell office:value-type="float" office:value="822" table:style-name="ce195">
            <text:p>822<text:s/></text:p>
          </table:table-cell>
          <table:table-cell office:value-type="float" office:value="824" table:style-name="ce195">
            <text:p>824<text:s/></text:p>
          </table:table-cell>
          <table:table-cell office:value-type="float" office:value="822" table:style-name="ce195">
            <text:p>822<text:s/></text:p>
          </table:table-cell>
          <table:table-cell office:value-type="float" office:value="841" table:style-name="ce195">
            <text:p>841<text:s/></text:p>
          </table:table-cell>
          <table:table-cell office:value-type="float" office:value="876" table:style-name="ce195">
            <text:p>876<text:s/></text:p>
          </table:table-cell>
          <table:table-cell office:value-type="float" office:value="889" table:style-name="ce195">
            <text:p>889<text:s/></text:p>
          </table:table-cell>
          <table:table-cell office:value-type="float" office:value="820" table:style-name="ce195">
            <text:p>820<text:s/></text:p>
          </table:table-cell>
          <table:table-cell office:value-type="float" office:value="911" table:style-name="ce195">
            <text:p>911<text:s/></text:p>
          </table:table-cell>
          <table:table-cell office:value-type="float" office:value="853" table:style-name="ce195">
            <text:p>853<text:s/></text:p>
          </table:table-cell>
          <table:table-cell office:value-type="float" office:value="892" table:style-name="ce195">
            <text:p>892<text:s/></text:p>
          </table:table-cell>
          <table:table-cell office:value-type="float" office:value="852" table:style-name="ce195">
            <text:p>852<text:s/></text:p>
          </table:table-cell>
          <table:table-cell office:value-type="float" office:value="794" table:style-name="ce195">
            <text:p>794<text:s/></text:p>
          </table:table-cell>
          <table:table-cell office:value-type="float" office:value="814" table:style-name="ce195">
            <text:p>814<text:s/></text:p>
          </table:table-cell>
          <table:table-cell office:value-type="float" office:value="785" table:style-name="ce195">
            <text:p>785<text:s/></text:p>
          </table:table-cell>
          <table:table-cell office:value-type="float" office:value="796" table:style-name="ce195">
            <text:p>796<text:s/></text:p>
          </table:table-cell>
          <table:table-cell office:value-type="float" office:value="745" table:style-name="ce195">
            <text:p>745<text:s/></text:p>
          </table:table-cell>
          <table:table-cell office:value-type="float" office:value="682" table:style-name="ce195">
            <text:p>682<text:s/></text:p>
          </table:table-cell>
          <table:table-cell office:value-type="float" office:value="654" table:style-name="ce195">
            <text:p>654<text:s/></text:p>
          </table:table-cell>
          <table:table-cell office:value-type="float" office:value="594" table:style-name="ce195">
            <text:p>594<text:s/></text:p>
          </table:table-cell>
          <table:table-cell office:value-type="float" office:value="577" table:style-name="ce195">
            <text:p>577<text:s/></text:p>
          </table:table-cell>
          <table:table-cell office:value-type="float" office:value="594" table:style-name="ce195">
            <text:p>594<text:s/></text:p>
          </table:table-cell>
          <table:table-cell office:value-type="float" office:value="517" table:style-name="ce195">
            <text:p>517<text:s/></text:p>
          </table:table-cell>
          <table:table-cell office:value-type="float" office:value="466" table:style-name="ce195">
            <text:p>466<text:s/></text:p>
          </table:table-cell>
          <table:table-cell office:value-type="float" office:value="415" table:style-name="ce195">
            <text:p>415<text:s/></text:p>
          </table:table-cell>
          <table:table-cell office:value-type="float" office:value="312" table:style-name="ce195">
            <text:p>312<text:s/></text:p>
          </table:table-cell>
          <table:table-cell office:value-type="float" office:value="350" table:style-name="ce195">
            <text:p>350<text:s/></text:p>
          </table:table-cell>
          <table:table-cell office:value-type="float" office:value="247" table:style-name="ce195">
            <text:p>247<text:s/></text:p>
          </table:table-cell>
          <table:table-cell office:value-type="float" office:value="256" table:style-name="ce195">
            <text:p>256<text:s/></text:p>
          </table:table-cell>
          <table:table-cell office:value-type="float" office:value="259" table:style-name="ce195">
            <text:p>259<text:s/></text:p>
          </table:table-cell>
          <table:table-cell office:value-type="float" office:value="245" table:style-name="ce195">
            <text:p>245<text:s/></text:p>
          </table:table-cell>
          <table:table-cell office:value-type="float" office:value="233" table:style-name="ce195">
            <text:p>233<text:s/></text:p>
          </table:table-cell>
          <table:table-cell office:value-type="float" office:value="238" table:style-name="ce195">
            <text:p>238<text:s/></text:p>
          </table:table-cell>
          <table:table-cell office:value-type="float" office:value="209" table:style-name="ce195">
            <text:p>209<text:s/></text:p>
          </table:table-cell>
          <table:table-cell office:value-type="float" office:value="213" table:style-name="ce195">
            <text:p>213<text:s/></text:p>
          </table:table-cell>
          <table:table-cell office:value-type="float" office:value="194" table:style-name="ce195">
            <text:p>194<text:s/></text:p>
          </table:table-cell>
          <table:table-cell office:value-type="float" office:value="202" table:style-name="ce195">
            <text:p>202<text:s/></text:p>
          </table:table-cell>
          <table:table-cell office:value-type="float" office:value="177" table:style-name="ce195">
            <text:p>177<text:s/></text:p>
          </table:table-cell>
          <table:table-cell office:value-type="float" office:value="157" table:style-name="ce195">
            <text:p>157<text:s/></text:p>
          </table:table-cell>
          <table:table-cell office:value-type="float" office:value="122" table:style-name="ce195">
            <text:p>122<text:s/></text:p>
          </table:table-cell>
          <table:table-cell office:value-type="float" office:value="117" table:style-name="ce195">
            <text:p>117<text:s/></text:p>
          </table:table-cell>
          <table:table-cell office:value-type="float" office:value="118" table:style-name="ce195">
            <text:p>118<text:s/></text:p>
          </table:table-cell>
          <table:table-cell office:value-type="float" office:value="92" table:style-name="ce195">
            <text:p>92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47" table:style-name="ce195">
            <text:p>47<text:s/></text:p>
          </table:table-cell>
          <table:table-cell office:value-type="float" office:value="48" table:style-name="ce195">
            <text:p>48<text:s/></text:p>
          </table:table-cell>
          <table:table-cell office:value-type="float" office:value="38" table:style-name="ce195">
            <text:p>38<text:s/></text:p>
          </table:table-cell>
          <table:table-cell office:value-type="float" office:value="20" table:style-name="ce195">
            <text:p>20<text:s/></text:p>
          </table:table-cell>
          <table:table-cell office:value-type="float" office:value="21" table:style-name="ce195">
            <text:p>21<text:s/></text:p>
          </table:table-cell>
          <table:table-cell office:value-type="float" office:value="10" table:style-name="ce195">
            <text:p>10<text:s/></text:p>
          </table:table-cell>
          <table:table-cell office:value-type="float" office:value="13" table:style-name="ce195">
            <text:p>13<text:s/></text:p>
          </table:table-cell>
          <table:table-cell office:value-type="float" office:value="3" table:style-name="ce195">
            <text:p>3<text:s/></text:p>
          </table:table-cell>
          <table:table-cell office:value-type="float" office:value="9" table:style-name="ce195">
            <text:p>9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澎湖縣</text:p>
          </table:table-cell>
          <table:table-cell office:value-type="string" table:style-name="ce195">
            <text:p>女</text:p>
          </table:table-cell>
          <table:table-cell office:value-type="float" office:value="50714" table:style-name="ce195">
            <text:p>50714<text:s/></text:p>
          </table:table-cell>
          <table:table-cell office:value-type="float" office:value="5105" table:style-name="ce195">
            <text:p>5105<text:s/></text:p>
          </table:table-cell>
          <table:table-cell office:value-type="float" office:value="36533" table:style-name="ce195">
            <text:p>36533<text:s/></text:p>
          </table:table-cell>
          <table:table-cell office:value-type="float" office:value="9803" table:style-name="ce195">
            <text:p>9803<text:s/></text:p>
          </table:table-cell>
          <table:table-cell office:value-type="float" office:value="23071" table:style-name="ce195">
            <text:p>23071<text:s/></text:p>
          </table:table-cell>
          <table:table-cell office:value-type="float" office:value="43956" table:style-name="ce195">
            <text:p>43956<text:s/></text:p>
          </table:table-cell>
          <table:table-cell office:value-type="float" office:value="389" table:style-name="ce195">
            <text:p>389<text:s/></text:p>
          </table:table-cell>
          <table:table-cell office:value-type="float" office:value="459" table:style-name="ce195">
            <text:p>459<text:s/></text:p>
          </table:table-cell>
          <table:table-cell office:value-type="float" office:value="370" table:style-name="ce195">
            <text:p>370<text:s/></text:p>
          </table:table-cell>
          <table:table-cell office:value-type="float" office:value="389" table:style-name="ce195">
            <text:p>389<text:s/></text:p>
          </table:table-cell>
          <table:table-cell office:value-type="float" office:value="403" table:style-name="ce195">
            <text:p>403<text:s/></text:p>
          </table:table-cell>
          <table:table-cell office:value-type="float" office:value="312" table:style-name="ce195">
            <text:p>312<text:s/></text:p>
          </table:table-cell>
          <table:table-cell office:value-type="float" office:value="303" table:style-name="ce195">
            <text:p>303<text:s/></text:p>
          </table:table-cell>
          <table:table-cell office:value-type="float" office:value="291" table:style-name="ce195">
            <text:p>291<text:s/></text:p>
          </table:table-cell>
          <table:table-cell office:value-type="float" office:value="342" table:style-name="ce195">
            <text:p>342<text:s/></text:p>
          </table:table-cell>
          <table:table-cell office:value-type="float" office:value="299" table:style-name="ce195">
            <text:p>299<text:s/></text:p>
          </table:table-cell>
          <table:table-cell office:value-type="float" office:value="280" table:style-name="ce195">
            <text:p>280<text:s/></text:p>
          </table:table-cell>
          <table:table-cell office:value-type="float" office:value="305" table:style-name="ce195">
            <text:p>305<text:s/></text:p>
          </table:table-cell>
          <table:table-cell office:value-type="float" office:value="277" table:style-name="ce195">
            <text:p>277<text:s/></text:p>
          </table:table-cell>
          <table:table-cell office:value-type="float" office:value="333" table:style-name="ce195">
            <text:p>333<text:s/></text:p>
          </table:table-cell>
          <table:table-cell office:value-type="float" office:value="353" table:style-name="ce195">
            <text:p>353<text:s/></text:p>
          </table:table-cell>
          <table:table-cell office:value-type="float" office:value="353" table:style-name="ce195">
            <text:p>353<text:s/></text:p>
          </table:table-cell>
          <table:table-cell office:value-type="float" office:value="422" table:style-name="ce195">
            <text:p>422<text:s/></text:p>
          </table:table-cell>
          <table:table-cell office:value-type="float" office:value="413" table:style-name="ce195">
            <text:p>413<text:s/></text:p>
          </table:table-cell>
          <table:table-cell office:value-type="float" office:value="551" table:style-name="ce195">
            <text:p>551<text:s/></text:p>
          </table:table-cell>
          <table:table-cell office:value-type="float" office:value="641" table:style-name="ce195">
            <text:p>641<text:s/></text:p>
          </table:table-cell>
          <table:table-cell office:value-type="float" office:value="828" table:style-name="ce195">
            <text:p>828<text:s/></text:p>
          </table:table-cell>
          <table:table-cell office:value-type="float" office:value="739" table:style-name="ce195">
            <text:p>739<text:s/></text:p>
          </table:table-cell>
          <table:table-cell office:value-type="float" office:value="748" table:style-name="ce195">
            <text:p>748<text:s/></text:p>
          </table:table-cell>
          <table:table-cell office:value-type="float" office:value="761" table:style-name="ce195">
            <text:p>761<text:s/></text:p>
          </table:table-cell>
          <table:table-cell office:value-type="float" office:value="736" table:style-name="ce195">
            <text:p>736<text:s/></text:p>
          </table:table-cell>
          <table:table-cell office:value-type="float" office:value="757" table:style-name="ce195">
            <text:p>757<text:s/></text:p>
          </table:table-cell>
          <table:table-cell office:value-type="float" office:value="722" table:style-name="ce195">
            <text:p>722<text:s/></text:p>
          </table:table-cell>
          <table:table-cell office:value-type="float" office:value="761" table:style-name="ce195">
            <text:p>761<text:s/></text:p>
          </table:table-cell>
          <table:table-cell office:value-type="float" office:value="763" table:style-name="ce195">
            <text:p>763<text:s/></text:p>
          </table:table-cell>
          <table:table-cell office:value-type="float" office:value="752" table:style-name="ce195">
            <text:p>752<text:s/></text:p>
          </table:table-cell>
          <table:table-cell office:value-type="float" office:value="714" table:style-name="ce195">
            <text:p>714<text:s/></text:p>
          </table:table-cell>
          <table:table-cell office:value-type="float" office:value="690" table:style-name="ce195">
            <text:p>690<text:s/></text:p>
          </table:table-cell>
          <table:table-cell office:value-type="float" office:value="755" table:style-name="ce195">
            <text:p>755<text:s/></text:p>
          </table:table-cell>
          <table:table-cell office:value-type="float" office:value="748" table:style-name="ce195">
            <text:p>748<text:s/></text:p>
          </table:table-cell>
          <table:table-cell office:value-type="float" office:value="674" table:style-name="ce195">
            <text:p>674<text:s/></text:p>
          </table:table-cell>
          <table:table-cell office:value-type="float" office:value="700" table:style-name="ce195">
            <text:p>700<text:s/></text:p>
          </table:table-cell>
          <table:table-cell office:value-type="float" office:value="802" table:style-name="ce195">
            <text:p>802<text:s/></text:p>
          </table:table-cell>
          <table:table-cell office:value-type="float" office:value="818" table:style-name="ce195">
            <text:p>818<text:s/></text:p>
          </table:table-cell>
          <table:table-cell office:value-type="float" office:value="801" table:style-name="ce195">
            <text:p>801<text:s/></text:p>
          </table:table-cell>
          <table:table-cell office:value-type="float" office:value="865" table:style-name="ce195">
            <text:p>865<text:s/></text:p>
          </table:table-cell>
          <table:table-cell office:value-type="float" office:value="840" table:style-name="ce195">
            <text:p>840<text:s/></text:p>
          </table:table-cell>
          <table:table-cell office:value-type="float" office:value="885" table:style-name="ce195">
            <text:p>885<text:s/></text:p>
          </table:table-cell>
          <table:table-cell office:value-type="float" office:value="818" table:style-name="ce195">
            <text:p>818<text:s/></text:p>
          </table:table-cell>
          <table:table-cell office:value-type="float" office:value="730" table:style-name="ce195">
            <text:p>730<text:s/></text:p>
          </table:table-cell>
          <table:table-cell office:value-type="float" office:value="909" table:style-name="ce195">
            <text:p>909<text:s/></text:p>
          </table:table-cell>
          <table:table-cell office:value-type="float" office:value="763" table:style-name="ce195">
            <text:p>763<text:s/></text:p>
          </table:table-cell>
          <table:table-cell office:value-type="float" office:value="801" table:style-name="ce195">
            <text:p>801<text:s/></text:p>
          </table:table-cell>
          <table:table-cell office:value-type="float" office:value="740" table:style-name="ce195">
            <text:p>740<text:s/></text:p>
          </table:table-cell>
          <table:table-cell office:value-type="float" office:value="716" table:style-name="ce195">
            <text:p>716<text:s/></text:p>
          </table:table-cell>
          <table:table-cell office:value-type="float" office:value="735" table:style-name="ce195">
            <text:p>735<text:s/></text:p>
          </table:table-cell>
          <table:table-cell office:value-type="float" office:value="747" table:style-name="ce195">
            <text:p>747<text:s/></text:p>
          </table:table-cell>
          <table:table-cell office:value-type="float" office:value="712" table:style-name="ce195">
            <text:p>712<text:s/></text:p>
          </table:table-cell>
          <table:table-cell office:value-type="float" office:value="799" table:style-name="ce195">
            <text:p>799<text:s/></text:p>
          </table:table-cell>
          <table:table-cell office:value-type="float" office:value="743" table:style-name="ce195">
            <text:p>743<text:s/></text:p>
          </table:table-cell>
          <table:table-cell office:value-type="float" office:value="738" table:style-name="ce195">
            <text:p>738<text:s/></text:p>
          </table:table-cell>
          <table:table-cell office:value-type="float" office:value="766" table:style-name="ce195">
            <text:p>766<text:s/></text:p>
          </table:table-cell>
          <table:table-cell office:value-type="float" office:value="765" table:style-name="ce195">
            <text:p>765<text:s/></text:p>
          </table:table-cell>
          <table:table-cell office:value-type="float" office:value="729" table:style-name="ce195">
            <text:p>729<text:s/></text:p>
          </table:table-cell>
          <table:table-cell office:value-type="float" office:value="776" table:style-name="ce195">
            <text:p>776<text:s/></text:p>
          </table:table-cell>
          <table:table-cell office:value-type="float" office:value="771" table:style-name="ce195">
            <text:p>771<text:s/></text:p>
          </table:table-cell>
          <table:table-cell office:value-type="float" office:value="727" table:style-name="ce195">
            <text:p>727<text:s/></text:p>
          </table:table-cell>
          <table:table-cell office:value-type="float" office:value="762" table:style-name="ce195">
            <text:p>762<text:s/></text:p>
          </table:table-cell>
          <table:table-cell office:value-type="float" office:value="708" table:style-name="ce195">
            <text:p>708<text:s/></text:p>
          </table:table-cell>
          <table:table-cell office:value-type="float" office:value="682" table:style-name="ce195">
            <text:p>682<text:s/></text:p>
          </table:table-cell>
          <table:table-cell office:value-type="float" office:value="657" table:style-name="ce195">
            <text:p>657<text:s/></text:p>
          </table:table-cell>
          <table:table-cell office:value-type="float" office:value="645" table:style-name="ce195">
            <text:p>645<text:s/></text:p>
          </table:table-cell>
          <table:table-cell office:value-type="float" office:value="624" table:style-name="ce195">
            <text:p>624<text:s/></text:p>
          </table:table-cell>
          <table:table-cell office:value-type="float" office:value="643" table:style-name="ce195">
            <text:p>643<text:s/></text:p>
          </table:table-cell>
          <table:table-cell office:value-type="float" office:value="601" table:style-name="ce195">
            <text:p>601<text:s/></text:p>
          </table:table-cell>
          <table:table-cell office:value-type="float" office:value="613" table:style-name="ce195">
            <text:p>613<text:s/></text:p>
          </table:table-cell>
          <table:table-cell office:value-type="float" office:value="548" table:style-name="ce195">
            <text:p>548<text:s/></text:p>
          </table:table-cell>
          <table:table-cell office:value-type="float" office:value="508" table:style-name="ce195">
            <text:p>508<text:s/></text:p>
          </table:table-cell>
          <table:table-cell office:value-type="float" office:value="430" table:style-name="ce195">
            <text:p>430<text:s/></text:p>
          </table:table-cell>
          <table:table-cell office:value-type="float" office:value="350" table:style-name="ce195">
            <text:p>350<text:s/></text:p>
          </table:table-cell>
          <table:table-cell office:value-type="float" office:value="413" table:style-name="ce195">
            <text:p>413<text:s/></text:p>
          </table:table-cell>
          <table:table-cell office:value-type="float" office:value="280" table:style-name="ce195">
            <text:p>280<text:s/></text:p>
          </table:table-cell>
          <table:table-cell office:value-type="float" office:value="312" table:style-name="ce195">
            <text:p>312<text:s/></text:p>
          </table:table-cell>
          <table:table-cell office:value-type="float" office:value="281" table:style-name="ce195">
            <text:p>281<text:s/></text:p>
          </table:table-cell>
          <table:table-cell office:value-type="float" office:value="272" table:style-name="ce195">
            <text:p>272<text:s/></text:p>
          </table:table-cell>
          <table:table-cell office:value-type="float" office:value="284" table:style-name="ce195">
            <text:p>284<text:s/></text:p>
          </table:table-cell>
          <table:table-cell office:value-type="float" office:value="320" table:style-name="ce195">
            <text:p>320<text:s/></text:p>
          </table:table-cell>
          <table:table-cell office:value-type="float" office:value="277" table:style-name="ce195">
            <text:p>277<text:s/></text:p>
          </table:table-cell>
          <table:table-cell office:value-type="float" office:value="273" table:style-name="ce195">
            <text:p>273<text:s/></text:p>
          </table:table-cell>
          <table:table-cell office:value-type="float" office:value="238" table:style-name="ce195">
            <text:p>238<text:s/></text:p>
          </table:table-cell>
          <table:table-cell office:value-type="float" office:value="253" table:style-name="ce195">
            <text:p>253<text:s/></text:p>
          </table:table-cell>
          <table:table-cell office:value-type="float" office:value="275" table:style-name="ce195">
            <text:p>275<text:s/></text:p>
          </table:table-cell>
          <table:table-cell office:value-type="float" office:value="216" table:style-name="ce195">
            <text:p>216<text:s/></text:p>
          </table:table-cell>
          <table:table-cell office:value-type="float" office:value="207" table:style-name="ce195">
            <text:p>207<text:s/></text:p>
          </table:table-cell>
          <table:table-cell office:value-type="float" office:value="185" table:style-name="ce195">
            <text:p>185<text:s/></text:p>
          </table:table-cell>
          <table:table-cell office:value-type="float" office:value="164" table:style-name="ce195">
            <text:p>164<text:s/></text:p>
          </table:table-cell>
          <table:table-cell office:value-type="float" office:value="135" table:style-name="ce195">
            <text:p>135<text:s/></text:p>
          </table:table-cell>
          <table:table-cell office:value-type="float" office:value="114" table:style-name="ce195">
            <text:p>114<text:s/></text:p>
          </table:table-cell>
          <table:table-cell office:value-type="float" office:value="76" table:style-name="ce195">
            <text:p>76<text:s/></text:p>
          </table:table-cell>
          <table:table-cell office:value-type="float" office:value="81" table:style-name="ce195">
            <text:p>81<text:s/></text:p>
          </table:table-cell>
          <table:table-cell office:value-type="float" office:value="51" table:style-name="ce195">
            <text:p>51<text:s/></text:p>
          </table:table-cell>
          <table:table-cell office:value-type="float" office:value="44" table:style-name="ce195">
            <text:p>44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15" table:style-name="ce195">
            <text:p>15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15" table:style-name="ce195">
            <text:p>15<text:s/></text:p>
          </table:table-cell>
          <table:table-cell office:value-type="float" office:value="12" table:style-name="ce195">
            <text:p>12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基隆市</text:p>
          </table:table-cell>
          <table:table-cell office:value-type="string" table:style-name="ce195">
            <text:p>計</text:p>
          </table:table-cell>
          <table:table-cell office:value-type="float" office:value="369613" table:style-name="ce195">
            <text:p>369613<text:s/></text:p>
          </table:table-cell>
          <table:table-cell office:value-type="float" office:value="37419" table:style-name="ce195">
            <text:p>37419<text:s/></text:p>
          </table:table-cell>
          <table:table-cell office:value-type="float" office:value="264252" table:style-name="ce195">
            <text:p>264252<text:s/></text:p>
          </table:table-cell>
          <table:table-cell office:value-type="float" office:value="65417" table:style-name="ce195">
            <text:p>65417<text:s/></text:p>
          </table:table-cell>
          <table:table-cell office:value-type="float" office:value="155486" table:style-name="ce195">
            <text:p>155486<text:s/></text:p>
          </table:table-cell>
          <table:table-cell office:value-type="float" office:value="313309" table:style-name="ce195">
            <text:p>313309<text:s/></text:p>
          </table:table-cell>
          <table:table-cell office:value-type="float" office:value="1748" table:style-name="ce195">
            <text:p>1748<text:s/></text:p>
          </table:table-cell>
          <table:table-cell office:value-type="float" office:value="2016" table:style-name="ce195">
            <text:p>2016<text:s/></text:p>
          </table:table-cell>
          <table:table-cell office:value-type="float" office:value="2201" table:style-name="ce195">
            <text:p>2201<text:s/></text:p>
          </table:table-cell>
          <table:table-cell office:value-type="float" office:value="2298" table:style-name="ce195">
            <text:p>2298<text:s/></text:p>
          </table:table-cell>
          <table:table-cell office:value-type="float" office:value="2467" table:style-name="ce195">
            <text:p>2467<text:s/></text:p>
          </table:table-cell>
          <table:table-cell office:value-type="float" office:value="2649" table:style-name="ce195">
            <text:p>2649<text:s/></text:p>
          </table:table-cell>
          <table:table-cell office:value-type="float" office:value="2717" table:style-name="ce195">
            <text:p>2717<text:s/></text:p>
          </table:table-cell>
          <table:table-cell office:value-type="float" office:value="2502" table:style-name="ce195">
            <text:p>2502<text:s/></text:p>
          </table:table-cell>
          <table:table-cell office:value-type="float" office:value="2975" table:style-name="ce195">
            <text:p>2975<text:s/></text:p>
          </table:table-cell>
          <table:table-cell office:value-type="float" office:value="2655" table:style-name="ce195">
            <text:p>2655<text:s/></text:p>
          </table:table-cell>
          <table:table-cell office:value-type="float" office:value="2238" table:style-name="ce195">
            <text:p>2238<text:s/></text:p>
          </table:table-cell>
          <table:table-cell office:value-type="float" office:value="2536" table:style-name="ce195">
            <text:p>2536<text:s/></text:p>
          </table:table-cell>
          <table:table-cell office:value-type="float" office:value="2698" table:style-name="ce195">
            <text:p>2698<text:s/></text:p>
          </table:table-cell>
          <table:table-cell office:value-type="float" office:value="2796" table:style-name="ce195">
            <text:p>2796<text:s/></text:p>
          </table:table-cell>
          <table:table-cell office:value-type="float" office:value="2923" table:style-name="ce195">
            <text:p>2923<text:s/></text:p>
          </table:table-cell>
          <table:table-cell office:value-type="float" office:value="2890" table:style-name="ce195">
            <text:p>2890<text:s/></text:p>
          </table:table-cell>
          <table:table-cell office:value-type="float" office:value="3031" table:style-name="ce195">
            <text:p>3031<text:s/></text:p>
          </table:table-cell>
          <table:table-cell office:value-type="float" office:value="3139" table:style-name="ce195">
            <text:p>3139<text:s/></text:p>
          </table:table-cell>
          <table:table-cell office:value-type="float" office:value="3584" table:style-name="ce195">
            <text:p>3584<text:s/></text:p>
          </table:table-cell>
          <table:table-cell office:value-type="float" office:value="3716" table:style-name="ce195">
            <text:p>3716<text:s/></text:p>
          </table:table-cell>
          <table:table-cell office:value-type="float" office:value="4547" table:style-name="ce195">
            <text:p>4547<text:s/></text:p>
          </table:table-cell>
          <table:table-cell office:value-type="float" office:value="4557" table:style-name="ce195">
            <text:p>4557<text:s/></text:p>
          </table:table-cell>
          <table:table-cell office:value-type="float" office:value="4268" table:style-name="ce195">
            <text:p>4268<text:s/></text:p>
          </table:table-cell>
          <table:table-cell office:value-type="float" office:value="4956" table:style-name="ce195">
            <text:p>4956<text:s/></text:p>
          </table:table-cell>
          <table:table-cell office:value-type="float" office:value="5184" table:style-name="ce195">
            <text:p>5184<text:s/></text:p>
          </table:table-cell>
          <table:table-cell office:value-type="float" office:value="5414" table:style-name="ce195">
            <text:p>5414<text:s/></text:p>
          </table:table-cell>
          <table:table-cell office:value-type="float" office:value="5170" table:style-name="ce195">
            <text:p>5170<text:s/></text:p>
          </table:table-cell>
          <table:table-cell office:value-type="float" office:value="5262" table:style-name="ce195">
            <text:p>5262<text:s/></text:p>
          </table:table-cell>
          <table:table-cell office:value-type="float" office:value="5173" table:style-name="ce195">
            <text:p>5173<text:s/></text:p>
          </table:table-cell>
          <table:table-cell office:value-type="float" office:value="5043" table:style-name="ce195">
            <text:p>5043<text:s/></text:p>
          </table:table-cell>
          <table:table-cell office:value-type="float" office:value="5348" table:style-name="ce195">
            <text:p>5348<text:s/></text:p>
          </table:table-cell>
          <table:table-cell office:value-type="float" office:value="4795" table:style-name="ce195">
            <text:p>4795<text:s/></text:p>
          </table:table-cell>
          <table:table-cell office:value-type="float" office:value="5042" table:style-name="ce195">
            <text:p>5042<text:s/></text:p>
          </table:table-cell>
          <table:table-cell office:value-type="float" office:value="4535" table:style-name="ce195">
            <text:p>4535<text:s/></text:p>
          </table:table-cell>
          <table:table-cell office:value-type="float" office:value="4272" table:style-name="ce195">
            <text:p>4272<text:s/></text:p>
          </table:table-cell>
          <table:table-cell office:value-type="float" office:value="4502" table:style-name="ce195">
            <text:p>4502<text:s/></text:p>
          </table:table-cell>
          <table:table-cell office:value-type="float" office:value="4811" table:style-name="ce195">
            <text:p>4811<text:s/></text:p>
          </table:table-cell>
          <table:table-cell office:value-type="float" office:value="4940" table:style-name="ce195">
            <text:p>4940<text:s/></text:p>
          </table:table-cell>
          <table:table-cell office:value-type="float" office:value="5420" table:style-name="ce195">
            <text:p>5420<text:s/></text:p>
          </table:table-cell>
          <table:table-cell office:value-type="float" office:value="5740" table:style-name="ce195">
            <text:p>5740<text:s/></text:p>
          </table:table-cell>
          <table:table-cell office:value-type="float" office:value="5576" table:style-name="ce195">
            <text:p>5576<text:s/></text:p>
          </table:table-cell>
          <table:table-cell office:value-type="float" office:value="5745" table:style-name="ce195">
            <text:p>5745<text:s/></text:p>
          </table:table-cell>
          <table:table-cell office:value-type="float" office:value="5718" table:style-name="ce195">
            <text:p>5718<text:s/></text:p>
          </table:table-cell>
          <table:table-cell office:value-type="float" office:value="5614" table:style-name="ce195">
            <text:p>5614<text:s/></text:p>
          </table:table-cell>
          <table:table-cell office:value-type="float" office:value="6007" table:style-name="ce195">
            <text:p>6007<text:s/></text:p>
          </table:table-cell>
          <table:table-cell office:value-type="float" office:value="5429" table:style-name="ce195">
            <text:p>5429<text:s/></text:p>
          </table:table-cell>
          <table:table-cell office:value-type="float" office:value="5610" table:style-name="ce195">
            <text:p>5610<text:s/></text:p>
          </table:table-cell>
          <table:table-cell office:value-type="float" office:value="5439" table:style-name="ce195">
            <text:p>5439<text:s/></text:p>
          </table:table-cell>
          <table:table-cell office:value-type="float" office:value="5559" table:style-name="ce195">
            <text:p>5559<text:s/></text:p>
          </table:table-cell>
          <table:table-cell office:value-type="float" office:value="5810" table:style-name="ce195">
            <text:p>5810<text:s/></text:p>
          </table:table-cell>
          <table:table-cell office:value-type="float" office:value="5909" table:style-name="ce195">
            <text:p>5909<text:s/></text:p>
          </table:table-cell>
          <table:table-cell office:value-type="float" office:value="6128" table:style-name="ce195">
            <text:p>6128<text:s/></text:p>
          </table:table-cell>
          <table:table-cell office:value-type="float" office:value="6183" table:style-name="ce195">
            <text:p>6183<text:s/></text:p>
          </table:table-cell>
          <table:table-cell office:value-type="float" office:value="6077" table:style-name="ce195">
            <text:p>6077<text:s/></text:p>
          </table:table-cell>
          <table:table-cell office:value-type="float" office:value="5986" table:style-name="ce195">
            <text:p>5986<text:s/></text:p>
          </table:table-cell>
          <table:table-cell office:value-type="float" office:value="6261" table:style-name="ce195">
            <text:p>6261<text:s/></text:p>
          </table:table-cell>
          <table:table-cell office:value-type="float" office:value="6398" table:style-name="ce195">
            <text:p>6398<text:s/></text:p>
          </table:table-cell>
          <table:table-cell office:value-type="float" office:value="6418" table:style-name="ce195">
            <text:p>6418<text:s/></text:p>
          </table:table-cell>
          <table:table-cell office:value-type="float" office:value="6426" table:style-name="ce195">
            <text:p>6426<text:s/></text:p>
          </table:table-cell>
          <table:table-cell office:value-type="float" office:value="6432" table:style-name="ce195">
            <text:p>6432<text:s/></text:p>
          </table:table-cell>
          <table:table-cell office:value-type="float" office:value="6208" table:style-name="ce195">
            <text:p>6208<text:s/></text:p>
          </table:table-cell>
          <table:table-cell office:value-type="float" office:value="6237" table:style-name="ce195">
            <text:p>6237<text:s/></text:p>
          </table:table-cell>
          <table:table-cell office:value-type="float" office:value="6362" table:style-name="ce195">
            <text:p>6362<text:s/></text:p>
          </table:table-cell>
          <table:table-cell office:value-type="float" office:value="5744" table:style-name="ce195">
            <text:p>5744<text:s/></text:p>
          </table:table-cell>
          <table:table-cell office:value-type="float" office:value="5637" table:style-name="ce195">
            <text:p>5637<text:s/></text:p>
          </table:table-cell>
          <table:table-cell office:value-type="float" office:value="5579" table:style-name="ce195">
            <text:p>5579<text:s/></text:p>
          </table:table-cell>
          <table:table-cell office:value-type="float" office:value="5395" table:style-name="ce195">
            <text:p>5395<text:s/></text:p>
          </table:table-cell>
          <table:table-cell office:value-type="float" office:value="5013" table:style-name="ce195">
            <text:p>5013<text:s/></text:p>
          </table:table-cell>
          <table:table-cell office:value-type="float" office:value="5021" table:style-name="ce195">
            <text:p>5021<text:s/></text:p>
          </table:table-cell>
          <table:table-cell office:value-type="float" office:value="4786" table:style-name="ce195">
            <text:p>4786<text:s/></text:p>
          </table:table-cell>
          <table:table-cell office:value-type="float" office:value="4033" table:style-name="ce195">
            <text:p>4033<text:s/></text:p>
          </table:table-cell>
          <table:table-cell office:value-type="float" office:value="3687" table:style-name="ce195">
            <text:p>3687<text:s/></text:p>
          </table:table-cell>
          <table:table-cell office:value-type="float" office:value="3441" table:style-name="ce195">
            <text:p>3441<text:s/></text:p>
          </table:table-cell>
          <table:table-cell office:value-type="float" office:value="2768" table:style-name="ce195">
            <text:p>2768<text:s/></text:p>
          </table:table-cell>
          <table:table-cell office:value-type="float" office:value="2198" table:style-name="ce195">
            <text:p>2198<text:s/></text:p>
          </table:table-cell>
          <table:table-cell office:value-type="float" office:value="1358" table:style-name="ce195">
            <text:p>1358<text:s/></text:p>
          </table:table-cell>
          <table:table-cell office:value-type="float" office:value="1883" table:style-name="ce195">
            <text:p>1883<text:s/></text:p>
          </table:table-cell>
          <table:table-cell office:value-type="float" office:value="2041" table:style-name="ce195">
            <text:p>2041<text:s/></text:p>
          </table:table-cell>
          <table:table-cell office:value-type="float" office:value="1950" table:style-name="ce195">
            <text:p>1950<text:s/></text:p>
          </table:table-cell>
          <table:table-cell office:value-type="float" office:value="1837" table:style-name="ce195">
            <text:p>1837<text:s/></text:p>
          </table:table-cell>
          <table:table-cell office:value-type="float" office:value="1953" table:style-name="ce195">
            <text:p>1953<text:s/></text:p>
          </table:table-cell>
          <table:table-cell office:value-type="float" office:value="1792" table:style-name="ce195">
            <text:p>1792<text:s/></text:p>
          </table:table-cell>
          <table:table-cell office:value-type="float" office:value="1534" table:style-name="ce195">
            <text:p>1534<text:s/></text:p>
          </table:table-cell>
          <table:table-cell office:value-type="float" office:value="1331" table:style-name="ce195">
            <text:p>1331<text:s/></text:p>
          </table:table-cell>
          <table:table-cell office:value-type="float" office:value="1163" table:style-name="ce195">
            <text:p>1163<text:s/></text:p>
          </table:table-cell>
          <table:table-cell office:value-type="float" office:value="1066" table:style-name="ce195">
            <text:p>1066<text:s/></text:p>
          </table:table-cell>
          <table:table-cell office:value-type="float" office:value="923" table:style-name="ce195">
            <text:p>923<text:s/></text:p>
          </table:table-cell>
          <table:table-cell office:value-type="float" office:value="834" table:style-name="ce195">
            <text:p>834<text:s/></text:p>
          </table:table-cell>
          <table:table-cell office:value-type="float" office:value="691" table:style-name="ce195">
            <text:p>691<text:s/></text:p>
          </table:table-cell>
          <table:table-cell office:value-type="float" office:value="617" table:style-name="ce195">
            <text:p>617<text:s/></text:p>
          </table:table-cell>
          <table:table-cell office:value-type="float" office:value="528" table:style-name="ce195">
            <text:p>528<text:s/></text:p>
          </table:table-cell>
          <table:table-cell office:value-type="float" office:value="436" table:style-name="ce195">
            <text:p>436<text:s/></text:p>
          </table:table-cell>
          <table:table-cell office:value-type="float" office:value="361" table:style-name="ce195">
            <text:p>361<text:s/></text:p>
          </table:table-cell>
          <table:table-cell office:value-type="float" office:value="325" table:style-name="ce195">
            <text:p>325<text:s/></text:p>
          </table:table-cell>
          <table:table-cell office:value-type="float" office:value="243" table:style-name="ce195">
            <text:p>243<text:s/></text:p>
          </table:table-cell>
          <table:table-cell office:value-type="float" office:value="194" table:style-name="ce195">
            <text:p>194<text:s/></text:p>
          </table:table-cell>
          <table:table-cell office:value-type="float" office:value="123" table:style-name="ce195">
            <text:p>123<text:s/></text:p>
          </table:table-cell>
          <table:table-cell office:value-type="float" office:value="92" table:style-name="ce195">
            <text:p>92<text:s/></text:p>
          </table:table-cell>
          <table:table-cell office:value-type="float" office:value="70" table:style-name="ce195">
            <text:p>70<text:s/></text:p>
          </table:table-cell>
          <table:table-cell office:value-type="float" office:value="45" table:style-name="ce195">
            <text:p>45<text:s/></text:p>
          </table:table-cell>
          <table:table-cell office:value-type="float" office:value="106" table:style-name="ce195">
            <text:p>106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基隆市</text:p>
          </table:table-cell>
          <table:table-cell office:value-type="string" table:style-name="ce195">
            <text:p>男</text:p>
          </table:table-cell>
          <table:table-cell office:value-type="float" office:value="184664" table:style-name="ce195">
            <text:p>184664<text:s/></text:p>
          </table:table-cell>
          <table:table-cell office:value-type="float" office:value="19350" table:style-name="ce195">
            <text:p>19350<text:s/></text:p>
          </table:table-cell>
          <table:table-cell office:value-type="float" office:value="134101" table:style-name="ce195">
            <text:p>134101<text:s/></text:p>
          </table:table-cell>
          <table:table-cell office:value-type="float" office:value="29588" table:style-name="ce195">
            <text:p>29588<text:s/></text:p>
          </table:table-cell>
          <table:table-cell office:value-type="float" office:value="79842" table:style-name="ce195">
            <text:p>79842<text:s/></text:p>
          </table:table-cell>
          <table:table-cell office:value-type="float" office:value="155099" table:style-name="ce195">
            <text:p>155099<text:s/></text:p>
          </table:table-cell>
          <table:table-cell office:value-type="float" office:value="899" table:style-name="ce195">
            <text:p>899<text:s/></text:p>
          </table:table-cell>
          <table:table-cell office:value-type="float" office:value="1054" table:style-name="ce195">
            <text:p>1054<text:s/></text:p>
          </table:table-cell>
          <table:table-cell office:value-type="float" office:value="1144" table:style-name="ce195">
            <text:p>1144<text:s/></text:p>
          </table:table-cell>
          <table:table-cell office:value-type="float" office:value="1210" table:style-name="ce195">
            <text:p>1210<text:s/></text:p>
          </table:table-cell>
          <table:table-cell office:value-type="float" office:value="1215" table:style-name="ce195">
            <text:p>1215<text:s/></text:p>
          </table:table-cell>
          <table:table-cell office:value-type="float" office:value="1400" table:style-name="ce195">
            <text:p>1400<text:s/></text:p>
          </table:table-cell>
          <table:table-cell office:value-type="float" office:value="1355" table:style-name="ce195">
            <text:p>1355<text:s/></text:p>
          </table:table-cell>
          <table:table-cell office:value-type="float" office:value="1312" table:style-name="ce195">
            <text:p>1312<text:s/></text:p>
          </table:table-cell>
          <table:table-cell office:value-type="float" office:value="1549" table:style-name="ce195">
            <text:p>1549<text:s/></text:p>
          </table:table-cell>
          <table:table-cell office:value-type="float" office:value="1344" table:style-name="ce195">
            <text:p>1344<text:s/></text:p>
          </table:table-cell>
          <table:table-cell office:value-type="float" office:value="1154" table:style-name="ce195">
            <text:p>1154<text:s/></text:p>
          </table:table-cell>
          <table:table-cell office:value-type="float" office:value="1302" table:style-name="ce195">
            <text:p>1302<text:s/></text:p>
          </table:table-cell>
          <table:table-cell office:value-type="float" office:value="1421" table:style-name="ce195">
            <text:p>1421<text:s/></text:p>
          </table:table-cell>
          <table:table-cell office:value-type="float" office:value="1458" table:style-name="ce195">
            <text:p>1458<text:s/></text:p>
          </table:table-cell>
          <table:table-cell office:value-type="float" office:value="1533" table:style-name="ce195">
            <text:p>1533<text:s/></text:p>
          </table:table-cell>
          <table:table-cell office:value-type="float" office:value="1458" table:style-name="ce195">
            <text:p>1458<text:s/></text:p>
          </table:table-cell>
          <table:table-cell office:value-type="float" office:value="1602" table:style-name="ce195">
            <text:p>1602<text:s/></text:p>
          </table:table-cell>
          <table:table-cell office:value-type="float" office:value="1682" table:style-name="ce195">
            <text:p>1682<text:s/></text:p>
          </table:table-cell>
          <table:table-cell office:value-type="float" office:value="1856" table:style-name="ce195">
            <text:p>1856<text:s/></text:p>
          </table:table-cell>
          <table:table-cell office:value-type="float" office:value="1992" table:style-name="ce195">
            <text:p>1992<text:s/></text:p>
          </table:table-cell>
          <table:table-cell office:value-type="float" office:value="2345" table:style-name="ce195">
            <text:p>2345<text:s/></text:p>
          </table:table-cell>
          <table:table-cell office:value-type="float" office:value="2367" table:style-name="ce195">
            <text:p>2367<text:s/></text:p>
          </table:table-cell>
          <table:table-cell office:value-type="float" office:value="2184" table:style-name="ce195">
            <text:p>2184<text:s/></text:p>
          </table:table-cell>
          <table:table-cell office:value-type="float" office:value="2557" table:style-name="ce195">
            <text:p>2557<text:s/></text:p>
          </table:table-cell>
          <table:table-cell office:value-type="float" office:value="2748" table:style-name="ce195">
            <text:p>2748<text:s/></text:p>
          </table:table-cell>
          <table:table-cell office:value-type="float" office:value="2826" table:style-name="ce195">
            <text:p>2826<text:s/></text:p>
          </table:table-cell>
          <table:table-cell office:value-type="float" office:value="2640" table:style-name="ce195">
            <text:p>2640<text:s/></text:p>
          </table:table-cell>
          <table:table-cell office:value-type="float" office:value="2757" table:style-name="ce195">
            <text:p>2757<text:s/></text:p>
          </table:table-cell>
          <table:table-cell office:value-type="float" office:value="2709" table:style-name="ce195">
            <text:p>2709<text:s/></text:p>
          </table:table-cell>
          <table:table-cell office:value-type="float" office:value="2746" table:style-name="ce195">
            <text:p>2746<text:s/></text:p>
          </table:table-cell>
          <table:table-cell office:value-type="float" office:value="2864" table:style-name="ce195">
            <text:p>2864<text:s/></text:p>
          </table:table-cell>
          <table:table-cell office:value-type="float" office:value="2565" table:style-name="ce195">
            <text:p>2565<text:s/></text:p>
          </table:table-cell>
          <table:table-cell office:value-type="float" office:value="2677" table:style-name="ce195">
            <text:p>2677<text:s/></text:p>
          </table:table-cell>
          <table:table-cell office:value-type="float" office:value="2430" table:style-name="ce195">
            <text:p>2430<text:s/></text:p>
          </table:table-cell>
          <table:table-cell office:value-type="float" office:value="2206" table:style-name="ce195">
            <text:p>2206<text:s/></text:p>
          </table:table-cell>
          <table:table-cell office:value-type="float" office:value="2313" table:style-name="ce195">
            <text:p>2313<text:s/></text:p>
          </table:table-cell>
          <table:table-cell office:value-type="float" office:value="2541" table:style-name="ce195">
            <text:p>2541<text:s/></text:p>
          </table:table-cell>
          <table:table-cell office:value-type="float" office:value="2587" table:style-name="ce195">
            <text:p>2587<text:s/></text:p>
          </table:table-cell>
          <table:table-cell office:value-type="float" office:value="2754" table:style-name="ce195">
            <text:p>2754<text:s/></text:p>
          </table:table-cell>
          <table:table-cell office:value-type="float" office:value="2892" table:style-name="ce195">
            <text:p>2892<text:s/></text:p>
          </table:table-cell>
          <table:table-cell office:value-type="float" office:value="2811" table:style-name="ce195">
            <text:p>2811<text:s/></text:p>
          </table:table-cell>
          <table:table-cell office:value-type="float" office:value="2894" table:style-name="ce195">
            <text:p>2894<text:s/></text:p>
          </table:table-cell>
          <table:table-cell office:value-type="float" office:value="2784" table:style-name="ce195">
            <text:p>2784<text:s/></text:p>
          </table:table-cell>
          <table:table-cell office:value-type="float" office:value="2719" table:style-name="ce195">
            <text:p>2719<text:s/></text:p>
          </table:table-cell>
          <table:table-cell office:value-type="float" office:value="3029" table:style-name="ce195">
            <text:p>3029<text:s/></text:p>
          </table:table-cell>
          <table:table-cell office:value-type="float" office:value="2696" table:style-name="ce195">
            <text:p>2696<text:s/></text:p>
          </table:table-cell>
          <table:table-cell office:value-type="float" office:value="2820" table:style-name="ce195">
            <text:p>2820<text:s/></text:p>
          </table:table-cell>
          <table:table-cell office:value-type="float" office:value="2678" table:style-name="ce195">
            <text:p>2678<text:s/></text:p>
          </table:table-cell>
          <table:table-cell office:value-type="float" office:value="2774" table:style-name="ce195">
            <text:p>2774<text:s/></text:p>
          </table:table-cell>
          <table:table-cell office:value-type="float" office:value="2929" table:style-name="ce195">
            <text:p>2929<text:s/></text:p>
          </table:table-cell>
          <table:table-cell office:value-type="float" office:value="2916" table:style-name="ce195">
            <text:p>2916<text:s/></text:p>
          </table:table-cell>
          <table:table-cell office:value-type="float" office:value="3030" table:style-name="ce195">
            <text:p>3030<text:s/></text:p>
          </table:table-cell>
          <table:table-cell office:value-type="float" office:value="3090" table:style-name="ce195">
            <text:p>3090<text:s/></text:p>
          </table:table-cell>
          <table:table-cell office:value-type="float" office:value="3021" table:style-name="ce195">
            <text:p>3021<text:s/></text:p>
          </table:table-cell>
          <table:table-cell office:value-type="float" office:value="3007" table:style-name="ce195">
            <text:p>3007<text:s/></text:p>
          </table:table-cell>
          <table:table-cell office:value-type="float" office:value="3110" table:style-name="ce195">
            <text:p>3110<text:s/></text:p>
          </table:table-cell>
          <table:table-cell office:value-type="float" office:value="3135" table:style-name="ce195">
            <text:p>3135<text:s/></text:p>
          </table:table-cell>
          <table:table-cell office:value-type="float" office:value="3245" table:style-name="ce195">
            <text:p>3245<text:s/></text:p>
          </table:table-cell>
          <table:table-cell office:value-type="float" office:value="3235" table:style-name="ce195">
            <text:p>3235<text:s/></text:p>
          </table:table-cell>
          <table:table-cell office:value-type="float" office:value="3170" table:style-name="ce195">
            <text:p>3170<text:s/></text:p>
          </table:table-cell>
          <table:table-cell office:value-type="float" office:value="3077" table:style-name="ce195">
            <text:p>3077<text:s/></text:p>
          </table:table-cell>
          <table:table-cell office:value-type="float" office:value="3057" table:style-name="ce195">
            <text:p>3057<text:s/></text:p>
          </table:table-cell>
          <table:table-cell office:value-type="float" office:value="3124" table:style-name="ce195">
            <text:p>3124<text:s/></text:p>
          </table:table-cell>
          <table:table-cell office:value-type="float" office:value="2763" table:style-name="ce195">
            <text:p>2763<text:s/></text:p>
          </table:table-cell>
          <table:table-cell office:value-type="float" office:value="2689" table:style-name="ce195">
            <text:p>2689<text:s/></text:p>
          </table:table-cell>
          <table:table-cell office:value-type="float" office:value="2716" table:style-name="ce195">
            <text:p>2716<text:s/></text:p>
          </table:table-cell>
          <table:table-cell office:value-type="float" office:value="2610" table:style-name="ce195">
            <text:p>2610<text:s/></text:p>
          </table:table-cell>
          <table:table-cell office:value-type="float" office:value="2369" table:style-name="ce195">
            <text:p>2369<text:s/></text:p>
          </table:table-cell>
          <table:table-cell office:value-type="float" office:value="2350" table:style-name="ce195">
            <text:p>2350<text:s/></text:p>
          </table:table-cell>
          <table:table-cell office:value-type="float" office:value="2229" table:style-name="ce195">
            <text:p>2229<text:s/></text:p>
          </table:table-cell>
          <table:table-cell office:value-type="float" office:value="1895" table:style-name="ce195">
            <text:p>1895<text:s/></text:p>
          </table:table-cell>
          <table:table-cell office:value-type="float" office:value="1724" table:style-name="ce195">
            <text:p>1724<text:s/></text:p>
          </table:table-cell>
          <table:table-cell office:value-type="float" office:value="1567" table:style-name="ce195">
            <text:p>1567<text:s/></text:p>
          </table:table-cell>
          <table:table-cell office:value-type="float" office:value="1346" table:style-name="ce195">
            <text:p>1346<text:s/></text:p>
          </table:table-cell>
          <table:table-cell office:value-type="float" office:value="1013" table:style-name="ce195">
            <text:p>1013<text:s/></text:p>
          </table:table-cell>
          <table:table-cell office:value-type="float" office:value="602" table:style-name="ce195">
            <text:p>602<text:s/></text:p>
          </table:table-cell>
          <table:table-cell office:value-type="float" office:value="812" table:style-name="ce195">
            <text:p>812<text:s/></text:p>
          </table:table-cell>
          <table:table-cell office:value-type="float" office:value="893" table:style-name="ce195">
            <text:p>893<text:s/></text:p>
          </table:table-cell>
          <table:table-cell office:value-type="float" office:value="865" table:style-name="ce195">
            <text:p>865<text:s/></text:p>
          </table:table-cell>
          <table:table-cell office:value-type="float" office:value="786" table:style-name="ce195">
            <text:p>786<text:s/></text:p>
          </table:table-cell>
          <table:table-cell office:value-type="float" office:value="852" table:style-name="ce195">
            <text:p>852<text:s/></text:p>
          </table:table-cell>
          <table:table-cell office:value-type="float" office:value="708" table:style-name="ce195">
            <text:p>708<text:s/></text:p>
          </table:table-cell>
          <table:table-cell office:value-type="float" office:value="579" table:style-name="ce195">
            <text:p>579<text:s/></text:p>
          </table:table-cell>
          <table:table-cell office:value-type="float" office:value="511" table:style-name="ce195">
            <text:p>511<text:s/></text:p>
          </table:table-cell>
          <table:table-cell office:value-type="float" office:value="452" table:style-name="ce195">
            <text:p>452<text:s/></text:p>
          </table:table-cell>
          <table:table-cell office:value-type="float" office:value="402" table:style-name="ce195">
            <text:p>402<text:s/></text:p>
          </table:table-cell>
          <table:table-cell office:value-type="float" office:value="356" table:style-name="ce195">
            <text:p>356<text:s/></text:p>
          </table:table-cell>
          <table:table-cell office:value-type="float" office:value="318" table:style-name="ce195">
            <text:p>318<text:s/></text:p>
          </table:table-cell>
          <table:table-cell office:value-type="float" office:value="275" table:style-name="ce195">
            <text:p>275<text:s/></text:p>
          </table:table-cell>
          <table:table-cell office:value-type="float" office:value="247" table:style-name="ce195">
            <text:p>247<text:s/></text:p>
          </table:table-cell>
          <table:table-cell office:value-type="float" office:value="205" table:style-name="ce195">
            <text:p>205<text:s/></text:p>
          </table:table-cell>
          <table:table-cell office:value-type="float" office:value="206" table:style-name="ce195">
            <text:p>206<text:s/></text:p>
          </table:table-cell>
          <table:table-cell office:value-type="float" office:value="157" table:style-name="ce195">
            <text:p>157<text:s/></text:p>
          </table:table-cell>
          <table:table-cell office:value-type="float" office:value="140" table:style-name="ce195">
            <text:p>140<text:s/></text:p>
          </table:table-cell>
          <table:table-cell office:value-type="float" office:value="99" table:style-name="ce195">
            <text:p>99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60" table:style-name="ce195">
            <text:p>60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33" table:style-name="ce195">
            <text:p>33<text:s/></text:p>
          </table:table-cell>
          <table:table-cell office:value-type="float" office:value="23" table:style-name="ce195">
            <text:p>23<text:s/></text:p>
          </table:table-cell>
          <table:table-cell office:value-type="float" office:value="58" table:style-name="ce195">
            <text:p>58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基隆市</text:p>
          </table:table-cell>
          <table:table-cell office:value-type="string" table:style-name="ce195">
            <text:p>女</text:p>
          </table:table-cell>
          <table:table-cell office:value-type="float" office:value="184949" table:style-name="ce195">
            <text:p>184949<text:s/></text:p>
          </table:table-cell>
          <table:table-cell office:value-type="float" office:value="18069" table:style-name="ce195">
            <text:p>18069<text:s/></text:p>
          </table:table-cell>
          <table:table-cell office:value-type="float" office:value="130151" table:style-name="ce195">
            <text:p>130151<text:s/></text:p>
          </table:table-cell>
          <table:table-cell office:value-type="float" office:value="35829" table:style-name="ce195">
            <text:p>35829<text:s/></text:p>
          </table:table-cell>
          <table:table-cell office:value-type="float" office:value="75644" table:style-name="ce195">
            <text:p>75644<text:s/></text:p>
          </table:table-cell>
          <table:table-cell office:value-type="float" office:value="158210" table:style-name="ce195">
            <text:p>158210<text:s/></text:p>
          </table:table-cell>
          <table:table-cell office:value-type="float" office:value="849" table:style-name="ce195">
            <text:p>849<text:s/></text:p>
          </table:table-cell>
          <table:table-cell office:value-type="float" office:value="962" table:style-name="ce195">
            <text:p>962<text:s/></text:p>
          </table:table-cell>
          <table:table-cell office:value-type="float" office:value="1057" table:style-name="ce195">
            <text:p>1057<text:s/></text:p>
          </table:table-cell>
          <table:table-cell office:value-type="float" office:value="1088" table:style-name="ce195">
            <text:p>1088<text:s/></text:p>
          </table:table-cell>
          <table:table-cell office:value-type="float" office:value="1252" table:style-name="ce195">
            <text:p>1252<text:s/></text:p>
          </table:table-cell>
          <table:table-cell office:value-type="float" office:value="1249" table:style-name="ce195">
            <text:p>1249<text:s/></text:p>
          </table:table-cell>
          <table:table-cell office:value-type="float" office:value="1362" table:style-name="ce195">
            <text:p>1362<text:s/></text:p>
          </table:table-cell>
          <table:table-cell office:value-type="float" office:value="1190" table:style-name="ce195">
            <text:p>1190<text:s/></text:p>
          </table:table-cell>
          <table:table-cell office:value-type="float" office:value="1426" table:style-name="ce195">
            <text:p>1426<text:s/></text:p>
          </table:table-cell>
          <table:table-cell office:value-type="float" office:value="1311" table:style-name="ce195">
            <text:p>1311<text:s/></text:p>
          </table:table-cell>
          <table:table-cell office:value-type="float" office:value="1084" table:style-name="ce195">
            <text:p>1084<text:s/></text:p>
          </table:table-cell>
          <table:table-cell office:value-type="float" office:value="1234" table:style-name="ce195">
            <text:p>1234<text:s/></text:p>
          </table:table-cell>
          <table:table-cell office:value-type="float" office:value="1277" table:style-name="ce195">
            <text:p>1277<text:s/></text:p>
          </table:table-cell>
          <table:table-cell office:value-type="float" office:value="1338" table:style-name="ce195">
            <text:p>1338<text:s/></text:p>
          </table:table-cell>
          <table:table-cell office:value-type="float" office:value="1390" table:style-name="ce195">
            <text:p>1390<text:s/></text:p>
          </table:table-cell>
          <table:table-cell office:value-type="float" office:value="1432" table:style-name="ce195">
            <text:p>1432<text:s/></text:p>
          </table:table-cell>
          <table:table-cell office:value-type="float" office:value="1429" table:style-name="ce195">
            <text:p>1429<text:s/></text:p>
          </table:table-cell>
          <table:table-cell office:value-type="float" office:value="1457" table:style-name="ce195">
            <text:p>1457<text:s/></text:p>
          </table:table-cell>
          <table:table-cell office:value-type="float" office:value="1728" table:style-name="ce195">
            <text:p>1728<text:s/></text:p>
          </table:table-cell>
          <table:table-cell office:value-type="float" office:value="1724" table:style-name="ce195">
            <text:p>1724<text:s/></text:p>
          </table:table-cell>
          <table:table-cell office:value-type="float" office:value="2202" table:style-name="ce195">
            <text:p>2202<text:s/></text:p>
          </table:table-cell>
          <table:table-cell office:value-type="float" office:value="2190" table:style-name="ce195">
            <text:p>2190<text:s/></text:p>
          </table:table-cell>
          <table:table-cell office:value-type="float" office:value="2084" table:style-name="ce195">
            <text:p>2084<text:s/></text:p>
          </table:table-cell>
          <table:table-cell office:value-type="float" office:value="2399" table:style-name="ce195">
            <text:p>2399<text:s/></text:p>
          </table:table-cell>
          <table:table-cell office:value-type="float" office:value="2436" table:style-name="ce195">
            <text:p>2436<text:s/></text:p>
          </table:table-cell>
          <table:table-cell office:value-type="float" office:value="2588" table:style-name="ce195">
            <text:p>2588<text:s/></text:p>
          </table:table-cell>
          <table:table-cell office:value-type="float" office:value="2530" table:style-name="ce195">
            <text:p>2530<text:s/></text:p>
          </table:table-cell>
          <table:table-cell office:value-type="float" office:value="2505" table:style-name="ce195">
            <text:p>2505<text:s/></text:p>
          </table:table-cell>
          <table:table-cell office:value-type="float" office:value="2464" table:style-name="ce195">
            <text:p>2464<text:s/></text:p>
          </table:table-cell>
          <table:table-cell office:value-type="float" office:value="2297" table:style-name="ce195">
            <text:p>2297<text:s/></text:p>
          </table:table-cell>
          <table:table-cell office:value-type="float" office:value="2484" table:style-name="ce195">
            <text:p>2484<text:s/></text:p>
          </table:table-cell>
          <table:table-cell office:value-type="float" office:value="2230" table:style-name="ce195">
            <text:p>2230<text:s/></text:p>
          </table:table-cell>
          <table:table-cell office:value-type="float" office:value="2365" table:style-name="ce195">
            <text:p>2365<text:s/></text:p>
          </table:table-cell>
          <table:table-cell office:value-type="float" office:value="2105" table:style-name="ce195">
            <text:p>2105<text:s/></text:p>
          </table:table-cell>
          <table:table-cell office:value-type="float" office:value="2066" table:style-name="ce195">
            <text:p>2066<text:s/></text:p>
          </table:table-cell>
          <table:table-cell office:value-type="float" office:value="2189" table:style-name="ce195">
            <text:p>2189<text:s/></text:p>
          </table:table-cell>
          <table:table-cell office:value-type="float" office:value="2270" table:style-name="ce195">
            <text:p>2270<text:s/></text:p>
          </table:table-cell>
          <table:table-cell office:value-type="float" office:value="2353" table:style-name="ce195">
            <text:p>2353<text:s/></text:p>
          </table:table-cell>
          <table:table-cell office:value-type="float" office:value="2666" table:style-name="ce195">
            <text:p>2666<text:s/></text:p>
          </table:table-cell>
          <table:table-cell office:value-type="float" office:value="2848" table:style-name="ce195">
            <text:p>2848<text:s/></text:p>
          </table:table-cell>
          <table:table-cell office:value-type="float" office:value="2765" table:style-name="ce195">
            <text:p>2765<text:s/></text:p>
          </table:table-cell>
          <table:table-cell office:value-type="float" office:value="2851" table:style-name="ce195">
            <text:p>2851<text:s/></text:p>
          </table:table-cell>
          <table:table-cell office:value-type="float" office:value="2934" table:style-name="ce195">
            <text:p>2934<text:s/></text:p>
          </table:table-cell>
          <table:table-cell office:value-type="float" office:value="2895" table:style-name="ce195">
            <text:p>2895<text:s/></text:p>
          </table:table-cell>
          <table:table-cell office:value-type="float" office:value="2978" table:style-name="ce195">
            <text:p>2978<text:s/></text:p>
          </table:table-cell>
          <table:table-cell office:value-type="float" office:value="2733" table:style-name="ce195">
            <text:p>2733<text:s/></text:p>
          </table:table-cell>
          <table:table-cell office:value-type="float" office:value="2790" table:style-name="ce195">
            <text:p>2790<text:s/></text:p>
          </table:table-cell>
          <table:table-cell office:value-type="float" office:value="2761" table:style-name="ce195">
            <text:p>2761<text:s/></text:p>
          </table:table-cell>
          <table:table-cell office:value-type="float" office:value="2785" table:style-name="ce195">
            <text:p>2785<text:s/></text:p>
          </table:table-cell>
          <table:table-cell office:value-type="float" office:value="2881" table:style-name="ce195">
            <text:p>2881<text:s/></text:p>
          </table:table-cell>
          <table:table-cell office:value-type="float" office:value="2993" table:style-name="ce195">
            <text:p>2993<text:s/></text:p>
          </table:table-cell>
          <table:table-cell office:value-type="float" office:value="3098" table:style-name="ce195">
            <text:p>3098<text:s/></text:p>
          </table:table-cell>
          <table:table-cell office:value-type="float" office:value="3093" table:style-name="ce195">
            <text:p>3093<text:s/></text:p>
          </table:table-cell>
          <table:table-cell office:value-type="float" office:value="3056" table:style-name="ce195">
            <text:p>3056<text:s/></text:p>
          </table:table-cell>
          <table:table-cell office:value-type="float" office:value="2979" table:style-name="ce195">
            <text:p>2979<text:s/></text:p>
          </table:table-cell>
          <table:table-cell office:value-type="float" office:value="3151" table:style-name="ce195">
            <text:p>3151<text:s/></text:p>
          </table:table-cell>
          <table:table-cell office:value-type="float" office:value="3263" table:style-name="ce195">
            <text:p>3263<text:s/></text:p>
          </table:table-cell>
          <table:table-cell office:value-type="float" office:value="3173" table:style-name="ce195">
            <text:p>3173<text:s/></text:p>
          </table:table-cell>
          <table:table-cell office:value-type="float" office:value="3191" table:style-name="ce195">
            <text:p>3191<text:s/></text:p>
          </table:table-cell>
          <table:table-cell office:value-type="float" office:value="3262" table:style-name="ce195">
            <text:p>3262<text:s/></text:p>
          </table:table-cell>
          <table:table-cell office:value-type="float" office:value="3131" table:style-name="ce195">
            <text:p>3131<text:s/></text:p>
          </table:table-cell>
          <table:table-cell office:value-type="float" office:value="3180" table:style-name="ce195">
            <text:p>3180<text:s/></text:p>
          </table:table-cell>
          <table:table-cell office:value-type="float" office:value="3238" table:style-name="ce195">
            <text:p>3238<text:s/></text:p>
          </table:table-cell>
          <table:table-cell office:value-type="float" office:value="2981" table:style-name="ce195">
            <text:p>2981<text:s/></text:p>
          </table:table-cell>
          <table:table-cell office:value-type="float" office:value="2948" table:style-name="ce195">
            <text:p>2948<text:s/></text:p>
          </table:table-cell>
          <table:table-cell office:value-type="float" office:value="2863" table:style-name="ce195">
            <text:p>2863<text:s/></text:p>
          </table:table-cell>
          <table:table-cell office:value-type="float" office:value="2785" table:style-name="ce195">
            <text:p>2785<text:s/></text:p>
          </table:table-cell>
          <table:table-cell office:value-type="float" office:value="2644" table:style-name="ce195">
            <text:p>2644<text:s/></text:p>
          </table:table-cell>
          <table:table-cell office:value-type="float" office:value="2671" table:style-name="ce195">
            <text:p>2671<text:s/></text:p>
          </table:table-cell>
          <table:table-cell office:value-type="float" office:value="2557" table:style-name="ce195">
            <text:p>2557<text:s/></text:p>
          </table:table-cell>
          <table:table-cell office:value-type="float" office:value="2138" table:style-name="ce195">
            <text:p>2138<text:s/></text:p>
          </table:table-cell>
          <table:table-cell office:value-type="float" office:value="1963" table:style-name="ce195">
            <text:p>1963<text:s/></text:p>
          </table:table-cell>
          <table:table-cell office:value-type="float" office:value="1874" table:style-name="ce195">
            <text:p>1874<text:s/></text:p>
          </table:table-cell>
          <table:table-cell office:value-type="float" office:value="1422" table:style-name="ce195">
            <text:p>1422<text:s/></text:p>
          </table:table-cell>
          <table:table-cell office:value-type="float" office:value="1185" table:style-name="ce195">
            <text:p>1185<text:s/></text:p>
          </table:table-cell>
          <table:table-cell office:value-type="float" office:value="756" table:style-name="ce195">
            <text:p>756<text:s/></text:p>
          </table:table-cell>
          <table:table-cell office:value-type="float" office:value="1071" table:style-name="ce195">
            <text:p>1071<text:s/></text:p>
          </table:table-cell>
          <table:table-cell office:value-type="float" office:value="1148" table:style-name="ce195">
            <text:p>1148<text:s/></text:p>
          </table:table-cell>
          <table:table-cell office:value-type="float" office:value="1085" table:style-name="ce195">
            <text:p>1085<text:s/></text:p>
          </table:table-cell>
          <table:table-cell office:value-type="float" office:value="1051" table:style-name="ce195">
            <text:p>1051<text:s/></text:p>
          </table:table-cell>
          <table:table-cell office:value-type="float" office:value="1101" table:style-name="ce195">
            <text:p>1101<text:s/></text:p>
          </table:table-cell>
          <table:table-cell office:value-type="float" office:value="1084" table:style-name="ce195">
            <text:p>1084<text:s/></text:p>
          </table:table-cell>
          <table:table-cell office:value-type="float" office:value="955" table:style-name="ce195">
            <text:p>955<text:s/></text:p>
          </table:table-cell>
          <table:table-cell office:value-type="float" office:value="820" table:style-name="ce195">
            <text:p>820<text:s/></text:p>
          </table:table-cell>
          <table:table-cell office:value-type="float" office:value="711" table:style-name="ce195">
            <text:p>711<text:s/></text:p>
          </table:table-cell>
          <table:table-cell office:value-type="float" office:value="664" table:style-name="ce195">
            <text:p>664<text:s/></text:p>
          </table:table-cell>
          <table:table-cell office:value-type="float" office:value="567" table:style-name="ce195">
            <text:p>567<text:s/></text:p>
          </table:table-cell>
          <table:table-cell office:value-type="float" office:value="516" table:style-name="ce195">
            <text:p>516<text:s/></text:p>
          </table:table-cell>
          <table:table-cell office:value-type="float" office:value="416" table:style-name="ce195">
            <text:p>416<text:s/></text:p>
          </table:table-cell>
          <table:table-cell office:value-type="float" office:value="370" table:style-name="ce195">
            <text:p>370<text:s/></text:p>
          </table:table-cell>
          <table:table-cell office:value-type="float" office:value="323" table:style-name="ce195">
            <text:p>323<text:s/></text:p>
          </table:table-cell>
          <table:table-cell office:value-type="float" office:value="230" table:style-name="ce195">
            <text:p>230<text:s/></text:p>
          </table:table-cell>
          <table:table-cell office:value-type="float" office:value="204" table:style-name="ce195">
            <text:p>204<text:s/></text:p>
          </table:table-cell>
          <table:table-cell office:value-type="float" office:value="185" table:style-name="ce195">
            <text:p>185<text:s/></text:p>
          </table:table-cell>
          <table:table-cell office:value-type="float" office:value="144" table:style-name="ce195">
            <text:p>144<text:s/></text:p>
          </table:table-cell>
          <table:table-cell office:value-type="float" office:value="103" table:style-name="ce195">
            <text:p>103<text:s/></text:p>
          </table:table-cell>
          <table:table-cell office:value-type="float" office:value="63" table:style-name="ce195">
            <text:p>63<text:s/></text:p>
          </table:table-cell>
          <table:table-cell office:value-type="float" office:value="53" table:style-name="ce195">
            <text:p>53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22" table:style-name="ce195">
            <text:p>22<text:s/></text:p>
          </table:table-cell>
          <table:table-cell office:value-type="float" office:value="48" table:style-name="ce195">
            <text:p>48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新竹市</text:p>
          </table:table-cell>
          <table:table-cell office:value-type="string" table:style-name="ce195">
            <text:p>計</text:p>
          </table:table-cell>
          <table:table-cell office:value-type="float" office:value="447081" table:style-name="ce195">
            <text:p>447081<text:s/></text:p>
          </table:table-cell>
          <table:table-cell office:value-type="float" office:value="76086" table:style-name="ce195">
            <text:p>76086<text:s/></text:p>
          </table:table-cell>
          <table:table-cell office:value-type="float" office:value="316077" table:style-name="ce195">
            <text:p>316077<text:s/></text:p>
          </table:table-cell>
          <table:table-cell office:value-type="float" office:value="60066" table:style-name="ce195">
            <text:p>60066<text:s/></text:p>
          </table:table-cell>
          <table:table-cell office:value-type="float" office:value="202525" table:style-name="ce195">
            <text:p>202525<text:s/></text:p>
          </table:table-cell>
          <table:table-cell office:value-type="float" office:value="351727" table:style-name="ce195">
            <text:p>351727<text:s/></text:p>
          </table:table-cell>
          <table:table-cell office:value-type="float" office:value="3477" table:style-name="ce195">
            <text:p>3477<text:s/></text:p>
          </table:table-cell>
          <table:table-cell office:value-type="float" office:value="4163" table:style-name="ce195">
            <text:p>4163<text:s/></text:p>
          </table:table-cell>
          <table:table-cell office:value-type="float" office:value="4423" table:style-name="ce195">
            <text:p>4423<text:s/></text:p>
          </table:table-cell>
          <table:table-cell office:value-type="float" office:value="4871" table:style-name="ce195">
            <text:p>4871<text:s/></text:p>
          </table:table-cell>
          <table:table-cell office:value-type="float" office:value="5221" table:style-name="ce195">
            <text:p>5221<text:s/></text:p>
          </table:table-cell>
          <table:table-cell office:value-type="float" office:value="5633" table:style-name="ce195">
            <text:p>5633<text:s/></text:p>
          </table:table-cell>
          <table:table-cell office:value-type="float" office:value="5986" table:style-name="ce195">
            <text:p>5986<text:s/></text:p>
          </table:table-cell>
          <table:table-cell office:value-type="float" office:value="5381" table:style-name="ce195">
            <text:p>5381<text:s/></text:p>
          </table:table-cell>
          <table:table-cell office:value-type="float" office:value="6340" table:style-name="ce195">
            <text:p>6340<text:s/></text:p>
          </table:table-cell>
          <table:table-cell office:value-type="float" office:value="5688" table:style-name="ce195">
            <text:p>5688<text:s/></text:p>
          </table:table-cell>
          <table:table-cell office:value-type="float" office:value="4569" table:style-name="ce195">
            <text:p>4569<text:s/></text:p>
          </table:table-cell>
          <table:table-cell office:value-type="float" office:value="5041" table:style-name="ce195">
            <text:p>5041<text:s/></text:p>
          </table:table-cell>
          <table:table-cell office:value-type="float" office:value="5165" table:style-name="ce195">
            <text:p>5165<text:s/></text:p>
          </table:table-cell>
          <table:table-cell office:value-type="float" office:value="5264" table:style-name="ce195">
            <text:p>5264<text:s/></text:p>
          </table:table-cell>
          <table:table-cell office:value-type="float" office:value="4864" table:style-name="ce195">
            <text:p>4864<text:s/></text:p>
          </table:table-cell>
          <table:table-cell office:value-type="float" office:value="4739" table:style-name="ce195">
            <text:p>4739<text:s/></text:p>
          </table:table-cell>
          <table:table-cell office:value-type="float" office:value="4803" table:style-name="ce195">
            <text:p>4803<text:s/></text:p>
          </table:table-cell>
          <table:table-cell office:value-type="float" office:value="4711" table:style-name="ce195">
            <text:p>4711<text:s/></text:p>
          </table:table-cell>
          <table:table-cell office:value-type="float" office:value="5077" table:style-name="ce195">
            <text:p>5077<text:s/></text:p>
          </table:table-cell>
          <table:table-cell office:value-type="float" office:value="5086" table:style-name="ce195">
            <text:p>5086<text:s/></text:p>
          </table:table-cell>
          <table:table-cell office:value-type="float" office:value="5768" table:style-name="ce195">
            <text:p>5768<text:s/></text:p>
          </table:table-cell>
          <table:table-cell office:value-type="float" office:value="5391" table:style-name="ce195">
            <text:p>5391<text:s/></text:p>
          </table:table-cell>
          <table:table-cell office:value-type="float" office:value="4921" table:style-name="ce195">
            <text:p>4921<text:s/></text:p>
          </table:table-cell>
          <table:table-cell office:value-type="float" office:value="5543" table:style-name="ce195">
            <text:p>5543<text:s/></text:p>
          </table:table-cell>
          <table:table-cell office:value-type="float" office:value="5703" table:style-name="ce195">
            <text:p>5703<text:s/></text:p>
          </table:table-cell>
          <table:table-cell office:value-type="float" office:value="5728" table:style-name="ce195">
            <text:p>5728<text:s/></text:p>
          </table:table-cell>
          <table:table-cell office:value-type="float" office:value="5468" table:style-name="ce195">
            <text:p>5468<text:s/></text:p>
          </table:table-cell>
          <table:table-cell office:value-type="float" office:value="5567" table:style-name="ce195">
            <text:p>5567<text:s/></text:p>
          </table:table-cell>
          <table:table-cell office:value-type="float" office:value="5630" table:style-name="ce195">
            <text:p>5630<text:s/></text:p>
          </table:table-cell>
          <table:table-cell office:value-type="float" office:value="5580" table:style-name="ce195">
            <text:p>5580<text:s/></text:p>
          </table:table-cell>
          <table:table-cell office:value-type="float" office:value="5860" table:style-name="ce195">
            <text:p>5860<text:s/></text:p>
          </table:table-cell>
          <table:table-cell office:value-type="float" office:value="5737" table:style-name="ce195">
            <text:p>5737<text:s/></text:p>
          </table:table-cell>
          <table:table-cell office:value-type="float" office:value="6143" table:style-name="ce195">
            <text:p>6143<text:s/></text:p>
          </table:table-cell>
          <table:table-cell office:value-type="float" office:value="5897" table:style-name="ce195">
            <text:p>5897<text:s/></text:p>
          </table:table-cell>
          <table:table-cell office:value-type="float" office:value="5802" table:style-name="ce195">
            <text:p>5802<text:s/></text:p>
          </table:table-cell>
          <table:table-cell office:value-type="float" office:value="6334" table:style-name="ce195">
            <text:p>6334<text:s/></text:p>
          </table:table-cell>
          <table:table-cell office:value-type="float" office:value="7176" table:style-name="ce195">
            <text:p>7176<text:s/></text:p>
          </table:table-cell>
          <table:table-cell office:value-type="float" office:value="7717" table:style-name="ce195">
            <text:p>7717<text:s/></text:p>
          </table:table-cell>
          <table:table-cell office:value-type="float" office:value="8219" table:style-name="ce195">
            <text:p>8219<text:s/></text:p>
          </table:table-cell>
          <table:table-cell office:value-type="float" office:value="8813" table:style-name="ce195">
            <text:p>8813<text:s/></text:p>
          </table:table-cell>
          <table:table-cell office:value-type="float" office:value="9020" table:style-name="ce195">
            <text:p>9020<text:s/></text:p>
          </table:table-cell>
          <table:table-cell office:value-type="float" office:value="8993" table:style-name="ce195">
            <text:p>8993<text:s/></text:p>
          </table:table-cell>
          <table:table-cell office:value-type="float" office:value="8796" table:style-name="ce195">
            <text:p>8796<text:s/></text:p>
          </table:table-cell>
          <table:table-cell office:value-type="float" office:value="8167" table:style-name="ce195">
            <text:p>8167<text:s/></text:p>
          </table:table-cell>
          <table:table-cell office:value-type="float" office:value="8878" table:style-name="ce195">
            <text:p>8878<text:s/></text:p>
          </table:table-cell>
          <table:table-cell office:value-type="float" office:value="7709" table:style-name="ce195">
            <text:p>7709<text:s/></text:p>
          </table:table-cell>
          <table:table-cell office:value-type="float" office:value="7339" table:style-name="ce195">
            <text:p>7339<text:s/></text:p>
          </table:table-cell>
          <table:table-cell office:value-type="float" office:value="6815" table:style-name="ce195">
            <text:p>6815<text:s/></text:p>
          </table:table-cell>
          <table:table-cell office:value-type="float" office:value="6866" table:style-name="ce195">
            <text:p>6866<text:s/></text:p>
          </table:table-cell>
          <table:table-cell office:value-type="float" office:value="6945" table:style-name="ce195">
            <text:p>6945<text:s/></text:p>
          </table:table-cell>
          <table:table-cell office:value-type="float" office:value="6960" table:style-name="ce195">
            <text:p>6960<text:s/></text:p>
          </table:table-cell>
          <table:table-cell office:value-type="float" office:value="6889" table:style-name="ce195">
            <text:p>6889<text:s/></text:p>
          </table:table-cell>
          <table:table-cell office:value-type="float" office:value="6705" table:style-name="ce195">
            <text:p>6705<text:s/></text:p>
          </table:table-cell>
          <table:table-cell office:value-type="float" office:value="6242" table:style-name="ce195">
            <text:p>6242<text:s/></text:p>
          </table:table-cell>
          <table:table-cell office:value-type="float" office:value="6080" table:style-name="ce195">
            <text:p>6080<text:s/></text:p>
          </table:table-cell>
          <table:table-cell office:value-type="float" office:value="6135" table:style-name="ce195">
            <text:p>6135<text:s/></text:p>
          </table:table-cell>
          <table:table-cell office:value-type="float" office:value="6092" table:style-name="ce195">
            <text:p>6092<text:s/></text:p>
          </table:table-cell>
          <table:table-cell office:value-type="float" office:value="6030" table:style-name="ce195">
            <text:p>6030<text:s/></text:p>
          </table:table-cell>
          <table:table-cell office:value-type="float" office:value="6023" table:style-name="ce195">
            <text:p>6023<text:s/></text:p>
          </table:table-cell>
          <table:table-cell office:value-type="float" office:value="5744" table:style-name="ce195">
            <text:p>5744<text:s/></text:p>
          </table:table-cell>
          <table:table-cell office:value-type="float" office:value="5476" table:style-name="ce195">
            <text:p>5476<text:s/></text:p>
          </table:table-cell>
          <table:table-cell office:value-type="float" office:value="5496" table:style-name="ce195">
            <text:p>5496<text:s/></text:p>
          </table:table-cell>
          <table:table-cell office:value-type="float" office:value="5556" table:style-name="ce195">
            <text:p>5556<text:s/></text:p>
          </table:table-cell>
          <table:table-cell office:value-type="float" office:value="4906" table:style-name="ce195">
            <text:p>4906<text:s/></text:p>
          </table:table-cell>
          <table:table-cell office:value-type="float" office:value="4802" table:style-name="ce195">
            <text:p>4802<text:s/></text:p>
          </table:table-cell>
          <table:table-cell office:value-type="float" office:value="4795" table:style-name="ce195">
            <text:p>4795<text:s/></text:p>
          </table:table-cell>
          <table:table-cell office:value-type="float" office:value="4775" table:style-name="ce195">
            <text:p>4775<text:s/></text:p>
          </table:table-cell>
          <table:table-cell office:value-type="float" office:value="4467" table:style-name="ce195">
            <text:p>4467<text:s/></text:p>
          </table:table-cell>
          <table:table-cell office:value-type="float" office:value="4269" table:style-name="ce195">
            <text:p>4269<text:s/></text:p>
          </table:table-cell>
          <table:table-cell office:value-type="float" office:value="4295" table:style-name="ce195">
            <text:p>4295<text:s/></text:p>
          </table:table-cell>
          <table:table-cell office:value-type="float" office:value="3600" table:style-name="ce195">
            <text:p>3600<text:s/></text:p>
          </table:table-cell>
          <table:table-cell office:value-type="float" office:value="3167" table:style-name="ce195">
            <text:p>3167<text:s/></text:p>
          </table:table-cell>
          <table:table-cell office:value-type="float" office:value="3111" table:style-name="ce195">
            <text:p>3111<text:s/></text:p>
          </table:table-cell>
          <table:table-cell office:value-type="float" office:value="2466" table:style-name="ce195">
            <text:p>2466<text:s/></text:p>
          </table:table-cell>
          <table:table-cell office:value-type="float" office:value="2408" table:style-name="ce195">
            <text:p>2408<text:s/></text:p>
          </table:table-cell>
          <table:table-cell office:value-type="float" office:value="1563" table:style-name="ce195">
            <text:p>1563<text:s/></text:p>
          </table:table-cell>
          <table:table-cell office:value-type="float" office:value="1904" table:style-name="ce195">
            <text:p>1904<text:s/></text:p>
          </table:table-cell>
          <table:table-cell office:value-type="float" office:value="1950" table:style-name="ce195">
            <text:p>1950<text:s/></text:p>
          </table:table-cell>
          <table:table-cell office:value-type="float" office:value="1889" table:style-name="ce195">
            <text:p>1889<text:s/></text:p>
          </table:table-cell>
          <table:table-cell office:value-type="float" office:value="1721" table:style-name="ce195">
            <text:p>1721<text:s/></text:p>
          </table:table-cell>
          <table:table-cell office:value-type="float" office:value="1717" table:style-name="ce195">
            <text:p>1717<text:s/></text:p>
          </table:table-cell>
          <table:table-cell office:value-type="float" office:value="1525" table:style-name="ce195">
            <text:p>1525<text:s/></text:p>
          </table:table-cell>
          <table:table-cell office:value-type="float" office:value="1449" table:style-name="ce195">
            <text:p>1449<text:s/></text:p>
          </table:table-cell>
          <table:table-cell office:value-type="float" office:value="1208" table:style-name="ce195">
            <text:p>1208<text:s/></text:p>
          </table:table-cell>
          <table:table-cell office:value-type="float" office:value="1123" table:style-name="ce195">
            <text:p>1123<text:s/></text:p>
          </table:table-cell>
          <table:table-cell office:value-type="float" office:value="961" table:style-name="ce195">
            <text:p>961<text:s/></text:p>
          </table:table-cell>
          <table:table-cell office:value-type="float" office:value="917" table:style-name="ce195">
            <text:p>917<text:s/></text:p>
          </table:table-cell>
          <table:table-cell office:value-type="float" office:value="755" table:style-name="ce195">
            <text:p>755<text:s/></text:p>
          </table:table-cell>
          <table:table-cell office:value-type="float" office:value="693" table:style-name="ce195">
            <text:p>693<text:s/></text:p>
          </table:table-cell>
          <table:table-cell office:value-type="float" office:value="621" table:style-name="ce195">
            <text:p>621<text:s/></text:p>
          </table:table-cell>
          <table:table-cell office:value-type="float" office:value="566" table:style-name="ce195">
            <text:p>566<text:s/></text:p>
          </table:table-cell>
          <table:table-cell office:value-type="float" office:value="480" table:style-name="ce195">
            <text:p>480<text:s/></text:p>
          </table:table-cell>
          <table:table-cell office:value-type="float" office:value="388" table:style-name="ce195">
            <text:p>388<text:s/></text:p>
          </table:table-cell>
          <table:table-cell office:value-type="float" office:value="353" table:style-name="ce195">
            <text:p>353<text:s/></text:p>
          </table:table-cell>
          <table:table-cell office:value-type="float" office:value="271" table:style-name="ce195">
            <text:p>271<text:s/></text:p>
          </table:table-cell>
          <table:table-cell office:value-type="float" office:value="191" table:style-name="ce195">
            <text:p>191<text:s/></text:p>
          </table:table-cell>
          <table:table-cell office:value-type="float" office:value="154" table:style-name="ce195">
            <text:p>154<text:s/></text:p>
          </table:table-cell>
          <table:table-cell office:value-type="float" office:value="112" table:style-name="ce195">
            <text:p>112<text:s/></text:p>
          </table:table-cell>
          <table:table-cell office:value-type="float" office:value="74" table:style-name="ce195">
            <text:p>74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88" table:style-name="ce195">
            <text:p>88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新竹市</text:p>
          </table:table-cell>
          <table:table-cell office:value-type="string" table:style-name="ce195">
            <text:p>男</text:p>
          </table:table-cell>
          <table:table-cell office:value-type="float" office:value="220447" table:style-name="ce195">
            <text:p>220447<text:s/></text:p>
          </table:table-cell>
          <table:table-cell office:value-type="float" office:value="39615" table:style-name="ce195">
            <text:p>39615<text:s/></text:p>
          </table:table-cell>
          <table:table-cell office:value-type="float" office:value="156937" table:style-name="ce195">
            <text:p>156937<text:s/></text:p>
          </table:table-cell>
          <table:table-cell office:value-type="float" office:value="26640" table:style-name="ce195">
            <text:p>26640<text:s/></text:p>
          </table:table-cell>
          <table:table-cell office:value-type="float" office:value="100701" table:style-name="ce195">
            <text:p>100701<text:s/></text:p>
          </table:table-cell>
          <table:table-cell office:value-type="float" office:value="170856" table:style-name="ce195">
            <text:p>170856<text:s/></text:p>
          </table:table-cell>
          <table:table-cell office:value-type="float" office:value="1805" table:style-name="ce195">
            <text:p>1805<text:s/></text:p>
          </table:table-cell>
          <table:table-cell office:value-type="float" office:value="2193" table:style-name="ce195">
            <text:p>2193<text:s/></text:p>
          </table:table-cell>
          <table:table-cell office:value-type="float" office:value="2272" table:style-name="ce195">
            <text:p>2272<text:s/></text:p>
          </table:table-cell>
          <table:table-cell office:value-type="float" office:value="2520" table:style-name="ce195">
            <text:p>2520<text:s/></text:p>
          </table:table-cell>
          <table:table-cell office:value-type="float" office:value="2645" table:style-name="ce195">
            <text:p>2645<text:s/></text:p>
          </table:table-cell>
          <table:table-cell office:value-type="float" office:value="2888" table:style-name="ce195">
            <text:p>2888<text:s/></text:p>
          </table:table-cell>
          <table:table-cell office:value-type="float" office:value="3137" table:style-name="ce195">
            <text:p>3137<text:s/></text:p>
          </table:table-cell>
          <table:table-cell office:value-type="float" office:value="2797" table:style-name="ce195">
            <text:p>2797<text:s/></text:p>
          </table:table-cell>
          <table:table-cell office:value-type="float" office:value="3266" table:style-name="ce195">
            <text:p>3266<text:s/></text:p>
          </table:table-cell>
          <table:table-cell office:value-type="float" office:value="2994" table:style-name="ce195">
            <text:p>2994<text:s/></text:p>
          </table:table-cell>
          <table:table-cell office:value-type="float" office:value="2385" table:style-name="ce195">
            <text:p>2385<text:s/></text:p>
          </table:table-cell>
          <table:table-cell office:value-type="float" office:value="2610" table:style-name="ce195">
            <text:p>2610<text:s/></text:p>
          </table:table-cell>
          <table:table-cell office:value-type="float" office:value="2773" table:style-name="ce195">
            <text:p>2773<text:s/></text:p>
          </table:table-cell>
          <table:table-cell office:value-type="float" office:value="2811" table:style-name="ce195">
            <text:p>2811<text:s/></text:p>
          </table:table-cell>
          <table:table-cell office:value-type="float" office:value="2519" table:style-name="ce195">
            <text:p>2519<text:s/></text:p>
          </table:table-cell>
          <table:table-cell office:value-type="float" office:value="2488" table:style-name="ce195">
            <text:p>2488<text:s/></text:p>
          </table:table-cell>
          <table:table-cell office:value-type="float" office:value="2447" table:style-name="ce195">
            <text:p>2447<text:s/></text:p>
          </table:table-cell>
          <table:table-cell office:value-type="float" office:value="2465" table:style-name="ce195">
            <text:p>2465<text:s/></text:p>
          </table:table-cell>
          <table:table-cell office:value-type="float" office:value="2688" table:style-name="ce195">
            <text:p>2688<text:s/></text:p>
          </table:table-cell>
          <table:table-cell office:value-type="float" office:value="2633" table:style-name="ce195">
            <text:p>2633<text:s/></text:p>
          </table:table-cell>
          <table:table-cell office:value-type="float" office:value="2970" table:style-name="ce195">
            <text:p>2970<text:s/></text:p>
          </table:table-cell>
          <table:table-cell office:value-type="float" office:value="2795" table:style-name="ce195">
            <text:p>2795<text:s/></text:p>
          </table:table-cell>
          <table:table-cell office:value-type="float" office:value="2594" table:style-name="ce195">
            <text:p>2594<text:s/></text:p>
          </table:table-cell>
          <table:table-cell office:value-type="float" office:value="2870" table:style-name="ce195">
            <text:p>2870<text:s/></text:p>
          </table:table-cell>
          <table:table-cell office:value-type="float" office:value="2954" table:style-name="ce195">
            <text:p>2954<text:s/></text:p>
          </table:table-cell>
          <table:table-cell office:value-type="float" office:value="2971" table:style-name="ce195">
            <text:p>2971<text:s/></text:p>
          </table:table-cell>
          <table:table-cell office:value-type="float" office:value="2817" table:style-name="ce195">
            <text:p>2817<text:s/></text:p>
          </table:table-cell>
          <table:table-cell office:value-type="float" office:value="2795" table:style-name="ce195">
            <text:p>2795<text:s/></text:p>
          </table:table-cell>
          <table:table-cell office:value-type="float" office:value="2959" table:style-name="ce195">
            <text:p>2959<text:s/></text:p>
          </table:table-cell>
          <table:table-cell office:value-type="float" office:value="2897" table:style-name="ce195">
            <text:p>2897<text:s/></text:p>
          </table:table-cell>
          <table:table-cell office:value-type="float" office:value="3070" table:style-name="ce195">
            <text:p>3070<text:s/></text:p>
          </table:table-cell>
          <table:table-cell office:value-type="float" office:value="2886" table:style-name="ce195">
            <text:p>2886<text:s/></text:p>
          </table:table-cell>
          <table:table-cell office:value-type="float" office:value="3124" table:style-name="ce195">
            <text:p>3124<text:s/></text:p>
          </table:table-cell>
          <table:table-cell office:value-type="float" office:value="2961" table:style-name="ce195">
            <text:p>2961<text:s/></text:p>
          </table:table-cell>
          <table:table-cell office:value-type="float" office:value="2888" table:style-name="ce195">
            <text:p>2888<text:s/></text:p>
          </table:table-cell>
          <table:table-cell office:value-type="float" office:value="3119" table:style-name="ce195">
            <text:p>3119<text:s/></text:p>
          </table:table-cell>
          <table:table-cell office:value-type="float" office:value="3407" table:style-name="ce195">
            <text:p>3407<text:s/></text:p>
          </table:table-cell>
          <table:table-cell office:value-type="float" office:value="3717" table:style-name="ce195">
            <text:p>3717<text:s/></text:p>
          </table:table-cell>
          <table:table-cell office:value-type="float" office:value="4002" table:style-name="ce195">
            <text:p>4002<text:s/></text:p>
          </table:table-cell>
          <table:table-cell office:value-type="float" office:value="4209" table:style-name="ce195">
            <text:p>4209<text:s/></text:p>
          </table:table-cell>
          <table:table-cell office:value-type="float" office:value="4327" table:style-name="ce195">
            <text:p>4327<text:s/></text:p>
          </table:table-cell>
          <table:table-cell office:value-type="float" office:value="4293" table:style-name="ce195">
            <text:p>4293<text:s/></text:p>
          </table:table-cell>
          <table:table-cell office:value-type="float" office:value="4240" table:style-name="ce195">
            <text:p>4240<text:s/></text:p>
          </table:table-cell>
          <table:table-cell office:value-type="float" office:value="3955" table:style-name="ce195">
            <text:p>3955<text:s/></text:p>
          </table:table-cell>
          <table:table-cell office:value-type="float" office:value="4334" table:style-name="ce195">
            <text:p>4334<text:s/></text:p>
          </table:table-cell>
          <table:table-cell office:value-type="float" office:value="3814" table:style-name="ce195">
            <text:p>3814<text:s/></text:p>
          </table:table-cell>
          <table:table-cell office:value-type="float" office:value="3579" table:style-name="ce195">
            <text:p>3579<text:s/></text:p>
          </table:table-cell>
          <table:table-cell office:value-type="float" office:value="3439" table:style-name="ce195">
            <text:p>3439<text:s/></text:p>
          </table:table-cell>
          <table:table-cell office:value-type="float" office:value="3338" table:style-name="ce195">
            <text:p>3338<text:s/></text:p>
          </table:table-cell>
          <table:table-cell office:value-type="float" office:value="3377" table:style-name="ce195">
            <text:p>3377<text:s/></text:p>
          </table:table-cell>
          <table:table-cell office:value-type="float" office:value="3454" table:style-name="ce195">
            <text:p>3454<text:s/></text:p>
          </table:table-cell>
          <table:table-cell office:value-type="float" office:value="3337" table:style-name="ce195">
            <text:p>3337<text:s/></text:p>
          </table:table-cell>
          <table:table-cell office:value-type="float" office:value="3274" table:style-name="ce195">
            <text:p>3274<text:s/></text:p>
          </table:table-cell>
          <table:table-cell office:value-type="float" office:value="3132" table:style-name="ce195">
            <text:p>3132<text:s/></text:p>
          </table:table-cell>
          <table:table-cell office:value-type="float" office:value="3012" table:style-name="ce195">
            <text:p>3012<text:s/></text:p>
          </table:table-cell>
          <table:table-cell office:value-type="float" office:value="3021" table:style-name="ce195">
            <text:p>3021<text:s/></text:p>
          </table:table-cell>
          <table:table-cell office:value-type="float" office:value="3037" table:style-name="ce195">
            <text:p>3037<text:s/></text:p>
          </table:table-cell>
          <table:table-cell office:value-type="float" office:value="2976" table:style-name="ce195">
            <text:p>2976<text:s/></text:p>
          </table:table-cell>
          <table:table-cell office:value-type="float" office:value="2938" table:style-name="ce195">
            <text:p>2938<text:s/></text:p>
          </table:table-cell>
          <table:table-cell office:value-type="float" office:value="2820" table:style-name="ce195">
            <text:p>2820<text:s/></text:p>
          </table:table-cell>
          <table:table-cell office:value-type="float" office:value="2659" table:style-name="ce195">
            <text:p>2659<text:s/></text:p>
          </table:table-cell>
          <table:table-cell office:value-type="float" office:value="2627" table:style-name="ce195">
            <text:p>2627<text:s/></text:p>
          </table:table-cell>
          <table:table-cell office:value-type="float" office:value="2653" table:style-name="ce195">
            <text:p>2653<text:s/></text:p>
          </table:table-cell>
          <table:table-cell office:value-type="float" office:value="2388" table:style-name="ce195">
            <text:p>2388<text:s/></text:p>
          </table:table-cell>
          <table:table-cell office:value-type="float" office:value="2187" table:style-name="ce195">
            <text:p>2187<text:s/></text:p>
          </table:table-cell>
          <table:table-cell office:value-type="float" office:value="2253" table:style-name="ce195">
            <text:p>2253<text:s/></text:p>
          </table:table-cell>
          <table:table-cell office:value-type="float" office:value="2221" table:style-name="ce195">
            <text:p>2221<text:s/></text:p>
          </table:table-cell>
          <table:table-cell office:value-type="float" office:value="2126" table:style-name="ce195">
            <text:p>2126<text:s/></text:p>
          </table:table-cell>
          <table:table-cell office:value-type="float" office:value="1981" table:style-name="ce195">
            <text:p>1981<text:s/></text:p>
          </table:table-cell>
          <table:table-cell office:value-type="float" office:value="1955" table:style-name="ce195">
            <text:p>1955<text:s/></text:p>
          </table:table-cell>
          <table:table-cell office:value-type="float" office:value="1663" table:style-name="ce195">
            <text:p>1663<text:s/></text:p>
          </table:table-cell>
          <table:table-cell office:value-type="float" office:value="1422" table:style-name="ce195">
            <text:p>1422<text:s/></text:p>
          </table:table-cell>
          <table:table-cell office:value-type="float" office:value="1397" table:style-name="ce195">
            <text:p>1397<text:s/></text:p>
          </table:table-cell>
          <table:table-cell office:value-type="float" office:value="1140" table:style-name="ce195">
            <text:p>1140<text:s/></text:p>
          </table:table-cell>
          <table:table-cell office:value-type="float" office:value="1097" table:style-name="ce195">
            <text:p>1097<text:s/></text:p>
          </table:table-cell>
          <table:table-cell office:value-type="float" office:value="679" table:style-name="ce195">
            <text:p>679<text:s/></text:p>
          </table:table-cell>
          <table:table-cell office:value-type="float" office:value="794" table:style-name="ce195">
            <text:p>794<text:s/></text:p>
          </table:table-cell>
          <table:table-cell office:value-type="float" office:value="822" table:style-name="ce195">
            <text:p>822<text:s/></text:p>
          </table:table-cell>
          <table:table-cell office:value-type="float" office:value="792" table:style-name="ce195">
            <text:p>792<text:s/></text:p>
          </table:table-cell>
          <table:table-cell office:value-type="float" office:value="712" table:style-name="ce195">
            <text:p>712<text:s/></text:p>
          </table:table-cell>
          <table:table-cell office:value-type="float" office:value="679" table:style-name="ce195">
            <text:p>679<text:s/></text:p>
          </table:table-cell>
          <table:table-cell office:value-type="float" office:value="608" table:style-name="ce195">
            <text:p>608<text:s/></text:p>
          </table:table-cell>
          <table:table-cell office:value-type="float" office:value="551" table:style-name="ce195">
            <text:p>551<text:s/></text:p>
          </table:table-cell>
          <table:table-cell office:value-type="float" office:value="469" table:style-name="ce195">
            <text:p>469<text:s/></text:p>
          </table:table-cell>
          <table:table-cell office:value-type="float" office:value="442" table:style-name="ce195">
            <text:p>442<text:s/></text:p>
          </table:table-cell>
          <table:table-cell office:value-type="float" office:value="381" table:style-name="ce195">
            <text:p>381<text:s/></text:p>
          </table:table-cell>
          <table:table-cell office:value-type="float" office:value="356" table:style-name="ce195">
            <text:p>356<text:s/></text:p>
          </table:table-cell>
          <table:table-cell office:value-type="float" office:value="305" table:style-name="ce195">
            <text:p>305<text:s/></text:p>
          </table:table-cell>
          <table:table-cell office:value-type="float" office:value="277" table:style-name="ce195">
            <text:p>277<text:s/></text:p>
          </table:table-cell>
          <table:table-cell office:value-type="float" office:value="280" table:style-name="ce195">
            <text:p>280<text:s/></text:p>
          </table:table-cell>
          <table:table-cell office:value-type="float" office:value="239" table:style-name="ce195">
            <text:p>239<text:s/></text:p>
          </table:table-cell>
          <table:table-cell office:value-type="float" office:value="205" table:style-name="ce195">
            <text:p>205<text:s/></text:p>
          </table:table-cell>
          <table:table-cell office:value-type="float" office:value="171" table:style-name="ce195">
            <text:p>171<text:s/></text:p>
          </table:table-cell>
          <table:table-cell office:value-type="float" office:value="166" table:style-name="ce195">
            <text:p>166<text:s/></text:p>
          </table:table-cell>
          <table:table-cell office:value-type="float" office:value="141" table:style-name="ce195">
            <text:p>141<text:s/></text:p>
          </table:table-cell>
          <table:table-cell office:value-type="float" office:value="95" table:style-name="ce195">
            <text:p>95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43" table:style-name="ce195">
            <text:p>43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新竹市</text:p>
          </table:table-cell>
          <table:table-cell office:value-type="string" table:style-name="ce195">
            <text:p>女</text:p>
          </table:table-cell>
          <table:table-cell office:value-type="float" office:value="226634" table:style-name="ce195">
            <text:p>226634<text:s/></text:p>
          </table:table-cell>
          <table:table-cell office:value-type="float" office:value="36471" table:style-name="ce195">
            <text:p>36471<text:s/></text:p>
          </table:table-cell>
          <table:table-cell office:value-type="float" office:value="159140" table:style-name="ce195">
            <text:p>159140<text:s/></text:p>
          </table:table-cell>
          <table:table-cell office:value-type="float" office:value="33426" table:style-name="ce195">
            <text:p>33426<text:s/></text:p>
          </table:table-cell>
          <table:table-cell office:value-type="float" office:value="101824" table:style-name="ce195">
            <text:p>101824<text:s/></text:p>
          </table:table-cell>
          <table:table-cell office:value-type="float" office:value="180871" table:style-name="ce195">
            <text:p>180871<text:s/></text:p>
          </table:table-cell>
          <table:table-cell office:value-type="float" office:value="1672" table:style-name="ce195">
            <text:p>1672<text:s/></text:p>
          </table:table-cell>
          <table:table-cell office:value-type="float" office:value="1970" table:style-name="ce195">
            <text:p>1970<text:s/></text:p>
          </table:table-cell>
          <table:table-cell office:value-type="float" office:value="2151" table:style-name="ce195">
            <text:p>2151<text:s/></text:p>
          </table:table-cell>
          <table:table-cell office:value-type="float" office:value="2351" table:style-name="ce195">
            <text:p>2351<text:s/></text:p>
          </table:table-cell>
          <table:table-cell office:value-type="float" office:value="2576" table:style-name="ce195">
            <text:p>2576<text:s/></text:p>
          </table:table-cell>
          <table:table-cell office:value-type="float" office:value="2745" table:style-name="ce195">
            <text:p>2745<text:s/></text:p>
          </table:table-cell>
          <table:table-cell office:value-type="float" office:value="2849" table:style-name="ce195">
            <text:p>2849<text:s/></text:p>
          </table:table-cell>
          <table:table-cell office:value-type="float" office:value="2584" table:style-name="ce195">
            <text:p>2584<text:s/></text:p>
          </table:table-cell>
          <table:table-cell office:value-type="float" office:value="3074" table:style-name="ce195">
            <text:p>3074<text:s/></text:p>
          </table:table-cell>
          <table:table-cell office:value-type="float" office:value="2694" table:style-name="ce195">
            <text:p>2694<text:s/></text:p>
          </table:table-cell>
          <table:table-cell office:value-type="float" office:value="2184" table:style-name="ce195">
            <text:p>2184<text:s/></text:p>
          </table:table-cell>
          <table:table-cell office:value-type="float" office:value="2431" table:style-name="ce195">
            <text:p>2431<text:s/></text:p>
          </table:table-cell>
          <table:table-cell office:value-type="float" office:value="2392" table:style-name="ce195">
            <text:p>2392<text:s/></text:p>
          </table:table-cell>
          <table:table-cell office:value-type="float" office:value="2453" table:style-name="ce195">
            <text:p>2453<text:s/></text:p>
          </table:table-cell>
          <table:table-cell office:value-type="float" office:value="2345" table:style-name="ce195">
            <text:p>2345<text:s/></text:p>
          </table:table-cell>
          <table:table-cell office:value-type="float" office:value="2251" table:style-name="ce195">
            <text:p>2251<text:s/></text:p>
          </table:table-cell>
          <table:table-cell office:value-type="float" office:value="2356" table:style-name="ce195">
            <text:p>2356<text:s/></text:p>
          </table:table-cell>
          <table:table-cell office:value-type="float" office:value="2246" table:style-name="ce195">
            <text:p>2246<text:s/></text:p>
          </table:table-cell>
          <table:table-cell office:value-type="float" office:value="2389" table:style-name="ce195">
            <text:p>2389<text:s/></text:p>
          </table:table-cell>
          <table:table-cell office:value-type="float" office:value="2453" table:style-name="ce195">
            <text:p>2453<text:s/></text:p>
          </table:table-cell>
          <table:table-cell office:value-type="float" office:value="2798" table:style-name="ce195">
            <text:p>2798<text:s/></text:p>
          </table:table-cell>
          <table:table-cell office:value-type="float" office:value="2596" table:style-name="ce195">
            <text:p>2596<text:s/></text:p>
          </table:table-cell>
          <table:table-cell office:value-type="float" office:value="2327" table:style-name="ce195">
            <text:p>2327<text:s/></text:p>
          </table:table-cell>
          <table:table-cell office:value-type="float" office:value="2673" table:style-name="ce195">
            <text:p>2673<text:s/></text:p>
          </table:table-cell>
          <table:table-cell office:value-type="float" office:value="2749" table:style-name="ce195">
            <text:p>2749<text:s/></text:p>
          </table:table-cell>
          <table:table-cell office:value-type="float" office:value="2757" table:style-name="ce195">
            <text:p>2757<text:s/></text:p>
          </table:table-cell>
          <table:table-cell office:value-type="float" office:value="2651" table:style-name="ce195">
            <text:p>2651<text:s/></text:p>
          </table:table-cell>
          <table:table-cell office:value-type="float" office:value="2772" table:style-name="ce195">
            <text:p>2772<text:s/></text:p>
          </table:table-cell>
          <table:table-cell office:value-type="float" office:value="2671" table:style-name="ce195">
            <text:p>2671<text:s/></text:p>
          </table:table-cell>
          <table:table-cell office:value-type="float" office:value="2683" table:style-name="ce195">
            <text:p>2683<text:s/></text:p>
          </table:table-cell>
          <table:table-cell office:value-type="float" office:value="2790" table:style-name="ce195">
            <text:p>2790<text:s/></text:p>
          </table:table-cell>
          <table:table-cell office:value-type="float" office:value="2851" table:style-name="ce195">
            <text:p>2851<text:s/></text:p>
          </table:table-cell>
          <table:table-cell office:value-type="float" office:value="3019" table:style-name="ce195">
            <text:p>3019<text:s/></text:p>
          </table:table-cell>
          <table:table-cell office:value-type="float" office:value="2936" table:style-name="ce195">
            <text:p>2936<text:s/></text:p>
          </table:table-cell>
          <table:table-cell office:value-type="float" office:value="2914" table:style-name="ce195">
            <text:p>2914<text:s/></text:p>
          </table:table-cell>
          <table:table-cell office:value-type="float" office:value="3215" table:style-name="ce195">
            <text:p>3215<text:s/></text:p>
          </table:table-cell>
          <table:table-cell office:value-type="float" office:value="3769" table:style-name="ce195">
            <text:p>3769<text:s/></text:p>
          </table:table-cell>
          <table:table-cell office:value-type="float" office:value="4000" table:style-name="ce195">
            <text:p>4000<text:s/></text:p>
          </table:table-cell>
          <table:table-cell office:value-type="float" office:value="4217" table:style-name="ce195">
            <text:p>4217<text:s/></text:p>
          </table:table-cell>
          <table:table-cell office:value-type="float" office:value="4604" table:style-name="ce195">
            <text:p>4604<text:s/></text:p>
          </table:table-cell>
          <table:table-cell office:value-type="float" office:value="4693" table:style-name="ce195">
            <text:p>4693<text:s/></text:p>
          </table:table-cell>
          <table:table-cell office:value-type="float" office:value="4700" table:style-name="ce195">
            <text:p>4700<text:s/></text:p>
          </table:table-cell>
          <table:table-cell office:value-type="float" office:value="4556" table:style-name="ce195">
            <text:p>4556<text:s/></text:p>
          </table:table-cell>
          <table:table-cell office:value-type="float" office:value="4212" table:style-name="ce195">
            <text:p>4212<text:s/></text:p>
          </table:table-cell>
          <table:table-cell office:value-type="float" office:value="4544" table:style-name="ce195">
            <text:p>4544<text:s/></text:p>
          </table:table-cell>
          <table:table-cell office:value-type="float" office:value="3895" table:style-name="ce195">
            <text:p>3895<text:s/></text:p>
          </table:table-cell>
          <table:table-cell office:value-type="float" office:value="3760" table:style-name="ce195">
            <text:p>3760<text:s/></text:p>
          </table:table-cell>
          <table:table-cell office:value-type="float" office:value="3376" table:style-name="ce195">
            <text:p>3376<text:s/></text:p>
          </table:table-cell>
          <table:table-cell office:value-type="float" office:value="3528" table:style-name="ce195">
            <text:p>3528<text:s/></text:p>
          </table:table-cell>
          <table:table-cell office:value-type="float" office:value="3568" table:style-name="ce195">
            <text:p>3568<text:s/></text:p>
          </table:table-cell>
          <table:table-cell office:value-type="float" office:value="3506" table:style-name="ce195">
            <text:p>3506<text:s/></text:p>
          </table:table-cell>
          <table:table-cell office:value-type="float" office:value="3552" table:style-name="ce195">
            <text:p>3552<text:s/></text:p>
          </table:table-cell>
          <table:table-cell office:value-type="float" office:value="3431" table:style-name="ce195">
            <text:p>3431<text:s/></text:p>
          </table:table-cell>
          <table:table-cell office:value-type="float" office:value="3110" table:style-name="ce195">
            <text:p>3110<text:s/></text:p>
          </table:table-cell>
          <table:table-cell office:value-type="float" office:value="3068" table:style-name="ce195">
            <text:p>3068<text:s/></text:p>
          </table:table-cell>
          <table:table-cell office:value-type="float" office:value="3114" table:style-name="ce195">
            <text:p>3114<text:s/></text:p>
          </table:table-cell>
          <table:table-cell office:value-type="float" office:value="3055" table:style-name="ce195">
            <text:p>3055<text:s/></text:p>
          </table:table-cell>
          <table:table-cell office:value-type="float" office:value="3054" table:style-name="ce195">
            <text:p>3054<text:s/></text:p>
          </table:table-cell>
          <table:table-cell office:value-type="float" office:value="3085" table:style-name="ce195">
            <text:p>3085<text:s/></text:p>
          </table:table-cell>
          <table:table-cell office:value-type="float" office:value="2924" table:style-name="ce195">
            <text:p>2924<text:s/></text:p>
          </table:table-cell>
          <table:table-cell office:value-type="float" office:value="2817" table:style-name="ce195">
            <text:p>2817<text:s/></text:p>
          </table:table-cell>
          <table:table-cell office:value-type="float" office:value="2869" table:style-name="ce195">
            <text:p>2869<text:s/></text:p>
          </table:table-cell>
          <table:table-cell office:value-type="float" office:value="2903" table:style-name="ce195">
            <text:p>2903<text:s/></text:p>
          </table:table-cell>
          <table:table-cell office:value-type="float" office:value="2518" table:style-name="ce195">
            <text:p>2518<text:s/></text:p>
          </table:table-cell>
          <table:table-cell office:value-type="float" office:value="2615" table:style-name="ce195">
            <text:p>2615<text:s/></text:p>
          </table:table-cell>
          <table:table-cell office:value-type="float" office:value="2542" table:style-name="ce195">
            <text:p>2542<text:s/></text:p>
          </table:table-cell>
          <table:table-cell office:value-type="float" office:value="2554" table:style-name="ce195">
            <text:p>2554<text:s/></text:p>
          </table:table-cell>
          <table:table-cell office:value-type="float" office:value="2341" table:style-name="ce195">
            <text:p>2341<text:s/></text:p>
          </table:table-cell>
          <table:table-cell office:value-type="float" office:value="2288" table:style-name="ce195">
            <text:p>2288<text:s/></text:p>
          </table:table-cell>
          <table:table-cell office:value-type="float" office:value="2340" table:style-name="ce195">
            <text:p>2340<text:s/></text:p>
          </table:table-cell>
          <table:table-cell office:value-type="float" office:value="1937" table:style-name="ce195">
            <text:p>1937<text:s/></text:p>
          </table:table-cell>
          <table:table-cell office:value-type="float" office:value="1745" table:style-name="ce195">
            <text:p>1745<text:s/></text:p>
          </table:table-cell>
          <table:table-cell office:value-type="float" office:value="1714" table:style-name="ce195">
            <text:p>1714<text:s/></text:p>
          </table:table-cell>
          <table:table-cell office:value-type="float" office:value="1326" table:style-name="ce195">
            <text:p>1326<text:s/></text:p>
          </table:table-cell>
          <table:table-cell office:value-type="float" office:value="1311" table:style-name="ce195">
            <text:p>1311<text:s/></text:p>
          </table:table-cell>
          <table:table-cell office:value-type="float" office:value="884" table:style-name="ce195">
            <text:p>884<text:s/></text:p>
          </table:table-cell>
          <table:table-cell office:value-type="float" office:value="1110" table:style-name="ce195">
            <text:p>1110<text:s/></text:p>
          </table:table-cell>
          <table:table-cell office:value-type="float" office:value="1128" table:style-name="ce195">
            <text:p>1128<text:s/></text:p>
          </table:table-cell>
          <table:table-cell office:value-type="float" office:value="1097" table:style-name="ce195">
            <text:p>1097<text:s/></text:p>
          </table:table-cell>
          <table:table-cell office:value-type="float" office:value="1009" table:style-name="ce195">
            <text:p>1009<text:s/></text:p>
          </table:table-cell>
          <table:table-cell office:value-type="float" office:value="1038" table:style-name="ce195">
            <text:p>1038<text:s/></text:p>
          </table:table-cell>
          <table:table-cell office:value-type="float" office:value="917" table:style-name="ce195">
            <text:p>917<text:s/></text:p>
          </table:table-cell>
          <table:table-cell office:value-type="float" office:value="898" table:style-name="ce195">
            <text:p>898<text:s/></text:p>
          </table:table-cell>
          <table:table-cell office:value-type="float" office:value="739" table:style-name="ce195">
            <text:p>739<text:s/></text:p>
          </table:table-cell>
          <table:table-cell office:value-type="float" office:value="681" table:style-name="ce195">
            <text:p>681<text:s/></text:p>
          </table:table-cell>
          <table:table-cell office:value-type="float" office:value="580" table:style-name="ce195">
            <text:p>580<text:s/></text:p>
          </table:table-cell>
          <table:table-cell office:value-type="float" office:value="561" table:style-name="ce195">
            <text:p>561<text:s/></text:p>
          </table:table-cell>
          <table:table-cell office:value-type="float" office:value="450" table:style-name="ce195">
            <text:p>450<text:s/></text:p>
          </table:table-cell>
          <table:table-cell office:value-type="float" office:value="416" table:style-name="ce195">
            <text:p>416<text:s/></text:p>
          </table:table-cell>
          <table:table-cell office:value-type="float" office:value="341" table:style-name="ce195">
            <text:p>341<text:s/></text:p>
          </table:table-cell>
          <table:table-cell office:value-type="float" office:value="327" table:style-name="ce195">
            <text:p>327<text:s/></text:p>
          </table:table-cell>
          <table:table-cell office:value-type="float" office:value="275" table:style-name="ce195">
            <text:p>275<text:s/></text:p>
          </table:table-cell>
          <table:table-cell office:value-type="float" office:value="217" table:style-name="ce195">
            <text:p>217<text:s/></text:p>
          </table:table-cell>
          <table:table-cell office:value-type="float" office:value="187" table:style-name="ce195">
            <text:p>187<text:s/></text:p>
          </table:table-cell>
          <table:table-cell office:value-type="float" office:value="130" table:style-name="ce195">
            <text:p>130<text:s/></text:p>
          </table:table-cell>
          <table:table-cell office:value-type="float" office:value="96" table:style-name="ce195">
            <text:p>96<text:s/></text:p>
          </table:table-cell>
          <table:table-cell office:value-type="float" office:value="81" table:style-name="ce195">
            <text:p>81<text:s/></text:p>
          </table:table-cell>
          <table:table-cell office:value-type="float" office:value="62" table:style-name="ce195">
            <text:p>62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22" table:style-name="ce195">
            <text:p>22<text:s/></text:p>
          </table:table-cell>
          <table:table-cell office:value-type="float" office:value="45" table:style-name="ce195">
            <text:p>45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嘉義市</text:p>
          </table:table-cell>
          <table:table-cell office:value-type="string" table:style-name="ce195">
            <text:p>計</text:p>
          </table:table-cell>
          <table:table-cell office:value-type="float" office:value="268514" table:style-name="ce195">
            <text:p>268514<text:s/></text:p>
          </table:table-cell>
          <table:table-cell office:value-type="float" office:value="34894" table:style-name="ce195">
            <text:p>34894<text:s/></text:p>
          </table:table-cell>
          <table:table-cell office:value-type="float" office:value="186572" table:style-name="ce195">
            <text:p>186572<text:s/></text:p>
          </table:table-cell>
          <table:table-cell office:value-type="float" office:value="43950" table:style-name="ce195">
            <text:p>43950<text:s/></text:p>
          </table:table-cell>
          <table:table-cell office:value-type="float" office:value="113573" table:style-name="ce195">
            <text:p>113573<text:s/></text:p>
          </table:table-cell>
          <table:table-cell office:value-type="float" office:value="216248" table:style-name="ce195">
            <text:p>216248<text:s/></text:p>
          </table:table-cell>
          <table:table-cell office:value-type="float" office:value="1375" table:style-name="ce195">
            <text:p>1375<text:s/></text:p>
          </table:table-cell>
          <table:table-cell office:value-type="float" office:value="1673" table:style-name="ce195">
            <text:p>1673<text:s/></text:p>
          </table:table-cell>
          <table:table-cell office:value-type="float" office:value="1872" table:style-name="ce195">
            <text:p>1872<text:s/></text:p>
          </table:table-cell>
          <table:table-cell office:value-type="float" office:value="2168" table:style-name="ce195">
            <text:p>2168<text:s/></text:p>
          </table:table-cell>
          <table:table-cell office:value-type="float" office:value="2250" table:style-name="ce195">
            <text:p>2250<text:s/></text:p>
          </table:table-cell>
          <table:table-cell office:value-type="float" office:value="2576" table:style-name="ce195">
            <text:p>2576<text:s/></text:p>
          </table:table-cell>
          <table:table-cell office:value-type="float" office:value="2587" table:style-name="ce195">
            <text:p>2587<text:s/></text:p>
          </table:table-cell>
          <table:table-cell office:value-type="float" office:value="2321" table:style-name="ce195">
            <text:p>2321<text:s/></text:p>
          </table:table-cell>
          <table:table-cell office:value-type="float" office:value="2765" table:style-name="ce195">
            <text:p>2765<text:s/></text:p>
          </table:table-cell>
          <table:table-cell office:value-type="float" office:value="2612" table:style-name="ce195">
            <text:p>2612<text:s/></text:p>
          </table:table-cell>
          <table:table-cell office:value-type="float" office:value="2243" table:style-name="ce195">
            <text:p>2243<text:s/></text:p>
          </table:table-cell>
          <table:table-cell office:value-type="float" office:value="2535" table:style-name="ce195">
            <text:p>2535<text:s/></text:p>
          </table:table-cell>
          <table:table-cell office:value-type="float" office:value="2608" table:style-name="ce195">
            <text:p>2608<text:s/></text:p>
          </table:table-cell>
          <table:table-cell office:value-type="float" office:value="2684" table:style-name="ce195">
            <text:p>2684<text:s/></text:p>
          </table:table-cell>
          <table:table-cell office:value-type="float" office:value="2625" table:style-name="ce195">
            <text:p>2625<text:s/></text:p>
          </table:table-cell>
          <table:table-cell office:value-type="float" office:value="2582" table:style-name="ce195">
            <text:p>2582<text:s/></text:p>
          </table:table-cell>
          <table:table-cell office:value-type="float" office:value="2698" table:style-name="ce195">
            <text:p>2698<text:s/></text:p>
          </table:table-cell>
          <table:table-cell office:value-type="float" office:value="2934" table:style-name="ce195">
            <text:p>2934<text:s/></text:p>
          </table:table-cell>
          <table:table-cell office:value-type="float" office:value="2992" table:style-name="ce195">
            <text:p>2992<text:s/></text:p>
          </table:table-cell>
          <table:table-cell office:value-type="float" office:value="3068" table:style-name="ce195">
            <text:p>3068<text:s/></text:p>
          </table:table-cell>
          <table:table-cell office:value-type="float" office:value="3833" table:style-name="ce195">
            <text:p>3833<text:s/></text:p>
          </table:table-cell>
          <table:table-cell office:value-type="float" office:value="3661" table:style-name="ce195">
            <text:p>3661<text:s/></text:p>
          </table:table-cell>
          <table:table-cell office:value-type="float" office:value="3354" table:style-name="ce195">
            <text:p>3354<text:s/></text:p>
          </table:table-cell>
          <table:table-cell office:value-type="float" office:value="3781" table:style-name="ce195">
            <text:p>3781<text:s/></text:p>
          </table:table-cell>
          <table:table-cell office:value-type="float" office:value="3858" table:style-name="ce195">
            <text:p>3858<text:s/></text:p>
          </table:table-cell>
          <table:table-cell office:value-type="float" office:value="3906" table:style-name="ce195">
            <text:p>3906<text:s/></text:p>
          </table:table-cell>
          <table:table-cell office:value-type="float" office:value="3715" table:style-name="ce195">
            <text:p>3715<text:s/></text:p>
          </table:table-cell>
          <table:table-cell office:value-type="float" office:value="3673" table:style-name="ce195">
            <text:p>3673<text:s/></text:p>
          </table:table-cell>
          <table:table-cell office:value-type="float" office:value="3524" table:style-name="ce195">
            <text:p>3524<text:s/></text:p>
          </table:table-cell>
          <table:table-cell office:value-type="float" office:value="3473" table:style-name="ce195">
            <text:p>3473<text:s/></text:p>
          </table:table-cell>
          <table:table-cell office:value-type="float" office:value="3445" table:style-name="ce195">
            <text:p>3445<text:s/></text:p>
          </table:table-cell>
          <table:table-cell office:value-type="float" office:value="3286" table:style-name="ce195">
            <text:p>3286<text:s/></text:p>
          </table:table-cell>
          <table:table-cell office:value-type="float" office:value="3457" table:style-name="ce195">
            <text:p>3457<text:s/></text:p>
          </table:table-cell>
          <table:table-cell office:value-type="float" office:value="3136" table:style-name="ce195">
            <text:p>3136<text:s/></text:p>
          </table:table-cell>
          <table:table-cell office:value-type="float" office:value="3079" table:style-name="ce195">
            <text:p>3079<text:s/></text:p>
          </table:table-cell>
          <table:table-cell office:value-type="float" office:value="3427" table:style-name="ce195">
            <text:p>3427<text:s/></text:p>
          </table:table-cell>
          <table:table-cell office:value-type="float" office:value="3749" table:style-name="ce195">
            <text:p>3749<text:s/></text:p>
          </table:table-cell>
          <table:table-cell office:value-type="float" office:value="3774" table:style-name="ce195">
            <text:p>3774<text:s/></text:p>
          </table:table-cell>
          <table:table-cell office:value-type="float" office:value="4118" table:style-name="ce195">
            <text:p>4118<text:s/></text:p>
          </table:table-cell>
          <table:table-cell office:value-type="float" office:value="4307" table:style-name="ce195">
            <text:p>4307<text:s/></text:p>
          </table:table-cell>
          <table:table-cell office:value-type="float" office:value="4203" table:style-name="ce195">
            <text:p>4203<text:s/></text:p>
          </table:table-cell>
          <table:table-cell office:value-type="float" office:value="4315" table:style-name="ce195">
            <text:p>4315<text:s/></text:p>
          </table:table-cell>
          <table:table-cell office:value-type="float" office:value="4342" table:style-name="ce195">
            <text:p>4342<text:s/></text:p>
          </table:table-cell>
          <table:table-cell office:value-type="float" office:value="4156" table:style-name="ce195">
            <text:p>4156<text:s/></text:p>
          </table:table-cell>
          <table:table-cell office:value-type="float" office:value="4559" table:style-name="ce195">
            <text:p>4559<text:s/></text:p>
          </table:table-cell>
          <table:table-cell office:value-type="float" office:value="3918" table:style-name="ce195">
            <text:p>3918<text:s/></text:p>
          </table:table-cell>
          <table:table-cell office:value-type="float" office:value="3963" table:style-name="ce195">
            <text:p>3963<text:s/></text:p>
          </table:table-cell>
          <table:table-cell office:value-type="float" office:value="3783" table:style-name="ce195">
            <text:p>3783<text:s/></text:p>
          </table:table-cell>
          <table:table-cell office:value-type="float" office:value="3828" table:style-name="ce195">
            <text:p>3828<text:s/></text:p>
          </table:table-cell>
          <table:table-cell office:value-type="float" office:value="3950" table:style-name="ce195">
            <text:p>3950<text:s/></text:p>
          </table:table-cell>
          <table:table-cell office:value-type="float" office:value="4065" table:style-name="ce195">
            <text:p>4065<text:s/></text:p>
          </table:table-cell>
          <table:table-cell office:value-type="float" office:value="4193" table:style-name="ce195">
            <text:p>4193<text:s/></text:p>
          </table:table-cell>
          <table:table-cell office:value-type="float" office:value="4062" table:style-name="ce195">
            <text:p>4062<text:s/></text:p>
          </table:table-cell>
          <table:table-cell office:value-type="float" office:value="4044" table:style-name="ce195">
            <text:p>4044<text:s/></text:p>
          </table:table-cell>
          <table:table-cell office:value-type="float" office:value="4127" table:style-name="ce195">
            <text:p>4127<text:s/></text:p>
          </table:table-cell>
          <table:table-cell office:value-type="float" office:value="4080" table:style-name="ce195">
            <text:p>4080<text:s/></text:p>
          </table:table-cell>
          <table:table-cell office:value-type="float" office:value="3969" table:style-name="ce195">
            <text:p>3969<text:s/></text:p>
          </table:table-cell>
          <table:table-cell office:value-type="float" office:value="4155" table:style-name="ce195">
            <text:p>4155<text:s/></text:p>
          </table:table-cell>
          <table:table-cell office:value-type="float" office:value="3985" table:style-name="ce195">
            <text:p>3985<text:s/></text:p>
          </table:table-cell>
          <table:table-cell office:value-type="float" office:value="4031" table:style-name="ce195">
            <text:p>4031<text:s/></text:p>
          </table:table-cell>
          <table:table-cell office:value-type="float" office:value="3818" table:style-name="ce195">
            <text:p>3818<text:s/></text:p>
          </table:table-cell>
          <table:table-cell office:value-type="float" office:value="3721" table:style-name="ce195">
            <text:p>3721<text:s/></text:p>
          </table:table-cell>
          <table:table-cell office:value-type="float" office:value="3754" table:style-name="ce195">
            <text:p>3754<text:s/></text:p>
          </table:table-cell>
          <table:table-cell office:value-type="float" office:value="3298" table:style-name="ce195">
            <text:p>3298<text:s/></text:p>
          </table:table-cell>
          <table:table-cell office:value-type="float" office:value="3423" table:style-name="ce195">
            <text:p>3423<text:s/></text:p>
          </table:table-cell>
          <table:table-cell office:value-type="float" office:value="3418" table:style-name="ce195">
            <text:p>3418<text:s/></text:p>
          </table:table-cell>
          <table:table-cell office:value-type="float" office:value="3298" table:style-name="ce195">
            <text:p>3298<text:s/></text:p>
          </table:table-cell>
          <table:table-cell office:value-type="float" office:value="3060" table:style-name="ce195">
            <text:p>3060<text:s/></text:p>
          </table:table-cell>
          <table:table-cell office:value-type="float" office:value="3030" table:style-name="ce195">
            <text:p>3030<text:s/></text:p>
          </table:table-cell>
          <table:table-cell office:value-type="float" office:value="3091" table:style-name="ce195">
            <text:p>3091<text:s/></text:p>
          </table:table-cell>
          <table:table-cell office:value-type="float" office:value="2551" table:style-name="ce195">
            <text:p>2551<text:s/></text:p>
          </table:table-cell>
          <table:table-cell office:value-type="float" office:value="2303" table:style-name="ce195">
            <text:p>2303<text:s/></text:p>
          </table:table-cell>
          <table:table-cell office:value-type="float" office:value="2295" table:style-name="ce195">
            <text:p>2295<text:s/></text:p>
          </table:table-cell>
          <table:table-cell office:value-type="float" office:value="1975" table:style-name="ce195">
            <text:p>1975<text:s/></text:p>
          </table:table-cell>
          <table:table-cell office:value-type="float" office:value="1576" table:style-name="ce195">
            <text:p>1576<text:s/></text:p>
          </table:table-cell>
          <table:table-cell office:value-type="float" office:value="1205" table:style-name="ce195">
            <text:p>1205<text:s/></text:p>
          </table:table-cell>
          <table:table-cell office:value-type="float" office:value="1414" table:style-name="ce195">
            <text:p>1414<text:s/></text:p>
          </table:table-cell>
          <table:table-cell office:value-type="float" office:value="1470" table:style-name="ce195">
            <text:p>1470<text:s/></text:p>
          </table:table-cell>
          <table:table-cell office:value-type="float" office:value="1375" table:style-name="ce195">
            <text:p>1375<text:s/></text:p>
          </table:table-cell>
          <table:table-cell office:value-type="float" office:value="1343" table:style-name="ce195">
            <text:p>1343<text:s/></text:p>
          </table:table-cell>
          <table:table-cell office:value-type="float" office:value="1302" table:style-name="ce195">
            <text:p>1302<text:s/></text:p>
          </table:table-cell>
          <table:table-cell office:value-type="float" office:value="1247" table:style-name="ce195">
            <text:p>1247<text:s/></text:p>
          </table:table-cell>
          <table:table-cell office:value-type="float" office:value="1075" table:style-name="ce195">
            <text:p>1075<text:s/></text:p>
          </table:table-cell>
          <table:table-cell office:value-type="float" office:value="1017" table:style-name="ce195">
            <text:p>1017<text:s/></text:p>
          </table:table-cell>
          <table:table-cell office:value-type="float" office:value="917" table:style-name="ce195">
            <text:p>917<text:s/></text:p>
          </table:table-cell>
          <table:table-cell office:value-type="float" office:value="832" table:style-name="ce195">
            <text:p>832<text:s/></text:p>
          </table:table-cell>
          <table:table-cell office:value-type="float" office:value="735" table:style-name="ce195">
            <text:p>735<text:s/></text:p>
          </table:table-cell>
          <table:table-cell office:value-type="float" office:value="660" table:style-name="ce195">
            <text:p>660<text:s/></text:p>
          </table:table-cell>
          <table:table-cell office:value-type="float" office:value="523" table:style-name="ce195">
            <text:p>523<text:s/></text:p>
          </table:table-cell>
          <table:table-cell office:value-type="float" office:value="476" table:style-name="ce195">
            <text:p>476<text:s/></text:p>
          </table:table-cell>
          <table:table-cell office:value-type="float" office:value="408" table:style-name="ce195">
            <text:p>408<text:s/></text:p>
          </table:table-cell>
          <table:table-cell office:value-type="float" office:value="335" table:style-name="ce195">
            <text:p>335<text:s/></text:p>
          </table:table-cell>
          <table:table-cell office:value-type="float" office:value="274" table:style-name="ce195">
            <text:p>274<text:s/></text:p>
          </table:table-cell>
          <table:table-cell office:value-type="float" office:value="210" table:style-name="ce195">
            <text:p>210<text:s/></text:p>
          </table:table-cell>
          <table:table-cell office:value-type="float" office:value="172" table:style-name="ce195">
            <text:p>172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86" table:style-name="ce195">
            <text:p>86<text:s/></text:p>
          </table:table-cell>
          <table:table-cell office:value-type="float" office:value="49" table:style-name="ce195">
            <text:p>49<text:s/></text:p>
          </table:table-cell>
          <table:table-cell office:value-type="float" office:value="48" table:style-name="ce195">
            <text:p>48<text:s/></text:p>
          </table:table-cell>
          <table:table-cell office:value-type="float" office:value="20" table:style-name="ce195">
            <text:p>20<text:s/></text:p>
          </table:table-cell>
          <table:table-cell office:value-type="float" office:value="49" table:style-name="ce195">
            <text:p>49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嘉義市</text:p>
          </table:table-cell>
          <table:table-cell office:value-type="string" table:style-name="ce195">
            <text:p>男</text:p>
          </table:table-cell>
          <table:table-cell office:value-type="float" office:value="130280" table:style-name="ce195">
            <text:p>130280<text:s/></text:p>
          </table:table-cell>
          <table:table-cell office:value-type="float" office:value="18137" table:style-name="ce195">
            <text:p>18137<text:s/></text:p>
          </table:table-cell>
          <table:table-cell office:value-type="float" office:value="90827" table:style-name="ce195">
            <text:p>90827<text:s/></text:p>
          </table:table-cell>
          <table:table-cell office:value-type="float" office:value="19336" table:style-name="ce195">
            <text:p>19336<text:s/></text:p>
          </table:table-cell>
          <table:table-cell office:value-type="float" office:value="55497" table:style-name="ce195">
            <text:p>55497<text:s/></text:p>
          </table:table-cell>
          <table:table-cell office:value-type="float" office:value="102673" table:style-name="ce195">
            <text:p>102673<text:s/></text:p>
          </table:table-cell>
          <table:table-cell office:value-type="float" office:value="731" table:style-name="ce195">
            <text:p>731<text:s/></text:p>
          </table:table-cell>
          <table:table-cell office:value-type="float" office:value="818" table:style-name="ce195">
            <text:p>818<text:s/></text:p>
          </table:table-cell>
          <table:table-cell office:value-type="float" office:value="991" table:style-name="ce195">
            <text:p>991<text:s/></text:p>
          </table:table-cell>
          <table:table-cell office:value-type="float" office:value="1168" table:style-name="ce195">
            <text:p>1168<text:s/></text:p>
          </table:table-cell>
          <table:table-cell office:value-type="float" office:value="1146" table:style-name="ce195">
            <text:p>1146<text:s/></text:p>
          </table:table-cell>
          <table:table-cell office:value-type="float" office:value="1289" table:style-name="ce195">
            <text:p>1289<text:s/></text:p>
          </table:table-cell>
          <table:table-cell office:value-type="float" office:value="1333" table:style-name="ce195">
            <text:p>1333<text:s/></text:p>
          </table:table-cell>
          <table:table-cell office:value-type="float" office:value="1229" table:style-name="ce195">
            <text:p>1229<text:s/></text:p>
          </table:table-cell>
          <table:table-cell office:value-type="float" office:value="1435" table:style-name="ce195">
            <text:p>1435<text:s/></text:p>
          </table:table-cell>
          <table:table-cell office:value-type="float" office:value="1394" table:style-name="ce195">
            <text:p>1394<text:s/></text:p>
          </table:table-cell>
          <table:table-cell office:value-type="float" office:value="1171" table:style-name="ce195">
            <text:p>1171<text:s/></text:p>
          </table:table-cell>
          <table:table-cell office:value-type="float" office:value="1304" table:style-name="ce195">
            <text:p>1304<text:s/></text:p>
          </table:table-cell>
          <table:table-cell office:value-type="float" office:value="1411" table:style-name="ce195">
            <text:p>1411<text:s/></text:p>
          </table:table-cell>
          <table:table-cell office:value-type="float" office:value="1410" table:style-name="ce195">
            <text:p>1410<text:s/></text:p>
          </table:table-cell>
          <table:table-cell office:value-type="float" office:value="1307" table:style-name="ce195">
            <text:p>1307<text:s/></text:p>
          </table:table-cell>
          <table:table-cell office:value-type="float" office:value="1347" table:style-name="ce195">
            <text:p>1347<text:s/></text:p>
          </table:table-cell>
          <table:table-cell office:value-type="float" office:value="1437" table:style-name="ce195">
            <text:p>1437<text:s/></text:p>
          </table:table-cell>
          <table:table-cell office:value-type="float" office:value="1553" table:style-name="ce195">
            <text:p>1553<text:s/></text:p>
          </table:table-cell>
          <table:table-cell office:value-type="float" office:value="1535" table:style-name="ce195">
            <text:p>1535<text:s/></text:p>
          </table:table-cell>
          <table:table-cell office:value-type="float" office:value="1618" table:style-name="ce195">
            <text:p>1618<text:s/></text:p>
          </table:table-cell>
          <table:table-cell office:value-type="float" office:value="1992" table:style-name="ce195">
            <text:p>1992<text:s/></text:p>
          </table:table-cell>
          <table:table-cell office:value-type="float" office:value="1958" table:style-name="ce195">
            <text:p>1958<text:s/></text:p>
          </table:table-cell>
          <table:table-cell office:value-type="float" office:value="1756" table:style-name="ce195">
            <text:p>1756<text:s/></text:p>
          </table:table-cell>
          <table:table-cell office:value-type="float" office:value="1948" table:style-name="ce195">
            <text:p>1948<text:s/></text:p>
          </table:table-cell>
          <table:table-cell office:value-type="float" office:value="1923" table:style-name="ce195">
            <text:p>1923<text:s/></text:p>
          </table:table-cell>
          <table:table-cell office:value-type="float" office:value="1961" table:style-name="ce195">
            <text:p>1961<text:s/></text:p>
          </table:table-cell>
          <table:table-cell office:value-type="float" office:value="1931" table:style-name="ce195">
            <text:p>1931<text:s/></text:p>
          </table:table-cell>
          <table:table-cell office:value-type="float" office:value="1912" table:style-name="ce195">
            <text:p>1912<text:s/></text:p>
          </table:table-cell>
          <table:table-cell office:value-type="float" office:value="1814" table:style-name="ce195">
            <text:p>1814<text:s/></text:p>
          </table:table-cell>
          <table:table-cell office:value-type="float" office:value="1813" table:style-name="ce195">
            <text:p>1813<text:s/></text:p>
          </table:table-cell>
          <table:table-cell office:value-type="float" office:value="1723" table:style-name="ce195">
            <text:p>1723<text:s/></text:p>
          </table:table-cell>
          <table:table-cell office:value-type="float" office:value="1700" table:style-name="ce195">
            <text:p>1700<text:s/></text:p>
          </table:table-cell>
          <table:table-cell office:value-type="float" office:value="1739" table:style-name="ce195">
            <text:p>1739<text:s/></text:p>
          </table:table-cell>
          <table:table-cell office:value-type="float" office:value="1599" table:style-name="ce195">
            <text:p>1599<text:s/></text:p>
          </table:table-cell>
          <table:table-cell office:value-type="float" office:value="1490" table:style-name="ce195">
            <text:p>1490<text:s/></text:p>
          </table:table-cell>
          <table:table-cell office:value-type="float" office:value="1632" table:style-name="ce195">
            <text:p>1632<text:s/></text:p>
          </table:table-cell>
          <table:table-cell office:value-type="float" office:value="1840" table:style-name="ce195">
            <text:p>1840<text:s/></text:p>
          </table:table-cell>
          <table:table-cell office:value-type="float" office:value="1838" table:style-name="ce195">
            <text:p>1838<text:s/></text:p>
          </table:table-cell>
          <table:table-cell office:value-type="float" office:value="1945" table:style-name="ce195">
            <text:p>1945<text:s/></text:p>
          </table:table-cell>
          <table:table-cell office:value-type="float" office:value="2041" table:style-name="ce195">
            <text:p>2041<text:s/></text:p>
          </table:table-cell>
          <table:table-cell office:value-type="float" office:value="1970" table:style-name="ce195">
            <text:p>1970<text:s/></text:p>
          </table:table-cell>
          <table:table-cell office:value-type="float" office:value="2060" table:style-name="ce195">
            <text:p>2060<text:s/></text:p>
          </table:table-cell>
          <table:table-cell office:value-type="float" office:value="2051" table:style-name="ce195">
            <text:p>2051<text:s/></text:p>
          </table:table-cell>
          <table:table-cell office:value-type="float" office:value="1937" table:style-name="ce195">
            <text:p>1937<text:s/></text:p>
          </table:table-cell>
          <table:table-cell office:value-type="float" office:value="2065" table:style-name="ce195">
            <text:p>2065<text:s/></text:p>
          </table:table-cell>
          <table:table-cell office:value-type="float" office:value="1778" table:style-name="ce195">
            <text:p>1778<text:s/></text:p>
          </table:table-cell>
          <table:table-cell office:value-type="float" office:value="1809" table:style-name="ce195">
            <text:p>1809<text:s/></text:p>
          </table:table-cell>
          <table:table-cell office:value-type="float" office:value="1730" table:style-name="ce195">
            <text:p>1730<text:s/></text:p>
          </table:table-cell>
          <table:table-cell office:value-type="float" office:value="1751" table:style-name="ce195">
            <text:p>1751<text:s/></text:p>
          </table:table-cell>
          <table:table-cell office:value-type="float" office:value="1791" table:style-name="ce195">
            <text:p>1791<text:s/></text:p>
          </table:table-cell>
          <table:table-cell office:value-type="float" office:value="1913" table:style-name="ce195">
            <text:p>1913<text:s/></text:p>
          </table:table-cell>
          <table:table-cell office:value-type="float" office:value="1945" table:style-name="ce195">
            <text:p>1945<text:s/></text:p>
          </table:table-cell>
          <table:table-cell office:value-type="float" office:value="1908" table:style-name="ce195">
            <text:p>1908<text:s/></text:p>
          </table:table-cell>
          <table:table-cell office:value-type="float" office:value="1888" table:style-name="ce195">
            <text:p>1888<text:s/></text:p>
          </table:table-cell>
          <table:table-cell office:value-type="float" office:value="1950" table:style-name="ce195">
            <text:p>1950<text:s/></text:p>
          </table:table-cell>
          <table:table-cell office:value-type="float" office:value="1943" table:style-name="ce195">
            <text:p>1943<text:s/></text:p>
          </table:table-cell>
          <table:table-cell office:value-type="float" office:value="1920" table:style-name="ce195">
            <text:p>1920<text:s/></text:p>
          </table:table-cell>
          <table:table-cell office:value-type="float" office:value="1999" table:style-name="ce195">
            <text:p>1999<text:s/></text:p>
          </table:table-cell>
          <table:table-cell office:value-type="float" office:value="1883" table:style-name="ce195">
            <text:p>1883<text:s/></text:p>
          </table:table-cell>
          <table:table-cell office:value-type="float" office:value="1927" table:style-name="ce195">
            <text:p>1927<text:s/></text:p>
          </table:table-cell>
          <table:table-cell office:value-type="float" office:value="1836" table:style-name="ce195">
            <text:p>1836<text:s/></text:p>
          </table:table-cell>
          <table:table-cell office:value-type="float" office:value="1762" table:style-name="ce195">
            <text:p>1762<text:s/></text:p>
          </table:table-cell>
          <table:table-cell office:value-type="float" office:value="1794" table:style-name="ce195">
            <text:p>1794<text:s/></text:p>
          </table:table-cell>
          <table:table-cell office:value-type="float" office:value="1556" table:style-name="ce195">
            <text:p>1556<text:s/></text:p>
          </table:table-cell>
          <table:table-cell office:value-type="float" office:value="1616" table:style-name="ce195">
            <text:p>1616<text:s/></text:p>
          </table:table-cell>
          <table:table-cell office:value-type="float" office:value="1619" table:style-name="ce195">
            <text:p>1619<text:s/></text:p>
          </table:table-cell>
          <table:table-cell office:value-type="float" office:value="1577" table:style-name="ce195">
            <text:p>1577<text:s/></text:p>
          </table:table-cell>
          <table:table-cell office:value-type="float" office:value="1418" table:style-name="ce195">
            <text:p>1418<text:s/></text:p>
          </table:table-cell>
          <table:table-cell office:value-type="float" office:value="1458" table:style-name="ce195">
            <text:p>1458<text:s/></text:p>
          </table:table-cell>
          <table:table-cell office:value-type="float" office:value="1397" table:style-name="ce195">
            <text:p>1397<text:s/></text:p>
          </table:table-cell>
          <table:table-cell office:value-type="float" office:value="1141" table:style-name="ce195">
            <text:p>1141<text:s/></text:p>
          </table:table-cell>
          <table:table-cell office:value-type="float" office:value="1026" table:style-name="ce195">
            <text:p>1026<text:s/></text:p>
          </table:table-cell>
          <table:table-cell office:value-type="float" office:value="1019" table:style-name="ce195">
            <text:p>1019<text:s/></text:p>
          </table:table-cell>
          <table:table-cell office:value-type="float" office:value="904" table:style-name="ce195">
            <text:p>904<text:s/></text:p>
          </table:table-cell>
          <table:table-cell office:value-type="float" office:value="682" table:style-name="ce195">
            <text:p>682<text:s/></text:p>
          </table:table-cell>
          <table:table-cell office:value-type="float" office:value="558" table:style-name="ce195">
            <text:p>558<text:s/></text:p>
          </table:table-cell>
          <table:table-cell office:value-type="float" office:value="584" table:style-name="ce195">
            <text:p>584<text:s/></text:p>
          </table:table-cell>
          <table:table-cell office:value-type="float" office:value="636" table:style-name="ce195">
            <text:p>636<text:s/></text:p>
          </table:table-cell>
          <table:table-cell office:value-type="float" office:value="564" table:style-name="ce195">
            <text:p>564<text:s/></text:p>
          </table:table-cell>
          <table:table-cell office:value-type="float" office:value="561" table:style-name="ce195">
            <text:p>561<text:s/></text:p>
          </table:table-cell>
          <table:table-cell office:value-type="float" office:value="535" table:style-name="ce195">
            <text:p>535<text:s/></text:p>
          </table:table-cell>
          <table:table-cell office:value-type="float" office:value="522" table:style-name="ce195">
            <text:p>522<text:s/></text:p>
          </table:table-cell>
          <table:table-cell office:value-type="float" office:value="440" table:style-name="ce195">
            <text:p>440<text:s/></text:p>
          </table:table-cell>
          <table:table-cell office:value-type="float" office:value="383" table:style-name="ce195">
            <text:p>383<text:s/></text:p>
          </table:table-cell>
          <table:table-cell office:value-type="float" office:value="348" table:style-name="ce195">
            <text:p>348<text:s/></text:p>
          </table:table-cell>
          <table:table-cell office:value-type="float" office:value="336" table:style-name="ce195">
            <text:p>336<text:s/></text:p>
          </table:table-cell>
          <table:table-cell office:value-type="float" office:value="262" table:style-name="ce195">
            <text:p>262<text:s/></text:p>
          </table:table-cell>
          <table:table-cell office:value-type="float" office:value="256" table:style-name="ce195">
            <text:p>256<text:s/></text:p>
          </table:table-cell>
          <table:table-cell office:value-type="float" office:value="197" table:style-name="ce195">
            <text:p>197<text:s/></text:p>
          </table:table-cell>
          <table:table-cell office:value-type="float" office:value="196" table:style-name="ce195">
            <text:p>196<text:s/></text:p>
          </table:table-cell>
          <table:table-cell office:value-type="float" office:value="162" table:style-name="ce195">
            <text:p>162<text:s/></text:p>
          </table:table-cell>
          <table:table-cell office:value-type="float" office:value="126" table:style-name="ce195">
            <text:p>126<text:s/></text:p>
          </table:table-cell>
          <table:table-cell office:value-type="float" office:value="105" table:style-name="ce195">
            <text:p>105<text:s/></text:p>
          </table:table-cell>
          <table:table-cell office:value-type="float" office:value="85" table:style-name="ce195">
            <text:p>85<text:s/></text:p>
          </table:table-cell>
          <table:table-cell office:value-type="float" office:value="82" table:style-name="ce195">
            <text:p>82<text:s/></text:p>
          </table:table-cell>
          <table:table-cell office:value-type="float" office:value="53" table:style-name="ce195">
            <text:p>53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5" table:style-name="ce195">
            <text:p>25<text:s/></text:p>
          </table:table-cell>
          <table:table-cell office:value-type="float" office:value="19" table:style-name="ce195">
            <text:p>19<text:s/></text:p>
          </table:table-cell>
          <table:table-cell office:value-type="float" office:value="6" table:style-name="ce195">
            <text:p>6<text:s/></text:p>
          </table:table-cell>
          <table:table-cell office:value-type="float" office:value="24" table:style-name="ce195">
            <text:p>24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嘉義市</text:p>
          </table:table-cell>
          <table:table-cell office:value-type="string" table:style-name="ce195">
            <text:p>女</text:p>
          </table:table-cell>
          <table:table-cell office:value-type="float" office:value="138234" table:style-name="ce195">
            <text:p>138234<text:s/></text:p>
          </table:table-cell>
          <table:table-cell office:value-type="float" office:value="16757" table:style-name="ce195">
            <text:p>16757<text:s/></text:p>
          </table:table-cell>
          <table:table-cell office:value-type="float" office:value="95745" table:style-name="ce195">
            <text:p>95745<text:s/></text:p>
          </table:table-cell>
          <table:table-cell office:value-type="float" office:value="24614" table:style-name="ce195">
            <text:p>24614<text:s/></text:p>
          </table:table-cell>
          <table:table-cell office:value-type="float" office:value="58076" table:style-name="ce195">
            <text:p>58076<text:s/></text:p>
          </table:table-cell>
          <table:table-cell office:value-type="float" office:value="113575" table:style-name="ce195">
            <text:p>113575<text:s/></text:p>
          </table:table-cell>
          <table:table-cell office:value-type="float" office:value="644" table:style-name="ce195">
            <text:p>644<text:s/></text:p>
          </table:table-cell>
          <table:table-cell office:value-type="float" office:value="855" table:style-name="ce195">
            <text:p>855<text:s/></text:p>
          </table:table-cell>
          <table:table-cell office:value-type="float" office:value="881" table:style-name="ce195">
            <text:p>881<text:s/></text:p>
          </table:table-cell>
          <table:table-cell office:value-type="float" office:value="1000" table:style-name="ce195">
            <text:p>1000<text:s/></text:p>
          </table:table-cell>
          <table:table-cell office:value-type="float" office:value="1104" table:style-name="ce195">
            <text:p>1104<text:s/></text:p>
          </table:table-cell>
          <table:table-cell office:value-type="float" office:value="1287" table:style-name="ce195">
            <text:p>1287<text:s/></text:p>
          </table:table-cell>
          <table:table-cell office:value-type="float" office:value="1254" table:style-name="ce195">
            <text:p>1254<text:s/></text:p>
          </table:table-cell>
          <table:table-cell office:value-type="float" office:value="1092" table:style-name="ce195">
            <text:p>1092<text:s/></text:p>
          </table:table-cell>
          <table:table-cell office:value-type="float" office:value="1330" table:style-name="ce195">
            <text:p>1330<text:s/></text:p>
          </table:table-cell>
          <table:table-cell office:value-type="float" office:value="1218" table:style-name="ce195">
            <text:p>1218<text:s/></text:p>
          </table:table-cell>
          <table:table-cell office:value-type="float" office:value="1072" table:style-name="ce195">
            <text:p>1072<text:s/></text:p>
          </table:table-cell>
          <table:table-cell office:value-type="float" office:value="1231" table:style-name="ce195">
            <text:p>1231<text:s/></text:p>
          </table:table-cell>
          <table:table-cell office:value-type="float" office:value="1197" table:style-name="ce195">
            <text:p>1197<text:s/></text:p>
          </table:table-cell>
          <table:table-cell office:value-type="float" office:value="1274" table:style-name="ce195">
            <text:p>1274<text:s/></text:p>
          </table:table-cell>
          <table:table-cell office:value-type="float" office:value="1318" table:style-name="ce195">
            <text:p>1318<text:s/></text:p>
          </table:table-cell>
          <table:table-cell office:value-type="float" office:value="1235" table:style-name="ce195">
            <text:p>1235<text:s/></text:p>
          </table:table-cell>
          <table:table-cell office:value-type="float" office:value="1261" table:style-name="ce195">
            <text:p>1261<text:s/></text:p>
          </table:table-cell>
          <table:table-cell office:value-type="float" office:value="1381" table:style-name="ce195">
            <text:p>1381<text:s/></text:p>
          </table:table-cell>
          <table:table-cell office:value-type="float" office:value="1457" table:style-name="ce195">
            <text:p>1457<text:s/></text:p>
          </table:table-cell>
          <table:table-cell office:value-type="float" office:value="1450" table:style-name="ce195">
            <text:p>1450<text:s/></text:p>
          </table:table-cell>
          <table:table-cell office:value-type="float" office:value="1841" table:style-name="ce195">
            <text:p>1841<text:s/></text:p>
          </table:table-cell>
          <table:table-cell office:value-type="float" office:value="1703" table:style-name="ce195">
            <text:p>1703<text:s/></text:p>
          </table:table-cell>
          <table:table-cell office:value-type="float" office:value="1598" table:style-name="ce195">
            <text:p>1598<text:s/></text:p>
          </table:table-cell>
          <table:table-cell office:value-type="float" office:value="1833" table:style-name="ce195">
            <text:p>1833<text:s/></text:p>
          </table:table-cell>
          <table:table-cell office:value-type="float" office:value="1935" table:style-name="ce195">
            <text:p>1935<text:s/></text:p>
          </table:table-cell>
          <table:table-cell office:value-type="float" office:value="1945" table:style-name="ce195">
            <text:p>1945<text:s/></text:p>
          </table:table-cell>
          <table:table-cell office:value-type="float" office:value="1784" table:style-name="ce195">
            <text:p>1784<text:s/></text:p>
          </table:table-cell>
          <table:table-cell office:value-type="float" office:value="1761" table:style-name="ce195">
            <text:p>1761<text:s/></text:p>
          </table:table-cell>
          <table:table-cell office:value-type="float" office:value="1710" table:style-name="ce195">
            <text:p>1710<text:s/></text:p>
          </table:table-cell>
          <table:table-cell office:value-type="float" office:value="1660" table:style-name="ce195">
            <text:p>1660<text:s/></text:p>
          </table:table-cell>
          <table:table-cell office:value-type="float" office:value="1722" table:style-name="ce195">
            <text:p>1722<text:s/></text:p>
          </table:table-cell>
          <table:table-cell office:value-type="float" office:value="1586" table:style-name="ce195">
            <text:p>1586<text:s/></text:p>
          </table:table-cell>
          <table:table-cell office:value-type="float" office:value="1718" table:style-name="ce195">
            <text:p>1718<text:s/></text:p>
          </table:table-cell>
          <table:table-cell office:value-type="float" office:value="1537" table:style-name="ce195">
            <text:p>1537<text:s/></text:p>
          </table:table-cell>
          <table:table-cell office:value-type="float" office:value="1589" table:style-name="ce195">
            <text:p>1589<text:s/></text:p>
          </table:table-cell>
          <table:table-cell office:value-type="float" office:value="1795" table:style-name="ce195">
            <text:p>1795<text:s/></text:p>
          </table:table-cell>
          <table:table-cell office:value-type="float" office:value="1909" table:style-name="ce195">
            <text:p>1909<text:s/></text:p>
          </table:table-cell>
          <table:table-cell office:value-type="float" office:value="1936" table:style-name="ce195">
            <text:p>1936<text:s/></text:p>
          </table:table-cell>
          <table:table-cell office:value-type="float" office:value="2173" table:style-name="ce195">
            <text:p>2173<text:s/></text:p>
          </table:table-cell>
          <table:table-cell office:value-type="float" office:value="2266" table:style-name="ce195">
            <text:p>2266<text:s/></text:p>
          </table:table-cell>
          <table:table-cell office:value-type="float" office:value="2233" table:style-name="ce195">
            <text:p>2233<text:s/></text:p>
          </table:table-cell>
          <table:table-cell office:value-type="float" office:value="2255" table:style-name="ce195">
            <text:p>2255<text:s/></text:p>
          </table:table-cell>
          <table:table-cell office:value-type="float" office:value="2291" table:style-name="ce195">
            <text:p>2291<text:s/></text:p>
          </table:table-cell>
          <table:table-cell office:value-type="float" office:value="2219" table:style-name="ce195">
            <text:p>2219<text:s/></text:p>
          </table:table-cell>
          <table:table-cell office:value-type="float" office:value="2494" table:style-name="ce195">
            <text:p>2494<text:s/></text:p>
          </table:table-cell>
          <table:table-cell office:value-type="float" office:value="2140" table:style-name="ce195">
            <text:p>2140<text:s/></text:p>
          </table:table-cell>
          <table:table-cell office:value-type="float" office:value="2154" table:style-name="ce195">
            <text:p>2154<text:s/></text:p>
          </table:table-cell>
          <table:table-cell office:value-type="float" office:value="2053" table:style-name="ce195">
            <text:p>2053<text:s/></text:p>
          </table:table-cell>
          <table:table-cell office:value-type="float" office:value="2077" table:style-name="ce195">
            <text:p>2077<text:s/></text:p>
          </table:table-cell>
          <table:table-cell office:value-type="float" office:value="2159" table:style-name="ce195">
            <text:p>2159<text:s/></text:p>
          </table:table-cell>
          <table:table-cell office:value-type="float" office:value="2152" table:style-name="ce195">
            <text:p>2152<text:s/></text:p>
          </table:table-cell>
          <table:table-cell office:value-type="float" office:value="2248" table:style-name="ce195">
            <text:p>2248<text:s/></text:p>
          </table:table-cell>
          <table:table-cell office:value-type="float" office:value="2154" table:style-name="ce195">
            <text:p>2154<text:s/></text:p>
          </table:table-cell>
          <table:table-cell office:value-type="float" office:value="2156" table:style-name="ce195">
            <text:p>2156<text:s/></text:p>
          </table:table-cell>
          <table:table-cell office:value-type="float" office:value="2177" table:style-name="ce195">
            <text:p>2177<text:s/></text:p>
          </table:table-cell>
          <table:table-cell office:value-type="float" office:value="2137" table:style-name="ce195">
            <text:p>2137<text:s/></text:p>
          </table:table-cell>
          <table:table-cell office:value-type="float" office:value="2049" table:style-name="ce195">
            <text:p>2049<text:s/></text:p>
          </table:table-cell>
          <table:table-cell office:value-type="float" office:value="2156" table:style-name="ce195">
            <text:p>2156<text:s/></text:p>
          </table:table-cell>
          <table:table-cell office:value-type="float" office:value="2102" table:style-name="ce195">
            <text:p>2102<text:s/></text:p>
          </table:table-cell>
          <table:table-cell office:value-type="float" office:value="2104" table:style-name="ce195">
            <text:p>2104<text:s/></text:p>
          </table:table-cell>
          <table:table-cell office:value-type="float" office:value="1982" table:style-name="ce195">
            <text:p>1982<text:s/></text:p>
          </table:table-cell>
          <table:table-cell office:value-type="float" office:value="1959" table:style-name="ce195">
            <text:p>1959<text:s/></text:p>
          </table:table-cell>
          <table:table-cell office:value-type="float" office:value="1960" table:style-name="ce195">
            <text:p>1960<text:s/></text:p>
          </table:table-cell>
          <table:table-cell office:value-type="float" office:value="1742" table:style-name="ce195">
            <text:p>1742<text:s/></text:p>
          </table:table-cell>
          <table:table-cell office:value-type="float" office:value="1807" table:style-name="ce195">
            <text:p>1807<text:s/></text:p>
          </table:table-cell>
          <table:table-cell office:value-type="float" office:value="1799" table:style-name="ce195">
            <text:p>1799<text:s/></text:p>
          </table:table-cell>
          <table:table-cell office:value-type="float" office:value="1721" table:style-name="ce195">
            <text:p>1721<text:s/></text:p>
          </table:table-cell>
          <table:table-cell office:value-type="float" office:value="1642" table:style-name="ce195">
            <text:p>1642<text:s/></text:p>
          </table:table-cell>
          <table:table-cell office:value-type="float" office:value="1572" table:style-name="ce195">
            <text:p>1572<text:s/></text:p>
          </table:table-cell>
          <table:table-cell office:value-type="float" office:value="1694" table:style-name="ce195">
            <text:p>1694<text:s/></text:p>
          </table:table-cell>
          <table:table-cell office:value-type="float" office:value="1410" table:style-name="ce195">
            <text:p>1410<text:s/></text:p>
          </table:table-cell>
          <table:table-cell office:value-type="float" office:value="1277" table:style-name="ce195">
            <text:p>1277<text:s/></text:p>
          </table:table-cell>
          <table:table-cell office:value-type="float" office:value="1276" table:style-name="ce195">
            <text:p>1276<text:s/></text:p>
          </table:table-cell>
          <table:table-cell office:value-type="float" office:value="1071" table:style-name="ce195">
            <text:p>1071<text:s/></text:p>
          </table:table-cell>
          <table:table-cell office:value-type="float" office:value="894" table:style-name="ce195">
            <text:p>894<text:s/></text:p>
          </table:table-cell>
          <table:table-cell office:value-type="float" office:value="647" table:style-name="ce195">
            <text:p>647<text:s/></text:p>
          </table:table-cell>
          <table:table-cell office:value-type="float" office:value="830" table:style-name="ce195">
            <text:p>830<text:s/></text:p>
          </table:table-cell>
          <table:table-cell office:value-type="float" office:value="834" table:style-name="ce195">
            <text:p>834<text:s/></text:p>
          </table:table-cell>
          <table:table-cell office:value-type="float" office:value="811" table:style-name="ce195">
            <text:p>811<text:s/></text:p>
          </table:table-cell>
          <table:table-cell office:value-type="float" office:value="782" table:style-name="ce195">
            <text:p>782<text:s/></text:p>
          </table:table-cell>
          <table:table-cell office:value-type="float" office:value="767" table:style-name="ce195">
            <text:p>767<text:s/></text:p>
          </table:table-cell>
          <table:table-cell office:value-type="float" office:value="725" table:style-name="ce195">
            <text:p>725<text:s/></text:p>
          </table:table-cell>
          <table:table-cell office:value-type="float" office:value="635" table:style-name="ce195">
            <text:p>635<text:s/></text:p>
          </table:table-cell>
          <table:table-cell office:value-type="float" office:value="634" table:style-name="ce195">
            <text:p>634<text:s/></text:p>
          </table:table-cell>
          <table:table-cell office:value-type="float" office:value="569" table:style-name="ce195">
            <text:p>569<text:s/></text:p>
          </table:table-cell>
          <table:table-cell office:value-type="float" office:value="496" table:style-name="ce195">
            <text:p>496<text:s/></text:p>
          </table:table-cell>
          <table:table-cell office:value-type="float" office:value="473" table:style-name="ce195">
            <text:p>473<text:s/></text:p>
          </table:table-cell>
          <table:table-cell office:value-type="float" office:value="404" table:style-name="ce195">
            <text:p>404<text:s/></text:p>
          </table:table-cell>
          <table:table-cell office:value-type="float" office:value="326" table:style-name="ce195">
            <text:p>326<text:s/></text:p>
          </table:table-cell>
          <table:table-cell office:value-type="float" office:value="280" table:style-name="ce195">
            <text:p>280<text:s/></text:p>
          </table:table-cell>
          <table:table-cell office:value-type="float" office:value="246" table:style-name="ce195">
            <text:p>246<text:s/></text:p>
          </table:table-cell>
          <table:table-cell office:value-type="float" office:value="209" table:style-name="ce195">
            <text:p>209<text:s/></text:p>
          </table:table-cell>
          <table:table-cell office:value-type="float" office:value="169" table:style-name="ce195">
            <text:p>169<text:s/></text:p>
          </table:table-cell>
          <table:table-cell office:value-type="float" office:value="125" table:style-name="ce195">
            <text:p>125<text:s/></text:p>
          </table:table-cell>
          <table:table-cell office:value-type="float" office:value="90" table:style-name="ce195">
            <text:p>90<text:s/></text:p>
          </table:table-cell>
          <table:table-cell office:value-type="float" office:value="58" table:style-name="ce195">
            <text:p>58<text:s/></text:p>
          </table:table-cell>
          <table:table-cell office:value-type="float" office:value="56" table:style-name="ce195">
            <text:p>56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29" table:style-name="ce195">
            <text:p>29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25" table:style-name="ce195">
            <text:p>25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福建省</text:p>
          </table:table-cell>
          <table:table-cell office:value-type="string" table:style-name="ce195">
            <text:p>計</text:p>
          </table:table-cell>
          <table:table-cell office:value-type="float" office:value="152535" table:style-name="ce195">
            <text:p>152535<text:s/></text:p>
          </table:table-cell>
          <table:table-cell office:value-type="float" office:value="13861" table:style-name="ce195">
            <text:p>13861<text:s/></text:p>
          </table:table-cell>
          <table:table-cell office:value-type="float" office:value="117343" table:style-name="ce195">
            <text:p>117343<text:s/></text:p>
          </table:table-cell>
          <table:table-cell office:value-type="float" office:value="22524" table:style-name="ce195">
            <text:p>22524<text:s/></text:p>
          </table:table-cell>
          <table:table-cell office:value-type="float" office:value="69922" table:style-name="ce195">
            <text:p>69922<text:s/></text:p>
          </table:table-cell>
          <table:table-cell office:value-type="float" office:value="133631" table:style-name="ce195">
            <text:p>133631<text:s/></text:p>
          </table:table-cell>
          <table:table-cell office:value-type="float" office:value="1010" table:style-name="ce195">
            <text:p>1010<text:s/></text:p>
          </table:table-cell>
          <table:table-cell office:value-type="float" office:value="1142" table:style-name="ce195">
            <text:p>1142<text:s/></text:p>
          </table:table-cell>
          <table:table-cell office:value-type="float" office:value="1066" table:style-name="ce195">
            <text:p>1066<text:s/></text:p>
          </table:table-cell>
          <table:table-cell office:value-type="float" office:value="1032" table:style-name="ce195">
            <text:p>1032<text:s/></text:p>
          </table:table-cell>
          <table:table-cell office:value-type="float" office:value="1014" table:style-name="ce195">
            <text:p>1014<text:s/></text:p>
          </table:table-cell>
          <table:table-cell office:value-type="float" office:value="936" table:style-name="ce195">
            <text:p>936<text:s/></text:p>
          </table:table-cell>
          <table:table-cell office:value-type="float" office:value="881" table:style-name="ce195">
            <text:p>881<text:s/></text:p>
          </table:table-cell>
          <table:table-cell office:value-type="float" office:value="796" table:style-name="ce195">
            <text:p>796<text:s/></text:p>
          </table:table-cell>
          <table:table-cell office:value-type="float" office:value="974" table:style-name="ce195">
            <text:p>974<text:s/></text:p>
          </table:table-cell>
          <table:table-cell office:value-type="float" office:value="914" table:style-name="ce195">
            <text:p>914<text:s/></text:p>
          </table:table-cell>
          <table:table-cell office:value-type="float" office:value="772" table:style-name="ce195">
            <text:p>772<text:s/></text:p>
          </table:table-cell>
          <table:table-cell office:value-type="float" office:value="801" table:style-name="ce195">
            <text:p>801<text:s/></text:p>
          </table:table-cell>
          <table:table-cell office:value-type="float" office:value="781" table:style-name="ce195">
            <text:p>781<text:s/></text:p>
          </table:table-cell>
          <table:table-cell office:value-type="float" office:value="873" table:style-name="ce195">
            <text:p>873<text:s/></text:p>
          </table:table-cell>
          <table:table-cell office:value-type="float" office:value="869" table:style-name="ce195">
            <text:p>869<text:s/></text:p>
          </table:table-cell>
          <table:table-cell office:value-type="float" office:value="898" table:style-name="ce195">
            <text:p>898<text:s/></text:p>
          </table:table-cell>
          <table:table-cell office:value-type="float" office:value="999" table:style-name="ce195">
            <text:p>999<text:s/></text:p>
          </table:table-cell>
          <table:table-cell office:value-type="float" office:value="1061" table:style-name="ce195">
            <text:p>1061<text:s/></text:p>
          </table:table-cell>
          <table:table-cell office:value-type="float" office:value="1400" table:style-name="ce195">
            <text:p>1400<text:s/></text:p>
          </table:table-cell>
          <table:table-cell office:value-type="float" office:value="1878" table:style-name="ce195">
            <text:p>1878<text:s/></text:p>
          </table:table-cell>
          <table:table-cell office:value-type="float" office:value="2411" table:style-name="ce195">
            <text:p>2411<text:s/></text:p>
          </table:table-cell>
          <table:table-cell office:value-type="float" office:value="2338" table:style-name="ce195">
            <text:p>2338<text:s/></text:p>
          </table:table-cell>
          <table:table-cell office:value-type="float" office:value="2164" table:style-name="ce195">
            <text:p>2164<text:s/></text:p>
          </table:table-cell>
          <table:table-cell office:value-type="float" office:value="2407" table:style-name="ce195">
            <text:p>2407<text:s/></text:p>
          </table:table-cell>
          <table:table-cell office:value-type="float" office:value="2575" table:style-name="ce195">
            <text:p>2575<text:s/></text:p>
          </table:table-cell>
          <table:table-cell office:value-type="float" office:value="2680" table:style-name="ce195">
            <text:p>2680<text:s/></text:p>
          </table:table-cell>
          <table:table-cell office:value-type="float" office:value="2626" table:style-name="ce195">
            <text:p>2626<text:s/></text:p>
          </table:table-cell>
          <table:table-cell office:value-type="float" office:value="2705" table:style-name="ce195">
            <text:p>2705<text:s/></text:p>
          </table:table-cell>
          <table:table-cell office:value-type="float" office:value="2654" table:style-name="ce195">
            <text:p>2654<text:s/></text:p>
          </table:table-cell>
          <table:table-cell office:value-type="float" office:value="2412" table:style-name="ce195">
            <text:p>2412<text:s/></text:p>
          </table:table-cell>
          <table:table-cell office:value-type="float" office:value="2451" table:style-name="ce195">
            <text:p>2451<text:s/></text:p>
          </table:table-cell>
          <table:table-cell office:value-type="float" office:value="2305" table:style-name="ce195">
            <text:p>2305<text:s/></text:p>
          </table:table-cell>
          <table:table-cell office:value-type="float" office:value="2423" table:style-name="ce195">
            <text:p>2423<text:s/></text:p>
          </table:table-cell>
          <table:table-cell office:value-type="float" office:value="2265" table:style-name="ce195">
            <text:p>2265<text:s/></text:p>
          </table:table-cell>
          <table:table-cell office:value-type="float" office:value="2036" table:style-name="ce195">
            <text:p>2036<text:s/></text:p>
          </table:table-cell>
          <table:table-cell office:value-type="float" office:value="2247" table:style-name="ce195">
            <text:p>2247<text:s/></text:p>
          </table:table-cell>
          <table:table-cell office:value-type="float" office:value="2317" table:style-name="ce195">
            <text:p>2317<text:s/></text:p>
          </table:table-cell>
          <table:table-cell office:value-type="float" office:value="2223" table:style-name="ce195">
            <text:p>2223<text:s/></text:p>
          </table:table-cell>
          <table:table-cell office:value-type="float" office:value="2309" table:style-name="ce195">
            <text:p>2309<text:s/></text:p>
          </table:table-cell>
          <table:table-cell office:value-type="float" office:value="2285" table:style-name="ce195">
            <text:p>2285<text:s/></text:p>
          </table:table-cell>
          <table:table-cell office:value-type="float" office:value="2192" table:style-name="ce195">
            <text:p>2192<text:s/></text:p>
          </table:table-cell>
          <table:table-cell office:value-type="float" office:value="2189" table:style-name="ce195">
            <text:p>2189<text:s/></text:p>
          </table:table-cell>
          <table:table-cell office:value-type="float" office:value="2198" table:style-name="ce195">
            <text:p>2198<text:s/></text:p>
          </table:table-cell>
          <table:table-cell office:value-type="float" office:value="2151" table:style-name="ce195">
            <text:p>2151<text:s/></text:p>
          </table:table-cell>
          <table:table-cell office:value-type="float" office:value="2287" table:style-name="ce195">
            <text:p>2287<text:s/></text:p>
          </table:table-cell>
          <table:table-cell office:value-type="float" office:value="2124" table:style-name="ce195">
            <text:p>2124<text:s/></text:p>
          </table:table-cell>
          <table:table-cell office:value-type="float" office:value="2120" table:style-name="ce195">
            <text:p>2120<text:s/></text:p>
          </table:table-cell>
          <table:table-cell office:value-type="float" office:value="2176" table:style-name="ce195">
            <text:p>2176<text:s/></text:p>
          </table:table-cell>
          <table:table-cell office:value-type="float" office:value="2285" table:style-name="ce195">
            <text:p>2285<text:s/></text:p>
          </table:table-cell>
          <table:table-cell office:value-type="float" office:value="2367" table:style-name="ce195">
            <text:p>2367<text:s/></text:p>
          </table:table-cell>
          <table:table-cell office:value-type="float" office:value="2566" table:style-name="ce195">
            <text:p>2566<text:s/></text:p>
          </table:table-cell>
          <table:table-cell office:value-type="float" office:value="2576" table:style-name="ce195">
            <text:p>2576<text:s/></text:p>
          </table:table-cell>
          <table:table-cell office:value-type="float" office:value="2577" table:style-name="ce195">
            <text:p>2577<text:s/></text:p>
          </table:table-cell>
          <table:table-cell office:value-type="float" office:value="2521" table:style-name="ce195">
            <text:p>2521<text:s/></text:p>
          </table:table-cell>
          <table:table-cell office:value-type="float" office:value="2902" table:style-name="ce195">
            <text:p>2902<text:s/></text:p>
          </table:table-cell>
          <table:table-cell office:value-type="float" office:value="2967" table:style-name="ce195">
            <text:p>2967<text:s/></text:p>
          </table:table-cell>
          <table:table-cell office:value-type="float" office:value="3010" table:style-name="ce195">
            <text:p>3010<text:s/></text:p>
          </table:table-cell>
          <table:table-cell office:value-type="float" office:value="3029" table:style-name="ce195">
            <text:p>3029<text:s/></text:p>
          </table:table-cell>
          <table:table-cell office:value-type="float" office:value="2930" table:style-name="ce195">
            <text:p>2930<text:s/></text:p>
          </table:table-cell>
          <table:table-cell office:value-type="float" office:value="2675" table:style-name="ce195">
            <text:p>2675<text:s/></text:p>
          </table:table-cell>
          <table:table-cell office:value-type="float" office:value="2753" table:style-name="ce195">
            <text:p>2753<text:s/></text:p>
          </table:table-cell>
          <table:table-cell office:value-type="float" office:value="2838" table:style-name="ce195">
            <text:p>2838<text:s/></text:p>
          </table:table-cell>
          <table:table-cell office:value-type="float" office:value="2630" table:style-name="ce195">
            <text:p>2630<text:s/></text:p>
          </table:table-cell>
          <table:table-cell office:value-type="float" office:value="2714" table:style-name="ce195">
            <text:p>2714<text:s/></text:p>
          </table:table-cell>
          <table:table-cell office:value-type="float" office:value="2497" table:style-name="ce195">
            <text:p>2497<text:s/></text:p>
          </table:table-cell>
          <table:table-cell office:value-type="float" office:value="2295" table:style-name="ce195">
            <text:p>2295<text:s/></text:p>
          </table:table-cell>
          <table:table-cell office:value-type="float" office:value="2127" table:style-name="ce195">
            <text:p>2127<text:s/></text:p>
          </table:table-cell>
          <table:table-cell office:value-type="float" office:value="1739" table:style-name="ce195">
            <text:p>1739<text:s/></text:p>
          </table:table-cell>
          <table:table-cell office:value-type="float" office:value="1689" table:style-name="ce195">
            <text:p>1689<text:s/></text:p>
          </table:table-cell>
          <table:table-cell office:value-type="float" office:value="1403" table:style-name="ce195">
            <text:p>1403<text:s/></text:p>
          </table:table-cell>
          <table:table-cell office:value-type="float" office:value="1289" table:style-name="ce195">
            <text:p>1289<text:s/></text:p>
          </table:table-cell>
          <table:table-cell office:value-type="float" office:value="1067" table:style-name="ce195">
            <text:p>1067<text:s/></text:p>
          </table:table-cell>
          <table:table-cell office:value-type="float" office:value="961" table:style-name="ce195">
            <text:p>961<text:s/></text:p>
          </table:table-cell>
          <table:table-cell office:value-type="float" office:value="860" table:style-name="ce195">
            <text:p>860<text:s/></text:p>
          </table:table-cell>
          <table:table-cell office:value-type="float" office:value="700" table:style-name="ce195">
            <text:p>700<text:s/></text:p>
          </table:table-cell>
          <table:table-cell office:value-type="float" office:value="664" table:style-name="ce195">
            <text:p>664<text:s/></text:p>
          </table:table-cell>
          <table:table-cell office:value-type="float" office:value="675" table:style-name="ce195">
            <text:p>675<text:s/></text:p>
          </table:table-cell>
          <table:table-cell office:value-type="float" office:value="673" table:style-name="ce195">
            <text:p>673<text:s/></text:p>
          </table:table-cell>
          <table:table-cell office:value-type="float" office:value="624" table:style-name="ce195">
            <text:p>624<text:s/></text:p>
          </table:table-cell>
          <table:table-cell office:value-type="float" office:value="604" table:style-name="ce195">
            <text:p>604<text:s/></text:p>
          </table:table-cell>
          <table:table-cell office:value-type="float" office:value="532" table:style-name="ce195">
            <text:p>532<text:s/></text:p>
          </table:table-cell>
          <table:table-cell office:value-type="float" office:value="535" table:style-name="ce195">
            <text:p>535<text:s/></text:p>
          </table:table-cell>
          <table:table-cell office:value-type="float" office:value="524" table:style-name="ce195">
            <text:p>524<text:s/></text:p>
          </table:table-cell>
          <table:table-cell office:value-type="float" office:value="532" table:style-name="ce195">
            <text:p>532<text:s/></text:p>
          </table:table-cell>
          <table:table-cell office:value-type="float" office:value="453" table:style-name="ce195">
            <text:p>453<text:s/></text:p>
          </table:table-cell>
          <table:table-cell office:value-type="float" office:value="388" table:style-name="ce195">
            <text:p>388<text:s/></text:p>
          </table:table-cell>
          <table:table-cell office:value-type="float" office:value="347" table:style-name="ce195">
            <text:p>347<text:s/></text:p>
          </table:table-cell>
          <table:table-cell office:value-type="float" office:value="334" table:style-name="ce195">
            <text:p>334<text:s/></text:p>
          </table:table-cell>
          <table:table-cell office:value-type="float" office:value="288" table:style-name="ce195">
            <text:p>288<text:s/></text:p>
          </table:table-cell>
          <table:table-cell office:value-type="float" office:value="247" table:style-name="ce195">
            <text:p>247<text:s/></text:p>
          </table:table-cell>
          <table:table-cell office:value-type="float" office:value="197" table:style-name="ce195">
            <text:p>197<text:s/></text:p>
          </table:table-cell>
          <table:table-cell office:value-type="float" office:value="159" table:style-name="ce195">
            <text:p>159<text:s/></text:p>
          </table:table-cell>
          <table:table-cell office:value-type="float" office:value="141" table:style-name="ce195">
            <text:p>141<text:s/></text:p>
          </table:table-cell>
          <table:table-cell office:value-type="float" office:value="95" table:style-name="ce195">
            <text:p>95<text:s/></text:p>
          </table:table-cell>
          <table:table-cell office:value-type="float" office:value="85" table:style-name="ce195">
            <text:p>85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56" table:style-name="ce195">
            <text:p>56<text:s/></text:p>
          </table:table-cell>
          <table:table-cell office:value-type="float" office:value="47" table:style-name="ce195">
            <text:p>47<text:s/></text:p>
          </table:table-cell>
          <table:table-cell office:value-type="float" office:value="36" table:style-name="ce195">
            <text:p>36<text:s/></text:p>
          </table:table-cell>
          <table:table-cell office:value-type="float" office:value="26" table:style-name="ce195">
            <text:p>26<text:s/></text:p>
          </table:table-cell>
          <table:table-cell office:value-type="float" office:value="59" table:style-name="ce195">
            <text:p>59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福建省</text:p>
          </table:table-cell>
          <table:table-cell office:value-type="string" table:style-name="ce195">
            <text:p>男</text:p>
          </table:table-cell>
          <table:table-cell office:value-type="float" office:value="77070" table:style-name="ce195">
            <text:p>77070<text:s/></text:p>
          </table:table-cell>
          <table:table-cell office:value-type="float" office:value="7230" table:style-name="ce195">
            <text:p>7230<text:s/></text:p>
          </table:table-cell>
          <table:table-cell office:value-type="float" office:value="59625" table:style-name="ce195">
            <text:p>59625<text:s/></text:p>
          </table:table-cell>
          <table:table-cell office:value-type="float" office:value="10919" table:style-name="ce195">
            <text:p>10919<text:s/></text:p>
          </table:table-cell>
          <table:table-cell office:value-type="float" office:value="35354" table:style-name="ce195">
            <text:p>35354<text:s/></text:p>
          </table:table-cell>
          <table:table-cell office:value-type="float" office:value="67273" table:style-name="ce195">
            <text:p>67273<text:s/></text:p>
          </table:table-cell>
          <table:table-cell office:value-type="float" office:value="531" table:style-name="ce195">
            <text:p>531<text:s/></text:p>
          </table:table-cell>
          <table:table-cell office:value-type="float" office:value="592" table:style-name="ce195">
            <text:p>592<text:s/></text:p>
          </table:table-cell>
          <table:table-cell office:value-type="float" office:value="540" table:style-name="ce195">
            <text:p>540<text:s/></text:p>
          </table:table-cell>
          <table:table-cell office:value-type="float" office:value="530" table:style-name="ce195">
            <text:p>530<text:s/></text:p>
          </table:table-cell>
          <table:table-cell office:value-type="float" office:value="529" table:style-name="ce195">
            <text:p>529<text:s/></text:p>
          </table:table-cell>
          <table:table-cell office:value-type="float" office:value="497" table:style-name="ce195">
            <text:p>497<text:s/></text:p>
          </table:table-cell>
          <table:table-cell office:value-type="float" office:value="438" table:style-name="ce195">
            <text:p>438<text:s/></text:p>
          </table:table-cell>
          <table:table-cell office:value-type="float" office:value="417" table:style-name="ce195">
            <text:p>417<text:s/></text:p>
          </table:table-cell>
          <table:table-cell office:value-type="float" office:value="519" table:style-name="ce195">
            <text:p>519<text:s/></text:p>
          </table:table-cell>
          <table:table-cell office:value-type="float" office:value="481" table:style-name="ce195">
            <text:p>481<text:s/></text:p>
          </table:table-cell>
          <table:table-cell office:value-type="float" office:value="413" table:style-name="ce195">
            <text:p>413<text:s/></text:p>
          </table:table-cell>
          <table:table-cell office:value-type="float" office:value="403" table:style-name="ce195">
            <text:p>403<text:s/></text:p>
          </table:table-cell>
          <table:table-cell office:value-type="float" office:value="404" table:style-name="ce195">
            <text:p>404<text:s/></text:p>
          </table:table-cell>
          <table:table-cell office:value-type="float" office:value="469" table:style-name="ce195">
            <text:p>469<text:s/></text:p>
          </table:table-cell>
          <table:table-cell office:value-type="float" office:value="467" table:style-name="ce195">
            <text:p>467<text:s/></text:p>
          </table:table-cell>
          <table:table-cell office:value-type="float" office:value="473" table:style-name="ce195">
            <text:p>473<text:s/></text:p>
          </table:table-cell>
          <table:table-cell office:value-type="float" office:value="519" table:style-name="ce195">
            <text:p>519<text:s/></text:p>
          </table:table-cell>
          <table:table-cell office:value-type="float" office:value="559" table:style-name="ce195">
            <text:p>559<text:s/></text:p>
          </table:table-cell>
          <table:table-cell office:value-type="float" office:value="768" table:style-name="ce195">
            <text:p>768<text:s/></text:p>
          </table:table-cell>
          <table:table-cell office:value-type="float" office:value="952" table:style-name="ce195">
            <text:p>952<text:s/></text:p>
          </table:table-cell>
          <table:table-cell office:value-type="float" office:value="1266" table:style-name="ce195">
            <text:p>1266<text:s/></text:p>
          </table:table-cell>
          <table:table-cell office:value-type="float" office:value="1200" table:style-name="ce195">
            <text:p>1200<text:s/></text:p>
          </table:table-cell>
          <table:table-cell office:value-type="float" office:value="1101" table:style-name="ce195">
            <text:p>1101<text:s/></text:p>
          </table:table-cell>
          <table:table-cell office:value-type="float" office:value="1216" table:style-name="ce195">
            <text:p>1216<text:s/></text:p>
          </table:table-cell>
          <table:table-cell office:value-type="float" office:value="1328" table:style-name="ce195">
            <text:p>1328<text:s/></text:p>
          </table:table-cell>
          <table:table-cell office:value-type="float" office:value="1381" table:style-name="ce195">
            <text:p>1381<text:s/></text:p>
          </table:table-cell>
          <table:table-cell office:value-type="float" office:value="1294" table:style-name="ce195">
            <text:p>1294<text:s/></text:p>
          </table:table-cell>
          <table:table-cell office:value-type="float" office:value="1406" table:style-name="ce195">
            <text:p>1406<text:s/></text:p>
          </table:table-cell>
          <table:table-cell office:value-type="float" office:value="1394" table:style-name="ce195">
            <text:p>1394<text:s/></text:p>
          </table:table-cell>
          <table:table-cell office:value-type="float" office:value="1221" table:style-name="ce195">
            <text:p>1221<text:s/></text:p>
          </table:table-cell>
          <table:table-cell office:value-type="float" office:value="1222" table:style-name="ce195">
            <text:p>1222<text:s/></text:p>
          </table:table-cell>
          <table:table-cell office:value-type="float" office:value="1190" table:style-name="ce195">
            <text:p>1190<text:s/></text:p>
          </table:table-cell>
          <table:table-cell office:value-type="float" office:value="1251" table:style-name="ce195">
            <text:p>1251<text:s/></text:p>
          </table:table-cell>
          <table:table-cell office:value-type="float" office:value="1177" table:style-name="ce195">
            <text:p>1177<text:s/></text:p>
          </table:table-cell>
          <table:table-cell office:value-type="float" office:value="1072" table:style-name="ce195">
            <text:p>1072<text:s/></text:p>
          </table:table-cell>
          <table:table-cell office:value-type="float" office:value="1109" table:style-name="ce195">
            <text:p>1109<text:s/></text:p>
          </table:table-cell>
          <table:table-cell office:value-type="float" office:value="1145" table:style-name="ce195">
            <text:p>1145<text:s/></text:p>
          </table:table-cell>
          <table:table-cell office:value-type="float" office:value="1132" table:style-name="ce195">
            <text:p>1132<text:s/></text:p>
          </table:table-cell>
          <table:table-cell office:value-type="float" office:value="1161" table:style-name="ce195">
            <text:p>1161<text:s/></text:p>
          </table:table-cell>
          <table:table-cell office:value-type="float" office:value="1150" table:style-name="ce195">
            <text:p>1150<text:s/></text:p>
          </table:table-cell>
          <table:table-cell office:value-type="float" office:value="1077" table:style-name="ce195">
            <text:p>1077<text:s/></text:p>
          </table:table-cell>
          <table:table-cell office:value-type="float" office:value="1109" table:style-name="ce195">
            <text:p>1109<text:s/></text:p>
          </table:table-cell>
          <table:table-cell office:value-type="float" office:value="1044" table:style-name="ce195">
            <text:p>1044<text:s/></text:p>
          </table:table-cell>
          <table:table-cell office:value-type="float" office:value="994" table:style-name="ce195">
            <text:p>994<text:s/></text:p>
          </table:table-cell>
          <table:table-cell office:value-type="float" office:value="1134" table:style-name="ce195">
            <text:p>1134<text:s/></text:p>
          </table:table-cell>
          <table:table-cell office:value-type="float" office:value="1057" table:style-name="ce195">
            <text:p>1057<text:s/></text:p>
          </table:table-cell>
          <table:table-cell office:value-type="float" office:value="1045" table:style-name="ce195">
            <text:p>1045<text:s/></text:p>
          </table:table-cell>
          <table:table-cell office:value-type="float" office:value="1098" table:style-name="ce195">
            <text:p>1098<text:s/></text:p>
          </table:table-cell>
          <table:table-cell office:value-type="float" office:value="1172" table:style-name="ce195">
            <text:p>1172<text:s/></text:p>
          </table:table-cell>
          <table:table-cell office:value-type="float" office:value="1208" table:style-name="ce195">
            <text:p>1208<text:s/></text:p>
          </table:table-cell>
          <table:table-cell office:value-type="float" office:value="1330" table:style-name="ce195">
            <text:p>1330<text:s/></text:p>
          </table:table-cell>
          <table:table-cell office:value-type="float" office:value="1344" table:style-name="ce195">
            <text:p>1344<text:s/></text:p>
          </table:table-cell>
          <table:table-cell office:value-type="float" office:value="1310" table:style-name="ce195">
            <text:p>1310<text:s/></text:p>
          </table:table-cell>
          <table:table-cell office:value-type="float" office:value="1262" table:style-name="ce195">
            <text:p>1262<text:s/></text:p>
          </table:table-cell>
          <table:table-cell office:value-type="float" office:value="1413" table:style-name="ce195">
            <text:p>1413<text:s/></text:p>
          </table:table-cell>
          <table:table-cell office:value-type="float" office:value="1503" table:style-name="ce195">
            <text:p>1503<text:s/></text:p>
          </table:table-cell>
          <table:table-cell office:value-type="float" office:value="1489" table:style-name="ce195">
            <text:p>1489<text:s/></text:p>
          </table:table-cell>
          <table:table-cell office:value-type="float" office:value="1514" table:style-name="ce195">
            <text:p>1514<text:s/></text:p>
          </table:table-cell>
          <table:table-cell office:value-type="float" office:value="1463" table:style-name="ce195">
            <text:p>1463<text:s/></text:p>
          </table:table-cell>
          <table:table-cell office:value-type="float" office:value="1372" table:style-name="ce195">
            <text:p>1372<text:s/></text:p>
          </table:table-cell>
          <table:table-cell office:value-type="float" office:value="1447" table:style-name="ce195">
            <text:p>1447<text:s/></text:p>
          </table:table-cell>
          <table:table-cell office:value-type="float" office:value="1467" table:style-name="ce195">
            <text:p>1467<text:s/></text:p>
          </table:table-cell>
          <table:table-cell office:value-type="float" office:value="1378" table:style-name="ce195">
            <text:p>1378<text:s/></text:p>
          </table:table-cell>
          <table:table-cell office:value-type="float" office:value="1409" table:style-name="ce195">
            <text:p>1409<text:s/></text:p>
          </table:table-cell>
          <table:table-cell office:value-type="float" office:value="1299" table:style-name="ce195">
            <text:p>1299<text:s/></text:p>
          </table:table-cell>
          <table:table-cell office:value-type="float" office:value="1145" table:style-name="ce195">
            <text:p>1145<text:s/></text:p>
          </table:table-cell>
          <table:table-cell office:value-type="float" office:value="1075" table:style-name="ce195">
            <text:p>1075<text:s/></text:p>
          </table:table-cell>
          <table:table-cell office:value-type="float" office:value="907" table:style-name="ce195">
            <text:p>907<text:s/></text:p>
          </table:table-cell>
          <table:table-cell office:value-type="float" office:value="880" table:style-name="ce195">
            <text:p>880<text:s/></text:p>
          </table:table-cell>
          <table:table-cell office:value-type="float" office:value="698" table:style-name="ce195">
            <text:p>698<text:s/></text:p>
          </table:table-cell>
          <table:table-cell office:value-type="float" office:value="647" table:style-name="ce195">
            <text:p>647<text:s/></text:p>
          </table:table-cell>
          <table:table-cell office:value-type="float" office:value="527" table:style-name="ce195">
            <text:p>527<text:s/></text:p>
          </table:table-cell>
          <table:table-cell office:value-type="float" office:value="492" table:style-name="ce195">
            <text:p>492<text:s/></text:p>
          </table:table-cell>
          <table:table-cell office:value-type="float" office:value="422" table:style-name="ce195">
            <text:p>422<text:s/></text:p>
          </table:table-cell>
          <table:table-cell office:value-type="float" office:value="374" table:style-name="ce195">
            <text:p>374<text:s/></text:p>
          </table:table-cell>
          <table:table-cell office:value-type="float" office:value="322" table:style-name="ce195">
            <text:p>322<text:s/></text:p>
          </table:table-cell>
          <table:table-cell office:value-type="float" office:value="345" table:style-name="ce195">
            <text:p>345<text:s/></text:p>
          </table:table-cell>
          <table:table-cell office:value-type="float" office:value="330" table:style-name="ce195">
            <text:p>330<text:s/></text:p>
          </table:table-cell>
          <table:table-cell office:value-type="float" office:value="308" table:style-name="ce195">
            <text:p>308<text:s/></text:p>
          </table:table-cell>
          <table:table-cell office:value-type="float" office:value="287" table:style-name="ce195">
            <text:p>287<text:s/></text:p>
          </table:table-cell>
          <table:table-cell office:value-type="float" office:value="263" table:style-name="ce195">
            <text:p>263<text:s/></text:p>
          </table:table-cell>
          <table:table-cell office:value-type="float" office:value="253" table:style-name="ce195">
            <text:p>253<text:s/></text:p>
          </table:table-cell>
          <table:table-cell office:value-type="float" office:value="245" table:style-name="ce195">
            <text:p>245<text:s/></text:p>
          </table:table-cell>
          <table:table-cell office:value-type="float" office:value="249" table:style-name="ce195">
            <text:p>249<text:s/></text:p>
          </table:table-cell>
          <table:table-cell office:value-type="float" office:value="216" table:style-name="ce195">
            <text:p>216<text:s/></text:p>
          </table:table-cell>
          <table:table-cell office:value-type="float" office:value="162" table:style-name="ce195">
            <text:p>162<text:s/></text:p>
          </table:table-cell>
          <table:table-cell office:value-type="float" office:value="159" table:style-name="ce195">
            <text:p>159<text:s/></text:p>
          </table:table-cell>
          <table:table-cell office:value-type="float" office:value="137" table:style-name="ce195">
            <text:p>137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101" table:style-name="ce195">
            <text:p>101<text:s/></text:p>
          </table:table-cell>
          <table:table-cell office:value-type="float" office:value="63" table:style-name="ce195">
            <text:p>63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33" table:style-name="ce195">
            <text:p>33<text:s/></text:p>
          </table:table-cell>
          <table:table-cell office:value-type="float" office:value="29" table:style-name="ce195">
            <text:p>29<text:s/></text:p>
          </table:table-cell>
          <table:table-cell office:value-type="float" office:value="26" table:style-name="ce195">
            <text:p>26<text:s/></text:p>
          </table:table-cell>
          <table:table-cell office:value-type="float" office:value="17" table:style-name="ce195">
            <text:p>17<text:s/></text:p>
          </table:table-cell>
          <table:table-cell office:value-type="float" office:value="16" table:style-name="ce195">
            <text:p>16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8" table:style-name="ce195">
            <text:p>8<text:s/></text:p>
          </table:table-cell>
          <table:table-cell office:value-type="float" office:value="7" table:style-name="ce195">
            <text:p>7<text:s/></text:p>
          </table:table-cell>
          <table:table-cell office:value-type="float" office:value="20" table:style-name="ce195">
            <text:p>20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福建省</text:p>
          </table:table-cell>
          <table:table-cell office:value-type="string" table:style-name="ce195">
            <text:p>女</text:p>
          </table:table-cell>
          <table:table-cell office:value-type="float" office:value="75465" table:style-name="ce195">
            <text:p>75465<text:s/></text:p>
          </table:table-cell>
          <table:table-cell office:value-type="float" office:value="6631" table:style-name="ce195">
            <text:p>6631<text:s/></text:p>
          </table:table-cell>
          <table:table-cell office:value-type="float" office:value="57718" table:style-name="ce195">
            <text:p>57718<text:s/></text:p>
          </table:table-cell>
          <table:table-cell office:value-type="float" office:value="11605" table:style-name="ce195">
            <text:p>11605<text:s/></text:p>
          </table:table-cell>
          <table:table-cell office:value-type="float" office:value="34568" table:style-name="ce195">
            <text:p>34568<text:s/></text:p>
          </table:table-cell>
          <table:table-cell office:value-type="float" office:value="66358" table:style-name="ce195">
            <text:p>66358<text:s/></text:p>
          </table:table-cell>
          <table:table-cell office:value-type="float" office:value="479" table:style-name="ce195">
            <text:p>479<text:s/></text:p>
          </table:table-cell>
          <table:table-cell office:value-type="float" office:value="550" table:style-name="ce195">
            <text:p>550<text:s/></text:p>
          </table:table-cell>
          <table:table-cell office:value-type="float" office:value="526" table:style-name="ce195">
            <text:p>526<text:s/></text:p>
          </table:table-cell>
          <table:table-cell office:value-type="float" office:value="502" table:style-name="ce195">
            <text:p>502<text:s/></text:p>
          </table:table-cell>
          <table:table-cell office:value-type="float" office:value="485" table:style-name="ce195">
            <text:p>485<text:s/></text:p>
          </table:table-cell>
          <table:table-cell office:value-type="float" office:value="439" table:style-name="ce195">
            <text:p>439<text:s/></text:p>
          </table:table-cell>
          <table:table-cell office:value-type="float" office:value="443" table:style-name="ce195">
            <text:p>443<text:s/></text:p>
          </table:table-cell>
          <table:table-cell office:value-type="float" office:value="379" table:style-name="ce195">
            <text:p>379<text:s/></text:p>
          </table:table-cell>
          <table:table-cell office:value-type="float" office:value="455" table:style-name="ce195">
            <text:p>455<text:s/></text:p>
          </table:table-cell>
          <table:table-cell office:value-type="float" office:value="433" table:style-name="ce195">
            <text:p>433<text:s/></text:p>
          </table:table-cell>
          <table:table-cell office:value-type="float" office:value="359" table:style-name="ce195">
            <text:p>359<text:s/></text:p>
          </table:table-cell>
          <table:table-cell office:value-type="float" office:value="398" table:style-name="ce195">
            <text:p>398<text:s/></text:p>
          </table:table-cell>
          <table:table-cell office:value-type="float" office:value="377" table:style-name="ce195">
            <text:p>377<text:s/></text:p>
          </table:table-cell>
          <table:table-cell office:value-type="float" office:value="404" table:style-name="ce195">
            <text:p>404<text:s/></text:p>
          </table:table-cell>
          <table:table-cell office:value-type="float" office:value="402" table:style-name="ce195">
            <text:p>402<text:s/></text:p>
          </table:table-cell>
          <table:table-cell office:value-type="float" office:value="425" table:style-name="ce195">
            <text:p>425<text:s/></text:p>
          </table:table-cell>
          <table:table-cell office:value-type="float" office:value="480" table:style-name="ce195">
            <text:p>480<text:s/></text:p>
          </table:table-cell>
          <table:table-cell office:value-type="float" office:value="502" table:style-name="ce195">
            <text:p>502<text:s/></text:p>
          </table:table-cell>
          <table:table-cell office:value-type="float" office:value="632" table:style-name="ce195">
            <text:p>632<text:s/></text:p>
          </table:table-cell>
          <table:table-cell office:value-type="float" office:value="926" table:style-name="ce195">
            <text:p>926<text:s/></text:p>
          </table:table-cell>
          <table:table-cell office:value-type="float" office:value="1145" table:style-name="ce195">
            <text:p>1145<text:s/></text:p>
          </table:table-cell>
          <table:table-cell office:value-type="float" office:value="1138" table:style-name="ce195">
            <text:p>1138<text:s/></text:p>
          </table:table-cell>
          <table:table-cell office:value-type="float" office:value="1063" table:style-name="ce195">
            <text:p>1063<text:s/></text:p>
          </table:table-cell>
          <table:table-cell office:value-type="float" office:value="1191" table:style-name="ce195">
            <text:p>1191<text:s/></text:p>
          </table:table-cell>
          <table:table-cell office:value-type="float" office:value="1247" table:style-name="ce195">
            <text:p>1247<text:s/></text:p>
          </table:table-cell>
          <table:table-cell office:value-type="float" office:value="1299" table:style-name="ce195">
            <text:p>1299<text:s/></text:p>
          </table:table-cell>
          <table:table-cell office:value-type="float" office:value="1332" table:style-name="ce195">
            <text:p>1332<text:s/></text:p>
          </table:table-cell>
          <table:table-cell office:value-type="float" office:value="1299" table:style-name="ce195">
            <text:p>1299<text:s/></text:p>
          </table:table-cell>
          <table:table-cell office:value-type="float" office:value="1260" table:style-name="ce195">
            <text:p>1260<text:s/></text:p>
          </table:table-cell>
          <table:table-cell office:value-type="float" office:value="1191" table:style-name="ce195">
            <text:p>1191<text:s/></text:p>
          </table:table-cell>
          <table:table-cell office:value-type="float" office:value="1229" table:style-name="ce195">
            <text:p>1229<text:s/></text:p>
          </table:table-cell>
          <table:table-cell office:value-type="float" office:value="1115" table:style-name="ce195">
            <text:p>1115<text:s/></text:p>
          </table:table-cell>
          <table:table-cell office:value-type="float" office:value="1172" table:style-name="ce195">
            <text:p>1172<text:s/></text:p>
          </table:table-cell>
          <table:table-cell office:value-type="float" office:value="1088" table:style-name="ce195">
            <text:p>1088<text:s/></text:p>
          </table:table-cell>
          <table:table-cell office:value-type="float" office:value="964" table:style-name="ce195">
            <text:p>964<text:s/></text:p>
          </table:table-cell>
          <table:table-cell office:value-type="float" office:value="1138" table:style-name="ce195">
            <text:p>1138<text:s/></text:p>
          </table:table-cell>
          <table:table-cell office:value-type="float" office:value="1172" table:style-name="ce195">
            <text:p>1172<text:s/></text:p>
          </table:table-cell>
          <table:table-cell office:value-type="float" office:value="1091" table:style-name="ce195">
            <text:p>1091<text:s/></text:p>
          </table:table-cell>
          <table:table-cell office:value-type="float" office:value="1148" table:style-name="ce195">
            <text:p>1148<text:s/></text:p>
          </table:table-cell>
          <table:table-cell office:value-type="float" office:value="1135" table:style-name="ce195">
            <text:p>1135<text:s/></text:p>
          </table:table-cell>
          <table:table-cell office:value-type="float" office:value="1115" table:style-name="ce195">
            <text:p>1115<text:s/></text:p>
          </table:table-cell>
          <table:table-cell office:value-type="float" office:value="1080" table:style-name="ce195">
            <text:p>1080<text:s/></text:p>
          </table:table-cell>
          <table:table-cell office:value-type="float" office:value="1154" table:style-name="ce195">
            <text:p>1154<text:s/></text:p>
          </table:table-cell>
          <table:table-cell office:value-type="float" office:value="1157" table:style-name="ce195">
            <text:p>1157<text:s/></text:p>
          </table:table-cell>
          <table:table-cell office:value-type="float" office:value="1153" table:style-name="ce195">
            <text:p>1153<text:s/></text:p>
          </table:table-cell>
          <table:table-cell office:value-type="float" office:value="1067" table:style-name="ce195">
            <text:p>1067<text:s/></text:p>
          </table:table-cell>
          <table:table-cell office:value-type="float" office:value="1075" table:style-name="ce195">
            <text:p>1075<text:s/></text:p>
          </table:table-cell>
          <table:table-cell office:value-type="float" office:value="1078" table:style-name="ce195">
            <text:p>1078<text:s/></text:p>
          </table:table-cell>
          <table:table-cell office:value-type="float" office:value="1113" table:style-name="ce195">
            <text:p>1113<text:s/></text:p>
          </table:table-cell>
          <table:table-cell office:value-type="float" office:value="1159" table:style-name="ce195">
            <text:p>1159<text:s/></text:p>
          </table:table-cell>
          <table:table-cell office:value-type="float" office:value="1236" table:style-name="ce195">
            <text:p>1236<text:s/></text:p>
          </table:table-cell>
          <table:table-cell office:value-type="float" office:value="1232" table:style-name="ce195">
            <text:p>1232<text:s/></text:p>
          </table:table-cell>
          <table:table-cell office:value-type="float" office:value="1267" table:style-name="ce195">
            <text:p>1267<text:s/></text:p>
          </table:table-cell>
          <table:table-cell office:value-type="float" office:value="1259" table:style-name="ce195">
            <text:p>1259<text:s/></text:p>
          </table:table-cell>
          <table:table-cell office:value-type="float" office:value="1489" table:style-name="ce195">
            <text:p>1489<text:s/></text:p>
          </table:table-cell>
          <table:table-cell office:value-type="float" office:value="1464" table:style-name="ce195">
            <text:p>1464<text:s/></text:p>
          </table:table-cell>
          <table:table-cell office:value-type="float" office:value="1521" table:style-name="ce195">
            <text:p>1521<text:s/></text:p>
          </table:table-cell>
          <table:table-cell office:value-type="float" office:value="1515" table:style-name="ce195">
            <text:p>1515<text:s/></text:p>
          </table:table-cell>
          <table:table-cell office:value-type="float" office:value="1467" table:style-name="ce195">
            <text:p>1467<text:s/></text:p>
          </table:table-cell>
          <table:table-cell office:value-type="float" office:value="1303" table:style-name="ce195">
            <text:p>1303<text:s/></text:p>
          </table:table-cell>
          <table:table-cell office:value-type="float" office:value="1306" table:style-name="ce195">
            <text:p>1306<text:s/></text:p>
          </table:table-cell>
          <table:table-cell office:value-type="float" office:value="1371" table:style-name="ce195">
            <text:p>1371<text:s/></text:p>
          </table:table-cell>
          <table:table-cell office:value-type="float" office:value="1252" table:style-name="ce195">
            <text:p>1252<text:s/></text:p>
          </table:table-cell>
          <table:table-cell office:value-type="float" office:value="1305" table:style-name="ce195">
            <text:p>1305<text:s/></text:p>
          </table:table-cell>
          <table:table-cell office:value-type="float" office:value="1198" table:style-name="ce195">
            <text:p>1198<text:s/></text:p>
          </table:table-cell>
          <table:table-cell office:value-type="float" office:value="1150" table:style-name="ce195">
            <text:p>1150<text:s/></text:p>
          </table:table-cell>
          <table:table-cell office:value-type="float" office:value="1052" table:style-name="ce195">
            <text:p>1052<text:s/></text:p>
          </table:table-cell>
          <table:table-cell office:value-type="float" office:value="832" table:style-name="ce195">
            <text:p>832<text:s/></text:p>
          </table:table-cell>
          <table:table-cell office:value-type="float" office:value="809" table:style-name="ce195">
            <text:p>809<text:s/></text:p>
          </table:table-cell>
          <table:table-cell office:value-type="float" office:value="705" table:style-name="ce195">
            <text:p>705<text:s/></text:p>
          </table:table-cell>
          <table:table-cell office:value-type="float" office:value="642" table:style-name="ce195">
            <text:p>642<text:s/></text:p>
          </table:table-cell>
          <table:table-cell office:value-type="float" office:value="540" table:style-name="ce195">
            <text:p>540<text:s/></text:p>
          </table:table-cell>
          <table:table-cell office:value-type="float" office:value="469" table:style-name="ce195">
            <text:p>469<text:s/></text:p>
          </table:table-cell>
          <table:table-cell office:value-type="float" office:value="438" table:style-name="ce195">
            <text:p>438<text:s/></text:p>
          </table:table-cell>
          <table:table-cell office:value-type="float" office:value="326" table:style-name="ce195">
            <text:p>326<text:s/></text:p>
          </table:table-cell>
          <table:table-cell office:value-type="float" office:value="342" table:style-name="ce195">
            <text:p>342<text:s/></text:p>
          </table:table-cell>
          <table:table-cell office:value-type="float" office:value="330" table:style-name="ce195">
            <text:p>330<text:s/></text:p>
          </table:table-cell>
          <table:table-cell office:value-type="float" office:value="343" table:style-name="ce195">
            <text:p>343<text:s/></text:p>
          </table:table-cell>
          <table:table-cell office:value-type="float" office:value="316" table:style-name="ce195">
            <text:p>316<text:s/></text:p>
          </table:table-cell>
          <table:table-cell office:value-type="float" office:value="317" table:style-name="ce195">
            <text:p>317<text:s/></text:p>
          </table:table-cell>
          <table:table-cell office:value-type="float" office:value="269" table:style-name="ce195">
            <text:p>269<text:s/></text:p>
          </table:table-cell>
          <table:table-cell office:value-type="float" office:value="282" table:style-name="ce195">
            <text:p>282<text:s/></text:p>
          </table:table-cell>
          <table:table-cell office:value-type="float" office:value="279" table:style-name="ce195">
            <text:p>279<text:s/></text:p>
          </table:table-cell>
          <table:table-cell office:value-type="float" office:value="283" table:style-name="ce195">
            <text:p>283<text:s/></text:p>
          </table:table-cell>
          <table:table-cell office:value-type="float" office:value="237" table:style-name="ce195">
            <text:p>237<text:s/></text:p>
          </table:table-cell>
          <table:table-cell office:value-type="float" office:value="226" table:style-name="ce195">
            <text:p>226<text:s/></text:p>
          </table:table-cell>
          <table:table-cell office:value-type="float" office:value="188" table:style-name="ce195">
            <text:p>188<text:s/></text:p>
          </table:table-cell>
          <table:table-cell office:value-type="float" office:value="197" table:style-name="ce195">
            <text:p>197<text:s/></text:p>
          </table:table-cell>
          <table:table-cell office:value-type="float" office:value="177" table:style-name="ce195">
            <text:p>177<text:s/></text:p>
          </table:table-cell>
          <table:table-cell office:value-type="float" office:value="146" table:style-name="ce195">
            <text:p>146<text:s/></text:p>
          </table:table-cell>
          <table:table-cell office:value-type="float" office:value="134" table:style-name="ce195">
            <text:p>134<text:s/></text:p>
          </table:table-cell>
          <table:table-cell office:value-type="float" office:value="118" table:style-name="ce195">
            <text:p>118<text:s/></text:p>
          </table:table-cell>
          <table:table-cell office:value-type="float" office:value="108" table:style-name="ce195">
            <text:p>108<text:s/></text:p>
          </table:table-cell>
          <table:table-cell office:value-type="float" office:value="66" table:style-name="ce195">
            <text:p>66<text:s/></text:p>
          </table:table-cell>
          <table:table-cell office:value-type="float" office:value="59" table:style-name="ce195">
            <text:p>59<text:s/></text:p>
          </table:table-cell>
          <table:table-cell office:value-type="float" office:value="56" table:style-name="ce195">
            <text:p>56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43" table:style-name="ce195">
            <text:p>43<text:s/></text:p>
          </table:table-cell>
          <table:table-cell office:value-type="float" office:value="28" table:style-name="ce195">
            <text:p>28<text:s/></text:p>
          </table:table-cell>
          <table:table-cell office:value-type="float" office:value="19" table:style-name="ce195">
            <text:p>19<text:s/></text:p>
          </table:table-cell>
          <table:table-cell office:value-type="float" office:value="39" table:style-name="ce195">
            <text:p>39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金門縣</text:p>
          </table:table-cell>
          <table:table-cell office:value-type="string" table:style-name="ce195">
            <text:p>計</text:p>
          </table:table-cell>
          <table:table-cell office:value-type="float" office:value="139440" table:style-name="ce195">
            <text:p>139440<text:s/></text:p>
          </table:table-cell>
          <table:table-cell office:value-type="float" office:value="12391" table:style-name="ce195">
            <text:p>12391<text:s/></text:p>
          </table:table-cell>
          <table:table-cell office:value-type="float" office:value="107126" table:style-name="ce195">
            <text:p>107126<text:s/></text:p>
          </table:table-cell>
          <table:table-cell office:value-type="float" office:value="20808" table:style-name="ce195">
            <text:p>20808<text:s/></text:p>
          </table:table-cell>
          <table:table-cell office:value-type="float" office:value="63537" table:style-name="ce195">
            <text:p>63537<text:s/></text:p>
          </table:table-cell>
          <table:table-cell office:value-type="float" office:value="122233" table:style-name="ce195">
            <text:p>122233<text:s/></text:p>
          </table:table-cell>
          <table:table-cell office:value-type="float" office:value="912" table:style-name="ce195">
            <text:p>912<text:s/></text:p>
          </table:table-cell>
          <table:table-cell office:value-type="float" office:value="1005" table:style-name="ce195">
            <text:p>1005<text:s/></text:p>
          </table:table-cell>
          <table:table-cell office:value-type="float" office:value="948" table:style-name="ce195">
            <text:p>948<text:s/></text:p>
          </table:table-cell>
          <table:table-cell office:value-type="float" office:value="927" table:style-name="ce195">
            <text:p>927<text:s/></text:p>
          </table:table-cell>
          <table:table-cell office:value-type="float" office:value="903" table:style-name="ce195">
            <text:p>903<text:s/></text:p>
          </table:table-cell>
          <table:table-cell office:value-type="float" office:value="845" table:style-name="ce195">
            <text:p>845<text:s/></text:p>
          </table:table-cell>
          <table:table-cell office:value-type="float" office:value="785" table:style-name="ce195">
            <text:p>785<text:s/></text:p>
          </table:table-cell>
          <table:table-cell office:value-type="float" office:value="715" table:style-name="ce195">
            <text:p>715<text:s/></text:p>
          </table:table-cell>
          <table:table-cell office:value-type="float" office:value="877" table:style-name="ce195">
            <text:p>877<text:s/></text:p>
          </table:table-cell>
          <table:table-cell office:value-type="float" office:value="814" table:style-name="ce195">
            <text:p>814<text:s/></text:p>
          </table:table-cell>
          <table:table-cell office:value-type="float" office:value="688" table:style-name="ce195">
            <text:p>688<text:s/></text:p>
          </table:table-cell>
          <table:table-cell office:value-type="float" office:value="723" table:style-name="ce195">
            <text:p>723<text:s/></text:p>
          </table:table-cell>
          <table:table-cell office:value-type="float" office:value="689" table:style-name="ce195">
            <text:p>689<text:s/></text:p>
          </table:table-cell>
          <table:table-cell office:value-type="float" office:value="778" table:style-name="ce195">
            <text:p>778<text:s/></text:p>
          </table:table-cell>
          <table:table-cell office:value-type="float" office:value="782" table:style-name="ce195">
            <text:p>782<text:s/></text:p>
          </table:table-cell>
          <table:table-cell office:value-type="float" office:value="796" table:style-name="ce195">
            <text:p>796<text:s/></text:p>
          </table:table-cell>
          <table:table-cell office:value-type="float" office:value="920" table:style-name="ce195">
            <text:p>920<text:s/></text:p>
          </table:table-cell>
          <table:table-cell office:value-type="float" office:value="971" table:style-name="ce195">
            <text:p>971<text:s/></text:p>
          </table:table-cell>
          <table:table-cell office:value-type="float" office:value="1274" table:style-name="ce195">
            <text:p>1274<text:s/></text:p>
          </table:table-cell>
          <table:table-cell office:value-type="float" office:value="1740" table:style-name="ce195">
            <text:p>1740<text:s/></text:p>
          </table:table-cell>
          <table:table-cell office:value-type="float" office:value="2217" table:style-name="ce195">
            <text:p>2217<text:s/></text:p>
          </table:table-cell>
          <table:table-cell office:value-type="float" office:value="2131" table:style-name="ce195">
            <text:p>2131<text:s/></text:p>
          </table:table-cell>
          <table:table-cell office:value-type="float" office:value="1986" table:style-name="ce195">
            <text:p>1986<text:s/></text:p>
          </table:table-cell>
          <table:table-cell office:value-type="float" office:value="2210" table:style-name="ce195">
            <text:p>2210<text:s/></text:p>
          </table:table-cell>
          <table:table-cell office:value-type="float" office:value="2331" table:style-name="ce195">
            <text:p>2331<text:s/></text:p>
          </table:table-cell>
          <table:table-cell office:value-type="float" office:value="2462" table:style-name="ce195">
            <text:p>2462<text:s/></text:p>
          </table:table-cell>
          <table:table-cell office:value-type="float" office:value="2411" table:style-name="ce195">
            <text:p>2411<text:s/></text:p>
          </table:table-cell>
          <table:table-cell office:value-type="float" office:value="2442" table:style-name="ce195">
            <text:p>2442<text:s/></text:p>
          </table:table-cell>
          <table:table-cell office:value-type="float" office:value="2389" table:style-name="ce195">
            <text:p>2389<text:s/></text:p>
          </table:table-cell>
          <table:table-cell office:value-type="float" office:value="2151" table:style-name="ce195">
            <text:p>2151<text:s/></text:p>
          </table:table-cell>
          <table:table-cell office:value-type="float" office:value="2211" table:style-name="ce195">
            <text:p>2211<text:s/></text:p>
          </table:table-cell>
          <table:table-cell office:value-type="float" office:value="2088" table:style-name="ce195">
            <text:p>2088<text:s/></text:p>
          </table:table-cell>
          <table:table-cell office:value-type="float" office:value="2182" table:style-name="ce195">
            <text:p>2182<text:s/></text:p>
          </table:table-cell>
          <table:table-cell office:value-type="float" office:value="2081" table:style-name="ce195">
            <text:p>2081<text:s/></text:p>
          </table:table-cell>
          <table:table-cell office:value-type="float" office:value="1852" table:style-name="ce195">
            <text:p>1852<text:s/></text:p>
          </table:table-cell>
          <table:table-cell office:value-type="float" office:value="2045" table:style-name="ce195">
            <text:p>2045<text:s/></text:p>
          </table:table-cell>
          <table:table-cell office:value-type="float" office:value="2104" table:style-name="ce195">
            <text:p>2104<text:s/></text:p>
          </table:table-cell>
          <table:table-cell office:value-type="float" office:value="2040" table:style-name="ce195">
            <text:p>2040<text:s/></text:p>
          </table:table-cell>
          <table:table-cell office:value-type="float" office:value="2095" table:style-name="ce195">
            <text:p>2095<text:s/></text:p>
          </table:table-cell>
          <table:table-cell office:value-type="float" office:value="2074" table:style-name="ce195">
            <text:p>2074<text:s/></text:p>
          </table:table-cell>
          <table:table-cell office:value-type="float" office:value="1988" table:style-name="ce195">
            <text:p>1988<text:s/></text:p>
          </table:table-cell>
          <table:table-cell office:value-type="float" office:value="1964" table:style-name="ce195">
            <text:p>1964<text:s/></text:p>
          </table:table-cell>
          <table:table-cell office:value-type="float" office:value="1989" table:style-name="ce195">
            <text:p>1989<text:s/></text:p>
          </table:table-cell>
          <table:table-cell office:value-type="float" office:value="1980" table:style-name="ce195">
            <text:p>1980<text:s/></text:p>
          </table:table-cell>
          <table:table-cell office:value-type="float" office:value="2082" table:style-name="ce195">
            <text:p>2082<text:s/></text:p>
          </table:table-cell>
          <table:table-cell office:value-type="float" office:value="1926" table:style-name="ce195">
            <text:p>1926<text:s/></text:p>
          </table:table-cell>
          <table:table-cell office:value-type="float" office:value="1904" table:style-name="ce195">
            <text:p>1904<text:s/></text:p>
          </table:table-cell>
          <table:table-cell office:value-type="float" office:value="1966" table:style-name="ce195">
            <text:p>1966<text:s/></text:p>
          </table:table-cell>
          <table:table-cell office:value-type="float" office:value="2090" table:style-name="ce195">
            <text:p>2090<text:s/></text:p>
          </table:table-cell>
          <table:table-cell office:value-type="float" office:value="2146" table:style-name="ce195">
            <text:p>2146<text:s/></text:p>
          </table:table-cell>
          <table:table-cell office:value-type="float" office:value="2346" table:style-name="ce195">
            <text:p>2346<text:s/></text:p>
          </table:table-cell>
          <table:table-cell office:value-type="float" office:value="2350" table:style-name="ce195">
            <text:p>2350<text:s/></text:p>
          </table:table-cell>
          <table:table-cell office:value-type="float" office:value="2395" table:style-name="ce195">
            <text:p>2395<text:s/></text:p>
          </table:table-cell>
          <table:table-cell office:value-type="float" office:value="2318" table:style-name="ce195">
            <text:p>2318<text:s/></text:p>
          </table:table-cell>
          <table:table-cell office:value-type="float" office:value="2659" table:style-name="ce195">
            <text:p>2659<text:s/></text:p>
          </table:table-cell>
          <table:table-cell office:value-type="float" office:value="2715" table:style-name="ce195">
            <text:p>2715<text:s/></text:p>
          </table:table-cell>
          <table:table-cell office:value-type="float" office:value="2795" table:style-name="ce195">
            <text:p>2795<text:s/></text:p>
          </table:table-cell>
          <table:table-cell office:value-type="float" office:value="2796" table:style-name="ce195">
            <text:p>2796<text:s/></text:p>
          </table:table-cell>
          <table:table-cell office:value-type="float" office:value="2706" table:style-name="ce195">
            <text:p>2706<text:s/></text:p>
          </table:table-cell>
          <table:table-cell office:value-type="float" office:value="2463" table:style-name="ce195">
            <text:p>2463<text:s/></text:p>
          </table:table-cell>
          <table:table-cell office:value-type="float" office:value="2544" table:style-name="ce195">
            <text:p>2544<text:s/></text:p>
          </table:table-cell>
          <table:table-cell office:value-type="float" office:value="2587" table:style-name="ce195">
            <text:p>2587<text:s/></text:p>
          </table:table-cell>
          <table:table-cell office:value-type="float" office:value="2407" table:style-name="ce195">
            <text:p>2407<text:s/></text:p>
          </table:table-cell>
          <table:table-cell office:value-type="float" office:value="2520" table:style-name="ce195">
            <text:p>2520<text:s/></text:p>
          </table:table-cell>
          <table:table-cell office:value-type="float" office:value="2287" table:style-name="ce195">
            <text:p>2287<text:s/></text:p>
          </table:table-cell>
          <table:table-cell office:value-type="float" office:value="2112" table:style-name="ce195">
            <text:p>2112<text:s/></text:p>
          </table:table-cell>
          <table:table-cell office:value-type="float" office:value="1966" table:style-name="ce195">
            <text:p>1966<text:s/></text:p>
          </table:table-cell>
          <table:table-cell office:value-type="float" office:value="1587" table:style-name="ce195">
            <text:p>1587<text:s/></text:p>
          </table:table-cell>
          <table:table-cell office:value-type="float" office:value="1557" table:style-name="ce195">
            <text:p>1557<text:s/></text:p>
          </table:table-cell>
          <table:table-cell office:value-type="float" office:value="1296" table:style-name="ce195">
            <text:p>1296<text:s/></text:p>
          </table:table-cell>
          <table:table-cell office:value-type="float" office:value="1198" table:style-name="ce195">
            <text:p>1198<text:s/></text:p>
          </table:table-cell>
          <table:table-cell office:value-type="float" office:value="980" table:style-name="ce195">
            <text:p>980<text:s/></text:p>
          </table:table-cell>
          <table:table-cell office:value-type="float" office:value="875" table:style-name="ce195">
            <text:p>875<text:s/></text:p>
          </table:table-cell>
          <table:table-cell office:value-type="float" office:value="768" table:style-name="ce195">
            <text:p>768<text:s/></text:p>
          </table:table-cell>
          <table:table-cell office:value-type="float" office:value="630" table:style-name="ce195">
            <text:p>630<text:s/></text:p>
          </table:table-cell>
          <table:table-cell office:value-type="float" office:value="617" table:style-name="ce195">
            <text:p>617<text:s/></text:p>
          </table:table-cell>
          <table:table-cell office:value-type="float" office:value="637" table:style-name="ce195">
            <text:p>637<text:s/></text:p>
          </table:table-cell>
          <table:table-cell office:value-type="float" office:value="633" table:style-name="ce195">
            <text:p>633<text:s/></text:p>
          </table:table-cell>
          <table:table-cell office:value-type="float" office:value="590" table:style-name="ce195">
            <text:p>590<text:s/></text:p>
          </table:table-cell>
          <table:table-cell office:value-type="float" office:value="565" table:style-name="ce195">
            <text:p>565<text:s/></text:p>
          </table:table-cell>
          <table:table-cell office:value-type="float" office:value="508" table:style-name="ce195">
            <text:p>508<text:s/></text:p>
          </table:table-cell>
          <table:table-cell office:value-type="float" office:value="501" table:style-name="ce195">
            <text:p>501<text:s/></text:p>
          </table:table-cell>
          <table:table-cell office:value-type="float" office:value="480" table:style-name="ce195">
            <text:p>480<text:s/></text:p>
          </table:table-cell>
          <table:table-cell office:value-type="float" office:value="499" table:style-name="ce195">
            <text:p>499<text:s/></text:p>
          </table:table-cell>
          <table:table-cell office:value-type="float" office:value="422" table:style-name="ce195">
            <text:p>422<text:s/></text:p>
          </table:table-cell>
          <table:table-cell office:value-type="float" office:value="365" table:style-name="ce195">
            <text:p>365<text:s/></text:p>
          </table:table-cell>
          <table:table-cell office:value-type="float" office:value="320" table:style-name="ce195">
            <text:p>320<text:s/></text:p>
          </table:table-cell>
          <table:table-cell office:value-type="float" office:value="310" table:style-name="ce195">
            <text:p>310<text:s/></text:p>
          </table:table-cell>
          <table:table-cell office:value-type="float" office:value="270" table:style-name="ce195">
            <text:p>270<text:s/></text:p>
          </table:table-cell>
          <table:table-cell office:value-type="float" office:value="234" table:style-name="ce195">
            <text:p>234<text:s/></text:p>
          </table:table-cell>
          <table:table-cell office:value-type="float" office:value="183" table:style-name="ce195">
            <text:p>183<text:s/></text:p>
          </table:table-cell>
          <table:table-cell office:value-type="float" office:value="146" table:style-name="ce195">
            <text:p>146<text:s/></text:p>
          </table:table-cell>
          <table:table-cell office:value-type="float" office:value="132" table:style-name="ce195">
            <text:p>132<text:s/></text:p>
          </table:table-cell>
          <table:table-cell office:value-type="float" office:value="84" table:style-name="ce195">
            <text:p>84<text:s/></text:p>
          </table:table-cell>
          <table:table-cell office:value-type="float" office:value="81" table:style-name="ce195">
            <text:p>81<text:s/></text:p>
          </table:table-cell>
          <table:table-cell office:value-type="float" office:value="64" table:style-name="ce195">
            <text:p>64<text:s/></text:p>
          </table:table-cell>
          <table:table-cell office:value-type="float" office:value="52" table:style-name="ce195">
            <text:p>52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53" table:style-name="ce195">
            <text:p>53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金門縣</text:p>
          </table:table-cell>
          <table:table-cell office:value-type="string" table:style-name="ce195">
            <text:p>男</text:p>
          </table:table-cell>
          <table:table-cell office:value-type="float" office:value="69577" table:style-name="ce195">
            <text:p>69577<text:s/></text:p>
          </table:table-cell>
          <table:table-cell office:value-type="float" office:value="6448" table:style-name="ce195">
            <text:p>6448<text:s/></text:p>
          </table:table-cell>
          <table:table-cell office:value-type="float" office:value="53576" table:style-name="ce195">
            <text:p>53576<text:s/></text:p>
          </table:table-cell>
          <table:table-cell office:value-type="float" office:value="9997" table:style-name="ce195">
            <text:p>9997<text:s/></text:p>
          </table:table-cell>
          <table:table-cell office:value-type="float" office:value="31619" table:style-name="ce195">
            <text:p>31619<text:s/></text:p>
          </table:table-cell>
          <table:table-cell office:value-type="float" office:value="60610" table:style-name="ce195">
            <text:p>60610<text:s/></text:p>
          </table:table-cell>
          <table:table-cell office:value-type="float" office:value="476" table:style-name="ce195">
            <text:p>476<text:s/></text:p>
          </table:table-cell>
          <table:table-cell office:value-type="float" office:value="521" table:style-name="ce195">
            <text:p>521<text:s/></text:p>
          </table:table-cell>
          <table:table-cell office:value-type="float" office:value="472" table:style-name="ce195">
            <text:p>472<text:s/></text:p>
          </table:table-cell>
          <table:table-cell office:value-type="float" office:value="475" table:style-name="ce195">
            <text:p>475<text:s/></text:p>
          </table:table-cell>
          <table:table-cell office:value-type="float" office:value="469" table:style-name="ce195">
            <text:p>469<text:s/></text:p>
          </table:table-cell>
          <table:table-cell office:value-type="float" office:value="441" table:style-name="ce195">
            <text:p>441<text:s/></text:p>
          </table:table-cell>
          <table:table-cell office:value-type="float" office:value="397" table:style-name="ce195">
            <text:p>397<text:s/></text:p>
          </table:table-cell>
          <table:table-cell office:value-type="float" office:value="377" table:style-name="ce195">
            <text:p>377<text:s/></text:p>
          </table:table-cell>
          <table:table-cell office:value-type="float" office:value="465" table:style-name="ce195">
            <text:p>465<text:s/></text:p>
          </table:table-cell>
          <table:table-cell office:value-type="float" office:value="435" table:style-name="ce195">
            <text:p>435<text:s/></text:p>
          </table:table-cell>
          <table:table-cell office:value-type="float" office:value="364" table:style-name="ce195">
            <text:p>364<text:s/></text:p>
          </table:table-cell>
          <table:table-cell office:value-type="float" office:value="362" table:style-name="ce195">
            <text:p>362<text:s/></text:p>
          </table:table-cell>
          <table:table-cell office:value-type="float" office:value="351" table:style-name="ce195">
            <text:p>351<text:s/></text:p>
          </table:table-cell>
          <table:table-cell office:value-type="float" office:value="419" table:style-name="ce195">
            <text:p>419<text:s/></text:p>
          </table:table-cell>
          <table:table-cell office:value-type="float" office:value="424" table:style-name="ce195">
            <text:p>424<text:s/></text:p>
          </table:table-cell>
          <table:table-cell office:value-type="float" office:value="412" table:style-name="ce195">
            <text:p>412<text:s/></text:p>
          </table:table-cell>
          <table:table-cell office:value-type="float" office:value="478" table:style-name="ce195">
            <text:p>478<text:s/></text:p>
          </table:table-cell>
          <table:table-cell office:value-type="float" office:value="510" table:style-name="ce195">
            <text:p>510<text:s/></text:p>
          </table:table-cell>
          <table:table-cell office:value-type="float" office:value="695" table:style-name="ce195">
            <text:p>695<text:s/></text:p>
          </table:table-cell>
          <table:table-cell office:value-type="float" office:value="868" table:style-name="ce195">
            <text:p>868<text:s/></text:p>
          </table:table-cell>
          <table:table-cell office:value-type="float" office:value="1155" table:style-name="ce195">
            <text:p>1155<text:s/></text:p>
          </table:table-cell>
          <table:table-cell office:value-type="float" office:value="1075" table:style-name="ce195">
            <text:p>1075<text:s/></text:p>
          </table:table-cell>
          <table:table-cell office:value-type="float" office:value="986" table:style-name="ce195">
            <text:p>986<text:s/></text:p>
          </table:table-cell>
          <table:table-cell office:value-type="float" office:value="1107" table:style-name="ce195">
            <text:p>1107<text:s/></text:p>
          </table:table-cell>
          <table:table-cell office:value-type="float" office:value="1177" table:style-name="ce195">
            <text:p>1177<text:s/></text:p>
          </table:table-cell>
          <table:table-cell office:value-type="float" office:value="1259" table:style-name="ce195">
            <text:p>1259<text:s/></text:p>
          </table:table-cell>
          <table:table-cell office:value-type="float" office:value="1177" table:style-name="ce195">
            <text:p>1177<text:s/></text:p>
          </table:table-cell>
          <table:table-cell office:value-type="float" office:value="1252" table:style-name="ce195">
            <text:p>1252<text:s/></text:p>
          </table:table-cell>
          <table:table-cell office:value-type="float" office:value="1224" table:style-name="ce195">
            <text:p>1224<text:s/></text:p>
          </table:table-cell>
          <table:table-cell office:value-type="float" office:value="1059" table:style-name="ce195">
            <text:p>1059<text:s/></text:p>
          </table:table-cell>
          <table:table-cell office:value-type="float" office:value="1082" table:style-name="ce195">
            <text:p>1082<text:s/></text:p>
          </table:table-cell>
          <table:table-cell office:value-type="float" office:value="1064" table:style-name="ce195">
            <text:p>1064<text:s/></text:p>
          </table:table-cell>
          <table:table-cell office:value-type="float" office:value="1113" table:style-name="ce195">
            <text:p>1113<text:s/></text:p>
          </table:table-cell>
          <table:table-cell office:value-type="float" office:value="1068" table:style-name="ce195">
            <text:p>1068<text:s/></text:p>
          </table:table-cell>
          <table:table-cell office:value-type="float" office:value="966" table:style-name="ce195">
            <text:p>966<text:s/></text:p>
          </table:table-cell>
          <table:table-cell office:value-type="float" office:value="988" table:style-name="ce195">
            <text:p>988<text:s/></text:p>
          </table:table-cell>
          <table:table-cell office:value-type="float" office:value="1033" table:style-name="ce195">
            <text:p>1033<text:s/></text:p>
          </table:table-cell>
          <table:table-cell office:value-type="float" office:value="1017" table:style-name="ce195">
            <text:p>1017<text:s/></text:p>
          </table:table-cell>
          <table:table-cell office:value-type="float" office:value="1044" table:style-name="ce195">
            <text:p>1044<text:s/></text:p>
          </table:table-cell>
          <table:table-cell office:value-type="float" office:value="1015" table:style-name="ce195">
            <text:p>1015<text:s/></text:p>
          </table:table-cell>
          <table:table-cell office:value-type="float" office:value="971" table:style-name="ce195">
            <text:p>971<text:s/></text:p>
          </table:table-cell>
          <table:table-cell office:value-type="float" office:value="972" table:style-name="ce195">
            <text:p>972<text:s/></text:p>
          </table:table-cell>
          <table:table-cell office:value-type="float" office:value="929" table:style-name="ce195">
            <text:p>929<text:s/></text:p>
          </table:table-cell>
          <table:table-cell office:value-type="float" office:value="903" table:style-name="ce195">
            <text:p>903<text:s/></text:p>
          </table:table-cell>
          <table:table-cell office:value-type="float" office:value="1015" table:style-name="ce195">
            <text:p>1015<text:s/></text:p>
          </table:table-cell>
          <table:table-cell office:value-type="float" office:value="939" table:style-name="ce195">
            <text:p>939<text:s/></text:p>
          </table:table-cell>
          <table:table-cell office:value-type="float" office:value="917" table:style-name="ce195">
            <text:p>917<text:s/></text:p>
          </table:table-cell>
          <table:table-cell office:value-type="float" office:value="981" table:style-name="ce195">
            <text:p>981<text:s/></text:p>
          </table:table-cell>
          <table:table-cell office:value-type="float" office:value="1055" table:style-name="ce195">
            <text:p>1055<text:s/></text:p>
          </table:table-cell>
          <table:table-cell office:value-type="float" office:value="1076" table:style-name="ce195">
            <text:p>1076<text:s/></text:p>
          </table:table-cell>
          <table:table-cell office:value-type="float" office:value="1193" table:style-name="ce195">
            <text:p>1193<text:s/></text:p>
          </table:table-cell>
          <table:table-cell office:value-type="float" office:value="1212" table:style-name="ce195">
            <text:p>1212<text:s/></text:p>
          </table:table-cell>
          <table:table-cell office:value-type="float" office:value="1194" table:style-name="ce195">
            <text:p>1194<text:s/></text:p>
          </table:table-cell>
          <table:table-cell office:value-type="float" office:value="1136" table:style-name="ce195">
            <text:p>1136<text:s/></text:p>
          </table:table-cell>
          <table:table-cell office:value-type="float" office:value="1261" table:style-name="ce195">
            <text:p>1261<text:s/></text:p>
          </table:table-cell>
          <table:table-cell office:value-type="float" office:value="1352" table:style-name="ce195">
            <text:p>1352<text:s/></text:p>
          </table:table-cell>
          <table:table-cell office:value-type="float" office:value="1361" table:style-name="ce195">
            <text:p>1361<text:s/></text:p>
          </table:table-cell>
          <table:table-cell office:value-type="float" office:value="1367" table:style-name="ce195">
            <text:p>1367<text:s/></text:p>
          </table:table-cell>
          <table:table-cell office:value-type="float" office:value="1334" table:style-name="ce195">
            <text:p>1334<text:s/></text:p>
          </table:table-cell>
          <table:table-cell office:value-type="float" office:value="1251" table:style-name="ce195">
            <text:p>1251<text:s/></text:p>
          </table:table-cell>
          <table:table-cell office:value-type="float" office:value="1316" table:style-name="ce195">
            <text:p>1316<text:s/></text:p>
          </table:table-cell>
          <table:table-cell office:value-type="float" office:value="1314" table:style-name="ce195">
            <text:p>1314<text:s/></text:p>
          </table:table-cell>
          <table:table-cell office:value-type="float" office:value="1235" table:style-name="ce195">
            <text:p>1235<text:s/></text:p>
          </table:table-cell>
          <table:table-cell office:value-type="float" office:value="1297" table:style-name="ce195">
            <text:p>1297<text:s/></text:p>
          </table:table-cell>
          <table:table-cell office:value-type="float" office:value="1171" table:style-name="ce195">
            <text:p>1171<text:s/></text:p>
          </table:table-cell>
          <table:table-cell office:value-type="float" office:value="1046" table:style-name="ce195">
            <text:p>1046<text:s/></text:p>
          </table:table-cell>
          <table:table-cell office:value-type="float" office:value="976" table:style-name="ce195">
            <text:p>976<text:s/></text:p>
          </table:table-cell>
          <table:table-cell office:value-type="float" office:value="814" table:style-name="ce195">
            <text:p>814<text:s/></text:p>
          </table:table-cell>
          <table:table-cell office:value-type="float" office:value="803" table:style-name="ce195">
            <text:p>803<text:s/></text:p>
          </table:table-cell>
          <table:table-cell office:value-type="float" office:value="636" table:style-name="ce195">
            <text:p>636<text:s/></text:p>
          </table:table-cell>
          <table:table-cell office:value-type="float" office:value="589" table:style-name="ce195">
            <text:p>589<text:s/></text:p>
          </table:table-cell>
          <table:table-cell office:value-type="float" office:value="480" table:style-name="ce195">
            <text:p>480<text:s/></text:p>
          </table:table-cell>
          <table:table-cell office:value-type="float" office:value="450" table:style-name="ce195">
            <text:p>450<text:s/></text:p>
          </table:table-cell>
          <table:table-cell office:value-type="float" office:value="377" table:style-name="ce195">
            <text:p>377<text:s/></text:p>
          </table:table-cell>
          <table:table-cell office:value-type="float" office:value="334" table:style-name="ce195">
            <text:p>334<text:s/></text:p>
          </table:table-cell>
          <table:table-cell office:value-type="float" office:value="298" table:style-name="ce195">
            <text:p>298<text:s/></text:p>
          </table:table-cell>
          <table:table-cell office:value-type="float" office:value="321" table:style-name="ce195">
            <text:p>321<text:s/></text:p>
          </table:table-cell>
          <table:table-cell office:value-type="float" office:value="305" table:style-name="ce195">
            <text:p>305<text:s/></text:p>
          </table:table-cell>
          <table:table-cell office:value-type="float" office:value="295" table:style-name="ce195">
            <text:p>295<text:s/></text:p>
          </table:table-cell>
          <table:table-cell office:value-type="float" office:value="266" table:style-name="ce195">
            <text:p>266<text:s/></text:p>
          </table:table-cell>
          <table:table-cell office:value-type="float" office:value="248" table:style-name="ce195">
            <text:p>248<text:s/></text:p>
          </table:table-cell>
          <table:table-cell office:value-type="float" office:value="230" table:style-name="ce195">
            <text:p>230<text:s/></text:p>
          </table:table-cell>
          <table:table-cell office:value-type="float" office:value="225" table:style-name="ce195">
            <text:p>225<text:s/></text:p>
          </table:table-cell>
          <table:table-cell office:value-type="float" office:value="235" table:style-name="ce195">
            <text:p>235<text:s/></text:p>
          </table:table-cell>
          <table:table-cell office:value-type="float" office:value="201" table:style-name="ce195">
            <text:p>201<text:s/></text:p>
          </table:table-cell>
          <table:table-cell office:value-type="float" office:value="151" table:style-name="ce195">
            <text:p>151<text:s/></text:p>
          </table:table-cell>
          <table:table-cell office:value-type="float" office:value="150" table:style-name="ce195">
            <text:p>150<text:s/></text:p>
          </table:table-cell>
          <table:table-cell office:value-type="float" office:value="130" table:style-name="ce195">
            <text:p>130<text:s/></text:p>
          </table:table-cell>
          <table:table-cell office:value-type="float" office:value="106" table:style-name="ce195">
            <text:p>106<text:s/></text:p>
          </table:table-cell>
          <table:table-cell office:value-type="float" office:value="96" table:style-name="ce195">
            <text:p>96<text:s/></text:p>
          </table:table-cell>
          <table:table-cell office:value-type="float" office:value="60" table:style-name="ce195">
            <text:p>60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3" table:style-name="ce195">
            <text:p>23<text:s/></text:p>
          </table:table-cell>
          <table:table-cell office:value-type="float" office:value="25" table:style-name="ce195">
            <text:p>25<text:s/></text:p>
          </table:table-cell>
          <table:table-cell office:value-type="float" office:value="13" table:style-name="ce195">
            <text:p>13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6" table:style-name="ce195">
            <text:p>6<text:s/></text:p>
          </table:table-cell>
          <table:table-cell office:value-type="float" office:value="6" table:style-name="ce195">
            <text:p>6<text:s/></text:p>
          </table:table-cell>
          <table:table-cell office:value-type="float" office:value="17" table:style-name="ce195">
            <text:p>17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金門縣</text:p>
          </table:table-cell>
          <table:table-cell office:value-type="string" table:style-name="ce195">
            <text:p>女</text:p>
          </table:table-cell>
          <table:table-cell office:value-type="float" office:value="69863" table:style-name="ce195">
            <text:p>69863<text:s/></text:p>
          </table:table-cell>
          <table:table-cell office:value-type="float" office:value="5943" table:style-name="ce195">
            <text:p>5943<text:s/></text:p>
          </table:table-cell>
          <table:table-cell office:value-type="float" office:value="53550" table:style-name="ce195">
            <text:p>53550<text:s/></text:p>
          </table:table-cell>
          <table:table-cell office:value-type="float" office:value="10811" table:style-name="ce195">
            <text:p>10811<text:s/></text:p>
          </table:table-cell>
          <table:table-cell office:value-type="float" office:value="31918" table:style-name="ce195">
            <text:p>31918<text:s/></text:p>
          </table:table-cell>
          <table:table-cell office:value-type="float" office:value="61623" table:style-name="ce195">
            <text:p>61623<text:s/></text:p>
          </table:table-cell>
          <table:table-cell office:value-type="float" office:value="436" table:style-name="ce195">
            <text:p>436<text:s/></text:p>
          </table:table-cell>
          <table:table-cell office:value-type="float" office:value="484" table:style-name="ce195">
            <text:p>484<text:s/></text:p>
          </table:table-cell>
          <table:table-cell office:value-type="float" office:value="476" table:style-name="ce195">
            <text:p>476<text:s/></text:p>
          </table:table-cell>
          <table:table-cell office:value-type="float" office:value="452" table:style-name="ce195">
            <text:p>452<text:s/></text:p>
          </table:table-cell>
          <table:table-cell office:value-type="float" office:value="434" table:style-name="ce195">
            <text:p>434<text:s/></text:p>
          </table:table-cell>
          <table:table-cell office:value-type="float" office:value="404" table:style-name="ce195">
            <text:p>404<text:s/></text:p>
          </table:table-cell>
          <table:table-cell office:value-type="float" office:value="388" table:style-name="ce195">
            <text:p>388<text:s/></text:p>
          </table:table-cell>
          <table:table-cell office:value-type="float" office:value="338" table:style-name="ce195">
            <text:p>338<text:s/></text:p>
          </table:table-cell>
          <table:table-cell office:value-type="float" office:value="412" table:style-name="ce195">
            <text:p>412<text:s/></text:p>
          </table:table-cell>
          <table:table-cell office:value-type="float" office:value="379" table:style-name="ce195">
            <text:p>379<text:s/></text:p>
          </table:table-cell>
          <table:table-cell office:value-type="float" office:value="324" table:style-name="ce195">
            <text:p>324<text:s/></text:p>
          </table:table-cell>
          <table:table-cell office:value-type="float" office:value="361" table:style-name="ce195">
            <text:p>361<text:s/></text:p>
          </table:table-cell>
          <table:table-cell office:value-type="float" office:value="338" table:style-name="ce195">
            <text:p>338<text:s/></text:p>
          </table:table-cell>
          <table:table-cell office:value-type="float" office:value="359" table:style-name="ce195">
            <text:p>359<text:s/></text:p>
          </table:table-cell>
          <table:table-cell office:value-type="float" office:value="358" table:style-name="ce195">
            <text:p>358<text:s/></text:p>
          </table:table-cell>
          <table:table-cell office:value-type="float" office:value="384" table:style-name="ce195">
            <text:p>384<text:s/></text:p>
          </table:table-cell>
          <table:table-cell office:value-type="float" office:value="442" table:style-name="ce195">
            <text:p>442<text:s/></text:p>
          </table:table-cell>
          <table:table-cell office:value-type="float" office:value="461" table:style-name="ce195">
            <text:p>461<text:s/></text:p>
          </table:table-cell>
          <table:table-cell office:value-type="float" office:value="579" table:style-name="ce195">
            <text:p>579<text:s/></text:p>
          </table:table-cell>
          <table:table-cell office:value-type="float" office:value="872" table:style-name="ce195">
            <text:p>872<text:s/></text:p>
          </table:table-cell>
          <table:table-cell office:value-type="float" office:value="1062" table:style-name="ce195">
            <text:p>1062<text:s/></text:p>
          </table:table-cell>
          <table:table-cell office:value-type="float" office:value="1056" table:style-name="ce195">
            <text:p>1056<text:s/></text:p>
          </table:table-cell>
          <table:table-cell office:value-type="float" office:value="1000" table:style-name="ce195">
            <text:p>1000<text:s/></text:p>
          </table:table-cell>
          <table:table-cell office:value-type="float" office:value="1103" table:style-name="ce195">
            <text:p>1103<text:s/></text:p>
          </table:table-cell>
          <table:table-cell office:value-type="float" office:value="1154" table:style-name="ce195">
            <text:p>1154<text:s/></text:p>
          </table:table-cell>
          <table:table-cell office:value-type="float" office:value="1203" table:style-name="ce195">
            <text:p>1203<text:s/></text:p>
          </table:table-cell>
          <table:table-cell office:value-type="float" office:value="1234" table:style-name="ce195">
            <text:p>1234<text:s/></text:p>
          </table:table-cell>
          <table:table-cell office:value-type="float" office:value="1190" table:style-name="ce195">
            <text:p>1190<text:s/></text:p>
          </table:table-cell>
          <table:table-cell office:value-type="float" office:value="1165" table:style-name="ce195">
            <text:p>1165<text:s/></text:p>
          </table:table-cell>
          <table:table-cell office:value-type="float" office:value="1092" table:style-name="ce195">
            <text:p>1092<text:s/></text:p>
          </table:table-cell>
          <table:table-cell office:value-type="float" office:value="1129" table:style-name="ce195">
            <text:p>1129<text:s/></text:p>
          </table:table-cell>
          <table:table-cell office:value-type="float" office:value="1024" table:style-name="ce195">
            <text:p>1024<text:s/></text:p>
          </table:table-cell>
          <table:table-cell office:value-type="float" office:value="1069" table:style-name="ce195">
            <text:p>1069<text:s/></text:p>
          </table:table-cell>
          <table:table-cell office:value-type="float" office:value="1013" table:style-name="ce195">
            <text:p>1013<text:s/></text:p>
          </table:table-cell>
          <table:table-cell office:value-type="float" office:value="886" table:style-name="ce195">
            <text:p>886<text:s/></text:p>
          </table:table-cell>
          <table:table-cell office:value-type="float" office:value="1057" table:style-name="ce195">
            <text:p>1057<text:s/></text:p>
          </table:table-cell>
          <table:table-cell office:value-type="float" office:value="1071" table:style-name="ce195">
            <text:p>1071<text:s/></text:p>
          </table:table-cell>
          <table:table-cell office:value-type="float" office:value="1023" table:style-name="ce195">
            <text:p>1023<text:s/></text:p>
          </table:table-cell>
          <table:table-cell office:value-type="float" office:value="1051" table:style-name="ce195">
            <text:p>1051<text:s/></text:p>
          </table:table-cell>
          <table:table-cell office:value-type="float" office:value="1059" table:style-name="ce195">
            <text:p>1059<text:s/></text:p>
          </table:table-cell>
          <table:table-cell office:value-type="float" office:value="1017" table:style-name="ce195">
            <text:p>1017<text:s/></text:p>
          </table:table-cell>
          <table:table-cell office:value-type="float" office:value="992" table:style-name="ce195">
            <text:p>992<text:s/></text:p>
          </table:table-cell>
          <table:table-cell office:value-type="float" office:value="1060" table:style-name="ce195">
            <text:p>1060<text:s/></text:p>
          </table:table-cell>
          <table:table-cell office:value-type="float" office:value="1077" table:style-name="ce195">
            <text:p>1077<text:s/></text:p>
          </table:table-cell>
          <table:table-cell office:value-type="float" office:value="1067" table:style-name="ce195">
            <text:p>1067<text:s/></text:p>
          </table:table-cell>
          <table:table-cell office:value-type="float" office:value="987" table:style-name="ce195">
            <text:p>987<text:s/></text:p>
          </table:table-cell>
          <table:table-cell office:value-type="float" office:value="987" table:style-name="ce195">
            <text:p>987<text:s/></text:p>
          </table:table-cell>
          <table:table-cell office:value-type="float" office:value="985" table:style-name="ce195">
            <text:p>985<text:s/></text:p>
          </table:table-cell>
          <table:table-cell office:value-type="float" office:value="1035" table:style-name="ce195">
            <text:p>1035<text:s/></text:p>
          </table:table-cell>
          <table:table-cell office:value-type="float" office:value="1070" table:style-name="ce195">
            <text:p>1070<text:s/></text:p>
          </table:table-cell>
          <table:table-cell office:value-type="float" office:value="1153" table:style-name="ce195">
            <text:p>1153<text:s/></text:p>
          </table:table-cell>
          <table:table-cell office:value-type="float" office:value="1138" table:style-name="ce195">
            <text:p>1138<text:s/></text:p>
          </table:table-cell>
          <table:table-cell office:value-type="float" office:value="1201" table:style-name="ce195">
            <text:p>1201<text:s/></text:p>
          </table:table-cell>
          <table:table-cell office:value-type="float" office:value="1182" table:style-name="ce195">
            <text:p>1182<text:s/></text:p>
          </table:table-cell>
          <table:table-cell office:value-type="float" office:value="1398" table:style-name="ce195">
            <text:p>1398<text:s/></text:p>
          </table:table-cell>
          <table:table-cell office:value-type="float" office:value="1363" table:style-name="ce195">
            <text:p>1363<text:s/></text:p>
          </table:table-cell>
          <table:table-cell office:value-type="float" office:value="1434" table:style-name="ce195">
            <text:p>1434<text:s/></text:p>
          </table:table-cell>
          <table:table-cell office:value-type="float" office:value="1429" table:style-name="ce195">
            <text:p>1429<text:s/></text:p>
          </table:table-cell>
          <table:table-cell office:value-type="float" office:value="1372" table:style-name="ce195">
            <text:p>1372<text:s/></text:p>
          </table:table-cell>
          <table:table-cell office:value-type="float" office:value="1212" table:style-name="ce195">
            <text:p>1212<text:s/></text:p>
          </table:table-cell>
          <table:table-cell office:value-type="float" office:value="1228" table:style-name="ce195">
            <text:p>1228<text:s/></text:p>
          </table:table-cell>
          <table:table-cell office:value-type="float" office:value="1273" table:style-name="ce195">
            <text:p>1273<text:s/></text:p>
          </table:table-cell>
          <table:table-cell office:value-type="float" office:value="1172" table:style-name="ce195">
            <text:p>1172<text:s/></text:p>
          </table:table-cell>
          <table:table-cell office:value-type="float" office:value="1223" table:style-name="ce195">
            <text:p>1223<text:s/></text:p>
          </table:table-cell>
          <table:table-cell office:value-type="float" office:value="1116" table:style-name="ce195">
            <text:p>1116<text:s/></text:p>
          </table:table-cell>
          <table:table-cell office:value-type="float" office:value="1066" table:style-name="ce195">
            <text:p>1066<text:s/></text:p>
          </table:table-cell>
          <table:table-cell office:value-type="float" office:value="990" table:style-name="ce195">
            <text:p>990<text:s/></text:p>
          </table:table-cell>
          <table:table-cell office:value-type="float" office:value="773" table:style-name="ce195">
            <text:p>773<text:s/></text:p>
          </table:table-cell>
          <table:table-cell office:value-type="float" office:value="754" table:style-name="ce195">
            <text:p>754<text:s/></text:p>
          </table:table-cell>
          <table:table-cell office:value-type="float" office:value="660" table:style-name="ce195">
            <text:p>660<text:s/></text:p>
          </table:table-cell>
          <table:table-cell office:value-type="float" office:value="609" table:style-name="ce195">
            <text:p>609<text:s/></text:p>
          </table:table-cell>
          <table:table-cell office:value-type="float" office:value="500" table:style-name="ce195">
            <text:p>500<text:s/></text:p>
          </table:table-cell>
          <table:table-cell office:value-type="float" office:value="425" table:style-name="ce195">
            <text:p>425<text:s/></text:p>
          </table:table-cell>
          <table:table-cell office:value-type="float" office:value="391" table:style-name="ce195">
            <text:p>391<text:s/></text:p>
          </table:table-cell>
          <table:table-cell office:value-type="float" office:value="296" table:style-name="ce195">
            <text:p>296<text:s/></text:p>
          </table:table-cell>
          <table:table-cell office:value-type="float" office:value="319" table:style-name="ce195">
            <text:p>319<text:s/></text:p>
          </table:table-cell>
          <table:table-cell office:value-type="float" office:value="316" table:style-name="ce195">
            <text:p>316<text:s/></text:p>
          </table:table-cell>
          <table:table-cell office:value-type="float" office:value="328" table:style-name="ce195">
            <text:p>328<text:s/></text:p>
          </table:table-cell>
          <table:table-cell office:value-type="float" office:value="295" table:style-name="ce195">
            <text:p>295<text:s/></text:p>
          </table:table-cell>
          <table:table-cell office:value-type="float" office:value="299" table:style-name="ce195">
            <text:p>299<text:s/></text:p>
          </table:table-cell>
          <table:table-cell office:value-type="float" office:value="260" table:style-name="ce195">
            <text:p>260<text:s/></text:p>
          </table:table-cell>
          <table:table-cell office:value-type="float" office:value="271" table:style-name="ce195">
            <text:p>271<text:s/></text:p>
          </table:table-cell>
          <table:table-cell office:value-type="float" office:value="255" table:style-name="ce195">
            <text:p>255<text:s/></text:p>
          </table:table-cell>
          <table:table-cell office:value-type="float" office:value="264" table:style-name="ce195">
            <text:p>264<text:s/></text:p>
          </table:table-cell>
          <table:table-cell office:value-type="float" office:value="221" table:style-name="ce195">
            <text:p>221<text:s/></text:p>
          </table:table-cell>
          <table:table-cell office:value-type="float" office:value="214" table:style-name="ce195">
            <text:p>214<text:s/></text:p>
          </table:table-cell>
          <table:table-cell office:value-type="float" office:value="170" table:style-name="ce195">
            <text:p>170<text:s/></text:p>
          </table:table-cell>
          <table:table-cell office:value-type="float" office:value="180" table:style-name="ce195">
            <text:p>180<text:s/></text:p>
          </table:table-cell>
          <table:table-cell office:value-type="float" office:value="164" table:style-name="ce195">
            <text:p>164<text:s/></text:p>
          </table:table-cell>
          <table:table-cell office:value-type="float" office:value="138" table:style-name="ce195">
            <text:p>138<text:s/></text:p>
          </table:table-cell>
          <table:table-cell office:value-type="float" office:value="123" table:style-name="ce195">
            <text:p>123<text:s/></text:p>
          </table:table-cell>
          <table:table-cell office:value-type="float" office:value="109" table:style-name="ce195">
            <text:p>109<text:s/></text:p>
          </table:table-cell>
          <table:table-cell office:value-type="float" office:value="102" table:style-name="ce195">
            <text:p>102<text:s/></text:p>
          </table:table-cell>
          <table:table-cell office:value-type="float" office:value="61" table:style-name="ce195">
            <text:p>61<text:s/></text:p>
          </table:table-cell>
          <table:table-cell office:value-type="float" office:value="56" table:style-name="ce195">
            <text:p>56<text:s/></text:p>
          </table:table-cell>
          <table:table-cell office:value-type="float" office:value="51" table:style-name="ce195">
            <text:p>51<text:s/></text:p>
          </table:table-cell>
          <table:table-cell office:value-type="float" office:value="38" table:style-name="ce195">
            <text:p>38<text:s/></text:p>
          </table:table-cell>
          <table:table-cell office:value-type="float" office:value="35" table:style-name="ce195">
            <text:p>35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36" table:style-name="ce195">
            <text:p>36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連江縣</text:p>
          </table:table-cell>
          <table:table-cell office:value-type="string" table:style-name="ce195">
            <text:p>計</text:p>
          </table:table-cell>
          <table:table-cell office:value-type="float" office:value="13095" table:style-name="ce195">
            <text:p>13095<text:s/></text:p>
          </table:table-cell>
          <table:table-cell office:value-type="float" office:value="1470" table:style-name="ce195">
            <text:p>1470<text:s/></text:p>
          </table:table-cell>
          <table:table-cell office:value-type="float" office:value="10217" table:style-name="ce195">
            <text:p>10217<text:s/></text:p>
          </table:table-cell>
          <table:table-cell office:value-type="float" office:value="1716" table:style-name="ce195">
            <text:p>1716<text:s/></text:p>
          </table:table-cell>
          <table:table-cell office:value-type="float" office:value="6385" table:style-name="ce195">
            <text:p>6385<text:s/></text:p>
          </table:table-cell>
          <table:table-cell office:value-type="float" office:value="11398" table:style-name="ce195">
            <text:p>11398<text:s/></text:p>
          </table:table-cell>
          <table:table-cell office:value-type="float" office:value="98" table:style-name="ce195">
            <text:p>98<text:s/></text:p>
          </table:table-cell>
          <table:table-cell office:value-type="float" office:value="137" table:style-name="ce195">
            <text:p>137<text:s/></text:p>
          </table:table-cell>
          <table:table-cell office:value-type="float" office:value="118" table:style-name="ce195">
            <text:p>118<text:s/></text:p>
          </table:table-cell>
          <table:table-cell office:value-type="float" office:value="105" table:style-name="ce195">
            <text:p>105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96" table:style-name="ce195">
            <text:p>96<text:s/></text:p>
          </table:table-cell>
          <table:table-cell office:value-type="float" office:value="81" table:style-name="ce195">
            <text:p>81<text:s/></text:p>
          </table:table-cell>
          <table:table-cell office:value-type="float" office:value="97" table:style-name="ce195">
            <text:p>97<text:s/></text:p>
          </table:table-cell>
          <table:table-cell office:value-type="float" office:value="100" table:style-name="ce195">
            <text:p>100<text:s/></text:p>
          </table:table-cell>
          <table:table-cell office:value-type="float" office:value="84" table:style-name="ce195">
            <text:p>84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92" table:style-name="ce195">
            <text:p>92<text:s/></text:p>
          </table:table-cell>
          <table:table-cell office:value-type="float" office:value="95" table:style-name="ce195">
            <text:p>95<text:s/></text:p>
          </table:table-cell>
          <table:table-cell office:value-type="float" office:value="87" table:style-name="ce195">
            <text:p>87<text:s/></text:p>
          </table:table-cell>
          <table:table-cell office:value-type="float" office:value="102" table:style-name="ce195">
            <text:p>102<text:s/></text:p>
          </table:table-cell>
          <table:table-cell office:value-type="float" office:value="79" table:style-name="ce195">
            <text:p>79<text:s/></text:p>
          </table:table-cell>
          <table:table-cell office:value-type="float" office:value="90" table:style-name="ce195">
            <text:p>90<text:s/></text:p>
          </table:table-cell>
          <table:table-cell office:value-type="float" office:value="126" table:style-name="ce195">
            <text:p>126<text:s/></text:p>
          </table:table-cell>
          <table:table-cell office:value-type="float" office:value="138" table:style-name="ce195">
            <text:p>138<text:s/></text:p>
          </table:table-cell>
          <table:table-cell office:value-type="float" office:value="194" table:style-name="ce195">
            <text:p>194<text:s/></text:p>
          </table:table-cell>
          <table:table-cell office:value-type="float" office:value="207" table:style-name="ce195">
            <text:p>207<text:s/></text:p>
          </table:table-cell>
          <table:table-cell office:value-type="float" office:value="178" table:style-name="ce195">
            <text:p>178<text:s/></text:p>
          </table:table-cell>
          <table:table-cell office:value-type="float" office:value="197" table:style-name="ce195">
            <text:p>197<text:s/></text:p>
          </table:table-cell>
          <table:table-cell office:value-type="float" office:value="244" table:style-name="ce195">
            <text:p>244<text:s/></text:p>
          </table:table-cell>
          <table:table-cell office:value-type="float" office:value="218" table:style-name="ce195">
            <text:p>218<text:s/></text:p>
          </table:table-cell>
          <table:table-cell office:value-type="float" office:value="215" table:style-name="ce195">
            <text:p>215<text:s/></text:p>
          </table:table-cell>
          <table:table-cell office:value-type="float" office:value="263" table:style-name="ce195">
            <text:p>263<text:s/></text:p>
          </table:table-cell>
          <table:table-cell office:value-type="float" office:value="265" table:style-name="ce195">
            <text:p>265<text:s/></text:p>
          </table:table-cell>
          <table:table-cell office:value-type="float" office:value="261" table:style-name="ce195">
            <text:p>261<text:s/></text:p>
          </table:table-cell>
          <table:table-cell office:value-type="float" office:value="240" table:style-name="ce195">
            <text:p>240<text:s/></text:p>
          </table:table-cell>
          <table:table-cell office:value-type="float" office:value="217" table:style-name="ce195">
            <text:p>217<text:s/></text:p>
          </table:table-cell>
          <table:table-cell office:value-type="float" office:value="241" table:style-name="ce195">
            <text:p>241<text:s/></text:p>
          </table:table-cell>
          <table:table-cell office:value-type="float" office:value="184" table:style-name="ce195">
            <text:p>184<text:s/></text:p>
          </table:table-cell>
          <table:table-cell office:value-type="float" office:value="184" table:style-name="ce195">
            <text:p>184<text:s/></text:p>
          </table:table-cell>
          <table:table-cell office:value-type="float" office:value="202" table:style-name="ce195">
            <text:p>202<text:s/></text:p>
          </table:table-cell>
          <table:table-cell office:value-type="float" office:value="213" table:style-name="ce195">
            <text:p>213<text:s/></text:p>
          </table:table-cell>
          <table:table-cell office:value-type="float" office:value="183" table:style-name="ce195">
            <text:p>183<text:s/></text:p>
          </table:table-cell>
          <table:table-cell office:value-type="float" office:value="214" table:style-name="ce195">
            <text:p>214<text:s/></text:p>
          </table:table-cell>
          <table:table-cell office:value-type="float" office:value="211" table:style-name="ce195">
            <text:p>211<text:s/></text:p>
          </table:table-cell>
          <table:table-cell office:value-type="float" office:value="204" table:style-name="ce195">
            <text:p>204<text:s/></text:p>
          </table:table-cell>
          <table:table-cell office:value-type="float" office:value="225" table:style-name="ce195">
            <text:p>225<text:s/></text:p>
          </table:table-cell>
          <table:table-cell office:value-type="float" office:value="209" table:style-name="ce195">
            <text:p>209<text:s/></text:p>
          </table:table-cell>
          <table:table-cell office:value-type="float" office:value="171" table:style-name="ce195">
            <text:p>171<text:s/></text:p>
          </table:table-cell>
          <table:table-cell office:value-type="float" office:value="205" table:style-name="ce195">
            <text:p>205<text:s/></text:p>
          </table:table-cell>
          <table:table-cell office:value-type="float" office:value="198" table:style-name="ce195">
            <text:p>198<text:s/></text:p>
          </table:table-cell>
          <table:table-cell office:value-type="float" office:value="216" table:style-name="ce195">
            <text:p>216<text:s/></text:p>
          </table:table-cell>
          <table:table-cell office:value-type="float" office:value="210" table:style-name="ce195">
            <text:p>210<text:s/></text:p>
          </table:table-cell>
          <table:table-cell office:value-type="float" office:value="195" table:style-name="ce195">
            <text:p>195<text:s/></text:p>
          </table:table-cell>
          <table:table-cell office:value-type="float" office:value="221" table:style-name="ce195">
            <text:p>221<text:s/></text:p>
          </table:table-cell>
          <table:table-cell office:value-type="float" office:value="220" table:style-name="ce195">
            <text:p>220<text:s/></text:p>
          </table:table-cell>
          <table:table-cell office:value-type="float" office:value="226" table:style-name="ce195">
            <text:p>226<text:s/></text:p>
          </table:table-cell>
          <table:table-cell office:value-type="float" office:value="182" table:style-name="ce195">
            <text:p>182<text:s/></text:p>
          </table:table-cell>
          <table:table-cell office:value-type="float" office:value="203" table:style-name="ce195">
            <text:p>203<text:s/></text:p>
          </table:table-cell>
          <table:table-cell office:value-type="float" office:value="243" table:style-name="ce195">
            <text:p>243<text:s/></text:p>
          </table:table-cell>
          <table:table-cell office:value-type="float" office:value="252" table:style-name="ce195">
            <text:p>252<text:s/></text:p>
          </table:table-cell>
          <table:table-cell office:value-type="float" office:value="215" table:style-name="ce195">
            <text:p>215<text:s/></text:p>
          </table:table-cell>
          <table:table-cell office:value-type="float" office:value="233" table:style-name="ce195">
            <text:p>233<text:s/></text:p>
          </table:table-cell>
          <table:table-cell office:value-type="float" office:value="224" table:style-name="ce195">
            <text:p>224<text:s/></text:p>
          </table:table-cell>
          <table:table-cell office:value-type="float" office:value="212" table:style-name="ce195">
            <text:p>212<text:s/></text:p>
          </table:table-cell>
          <table:table-cell office:value-type="float" office:value="209" table:style-name="ce195">
            <text:p>209<text:s/></text:p>
          </table:table-cell>
          <table:table-cell office:value-type="float" office:value="251" table:style-name="ce195">
            <text:p>251<text:s/></text:p>
          </table:table-cell>
          <table:table-cell office:value-type="float" office:value="223" table:style-name="ce195">
            <text:p>223<text:s/></text:p>
          </table:table-cell>
          <table:table-cell office:value-type="float" office:value="194" table:style-name="ce195">
            <text:p>194<text:s/></text:p>
          </table:table-cell>
          <table:table-cell office:value-type="float" office:value="210" table:style-name="ce195">
            <text:p>210<text:s/></text:p>
          </table:table-cell>
          <table:table-cell office:value-type="float" office:value="183" table:style-name="ce195">
            <text:p>183<text:s/></text:p>
          </table:table-cell>
          <table:table-cell office:value-type="float" office:value="161" table:style-name="ce195">
            <text:p>161<text:s/></text:p>
          </table:table-cell>
          <table:table-cell office:value-type="float" office:value="152" table:style-name="ce195">
            <text:p>152<text:s/></text:p>
          </table:table-cell>
          <table:table-cell office:value-type="float" office:value="132" table:style-name="ce195">
            <text:p>132<text:s/></text:p>
          </table:table-cell>
          <table:table-cell office:value-type="float" office:value="107" table:style-name="ce195">
            <text:p>107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87" table:style-name="ce195">
            <text:p>87<text:s/></text:p>
          </table:table-cell>
          <table:table-cell office:value-type="float" office:value="86" table:style-name="ce195">
            <text:p>86<text:s/></text:p>
          </table:table-cell>
          <table:table-cell office:value-type="float" office:value="92" table:style-name="ce195">
            <text:p>92<text:s/></text:p>
          </table:table-cell>
          <table:table-cell office:value-type="float" office:value="70" table:style-name="ce195">
            <text:p>70<text:s/></text:p>
          </table:table-cell>
          <table:table-cell office:value-type="float" office:value="47" table:style-name="ce195">
            <text:p>47<text:s/></text:p>
          </table:table-cell>
          <table:table-cell office:value-type="float" office:value="38" table:style-name="ce195">
            <text:p>38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34" table:style-name="ce195">
            <text:p>34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34" table:style-name="ce195">
            <text:p>34<text:s/></text:p>
          </table:table-cell>
          <table:table-cell office:value-type="float" office:value="44" table:style-name="ce195">
            <text:p>44<text:s/></text:p>
          </table:table-cell>
          <table:table-cell office:value-type="float" office:value="33" table:style-name="ce195">
            <text:p>33<text:s/></text:p>
          </table:table-cell>
          <table:table-cell office:value-type="float" office:value="31" table:style-name="ce195">
            <text:p>31<text:s/></text:p>
          </table:table-cell>
          <table:table-cell office:value-type="float" office:value="23" table:style-name="ce195">
            <text:p>23<text:s/></text:p>
          </table:table-cell>
          <table:table-cell office:value-type="float" office:value="27" table:style-name="ce195">
            <text:p>27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13" table:style-name="ce195">
            <text:p>13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13" table:style-name="ce195">
            <text:p>13<text:s/></text:p>
          </table:table-cell>
          <table:table-cell office:value-type="float" office:value="9" table:style-name="ce195">
            <text:p>9<text:s/></text:p>
          </table:table-cell>
          <table:table-cell office:value-type="float" office:value="11" table:style-name="ce195">
            <text:p>11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9" table:style-name="ce195">
            <text:p>9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8" table:style-name="ce195">
            <text:p>8<text:s/></text:p>
          </table:table-cell>
          <table:table-cell office:value-type="float" office:value="6" table:style-name="ce195">
            <text:p>6<text:s/></text:p>
          </table:table-cell>
          <table:table-cell office:value-type="float" office:value="2" table:style-name="ce195">
            <text:p>2<text:s/></text:p>
          </table:table-cell>
          <table:table-cell office:value-type="float" office:value="6" table:style-name="ce195">
            <text:p>6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連江縣</text:p>
          </table:table-cell>
          <table:table-cell office:value-type="string" table:style-name="ce195">
            <text:p>男</text:p>
          </table:table-cell>
          <table:table-cell office:value-type="float" office:value="7493" table:style-name="ce195">
            <text:p>7493<text:s/></text:p>
          </table:table-cell>
          <table:table-cell office:value-type="float" office:value="782" table:style-name="ce195">
            <text:p>782<text:s/></text:p>
          </table:table-cell>
          <table:table-cell office:value-type="float" office:value="6049" table:style-name="ce195">
            <text:p>6049<text:s/></text:p>
          </table:table-cell>
          <table:table-cell office:value-type="float" office:value="922" table:style-name="ce195">
            <text:p>922<text:s/></text:p>
          </table:table-cell>
          <table:table-cell office:value-type="float" office:value="3735" table:style-name="ce195">
            <text:p>3735<text:s/></text:p>
          </table:table-cell>
          <table:table-cell office:value-type="float" office:value="6663" table:style-name="ce195">
            <text:p>6663<text:s/></text:p>
          </table:table-cell>
          <table:table-cell office:value-type="float" office:value="55" table:style-name="ce195">
            <text:p>55<text:s/></text:p>
          </table:table-cell>
          <table:table-cell office:value-type="float" office:value="71" table:style-name="ce195">
            <text:p>71<text:s/></text:p>
          </table:table-cell>
          <table:table-cell office:value-type="float" office:value="68" table:style-name="ce195">
            <text:p>68<text:s/></text:p>
          </table:table-cell>
          <table:table-cell office:value-type="float" office:value="55" table:style-name="ce195">
            <text:p>55<text:s/></text:p>
          </table:table-cell>
          <table:table-cell office:value-type="float" office:value="60" table:style-name="ce195">
            <text:p>60<text:s/></text:p>
          </table:table-cell>
          <table:table-cell office:value-type="float" office:value="56" table:style-name="ce195">
            <text:p>56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54" table:style-name="ce195">
            <text:p>54<text:s/></text:p>
          </table:table-cell>
          <table:table-cell office:value-type="float" office:value="46" table:style-name="ce195">
            <text:p>46<text:s/></text:p>
          </table:table-cell>
          <table:table-cell office:value-type="float" office:value="49" table:style-name="ce195">
            <text:p>49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53" table:style-name="ce195">
            <text:p>53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43" table:style-name="ce195">
            <text:p>43<text:s/></text:p>
          </table:table-cell>
          <table:table-cell office:value-type="float" office:value="61" table:style-name="ce195">
            <text:p>61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49" table:style-name="ce195">
            <text:p>49<text:s/></text:p>
          </table:table-cell>
          <table:table-cell office:value-type="float" office:value="73" table:style-name="ce195">
            <text:p>73<text:s/></text:p>
          </table:table-cell>
          <table:table-cell office:value-type="float" office:value="84" table:style-name="ce195">
            <text:p>84<text:s/></text:p>
          </table:table-cell>
          <table:table-cell office:value-type="float" office:value="111" table:style-name="ce195">
            <text:p>111<text:s/></text:p>
          </table:table-cell>
          <table:table-cell office:value-type="float" office:value="125" table:style-name="ce195">
            <text:p>125<text:s/></text:p>
          </table:table-cell>
          <table:table-cell office:value-type="float" office:value="115" table:style-name="ce195">
            <text:p>115<text:s/></text:p>
          </table:table-cell>
          <table:table-cell office:value-type="float" office:value="109" table:style-name="ce195">
            <text:p>109<text:s/></text:p>
          </table:table-cell>
          <table:table-cell office:value-type="float" office:value="151" table:style-name="ce195">
            <text:p>151<text:s/></text:p>
          </table:table-cell>
          <table:table-cell office:value-type="float" office:value="122" table:style-name="ce195">
            <text:p>122<text:s/></text:p>
          </table:table-cell>
          <table:table-cell office:value-type="float" office:value="117" table:style-name="ce195">
            <text:p>117<text:s/></text:p>
          </table:table-cell>
          <table:table-cell office:value-type="float" office:value="154" table:style-name="ce195">
            <text:p>154<text:s/></text:p>
          </table:table-cell>
          <table:table-cell office:value-type="float" office:value="170" table:style-name="ce195">
            <text:p>170<text:s/></text:p>
          </table:table-cell>
          <table:table-cell office:value-type="float" office:value="162" table:style-name="ce195">
            <text:p>162<text:s/></text:p>
          </table:table-cell>
          <table:table-cell office:value-type="float" office:value="140" table:style-name="ce195">
            <text:p>140<text:s/></text:p>
          </table:table-cell>
          <table:table-cell office:value-type="float" office:value="126" table:style-name="ce195">
            <text:p>126<text:s/></text:p>
          </table:table-cell>
          <table:table-cell office:value-type="float" office:value="138" table:style-name="ce195">
            <text:p>138<text:s/></text:p>
          </table:table-cell>
          <table:table-cell office:value-type="float" office:value="109" table:style-name="ce195">
            <text:p>109<text:s/></text:p>
          </table:table-cell>
          <table:table-cell office:value-type="float" office:value="106" table:style-name="ce195">
            <text:p>106<text:s/></text:p>
          </table:table-cell>
          <table:table-cell office:value-type="float" office:value="121" table:style-name="ce195">
            <text:p>121<text:s/></text:p>
          </table:table-cell>
          <table:table-cell office:value-type="float" office:value="112" table:style-name="ce195">
            <text:p>112<text:s/></text:p>
          </table:table-cell>
          <table:table-cell office:value-type="float" office:value="115" table:style-name="ce195">
            <text:p>115<text:s/></text:p>
          </table:table-cell>
          <table:table-cell office:value-type="float" office:value="117" table:style-name="ce195">
            <text:p>117<text:s/></text:p>
          </table:table-cell>
          <table:table-cell office:value-type="float" office:value="135" table:style-name="ce195">
            <text:p>135<text:s/></text:p>
          </table:table-cell>
          <table:table-cell office:value-type="float" office:value="106" table:style-name="ce195">
            <text:p>106<text:s/></text:p>
          </table:table-cell>
          <table:table-cell office:value-type="float" office:value="137" table:style-name="ce195">
            <text:p>137<text:s/></text:p>
          </table:table-cell>
          <table:table-cell office:value-type="float" office:value="115" table:style-name="ce195">
            <text:p>115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119" table:style-name="ce195">
            <text:p>119<text:s/></text:p>
          </table:table-cell>
          <table:table-cell office:value-type="float" office:value="118" table:style-name="ce195">
            <text:p>118<text:s/></text:p>
          </table:table-cell>
          <table:table-cell office:value-type="float" office:value="128" table:style-name="ce195">
            <text:p>128<text:s/></text:p>
          </table:table-cell>
          <table:table-cell office:value-type="float" office:value="117" table:style-name="ce195">
            <text:p>117<text:s/></text:p>
          </table:table-cell>
          <table:table-cell office:value-type="float" office:value="117" table:style-name="ce195">
            <text:p>117<text:s/></text:p>
          </table:table-cell>
          <table:table-cell office:value-type="float" office:value="132" table:style-name="ce195">
            <text:p>132<text:s/></text:p>
          </table:table-cell>
          <table:table-cell office:value-type="float" office:value="137" table:style-name="ce195">
            <text:p>137<text:s/></text:p>
          </table:table-cell>
          <table:table-cell office:value-type="float" office:value="132" table:style-name="ce195">
            <text:p>132<text:s/></text:p>
          </table:table-cell>
          <table:table-cell office:value-type="float" office:value="116" table:style-name="ce195">
            <text:p>116<text:s/></text:p>
          </table:table-cell>
          <table:table-cell office:value-type="float" office:value="126" table:style-name="ce195">
            <text:p>126<text:s/></text:p>
          </table:table-cell>
          <table:table-cell office:value-type="float" office:value="152" table:style-name="ce195">
            <text:p>152<text:s/></text:p>
          </table:table-cell>
          <table:table-cell office:value-type="float" office:value="151" table:style-name="ce195">
            <text:p>151<text:s/></text:p>
          </table:table-cell>
          <table:table-cell office:value-type="float" office:value="128" table:style-name="ce195">
            <text:p>128<text:s/></text:p>
          </table:table-cell>
          <table:table-cell office:value-type="float" office:value="147" table:style-name="ce195">
            <text:p>147<text:s/></text:p>
          </table:table-cell>
          <table:table-cell office:value-type="float" office:value="129" table:style-name="ce195">
            <text:p>129<text:s/></text:p>
          </table:table-cell>
          <table:table-cell office:value-type="float" office:value="121" table:style-name="ce195">
            <text:p>121<text:s/></text:p>
          </table:table-cell>
          <table:table-cell office:value-type="float" office:value="131" table:style-name="ce195">
            <text:p>131<text:s/></text:p>
          </table:table-cell>
          <table:table-cell office:value-type="float" office:value="153" table:style-name="ce195">
            <text:p>153<text:s/></text:p>
          </table:table-cell>
          <table:table-cell office:value-type="float" office:value="143" table:style-name="ce195">
            <text:p>143<text:s/></text:p>
          </table:table-cell>
          <table:table-cell office:value-type="float" office:value="112" table:style-name="ce195">
            <text:p>112<text:s/></text:p>
          </table:table-cell>
          <table:table-cell office:value-type="float" office:value="128" table:style-name="ce195">
            <text:p>128<text:s/></text:p>
          </table:table-cell>
          <table:table-cell office:value-type="float" office:value="99" table:style-name="ce195">
            <text:p>99<text:s/></text:p>
          </table:table-cell>
          <table:table-cell office:value-type="float" office:value="99" table:style-name="ce195">
            <text:p>99<text:s/></text:p>
          </table:table-cell>
          <table:table-cell office:value-type="float" office:value="93" table:style-name="ce195">
            <text:p>93<text:s/></text:p>
          </table:table-cell>
          <table:table-cell office:value-type="float" office:value="77" table:style-name="ce195">
            <text:p>77<text:s/></text:p>
          </table:table-cell>
          <table:table-cell office:value-type="float" office:value="62" table:style-name="ce195">
            <text:p>62<text:s/></text:p>
          </table:table-cell>
          <table:table-cell office:value-type="float" office:value="58" table:style-name="ce195">
            <text:p>58<text:s/></text:p>
          </table:table-cell>
          <table:table-cell office:value-type="float" office:value="47" table:style-name="ce195">
            <text:p>47<text:s/></text:p>
          </table:table-cell>
          <table:table-cell office:value-type="float" office:value="42" table:style-name="ce195">
            <text:p>42<text:s/></text:p>
          </table:table-cell>
          <table:table-cell office:value-type="float" office:value="45" table:style-name="ce195">
            <text:p>45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25" table:style-name="ce195">
            <text:p>25<text:s/></text:p>
          </table:table-cell>
          <table:table-cell office:value-type="float" office:value="13" table:style-name="ce195">
            <text:p>13<text:s/></text:p>
          </table:table-cell>
          <table:table-cell office:value-type="float" office:value="21" table:style-name="ce195">
            <text:p>21<text:s/></text:p>
          </table:table-cell>
          <table:table-cell office:value-type="float" office:value="15" table:style-name="ce195">
            <text:p>15<text:s/></text:p>
          </table:table-cell>
          <table:table-cell office:value-type="float" office:value="23" table:style-name="ce195">
            <text:p>23<text:s/></text:p>
          </table:table-cell>
          <table:table-cell office:value-type="float" office:value="20" table:style-name="ce195">
            <text:p>20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15" table:style-name="ce195">
            <text:p>15<text:s/></text:p>
          </table:table-cell>
          <table:table-cell office:value-type="float" office:value="11" table:style-name="ce195">
            <text:p>11<text:s/></text:p>
          </table:table-cell>
          <table:table-cell office:value-type="float" office:value="9" table:style-name="ce195">
            <text:p>9<text:s/></text:p>
          </table:table-cell>
          <table:table-cell office:value-type="float" office:value="7" table:style-name="ce195">
            <text:p>7<text:s/></text:p>
          </table:table-cell>
          <table:table-cell office:value-type="float" office:value="5" table:style-name="ce195">
            <text:p>5<text:s/></text:p>
          </table:table-cell>
          <table:table-cell office:value-type="float" office:value="5" table:style-name="ce195">
            <text:p>5<text:s/></text:p>
          </table:table-cell>
          <table:table-cell office:value-type="float" office:value="3" table:style-name="ce195">
            <text:p>3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3" table:style-name="ce195">
            <text:p>3<text:s/></text:p>
          </table:table-cell>
          <table:table-cell office:value-type="float" office:value="6" table:style-name="ce195">
            <text:p>6<text:s/></text:p>
          </table:table-cell>
          <table:table-cell office:value-type="float" office:value="1" table:style-name="ce195">
            <text:p>1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2" table:style-name="ce195">
            <text:p>2<text:s/></text:p>
          </table:table-cell>
          <table:table-cell office:value-type="float" office:value="0" table:style-name="ce195">
            <text:p>0<text:s/></text:p>
          </table:table-cell>
          <table:table-cell office:value-type="float" office:value="2" table:style-name="ce195">
            <text:p>2<text:s/></text:p>
          </table:table-cell>
          <table:table-cell office:value-type="float" office:value="1" table:style-name="ce195">
            <text:p>1<text:s/></text:p>
          </table:table-cell>
          <table:table-cell office:value-type="float" office:value="3" table:style-name="ce195">
            <text:p>3<text:s/></text:p>
          </table:table-cell>
          <table:table-cell table:number-columns-repeated="16248"/>
        </table:table-row>
        <table:table-row table:style-name="ro11">
          <table:table-cell table:number-columns-repeated="27"/>
          <table:table-cell office:value-type="string" table:style-name="ce195">
            <text:p>連江縣</text:p>
          </table:table-cell>
          <table:table-cell office:value-type="string" table:style-name="ce195">
            <text:p>女</text:p>
          </table:table-cell>
          <table:table-cell office:value-type="float" office:value="5602" table:style-name="ce195">
            <text:p>5602<text:s/></text:p>
          </table:table-cell>
          <table:table-cell office:value-type="float" office:value="688" table:style-name="ce195">
            <text:p>688<text:s/></text:p>
          </table:table-cell>
          <table:table-cell office:value-type="float" office:value="4168" table:style-name="ce195">
            <text:p>4168<text:s/></text:p>
          </table:table-cell>
          <table:table-cell office:value-type="float" office:value="794" table:style-name="ce195">
            <text:p>794<text:s/></text:p>
          </table:table-cell>
          <table:table-cell office:value-type="float" office:value="2650" table:style-name="ce195">
            <text:p>2650<text:s/></text:p>
          </table:table-cell>
          <table:table-cell office:value-type="float" office:value="4735" table:style-name="ce195">
            <text:p>4735<text:s/></text:p>
          </table:table-cell>
          <table:table-cell office:value-type="float" office:value="43" table:style-name="ce195">
            <text:p>43<text:s/></text:p>
          </table:table-cell>
          <table:table-cell office:value-type="float" office:value="66" table:style-name="ce195">
            <text:p>66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50" table:style-name="ce195">
            <text:p>50<text:s/></text:p>
          </table:table-cell>
          <table:table-cell office:value-type="float" office:value="51" table:style-name="ce195">
            <text:p>51<text:s/></text:p>
          </table:table-cell>
          <table:table-cell office:value-type="float" office:value="35" table:style-name="ce195">
            <text:p>35<text:s/></text:p>
          </table:table-cell>
          <table:table-cell office:value-type="float" office:value="55" table:style-name="ce195">
            <text:p>55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43" table:style-name="ce195">
            <text:p>43<text:s/></text:p>
          </table:table-cell>
          <table:table-cell office:value-type="float" office:value="54" table:style-name="ce195">
            <text:p>54<text:s/></text:p>
          </table:table-cell>
          <table:table-cell office:value-type="float" office:value="35" table:style-name="ce195">
            <text:p>35<text:s/></text:p>
          </table:table-cell>
          <table:table-cell office:value-type="float" office:value="37" table:style-name="ce195">
            <text:p>37<text:s/></text:p>
          </table:table-cell>
          <table:table-cell office:value-type="float" office:value="39" table:style-name="ce195">
            <text:p>39<text:s/></text:p>
          </table:table-cell>
          <table:table-cell office:value-type="float" office:value="45" table:style-name="ce195">
            <text:p>45<text:s/></text:p>
          </table:table-cell>
          <table:table-cell office:value-type="float" office:value="44" table:style-name="ce195">
            <text:p>44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38" table:style-name="ce195">
            <text:p>38<text:s/></text:p>
          </table:table-cell>
          <table:table-cell office:value-type="float" office:value="41" table:style-name="ce195">
            <text:p>41<text:s/></text:p>
          </table:table-cell>
          <table:table-cell office:value-type="float" office:value="53" table:style-name="ce195">
            <text:p>53<text:s/></text:p>
          </table:table-cell>
          <table:table-cell office:value-type="float" office:value="54" table:style-name="ce195">
            <text:p>54<text:s/></text:p>
          </table:table-cell>
          <table:table-cell office:value-type="float" office:value="83" table:style-name="ce195">
            <text:p>83<text:s/></text:p>
          </table:table-cell>
          <table:table-cell office:value-type="float" office:value="82" table:style-name="ce195">
            <text:p>82<text:s/></text:p>
          </table:table-cell>
          <table:table-cell office:value-type="float" office:value="63" table:style-name="ce195">
            <text:p>63<text:s/></text:p>
          </table:table-cell>
          <table:table-cell office:value-type="float" office:value="88" table:style-name="ce195">
            <text:p>88<text:s/></text:p>
          </table:table-cell>
          <table:table-cell office:value-type="float" office:value="93" table:style-name="ce195">
            <text:p>93<text:s/></text:p>
          </table:table-cell>
          <table:table-cell office:value-type="float" office:value="96" table:style-name="ce195">
            <text:p>96<text:s/></text:p>
          </table:table-cell>
          <table:table-cell office:value-type="float" office:value="98" table:style-name="ce195">
            <text:p>98<text:s/></text:p>
          </table:table-cell>
          <table:table-cell office:value-type="float" office:value="109" table:style-name="ce195">
            <text:p>109<text:s/></text:p>
          </table:table-cell>
          <table:table-cell office:value-type="float" office:value="95" table:style-name="ce195">
            <text:p>95<text:s/></text:p>
          </table:table-cell>
          <table:table-cell office:value-type="float" office:value="99" table:style-name="ce195">
            <text:p>99<text:s/></text:p>
          </table:table-cell>
          <table:table-cell office:value-type="float" office:value="100" table:style-name="ce195">
            <text:p>100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103" table:style-name="ce195">
            <text:p>103<text:s/></text:p>
          </table:table-cell>
          <table:table-cell office:value-type="float" office:value="75" table:style-name="ce195">
            <text:p>75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81" table:style-name="ce195">
            <text:p>81<text:s/></text:p>
          </table:table-cell>
          <table:table-cell office:value-type="float" office:value="101" table:style-name="ce195">
            <text:p>101<text:s/></text:p>
          </table:table-cell>
          <table:table-cell office:value-type="float" office:value="68" table:style-name="ce195">
            <text:p>68<text:s/></text:p>
          </table:table-cell>
          <table:table-cell office:value-type="float" office:value="97" table:style-name="ce195">
            <text:p>97<text:s/></text:p>
          </table:table-cell>
          <table:table-cell office:value-type="float" office:value="76" table:style-name="ce195">
            <text:p>76<text:s/></text:p>
          </table:table-cell>
          <table:table-cell office:value-type="float" office:value="98" table:style-name="ce195">
            <text:p>98<text:s/></text:p>
          </table:table-cell>
          <table:table-cell office:value-type="float" office:value="88" table:style-name="ce195">
            <text:p>88<text:s/></text:p>
          </table:table-cell>
          <table:table-cell office:value-type="float" office:value="94" table:style-name="ce195">
            <text:p>94<text:s/></text:p>
          </table:table-cell>
          <table:table-cell office:value-type="float" office:value="80" table:style-name="ce195">
            <text:p>80<text:s/></text:p>
          </table:table-cell>
          <table:table-cell office:value-type="float" office:value="86" table:style-name="ce195">
            <text:p>86<text:s/></text:p>
          </table:table-cell>
          <table:table-cell office:value-type="float" office:value="80" table:style-name="ce195">
            <text:p>80<text:s/></text:p>
          </table:table-cell>
          <table:table-cell office:value-type="float" office:value="88" table:style-name="ce195">
            <text:p>88<text:s/></text:p>
          </table:table-cell>
          <table:table-cell office:value-type="float" office:value="93" table:style-name="ce195">
            <text:p>93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89" table:style-name="ce195">
            <text:p>89<text:s/></text:p>
          </table:table-cell>
          <table:table-cell office:value-type="float" office:value="83" table:style-name="ce195">
            <text:p>83<text:s/></text:p>
          </table:table-cell>
          <table:table-cell office:value-type="float" office:value="94" table:style-name="ce195">
            <text:p>94<text:s/></text:p>
          </table:table-cell>
          <table:table-cell office:value-type="float" office:value="66" table:style-name="ce195">
            <text:p>66<text:s/></text:p>
          </table:table-cell>
          <table:table-cell office:value-type="float" office:value="77" table:style-name="ce195">
            <text:p>77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101" table:style-name="ce195">
            <text:p>101<text:s/></text:p>
          </table:table-cell>
          <table:table-cell office:value-type="float" office:value="87" table:style-name="ce195">
            <text:p>87<text:s/></text:p>
          </table:table-cell>
          <table:table-cell office:value-type="float" office:value="86" table:style-name="ce195">
            <text:p>86<text:s/></text:p>
          </table:table-cell>
          <table:table-cell office:value-type="float" office:value="95" table:style-name="ce195">
            <text:p>95<text:s/></text:p>
          </table:table-cell>
          <table:table-cell office:value-type="float" office:value="91" table:style-name="ce195">
            <text:p>91<text:s/></text:p>
          </table:table-cell>
          <table:table-cell office:value-type="float" office:value="78" table:style-name="ce195">
            <text:p>78<text:s/></text:p>
          </table:table-cell>
          <table:table-cell office:value-type="float" office:value="98" table:style-name="ce195">
            <text:p>98<text:s/></text:p>
          </table:table-cell>
          <table:table-cell office:value-type="float" office:value="80" table:style-name="ce195">
            <text:p>80<text:s/></text:p>
          </table:table-cell>
          <table:table-cell office:value-type="float" office:value="82" table:style-name="ce195">
            <text:p>82<text:s/></text:p>
          </table:table-cell>
          <table:table-cell office:value-type="float" office:value="82" table:style-name="ce195">
            <text:p>82<text:s/></text:p>
          </table:table-cell>
          <table:table-cell office:value-type="float" office:value="84" table:style-name="ce195">
            <text:p>84<text:s/></text:p>
          </table:table-cell>
          <table:table-cell office:value-type="float" office:value="62" table:style-name="ce195">
            <text:p>62<text:s/></text:p>
          </table:table-cell>
          <table:table-cell office:value-type="float" office:value="59" table:style-name="ce195">
            <text:p>59<text:s/></text:p>
          </table:table-cell>
          <table:table-cell office:value-type="float" office:value="55" table:style-name="ce195">
            <text:p>55<text:s/></text:p>
          </table:table-cell>
          <table:table-cell office:value-type="float" office:value="45" table:style-name="ce195">
            <text:p>45<text:s/></text:p>
          </table:table-cell>
          <table:table-cell office:value-type="float" office:value="33" table:style-name="ce195">
            <text:p>33<text:s/></text:p>
          </table:table-cell>
          <table:table-cell office:value-type="float" office:value="40" table:style-name="ce195">
            <text:p>40<text:s/></text:p>
          </table:table-cell>
          <table:table-cell office:value-type="float" office:value="44" table:style-name="ce195">
            <text:p>44<text:s/></text:p>
          </table:table-cell>
          <table:table-cell office:value-type="float" office:value="47" table:style-name="ce195">
            <text:p>47<text:s/></text:p>
          </table:table-cell>
          <table:table-cell office:value-type="float" office:value="30" table:style-name="ce195">
            <text:p>30<text:s/></text:p>
          </table:table-cell>
          <table:table-cell office:value-type="float" office:value="23" table:style-name="ce195">
            <text:p>23<text:s/></text:p>
          </table:table-cell>
          <table:table-cell office:value-type="float" office:value="14" table:style-name="ce195">
            <text:p>14<text:s/></text:p>
          </table:table-cell>
          <table:table-cell office:value-type="float" office:value="15" table:style-name="ce195">
            <text:p>15<text:s/></text:p>
          </table:table-cell>
          <table:table-cell office:value-type="float" office:value="21" table:style-name="ce195">
            <text:p>21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9" table:style-name="ce195">
            <text:p>9<text:s/></text:p>
          </table:table-cell>
          <table:table-cell office:value-type="float" office:value="11" table:style-name="ce195">
            <text:p>11<text:s/></text:p>
          </table:table-cell>
          <table:table-cell office:value-type="float" office:value="24" table:style-name="ce195">
            <text:p>24<text:s/></text:p>
          </table:table-cell>
          <table:table-cell office:value-type="float" office:value="19" table:style-name="ce195">
            <text:p>19<text:s/></text:p>
          </table:table-cell>
          <table:table-cell office:value-type="float" office:value="16" table:style-name="ce195">
            <text:p>16<text:s/></text:p>
          </table:table-cell>
          <table:table-cell office:value-type="float" office:value="12" table:style-name="ce195">
            <text:p>12<text:s/></text:p>
          </table:table-cell>
          <table:table-cell office:value-type="float" office:value="18" table:style-name="ce195">
            <text:p>18<text:s/></text:p>
          </table:table-cell>
          <table:table-cell office:value-type="float" office:value="17" table:style-name="ce195">
            <text:p>17<text:s/></text:p>
          </table:table-cell>
          <table:table-cell office:value-type="float" office:value="13" table:style-name="ce195">
            <text:p>13<text:s/></text:p>
          </table:table-cell>
          <table:table-cell office:value-type="float" office:value="8" table:style-name="ce195">
            <text:p>8<text:s/></text:p>
          </table:table-cell>
          <table:table-cell office:value-type="float" office:value="11" table:style-name="ce195">
            <text:p>11<text:s/></text:p>
          </table:table-cell>
          <table:table-cell office:value-type="float" office:value="9" table:style-name="ce195">
            <text:p>9<text:s/></text:p>
          </table:table-cell>
          <table:table-cell office:value-type="float" office:value="6" table:style-name="ce195">
            <text:p>6<text:s/></text:p>
          </table:table-cell>
          <table:table-cell office:value-type="float" office:value="5" table:style-name="ce195">
            <text:p>5<text:s/></text:p>
          </table:table-cell>
          <table:table-cell office:value-type="float" office:value="3" table:style-name="ce195">
            <text:p>3<text:s/></text:p>
          </table:table-cell>
          <table:table-cell office:value-type="float" office:value="5" table:style-name="ce195">
            <text:p>5<text:s/></text:p>
          </table:table-cell>
          <table:table-cell office:value-type="float" office:value="2" table:style-name="ce195">
            <text:p>2<text:s/></text:p>
          </table:table-cell>
          <table:table-cell office:value-type="float" office:value="8" table:style-name="ce195">
            <text:p>8<text:s/></text:p>
          </table:table-cell>
          <table:table-cell office:value-type="float" office:value="4" table:style-name="ce195">
            <text:p>4<text:s/></text:p>
          </table:table-cell>
          <table:table-cell office:value-type="float" office:value="1" table:style-name="ce195">
            <text:p>1<text:s/></text:p>
          </table:table-cell>
          <table:table-cell office:value-type="float" office:value="3" table:style-name="ce195">
            <text:p>3<text:s/></text:p>
          </table:table-cell>
          <table:table-cell table:number-columns-repeated="16248"/>
        </table:table-row>
        <table:table-row table:number-rows-repeated="1048496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"/>
        <table:table-row table:style-name="ro23">
          <table:table-cell table:style-name="ce1">
            <draw:frame draw:z-index="1" draw:id="id0" draw:style-name="a0" draw:name="Object 1" svg:x="0.19792in" svg:y="0.19792in" svg:width="6.82292in" svg:height="9.9895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1">
            <draw:frame draw:z-index="2" draw:id="id1" draw:style-name="a1" draw:name="Object 2" svg:x="0.19792in" svg:y="0.10417in" svg:width="6.72917in" svg:height="9.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3"/>
          <table:table-cell table:number-columns-repeated="16372"/>
        </table:table-row>
        <table:table-row table:style-name="ro30">
          <table:table-cell table:number-columns-repeated="11"/>
          <table:table-cell table:style-name="ce214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04/上網各月速報公式(4月)最終版.xls'#說明" table:style-name="ta5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5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5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5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5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5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5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5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5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5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5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5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5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5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5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5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5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5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5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  <table:database-ranges>
        <table:database-range table:target-range-address="01-年齡結構.AB5:01-年齡結構.EF8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07:32Z</meta:creation-date>
    <dc:date>2021-05-05T08:13:19Z</dc:date>
  </office:meta>
</office:document-meta>
</file>